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082.04pt" svg:height="611.57pt" svg:x="159.93pt" svg:y="3.6pt">
            <loext:p draw:notify-on-update-of-ranges="data.A15:data.A15 data.A16:data.A2048 data.C15:data.C15 data.C16:data.C20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(tim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15" calcext:value-type="float">
            <text:p>0.000000015</text:p>
          </table:table-cell>
          <table:table-cell table:formula="of:=LOG([.B2];10)" office:value-type="float" office:value="-7.82390874094432" calcext:value-type="float">
            <text:p>-7.8239087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33333" calcext:value-type="float">
            <text:p>5.33333E-09</text:p>
          </table:table-cell>
          <table:table-cell table:formula="of:=LOG([.B3];10)" office:value-type="float" office:value="-8.27300154349787" calcext:value-type="float">
            <text:p>-8.2730015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275" calcext:value-type="float">
            <text:p>2.75E-09</text:p>
          </table:table-cell>
          <table:table-cell table:formula="of:=LOG([.B4];10)" office:value-type="float" office:value="-8.56066730616974" calcext:value-type="float">
            <text:p>-8.5606673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0255" calcext:value-type="float">
            <text:p>2.55E-09</text:p>
          </table:table-cell>
          <table:table-cell table:formula="of:=LOG([.B5];10)" office:value-type="float" office:value="-8.59345981956604" calcext:value-type="float">
            <text:p>-8.5934598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0166667" calcext:value-type="float">
            <text:p>1.66667E-09</text:p>
          </table:table-cell>
          <table:table-cell table:formula="of:=LOG([.B6];10)" office:value-type="float" office:value="-8.77815038179555" calcext:value-type="float">
            <text:p>-8.7781503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0140476" calcext:value-type="float">
            <text:p>1.40476E-09</text:p>
          </table:table-cell>
          <table:table-cell table:formula="of:=LOG([.B7];10)" office:value-type="float" office:value="-8.85239786763003" calcext:value-type="float">
            <text:p>-8.8523978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107143" calcext:value-type="float">
            <text:p>1.07143E-09</text:p>
          </table:table-cell>
          <table:table-cell table:formula="of:=LOG([.B8];10)" office:value-type="float" office:value="-8.97003619756363" calcext:value-type="float">
            <text:p>-8.9700361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00888889" calcext:value-type="float">
            <text:p>8.88889E-10</text:p>
          </table:table-cell>
          <table:table-cell table:formula="of:=LOG([.B9];10)" office:value-type="float" office:value="-9.05115246816057" calcext:value-type="float">
            <text:p>-9.0511524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00833333" calcext:value-type="float">
            <text:p>8.33333E-10</text:p>
          </table:table-cell>
          <table:table-cell table:formula="of:=LOG([.B10];10)" office:value-type="float" office:value="-9.07918141976545" calcext:value-type="float">
            <text:p>-9.0791814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00781818" calcext:value-type="float">
            <text:p>7.81818E-10</text:p>
          </table:table-cell>
          <table:table-cell table:formula="of:=LOG([.B11];10)" office:value-type="float" office:value="-9.10689433491338" calcext:value-type="float">
            <text:p>-9.1068943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00712121" calcext:value-type="float">
            <text:p>7.12121E-10</text:p>
          </table:table-cell>
          <table:table-cell table:formula="of:=LOG([.B12];10)" office:value-type="float" office:value="-9.14744620697048" calcext:value-type="float">
            <text:p>-9.147446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00653846" calcext:value-type="float">
            <text:p>6.53846E-10</text:p>
          </table:table-cell>
          <table:table-cell table:formula="of:=LOG([.B13];10)" office:value-type="float" office:value="-9.18452452877949" calcext:value-type="float">
            <text:p>-9.1845245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00851648" calcext:value-type="float">
            <text:p>8.51648E-10</text:p>
          </table:table-cell>
          <table:table-cell table:formula="of:=LOG([.B14];10)" office:value-type="float" office:value="-9.06973986913641" calcext:value-type="float">
            <text:p>-9.0697398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00638095" calcext:value-type="float">
            <text:p>6.38095E-10</text:p>
          </table:table-cell>
          <table:table-cell table:formula="of:=LOG([.B15];10)" office:value-type="float" office:value="-9.19511465841932" calcext:value-type="float">
            <text:p>-9.1951146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00608333" calcext:value-type="float">
            <text:p>6.08333E-10</text:p>
          </table:table-cell>
          <table:table-cell table:formula="of:=LOG([.B16];10)" office:value-type="float" office:value="-9.21585862389681" calcext:value-type="float">
            <text:p>-9.21585862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00584559" calcext:value-type="float">
            <text:p>5.84559E-10</text:p>
          </table:table-cell>
          <table:table-cell table:formula="of:=LOG([.B17];10)" office:value-type="float" office:value="-9.233171648606" calcext:value-type="float">
            <text:p>-9.23317164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000591503" calcext:value-type="float">
            <text:p>5.91503E-10</text:p>
          </table:table-cell>
          <table:table-cell table:formula="of:=LOG([.B18];10)" office:value-type="float" office:value="-9.22804304836464" calcext:value-type="float">
            <text:p>-9.22804304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00576023" calcext:value-type="float">
            <text:p>5.76023E-10</text:p>
          </table:table-cell>
          <table:table-cell table:formula="of:=LOG([.B19];10)" office:value-type="float" office:value="-9.23956017530307" calcext:value-type="float">
            <text:p>-9.23956017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000557895" calcext:value-type="float">
            <text:p>5.57895E-10</text:p>
          </table:table-cell>
          <table:table-cell table:formula="of:=LOG([.B20];10)" office:value-type="float" office:value="-9.25344753083222" calcext:value-type="float">
            <text:p>-9.2534475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00564286" calcext:value-type="float">
            <text:p>5.64286E-10</text:p>
          </table:table-cell>
          <table:table-cell table:formula="of:=LOG([.B21];10)" office:value-type="float" office:value="-9.24850072449191" calcext:value-type="float">
            <text:p>-9.24850072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000556277" calcext:value-type="float">
            <text:p>5.56277E-10</text:p>
          </table:table-cell>
          <table:table-cell table:formula="of:=LOG([.B22];10)" office:value-type="float" office:value="-9.25470889616124" calcext:value-type="float">
            <text:p>-9.2547088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0055336" calcext:value-type="float">
            <text:p>5.5336E-10</text:p>
          </table:table-cell>
          <table:table-cell table:formula="of:=LOG([.B23];10)" office:value-type="float" office:value="-9.25699223732937" calcext:value-type="float">
            <text:p>-9.25699223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0053442" calcext:value-type="float">
            <text:p>5.3442E-10</text:p>
          </table:table-cell>
          <table:table-cell table:formula="of:=LOG([.B24];10)" office:value-type="float" office:value="-9.27211729730065" calcext:value-type="float">
            <text:p>-9.2721172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000531667" calcext:value-type="float">
            <text:p>5.31667E-10</text:p>
          </table:table-cell>
          <table:table-cell table:formula="of:=LOG([.B25];10)" office:value-type="float" office:value="-9.27436029504161" calcext:value-type="float">
            <text:p>-9.2743602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00533846" calcext:value-type="float">
            <text:p>5.33846E-10</text:p>
          </table:table-cell>
          <table:table-cell table:formula="of:=LOG([.B26];10)" office:value-type="float" office:value="-9.27258400700891" calcext:value-type="float">
            <text:p>-9.2725840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000527066" calcext:value-type="float">
            <text:p>5.27066E-10</text:p>
          </table:table-cell>
          <table:table-cell table:formula="of:=LOG([.B27];10)" office:value-type="float" office:value="-9.27813499837172" calcext:value-type="float">
            <text:p>-9.27813499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000521164" calcext:value-type="float">
            <text:p>5.21164E-10</text:p>
          </table:table-cell>
          <table:table-cell table:formula="of:=LOG([.B28];10)" office:value-type="float" office:value="-9.28302559131196" calcext:value-type="float">
            <text:p>-9.2830255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000519704" calcext:value-type="float">
            <text:p>5.19704E-10</text:p>
          </table:table-cell>
          <table:table-cell table:formula="of:=LOG([.B29];10)" office:value-type="float" office:value="-9.28424394053477" calcext:value-type="float">
            <text:p>-9.2842439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000518391" calcext:value-type="float">
            <text:p>5.18391E-10</text:p>
          </table:table-cell>
          <table:table-cell table:formula="of:=LOG([.B30];10)" office:value-type="float" office:value="-9.28534254703767" calcext:value-type="float">
            <text:p>-9.2853425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000517204" calcext:value-type="float">
            <text:p>5.17204E-10</text:p>
          </table:table-cell>
          <table:table-cell table:formula="of:=LOG([.B31];10)" office:value-type="float" office:value="-9.28633812499193" calcext:value-type="float">
            <text:p>-9.286338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000513105" calcext:value-type="float">
            <text:p>5.13105E-10</text:p>
          </table:table-cell>
          <table:table-cell table:formula="of:=LOG([.B32];10)" office:value-type="float" office:value="-9.28979375330051" calcext:value-type="float">
            <text:p>-9.28979375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000511364" calcext:value-type="float">
            <text:p>5.11364E-10</text:p>
          </table:table-cell>
          <table:table-cell table:formula="of:=LOG([.B33];10)" office:value-type="float" office:value="-9.2912698495433" calcext:value-type="float">
            <text:p>-9.2912698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000536542" calcext:value-type="float">
            <text:p>5.36542E-10</text:p>
          </table:table-cell>
          <table:table-cell table:formula="of:=LOG([.B34];10)" office:value-type="float" office:value="-9.27039627620632" calcext:value-type="float">
            <text:p>-9.27039627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000576471" calcext:value-type="float">
            <text:p>5.76471E-10</text:p>
          </table:table-cell>
          <table:table-cell table:formula="of:=LOG([.B35];10)" office:value-type="float" office:value="-9.23922253547554" calcext:value-type="float">
            <text:p>-9.23922253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00504762" calcext:value-type="float">
            <text:p>5.04762E-10</text:p>
          </table:table-cell>
          <table:table-cell table:formula="of:=LOG([.B36];10)" office:value-type="float" office:value="-9.2969133475268" calcext:value-type="float">
            <text:p>-9.2969133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000503003" calcext:value-type="float">
            <text:p>5.03003E-10</text:p>
          </table:table-cell>
          <table:table-cell table:formula="of:=LOG([.B37];10)" office:value-type="float" office:value="-9.29842942472626" calcext:value-type="float">
            <text:p>-9.29842942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000506401" calcext:value-type="float">
            <text:p>5.06401E-10</text:p>
          </table:table-cell>
          <table:table-cell table:formula="of:=LOG([.B38];10)" office:value-type="float" office:value="-9.29550544538001" calcext:value-type="float">
            <text:p>-9.29550544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000504049" calcext:value-type="float">
            <text:p>5.04049E-10</text:p>
          </table:table-cell>
          <table:table-cell table:formula="of:=LOG([.B39];10)" office:value-type="float" office:value="-9.29752724253222" calcext:value-type="float">
            <text:p>-9.2975272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00501282" calcext:value-type="float">
            <text:p>5.01282E-10</text:p>
          </table:table-cell>
          <table:table-cell table:formula="of:=LOG([.B40];10)" office:value-type="float" office:value="-9.29991788972372" calcext:value-type="float">
            <text:p>-9.2999178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000501829" calcext:value-type="float">
            <text:p>5.01829E-10</text:p>
          </table:table-cell>
          <table:table-cell table:formula="of:=LOG([.B41];10)" office:value-type="float" office:value="-9.29944424502209" calcext:value-type="float">
            <text:p>-9.299444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000501161" calcext:value-type="float">
            <text:p>5.01161E-10</text:p>
          </table:table-cell>
          <table:table-cell table:formula="of:=LOG([.B42];10)" office:value-type="float" office:value="-9.30002273285707" calcext:value-type="float">
            <text:p>-9.30002273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000498893" calcext:value-type="float">
            <text:p>4.98893E-10</text:p>
          </table:table-cell>
          <table:table-cell table:formula="of:=LOG([.B43];10)" office:value-type="float" office:value="-9.30199258963208" calcext:value-type="float">
            <text:p>-9.3019925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00047833" calcext:value-type="float">
            <text:p>4.7833E-10</text:p>
          </table:table-cell>
          <table:table-cell table:formula="of:=LOG([.B44];10)" office:value-type="float" office:value="-9.32027238010258" calcext:value-type="float">
            <text:p>-9.32027238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000478283" calcext:value-type="float">
            <text:p>4.78283E-10</text:p>
          </table:table-cell>
          <table:table-cell table:formula="of:=LOG([.B45];10)" office:value-type="float" office:value="-9.32031505533418" calcext:value-type="float">
            <text:p>-9.32031505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00047971" calcext:value-type="float">
            <text:p>4.7971E-10</text:p>
          </table:table-cell>
          <table:table-cell table:formula="of:=LOG([.B46];10)" office:value-type="float" office:value="-9.31902122816835" calcext:value-type="float">
            <text:p>-9.31902122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000480574" calcext:value-type="float">
            <text:p>4.80574E-10</text:p>
          </table:table-cell>
          <table:table-cell table:formula="of:=LOG([.B47];10)" office:value-type="float" office:value="-9.31823972908346" calcext:value-type="float">
            <text:p>-9.31823972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00047695" calcext:value-type="float">
            <text:p>4.7695E-10</text:p>
          </table:table-cell>
          <table:table-cell table:formula="of:=LOG([.B48];10)" office:value-type="float" office:value="-9.32152714687658" calcext:value-type="float">
            <text:p>-9.3215271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0047619" calcext:value-type="float">
            <text:p>4.7619E-10</text:p>
          </table:table-cell>
          <table:table-cell table:formula="of:=LOG([.B49];10)" office:value-type="float" office:value="-9.32221972902862" calcext:value-type="float">
            <text:p>-9.3222197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477959" calcext:value-type="float">
            <text:p>4.77959E-10</text:p>
          </table:table-cell>
          <table:table-cell table:formula="of:=LOG([.B50];10)" office:value-type="float" office:value="-9.32060935618589" calcext:value-type="float">
            <text:p>-9.32060935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0000478039" calcext:value-type="float">
            <text:p>4.78039E-10</text:p>
          </table:table-cell>
          <table:table-cell table:formula="of:=LOG([.B51];10)" office:value-type="float" office:value="-9.32053667076473" calcext:value-type="float">
            <text:p>-9.32053667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0000473605" calcext:value-type="float">
            <text:p>4.73605E-10</text:p>
          </table:table-cell>
          <table:table-cell table:formula="of:=LOG([.B52];10)" office:value-type="float" office:value="-9.32458372127469" calcext:value-type="float">
            <text:p>-9.3245837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0000476052" calcext:value-type="float">
            <text:p>4.76052E-10</text:p>
          </table:table-cell>
          <table:table-cell table:formula="of:=LOG([.B53];10)" office:value-type="float" office:value="-9.32234560593579" calcext:value-type="float">
            <text:p>-9.32234560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000047659" calcext:value-type="float">
            <text:p>4.7659E-10</text:p>
          </table:table-cell>
          <table:table-cell table:formula="of:=LOG([.B54];10)" office:value-type="float" office:value="-9.32185507443266" calcext:value-type="float">
            <text:p>-9.32185507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0000476431" calcext:value-type="float">
            <text:p>4.76431E-10</text:p>
          </table:table-cell>
          <table:table-cell table:formula="of:=LOG([.B55];10)" office:value-type="float" office:value="-9.32199998797237" calcext:value-type="float">
            <text:p>-9.3219999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00471104" calcext:value-type="float">
            <text:p>4.71104E-10</text:p>
          </table:table-cell>
          <table:table-cell table:formula="of:=LOG([.B56];10)" office:value-type="float" office:value="-9.32688320828447" calcext:value-type="float">
            <text:p>-9.32688320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0000472744" calcext:value-type="float">
            <text:p>4.72744E-10</text:p>
          </table:table-cell>
          <table:table-cell table:formula="of:=LOG([.B57];10)" office:value-type="float" office:value="-9.3253739744521" calcext:value-type="float">
            <text:p>-9.32537397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0000473987" calcext:value-type="float">
            <text:p>4.73987E-10</text:p>
          </table:table-cell>
          <table:table-cell table:formula="of:=LOG([.B58];10)" office:value-type="float" office:value="-9.32423356951935" calcext:value-type="float">
            <text:p>-9.32423356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0000471654" calcext:value-type="float">
            <text:p>4.71654E-10</text:p>
          </table:table-cell>
          <table:table-cell table:formula="of:=LOG([.B59];10)" office:value-type="float" office:value="-9.32637647804799" calcext:value-type="float">
            <text:p>-9.3263764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000471751" calcext:value-type="float">
            <text:p>4.71751E-10</text:p>
          </table:table-cell>
          <table:table-cell table:formula="of:=LOG([.B60];10)" office:value-type="float" office:value="-9.32628717056097" calcext:value-type="float">
            <text:p>-9.32628717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0000473497" calcext:value-type="float">
            <text:p>4.73497E-10</text:p>
          </table:table-cell>
          <table:table-cell table:formula="of:=LOG([.B61];10)" office:value-type="float" office:value="-9.32468276827121" calcext:value-type="float">
            <text:p>-9.32468276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0000473295" calcext:value-type="float">
            <text:p>4.73295E-10</text:p>
          </table:table-cell>
          <table:table-cell table:formula="of:=LOG([.B62];10)" office:value-type="float" office:value="-9.3248680834971" calcext:value-type="float">
            <text:p>-9.32486808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000047363" calcext:value-type="float">
            <text:p>4.7363E-10</text:p>
          </table:table-cell>
          <table:table-cell table:formula="of:=LOG([.B63];10)" office:value-type="float" office:value="-9.32456079694852" calcext:value-type="float">
            <text:p>-9.32456079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00053745" calcext:value-type="float">
            <text:p>5.3745E-10</text:p>
          </table:table-cell>
          <table:table-cell table:formula="of:=LOG([.B64];10)" office:value-type="float" office:value="-9.26966193277821" calcext:value-type="float">
            <text:p>-9.26966193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000471635" calcext:value-type="float">
            <text:p>4.71635E-10</text:p>
          </table:table-cell>
          <table:table-cell table:formula="of:=LOG([.B65];10)" office:value-type="float" office:value="-9.32639397341824" calcext:value-type="float">
            <text:p>-9.32639397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000472028" calcext:value-type="float">
            <text:p>4.72028E-10</text:p>
          </table:table-cell>
          <table:table-cell table:formula="of:=LOG([.B66];10)" office:value-type="float" office:value="-9.32603223889807" calcext:value-type="float">
            <text:p>-9.3260322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000472411" calcext:value-type="float">
            <text:p>4.72411E-10</text:p>
          </table:table-cell>
          <table:table-cell table:formula="of:=LOG([.B67];10)" office:value-type="float" office:value="-9.32567999847664" calcext:value-type="float">
            <text:p>-9.32567999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000471027" calcext:value-type="float">
            <text:p>4.71027E-10</text:p>
          </table:table-cell>
          <table:table-cell table:formula="of:=LOG([.B68];10)" office:value-type="float" office:value="-9.32695419772263" calcext:value-type="float">
            <text:p>-9.3269541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0000471228" calcext:value-type="float">
            <text:p>4.71228E-10</text:p>
          </table:table-cell>
          <table:table-cell table:formula="of:=LOG([.B69];10)" office:value-type="float" office:value="-9.32676891201507" calcext:value-type="float">
            <text:p>-9.3267689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000471222" calcext:value-type="float">
            <text:p>4.71222E-10</text:p>
          </table:table-cell>
          <table:table-cell table:formula="of:=LOG([.B70];10)" office:value-type="float" office:value="-9.32677444178725" calcext:value-type="float">
            <text:p>-9.3267744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00047163" calcext:value-type="float">
            <text:p>4.7163E-10</text:p>
          </table:table-cell>
          <table:table-cell table:formula="of:=LOG([.B71];10)" office:value-type="float" office:value="-9.32639857758019" calcext:value-type="float">
            <text:p>-9.32639857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000469484" calcext:value-type="float">
            <text:p>4.69484E-10</text:p>
          </table:table-cell>
          <table:table-cell table:formula="of:=LOG([.B72];10)" office:value-type="float" office:value="-9.328379203888" calcext:value-type="float">
            <text:p>-9.32837920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0000471081" calcext:value-type="float">
            <text:p>4.71081E-10</text:p>
          </table:table-cell>
          <table:table-cell table:formula="of:=LOG([.B73];10)" office:value-type="float" office:value="-9.32690441170649" calcext:value-type="float">
            <text:p>-9.32690441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000471122" calcext:value-type="float">
            <text:p>4.71122E-10</text:p>
          </table:table-cell>
          <table:table-cell table:formula="of:=LOG([.B74];10)" office:value-type="float" office:value="-9.3268666150241" calcext:value-type="float">
            <text:p>-9.3268666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0000468649" calcext:value-type="float">
            <text:p>4.68649E-10</text:p>
          </table:table-cell>
          <table:table-cell table:formula="of:=LOG([.B75];10)" office:value-type="float" office:value="-9.32915230533129" calcext:value-type="float">
            <text:p>-9.32915230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0000469474" calcext:value-type="float">
            <text:p>4.69474E-10</text:p>
          </table:table-cell>
          <table:table-cell table:formula="of:=LOG([.B76];10)" office:value-type="float" office:value="-9.32838845445047" calcext:value-type="float">
            <text:p>-9.32838845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000468045" calcext:value-type="float">
            <text:p>4.68045E-10</text:p>
          </table:table-cell>
          <table:table-cell table:formula="of:=LOG([.B77];10)" office:value-type="float" office:value="-9.3297123898486" calcext:value-type="float">
            <text:p>-9.32971238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000469697" calcext:value-type="float">
            <text:p>4.69697E-10</text:p>
          </table:table-cell>
          <table:table-cell table:formula="of:=LOG([.B78];10)" office:value-type="float" office:value="-9.3281822136886" calcext:value-type="float">
            <text:p>-9.32818221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000471438" calcext:value-type="float">
            <text:p>4.71438E-10</text:p>
          </table:table-cell>
          <table:table-cell table:formula="of:=LOG([.B79];10)" office:value-type="float" office:value="-9.32657541433359" calcext:value-type="float">
            <text:p>-9.3265754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000468829" calcext:value-type="float">
            <text:p>4.68829E-10</text:p>
          </table:table-cell>
          <table:table-cell table:formula="of:=LOG([.B80];10)" office:value-type="float" office:value="-9.32898553233459" calcext:value-type="float">
            <text:p>-9.32898553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000469136" calcext:value-type="float">
            <text:p>4.69136E-10</text:p>
          </table:table-cell>
          <table:table-cell table:formula="of:=LOG([.B81];10)" office:value-type="float" office:value="-9.32870123940104" calcext:value-type="float">
            <text:p>-9.32870123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000470039" calcext:value-type="float">
            <text:p>4.70039E-10</text:p>
          </table:table-cell>
          <table:table-cell table:formula="of:=LOG([.B82];10)" office:value-type="float" office:value="-9.32786610635767" calcext:value-type="float">
            <text:p>-9.32786610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000469292" calcext:value-type="float">
            <text:p>4.69292E-10</text:p>
          </table:table-cell>
          <table:table-cell table:formula="of:=LOG([.B83];10)" office:value-type="float" office:value="-9.32855684912326" calcext:value-type="float">
            <text:p>-9.32855684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000468445" calcext:value-type="float">
            <text:p>4.68445E-10</text:p>
          </table:table-cell>
          <table:table-cell table:formula="of:=LOG([.B84];10)" office:value-type="float" office:value="-9.32934139218001" calcext:value-type="float">
            <text:p>-9.32934139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0000468207" calcext:value-type="float">
            <text:p>4.68207E-10</text:p>
          </table:table-cell>
          <table:table-cell table:formula="of:=LOG([.B85];10)" office:value-type="float" office:value="-9.32956209760512" calcext:value-type="float">
            <text:p>-9.32956209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0000469631" calcext:value-type="float">
            <text:p>4.69631E-10</text:p>
          </table:table-cell>
          <table:table-cell table:formula="of:=LOG([.B86];10)" office:value-type="float" office:value="-9.32824324335204" calcext:value-type="float">
            <text:p>-9.32824324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0000468859" calcext:value-type="float">
            <text:p>4.68859E-10</text:p>
          </table:table-cell>
          <table:table-cell table:formula="of:=LOG([.B87];10)" office:value-type="float" office:value="-9.32895774306041" calcext:value-type="float">
            <text:p>-9.32895774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000047035" calcext:value-type="float">
            <text:p>4.7035E-10</text:p>
          </table:table-cell>
          <table:table-cell table:formula="of:=LOG([.B88];10)" office:value-type="float" office:value="-9.32757885163905" calcext:value-type="float">
            <text:p>-9.32757885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0000467441" calcext:value-type="float">
            <text:p>4.67441E-10</text:p>
          </table:table-cell>
          <table:table-cell table:formula="of:=LOG([.B89];10)" office:value-type="float" office:value="-9.33027319760739" calcext:value-type="float">
            <text:p>-9.3302731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0000469288" calcext:value-type="float">
            <text:p>4.69288E-10</text:p>
          </table:table-cell>
          <table:table-cell table:formula="of:=LOG([.B90];10)" office:value-type="float" office:value="-9.32856055083846" calcext:value-type="float">
            <text:p>-9.32856055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0000476435" calcext:value-type="float">
            <text:p>4.76435E-10</text:p>
          </table:table-cell>
          <table:table-cell table:formula="of:=LOG([.B91];10)" office:value-type="float" office:value="-9.32199634175574" calcext:value-type="float">
            <text:p>-9.32199634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0000467391" calcext:value-type="float">
            <text:p>4.67391E-10</text:p>
          </table:table-cell>
          <table:table-cell table:formula="of:=LOG([.B92];10)" office:value-type="float" office:value="-9.33031965456247" calcext:value-type="float">
            <text:p>-9.33031965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0000468443" calcext:value-type="float">
            <text:p>4.68443E-10</text:p>
          </table:table-cell>
          <table:table-cell table:formula="of:=LOG([.B93];10)" office:value-type="float" office:value="-9.32934324638022" calcext:value-type="float">
            <text:p>-9.32934324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0000469915" calcext:value-type="float">
            <text:p>4.69915E-10</text:p>
          </table:table-cell>
          <table:table-cell table:formula="of:=LOG([.B94];10)" office:value-type="float" office:value="-9.32798069178647" calcext:value-type="float">
            <text:p>-9.32798069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0000467189" calcext:value-type="float">
            <text:p>4.67189E-10</text:p>
          </table:table-cell>
          <table:table-cell table:formula="of:=LOG([.B95];10)" office:value-type="float" office:value="-9.33050739127139" calcext:value-type="float">
            <text:p>-9.33050739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000046886" calcext:value-type="float">
            <text:p>4.6886E-10</text:p>
          </table:table-cell>
          <table:table-cell table:formula="of:=LOG([.B96];10)" office:value-type="float" office:value="-9.32895681678189" calcext:value-type="float">
            <text:p>-9.32895681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0000467247" calcext:value-type="float">
            <text:p>4.67247E-10</text:p>
          </table:table-cell>
          <table:table-cell table:formula="of:=LOG([.B97];10)" office:value-type="float" office:value="-9.33045347836567" calcext:value-type="float">
            <text:p>-9.3304534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00467705" calcext:value-type="float">
            <text:p>4.67705E-10</text:p>
          </table:table-cell>
          <table:table-cell table:formula="of:=LOG([.B98];10)" office:value-type="float" office:value="-9.3300279872418" calcext:value-type="float">
            <text:p>-9.33002798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0000468563" calcext:value-type="float">
            <text:p>4.68563E-10</text:p>
          </table:table-cell>
          <table:table-cell table:formula="of:=LOG([.B99];10)" office:value-type="float" office:value="-9.32923200837724" calcext:value-type="float">
            <text:p>-9.3292320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00467273" calcext:value-type="float">
            <text:p>4.67273E-10</text:p>
          </table:table-cell>
          <table:table-cell table:formula="of:=LOG([.B100];10)" office:value-type="float" office:value="-9.33042931268375" calcext:value-type="float">
            <text:p>-9.3304293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0000466436" calcext:value-type="float">
            <text:p>4.66436E-10</text:p>
          </table:table-cell>
          <table:table-cell table:formula="of:=LOG([.B101];10)" office:value-type="float" office:value="-9.33120793767017" calcext:value-type="float">
            <text:p>-9.33120793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0000468938" calcext:value-type="float">
            <text:p>4.68938E-10</text:p>
          </table:table-cell>
          <table:table-cell table:formula="of:=LOG([.B102];10)" office:value-type="float" office:value="-9.32888457314378" calcext:value-type="float">
            <text:p>-9.32888457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0000468209" calcext:value-type="float">
            <text:p>4.68209E-10</text:p>
          </table:table-cell>
          <table:table-cell table:formula="of:=LOG([.B103];10)" office:value-type="float" office:value="-9.3295602424703" calcext:value-type="float">
            <text:p>-9.32956024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000467326" calcext:value-type="float">
            <text:p>4.67326E-10</text:p>
          </table:table-cell>
          <table:table-cell table:formula="of:=LOG([.B104];10)" office:value-type="float" office:value="-9.33038005603451" calcext:value-type="float">
            <text:p>-9.3303800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000466026" calcext:value-type="float">
            <text:p>4.66026E-10</text:p>
          </table:table-cell>
          <table:table-cell table:formula="of:=LOG([.B105];10)" office:value-type="float" office:value="-9.33158985296335" calcext:value-type="float">
            <text:p>-9.3315898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000466577" calcext:value-type="float">
            <text:p>4.66577E-10</text:p>
          </table:table-cell>
          <table:table-cell table:formula="of:=LOG([.B106];10)" office:value-type="float" office:value="-9.33107667364188" calcext:value-type="float">
            <text:p>-9.33107667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000466584" calcext:value-type="float">
            <text:p>4.66584E-10</text:p>
          </table:table-cell>
          <table:table-cell table:formula="of:=LOG([.B107];10)" office:value-type="float" office:value="-9.33107015802159" calcext:value-type="float">
            <text:p>-9.3310701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000467982" calcext:value-type="float">
            <text:p>4.67982E-10</text:p>
          </table:table-cell>
          <table:table-cell table:formula="of:=LOG([.B108];10)" office:value-type="float" office:value="-9.32977085088103" calcext:value-type="float">
            <text:p>-9.32977085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00046738" calcext:value-type="float">
            <text:p>4.6738E-10</text:p>
          </table:table-cell>
          <table:table-cell table:formula="of:=LOG([.B109];10)" office:value-type="float" office:value="-9.33032987575953" calcext:value-type="float">
            <text:p>-9.33032987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000468557" calcext:value-type="float">
            <text:p>4.68557E-10</text:p>
          </table:table-cell>
          <table:table-cell table:formula="of:=LOG([.B110];10)" office:value-type="float" office:value="-9.32923756960076" calcext:value-type="float">
            <text:p>-9.32923756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000467322" calcext:value-type="float">
            <text:p>4.67322E-10</text:p>
          </table:table-cell>
          <table:table-cell table:formula="of:=LOG([.B111];10)" office:value-type="float" office:value="-9.33038377332257" calcext:value-type="float">
            <text:p>-9.33038377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000467503" calcext:value-type="float">
            <text:p>4.67503E-10</text:p>
          </table:table-cell>
          <table:table-cell table:formula="of:=LOG([.B112];10)" office:value-type="float" office:value="-9.33021559788394" calcext:value-type="float">
            <text:p>-9.33021559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000468236" calcext:value-type="float">
            <text:p>4.68236E-10</text:p>
          </table:table-cell>
          <table:table-cell table:formula="of:=LOG([.B113];10)" office:value-type="float" office:value="-9.3295351989258" calcext:value-type="float">
            <text:p>-9.32953519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0000467629" calcext:value-type="float">
            <text:p>4.67629E-10</text:p>
          </table:table-cell>
          <table:table-cell table:formula="of:=LOG([.B114];10)" office:value-type="float" office:value="-9.3300985639143" calcext:value-type="float">
            <text:p>-9.33009856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0000466972" calcext:value-type="float">
            <text:p>4.66972E-10</text:p>
          </table:table-cell>
          <table:table-cell table:formula="of:=LOG([.B115];10)" office:value-type="float" office:value="-9.33070915928411" calcext:value-type="float">
            <text:p>-9.33070915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0000466192" calcext:value-type="float">
            <text:p>4.66192E-10</text:p>
          </table:table-cell>
          <table:table-cell table:formula="of:=LOG([.B116];10)" office:value-type="float" office:value="-9.33143518338015" calcext:value-type="float">
            <text:p>-9.33143518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0000467065" calcext:value-type="float">
            <text:p>4.67065E-10</text:p>
          </table:table-cell>
          <table:table-cell table:formula="of:=LOG([.B117];10)" office:value-type="float" office:value="-9.33062267580016" calcext:value-type="float">
            <text:p>-9.33062267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0000466971" calcext:value-type="float">
            <text:p>4.66971E-10</text:p>
          </table:table-cell>
          <table:table-cell table:formula="of:=LOG([.B118];10)" office:value-type="float" office:value="-9.33071008930764" calcext:value-type="float">
            <text:p>-9.33071008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0000466173" calcext:value-type="float">
            <text:p>4.66173E-10</text:p>
          </table:table-cell>
          <table:table-cell table:formula="of:=LOG([.B119];10)" office:value-type="float" office:value="-9.33145288373389" calcext:value-type="float">
            <text:p>-9.33145288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0000466317" calcext:value-type="float">
            <text:p>4.66317E-10</text:p>
          </table:table-cell>
          <table:table-cell table:formula="of:=LOG([.B120];10)" office:value-type="float" office:value="-9.33131875166622" calcext:value-type="float">
            <text:p>-9.33131875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0000466804" calcext:value-type="float">
            <text:p>4.66804E-10</text:p>
          </table:table-cell>
          <table:table-cell table:formula="of:=LOG([.B121];10)" office:value-type="float" office:value="-9.33086543118175" calcext:value-type="float">
            <text:p>-9.33086543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0000465926" calcext:value-type="float">
            <text:p>4.65926E-10</text:p>
          </table:table-cell>
          <table:table-cell table:formula="of:=LOG([.B122];10)" office:value-type="float" office:value="-9.33168305400451" calcext:value-type="float">
            <text:p>-9.3316830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0000466613" calcext:value-type="float">
            <text:p>4.66613E-10</text:p>
          </table:table-cell>
          <table:table-cell table:formula="of:=LOG([.B123];10)" office:value-type="float" office:value="-9.33104316577883" calcext:value-type="float">
            <text:p>-9.33104316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0000466234" calcext:value-type="float">
            <text:p>4.66234E-10</text:p>
          </table:table-cell>
          <table:table-cell table:formula="of:=LOG([.B124];10)" office:value-type="float" office:value="-9.33139605884211" calcext:value-type="float">
            <text:p>-9.33139605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0000509097" calcext:value-type="float">
            <text:p>5.09097E-10</text:p>
          </table:table-cell>
          <table:table-cell table:formula="of:=LOG([.B125];10)" office:value-type="float" office:value="-9.29319946215984" calcext:value-type="float">
            <text:p>-9.29319946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0000466222" calcext:value-type="float">
            <text:p>4.66222E-10</text:p>
          </table:table-cell>
          <table:table-cell table:formula="of:=LOG([.B126];10)" office:value-type="float" office:value="-9.3314072369219" calcext:value-type="float">
            <text:p>-9.33140723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0000465379" calcext:value-type="float">
            <text:p>4.65379E-10</text:p>
          </table:table-cell>
          <table:table-cell table:formula="of:=LOG([.B127];10)" office:value-type="float" office:value="-9.33219321793345" calcext:value-type="float">
            <text:p>-9.3321932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000465428" calcext:value-type="float">
            <text:p>4.65428E-10</text:p>
          </table:table-cell>
          <table:table-cell table:formula="of:=LOG([.B128];10)" office:value-type="float" office:value="-9.33214749324588" calcext:value-type="float">
            <text:p>-9.33214749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0000467115" calcext:value-type="float">
            <text:p>4.67115E-10</text:p>
          </table:table-cell>
          <table:table-cell table:formula="of:=LOG([.B129];10)" office:value-type="float" office:value="-9.33057618642099" calcext:value-type="float">
            <text:p>-9.3305761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0000466726" calcext:value-type="float">
            <text:p>4.66726E-10</text:p>
          </table:table-cell>
          <table:table-cell table:formula="of:=LOG([.B130];10)" office:value-type="float" office:value="-9.33093800511011" calcext:value-type="float">
            <text:p>-9.33093800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0000467176" calcext:value-type="float">
            <text:p>4.67176E-10</text:p>
          </table:table-cell>
          <table:table-cell table:formula="of:=LOG([.B131];10)" office:value-type="float" office:value="-9.33051947611674" calcext:value-type="float">
            <text:p>-9.33051947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0000467384" calcext:value-type="float">
            <text:p>4.67384E-10</text:p>
          </table:table-cell>
          <table:table-cell table:formula="of:=LOG([.B132];10)" office:value-type="float" office:value="-9.33032615893277" calcext:value-type="float">
            <text:p>-9.33032615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0000466564" calcext:value-type="float">
            <text:p>4.66564E-10</text:p>
          </table:table-cell>
          <table:table-cell table:formula="of:=LOG([.B133];10)" office:value-type="float" office:value="-9.33108877433891" calcext:value-type="float">
            <text:p>-9.33108877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00004697" calcext:value-type="float">
            <text:p>4.697E-10</text:p>
          </table:table-cell>
          <table:table-cell table:formula="of:=LOG([.B134];10)" office:value-type="float" office:value="-9.32817943981675" calcext:value-type="float">
            <text:p>-9.32817943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0000465782" calcext:value-type="float">
            <text:p>4.65782E-10</text:p>
          </table:table-cell>
          <table:table-cell table:formula="of:=LOG([.B135];10)" office:value-type="float" office:value="-9.33181729865175" calcext:value-type="float">
            <text:p>-9.33181729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0000465686" calcext:value-type="float">
            <text:p>4.65686E-10</text:p>
          </table:table-cell>
          <table:table-cell table:formula="of:=LOG([.B136];10)" office:value-type="float" office:value="-9.33190681814229" calcext:value-type="float">
            <text:p>-9.33190681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0000465382" calcext:value-type="float">
            <text:p>4.65382E-10</text:p>
          </table:table-cell>
          <table:table-cell table:formula="of:=LOG([.B137];10)" office:value-type="float" office:value="-9.33219041832443" calcext:value-type="float">
            <text:p>-9.3321904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0000466571" calcext:value-type="float">
            <text:p>4.66571E-10</text:p>
          </table:table-cell>
          <table:table-cell table:formula="of:=LOG([.B138];10)" office:value-type="float" office:value="-9.33108225853708" calcext:value-type="float">
            <text:p>-9.33108225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0000465906" calcext:value-type="float">
            <text:p>4.65906E-10</text:p>
          </table:table-cell>
          <table:table-cell table:formula="of:=LOG([.B139];10)" office:value-type="float" office:value="-9.33170169661314" calcext:value-type="float">
            <text:p>-9.3317016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0000581398" calcext:value-type="float">
            <text:p>5.81398E-10</text:p>
          </table:table-cell>
          <table:table-cell table:formula="of:=LOG([.B140];10)" office:value-type="float" office:value="-9.23552646652923" calcext:value-type="float">
            <text:p>-9.23552646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0000466059" calcext:value-type="float">
            <text:p>4.66059E-10</text:p>
          </table:table-cell>
          <table:table-cell table:formula="of:=LOG([.B141];10)" office:value-type="float" office:value="-9.33155910100852" calcext:value-type="float">
            <text:p>-9.3315591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0000465438" calcext:value-type="float">
            <text:p>4.65438E-10</text:p>
          </table:table-cell>
          <table:table-cell table:formula="of:=LOG([.B142];10)" office:value-type="float" office:value="-9.33213816226844" calcext:value-type="float">
            <text:p>-9.33213816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0000465478" calcext:value-type="float">
            <text:p>4.65478E-10</text:p>
          </table:table-cell>
          <table:table-cell table:formula="of:=LOG([.B143];10)" office:value-type="float" office:value="-9.33210084036338" calcext:value-type="float">
            <text:p>-9.33210084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0000466977" calcext:value-type="float">
            <text:p>4.66977E-10</text:p>
          </table:table-cell>
          <table:table-cell table:formula="of:=LOG([.B144];10)" office:value-type="float" office:value="-9.33070450919635" calcext:value-type="float">
            <text:p>-9.33070450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0000465421" calcext:value-type="float">
            <text:p>4.65421E-10</text:p>
          </table:table-cell>
          <table:table-cell table:formula="of:=LOG([.B145];10)" office:value-type="float" office:value="-9.33215402504937" calcext:value-type="float">
            <text:p>-9.3321540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000046684" calcext:value-type="float">
            <text:p>4.6684E-10</text:p>
          </table:table-cell>
          <table:table-cell table:formula="of:=LOG([.B146];10)" office:value-type="float" office:value="-9.33083193961247" calcext:value-type="float">
            <text:p>-9.33083193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000046594" calcext:value-type="float">
            <text:p>4.6594E-10</text:p>
          </table:table-cell>
          <table:table-cell table:formula="of:=LOG([.B147];10)" office:value-type="float" office:value="-9.33167000465461" calcext:value-type="float">
            <text:p>-9.33167000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0000465619" calcext:value-type="float">
            <text:p>4.65619E-10</text:p>
          </table:table-cell>
          <table:table-cell table:formula="of:=LOG([.B148];10)" office:value-type="float" office:value="-9.33196930622158" calcext:value-type="float">
            <text:p>-9.33196930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0000465989" calcext:value-type="float">
            <text:p>4.65989E-10</text:p>
          </table:table-cell>
          <table:table-cell table:formula="of:=LOG([.B149];10)" office:value-type="float" office:value="-9.33162433501748" calcext:value-type="float">
            <text:p>-9.331624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000046689" calcext:value-type="float">
            <text:p>4.6689E-10</text:p>
          </table:table-cell>
          <table:table-cell table:formula="of:=LOG([.B150];10)" office:value-type="float" office:value="-9.3307854278283" calcext:value-type="float">
            <text:p>-9.33078542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0000465651" calcext:value-type="float">
            <text:p>4.65651E-10</text:p>
          </table:table-cell>
          <table:table-cell table:formula="of:=LOG([.B151];10)" office:value-type="float" office:value="-9.33193946004716" calcext:value-type="float">
            <text:p>-9.331939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000046606" calcext:value-type="float">
            <text:p>4.6606E-10</text:p>
          </table:table-cell>
          <table:table-cell table:formula="of:=LOG([.B152];10)" office:value-type="float" office:value="-9.33155816916509" calcext:value-type="float">
            <text:p>-9.33155816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0000464783" calcext:value-type="float">
            <text:p>4.64783E-10</text:p>
          </table:table-cell>
          <table:table-cell table:formula="of:=LOG([.B153];10)" office:value-type="float" office:value="-9.33274976517283" calcext:value-type="float">
            <text:p>-9.33274976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0000481199" calcext:value-type="float">
            <text:p>4.81199E-10</text:p>
          </table:table-cell>
          <table:table-cell table:formula="of:=LOG([.B154];10)" office:value-type="float" office:value="-9.31767528385699" calcext:value-type="float">
            <text:p>-9.31767528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0000465061" calcext:value-type="float">
            <text:p>4.65061E-10</text:p>
          </table:table-cell>
          <table:table-cell table:formula="of:=LOG([.B155];10)" office:value-type="float" office:value="-9.3324900788823" calcext:value-type="float">
            <text:p>-9.33249007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0000464599" calcext:value-type="float">
            <text:p>4.64599E-10</text:p>
          </table:table-cell>
          <table:table-cell table:formula="of:=LOG([.B156];10)" office:value-type="float" office:value="-9.33292172930752" calcext:value-type="float">
            <text:p>-9.3329217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0000466275" calcext:value-type="float">
            <text:p>4.66275E-10</text:p>
          </table:table-cell>
          <table:table-cell table:formula="of:=LOG([.B157];10)" office:value-type="float" office:value="-9.33135786924014" calcext:value-type="float">
            <text:p>-9.33135786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0000517173" calcext:value-type="float">
            <text:p>5.17173E-10</text:p>
          </table:table-cell>
          <table:table-cell table:formula="of:=LOG([.B158];10)" office:value-type="float" office:value="-9.28636415636916" calcext:value-type="float">
            <text:p>-9.28636415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0000465051" calcext:value-type="float">
            <text:p>4.65051E-10</text:p>
          </table:table-cell>
          <table:table-cell table:formula="of:=LOG([.B159];10)" office:value-type="float" office:value="-9.33249941742393" calcext:value-type="float">
            <text:p>-9.33249941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0000467138" calcext:value-type="float">
            <text:p>4.67138E-10</text:p>
          </table:table-cell>
          <table:table-cell table:formula="of:=LOG([.B160];10)" office:value-type="float" office:value="-9.33055480297756" calcext:value-type="float">
            <text:p>-9.3305548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0000531366" calcext:value-type="float">
            <text:p>5.31366E-10</text:p>
          </table:table-cell>
          <table:table-cell table:formula="of:=LOG([.B161];10)" office:value-type="float" office:value="-9.27460623781581" calcext:value-type="float">
            <text:p>-9.27460623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0000486274" calcext:value-type="float">
            <text:p>4.86274E-10</text:p>
          </table:table-cell>
          <table:table-cell table:formula="of:=LOG([.B162];10)" office:value-type="float" office:value="-9.31311895058069" calcext:value-type="float">
            <text:p>-9.31311895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000046622" calcext:value-type="float">
            <text:p>4.6622E-10</text:p>
          </table:table-cell>
          <table:table-cell table:formula="of:=LOG([.B163];10)" office:value-type="float" office:value="-9.33140909996317" calcext:value-type="float">
            <text:p>-9.33140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0000466407" calcext:value-type="float">
            <text:p>4.66407E-10</text:p>
          </table:table-cell>
          <table:table-cell table:formula="of:=LOG([.B164];10)" office:value-type="float" office:value="-9.33123494015607" calcext:value-type="float">
            <text:p>-9.33123494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0000465743" calcext:value-type="float">
            <text:p>4.65743E-10</text:p>
          </table:table-cell>
          <table:table-cell table:formula="of:=LOG([.B165];10)" office:value-type="float" office:value="-9.33185366371936" calcext:value-type="float">
            <text:p>-9.33185366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0000467141" calcext:value-type="float">
            <text:p>4.67141E-10</text:p>
          </table:table-cell>
          <table:table-cell table:formula="of:=LOG([.B166];10)" office:value-type="float" office:value="-9.33055201391039" calcext:value-type="float">
            <text:p>-9.33055201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0000465659" calcext:value-type="float">
            <text:p>4.65659E-10</text:p>
          </table:table-cell>
          <table:table-cell table:formula="of:=LOG([.B167];10)" office:value-type="float" office:value="-9.33193199882403" calcext:value-type="float">
            <text:p>-9.3319319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0000465569" calcext:value-type="float">
            <text:p>4.65569E-10</text:p>
          </table:table-cell>
          <table:table-cell table:formula="of:=LOG([.B168];10)" office:value-type="float" office:value="-9.33201594497576" calcext:value-type="float">
            <text:p>-9.3320159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000466293" calcext:value-type="float">
            <text:p>4.66293E-10</text:p>
          </table:table-cell>
          <table:table-cell table:formula="of:=LOG([.B169];10)" office:value-type="float" office:value="-9.33134110413417" calcext:value-type="float">
            <text:p>-9.33134110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000465332" calcext:value-type="float">
            <text:p>4.65332E-10</text:p>
          </table:table-cell>
          <table:table-cell table:formula="of:=LOG([.B170];10)" office:value-type="float" office:value="-9.3322370808311" calcext:value-type="float">
            <text:p>-9.33223708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000465566" calcext:value-type="float">
            <text:p>4.65566E-10</text:p>
          </table:table-cell>
          <table:table-cell table:formula="of:=LOG([.B171];10)" office:value-type="float" office:value="-9.33201874346029" calcext:value-type="float">
            <text:p>-9.33201874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000465524" calcext:value-type="float">
            <text:p>4.65524E-10</text:p>
          </table:table-cell>
          <table:table-cell table:formula="of:=LOG([.B172];10)" office:value-type="float" office:value="-9.33205792413724" calcext:value-type="float">
            <text:p>-9.33205792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000468611" calcext:value-type="float">
            <text:p>4.68611E-10</text:p>
          </table:table-cell>
          <table:table-cell table:formula="of:=LOG([.B173];10)" office:value-type="float" office:value="-9.32918752115256" calcext:value-type="float">
            <text:p>-9.32918752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000466979" calcext:value-type="float">
            <text:p>4.66979E-10</text:p>
          </table:table-cell>
          <table:table-cell table:formula="of:=LOG([.B174];10)" office:value-type="float" office:value="-9.33070264917518" calcext:value-type="float">
            <text:p>-9.33070264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000465911" calcext:value-type="float">
            <text:p>4.65911E-10</text:p>
          </table:table-cell>
          <table:table-cell table:formula="of:=LOG([.B175];10)" office:value-type="float" office:value="-9.33169703588596" calcext:value-type="float">
            <text:p>-9.33169703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000464708" calcext:value-type="float">
            <text:p>4.64708E-10</text:p>
          </table:table-cell>
          <table:table-cell table:formula="of:=LOG([.B176];10)" office:value-type="float" office:value="-9.33281985102888" calcext:value-type="float">
            <text:p>-9.3328198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000466391" calcext:value-type="float">
            <text:p>4.66391E-10</text:p>
          </table:table-cell>
          <table:table-cell table:formula="of:=LOG([.B177];10)" office:value-type="float" office:value="-9.33124983879803" calcext:value-type="float">
            <text:p>-9.33124983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000464959" calcext:value-type="float">
            <text:p>4.64959E-10</text:p>
          </table:table-cell>
          <table:table-cell table:formula="of:=LOG([.B178];10)" office:value-type="float" office:value="-9.33258534143005" calcext:value-type="float">
            <text:p>-9.33258534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000466135" calcext:value-type="float">
            <text:p>4.66135E-10</text:p>
          </table:table-cell>
          <table:table-cell table:formula="of:=LOG([.B179];10)" office:value-type="float" office:value="-9.33148828660573" calcext:value-type="float">
            <text:p>-9.33148828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000465922" calcext:value-type="float">
            <text:p>4.65922E-10</text:p>
          </table:table-cell>
          <table:table-cell table:formula="of:=LOG([.B180];10)" office:value-type="float" office:value="-9.33168678246222" calcext:value-type="float">
            <text:p>-9.33168678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0004655" calcext:value-type="float">
            <text:p>4.655E-10</text:p>
          </table:table-cell>
          <table:table-cell table:formula="of:=LOG([.B181];10)" office:value-type="float" office:value="-9.33208031468264" calcext:value-type="float">
            <text:p>-9.33208031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00046597" calcext:value-type="float">
            <text:p>4.6597E-10</text:p>
          </table:table-cell>
          <table:table-cell table:formula="of:=LOG([.B182];10)" office:value-type="float" office:value="-9.33164204308223" calcext:value-type="float">
            <text:p>-9.33164204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000465562" calcext:value-type="float">
            <text:p>4.65562E-10</text:p>
          </table:table-cell>
          <table:table-cell table:formula="of:=LOG([.B183];10)" office:value-type="float" office:value="-9.33202247480105" calcext:value-type="float">
            <text:p>-9.33202247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000465342" calcext:value-type="float">
            <text:p>4.65342E-10</text:p>
          </table:table-cell>
          <table:table-cell table:formula="of:=LOG([.B184];10)" office:value-type="float" office:value="-9.33222774792867" calcext:value-type="float">
            <text:p>-9.33222774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0000466745" calcext:value-type="float">
            <text:p>4.66745E-10</text:p>
          </table:table-cell>
          <table:table-cell table:formula="of:=LOG([.B185];10)" office:value-type="float" office:value="-9.33092032572819" calcext:value-type="float">
            <text:p>-9.33092032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0000466609" calcext:value-type="float">
            <text:p>4.66609E-10</text:p>
          </table:table-cell>
          <table:table-cell table:formula="of:=LOG([.B186];10)" office:value-type="float" office:value="-9.33104688874706" calcext:value-type="float">
            <text:p>-9.33104688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0000466448" calcext:value-type="float">
            <text:p>4.66448E-10</text:p>
          </table:table-cell>
          <table:table-cell table:formula="of:=LOG([.B187];10)" office:value-type="float" office:value="-9.3311967647188" calcext:value-type="float">
            <text:p>-9.33119676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0000465326" calcext:value-type="float">
            <text:p>4.65326E-10</text:p>
          </table:table-cell>
          <table:table-cell table:formula="of:=LOG([.B188];10)" office:value-type="float" office:value="-9.33224268066883" calcext:value-type="float">
            <text:p>-9.33224268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0000465158" calcext:value-type="float">
            <text:p>4.65158E-10</text:p>
          </table:table-cell>
          <table:table-cell table:formula="of:=LOG([.B189];10)" office:value-type="float" office:value="-9.33239950544766" calcext:value-type="float">
            <text:p>-9.33239950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0000467224" calcext:value-type="float">
            <text:p>4.67224E-10</text:p>
          </table:table-cell>
          <table:table-cell table:formula="of:=LOG([.B190];10)" office:value-type="float" office:value="-9.33047485682062" calcext:value-type="float">
            <text:p>-9.3304748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0000465996" calcext:value-type="float">
            <text:p>4.65996E-10</text:p>
          </table:table-cell>
          <table:table-cell table:formula="of:=LOG([.B191];10)" office:value-type="float" office:value="-9.33161781117563" calcext:value-type="float">
            <text:p>-9.33161781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0000522579" calcext:value-type="float">
            <text:p>5.22579E-10</text:p>
          </table:table-cell>
          <table:table-cell table:formula="of:=LOG([.B192];10)" office:value-type="float" office:value="-9.28184804651716" calcext:value-type="float">
            <text:p>-9.28184804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0000465728" calcext:value-type="float">
            <text:p>4.65728E-10</text:p>
          </table:table-cell>
          <table:table-cell table:formula="of:=LOG([.B193];10)" office:value-type="float" office:value="-9.33186765109466" calcext:value-type="float">
            <text:p>-9.33186765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0000465894" calcext:value-type="float">
            <text:p>4.65894E-10</text:p>
          </table:table-cell>
          <table:table-cell table:formula="of:=LOG([.B194];10)" office:value-type="float" office:value="-9.33171288256245" calcext:value-type="float">
            <text:p>-9.33171288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0000465662" calcext:value-type="float">
            <text:p>4.65662E-10</text:p>
          </table:table-cell>
          <table:table-cell table:formula="of:=LOG([.B195];10)" office:value-type="float" office:value="-9.3319292008984" calcext:value-type="float">
            <text:p>-9.33192920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00004663" calcext:value-type="float">
            <text:p>4.663E-10</text:p>
          </table:table-cell>
          <table:table-cell table:formula="of:=LOG([.B196];10)" office:value-type="float" office:value="-9.33133458454551" calcext:value-type="float">
            <text:p>-9.33133458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0000465736" calcext:value-type="float">
            <text:p>4.65736E-10</text:p>
          </table:table-cell>
          <table:table-cell table:formula="of:=LOG([.B197];10)" office:value-type="float" office:value="-9.33186019110511" calcext:value-type="float">
            <text:p>-9.33186019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00004678" calcext:value-type="float">
            <text:p>4.678E-10</text:p>
          </table:table-cell>
          <table:table-cell table:formula="of:=LOG([.B198];10)" office:value-type="float" office:value="-9.32993978252686" calcext:value-type="float">
            <text:p>-9.32993978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0000466651" calcext:value-type="float">
            <text:p>4.66651E-10</text:p>
          </table:table-cell>
          <table:table-cell table:formula="of:=LOG([.B199];10)" office:value-type="float" office:value="-9.33100779917234" calcext:value-type="float">
            <text:p>-9.33100779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000047598" calcext:value-type="float">
            <text:p>4.7598E-10</text:p>
          </table:table-cell>
          <table:table-cell table:formula="of:=LOG([.B200];10)" office:value-type="float" office:value="-9.32241129533018" calcext:value-type="float">
            <text:p>-9.32241129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0000465995" calcext:value-type="float">
            <text:p>4.65995E-10</text:p>
          </table:table-cell>
          <table:table-cell table:formula="of:=LOG([.B201];10)" office:value-type="float" office:value="-9.33161874314704" calcext:value-type="float">
            <text:p>-9.33161874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0000466406" calcext:value-type="float">
            <text:p>4.66406E-10</text:p>
          </table:table-cell>
          <table:table-cell table:formula="of:=LOG([.B202];10)" office:value-type="float" office:value="-9.33123587130622" calcext:value-type="float">
            <text:p>-9.33123587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0000465225" calcext:value-type="float">
            <text:p>4.65225E-10</text:p>
          </table:table-cell>
          <table:table-cell table:formula="of:=LOG([.B203];10)" office:value-type="float" office:value="-9.33233695544333" calcext:value-type="float">
            <text:p>-9.33233695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0000465879" calcext:value-type="float">
            <text:p>4.65879E-10</text:p>
          </table:table-cell>
          <table:table-cell table:formula="of:=LOG([.B204];10)" office:value-type="float" office:value="-9.33172686540425" calcext:value-type="float">
            <text:p>-9.3317268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000046528" calcext:value-type="float">
            <text:p>4.6528E-10</text:p>
          </table:table-cell>
          <table:table-cell table:formula="of:=LOG([.B205];10)" office:value-type="float" office:value="-9.33228561515707" calcext:value-type="float">
            <text:p>-9.33228561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0000466422" calcext:value-type="float">
            <text:p>4.66422E-10</text:p>
          </table:table-cell>
          <table:table-cell table:formula="of:=LOG([.B206];10)" office:value-type="float" office:value="-9.33122097314341" calcext:value-type="float">
            <text:p>-9.33122097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0000466137" calcext:value-type="float">
            <text:p>4.66137E-10</text:p>
          </table:table-cell>
          <table:table-cell table:formula="of:=LOG([.B207];10)" office:value-type="float" office:value="-9.33148642322474" calcext:value-type="float">
            <text:p>-9.33148642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0000466114" calcext:value-type="float">
            <text:p>4.66114E-10</text:p>
          </table:table-cell>
          <table:table-cell table:formula="of:=LOG([.B208];10)" office:value-type="float" office:value="-9.3315078525889" calcext:value-type="float">
            <text:p>-9.33150785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0000465932" calcext:value-type="float">
            <text:p>4.65932E-10</text:p>
          </table:table-cell>
          <table:table-cell table:formula="of:=LOG([.B209];10)" office:value-type="float" office:value="-9.33167746137797" calcext:value-type="float">
            <text:p>-9.33167746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0000466074" calcext:value-type="float">
            <text:p>4.66074E-10</text:p>
          </table:table-cell>
          <table:table-cell table:formula="of:=LOG([.B210];10)" office:value-type="float" office:value="-9.33154512356704" calcext:value-type="float">
            <text:p>-9.33154512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000046626" calcext:value-type="float">
            <text:p>4.6626E-10</text:p>
          </table:table-cell>
          <table:table-cell table:formula="of:=LOG([.B211];10)" office:value-type="float" office:value="-9.33137184065618" calcext:value-type="float">
            <text:p>-9.33137184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0000466288" calcext:value-type="float">
            <text:p>4.66288E-10</text:p>
          </table:table-cell>
          <table:table-cell table:formula="of:=LOG([.B212];10)" office:value-type="float" office:value="-9.33134576104313" calcext:value-type="float">
            <text:p>-9.3313457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0000529653" calcext:value-type="float">
            <text:p>5.29653E-10</text:p>
          </table:table-cell>
          <table:table-cell table:formula="of:=LOG([.B213];10)" office:value-type="float" office:value="-9.27600856349308" calcext:value-type="float">
            <text:p>-9.27600856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0000465162" calcext:value-type="float">
            <text:p>4.65162E-10</text:p>
          </table:table-cell>
          <table:table-cell table:formula="of:=LOG([.B214];10)" office:value-type="float" office:value="-9.33239577086617" calcext:value-type="float">
            <text:p>-9.33239577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0000466333" calcext:value-type="float">
            <text:p>4.66333E-10</text:p>
          </table:table-cell>
          <table:table-cell table:formula="of:=LOG([.B215];10)" office:value-type="float" office:value="-9.33130385066003" calcext:value-type="float">
            <text:p>-9.33130385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0000466279" calcext:value-type="float">
            <text:p>4.66279E-10</text:p>
          </table:table-cell>
          <table:table-cell table:formula="of:=LOG([.B216];10)" office:value-type="float" office:value="-9.33135414360511" calcext:value-type="float">
            <text:p>-9.33135414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0000465736" calcext:value-type="float">
            <text:p>4.65736E-10</text:p>
          </table:table-cell>
          <table:table-cell table:formula="of:=LOG([.B217];10)" office:value-type="float" office:value="-9.33186019110511" calcext:value-type="float">
            <text:p>-9.33186019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0000465818" calcext:value-type="float">
            <text:p>4.65818E-10</text:p>
          </table:table-cell>
          <table:table-cell table:formula="of:=LOG([.B218];10)" office:value-type="float" office:value="-9.33178373359946" calcext:value-type="float">
            <text:p>-9.33178373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0000466403" calcext:value-type="float">
            <text:p>4.66403E-10</text:p>
          </table:table-cell>
          <table:table-cell table:formula="of:=LOG([.B219];10)" office:value-type="float" office:value="-9.33123866476865" calcext:value-type="float">
            <text:p>-9.33123866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0000491386" calcext:value-type="float">
            <text:p>4.91386E-10</text:p>
          </table:table-cell>
          <table:table-cell table:formula="of:=LOG([.B220];10)" office:value-type="float" office:value="-9.30857722109436" calcext:value-type="float">
            <text:p>-9.30857722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0000466454" calcext:value-type="float">
            <text:p>4.66454E-10</text:p>
          </table:table-cell>
          <table:table-cell table:formula="of:=LOG([.B221];10)" office:value-type="float" office:value="-9.3311911783509" calcext:value-type="float">
            <text:p>-9.33119117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0000466573" calcext:value-type="float">
            <text:p>4.66573E-10</text:p>
          </table:table-cell>
          <table:table-cell table:formula="of:=LOG([.B222];10)" office:value-type="float" office:value="-9.33108039689736" calcext:value-type="float">
            <text:p>-9.3310803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0000465519" calcext:value-type="float">
            <text:p>4.65519E-10</text:p>
          </table:table-cell>
          <table:table-cell table:formula="of:=LOG([.B223];10)" office:value-type="float" office:value="-9.33206258873901" calcext:value-type="float">
            <text:p>-9.33206258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0000466148" calcext:value-type="float">
            <text:p>4.66148E-10</text:p>
          </table:table-cell>
          <table:table-cell table:formula="of:=LOG([.B224];10)" office:value-type="float" office:value="-9.33147617477217" calcext:value-type="float">
            <text:p>-9.33147617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0000449167" calcext:value-type="float">
            <text:p>4.49167E-10</text:p>
          </table:table-cell>
          <table:table-cell table:formula="of:=LOG([.B225];10)" office:value-type="float" office:value="-9.34759215856454" calcext:value-type="float">
            <text:p>-9.34759215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0000466883" calcext:value-type="float">
            <text:p>4.66883E-10</text:p>
          </table:table-cell>
          <table:table-cell table:formula="of:=LOG([.B226];10)" office:value-type="float" office:value="-9.33079193917822" calcext:value-type="float">
            <text:p>-9.33079193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000046583" calcext:value-type="float">
            <text:p>4.6583E-10</text:p>
          </table:table-cell>
          <table:table-cell table:formula="of:=LOG([.B227];10)" office:value-type="float" office:value="-9.33177254582514" calcext:value-type="float">
            <text:p>-9.33177254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0000465627" calcext:value-type="float">
            <text:p>4.65627E-10</text:p>
          </table:table-cell>
          <table:table-cell table:formula="of:=LOG([.B228];10)" office:value-type="float" office:value="-9.33196184448567" calcext:value-type="float">
            <text:p>-9.33196184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0000465793" calcext:value-type="float">
            <text:p>4.65793E-10</text:p>
          </table:table-cell>
          <table:table-cell table:formula="of:=LOG([.B229];10)" office:value-type="float" office:value="-9.33180704238832" calcext:value-type="float">
            <text:p>-9.33180704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0000465388" calcext:value-type="float">
            <text:p>4.65388E-10</text:p>
          </table:table-cell>
          <table:table-cell table:formula="of:=LOG([.B230];10)" office:value-type="float" office:value="-9.33218481916053" calcext:value-type="float">
            <text:p>-9.33218481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0000465462" calcext:value-type="float">
            <text:p>4.65462E-10</text:p>
          </table:table-cell>
          <table:table-cell table:formula="of:=LOG([.B231];10)" office:value-type="float" office:value="-9.33211576874053" calcext:value-type="float">
            <text:p>-9.33211576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0000465443" calcext:value-type="float">
            <text:p>4.65443E-10</text:p>
          </table:table-cell>
          <table:table-cell table:formula="of:=LOG([.B232];10)" office:value-type="float" office:value="-9.33213349685491" calcext:value-type="float">
            <text:p>-9.33213349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0000466183" calcext:value-type="float">
            <text:p>4.66183E-10</text:p>
          </table:table-cell>
          <table:table-cell table:formula="of:=LOG([.B233];10)" office:value-type="float" office:value="-9.33144356766831" calcext:value-type="float">
            <text:p>-9.33144356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0000493012" calcext:value-type="float">
            <text:p>4.93012E-10</text:p>
          </table:table-cell>
          <table:table-cell table:formula="of:=LOG([.B234];10)" office:value-type="float" office:value="-9.30714250978898" calcext:value-type="float">
            <text:p>-9.30714250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0000465976" calcext:value-type="float">
            <text:p>4.65976E-10</text:p>
          </table:table-cell>
          <table:table-cell table:formula="of:=LOG([.B235];10)" office:value-type="float" office:value="-9.33163645098378" calcext:value-type="float">
            <text:p>-9.3316364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0000465579" calcext:value-type="float">
            <text:p>4.65579E-10</text:p>
          </table:table-cell>
          <table:table-cell table:formula="of:=LOG([.B236];10)" office:value-type="float" office:value="-9.33200661682423" calcext:value-type="float">
            <text:p>-9.33200661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000046637" calcext:value-type="float">
            <text:p>4.6637E-10</text:p>
          </table:table-cell>
          <table:table-cell table:formula="of:=LOG([.B237];10)" office:value-type="float" office:value="-9.33126939404128" calcext:value-type="float">
            <text:p>-9.3312693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0000466351" calcext:value-type="float">
            <text:p>4.66351E-10</text:p>
          </table:table-cell>
          <table:table-cell table:formula="of:=LOG([.B238];10)" office:value-type="float" office:value="-9.33128708763916" calcext:value-type="float">
            <text:p>-9.33128708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0000465455" calcext:value-type="float">
            <text:p>4.65455E-10</text:p>
          </table:table-cell>
          <table:table-cell table:formula="of:=LOG([.B239];10)" office:value-type="float" office:value="-9.3321223000669" calcext:value-type="float">
            <text:p>-9.3321223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0000465289" calcext:value-type="float">
            <text:p>4.65289E-10</text:p>
          </table:table-cell>
          <table:table-cell table:formula="of:=LOG([.B240];10)" office:value-type="float" office:value="-9.33227721459712" calcext:value-type="float">
            <text:p>-9.33227721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0000465474" calcext:value-type="float">
            <text:p>4.65474E-10</text:p>
          </table:table-cell>
          <table:table-cell table:formula="of:=LOG([.B241];10)" office:value-type="float" office:value="-9.33210457240956" calcext:value-type="float">
            <text:p>-9.33210457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0000465553" calcext:value-type="float">
            <text:p>4.65553E-10</text:p>
          </table:table-cell>
          <table:table-cell table:formula="of:=LOG([.B242];10)" office:value-type="float" office:value="-9.33203087043496" calcext:value-type="float">
            <text:p>-9.33203087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0000466313" calcext:value-type="float">
            <text:p>4.66313E-10</text:p>
          </table:table-cell>
          <table:table-cell table:formula="of:=LOG([.B243];10)" office:value-type="float" office:value="-9.33132247699765" calcext:value-type="float">
            <text:p>-9.3313224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0000465122" calcext:value-type="float">
            <text:p>4.65122E-10</text:p>
          </table:table-cell>
          <table:table-cell table:formula="of:=LOG([.B244];10)" office:value-type="float" office:value="-9.33243311812633" calcext:value-type="float">
            <text:p>-9.33243311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0000465524" calcext:value-type="float">
            <text:p>4.65524E-10</text:p>
          </table:table-cell>
          <table:table-cell table:formula="of:=LOG([.B245];10)" office:value-type="float" office:value="-9.33205792413724" calcext:value-type="float">
            <text:p>-9.33205792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0000465953" calcext:value-type="float">
            <text:p>4.65953E-10</text:p>
          </table:table-cell>
          <table:table-cell table:formula="of:=LOG([.B246];10)" office:value-type="float" office:value="-9.33165788775221" calcext:value-type="float">
            <text:p>-9.33165788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0000465505" calcext:value-type="float">
            <text:p>4.65505E-10</text:p>
          </table:table-cell>
          <table:table-cell table:formula="of:=LOG([.B247];10)" office:value-type="float" office:value="-9.33207564989048" calcext:value-type="float">
            <text:p>-9.33207564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0000465554" calcext:value-type="float">
            <text:p>4.65554E-10</text:p>
          </table:table-cell>
          <table:table-cell table:formula="of:=LOG([.B248];10)" office:value-type="float" office:value="-9.33202993757874" calcext:value-type="float">
            <text:p>-9.33202993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0000466333" calcext:value-type="float">
            <text:p>4.66333E-10</text:p>
          </table:table-cell>
          <table:table-cell table:formula="of:=LOG([.B249];10)" office:value-type="float" office:value="-9.33130385066003" calcext:value-type="float">
            <text:p>-9.33130385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524948" calcext:value-type="float">
            <text:p>5.24948E-10</text:p>
          </table:table-cell>
          <table:table-cell table:formula="of:=LOG([.B250];10)" office:value-type="float" office:value="-9.27988371455889" calcext:value-type="float">
            <text:p>-9.27988371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0000465402" calcext:value-type="float">
            <text:p>4.65402E-10</text:p>
          </table:table-cell>
          <table:table-cell table:formula="of:=LOG([.B251];10)" office:value-type="float" office:value="-9.33217175472549" calcext:value-type="float">
            <text:p>-9.33217175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000046544" calcext:value-type="float">
            <text:p>4.6544E-10</text:p>
          </table:table-cell>
          <table:table-cell table:formula="of:=LOG([.B252];10)" office:value-type="float" office:value="-9.33213629609702" calcext:value-type="float">
            <text:p>-9.33213629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0000465525" calcext:value-type="float">
            <text:p>4.65525E-10</text:p>
          </table:table-cell>
          <table:table-cell table:formula="of:=LOG([.B253];10)" office:value-type="float" office:value="-9.3320569912229" calcext:value-type="float">
            <text:p>-9.33205699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0000465703" calcext:value-type="float">
            <text:p>4.65703E-10</text:p>
          </table:table-cell>
          <table:table-cell table:formula="of:=LOG([.B254];10)" office:value-type="float" office:value="-9.33189096438797" calcext:value-type="float">
            <text:p>-9.33189096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0000465694" calcext:value-type="float">
            <text:p>4.65694E-10</text:p>
          </table:table-cell>
          <table:table-cell table:formula="of:=LOG([.B255];10)" office:value-type="float" office:value="-9.33189935747993" calcext:value-type="float">
            <text:p>-9.33189935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00046561" calcext:value-type="float">
            <text:p>4.6561E-10</text:p>
          </table:table-cell>
          <table:table-cell table:formula="of:=LOG([.B256];10)" office:value-type="float" office:value="-9.33197770082771" calcext:value-type="float">
            <text:p>-9.33197770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00004653" calcext:value-type="float">
            <text:p>4.653E-10</text:p>
          </table:table-cell>
          <table:table-cell table:formula="of:=LOG([.B257];10)" office:value-type="float" office:value="-9.33226694746673" calcext:value-type="float">
            <text:p>-9.33226694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000046664" calcext:value-type="float">
            <text:p>4.6664E-10</text:p>
          </table:table-cell>
          <table:table-cell table:formula="of:=LOG([.B258];10)" office:value-type="float" office:value="-9.33101803657804" calcext:value-type="float">
            <text:p>-9.33101803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0000466164" calcext:value-type="float">
            <text:p>4.66164E-10</text:p>
          </table:table-cell>
          <table:table-cell table:formula="of:=LOG([.B259];10)" office:value-type="float" office:value="-9.33146126836377" calcext:value-type="float">
            <text:p>-9.33146126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0000451723" calcext:value-type="float">
            <text:p>4.51723E-10</text:p>
          </table:table-cell>
          <table:table-cell table:formula="of:=LOG([.B260];10)" office:value-type="float" office:value="-9.34512779626884" calcext:value-type="float">
            <text:p>-9.34512779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0000466652" calcext:value-type="float">
            <text:p>4.66652E-10</text:p>
          </table:table-cell>
          <table:table-cell table:formula="of:=LOG([.B261];10)" office:value-type="float" office:value="-9.33100686851106" calcext:value-type="float">
            <text:p>-9.33100686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0000448788" calcext:value-type="float">
            <text:p>4.48788E-10</text:p>
          </table:table-cell>
          <table:table-cell table:formula="of:=LOG([.B262];10)" office:value-type="float" office:value="-9.34795876405906" calcext:value-type="float">
            <text:p>-9.34795876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000046533" calcext:value-type="float">
            <text:p>4.6533E-10</text:p>
          </table:table-cell>
          <table:table-cell table:formula="of:=LOG([.B263];10)" office:value-type="float" office:value="-9.33223894743565" calcext:value-type="float">
            <text:p>-9.33223894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0000448698" calcext:value-type="float">
            <text:p>4.48698E-10</text:p>
          </table:table-cell>
          <table:table-cell table:formula="of:=LOG([.B264];10)" office:value-type="float" office:value="-9.34804586626122" calcext:value-type="float">
            <text:p>-9.34804586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0000465738" calcext:value-type="float">
            <text:p>4.65738E-10</text:p>
          </table:table-cell>
          <table:table-cell table:formula="of:=LOG([.B265];10)" office:value-type="float" office:value="-9.33185832612774" calcext:value-type="float">
            <text:p>-9.33185832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0000466591" calcext:value-type="float">
            <text:p>4.66591E-10</text:p>
          </table:table-cell>
          <table:table-cell table:formula="of:=LOG([.B266];10)" office:value-type="float" office:value="-9.33106364249904" calcext:value-type="float">
            <text:p>-9.33106364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0000466278" calcext:value-type="float">
            <text:p>4.66278E-10</text:p>
          </table:table-cell>
          <table:table-cell table:formula="of:=LOG([.B267];10)" office:value-type="float" office:value="-9.33135507501087" calcext:value-type="float">
            <text:p>-9.3313550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0000482964" calcext:value-type="float">
            <text:p>4.82964E-10</text:p>
          </table:table-cell>
          <table:table-cell table:formula="of:=LOG([.B268];10)" office:value-type="float" office:value="-9.31608524022992" calcext:value-type="float">
            <text:p>-9.31608524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0000469026" calcext:value-type="float">
            <text:p>4.69026E-10</text:p>
          </table:table-cell>
          <table:table-cell table:formula="of:=LOG([.B269];10)" office:value-type="float" office:value="-9.32880308192553" calcext:value-type="float">
            <text:p>-9.32880308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0000465249" calcext:value-type="float">
            <text:p>4.65249E-10</text:p>
          </table:table-cell>
          <table:table-cell table:formula="of:=LOG([.B270];10)" office:value-type="float" office:value="-9.33231455166296" calcext:value-type="float">
            <text:p>-9.33231455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0000465341" calcext:value-type="float">
            <text:p>4.65341E-10</text:p>
          </table:table-cell>
          <table:table-cell table:formula="of:=LOG([.B271];10)" office:value-type="float" office:value="-9.33222868120988" calcext:value-type="float">
            <text:p>-9.33222868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0000468974" calcext:value-type="float">
            <text:p>4.68974E-10</text:p>
          </table:table-cell>
          <table:table-cell table:formula="of:=LOG([.B272];10)" office:value-type="float" office:value="-9.32885123397901" calcext:value-type="float">
            <text:p>-9.3288512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000046539" calcext:value-type="float">
            <text:p>4.6539E-10</text:p>
          </table:table-cell>
          <table:table-cell table:formula="of:=LOG([.B273];10)" office:value-type="float" office:value="-9.33218295278861" calcext:value-type="float">
            <text:p>-9.33218295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0000465536" calcext:value-type="float">
            <text:p>4.65536E-10</text:p>
          </table:table-cell>
          <table:table-cell table:formula="of:=LOG([.B274];10)" office:value-type="float" office:value="-9.33204672929742" calcext:value-type="float">
            <text:p>-9.33204672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0000465189" calcext:value-type="float">
            <text:p>4.65189E-10</text:p>
          </table:table-cell>
          <table:table-cell table:formula="of:=LOG([.B275];10)" office:value-type="float" office:value="-9.33237056328104" calcext:value-type="float">
            <text:p>-9.33237056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0000465257" calcext:value-type="float">
            <text:p>4.65257E-10</text:p>
          </table:table-cell>
          <table:table-cell table:formula="of:=LOG([.B276];10)" office:value-type="float" office:value="-9.332307083993" calcext:value-type="float">
            <text:p>-9.3323070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0000465612" calcext:value-type="float">
            <text:p>4.65612E-10</text:p>
          </table:table-cell>
          <table:table-cell table:formula="of:=LOG([.B277];10)" office:value-type="float" office:value="-9.33197583534566" calcext:value-type="float">
            <text:p>-9.33197583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0000466288" calcext:value-type="float">
            <text:p>4.66288E-10</text:p>
          </table:table-cell>
          <table:table-cell table:formula="of:=LOG([.B278];10)" office:value-type="float" office:value="-9.33134576104313" calcext:value-type="float">
            <text:p>-9.3313457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0000511733" calcext:value-type="float">
            <text:p>5.11733E-10</text:p>
          </table:table-cell>
          <table:table-cell table:formula="of:=LOG([.B279];10)" office:value-type="float" office:value="-9.29095657588348" calcext:value-type="float">
            <text:p>-9.29095657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0000465169" calcext:value-type="float">
            <text:p>4.65169E-10</text:p>
          </table:table-cell>
          <table:table-cell table:formula="of:=LOG([.B280];10)" office:value-type="float" office:value="-9.33238923542583" calcext:value-type="float">
            <text:p>-9.33238923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000046529" calcext:value-type="float">
            <text:p>4.6529E-10</text:p>
          </table:table-cell>
          <table:table-cell table:formula="of:=LOG([.B281];10)" office:value-type="float" office:value="-9.3322762812116" calcext:value-type="float">
            <text:p>-9.33227628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000046541" calcext:value-type="float">
            <text:p>4.6541E-10</text:p>
          </table:table-cell>
          <table:table-cell table:formula="of:=LOG([.B282];10)" office:value-type="float" office:value="-9.33216428951048" calcext:value-type="float">
            <text:p>-9.33216428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0000465241" calcext:value-type="float">
            <text:p>4.65241E-10</text:p>
          </table:table-cell>
          <table:table-cell table:formula="of:=LOG([.B283];10)" office:value-type="float" office:value="-9.33232201946134" calcext:value-type="float">
            <text:p>-9.33232201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0000465013" calcext:value-type="float">
            <text:p>4.65013E-10</text:p>
          </table:table-cell>
          <table:table-cell table:formula="of:=LOG([.B284];10)" office:value-type="float" office:value="-9.3325349057136" calcext:value-type="float">
            <text:p>-9.33253490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0000465172" calcext:value-type="float">
            <text:p>4.65172E-10</text:p>
          </table:table-cell>
          <table:table-cell table:formula="of:=LOG([.B285];10)" office:value-type="float" office:value="-9.33238643455293" calcext:value-type="float">
            <text:p>-9.33238643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0000465967" calcext:value-type="float">
            <text:p>4.65967E-10</text:p>
          </table:table-cell>
          <table:table-cell table:formula="of:=LOG([.B286];10)" office:value-type="float" office:value="-9.33164483915845" calcext:value-type="float">
            <text:p>-9.33164483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0000465425" calcext:value-type="float">
            <text:p>4.65425E-10</text:p>
          </table:table-cell>
          <table:table-cell table:formula="of:=LOG([.B287];10)" office:value-type="float" office:value="-9.3321502925782" calcext:value-type="float">
            <text:p>-9.33215029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0000470565" calcext:value-type="float">
            <text:p>4.70565E-10</text:p>
          </table:table-cell>
          <table:table-cell table:formula="of:=LOG([.B288];10)" office:value-type="float" office:value="-9.32738037820577" calcext:value-type="float">
            <text:p>-9.32738037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0000465434" calcext:value-type="float">
            <text:p>4.65434E-10</text:p>
          </table:table-cell>
          <table:table-cell table:formula="of:=LOG([.B289];10)" office:value-type="float" office:value="-9.33214189463536" calcext:value-type="float">
            <text:p>-9.33214189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0000465243" calcext:value-type="float">
            <text:p>4.65243E-10</text:p>
          </table:table-cell>
          <table:table-cell table:formula="of:=LOG([.B290];10)" office:value-type="float" office:value="-9.33232015249971" calcext:value-type="float">
            <text:p>-9.33232015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0000465304" calcext:value-type="float">
            <text:p>4.65304E-10</text:p>
          </table:table-cell>
          <table:table-cell table:formula="of:=LOG([.B291];10)" office:value-type="float" office:value="-9.33226321402495" calcext:value-type="float">
            <text:p>-9.3322632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0000465177" calcext:value-type="float">
            <text:p>4.65177E-10</text:p>
          </table:table-cell>
          <table:table-cell table:formula="of:=LOG([.B292];10)" office:value-type="float" office:value="-9.33238176647158" calcext:value-type="float">
            <text:p>-9.33238176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0000465637" calcext:value-type="float">
            <text:p>4.65637E-10</text:p>
          </table:table-cell>
          <table:table-cell table:formula="of:=LOG([.B293];10)" office:value-type="float" office:value="-9.33195251749608" calcext:value-type="float">
            <text:p>-9.33195251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0000465603" calcext:value-type="float">
            <text:p>4.65603E-10</text:p>
          </table:table-cell>
          <table:table-cell table:formula="of:=LOG([.B294];10)" office:value-type="float" office:value="-9.33198423007799" calcext:value-type="float">
            <text:p>-9.33198423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0000467232" calcext:value-type="float">
            <text:p>4.67232E-10</text:p>
          </table:table-cell>
          <table:table-cell table:formula="of:=LOG([.B295];10)" office:value-type="float" office:value="-9.33046742071693" calcext:value-type="float">
            <text:p>-9.33046742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0000465735" calcext:value-type="float">
            <text:p>4.65735E-10</text:p>
          </table:table-cell>
          <table:table-cell table:formula="of:=LOG([.B296];10)" office:value-type="float" office:value="-9.33186112359679" calcext:value-type="float">
            <text:p>-9.33186112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0000465045" calcext:value-type="float">
            <text:p>4.65045E-10</text:p>
          </table:table-cell>
          <table:table-cell table:formula="of:=LOG([.B297];10)" office:value-type="float" office:value="-9.3325050206453" calcext:value-type="float">
            <text:p>-9.33250502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0000465889" calcext:value-type="float">
            <text:p>4.65889E-10</text:p>
          </table:table-cell>
          <table:table-cell table:formula="of:=LOG([.B298];10)" office:value-type="float" office:value="-9.33171754345969" calcext:value-type="float">
            <text:p>-9.33171754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0000464917" calcext:value-type="float">
            <text:p>4.64917E-10</text:p>
          </table:table-cell>
          <table:table-cell table:formula="of:=LOG([.B299];10)" office:value-type="float" office:value="-9.33262457325935" calcext:value-type="float">
            <text:p>-9.33262457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0000465006" calcext:value-type="float">
            <text:p>4.65006E-10</text:p>
          </table:table-cell>
          <table:table-cell table:formula="of:=LOG([.B300];10)" office:value-type="float" office:value="-9.33254144334643" calcext:value-type="float">
            <text:p>-9.33254144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0000467243" calcext:value-type="float">
            <text:p>4.67243E-10</text:p>
          </table:table-cell>
          <table:table-cell table:formula="of:=LOG([.B301];10)" office:value-type="float" office:value="-9.33045719628224" calcext:value-type="float">
            <text:p>-9.330457196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0000467162" calcext:value-type="float">
            <text:p>4.67162E-10</text:p>
          </table:table-cell>
          <table:table-cell table:formula="of:=LOG([.B302];10)" office:value-type="float" office:value="-9.33053249094167" calcext:value-type="float">
            <text:p>-9.33053249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0000466101" calcext:value-type="float">
            <text:p>4.66101E-10</text:p>
          </table:table-cell>
          <table:table-cell table:formula="of:=LOG([.B303];10)" office:value-type="float" office:value="-9.33151996530595" calcext:value-type="float">
            <text:p>-9.33151996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0000465889" calcext:value-type="float">
            <text:p>4.65889E-10</text:p>
          </table:table-cell>
          <table:table-cell table:formula="of:=LOG([.B304];10)" office:value-type="float" office:value="-9.33171754345969" calcext:value-type="float">
            <text:p>-9.33171754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0000465088" calcext:value-type="float">
            <text:p>4.65088E-10</text:p>
          </table:table-cell>
          <table:table-cell table:formula="of:=LOG([.B305];10)" office:value-type="float" office:value="-9.33246486582285" calcext:value-type="float">
            <text:p>-9.33246486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0000464995" calcext:value-type="float">
            <text:p>4.64995E-10</text:p>
          </table:table-cell>
          <table:table-cell table:formula="of:=LOG([.B306];10)" office:value-type="float" office:value="-9.33255171696829" calcext:value-type="float">
            <text:p>-9.3325517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0000465287" calcext:value-type="float">
            <text:p>4.65287E-10</text:p>
          </table:table-cell>
          <table:table-cell table:formula="of:=LOG([.B307];10)" office:value-type="float" office:value="-9.33227908137418" calcext:value-type="float">
            <text:p>-9.33227908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0000450728" calcext:value-type="float">
            <text:p>4.50728E-10</text:p>
          </table:table-cell>
          <table:table-cell table:formula="of:=LOG([.B308];10)" office:value-type="float" office:value="-9.34608546196945" calcext:value-type="float">
            <text:p>-9.3460854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0000465053" calcext:value-type="float">
            <text:p>4.65053E-10</text:p>
          </table:table-cell>
          <table:table-cell table:formula="of:=LOG([.B309];10)" office:value-type="float" office:value="-9.33249754969954" calcext:value-type="float">
            <text:p>-9.33249754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00004677" calcext:value-type="float">
            <text:p>4.677E-10</text:p>
          </table:table-cell>
          <table:table-cell table:formula="of:=LOG([.B310];10)" office:value-type="float" office:value="-9.33003263009149" calcext:value-type="float">
            <text:p>-9.33003263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0000470117" calcext:value-type="float">
            <text:p>4.70117E-10</text:p>
          </table:table-cell>
          <table:table-cell table:formula="of:=LOG([.B311];10)" office:value-type="float" office:value="-9.32779404391343" calcext:value-type="float">
            <text:p>-9.32779404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0000612087" calcext:value-type="float">
            <text:p>6.12087E-10</text:p>
          </table:table-cell>
          <table:table-cell table:formula="of:=LOG([.B312];10)" office:value-type="float" office:value="-9.2131868443012" calcext:value-type="float">
            <text:p>-9.21318684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0000465235" calcext:value-type="float">
            <text:p>4.65235E-10</text:p>
          </table:table-cell>
          <table:table-cell table:formula="of:=LOG([.B313];10)" office:value-type="float" office:value="-9.33232762039439" calcext:value-type="float">
            <text:p>-9.33232762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0000465131" calcext:value-type="float">
            <text:p>4.65131E-10</text:p>
          </table:table-cell>
          <table:table-cell table:formula="of:=LOG([.B314];10)" office:value-type="float" office:value="-9.33242471471277" calcext:value-type="float">
            <text:p>-9.332424714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0000470094" calcext:value-type="float">
            <text:p>4.70094E-10</text:p>
          </table:table-cell>
          <table:table-cell table:formula="of:=LOG([.B315];10)" office:value-type="float" office:value="-9.32781529185263" calcext:value-type="float">
            <text:p>-9.32781529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0000448051" calcext:value-type="float">
            <text:p>4.48051E-10</text:p>
          </table:table-cell>
          <table:table-cell table:formula="of:=LOG([.B316];10)" office:value-type="float" office:value="-9.34867254904213" calcext:value-type="float">
            <text:p>-9.3486725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0000467276" calcext:value-type="float">
            <text:p>4.67276E-10</text:p>
          </table:table-cell>
          <table:table-cell table:formula="of:=LOG([.B317];10)" office:value-type="float" office:value="-9.33042652442237" calcext:value-type="float">
            <text:p>-9.330426524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0000465042" calcext:value-type="float">
            <text:p>4.65042E-10</text:p>
          </table:table-cell>
          <table:table-cell table:formula="of:=LOG([.B318];10)" office:value-type="float" office:value="-9.3325078222831" calcext:value-type="float">
            <text:p>-9.33250782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0000465754" calcext:value-type="float">
            <text:p>4.65754E-10</text:p>
          </table:table-cell>
          <table:table-cell table:formula="of:=LOG([.B319];10)" office:value-type="float" office:value="-9.33184340659711" calcext:value-type="float">
            <text:p>-9.33184340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000464802" calcext:value-type="float">
            <text:p>4.64802E-10</text:p>
          </table:table-cell>
          <table:table-cell table:formula="of:=LOG([.B320];10)" office:value-type="float" office:value="-9.33273201188473" calcext:value-type="float">
            <text:p>-9.33273201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0000469276" calcext:value-type="float">
            <text:p>4.69276E-10</text:p>
          </table:table-cell>
          <table:table-cell table:formula="of:=LOG([.B321];10)" office:value-type="float" office:value="-9.32857165617338" calcext:value-type="float">
            <text:p>-9.32857165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0000464968" calcext:value-type="float">
            <text:p>4.64968E-10</text:p>
          </table:table-cell>
          <table:table-cell table:formula="of:=LOG([.B322];10)" office:value-type="float" office:value="-9.33257693507055" calcext:value-type="float">
            <text:p>-9.33257693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0000465531" calcext:value-type="float">
            <text:p>4.65531E-10</text:p>
          </table:table-cell>
          <table:table-cell table:formula="of:=LOG([.B323];10)" office:value-type="float" office:value="-9.33205139377894" calcext:value-type="float">
            <text:p>-9.33205139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0000465103" calcext:value-type="float">
            <text:p>4.65103E-10</text:p>
          </table:table-cell>
          <table:table-cell table:formula="of:=LOG([.B324];10)" office:value-type="float" office:value="-9.33245085920006" calcext:value-type="float">
            <text:p>-9.33245085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0000466857" calcext:value-type="float">
            <text:p>4.66857E-10</text:p>
          </table:table-cell>
          <table:table-cell table:formula="of:=LOG([.B325];10)" office:value-type="float" office:value="-9.33081612504695" calcext:value-type="float">
            <text:p>-9.330816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000046488" calcext:value-type="float">
            <text:p>4.6488E-10</text:p>
          </table:table-cell>
          <table:table-cell table:formula="of:=LOG([.B326];10)" office:value-type="float" office:value="-9.33265913756928" calcext:value-type="float">
            <text:p>-9.33265913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0000465066" calcext:value-type="float">
            <text:p>4.65066E-10</text:p>
          </table:table-cell>
          <table:table-cell table:formula="of:=LOG([.B327];10)" office:value-type="float" office:value="-9.33248540968678" calcext:value-type="float">
            <text:p>-9.33248540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0000466752" calcext:value-type="float">
            <text:p>4.66752E-10</text:p>
          </table:table-cell>
          <table:table-cell table:formula="of:=LOG([.B328];10)" office:value-type="float" office:value="-9.33091381245311" calcext:value-type="float">
            <text:p>-9.33091381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0000465407" calcext:value-type="float">
            <text:p>4.65407E-10</text:p>
          </table:table-cell>
          <table:table-cell table:formula="of:=LOG([.B329];10)" office:value-type="float" office:value="-9.33216708895107" calcext:value-type="float">
            <text:p>-9.3321670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0000465607" calcext:value-type="float">
            <text:p>4.65607E-10</text:p>
          </table:table-cell>
          <table:table-cell table:formula="of:=LOG([.B330];10)" office:value-type="float" office:value="-9.33198049906581" calcext:value-type="float">
            <text:p>-9.331980499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0000465156" calcext:value-type="float">
            <text:p>4.65156E-10</text:p>
          </table:table-cell>
          <table:table-cell table:formula="of:=LOG([.B331];10)" office:value-type="float" office:value="-9.33240137275045" calcext:value-type="float">
            <text:p>-9.33240137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0000465075" calcext:value-type="float">
            <text:p>4.65075E-10</text:p>
          </table:table-cell>
          <table:table-cell table:formula="of:=LOG([.B332];10)" office:value-type="float" office:value="-9.33247700526135" calcext:value-type="float">
            <text:p>-9.33247700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0000448189" calcext:value-type="float">
            <text:p>4.48189E-10</text:p>
          </table:table-cell>
          <table:table-cell table:formula="of:=LOG([.B333];10)" office:value-type="float" office:value="-9.34853880665398" calcext:value-type="float">
            <text:p>-9.34853880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0000593084" calcext:value-type="float">
            <text:p>5.93084E-10</text:p>
          </table:table-cell>
          <table:table-cell table:formula="of:=LOG([.B334];10)" office:value-type="float" office:value="-9.22688379204395" calcext:value-type="float">
            <text:p>-9.22688379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0000462383" calcext:value-type="float">
            <text:p>4.62383E-10</text:p>
          </table:table-cell>
          <table:table-cell table:formula="of:=LOG([.B335];10)" office:value-type="float" office:value="-9.33499814158993" calcext:value-type="float">
            <text:p>-9.33499814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0000464925" calcext:value-type="float">
            <text:p>4.64925E-10</text:p>
          </table:table-cell>
          <table:table-cell table:formula="of:=LOG([.B336];10)" office:value-type="float" office:value="-9.33261710025673" calcext:value-type="float">
            <text:p>-9.33261710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0000478222" calcext:value-type="float">
            <text:p>4.78222E-10</text:p>
          </table:table-cell>
          <table:table-cell table:formula="of:=LOG([.B337];10)" office:value-type="float" office:value="-9.32037044859074" calcext:value-type="float">
            <text:p>-9.32037044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0000465691" calcext:value-type="float">
            <text:p>4.65691E-10</text:p>
          </table:table-cell>
          <table:table-cell table:formula="of:=LOG([.B338];10)" office:value-type="float" office:value="-9.3319021552133" calcext:value-type="float">
            <text:p>-9.33190215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000046461" calcext:value-type="float">
            <text:p>4.6461E-10</text:p>
          </table:table-cell>
          <table:table-cell table:formula="of:=LOG([.B339];10)" office:value-type="float" office:value="-9.33291144692907" calcext:value-type="float">
            <text:p>-9.33291144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0000465226" calcext:value-type="float">
            <text:p>4.65226E-10</text:p>
          </table:table-cell>
          <table:table-cell table:formula="of:=LOG([.B340];10)" office:value-type="float" office:value="-9.33233602192941" calcext:value-type="float">
            <text:p>-9.33233602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0000465103" calcext:value-type="float">
            <text:p>4.65103E-10</text:p>
          </table:table-cell>
          <table:table-cell table:formula="of:=LOG([.B341];10)" office:value-type="float" office:value="-9.33245085920006" calcext:value-type="float">
            <text:p>-9.33245085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0000465675" calcext:value-type="float">
            <text:p>4.65675E-10</text:p>
          </table:table-cell>
          <table:table-cell table:formula="of:=LOG([.B342];10)" office:value-type="float" office:value="-9.33191707676232" calcext:value-type="float">
            <text:p>-9.33191707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0000466933" calcext:value-type="float">
            <text:p>4.66933E-10</text:p>
          </table:table-cell>
          <table:table-cell table:formula="of:=LOG([.B343];10)" office:value-type="float" office:value="-9.33074543167757" calcext:value-type="float">
            <text:p>-9.33074543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0000465099" calcext:value-type="float">
            <text:p>4.65099E-10</text:p>
          </table:table-cell>
          <table:table-cell table:formula="of:=LOG([.B344];10)" office:value-type="float" office:value="-9.33245459425531" calcext:value-type="float">
            <text:p>-9.33245459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0000464746" calcext:value-type="float">
            <text:p>4.64746E-10</text:p>
          </table:table-cell>
          <table:table-cell table:formula="of:=LOG([.B345];10)" office:value-type="float" office:value="-9.33278433944827" calcext:value-type="float">
            <text:p>-9.332784339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0000544886" calcext:value-type="float">
            <text:p>5.44886E-10</text:p>
          </table:table-cell>
          <table:table-cell table:formula="of:=LOG([.B346];10)" office:value-type="float" office:value="-9.26369435047514" calcext:value-type="float">
            <text:p>-9.263694350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0000464985" calcext:value-type="float">
            <text:p>4.64985E-10</text:p>
          </table:table-cell>
          <table:table-cell table:formula="of:=LOG([.B347];10)" office:value-type="float" office:value="-9.33256105683543" calcext:value-type="float">
            <text:p>-9.33256105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0000465583" calcext:value-type="float">
            <text:p>4.65583E-10</text:p>
          </table:table-cell>
          <table:table-cell table:formula="of:=LOG([.B348];10)" office:value-type="float" office:value="-9.33200288561972" calcext:value-type="float">
            <text:p>-9.33200288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0000466267" calcext:value-type="float">
            <text:p>4.66267E-10</text:p>
          </table:table-cell>
          <table:table-cell table:formula="of:=LOG([.B349];10)" office:value-type="float" office:value="-9.3313653206061" calcext:value-type="float">
            <text:p>-9.33136532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0000464724" calcext:value-type="float">
            <text:p>4.64724E-10</text:p>
          </table:table-cell>
          <table:table-cell table:formula="of:=LOG([.B350];10)" office:value-type="float" office:value="-9.33280489843049" calcext:value-type="float">
            <text:p>-9.33280489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0000465185" calcext:value-type="float">
            <text:p>4.65185E-10</text:p>
          </table:table-cell>
          <table:table-cell table:formula="of:=LOG([.B351];10)" office:value-type="float" office:value="-9.33237429764577" calcext:value-type="float">
            <text:p>-9.33237429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0000481473" calcext:value-type="float">
            <text:p>4.81473E-10</text:p>
          </table:table-cell>
          <table:table-cell table:formula="of:=LOG([.B352];10)" office:value-type="float" office:value="-9.31742806218387" calcext:value-type="float">
            <text:p>-9.31742806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0000466939" calcext:value-type="float">
            <text:p>4.66939E-10</text:p>
          </table:table-cell>
          <table:table-cell table:formula="of:=LOG([.B353];10)" office:value-type="float" office:value="-9.33073985111215" calcext:value-type="float">
            <text:p>-9.33073985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0000470639" calcext:value-type="float">
            <text:p>4.70639E-10</text:p>
          </table:table-cell>
          <table:table-cell table:formula="of:=LOG([.B354];10)" office:value-type="float" office:value="-9.32731208739586" calcext:value-type="float">
            <text:p>-9.32731208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0000464725" calcext:value-type="float">
            <text:p>4.64725E-10</text:p>
          </table:table-cell>
          <table:table-cell table:formula="of:=LOG([.B355];10)" office:value-type="float" office:value="-9.33280396391019" calcext:value-type="float">
            <text:p>-9.33280396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0000464994" calcext:value-type="float">
            <text:p>4.64994E-10</text:p>
          </table:table-cell>
          <table:table-cell table:formula="of:=LOG([.B356];10)" office:value-type="float" office:value="-9.33255265094597" calcext:value-type="float">
            <text:p>-9.332552650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0000464978" calcext:value-type="float">
            <text:p>4.64978E-10</text:p>
          </table:table-cell>
          <table:table-cell table:formula="of:=LOG([.B357];10)" office:value-type="float" office:value="-9.33256759486194" calcext:value-type="float">
            <text:p>-9.33256759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0000464712" calcext:value-type="float">
            <text:p>4.64712E-10</text:p>
          </table:table-cell>
          <table:table-cell table:formula="of:=LOG([.B358];10)" office:value-type="float" office:value="-9.33281611283102" calcext:value-type="float">
            <text:p>-9.33281611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0000465057" calcext:value-type="float">
            <text:p>4.65057E-10</text:p>
          </table:table-cell>
          <table:table-cell table:formula="of:=LOG([.B359];10)" office:value-type="float" office:value="-9.33249381427486" calcext:value-type="float">
            <text:p>-9.33249381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000464779" calcext:value-type="float">
            <text:p>4.64779E-10</text:p>
          </table:table-cell>
          <table:table-cell table:formula="of:=LOG([.B360];10)" office:value-type="float" office:value="-9.33275350279964" calcext:value-type="float">
            <text:p>-9.33275350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0000465451" calcext:value-type="float">
            <text:p>4.65451E-10</text:p>
          </table:table-cell>
          <table:table-cell table:formula="of:=LOG([.B361];10)" office:value-type="float" office:value="-9.33212603229749" calcext:value-type="float">
            <text:p>-9.33212603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0000465076" calcext:value-type="float">
            <text:p>4.65076E-10</text:p>
          </table:table-cell>
          <table:table-cell table:formula="of:=LOG([.B362];10)" office:value-type="float" office:value="-9.33247607144634" calcext:value-type="float">
            <text:p>-9.33247607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000046488" calcext:value-type="float">
            <text:p>4.6488E-10</text:p>
          </table:table-cell>
          <table:table-cell table:formula="of:=LOG([.B363];10)" office:value-type="float" office:value="-9.33265913756928" calcext:value-type="float">
            <text:p>-9.33265913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0000464763" calcext:value-type="float">
            <text:p>4.64763E-10</text:p>
          </table:table-cell>
          <table:table-cell table:formula="of:=LOG([.B364];10)" office:value-type="float" office:value="-9.33276845362857" calcext:value-type="float">
            <text:p>-9.33276845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0000464963" calcext:value-type="float">
            <text:p>4.64963E-10</text:p>
          </table:table-cell>
          <table:table-cell table:formula="of:=LOG([.B365];10)" office:value-type="float" office:value="-9.33258160525018" calcext:value-type="float">
            <text:p>-9.332581605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0000465102" calcext:value-type="float">
            <text:p>4.65102E-10</text:p>
          </table:table-cell>
          <table:table-cell table:formula="of:=LOG([.B366];10)" office:value-type="float" office:value="-9.33245179296086" calcext:value-type="float">
            <text:p>-9.33245179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0000464942" calcext:value-type="float">
            <text:p>4.64942E-10</text:p>
          </table:table-cell>
          <table:table-cell table:formula="of:=LOG([.B367];10)" office:value-type="float" office:value="-9.33260122055308" calcext:value-type="float">
            <text:p>-9.33260122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0000464689" calcext:value-type="float">
            <text:p>4.64689E-10</text:p>
          </table:table-cell>
          <table:table-cell table:formula="of:=LOG([.B368];10)" office:value-type="float" office:value="-9.33283760790814" calcext:value-type="float">
            <text:p>-9.332837607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0000464865" calcext:value-type="float">
            <text:p>4.64865E-10</text:p>
          </table:table-cell>
          <table:table-cell table:formula="of:=LOG([.B369];10)" office:value-type="float" office:value="-9.33267315091107" calcext:value-type="float">
            <text:p>-9.33267315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000465004" calcext:value-type="float">
            <text:p>4.65004E-10</text:p>
          </table:table-cell>
          <table:table-cell table:formula="of:=LOG([.B370];10)" office:value-type="float" office:value="-9.3325433112596" calcext:value-type="float">
            <text:p>-9.33254331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0000466489" calcext:value-type="float">
            <text:p>4.66489E-10</text:p>
          </table:table-cell>
          <table:table-cell table:formula="of:=LOG([.B371];10)" office:value-type="float" office:value="-9.33115859263693" calcext:value-type="float">
            <text:p>-9.33115859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000046559" calcext:value-type="float">
            <text:p>4.6559E-10</text:p>
          </table:table-cell>
          <table:table-cell table:formula="of:=LOG([.B372];10)" office:value-type="float" office:value="-9.33199635608896" calcext:value-type="float">
            <text:p>-9.33199635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000057021" calcext:value-type="float">
            <text:p>5.7021E-10</text:p>
          </table:table-cell>
          <table:table-cell table:formula="of:=LOG([.B373];10)" office:value-type="float" office:value="-9.24396517056437" calcext:value-type="float">
            <text:p>-9.24396517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0000464911" calcext:value-type="float">
            <text:p>4.64911E-10</text:p>
          </table:table-cell>
          <table:table-cell table:formula="of:=LOG([.B374];10)" office:value-type="float" office:value="-9.33263017809572" calcext:value-type="float">
            <text:p>-9.33263017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0000464984" calcext:value-type="float">
            <text:p>4.64984E-10</text:p>
          </table:table-cell>
          <table:table-cell table:formula="of:=LOG([.B375];10)" office:value-type="float" office:value="-9.33256199083319" calcext:value-type="float">
            <text:p>-9.33256199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0000464766" calcext:value-type="float">
            <text:p>4.64766E-10</text:p>
          </table:table-cell>
          <table:table-cell table:formula="of:=LOG([.B376];10)" office:value-type="float" office:value="-9.33276565030894" calcext:value-type="float">
            <text:p>-9.332765650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000046515" calcext:value-type="float">
            <text:p>4.6515E-10</text:p>
          </table:table-cell>
          <table:table-cell table:formula="of:=LOG([.B377];10)" office:value-type="float" office:value="-9.33240697470699" calcext:value-type="float">
            <text:p>-9.332406974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0000464661" calcext:value-type="float">
            <text:p>4.64661E-10</text:p>
          </table:table-cell>
          <table:table-cell table:formula="of:=LOG([.B378];10)" office:value-type="float" office:value="-9.33286377726414" calcext:value-type="float">
            <text:p>-9.33286377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0000464827" calcext:value-type="float">
            <text:p>4.64827E-10</text:p>
          </table:table-cell>
          <table:table-cell table:formula="of:=LOG([.B379];10)" office:value-type="float" office:value="-9.33270865340076" calcext:value-type="float">
            <text:p>-9.33270865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000046472" calcext:value-type="float">
            <text:p>4.6472E-10</text:p>
          </table:table-cell>
          <table:table-cell table:formula="of:=LOG([.B380];10)" office:value-type="float" office:value="-9.33280863653183" calcext:value-type="float">
            <text:p>-9.33280863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0000464767" calcext:value-type="float">
            <text:p>4.64767E-10</text:p>
          </table:table-cell>
          <table:table-cell table:formula="of:=LOG([.B381];10)" office:value-type="float" office:value="-9.33276471587308" calcext:value-type="float">
            <text:p>-9.33276471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0000464656" calcext:value-type="float">
            <text:p>4.64656E-10</text:p>
          </table:table-cell>
          <table:table-cell table:formula="of:=LOG([.B382];10)" office:value-type="float" office:value="-9.33286845052936" calcext:value-type="float">
            <text:p>-9.33286845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0000466584" calcext:value-type="float">
            <text:p>4.66584E-10</text:p>
          </table:table-cell>
          <table:table-cell table:formula="of:=LOG([.B383];10)" office:value-type="float" office:value="-9.33107015802159" calcext:value-type="float">
            <text:p>-9.3310701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0000464616" calcext:value-type="float">
            <text:p>4.64616E-10</text:p>
          </table:table-cell>
          <table:table-cell table:formula="of:=LOG([.B384];10)" office:value-type="float" office:value="-9.33290583846161" calcext:value-type="float">
            <text:p>-9.33290583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0000464604" calcext:value-type="float">
            <text:p>4.64604E-10</text:p>
          </table:table-cell>
          <table:table-cell table:formula="of:=LOG([.B385];10)" office:value-type="float" office:value="-9.33291705546895" calcext:value-type="float">
            <text:p>-9.332917055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0000473138" calcext:value-type="float">
            <text:p>4.73138E-10</text:p>
          </table:table-cell>
          <table:table-cell table:formula="of:=LOG([.B386];10)" office:value-type="float" office:value="-9.32501217026137" calcext:value-type="float">
            <text:p>-9.32501217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0000464634" calcext:value-type="float">
            <text:p>4.64634E-10</text:p>
          </table:table-cell>
          <table:table-cell table:formula="of:=LOG([.B387];10)" office:value-type="float" office:value="-9.33288901349378" calcext:value-type="float">
            <text:p>-9.332889013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000052921" calcext:value-type="float">
            <text:p>5.2921E-10</text:p>
          </table:table-cell>
          <table:table-cell table:formula="of:=LOG([.B388];10)" office:value-type="float" office:value="-9.27637195793921" calcext:value-type="float">
            <text:p>-9.276371957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0000545809" calcext:value-type="float">
            <text:p>5.45809E-10</text:p>
          </table:table-cell>
          <table:table-cell table:formula="of:=LOG([.B389];10)" office:value-type="float" office:value="-9.26295930740172" calcext:value-type="float">
            <text:p>-9.26295930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0000464597" calcext:value-type="float">
            <text:p>4.64597E-10</text:p>
          </table:table-cell>
          <table:table-cell table:formula="of:=LOG([.B390];10)" office:value-type="float" office:value="-9.33292359885703" calcext:value-type="float">
            <text:p>-9.332923598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0000464575" calcext:value-type="float">
            <text:p>4.64575E-10</text:p>
          </table:table-cell>
          <table:table-cell table:formula="of:=LOG([.B391];10)" office:value-type="float" office:value="-9.33294416443284" calcext:value-type="float">
            <text:p>-9.33294416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0000465199" calcext:value-type="float">
            <text:p>4.65199E-10</text:p>
          </table:table-cell>
          <table:table-cell table:formula="of:=LOG([.B392];10)" office:value-type="float" office:value="-9.33236122750969" calcext:value-type="float">
            <text:p>-9.33236122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000046685" calcext:value-type="float">
            <text:p>4.6685E-10</text:p>
          </table:table-cell>
          <table:table-cell table:formula="of:=LOG([.B393];10)" office:value-type="float" office:value="-9.33082263685713" calcext:value-type="float">
            <text:p>-9.33082263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0000464648" calcext:value-type="float">
            <text:p>4.64648E-10</text:p>
          </table:table-cell>
          <table:table-cell table:formula="of:=LOG([.B394];10)" office:value-type="float" office:value="-9.33287592785832" calcext:value-type="float">
            <text:p>-9.33287592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0000465412" calcext:value-type="float">
            <text:p>4.65412E-10</text:p>
          </table:table-cell>
          <table:table-cell table:formula="of:=LOG([.B395];10)" office:value-type="float" office:value="-9.33216242322678" calcext:value-type="float">
            <text:p>-9.33216242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0000465017" calcext:value-type="float">
            <text:p>4.65017E-10</text:p>
          </table:table-cell>
          <table:table-cell table:formula="of:=LOG([.B396];10)" office:value-type="float" office:value="-9.3325311699676" calcext:value-type="float">
            <text:p>-9.332531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0000464697" calcext:value-type="float">
            <text:p>4.64697E-10</text:p>
          </table:table-cell>
          <table:table-cell table:formula="of:=LOG([.B397];10)" office:value-type="float" office:value="-9.33283013123891" calcext:value-type="float">
            <text:p>-9.33283013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0000465217" calcext:value-type="float">
            <text:p>4.65217E-10</text:p>
          </table:table-cell>
          <table:table-cell table:formula="of:=LOG([.B398];10)" office:value-type="float" office:value="-9.33234442362696" calcext:value-type="float">
            <text:p>-9.33234442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0000469509" calcext:value-type="float">
            <text:p>4.69509E-10</text:p>
          </table:table-cell>
          <table:table-cell table:formula="of:=LOG([.B399];10)" office:value-type="float" office:value="-9.32835607834382" calcext:value-type="float">
            <text:p>-9.32835607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000046666" calcext:value-type="float">
            <text:p>4.6666E-10</text:p>
          </table:table-cell>
          <table:table-cell table:formula="of:=LOG([.B400];10)" office:value-type="float" office:value="-9.33099942329262" calcext:value-type="float">
            <text:p>-9.33099942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0000472762" calcext:value-type="float">
            <text:p>4.72762E-10</text:p>
          </table:table-cell>
          <table:table-cell table:formula="of:=LOG([.B401];10)" office:value-type="float" office:value="-9.32535743875444" calcext:value-type="float">
            <text:p>-9.32535743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0000465273" calcext:value-type="float">
            <text:p>4.65273E-10</text:p>
          </table:table-cell>
          <table:table-cell table:formula="of:=LOG([.B402];10)" office:value-type="float" office:value="-9.33229214903827" calcext:value-type="float">
            <text:p>-9.33229214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0000474297" calcext:value-type="float">
            <text:p>4.74297E-10</text:p>
          </table:table-cell>
          <table:table-cell table:formula="of:=LOG([.B403];10)" office:value-type="float" office:value="-9.32394962231749" calcext:value-type="float">
            <text:p>-9.32394962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0000507119" calcext:value-type="float">
            <text:p>5.07119E-10</text:p>
          </table:table-cell>
          <table:table-cell table:formula="of:=LOG([.B404];10)" office:value-type="float" office:value="-9.29489011763084" calcext:value-type="float">
            <text:p>-9.29489011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0000468256" calcext:value-type="float">
            <text:p>4.68256E-10</text:p>
          </table:table-cell>
          <table:table-cell table:formula="of:=LOG([.B405];10)" office:value-type="float" office:value="-9.32951664908311" calcext:value-type="float">
            <text:p>-9.32951664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000046559" calcext:value-type="float">
            <text:p>4.6559E-10</text:p>
          </table:table-cell>
          <table:table-cell table:formula="of:=LOG([.B406];10)" office:value-type="float" office:value="-9.33199635608896" calcext:value-type="float">
            <text:p>-9.33199635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0000465614" calcext:value-type="float">
            <text:p>4.65614E-10</text:p>
          </table:table-cell>
          <table:table-cell table:formula="of:=LOG([.B407];10)" office:value-type="float" office:value="-9.33197396987162" calcext:value-type="float">
            <text:p>-9.331973969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0000464831" calcext:value-type="float">
            <text:p>4.64831E-10</text:p>
          </table:table-cell>
          <table:table-cell table:formula="of:=LOG([.B408];10)" office:value-type="float" office:value="-9.33270491615991" calcext:value-type="float">
            <text:p>-9.33270491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0000464871" calcext:value-type="float">
            <text:p>4.64871E-10</text:p>
          </table:table-cell>
          <table:table-cell table:formula="of:=LOG([.B409];10)" office:value-type="float" office:value="-9.33266754552009" calcext:value-type="float">
            <text:p>-9.33266754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0000464768" calcext:value-type="float">
            <text:p>4.64768E-10</text:p>
          </table:table-cell>
          <table:table-cell table:formula="of:=LOG([.B410];10)" office:value-type="float" office:value="-9.33276378143924" calcext:value-type="float">
            <text:p>-9.33276378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0000465871" calcext:value-type="float">
            <text:p>4.65871E-10</text:p>
          </table:table-cell>
          <table:table-cell table:formula="of:=LOG([.B411];10)" office:value-type="float" office:value="-9.33173432310397" calcext:value-type="float">
            <text:p>-9.33173432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0000464555" calcext:value-type="float">
            <text:p>4.64555E-10</text:p>
          </table:table-cell>
          <table:table-cell table:formula="of:=LOG([.B412];10)" office:value-type="float" office:value="-9.33296286125598" calcext:value-type="float">
            <text:p>-9.33296286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0000464715" calcext:value-type="float">
            <text:p>4.64715E-10</text:p>
          </table:table-cell>
          <table:table-cell table:formula="of:=LOG([.B413];10)" office:value-type="float" office:value="-9.33281330920374" calcext:value-type="float">
            <text:p>-9.332813309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0000465002" calcext:value-type="float">
            <text:p>4.65002E-10</text:p>
          </table:table-cell>
          <table:table-cell table:formula="of:=LOG([.B414];10)" office:value-type="float" office:value="-9.33254517918081" calcext:value-type="float">
            <text:p>-9.332545179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0000464519" calcext:value-type="float">
            <text:p>4.64519E-10</text:p>
          </table:table-cell>
          <table:table-cell table:formula="of:=LOG([.B415];10)" office:value-type="float" office:value="-9.33299651756614" calcext:value-type="float">
            <text:p>-9.33299651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000046462" calcext:value-type="float">
            <text:p>4.6462E-10</text:p>
          </table:table-cell>
          <table:table-cell table:formula="of:=LOG([.B416];10)" office:value-type="float" office:value="-9.33290209952354" calcext:value-type="float">
            <text:p>-9.332902099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0000466127" calcext:value-type="float">
            <text:p>4.66127E-10</text:p>
          </table:table-cell>
          <table:table-cell table:formula="of:=LOG([.B417];10)" office:value-type="float" office:value="-9.33149574020966" calcext:value-type="float">
            <text:p>-9.33149574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0000464769" calcext:value-type="float">
            <text:p>4.64769E-10</text:p>
          </table:table-cell>
          <table:table-cell table:formula="of:=LOG([.B418];10)" office:value-type="float" office:value="-9.3327628470074" calcext:value-type="float">
            <text:p>-9.3327628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0000465639" calcext:value-type="float">
            <text:p>4.65639E-10</text:p>
          </table:table-cell>
          <table:table-cell table:formula="of:=LOG([.B419];10)" office:value-type="float" office:value="-9.3319506521222" calcext:value-type="float">
            <text:p>-9.33195065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0000469121" calcext:value-type="float">
            <text:p>4.69121E-10</text:p>
          </table:table-cell>
          <table:table-cell table:formula="of:=LOG([.B420];10)" office:value-type="float" office:value="-9.32871512561181" calcext:value-type="float">
            <text:p>-9.32871512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0000465225" calcext:value-type="float">
            <text:p>4.65225E-10</text:p>
          </table:table-cell>
          <table:table-cell table:formula="of:=LOG([.B421];10)" office:value-type="float" office:value="-9.33233695544333" calcext:value-type="float">
            <text:p>-9.332336955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0000472898" calcext:value-type="float">
            <text:p>4.72898E-10</text:p>
          </table:table-cell>
          <table:table-cell table:formula="of:=LOG([.B422];10)" office:value-type="float" office:value="-9.32523252271708" calcext:value-type="float">
            <text:p>-9.32523252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0000485485" calcext:value-type="float">
            <text:p>4.85485E-10</text:p>
          </table:table-cell>
          <table:table-cell table:formula="of:=LOG([.B423];10)" office:value-type="float" office:value="-9.31382418391842" calcext:value-type="float">
            <text:p>-9.31382418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000046779" calcext:value-type="float">
            <text:p>4.6779E-10</text:p>
          </table:table-cell>
          <table:table-cell table:formula="of:=LOG([.B424];10)" office:value-type="float" office:value="-9.32994906639014" calcext:value-type="float">
            <text:p>-9.329949066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0000547697" calcext:value-type="float">
            <text:p>5.47697E-10</text:p>
          </table:table-cell>
          <table:table-cell table:formula="of:=LOG([.B425];10)" office:value-type="float" office:value="-9.26145963790454" calcext:value-type="float">
            <text:p>-9.261459637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000053826" calcext:value-type="float">
            <text:p>5.3826E-10</text:p>
          </table:table-cell>
          <table:table-cell table:formula="of:=LOG([.B426];10)" office:value-type="float" office:value="-9.26900789294066" calcext:value-type="float">
            <text:p>-9.26900789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0000464508" calcext:value-type="float">
            <text:p>4.64508E-10</text:p>
          </table:table-cell>
          <table:table-cell table:formula="of:=LOG([.B427];10)" office:value-type="float" office:value="-9.33300680195896" calcext:value-type="float">
            <text:p>-9.3330068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0000464713" calcext:value-type="float">
            <text:p>4.64713E-10</text:p>
          </table:table-cell>
          <table:table-cell table:formula="of:=LOG([.B428];10)" office:value-type="float" office:value="-9.33281517828658" calcext:value-type="float">
            <text:p>-9.33281517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0000464637" calcext:value-type="float">
            <text:p>4.64637E-10</text:p>
          </table:table-cell>
          <table:table-cell table:formula="of:=LOG([.B429];10)" office:value-type="float" office:value="-9.33288620939585" calcext:value-type="float">
            <text:p>-9.332886209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0000465219" calcext:value-type="float">
            <text:p>4.65219E-10</text:p>
          </table:table-cell>
          <table:table-cell table:formula="of:=LOG([.B430];10)" office:value-type="float" office:value="-9.33234255656901" calcext:value-type="float">
            <text:p>-9.33234255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0000464938" calcext:value-type="float">
            <text:p>4.64938E-10</text:p>
          </table:table-cell>
          <table:table-cell table:formula="of:=LOG([.B431];10)" office:value-type="float" office:value="-9.3326049569017" calcext:value-type="float">
            <text:p>-9.33260495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000046582" calcext:value-type="float">
            <text:p>4.6582E-10</text:p>
          </table:table-cell>
          <table:table-cell table:formula="of:=LOG([.B432];10)" office:value-type="float" office:value="-9.33178186895039" calcext:value-type="float">
            <text:p>-9.3317818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0000467197" calcext:value-type="float">
            <text:p>4.67197E-10</text:p>
          </table:table-cell>
          <table:table-cell table:formula="of:=LOG([.B433];10)" office:value-type="float" office:value="-9.33049995461061" calcext:value-type="float">
            <text:p>-9.330499954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0000466475" calcext:value-type="float">
            <text:p>4.66475E-10</text:p>
          </table:table-cell>
          <table:table-cell table:formula="of:=LOG([.B434];10)" office:value-type="float" office:value="-9.33117162662913" calcext:value-type="float">
            <text:p>-9.33117162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0000465009" calcext:value-type="float">
            <text:p>4.65009E-10</text:p>
          </table:table-cell>
          <table:table-cell table:formula="of:=LOG([.B435];10)" office:value-type="float" office:value="-9.33253864149174" calcext:value-type="float">
            <text:p>-9.33253864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0000469182" calcext:value-type="float">
            <text:p>4.69182E-10</text:p>
          </table:table-cell>
          <table:table-cell table:formula="of:=LOG([.B436];10)" office:value-type="float" office:value="-9.32865865778973" calcext:value-type="float">
            <text:p>-9.32865865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0000466929" calcext:value-type="float">
            <text:p>4.66929E-10</text:p>
          </table:table-cell>
          <table:table-cell table:formula="of:=LOG([.B437];10)" office:value-type="float" office:value="-9.33074915209435" calcext:value-type="float">
            <text:p>-9.33074915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0000464714" calcext:value-type="float">
            <text:p>4.64714E-10</text:p>
          </table:table-cell>
          <table:table-cell table:formula="of:=LOG([.B438];10)" office:value-type="float" office:value="-9.33281424374416" calcext:value-type="float">
            <text:p>-9.332814243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0000485038" calcext:value-type="float">
            <text:p>4.85038E-10</text:p>
          </table:table-cell>
          <table:table-cell table:formula="of:=LOG([.B439];10)" office:value-type="float" office:value="-9.31422423553417" calcext:value-type="float">
            <text:p>-9.314224235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0000464537" calcext:value-type="float">
            <text:p>4.64537E-10</text:p>
          </table:table-cell>
          <table:table-cell table:formula="of:=LOG([.B440];10)" office:value-type="float" office:value="-9.33297968908503" calcext:value-type="float">
            <text:p>-9.33297968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0000464564" calcext:value-type="float">
            <text:p>4.64564E-10</text:p>
          </table:table-cell>
          <table:table-cell table:formula="of:=LOG([.B441];10)" office:value-type="float" office:value="-9.33295444758596" calcext:value-type="float">
            <text:p>-9.33295444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0000465879" calcext:value-type="float">
            <text:p>4.65879E-10</text:p>
          </table:table-cell>
          <table:table-cell table:formula="of:=LOG([.B442];10)" office:value-type="float" office:value="-9.33172686540425" calcext:value-type="float">
            <text:p>-9.331726865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0000464679" calcext:value-type="float">
            <text:p>4.64679E-10</text:p>
          </table:table-cell>
          <table:table-cell table:formula="of:=LOG([.B443];10)" office:value-type="float" office:value="-9.33284695392569" calcext:value-type="float">
            <text:p>-9.332846953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0000466196" calcext:value-type="float">
            <text:p>4.66196E-10</text:p>
          </table:table-cell>
          <table:table-cell table:formula="of:=LOG([.B444];10)" office:value-type="float" office:value="-9.33143145708181" calcext:value-type="float">
            <text:p>-9.33143145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0000464526" calcext:value-type="float">
            <text:p>4.64526E-10</text:p>
          </table:table-cell>
          <table:table-cell table:formula="of:=LOG([.B445];10)" office:value-type="float" office:value="-9.33298997307934" calcext:value-type="float">
            <text:p>-9.33298997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0000468907" calcext:value-type="float">
            <text:p>4.68907E-10</text:p>
          </table:table-cell>
          <table:table-cell table:formula="of:=LOG([.B446];10)" office:value-type="float" office:value="-9.32891328391997" calcext:value-type="float">
            <text:p>-9.328913283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0000469041" calcext:value-type="float">
            <text:p>4.69041E-10</text:p>
          </table:table-cell>
          <table:table-cell table:formula="of:=LOG([.B447];10)" office:value-type="float" office:value="-9.32878919290219" calcext:value-type="float">
            <text:p>-9.328789192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0000467257" calcext:value-type="float">
            <text:p>4.67257E-10</text:p>
          </table:table-cell>
          <table:table-cell table:formula="of:=LOG([.B448];10)" office:value-type="float" office:value="-9.33044418371349" calcext:value-type="float">
            <text:p>-9.330444183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0000464539" calcext:value-type="float">
            <text:p>4.64539E-10</text:p>
          </table:table-cell>
          <table:table-cell table:formula="of:=LOG([.B449];10)" office:value-type="float" office:value="-9.33297781929405" calcext:value-type="float">
            <text:p>-9.33297781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0000464563" calcext:value-type="float">
            <text:p>4.64563E-10</text:p>
          </table:table-cell>
          <table:table-cell table:formula="of:=LOG([.B450];10)" office:value-type="float" office:value="-9.33295538243013" calcext:value-type="float">
            <text:p>-9.33295538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0000478842" calcext:value-type="float">
            <text:p>4.78842E-10</text:p>
          </table:table-cell>
          <table:table-cell table:formula="of:=LOG([.B451];10)" office:value-type="float" office:value="-9.31980776392922" calcext:value-type="float">
            <text:p>-9.319807763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0000476439" calcext:value-type="float">
            <text:p>4.76439E-10</text:p>
          </table:table-cell>
          <table:table-cell table:formula="of:=LOG([.B452];10)" office:value-type="float" office:value="-9.32199269556972" calcext:value-type="float">
            <text:p>-9.32199269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0000465242" calcext:value-type="float">
            <text:p>4.65242E-10</text:p>
          </table:table-cell>
          <table:table-cell table:formula="of:=LOG([.B453];10)" office:value-type="float" office:value="-9.33232108597952" calcext:value-type="float">
            <text:p>-9.33232108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0000510046" calcext:value-type="float">
            <text:p>5.10046E-10</text:p>
          </table:table-cell>
          <table:table-cell table:formula="of:=LOG([.B454];10)" office:value-type="float" office:value="-9.29239065400937" calcext:value-type="float">
            <text:p>-9.2923906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0000468204" calcext:value-type="float">
            <text:p>4.68204E-10</text:p>
          </table:table-cell>
          <table:table-cell table:formula="of:=LOG([.B455];10)" office:value-type="float" office:value="-9.32956488032221" calcext:value-type="float">
            <text:p>-9.329564880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0000465163" calcext:value-type="float">
            <text:p>4.65163E-10</text:p>
          </table:table-cell>
          <table:table-cell table:formula="of:=LOG([.B456];10)" office:value-type="float" office:value="-9.33239483722581" calcext:value-type="float">
            <text:p>-9.33239483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0000447877" calcext:value-type="float">
            <text:p>4.47877E-10</text:p>
          </table:table-cell>
          <table:table-cell table:formula="of:=LOG([.B457];10)" office:value-type="float" office:value="-9.3488412394744" calcext:value-type="float">
            <text:p>-9.348841239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0000474702" calcext:value-type="float">
            <text:p>4.74702E-10</text:p>
          </table:table-cell>
          <table:table-cell table:formula="of:=LOG([.B458];10)" office:value-type="float" office:value="-9.32357893852151" calcext:value-type="float">
            <text:p>-9.323578938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0000464756" calcext:value-type="float">
            <text:p>4.64756E-10</text:p>
          </table:table-cell>
          <table:table-cell table:formula="of:=LOG([.B459];10)" office:value-type="float" office:value="-9.33277499477807" calcext:value-type="float">
            <text:p>-9.33277499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0000464488" calcext:value-type="float">
            <text:p>4.64488E-10</text:p>
          </table:table-cell>
          <table:table-cell table:formula="of:=LOG([.B460];10)" office:value-type="float" office:value="-9.33302550147895" calcext:value-type="float">
            <text:p>-9.33302550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0000606437" calcext:value-type="float">
            <text:p>6.06437E-10</text:p>
          </table:table-cell>
          <table:table-cell table:formula="of:=LOG([.B461];10)" office:value-type="float" office:value="-9.21721430934562" calcext:value-type="float">
            <text:p>-9.21721430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0000465974" calcext:value-type="float">
            <text:p>4.65974E-10</text:p>
          </table:table-cell>
          <table:table-cell table:formula="of:=LOG([.B462];10)" office:value-type="float" office:value="-9.33163831500859" calcext:value-type="float">
            <text:p>-9.3316383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0000464494" calcext:value-type="float">
            <text:p>4.64494E-10</text:p>
          </table:table-cell>
          <table:table-cell table:formula="of:=LOG([.B463];10)" office:value-type="float" office:value="-9.33301989153841" calcext:value-type="float">
            <text:p>-9.33301989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000047026" calcext:value-type="float">
            <text:p>4.7026E-10</text:p>
          </table:table-cell>
          <table:table-cell table:formula="of:=LOG([.B464];10)" office:value-type="float" office:value="-9.3276619604801" calcext:value-type="float">
            <text:p>-9.32766196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0000471598" calcext:value-type="float">
            <text:p>4.71598E-10</text:p>
          </table:table-cell>
          <table:table-cell table:formula="of:=LOG([.B465];10)" office:value-type="float" office:value="-9.32642804537255" calcext:value-type="float">
            <text:p>-9.32642804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0000464465" calcext:value-type="float">
            <text:p>4.64465E-10</text:p>
          </table:table-cell>
          <table:table-cell table:formula="of:=LOG([.B466];10)" office:value-type="float" office:value="-9.33304700692236" calcext:value-type="float">
            <text:p>-9.33304700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0000466166" calcext:value-type="float">
            <text:p>4.66166E-10</text:p>
          </table:table-cell>
          <table:table-cell table:formula="of:=LOG([.B467];10)" office:value-type="float" office:value="-9.3314594050987" calcext:value-type="float">
            <text:p>-9.33145940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0000450008" calcext:value-type="float">
            <text:p>4.50008E-10</text:p>
          </table:table-cell>
          <table:table-cell table:formula="of:=LOG([.B468];10)" office:value-type="float" office:value="-9.3467797655025" calcext:value-type="float">
            <text:p>-9.346779765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0000465019" calcext:value-type="float">
            <text:p>4.65019E-10</text:p>
          </table:table-cell>
          <table:table-cell table:formula="of:=LOG([.B469];10)" office:value-type="float" office:value="-9.33252930210665" calcext:value-type="float">
            <text:p>-9.33252930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0000465758" calcext:value-type="float">
            <text:p>4.65758E-10</text:p>
          </table:table-cell>
          <table:table-cell table:formula="of:=LOG([.B470];10)" office:value-type="float" office:value="-9.33183967679454" calcext:value-type="float">
            <text:p>-9.331839676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0000464471" calcext:value-type="float">
            <text:p>4.64471E-10</text:p>
          </table:table-cell>
          <table:table-cell table:formula="of:=LOG([.B471];10)" office:value-type="float" office:value="-9.33304139670403" calcext:value-type="float">
            <text:p>-9.333041396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0000464748" calcext:value-type="float">
            <text:p>4.64748E-10</text:p>
          </table:table-cell>
          <table:table-cell table:formula="of:=LOG([.B472];10)" office:value-type="float" office:value="-9.33278247049815" calcext:value-type="float">
            <text:p>-9.33278247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0000464409" calcext:value-type="float">
            <text:p>4.64409E-10</text:p>
          </table:table-cell>
          <table:table-cell table:formula="of:=LOG([.B473];10)" office:value-type="float" office:value="-9.33309937245529" calcext:value-type="float">
            <text:p>-9.33309937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0000465304" calcext:value-type="float">
            <text:p>4.65304E-10</text:p>
          </table:table-cell>
          <table:table-cell table:formula="of:=LOG([.B474];10)" office:value-type="float" office:value="-9.33226321402495" calcext:value-type="float">
            <text:p>-9.3322632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0000465237" calcext:value-type="float">
            <text:p>4.65237E-10</text:p>
          </table:table-cell>
          <table:table-cell table:formula="of:=LOG([.B475];10)" office:value-type="float" office:value="-9.33232575340868" calcext:value-type="float">
            <text:p>-9.332325753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0000469567" calcext:value-type="float">
            <text:p>4.69567E-10</text:p>
          </table:table-cell>
          <table:table-cell table:formula="of:=LOG([.B476];10)" office:value-type="float" office:value="-9.32830243182324" calcext:value-type="float">
            <text:p>-9.32830243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0000465118" calcext:value-type="float">
            <text:p>4.65118E-10</text:p>
          </table:table-cell>
          <table:table-cell table:formula="of:=LOG([.B477];10)" office:value-type="float" office:value="-9.33243685302899" calcext:value-type="float">
            <text:p>-9.3324368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000046451" calcext:value-type="float">
            <text:p>4.6451E-10</text:p>
          </table:table-cell>
          <table:table-cell table:formula="of:=LOG([.B478];10)" office:value-type="float" office:value="-9.33300493205124" calcext:value-type="float">
            <text:p>-9.33300493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0000466584" calcext:value-type="float">
            <text:p>4.66584E-10</text:p>
          </table:table-cell>
          <table:table-cell table:formula="of:=LOG([.B479];10)" office:value-type="float" office:value="-9.33107015802159" calcext:value-type="float">
            <text:p>-9.3310701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0000464566" calcext:value-type="float">
            <text:p>4.64566E-10</text:p>
          </table:table-cell>
          <table:table-cell table:formula="of:=LOG([.B480];10)" office:value-type="float" office:value="-9.33295257790364" calcext:value-type="float">
            <text:p>-9.332952577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0000469997" calcext:value-type="float">
            <text:p>4.69997E-10</text:p>
          </table:table-cell>
          <table:table-cell table:formula="of:=LOG([.B481];10)" office:value-type="float" office:value="-9.32790491416557" calcext:value-type="float">
            <text:p>-9.327904914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0000466141" calcext:value-type="float">
            <text:p>4.66141E-10</text:p>
          </table:table-cell>
          <table:table-cell table:formula="of:=LOG([.B482];10)" office:value-type="float" office:value="-9.33148269648673" calcext:value-type="float">
            <text:p>-9.331482696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0000538796" calcext:value-type="float">
            <text:p>5.38796E-10</text:p>
          </table:table-cell>
          <table:table-cell table:formula="of:=LOG([.B483];10)" office:value-type="float" office:value="-9.26857563712198" calcext:value-type="float">
            <text:p>-9.268575637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0000470112" calcext:value-type="float">
            <text:p>4.70112E-10</text:p>
          </table:table-cell>
          <table:table-cell table:formula="of:=LOG([.B484];10)" office:value-type="float" office:value="-9.32779866294221" calcext:value-type="float">
            <text:p>-9.32779866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0000465754" calcext:value-type="float">
            <text:p>4.65754E-10</text:p>
          </table:table-cell>
          <table:table-cell table:formula="of:=LOG([.B485];10)" office:value-type="float" office:value="-9.33184340659711" calcext:value-type="float">
            <text:p>-9.331843406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0000500297" calcext:value-type="float">
            <text:p>5.00297E-10</text:p>
          </table:table-cell>
          <table:table-cell table:formula="of:=LOG([.B486];10)" office:value-type="float" office:value="-9.30077210132877" calcext:value-type="float">
            <text:p>-9.30077210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0000515781" calcext:value-type="float">
            <text:p>5.15781E-10</text:p>
          </table:table-cell>
          <table:table-cell table:formula="of:=LOG([.B487];10)" office:value-type="float" office:value="-9.28753466015686" calcext:value-type="float">
            <text:p>-9.287534660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0000467167" calcext:value-type="float">
            <text:p>4.67167E-10</text:p>
          </table:table-cell>
          <table:table-cell table:formula="of:=LOG([.B488];10)" office:value-type="float" office:value="-9.33052784274514" calcext:value-type="float">
            <text:p>-9.33052784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0000485144" calcext:value-type="float">
            <text:p>4.85144E-10</text:p>
          </table:table-cell>
          <table:table-cell table:formula="of:=LOG([.B489];10)" office:value-type="float" office:value="-9.31412933537056" calcext:value-type="float">
            <text:p>-9.31412933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0000483974" calcext:value-type="float">
            <text:p>4.83974E-10</text:p>
          </table:table-cell>
          <table:table-cell table:formula="of:=LOG([.B490];10)" office:value-type="float" office:value="-9.3151779688511" calcext:value-type="float">
            <text:p>-9.31517796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0000465227" calcext:value-type="float">
            <text:p>4.65227E-10</text:p>
          </table:table-cell>
          <table:table-cell table:formula="of:=LOG([.B491];10)" office:value-type="float" office:value="-9.33233508841749" calcext:value-type="float">
            <text:p>-9.33233508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0000474206" calcext:value-type="float">
            <text:p>4.74206E-10</text:p>
          </table:table-cell>
          <table:table-cell table:formula="of:=LOG([.B492];10)" office:value-type="float" office:value="-9.32403295531269" calcext:value-type="float">
            <text:p>-9.324032955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0000468947" calcext:value-type="float">
            <text:p>4.68947E-10</text:p>
          </table:table-cell>
          <table:table-cell table:formula="of:=LOG([.B493];10)" office:value-type="float" office:value="-9.32887623811265" calcext:value-type="float">
            <text:p>-9.32887623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0000503055" calcext:value-type="float">
            <text:p>5.03055E-10</text:p>
          </table:table-cell>
          <table:table-cell table:formula="of:=LOG([.B494];10)" office:value-type="float" office:value="-9.29838453007192" calcext:value-type="float">
            <text:p>-9.29838453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0000466769" calcext:value-type="float">
            <text:p>4.66769E-10</text:p>
          </table:table-cell>
          <table:table-cell table:formula="of:=LOG([.B495];10)" office:value-type="float" office:value="-9.33089799490601" calcext:value-type="float">
            <text:p>-9.330897994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0000542261" calcext:value-type="float">
            <text:p>5.42261E-10</text:p>
          </table:table-cell>
          <table:table-cell table:formula="of:=LOG([.B496];10)" office:value-type="float" office:value="-9.26579162937214" calcext:value-type="float">
            <text:p>-9.26579162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000050456" calcext:value-type="float">
            <text:p>5.0456E-10</text:p>
          </table:table-cell>
          <table:table-cell table:formula="of:=LOG([.B497];10)" office:value-type="float" office:value="-9.29708718201474" calcext:value-type="float">
            <text:p>-9.2970871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0000467972" calcext:value-type="float">
            <text:p>4.67972E-10</text:p>
          </table:table-cell>
          <table:table-cell table:formula="of:=LOG([.B498];10)" office:value-type="float" office:value="-9.32978013113373" calcext:value-type="float">
            <text:p>-9.32978013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0000466878" calcext:value-type="float">
            <text:p>4.66878E-10</text:p>
          </table:table-cell>
          <table:table-cell table:formula="of:=LOG([.B499];10)" office:value-type="float" office:value="-9.33079659020222" calcext:value-type="float">
            <text:p>-9.33079659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464826" calcext:value-type="float">
            <text:p>4.64826E-10</text:p>
          </table:table-cell>
          <table:table-cell table:formula="of:=LOG([.B500];10)" office:value-type="float" office:value="-9.33270958771599" calcext:value-type="float">
            <text:p>-9.332709587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0000467876" calcext:value-type="float">
            <text:p>4.67876E-10</text:p>
          </table:table-cell>
          <table:table-cell table:formula="of:=LOG([.B501];10)" office:value-type="float" office:value="-9.32986923165093" calcext:value-type="float">
            <text:p>-9.32986923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0000466923" calcext:value-type="float">
            <text:p>4.66923E-10</text:p>
          </table:table-cell>
          <table:table-cell table:formula="of:=LOG([.B502];10)" office:value-type="float" office:value="-9.33075473277927" calcext:value-type="float">
            <text:p>-9.33075473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0000466064" calcext:value-type="float">
            <text:p>4.66064E-10</text:p>
          </table:table-cell>
          <table:table-cell table:formula="of:=LOG([.B503];10)" office:value-type="float" office:value="-9.33155444181138" calcext:value-type="float">
            <text:p>-9.33155444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0000473161" calcext:value-type="float">
            <text:p>4.73161E-10</text:p>
          </table:table-cell>
          <table:table-cell table:formula="of:=LOG([.B504];10)" office:value-type="float" office:value="-9.32499105902045" calcext:value-type="float">
            <text:p>-9.3249910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0000473094" calcext:value-type="float">
            <text:p>4.73094E-10</text:p>
          </table:table-cell>
          <table:table-cell table:formula="of:=LOG([.B505];10)" office:value-type="float" office:value="-9.32505255984282" calcext:value-type="float">
            <text:p>-9.325052559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0000529159" calcext:value-type="float">
            <text:p>5.29159E-10</text:p>
          </table:table-cell>
          <table:table-cell table:formula="of:=LOG([.B506];10)" office:value-type="float" office:value="-9.27641381294175" calcext:value-type="float">
            <text:p>-9.276413812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0000473802" calcext:value-type="float">
            <text:p>4.73802E-10</text:p>
          </table:table-cell>
          <table:table-cell table:formula="of:=LOG([.B507];10)" office:value-type="float" office:value="-9.32440311037744" calcext:value-type="float">
            <text:p>-9.32440311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000046534" calcext:value-type="float">
            <text:p>4.6534E-10</text:p>
          </table:table-cell>
          <table:table-cell table:formula="of:=LOG([.B508];10)" office:value-type="float" office:value="-9.33222961449311" calcext:value-type="float">
            <text:p>-9.332229614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000047043" calcext:value-type="float">
            <text:p>4.7043E-10</text:p>
          </table:table-cell>
          <table:table-cell table:formula="of:=LOG([.B509];10)" office:value-type="float" office:value="-9.32750499046292" calcext:value-type="float">
            <text:p>-9.32750499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0000473346" calcext:value-type="float">
            <text:p>4.73346E-10</text:p>
          </table:table-cell>
          <table:table-cell table:formula="of:=LOG([.B510];10)" office:value-type="float" office:value="-9.3248212885271" calcext:value-type="float">
            <text:p>-9.324821288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000046494" calcext:value-type="float">
            <text:p>4.6494E-10</text:p>
          </table:table-cell>
          <table:table-cell table:formula="of:=LOG([.B511];10)" office:value-type="float" office:value="-9.33260308872338" calcext:value-type="float">
            <text:p>-9.33260308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0000477442" calcext:value-type="float">
            <text:p>4.77442E-10</text:p>
          </table:table-cell>
          <table:table-cell table:formula="of:=LOG([.B512];10)" office:value-type="float" office:value="-9.32107937928418" calcext:value-type="float">
            <text:p>-9.321079379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0000466131" calcext:value-type="float">
            <text:p>4.66131E-10</text:p>
          </table:table-cell>
          <table:table-cell table:formula="of:=LOG([.B513];10)" office:value-type="float" office:value="-9.33149201339171" calcext:value-type="float">
            <text:p>-9.331492013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0000464931" calcext:value-type="float">
            <text:p>4.64931E-10</text:p>
          </table:table-cell>
          <table:table-cell table:formula="of:=LOG([.B514];10)" office:value-type="float" office:value="-9.33261149558914" calcext:value-type="float">
            <text:p>-9.33261149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000046537" calcext:value-type="float">
            <text:p>4.6537E-10</text:p>
          </table:table-cell>
          <table:table-cell table:formula="of:=LOG([.B515];10)" office:value-type="float" office:value="-9.3322016168688" calcext:value-type="float">
            <text:p>-9.332201616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0000466083" calcext:value-type="float">
            <text:p>4.66083E-10</text:p>
          </table:table-cell>
          <table:table-cell table:formula="of:=LOG([.B516];10)" office:value-type="float" office:value="-9.33153673731808" calcext:value-type="float">
            <text:p>-9.331536737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000047451" calcext:value-type="float">
            <text:p>4.7451E-10</text:p>
          </table:table-cell>
          <table:table-cell table:formula="of:=LOG([.B517];10)" office:value-type="float" office:value="-9.32375463065701" calcext:value-type="float">
            <text:p>-9.32375463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0000465434" calcext:value-type="float">
            <text:p>4.65434E-10</text:p>
          </table:table-cell>
          <table:table-cell table:formula="of:=LOG([.B518];10)" office:value-type="float" office:value="-9.33214189463536" calcext:value-type="float">
            <text:p>-9.332141894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0000471876" calcext:value-type="float">
            <text:p>4.71876E-10</text:p>
          </table:table-cell>
          <table:table-cell table:formula="of:=LOG([.B519];10)" office:value-type="float" office:value="-9.32617211066854" calcext:value-type="float">
            <text:p>-9.32617211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0000466359" calcext:value-type="float">
            <text:p>4.66359E-10</text:p>
          </table:table-cell>
          <table:table-cell table:formula="of:=LOG([.B520];10)" office:value-type="float" office:value="-9.33127963761535" calcext:value-type="float">
            <text:p>-9.33127963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0000467596" calcext:value-type="float">
            <text:p>4.67596E-10</text:p>
          </table:table-cell>
          <table:table-cell table:formula="of:=LOG([.B521];10)" office:value-type="float" office:value="-9.33012921262003" calcext:value-type="float">
            <text:p>-9.330129212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0000464631" calcext:value-type="float">
            <text:p>4.64631E-10</text:p>
          </table:table-cell>
          <table:table-cell table:formula="of:=LOG([.B522];10)" office:value-type="float" office:value="-9.33289181760982" calcext:value-type="float">
            <text:p>-9.332891817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0000467019" calcext:value-type="float">
            <text:p>4.67019E-10</text:p>
          </table:table-cell>
          <table:table-cell table:formula="of:=LOG([.B523];10)" office:value-type="float" office:value="-9.33066545042468" calcext:value-type="float">
            <text:p>-9.33066545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0000467922" calcext:value-type="float">
            <text:p>4.67922E-10</text:p>
          </table:table-cell>
          <table:table-cell table:formula="of:=LOG([.B524];10)" office:value-type="float" office:value="-9.32982653537206" calcext:value-type="float">
            <text:p>-9.32982653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0000490018" calcext:value-type="float">
            <text:p>4.90018E-10</text:p>
          </table:table-cell>
          <table:table-cell table:formula="of:=LOG([.B525];10)" office:value-type="float" office:value="-9.30978796658966" calcext:value-type="float">
            <text:p>-9.309787966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0000468789" calcext:value-type="float">
            <text:p>4.68789E-10</text:p>
          </table:table-cell>
          <table:table-cell table:formula="of:=LOG([.B526];10)" office:value-type="float" office:value="-9.32902258746639" calcext:value-type="float">
            <text:p>-9.32902258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0000471414" calcext:value-type="float">
            <text:p>4.71414E-10</text:p>
          </table:table-cell>
          <table:table-cell table:formula="of:=LOG([.B527];10)" office:value-type="float" office:value="-9.32659752399145" calcext:value-type="float">
            <text:p>-9.32659752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0000500352" calcext:value-type="float">
            <text:p>5.00352E-10</text:p>
          </table:table-cell>
          <table:table-cell table:formula="of:=LOG([.B528];10)" office:value-type="float" office:value="-9.30072435991988" calcext:value-type="float">
            <text:p>-9.300724359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0000449193" calcext:value-type="float">
            <text:p>4.49193E-10</text:p>
          </table:table-cell>
          <table:table-cell table:formula="of:=LOG([.B529];10)" office:value-type="float" office:value="-9.34756702018676" calcext:value-type="float">
            <text:p>-9.34756702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0000466833" calcext:value-type="float">
            <text:p>4.66833E-10</text:p>
          </table:table-cell>
          <table:table-cell table:formula="of:=LOG([.B530];10)" office:value-type="float" office:value="-9.33083845165978" calcext:value-type="float">
            <text:p>-9.33083845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0000465771" calcext:value-type="float">
            <text:p>4.65771E-10</text:p>
          </table:table-cell>
          <table:table-cell table:formula="of:=LOG([.B531];10)" office:value-type="float" office:value="-9.33182755515739" calcext:value-type="float">
            <text:p>-9.33182755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0000466201" calcext:value-type="float">
            <text:p>4.66201E-10</text:p>
          </table:table-cell>
          <table:table-cell table:formula="of:=LOG([.B532];10)" office:value-type="float" office:value="-9.33142679925385" calcext:value-type="float">
            <text:p>-9.331426799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0000465495" calcext:value-type="float">
            <text:p>4.65495E-10</text:p>
          </table:table-cell>
          <table:table-cell table:formula="of:=LOG([.B533];10)" office:value-type="float" office:value="-9.3320849795249" calcext:value-type="float">
            <text:p>-9.332084979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0000466998" calcext:value-type="float">
            <text:p>4.66998E-10</text:p>
          </table:table-cell>
          <table:table-cell table:formula="of:=LOG([.B534];10)" office:value-type="float" office:value="-9.33068497937141" calcext:value-type="float">
            <text:p>-9.33068497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000046261" calcext:value-type="float">
            <text:p>4.6261E-10</text:p>
          </table:table-cell>
          <table:table-cell table:formula="of:=LOG([.B535];10)" office:value-type="float" office:value="-9.33478498354577" calcext:value-type="float">
            <text:p>-9.33478498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0000453369" calcext:value-type="float">
            <text:p>4.53369E-10</text:p>
          </table:table-cell>
          <table:table-cell table:formula="of:=LOG([.B536];10)" office:value-type="float" office:value="-9.34354817893648" calcext:value-type="float">
            <text:p>-9.34354817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0000465518" calcext:value-type="float">
            <text:p>4.65518E-10</text:p>
          </table:table-cell>
          <table:table-cell table:formula="of:=LOG([.B537];10)" office:value-type="float" office:value="-9.33206352166537" calcext:value-type="float">
            <text:p>-9.33206352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0000475577" calcext:value-type="float">
            <text:p>4.75577E-10</text:p>
          </table:table-cell>
          <table:table-cell table:formula="of:=LOG([.B538];10)" office:value-type="float" office:value="-9.32277915702774" calcext:value-type="float">
            <text:p>-9.32277915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0000466743" calcext:value-type="float">
            <text:p>4.66743E-10</text:p>
          </table:table-cell>
          <table:table-cell table:formula="of:=LOG([.B539];10)" office:value-type="float" office:value="-9.33092218668187" calcext:value-type="float">
            <text:p>-9.330922186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0000465241" calcext:value-type="float">
            <text:p>4.65241E-10</text:p>
          </table:table-cell>
          <table:table-cell table:formula="of:=LOG([.B540];10)" office:value-type="float" office:value="-9.33232201946134" calcext:value-type="float">
            <text:p>-9.332322019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0000464692" calcext:value-type="float">
            <text:p>4.64692E-10</text:p>
          </table:table-cell>
          <table:table-cell table:formula="of:=LOG([.B541];10)" office:value-type="float" office:value="-9.33283480414209" calcext:value-type="float">
            <text:p>-9.33283480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0000465869" calcext:value-type="float">
            <text:p>4.65869E-10</text:p>
          </table:table-cell>
          <table:table-cell table:formula="of:=LOG([.B542];10)" office:value-type="float" office:value="-9.33173618754891" calcext:value-type="float">
            <text:p>-9.33173618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000046627" calcext:value-type="float">
            <text:p>4.6627E-10</text:p>
          </table:table-cell>
          <table:table-cell table:formula="of:=LOG([.B543];10)" office:value-type="float" office:value="-9.33136252632888" calcext:value-type="float">
            <text:p>-9.331362526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0000467694" calcext:value-type="float">
            <text:p>4.67694E-10</text:p>
          </table:table-cell>
          <table:table-cell table:formula="of:=LOG([.B544];10)" office:value-type="float" office:value="-9.33003820157665" calcext:value-type="float">
            <text:p>-9.33003820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0000466605" calcext:value-type="float">
            <text:p>4.66605E-10</text:p>
          </table:table-cell>
          <table:table-cell table:formula="of:=LOG([.B545];10)" office:value-type="float" office:value="-9.33105061174721" calcext:value-type="float">
            <text:p>-9.33105061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0000481225" calcext:value-type="float">
            <text:p>4.81225E-10</text:p>
          </table:table-cell>
          <table:table-cell table:formula="of:=LOG([.B546];10)" office:value-type="float" office:value="-9.31765181882176" calcext:value-type="float">
            <text:p>-9.317651818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0000466032" calcext:value-type="float">
            <text:p>4.66032E-10</text:p>
          </table:table-cell>
          <table:table-cell table:formula="of:=LOG([.B547];10)" office:value-type="float" office:value="-9.33158426153687" calcext:value-type="float">
            <text:p>-9.33158426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0000466486" calcext:value-type="float">
            <text:p>4.66486E-10</text:p>
          </table:table-cell>
          <table:table-cell table:formula="of:=LOG([.B548];10)" office:value-type="float" office:value="-9.33116138560233" calcext:value-type="float">
            <text:p>-9.33116138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0000464551" calcext:value-type="float">
            <text:p>4.64551E-10</text:p>
          </table:table-cell>
          <table:table-cell table:formula="of:=LOG([.B549];10)" office:value-type="float" office:value="-9.3329666007172" calcext:value-type="float">
            <text:p>-9.33296660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0000448382" calcext:value-type="float">
            <text:p>4.48382E-10</text:p>
          </table:table-cell>
          <table:table-cell table:formula="of:=LOG([.B550];10)" office:value-type="float" office:value="-9.34835183019299" calcext:value-type="float">
            <text:p>-9.348351830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0000494575" calcext:value-type="float">
            <text:p>4.94575E-10</text:p>
          </table:table-cell>
          <table:table-cell table:formula="of:=LOG([.B551];10)" office:value-type="float" office:value="-9.3057678403331" calcext:value-type="float">
            <text:p>-9.30576784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0000456081" calcext:value-type="float">
            <text:p>4.56081E-10</text:p>
          </table:table-cell>
          <table:table-cell table:formula="of:=LOG([.B552];10)" office:value-type="float" office:value="-9.34095801977185" calcext:value-type="float">
            <text:p>-9.34095801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0000468089" calcext:value-type="float">
            <text:p>4.68089E-10</text:p>
          </table:table-cell>
          <table:table-cell table:formula="of:=LOG([.B553];10)" office:value-type="float" office:value="-9.32967156458807" calcext:value-type="float">
            <text:p>-9.329671564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0000448724" calcext:value-type="float">
            <text:p>4.48724E-10</text:p>
          </table:table-cell>
          <table:table-cell table:formula="of:=LOG([.B554];10)" office:value-type="float" office:value="-9.3480207016084" calcext:value-type="float">
            <text:p>-9.34802070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0000449803" calcext:value-type="float">
            <text:p>4.49803E-10</text:p>
          </table:table-cell>
          <table:table-cell table:formula="of:=LOG([.B555];10)" office:value-type="float" office:value="-9.34697765232613" calcext:value-type="float">
            <text:p>-9.34697765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000044929" calcext:value-type="float">
            <text:p>4.4929E-10</text:p>
          </table:table-cell>
          <table:table-cell table:formula="of:=LOG([.B556];10)" office:value-type="float" office:value="-9.34747324753907" calcext:value-type="float">
            <text:p>-9.347473247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0000448911" calcext:value-type="float">
            <text:p>4.48911E-10</text:p>
          </table:table-cell>
          <table:table-cell table:formula="of:=LOG([.B557];10)" office:value-type="float" office:value="-9.34783975262737" calcext:value-type="float">
            <text:p>-9.347839752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0000465046" calcext:value-type="float">
            <text:p>4.65046E-10</text:p>
          </table:table-cell>
          <table:table-cell table:formula="of:=LOG([.B558];10)" office:value-type="float" office:value="-9.33250408677005" calcext:value-type="float">
            <text:p>-9.33250408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0000448006" calcext:value-type="float">
            <text:p>4.48006E-10</text:p>
          </table:table-cell>
          <table:table-cell table:formula="of:=LOG([.B559];10)" office:value-type="float" office:value="-9.34871616959685" calcext:value-type="float">
            <text:p>-9.348716169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0000455178" calcext:value-type="float">
            <text:p>4.55178E-10</text:p>
          </table:table-cell>
          <table:table-cell table:formula="of:=LOG([.B560];10)" office:value-type="float" office:value="-9.34181873674808" calcext:value-type="float">
            <text:p>-9.341818736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000044865" calcext:value-type="float">
            <text:p>4.4865E-10</text:p>
          </table:table-cell>
          <table:table-cell table:formula="of:=LOG([.B561];10)" office:value-type="float" office:value="-9.348092327913" calcext:value-type="float">
            <text:p>-9.348092327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0000448456" calcext:value-type="float">
            <text:p>4.48456E-10</text:p>
          </table:table-cell>
          <table:table-cell table:formula="of:=LOG([.B562];10)" office:value-type="float" office:value="-9.34828016108055" calcext:value-type="float">
            <text:p>-9.34828016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00004491" calcext:value-type="float">
            <text:p>4.491E-10</text:p>
          </table:table-cell>
          <table:table-cell table:formula="of:=LOG([.B563];10)" office:value-type="float" office:value="-9.34765694493728" calcext:value-type="float">
            <text:p>-9.34765694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0000448128" calcext:value-type="float">
            <text:p>4.48128E-10</text:p>
          </table:table-cell>
          <table:table-cell table:formula="of:=LOG([.B564];10)" office:value-type="float" office:value="-9.3485979195871" calcext:value-type="float">
            <text:p>-9.348597919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0000434187" calcext:value-type="float">
            <text:p>4.34187E-10</text:p>
          </table:table-cell>
          <table:table-cell table:formula="of:=LOG([.B565];10)" office:value-type="float" office:value="-9.36232318390506" calcext:value-type="float">
            <text:p>-9.36232318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0000438888" calcext:value-type="float">
            <text:p>4.38888E-10</text:p>
          </table:table-cell>
          <table:table-cell table:formula="of:=LOG([.B566];10)" office:value-type="float" office:value="-9.35764629339752" calcext:value-type="float">
            <text:p>-9.35764629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0000468432" calcext:value-type="float">
            <text:p>4.68432E-10</text:p>
          </table:table-cell>
          <table:table-cell table:formula="of:=LOG([.B567];10)" office:value-type="float" office:value="-9.3293534446229" calcext:value-type="float">
            <text:p>-9.32935344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0000455856" calcext:value-type="float">
            <text:p>4.55856E-10</text:p>
          </table:table-cell>
          <table:table-cell table:formula="of:=LOG([.B568];10)" office:value-type="float" office:value="-9.34117232462056" calcext:value-type="float">
            <text:p>-9.341172324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000046925" calcext:value-type="float">
            <text:p>4.6925E-10</text:p>
          </table:table-cell>
          <table:table-cell table:formula="of:=LOG([.B569];10)" office:value-type="float" office:value="-9.32859571870662" calcext:value-type="float">
            <text:p>-9.32859571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0000469605" calcext:value-type="float">
            <text:p>4.69605E-10</text:p>
          </table:table-cell>
          <table:table-cell table:formula="of:=LOG([.B570];10)" office:value-type="float" office:value="-9.3282672876956" calcext:value-type="float">
            <text:p>-9.328267287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0000466937" calcext:value-type="float">
            <text:p>4.66937E-10</text:p>
          </table:table-cell>
          <table:table-cell table:formula="of:=LOG([.B571];10)" office:value-type="float" office:value="-9.33074171129266" calcext:value-type="float">
            <text:p>-9.33074171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0000471024" calcext:value-type="float">
            <text:p>4.71024E-10</text:p>
          </table:table-cell>
          <table:table-cell table:formula="of:=LOG([.B572];10)" office:value-type="float" office:value="-9.32695696377977" calcext:value-type="float">
            <text:p>-9.32695696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0000685348" calcext:value-type="float">
            <text:p>6.85348E-10</text:p>
          </table:table-cell>
          <table:table-cell table:formula="of:=LOG([.B573];10)" office:value-type="float" office:value="-9.16408885025599" calcext:value-type="float">
            <text:p>-9.16408885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0000595451" calcext:value-type="float">
            <text:p>5.95451E-10</text:p>
          </table:table-cell>
          <table:table-cell table:formula="of:=LOG([.B574];10)" office:value-type="float" office:value="-9.22515397104968" calcext:value-type="float">
            <text:p>-9.2251539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0000472816" calcext:value-type="float">
            <text:p>4.72816E-10</text:p>
          </table:table-cell>
          <table:table-cell table:formula="of:=LOG([.B575];10)" office:value-type="float" office:value="-9.32530783543869" calcext:value-type="float">
            <text:p>-9.325307835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0000472421" calcext:value-type="float">
            <text:p>4.72421E-10</text:p>
          </table:table-cell>
          <table:table-cell table:formula="of:=LOG([.B576];10)" office:value-type="float" office:value="-9.32567080542471" calcext:value-type="float">
            <text:p>-9.325670805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0000467802" calcext:value-type="float">
            <text:p>4.67802E-10</text:p>
          </table:table-cell>
          <table:table-cell table:formula="of:=LOG([.B577];10)" office:value-type="float" office:value="-9.32993792577803" calcext:value-type="float">
            <text:p>-9.329937925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0000470915" calcext:value-type="float">
            <text:p>4.70915E-10</text:p>
          </table:table-cell>
          <table:table-cell table:formula="of:=LOG([.B578];10)" office:value-type="float" office:value="-9.327057475806" calcext:value-type="float">
            <text:p>-9.32705747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0000467445" calcext:value-type="float">
            <text:p>4.67445E-10</text:p>
          </table:table-cell>
          <table:table-cell table:formula="of:=LOG([.B579];10)" office:value-type="float" office:value="-9.33026948126566" calcext:value-type="float">
            <text:p>-9.33026948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0000547662" calcext:value-type="float">
            <text:p>5.47662E-10</text:p>
          </table:table-cell>
          <table:table-cell table:formula="of:=LOG([.B580];10)" office:value-type="float" office:value="-9.26148739192285" calcext:value-type="float">
            <text:p>-9.26148739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0000467393" calcext:value-type="float">
            <text:p>4.67393E-10</text:p>
          </table:table-cell>
          <table:table-cell table:formula="of:=LOG([.B581];10)" office:value-type="float" office:value="-9.33031779618885" calcext:value-type="float">
            <text:p>-9.330317796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0000472331" calcext:value-type="float">
            <text:p>4.72331E-10</text:p>
          </table:table-cell>
          <table:table-cell table:formula="of:=LOG([.B582];10)" office:value-type="float" office:value="-9.32575354989837" calcext:value-type="float">
            <text:p>-9.32575354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0000465621" calcext:value-type="float">
            <text:p>4.65621E-10</text:p>
          </table:table-cell>
          <table:table-cell table:formula="of:=LOG([.B583];10)" office:value-type="float" office:value="-9.33196744077558" calcext:value-type="float">
            <text:p>-9.33196744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0000464297" calcext:value-type="float">
            <text:p>4.64297E-10</text:p>
          </table:table-cell>
          <table:table-cell table:formula="of:=LOG([.B584];10)" office:value-type="float" office:value="-9.33320412246705" calcext:value-type="float">
            <text:p>-9.33320412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0000478035" calcext:value-type="float">
            <text:p>4.78035E-10</text:p>
          </table:table-cell>
          <table:table-cell table:formula="of:=LOG([.B585];10)" office:value-type="float" office:value="-9.32054030474688" calcext:value-type="float">
            <text:p>-9.320540304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0000469858" calcext:value-type="float">
            <text:p>4.69858E-10</text:p>
          </table:table-cell>
          <table:table-cell table:formula="of:=LOG([.B586];10)" office:value-type="float" office:value="-9.3280333742651" calcext:value-type="float">
            <text:p>-9.328033374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0000475092" calcext:value-type="float">
            <text:p>4.75092E-10</text:p>
          </table:table-cell>
          <table:table-cell table:formula="of:=LOG([.B587];10)" office:value-type="float" office:value="-9.32322228253619" calcext:value-type="float">
            <text:p>-9.32322228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0000465488" calcext:value-type="float">
            <text:p>4.65488E-10</text:p>
          </table:table-cell>
          <table:table-cell table:formula="of:=LOG([.B588];10)" office:value-type="float" office:value="-9.33209151038824" calcext:value-type="float">
            <text:p>-9.332091510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0000478093" calcext:value-type="float">
            <text:p>4.78093E-10</text:p>
          </table:table-cell>
          <table:table-cell table:formula="of:=LOG([.B589];10)" office:value-type="float" office:value="-9.32048761498153" calcext:value-type="float">
            <text:p>-9.3204876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0000468507" calcext:value-type="float">
            <text:p>4.68507E-10</text:p>
          </table:table-cell>
          <table:table-cell table:formula="of:=LOG([.B590];10)" office:value-type="float" office:value="-9.32928391589966" calcext:value-type="float">
            <text:p>-9.32928391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0000473529" calcext:value-type="float">
            <text:p>4.73529E-10</text:p>
          </table:table-cell>
          <table:table-cell table:formula="of:=LOG([.B591];10)" office:value-type="float" office:value="-9.32465341865795" calcext:value-type="float">
            <text:p>-9.324653418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0000467957" calcext:value-type="float">
            <text:p>4.67957E-10</text:p>
          </table:table-cell>
          <table:table-cell table:formula="of:=LOG([.B592];10)" office:value-type="float" office:value="-9.32979405188462" calcext:value-type="float">
            <text:p>-9.329794051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0000471908" calcext:value-type="float">
            <text:p>4.71908E-10</text:p>
          </table:table-cell>
          <table:table-cell table:formula="of:=LOG([.B593];10)" office:value-type="float" office:value="-9.32614266023619" calcext:value-type="float">
            <text:p>-9.32614266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0000556174" calcext:value-type="float">
            <text:p>5.56174E-10</text:p>
          </table:table-cell>
          <table:table-cell table:formula="of:=LOG([.B594];10)" office:value-type="float" office:value="-9.25478931737847" calcext:value-type="float">
            <text:p>-9.254789317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0000467218" calcext:value-type="float">
            <text:p>4.67218E-10</text:p>
          </table:table-cell>
          <table:table-cell table:formula="of:=LOG([.B595];10)" office:value-type="float" office:value="-9.33048043398194" calcext:value-type="float">
            <text:p>-9.33048043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0000467376" calcext:value-type="float">
            <text:p>4.67376E-10</text:p>
          </table:table-cell>
          <table:table-cell table:formula="of:=LOG([.B596];10)" office:value-type="float" office:value="-9.33033359261811" calcext:value-type="float">
            <text:p>-9.33033359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0000468017" calcext:value-type="float">
            <text:p>4.68017E-10</text:p>
          </table:table-cell>
          <table:table-cell table:formula="of:=LOG([.B597];10)" office:value-type="float" office:value="-9.32973837155813" calcext:value-type="float">
            <text:p>-9.32973837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0000709898" calcext:value-type="float">
            <text:p>7.09898E-10</text:p>
          </table:table-cell>
          <table:table-cell table:formula="of:=LOG([.B598];10)" office:value-type="float" office:value="-9.14880404736463" calcext:value-type="float">
            <text:p>-9.14880404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0000466276" calcext:value-type="float">
            <text:p>4.66276E-10</text:p>
          </table:table-cell>
          <table:table-cell table:formula="of:=LOG([.B599];10)" office:value-type="float" office:value="-9.33135693782839" calcext:value-type="float">
            <text:p>-9.33135693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0000486675" calcext:value-type="float">
            <text:p>4.86675E-10</text:p>
          </table:table-cell>
          <table:table-cell table:formula="of:=LOG([.B600];10)" office:value-type="float" office:value="-9.31276096244955" calcext:value-type="float">
            <text:p>-9.31276096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0000468308" calcext:value-type="float">
            <text:p>4.68308E-10</text:p>
          </table:table-cell>
          <table:table-cell table:formula="of:=LOG([.B601];10)" office:value-type="float" office:value="-9.32946842319981" calcext:value-type="float">
            <text:p>-9.329468423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0000491255" calcext:value-type="float">
            <text:p>4.91255E-10</text:p>
          </table:table-cell>
          <table:table-cell table:formula="of:=LOG([.B602];10)" office:value-type="float" office:value="-9.30869301633894" calcext:value-type="float">
            <text:p>-9.308693016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0000465293" calcext:value-type="float">
            <text:p>4.65293E-10</text:p>
          </table:table-cell>
          <table:table-cell table:formula="of:=LOG([.B603];10)" office:value-type="float" office:value="-9.33227348106708" calcext:value-type="float">
            <text:p>-9.33227348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0000478617" calcext:value-type="float">
            <text:p>4.78617E-10</text:p>
          </table:table-cell>
          <table:table-cell table:formula="of:=LOG([.B604];10)" office:value-type="float" office:value="-9.3200118797404" calcext:value-type="float">
            <text:p>-9.320011879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0000472517" calcext:value-type="float">
            <text:p>4.72517E-10</text:p>
          </table:table-cell>
          <table:table-cell table:formula="of:=LOG([.B605];10)" office:value-type="float" office:value="-9.32558256202587" calcext:value-type="float">
            <text:p>-9.32558256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0000471969" calcext:value-type="float">
            <text:p>4.71969E-10</text:p>
          </table:table-cell>
          <table:table-cell table:formula="of:=LOG([.B606];10)" office:value-type="float" office:value="-9.3260865258809" calcext:value-type="float">
            <text:p>-9.32608652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0000553852" calcext:value-type="float">
            <text:p>5.53852E-10</text:p>
          </table:table-cell>
          <table:table-cell table:formula="of:=LOG([.B607];10)" office:value-type="float" office:value="-9.25660627168023" calcext:value-type="float">
            <text:p>-9.25660627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0000451647" calcext:value-type="float">
            <text:p>4.51647E-10</text:p>
          </table:table-cell>
          <table:table-cell table:formula="of:=LOG([.B608];10)" office:value-type="float" office:value="-9.34520087016038" calcext:value-type="float">
            <text:p>-9.34520087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000111288" calcext:value-type="float">
            <text:p>1.11288E-09</text:p>
          </table:table-cell>
          <table:table-cell table:formula="of:=LOG([.B609];10)" office:value-type="float" office:value="-8.95355166239259" calcext:value-type="float">
            <text:p>-8.95355166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000047948" calcext:value-type="float">
            <text:p>4.7948E-10</text:p>
          </table:table-cell>
          <table:table-cell table:formula="of:=LOG([.B610];10)" office:value-type="float" office:value="-9.31922950334376" calcext:value-type="float">
            <text:p>-9.31922950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0000490185" calcext:value-type="float">
            <text:p>4.90185E-10</text:p>
          </table:table-cell>
          <table:table-cell table:formula="of:=LOG([.B611];10)" office:value-type="float" office:value="-9.3096399825921" calcext:value-type="float">
            <text:p>-9.30963998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0000467786" calcext:value-type="float">
            <text:p>4.67786E-10</text:p>
          </table:table-cell>
          <table:table-cell table:formula="of:=LOG([.B612];10)" office:value-type="float" office:value="-9.32995277999101" calcext:value-type="float">
            <text:p>-9.3299527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0000468208" calcext:value-type="float">
            <text:p>4.68208E-10</text:p>
          </table:table-cell>
          <table:table-cell table:formula="of:=LOG([.B613];10)" office:value-type="float" office:value="-9.32956117003672" calcext:value-type="float">
            <text:p>-9.329561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0000466316" calcext:value-type="float">
            <text:p>4.66316E-10</text:p>
          </table:table-cell>
          <table:table-cell table:formula="of:=LOG([.B614];10)" office:value-type="float" office:value="-9.33131968299608" calcext:value-type="float">
            <text:p>-9.33131968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000052224" calcext:value-type="float">
            <text:p>5.2224E-10</text:p>
          </table:table-cell>
          <table:table-cell table:formula="of:=LOG([.B615];10)" office:value-type="float" office:value="-9.28212986726225" calcext:value-type="float">
            <text:p>-9.282129867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0000467659" calcext:value-type="float">
            <text:p>4.67659E-10</text:p>
          </table:table-cell>
          <table:table-cell table:formula="of:=LOG([.B616];10)" office:value-type="float" office:value="-9.33007070333133" calcext:value-type="float">
            <text:p>-9.33007070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000046794" calcext:value-type="float">
            <text:p>4.6794E-10</text:p>
          </table:table-cell>
          <table:table-cell table:formula="of:=LOG([.B617];10)" office:value-type="float" office:value="-9.32980982927506" calcext:value-type="float">
            <text:p>-9.329809829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000047667" calcext:value-type="float">
            <text:p>4.7667E-10</text:p>
          </table:table-cell>
          <table:table-cell table:formula="of:=LOG([.B618];10)" office:value-type="float" office:value="-9.32178218024087" calcext:value-type="float">
            <text:p>-9.32178218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0000933158" calcext:value-type="float">
            <text:p>9.33158E-10</text:p>
          </table:table-cell>
          <table:table-cell table:formula="of:=LOG([.B619];10)" office:value-type="float" office:value="-9.03004481636213" calcext:value-type="float">
            <text:p>-9.03004481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000048199" calcext:value-type="float">
            <text:p>4.8199E-10</text:p>
          </table:table-cell>
          <table:table-cell table:formula="of:=LOG([.B620];10)" office:value-type="float" office:value="-9.31696197211358" calcext:value-type="float">
            <text:p>-9.31696197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0000495333" calcext:value-type="float">
            <text:p>4.95333E-10</text:p>
          </table:table-cell>
          <table:table-cell table:formula="of:=LOG([.B621];10)" office:value-type="float" office:value="-9.30510273755259" calcext:value-type="float">
            <text:p>-9.305102737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0000466872" calcext:value-type="float">
            <text:p>4.66872E-10</text:p>
          </table:table-cell>
          <table:table-cell table:formula="of:=LOG([.B622];10)" office:value-type="float" office:value="-9.33080217149676" calcext:value-type="float">
            <text:p>-9.33080217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0000468829" calcext:value-type="float">
            <text:p>4.68829E-10</text:p>
          </table:table-cell>
          <table:table-cell table:formula="of:=LOG([.B623];10)" office:value-type="float" office:value="-9.32898553233459" calcext:value-type="float">
            <text:p>-9.32898553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0000467517" calcext:value-type="float">
            <text:p>4.67517E-10</text:p>
          </table:table-cell>
          <table:table-cell table:formula="of:=LOG([.B624];10)" office:value-type="float" office:value="-9.33020259255198" calcext:value-type="float">
            <text:p>-9.33020259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0000477944" calcext:value-type="float">
            <text:p>4.77944E-10</text:p>
          </table:table-cell>
          <table:table-cell table:formula="of:=LOG([.B625];10)" office:value-type="float" office:value="-9.32062298605677" calcext:value-type="float">
            <text:p>-9.320622986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0000551721" calcext:value-type="float">
            <text:p>5.51721E-10</text:p>
          </table:table-cell>
          <table:table-cell table:formula="of:=LOG([.B626];10)" office:value-type="float" office:value="-9.25828048529992" calcext:value-type="float">
            <text:p>-9.258280485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0000492196" calcext:value-type="float">
            <text:p>4.92196E-10</text:p>
          </table:table-cell>
          <table:table-cell table:formula="of:=LOG([.B627];10)" office:value-type="float" office:value="-9.30786192006228" calcext:value-type="float">
            <text:p>-9.30786192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0000525064" calcext:value-type="float">
            <text:p>5.25064E-10</text:p>
          </table:table-cell>
          <table:table-cell table:formula="of:=LOG([.B628];10)" office:value-type="float" office:value="-9.27978775725534" calcext:value-type="float">
            <text:p>-9.279787757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0000470003" calcext:value-type="float">
            <text:p>4.70003E-10</text:p>
          </table:table-cell>
          <table:table-cell table:formula="of:=LOG([.B629];10)" office:value-type="float" office:value="-9.32789936998069" calcext:value-type="float">
            <text:p>-9.327899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0000474522" calcext:value-type="float">
            <text:p>4.74522E-10</text:p>
          </table:table-cell>
          <table:table-cell table:formula="of:=LOG([.B630];10)" office:value-type="float" office:value="-9.32374364781601" calcext:value-type="float">
            <text:p>-9.323743647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0000579846" calcext:value-type="float">
            <text:p>5.79846E-10</text:p>
          </table:table-cell>
          <table:table-cell table:formula="of:=LOG([.B631];10)" office:value-type="float" office:value="-9.23668733442131" calcext:value-type="float">
            <text:p>-9.236687334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0000485499" calcext:value-type="float">
            <text:p>4.85499E-10</text:p>
          </table:table-cell>
          <table:table-cell table:formula="of:=LOG([.B632];10)" office:value-type="float" office:value="-9.31381166028724" calcext:value-type="float">
            <text:p>-9.313811660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000048066" calcext:value-type="float">
            <text:p>4.8066E-10</text:p>
          </table:table-cell>
          <table:table-cell table:formula="of:=LOG([.B633];10)" office:value-type="float" office:value="-9.31816201787985" calcext:value-type="float">
            <text:p>-9.318162017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000046671" calcext:value-type="float">
            <text:p>4.6671E-10</text:p>
          </table:table-cell>
          <table:table-cell table:formula="of:=LOG([.B634];10)" office:value-type="float" office:value="-9.3309528935689" calcext:value-type="float">
            <text:p>-9.33095289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0000473059" calcext:value-type="float">
            <text:p>4.73059E-10</text:p>
          </table:table-cell>
          <table:table-cell table:formula="of:=LOG([.B635];10)" office:value-type="float" office:value="-9.32508469060153" calcext:value-type="float">
            <text:p>-9.325084690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0000467645" calcext:value-type="float">
            <text:p>4.67645E-10</text:p>
          </table:table-cell>
          <table:table-cell table:formula="of:=LOG([.B636];10)" office:value-type="float" office:value="-9.3300837047143" calcext:value-type="float">
            <text:p>-9.33008370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000054231" calcext:value-type="float">
            <text:p>5.4231E-10</text:p>
          </table:table-cell>
          <table:table-cell table:formula="of:=LOG([.B637];10)" office:value-type="float" office:value="-9.26575238725774" calcext:value-type="float">
            <text:p>-9.265752387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0000541596" calcext:value-type="float">
            <text:p>5.41596E-10</text:p>
          </table:table-cell>
          <table:table-cell table:formula="of:=LOG([.B638];10)" office:value-type="float" office:value="-9.26632455182724" calcext:value-type="float">
            <text:p>-9.26632455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0000467075" calcext:value-type="float">
            <text:p>4.67075E-10</text:p>
          </table:table-cell>
          <table:table-cell table:formula="of:=LOG([.B639];10)" office:value-type="float" office:value="-9.3306133775262" calcext:value-type="float">
            <text:p>-9.33061337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0000468833" calcext:value-type="float">
            <text:p>4.68833E-10</text:p>
          </table:table-cell>
          <table:table-cell table:formula="of:=LOG([.B640];10)" office:value-type="float" office:value="-9.32898182699529" calcext:value-type="float">
            <text:p>-9.3289818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0000468199" calcext:value-type="float">
            <text:p>4.68199E-10</text:p>
          </table:table-cell>
          <table:table-cell table:formula="of:=LOG([.B641];10)" office:value-type="float" office:value="-9.32956951822364" calcext:value-type="float">
            <text:p>-9.329569518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00000470697" calcext:value-type="float">
            <text:p>4.70697E-10</text:p>
          </table:table-cell>
          <table:table-cell table:formula="of:=LOG([.B642];10)" office:value-type="float" office:value="-9.32725856967215" calcext:value-type="float">
            <text:p>-9.327258569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0000474162" calcext:value-type="float">
            <text:p>4.74162E-10</text:p>
          </table:table-cell>
          <table:table-cell table:formula="of:=LOG([.B643];10)" office:value-type="float" office:value="-9.32407325392508" calcext:value-type="float">
            <text:p>-9.32407325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0000470079" calcext:value-type="float">
            <text:p>4.70079E-10</text:p>
          </table:table-cell>
          <table:table-cell table:formula="of:=LOG([.B644];10)" office:value-type="float" office:value="-9.32782914976438" calcext:value-type="float">
            <text:p>-9.327829149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0000471113" calcext:value-type="float">
            <text:p>4.71113E-10</text:p>
          </table:table-cell>
          <table:table-cell table:formula="of:=LOG([.B645];10)" office:value-type="float" office:value="-9.32687491157504" calcext:value-type="float">
            <text:p>-9.32687491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0000470593" calcext:value-type="float">
            <text:p>4.70593E-10</text:p>
          </table:table-cell>
          <table:table-cell table:formula="of:=LOG([.B646];10)" office:value-type="float" office:value="-9.32735453717696" calcext:value-type="float">
            <text:p>-9.327354537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0000471818" calcext:value-type="float">
            <text:p>4.71818E-10</text:p>
          </table:table-cell>
          <table:table-cell table:formula="of:=LOG([.B647];10)" office:value-type="float" office:value="-9.32622549466798" calcext:value-type="float">
            <text:p>-9.32622549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0000476439" calcext:value-type="float">
            <text:p>4.76439E-10</text:p>
          </table:table-cell>
          <table:table-cell table:formula="of:=LOG([.B648];10)" office:value-type="float" office:value="-9.32199269556972" calcext:value-type="float">
            <text:p>-9.32199269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0000475637" calcext:value-type="float">
            <text:p>4.75637E-10</text:p>
          </table:table-cell>
          <table:table-cell table:formula="of:=LOG([.B649];10)" office:value-type="float" office:value="-9.32272436879092" calcext:value-type="float">
            <text:p>-9.322724368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0000467164" calcext:value-type="float">
            <text:p>4.67164E-10</text:p>
          </table:table-cell>
          <table:table-cell table:formula="of:=LOG([.B650];10)" office:value-type="float" office:value="-9.33053063165709" calcext:value-type="float">
            <text:p>-9.33053063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0000466135" calcext:value-type="float">
            <text:p>4.66135E-10</text:p>
          </table:table-cell>
          <table:table-cell table:formula="of:=LOG([.B651];10)" office:value-type="float" office:value="-9.33148828660573" calcext:value-type="float">
            <text:p>-9.331488286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0000481185" calcext:value-type="float">
            <text:p>4.81185E-10</text:p>
          </table:table-cell>
          <table:table-cell table:formula="of:=LOG([.B652];10)" office:value-type="float" office:value="-9.31768791940111" calcext:value-type="float">
            <text:p>-9.317687919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0000469182" calcext:value-type="float">
            <text:p>4.69182E-10</text:p>
          </table:table-cell>
          <table:table-cell table:formula="of:=LOG([.B653];10)" office:value-type="float" office:value="-9.32865865778973" calcext:value-type="float">
            <text:p>-9.328658657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0000510551" calcext:value-type="float">
            <text:p>5.10551E-10</text:p>
          </table:table-cell>
          <table:table-cell table:formula="of:=LOG([.B654];10)" office:value-type="float" office:value="-9.29196086883215" calcext:value-type="float">
            <text:p>-9.291960868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0000498985" calcext:value-type="float">
            <text:p>4.98985E-10</text:p>
          </table:table-cell>
          <table:table-cell table:formula="of:=LOG([.B655];10)" office:value-type="float" office:value="-9.30191250951718" calcext:value-type="float">
            <text:p>-9.301912509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0000468765" calcext:value-type="float">
            <text:p>4.68765E-10</text:p>
          </table:table-cell>
          <table:table-cell table:formula="of:=LOG([.B656];10)" office:value-type="float" office:value="-9.32904482206316" calcext:value-type="float">
            <text:p>-9.32904482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0000473747" calcext:value-type="float">
            <text:p>4.73747E-10</text:p>
          </table:table-cell>
          <table:table-cell table:formula="of:=LOG([.B657];10)" office:value-type="float" office:value="-9.32445352718233" calcext:value-type="float">
            <text:p>-9.32445352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0000500169" calcext:value-type="float">
            <text:p>5.00169E-10</text:p>
          </table:table-cell>
          <table:table-cell table:formula="of:=LOG([.B658];10)" office:value-type="float" office:value="-9.30088322893128" calcext:value-type="float">
            <text:p>-9.300883228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0000485829" calcext:value-type="float">
            <text:p>4.85829E-10</text:p>
          </table:table-cell>
          <table:table-cell table:formula="of:=LOG([.B659];10)" office:value-type="float" office:value="-9.31351656494449" calcext:value-type="float">
            <text:p>-9.313516564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0000487952" calcext:value-type="float">
            <text:p>4.87952E-10</text:p>
          </table:table-cell>
          <table:table-cell table:formula="of:=LOG([.B660];10)" office:value-type="float" office:value="-9.31162289758831" calcext:value-type="float">
            <text:p>-9.311622897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0000471111" calcext:value-type="float">
            <text:p>4.71111E-10</text:p>
          </table:table-cell>
          <table:table-cell table:formula="of:=LOG([.B661];10)" office:value-type="float" office:value="-9.32687675527455" calcext:value-type="float">
            <text:p>-9.326876755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0000469151" calcext:value-type="float">
            <text:p>4.69151E-10</text:p>
          </table:table-cell>
          <table:table-cell table:formula="of:=LOG([.B662];10)" office:value-type="float" office:value="-9.32868735363426" calcext:value-type="float">
            <text:p>-9.32868735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0000472664" calcext:value-type="float">
            <text:p>4.72664E-10</text:p>
          </table:table-cell>
          <table:table-cell table:formula="of:=LOG([.B663];10)" office:value-type="float" office:value="-9.32544747405996" calcext:value-type="float">
            <text:p>-9.32544747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0000465639" calcext:value-type="float">
            <text:p>4.65639E-10</text:p>
          </table:table-cell>
          <table:table-cell table:formula="of:=LOG([.B664];10)" office:value-type="float" office:value="-9.3319506521222" calcext:value-type="float">
            <text:p>-9.331950652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0000484358" calcext:value-type="float">
            <text:p>4.84358E-10</text:p>
          </table:table-cell>
          <table:table-cell table:formula="of:=LOG([.B665];10)" office:value-type="float" office:value="-9.31483352275246" calcext:value-type="float">
            <text:p>-9.31483352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0000468328" calcext:value-type="float">
            <text:p>4.68328E-10</text:p>
          </table:table-cell>
          <table:table-cell table:formula="of:=LOG([.B666];10)" office:value-type="float" office:value="-9.32944987620901" calcext:value-type="float">
            <text:p>-9.32944987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0000468279" calcext:value-type="float">
            <text:p>4.68279E-10</text:p>
          </table:table-cell>
          <table:table-cell table:formula="of:=LOG([.B667];10)" office:value-type="float" office:value="-9.32949531774347" calcext:value-type="float">
            <text:p>-9.329495317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0000465095" calcext:value-type="float">
            <text:p>4.65095E-10</text:p>
          </table:table-cell>
          <table:table-cell table:formula="of:=LOG([.B668];10)" office:value-type="float" office:value="-9.33245832934267" calcext:value-type="float">
            <text:p>-9.332458329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0000452866" calcext:value-type="float">
            <text:p>4.52866E-10</text:p>
          </table:table-cell>
          <table:table-cell table:formula="of:=LOG([.B669];10)" office:value-type="float" office:value="-9.34403028379191" calcext:value-type="float">
            <text:p>-9.34403028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0000454472" calcext:value-type="float">
            <text:p>4.54472E-10</text:p>
          </table:table-cell>
          <table:table-cell table:formula="of:=LOG([.B670];10)" office:value-type="float" office:value="-9.3424928684818" calcext:value-type="float">
            <text:p>-9.342492868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0000451732" calcext:value-type="float">
            <text:p>4.51732E-10</text:p>
          </table:table-cell>
          <table:table-cell table:formula="of:=LOG([.B671];10)" office:value-type="float" office:value="-9.34511914359585" calcext:value-type="float">
            <text:p>-9.34511914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0000566567" calcext:value-type="float">
            <text:p>5.66567E-10</text:p>
          </table:table-cell>
          <table:table-cell table:formula="of:=LOG([.B672];10)" office:value-type="float" office:value="-9.24674872479489" calcext:value-type="float">
            <text:p>-9.246748724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0000485968" calcext:value-type="float">
            <text:p>4.85968E-10</text:p>
          </table:table-cell>
          <table:table-cell table:formula="of:=LOG([.B673];10)" office:value-type="float" office:value="-9.31339232720061" calcext:value-type="float">
            <text:p>-9.313392327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0000487108" calcext:value-type="float">
            <text:p>4.87108E-10</text:p>
          </table:table-cell>
          <table:table-cell table:formula="of:=LOG([.B674];10)" office:value-type="float" office:value="-9.3123747377505" calcext:value-type="float">
            <text:p>-9.312374737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000066897" calcext:value-type="float">
            <text:p>6.6897E-10</text:p>
          </table:table-cell>
          <table:table-cell table:formula="of:=LOG([.B675];10)" office:value-type="float" office:value="-9.17459335775773" calcext:value-type="float">
            <text:p>-9.174593357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0000476494" calcext:value-type="float">
            <text:p>4.76494E-10</text:p>
          </table:table-cell>
          <table:table-cell table:formula="of:=LOG([.B676];10)" office:value-type="float" office:value="-9.321942563616" calcext:value-type="float">
            <text:p>-9.32194256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0000485336" calcext:value-type="float">
            <text:p>4.85336E-10</text:p>
          </table:table-cell>
          <table:table-cell table:formula="of:=LOG([.B677];10)" office:value-type="float" office:value="-9.31395749351578" calcext:value-type="float">
            <text:p>-9.31395749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0000512725" calcext:value-type="float">
            <text:p>5.12725E-10</text:p>
          </table:table-cell>
          <table:table-cell table:formula="of:=LOG([.B678];10)" office:value-type="float" office:value="-9.29011550624334" calcext:value-type="float">
            <text:p>-9.290115506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0000474974" calcext:value-type="float">
            <text:p>4.74974E-10</text:p>
          </table:table-cell>
          <table:table-cell table:formula="of:=LOG([.B679];10)" office:value-type="float" office:value="-9.32333016293424" calcext:value-type="float">
            <text:p>-9.32333016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000046729" calcext:value-type="float">
            <text:p>4.6729E-10</text:p>
          </table:table-cell>
          <table:table-cell table:formula="of:=LOG([.B680];10)" office:value-type="float" office:value="-9.33041351277258" calcext:value-type="float">
            <text:p>-9.33041351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000051717" calcext:value-type="float">
            <text:p>5.1717E-10</text:p>
          </table:table-cell>
          <table:table-cell table:formula="of:=LOG([.B681];10)" office:value-type="float" office:value="-9.28636667561751" calcext:value-type="float">
            <text:p>-9.286366675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0000493506" calcext:value-type="float">
            <text:p>4.93506E-10</text:p>
          </table:table-cell>
          <table:table-cell table:formula="of:=LOG([.B682];10)" office:value-type="float" office:value="-9.30670756285037" calcext:value-type="float">
            <text:p>-9.306707562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0000483976" calcext:value-type="float">
            <text:p>4.83976E-10</text:p>
          </table:table-cell>
          <table:table-cell table:formula="of:=LOG([.B683];10)" office:value-type="float" office:value="-9.3151761741531" calcext:value-type="float">
            <text:p>-9.315176174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0000502494" calcext:value-type="float">
            <text:p>5.02494E-10</text:p>
          </table:table-cell>
          <table:table-cell table:formula="of:=LOG([.B684];10)" office:value-type="float" office:value="-9.29886911954419" calcext:value-type="float">
            <text:p>-9.298869119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0000470969" calcext:value-type="float">
            <text:p>4.70969E-10</text:p>
          </table:table-cell>
          <table:table-cell table:formula="of:=LOG([.B685];10)" office:value-type="float" office:value="-9.32700767794969" calcext:value-type="float">
            <text:p>-9.327007677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0000514811" calcext:value-type="float">
            <text:p>5.14811E-10</text:p>
          </table:table-cell>
          <table:table-cell table:formula="of:=LOG([.B686];10)" office:value-type="float" office:value="-9.28835218207017" calcext:value-type="float">
            <text:p>-9.28835218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0000479097" calcext:value-type="float">
            <text:p>4.79097E-10</text:p>
          </table:table-cell>
          <table:table-cell table:formula="of:=LOG([.B687];10)" office:value-type="float" office:value="-9.31957654858983" calcext:value-type="float">
            <text:p>-9.319576548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0000527828" calcext:value-type="float">
            <text:p>5.27828E-10</text:p>
          </table:table-cell>
          <table:table-cell table:formula="of:=LOG([.B688];10)" office:value-type="float" office:value="-9.27750757523201" calcext:value-type="float">
            <text:p>-9.27750757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0000474213" calcext:value-type="float">
            <text:p>4.74213E-10</text:p>
          </table:table-cell>
          <table:table-cell table:formula="of:=LOG([.B689];10)" office:value-type="float" office:value="-9.32402654451456" calcext:value-type="float">
            <text:p>-9.324026544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0000476713" calcext:value-type="float">
            <text:p>4.76713E-10</text:p>
          </table:table-cell>
          <table:table-cell table:formula="of:=LOG([.B690];10)" office:value-type="float" office:value="-9.32174300466771" calcext:value-type="float">
            <text:p>-9.321743004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0000491718" calcext:value-type="float">
            <text:p>4.91718E-10</text:p>
          </table:table-cell>
          <table:table-cell table:formula="of:=LOG([.B691];10)" office:value-type="float" office:value="-9.30828389348411" calcext:value-type="float">
            <text:p>-9.308283893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0000564065" calcext:value-type="float">
            <text:p>5.64065E-10</text:p>
          </table:table-cell>
          <table:table-cell table:formula="of:=LOG([.B692];10)" office:value-type="float" office:value="-9.2486708472316" calcext:value-type="float">
            <text:p>-9.248670847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0000476618" calcext:value-type="float">
            <text:p>4.76618E-10</text:p>
          </table:table-cell>
          <table:table-cell table:formula="of:=LOG([.B693];10)" office:value-type="float" office:value="-9.32182956007379" calcext:value-type="float">
            <text:p>-9.32182956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0000473458" calcext:value-type="float">
            <text:p>4.73458E-10</text:p>
          </table:table-cell>
          <table:table-cell table:formula="of:=LOG([.B694];10)" office:value-type="float" office:value="-9.3247185407943" calcext:value-type="float">
            <text:p>-9.32471854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0000471594" calcext:value-type="float">
            <text:p>4.71594E-10</text:p>
          </table:table-cell>
          <table:table-cell table:formula="of:=LOG([.B695];10)" office:value-type="float" office:value="-9.32643172898719" calcext:value-type="float">
            <text:p>-9.32643172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0000500713" calcext:value-type="float">
            <text:p>5.00713E-10</text:p>
          </table:table-cell>
          <table:table-cell table:formula="of:=LOG([.B696];10)" office:value-type="float" office:value="-9.30041113287716" calcext:value-type="float">
            <text:p>-9.300411132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0000476041" calcext:value-type="float">
            <text:p>4.76041E-10</text:p>
          </table:table-cell>
          <table:table-cell table:formula="of:=LOG([.B697];10)" office:value-type="float" office:value="-9.32235564117248" calcext:value-type="float">
            <text:p>-9.32235564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0000455137" calcext:value-type="float">
            <text:p>4.55137E-10</text:p>
          </table:table-cell>
          <table:table-cell table:formula="of:=LOG([.B698];10)" office:value-type="float" office:value="-9.34185785743437" calcext:value-type="float">
            <text:p>-9.341857857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0000454702" calcext:value-type="float">
            <text:p>4.54702E-10</text:p>
          </table:table-cell>
          <table:table-cell table:formula="of:=LOG([.B699];10)" office:value-type="float" office:value="-9.34227313555286" calcext:value-type="float">
            <text:p>-9.34227313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0000504611" calcext:value-type="float">
            <text:p>5.04611E-10</text:p>
          </table:table-cell>
          <table:table-cell table:formula="of:=LOG([.B700];10)" office:value-type="float" office:value="-9.29704328654292" calcext:value-type="float">
            <text:p>-9.297043286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0000470575" calcext:value-type="float">
            <text:p>4.70575E-10</text:p>
          </table:table-cell>
          <table:table-cell table:formula="of:=LOG([.B701];10)" office:value-type="float" office:value="-9.3273711490904" calcext:value-type="float">
            <text:p>-9.327371149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0000498374" calcext:value-type="float">
            <text:p>4.98374E-10</text:p>
          </table:table-cell>
          <table:table-cell table:formula="of:=LOG([.B702];10)" office:value-type="float" office:value="-9.30244462275151" calcext:value-type="float">
            <text:p>-9.302444622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0000465364" calcext:value-type="float">
            <text:p>4.65364E-10</text:p>
          </table:table-cell>
          <table:table-cell table:formula="of:=LOG([.B703];10)" office:value-type="float" office:value="-9.33220721624927" calcext:value-type="float">
            <text:p>-9.33220721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0000466798" calcext:value-type="float">
            <text:p>4.66798E-10</text:p>
          </table:table-cell>
          <table:table-cell table:formula="of:=LOG([.B704];10)" office:value-type="float" office:value="-9.33087101336108" calcext:value-type="float">
            <text:p>-9.330871013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0000456715" calcext:value-type="float">
            <text:p>4.56715E-10</text:p>
          </table:table-cell>
          <table:table-cell table:formula="of:=LOG([.B705];10)" office:value-type="float" office:value="-9.3403547245212" calcext:value-type="float">
            <text:p>-9.340354724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0000685022" calcext:value-type="float">
            <text:p>6.85022E-10</text:p>
          </table:table-cell>
          <table:table-cell table:formula="of:=LOG([.B706];10)" office:value-type="float" office:value="-9.16429548058761" calcext:value-type="float">
            <text:p>-9.16429548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000047114" calcext:value-type="float">
            <text:p>4.7114E-10</text:p>
          </table:table-cell>
          <table:table-cell table:formula="of:=LOG([.B707];10)" office:value-type="float" office:value="-9.32685002239768" calcext:value-type="float">
            <text:p>-9.32685002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0000456117" calcext:value-type="float">
            <text:p>4.56117E-10</text:p>
          </table:table-cell>
          <table:table-cell table:formula="of:=LOG([.B708];10)" office:value-type="float" office:value="-9.34092374080751" calcext:value-type="float">
            <text:p>-9.34092374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000048033" calcext:value-type="float">
            <text:p>4.8033E-10</text:p>
          </table:table-cell>
          <table:table-cell table:formula="of:=LOG([.B709];10)" office:value-type="float" office:value="-9.31846028775709" calcext:value-type="float">
            <text:p>-9.318460287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0000457727" calcext:value-type="float">
            <text:p>4.57727E-10</text:p>
          </table:table-cell>
          <table:table-cell table:formula="of:=LOG([.B710];10)" office:value-type="float" office:value="-9.339393469034" calcext:value-type="float">
            <text:p>-9.33939346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0000462588" calcext:value-type="float">
            <text:p>4.62588E-10</text:p>
          </table:table-cell>
          <table:table-cell table:formula="of:=LOG([.B711];10)" office:value-type="float" office:value="-9.33480563745684" calcext:value-type="float">
            <text:p>-9.334805637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0000457796" calcext:value-type="float">
            <text:p>4.57796E-10</text:p>
          </table:table-cell>
          <table:table-cell table:formula="of:=LOG([.B712];10)" office:value-type="float" office:value="-9.3393280063" calcext:value-type="float">
            <text:p>-9.339328006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000046121" calcext:value-type="float">
            <text:p>4.6121E-10</text:p>
          </table:table-cell>
          <table:table-cell table:formula="of:=LOG([.B713];10)" office:value-type="float" office:value="-9.33610128486013" calcext:value-type="float">
            <text:p>-9.336101284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0000491526" calcext:value-type="float">
            <text:p>4.91526E-10</text:p>
          </table:table-cell>
          <table:table-cell table:formula="of:=LOG([.B714];10)" office:value-type="float" office:value="-9.30845350457065" calcext:value-type="float">
            <text:p>-9.308453504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0000505295" calcext:value-type="float">
            <text:p>5.05295E-10</text:p>
          </table:table-cell>
          <table:table-cell table:formula="of:=LOG([.B715];10)" office:value-type="float" office:value="-9.29645499917549" calcext:value-type="float">
            <text:p>-9.296454999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0000484227" calcext:value-type="float">
            <text:p>4.84227E-10</text:p>
          </table:table-cell>
          <table:table-cell table:formula="of:=LOG([.B716];10)" office:value-type="float" office:value="-9.31495099840504" calcext:value-type="float">
            <text:p>-9.31495099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0000506109" calcext:value-type="float">
            <text:p>5.06109E-10</text:p>
          </table:table-cell>
          <table:table-cell table:formula="of:=LOG([.B717];10)" office:value-type="float" office:value="-9.29575593968077" calcext:value-type="float">
            <text:p>-9.295755939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0000442407" calcext:value-type="float">
            <text:p>4.42407E-10</text:p>
          </table:table-cell>
          <table:table-cell table:formula="of:=LOG([.B718];10)" office:value-type="float" office:value="-9.35417801000959" calcext:value-type="float">
            <text:p>-9.354178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0000468244" calcext:value-type="float">
            <text:p>4.68244E-10</text:p>
          </table:table-cell>
          <table:table-cell table:formula="of:=LOG([.B719];10)" office:value-type="float" office:value="-9.32952777889365" calcext:value-type="float">
            <text:p>-9.329527778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0000532145" calcext:value-type="float">
            <text:p>5.32145E-10</text:p>
          </table:table-cell>
          <table:table-cell table:formula="of:=LOG([.B720];10)" office:value-type="float" office:value="-9.27397001409662" calcext:value-type="float">
            <text:p>-9.273970014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0000517445" calcext:value-type="float">
            <text:p>5.17445E-10</text:p>
          </table:table-cell>
          <table:table-cell table:formula="of:=LOG([.B721];10)" office:value-type="float" office:value="-9.28613580522546" calcext:value-type="float">
            <text:p>-9.286135805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0000498646" calcext:value-type="float">
            <text:p>4.98646E-10</text:p>
          </table:table-cell>
          <table:table-cell table:formula="of:=LOG([.B722];10)" office:value-type="float" office:value="-9.30220766039968" calcext:value-type="float">
            <text:p>-9.302207660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0000473882" calcext:value-type="float">
            <text:p>4.73882E-10</text:p>
          </table:table-cell>
          <table:table-cell table:formula="of:=LOG([.B723];10)" office:value-type="float" office:value="-9.3243297872895" calcext:value-type="float">
            <text:p>-9.324329787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0000538773" calcext:value-type="float">
            <text:p>5.38773E-10</text:p>
          </table:table-cell>
          <table:table-cell table:formula="of:=LOG([.B724];10)" office:value-type="float" office:value="-9.26859417658087" calcext:value-type="float">
            <text:p>-9.26859417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0000479171" calcext:value-type="float">
            <text:p>4.79171E-10</text:p>
          </table:table-cell>
          <table:table-cell table:formula="of:=LOG([.B725];10)" office:value-type="float" office:value="-9.31950947384305" calcext:value-type="float">
            <text:p>-9.31950947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0000727803" calcext:value-type="float">
            <text:p>7.27803E-10</text:p>
          </table:table-cell>
          <table:table-cell table:formula="of:=LOG([.B726];10)" office:value-type="float" office:value="-9.13798615858661" calcext:value-type="float">
            <text:p>-9.137986158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0000478708" calcext:value-type="float">
            <text:p>4.78708E-10</text:p>
          </table:table-cell>
          <table:table-cell table:formula="of:=LOG([.B727];10)" office:value-type="float" office:value="-9.31992931468053" calcext:value-type="float">
            <text:p>-9.319929314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0000487148" calcext:value-type="float">
            <text:p>4.87148E-10</text:p>
          </table:table-cell>
          <table:table-cell table:formula="of:=LOG([.B728];10)" office:value-type="float" office:value="-9.31233907611888" calcext:value-type="float">
            <text:p>-9.312339076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0000497098" calcext:value-type="float">
            <text:p>4.97098E-10</text:p>
          </table:table-cell>
          <table:table-cell table:formula="of:=LOG([.B729];10)" office:value-type="float" office:value="-9.30355798417685" calcext:value-type="float">
            <text:p>-9.303557984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0000514289" calcext:value-type="float">
            <text:p>5.14289E-10</text:p>
          </table:table-cell>
          <table:table-cell table:formula="of:=LOG([.B730];10)" office:value-type="float" office:value="-9.28879276459664" calcext:value-type="float">
            <text:p>-9.288792764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0000475078" calcext:value-type="float">
            <text:p>4.75078E-10</text:p>
          </table:table-cell>
          <table:table-cell table:formula="of:=LOG([.B731];10)" office:value-type="float" office:value="-9.32323508050444" calcext:value-type="float">
            <text:p>-9.32323508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0000524652" calcext:value-type="float">
            <text:p>5.24652E-10</text:p>
          </table:table-cell>
          <table:table-cell table:formula="of:=LOG([.B732];10)" office:value-type="float" office:value="-9.28012866724573" calcext:value-type="float">
            <text:p>-9.280128667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0000472556" calcext:value-type="float">
            <text:p>4.72556E-10</text:p>
          </table:table-cell>
          <table:table-cell table:formula="of:=LOG([.B733];10)" office:value-type="float" office:value="-9.32554671826607" calcext:value-type="float">
            <text:p>-9.325546718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0000476469" calcext:value-type="float">
            <text:p>4.76469E-10</text:p>
          </table:table-cell>
          <table:table-cell table:formula="of:=LOG([.B734];10)" office:value-type="float" office:value="-9.32196535015031" calcext:value-type="float">
            <text:p>-9.321965350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0000481275" calcext:value-type="float">
            <text:p>4.81275E-10</text:p>
          </table:table-cell>
          <table:table-cell table:formula="of:=LOG([.B735];10)" office:value-type="float" office:value="-9.31760669731711" calcext:value-type="float">
            <text:p>-9.317606697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0000616315" calcext:value-type="float">
            <text:p>6.16315E-10</text:p>
          </table:table-cell>
          <table:table-cell table:formula="of:=LOG([.B736];10)" office:value-type="float" office:value="-9.21019726219314" calcext:value-type="float">
            <text:p>-9.210197262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0000480906" calcext:value-type="float">
            <text:p>4.80906E-10</text:p>
          </table:table-cell>
          <table:table-cell table:formula="of:=LOG([.B737];10)" office:value-type="float" office:value="-9.3179398044387" calcext:value-type="float">
            <text:p>-9.31793980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0000554259" calcext:value-type="float">
            <text:p>5.54259E-10</text:p>
          </table:table-cell>
          <table:table-cell table:formula="of:=LOG([.B738];10)" office:value-type="float" office:value="-9.25628724612759" calcext:value-type="float">
            <text:p>-9.25628724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0000475663" calcext:value-type="float">
            <text:p>4.75663E-10</text:p>
          </table:table-cell>
          <table:table-cell table:formula="of:=LOG([.B739];10)" office:value-type="float" office:value="-9.32270062936795" calcext:value-type="float">
            <text:p>-9.322700629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0000597925" calcext:value-type="float">
            <text:p>5.97925E-10</text:p>
          </table:table-cell>
          <table:table-cell table:formula="of:=LOG([.B740];10)" office:value-type="float" office:value="-9.22335328779901" calcext:value-type="float">
            <text:p>-9.223353287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0000444733" calcext:value-type="float">
            <text:p>4.44733E-10</text:p>
          </table:table-cell>
          <table:table-cell table:formula="of:=LOG([.B741];10)" office:value-type="float" office:value="-9.3519006439125" calcext:value-type="float">
            <text:p>-9.351900643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0000450651" calcext:value-type="float">
            <text:p>4.50651E-10</text:p>
          </table:table-cell>
          <table:table-cell table:formula="of:=LOG([.B742];10)" office:value-type="float" office:value="-9.34615966089174" calcext:value-type="float">
            <text:p>-9.346159660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0000448314" calcext:value-type="float">
            <text:p>4.48314E-10</text:p>
          </table:table-cell>
          <table:table-cell table:formula="of:=LOG([.B743];10)" office:value-type="float" office:value="-9.34841769872553" calcext:value-type="float">
            <text:p>-9.348417698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0000505738" calcext:value-type="float">
            <text:p>5.05738E-10</text:p>
          </table:table-cell>
          <table:table-cell table:formula="of:=LOG([.B744];10)" office:value-type="float" office:value="-9.29607441324447" calcext:value-type="float">
            <text:p>-9.296074413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0000466779" calcext:value-type="float">
            <text:p>4.66779E-10</text:p>
          </table:table-cell>
          <table:table-cell table:formula="of:=LOG([.B745];10)" office:value-type="float" office:value="-9.33088869073565" calcext:value-type="float">
            <text:p>-9.33088869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0000462062" calcext:value-type="float">
            <text:p>4.62062E-10</text:p>
          </table:table-cell>
          <table:table-cell table:formula="of:=LOG([.B746];10)" office:value-type="float" office:value="-9.33529974641076" calcext:value-type="float">
            <text:p>-9.33529974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0000462389" calcext:value-type="float">
            <text:p>4.62389E-10</text:p>
          </table:table-cell>
          <table:table-cell table:formula="of:=LOG([.B747];10)" office:value-type="float" office:value="-9.33499250611029" calcext:value-type="float">
            <text:p>-9.334992506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0000472489" calcext:value-type="float">
            <text:p>4.72489E-10</text:p>
          </table:table-cell>
          <table:table-cell table:formula="of:=LOG([.B748];10)" office:value-type="float" office:value="-9.32560829783178" calcext:value-type="float">
            <text:p>-9.325608297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0000519741" calcext:value-type="float">
            <text:p>5.19741E-10</text:p>
          </table:table-cell>
          <table:table-cell table:formula="of:=LOG([.B749];10)" office:value-type="float" office:value="-9.28421302231237" calcext:value-type="float">
            <text:p>-9.28421302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80453" calcext:value-type="float">
            <text:p>8.0453E-10</text:p>
          </table:table-cell>
          <table:table-cell table:formula="of:=LOG([.B750];10)" office:value-type="float" office:value="-9.0944577569204" calcext:value-type="float">
            <text:p>-9.094457756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000048648" calcext:value-type="float">
            <text:p>4.8648E-10</text:p>
          </table:table-cell>
          <table:table-cell table:formula="of:=LOG([.B751];10)" office:value-type="float" office:value="-9.31293500959539" calcext:value-type="float">
            <text:p>-9.312935009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0000483655" calcext:value-type="float">
            <text:p>4.83655E-10</text:p>
          </table:table-cell>
          <table:table-cell table:formula="of:=LOG([.B752];10)" office:value-type="float" office:value="-9.31546431815387" calcext:value-type="float">
            <text:p>-9.315464318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0000480731" calcext:value-type="float">
            <text:p>4.80731E-10</text:p>
          </table:table-cell>
          <table:table-cell table:formula="of:=LOG([.B753];10)" office:value-type="float" office:value="-9.31809787143315" calcext:value-type="float">
            <text:p>-9.31809787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000057627" calcext:value-type="float">
            <text:p>5.7627E-10</text:p>
          </table:table-cell>
          <table:table-cell table:formula="of:=LOG([.B754];10)" office:value-type="float" office:value="-9.23937398873651" calcext:value-type="float">
            <text:p>-9.239373988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0000502501" calcext:value-type="float">
            <text:p>5.02501E-10</text:p>
          </table:table-cell>
          <table:table-cell table:formula="of:=LOG([.B755];10)" office:value-type="float" office:value="-9.29886306964071" calcext:value-type="float">
            <text:p>-9.29886306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0000494275" calcext:value-type="float">
            <text:p>4.94275E-10</text:p>
          </table:table-cell>
          <table:table-cell table:formula="of:=LOG([.B756];10)" office:value-type="float" office:value="-9.30603135522124" calcext:value-type="float">
            <text:p>-9.306031355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000058867" calcext:value-type="float">
            <text:p>5.8867E-10</text:p>
          </table:table-cell>
          <table:table-cell table:formula="of:=LOG([.B757];10)" office:value-type="float" office:value="-9.23012809628642" calcext:value-type="float">
            <text:p>-9.230128096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0000606409" calcext:value-type="float">
            <text:p>6.06409E-10</text:p>
          </table:table-cell>
          <table:table-cell table:formula="of:=LOG([.B758];10)" office:value-type="float" office:value="-9.21723436176035" calcext:value-type="float">
            <text:p>-9.21723436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0000504312" calcext:value-type="float">
            <text:p>5.04312E-10</text:p>
          </table:table-cell>
          <table:table-cell table:formula="of:=LOG([.B759];10)" office:value-type="float" office:value="-9.29730069777032" calcext:value-type="float">
            <text:p>-9.297300697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0000477358" calcext:value-type="float">
            <text:p>4.77358E-10</text:p>
          </table:table-cell>
          <table:table-cell table:formula="of:=LOG([.B760];10)" office:value-type="float" office:value="-9.32115579473573" calcext:value-type="float">
            <text:p>-9.32115579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0000480274" calcext:value-type="float">
            <text:p>4.80274E-10</text:p>
          </table:table-cell>
          <table:table-cell table:formula="of:=LOG([.B761];10)" office:value-type="float" office:value="-9.31851092358832" calcext:value-type="float">
            <text:p>-9.31851092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0000561264" calcext:value-type="float">
            <text:p>5.61264E-10</text:p>
          </table:table-cell>
          <table:table-cell table:formula="of:=LOG([.B762];10)" office:value-type="float" office:value="-9.25083281294289" calcext:value-type="float">
            <text:p>-9.25083281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0000554559" calcext:value-type="float">
            <text:p>5.54559E-10</text:p>
          </table:table-cell>
          <table:table-cell table:formula="of:=LOG([.B763];10)" office:value-type="float" office:value="-9.25605224210033" calcext:value-type="float">
            <text:p>-9.25605224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0000483506" calcext:value-type="float">
            <text:p>4.83506E-10</text:p>
          </table:table-cell>
          <table:table-cell table:formula="of:=LOG([.B764];10)" office:value-type="float" office:value="-9.31559813223098" calcext:value-type="float">
            <text:p>-9.315598132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0000488163" calcext:value-type="float">
            <text:p>4.88163E-10</text:p>
          </table:table-cell>
          <table:table-cell table:formula="of:=LOG([.B765];10)" office:value-type="float" office:value="-9.31143514074181" calcext:value-type="float">
            <text:p>-9.31143514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000049392" calcext:value-type="float">
            <text:p>4.9392E-10</text:p>
          </table:table-cell>
          <table:table-cell table:formula="of:=LOG([.B766];10)" office:value-type="float" office:value="-9.30634338786198" calcext:value-type="float">
            <text:p>-9.306343387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0000499032" calcext:value-type="float">
            <text:p>4.99032E-10</text:p>
          </table:table-cell>
          <table:table-cell table:formula="of:=LOG([.B767];10)" office:value-type="float" office:value="-9.30187160472164" calcext:value-type="float">
            <text:p>-9.30187160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0000485947" calcext:value-type="float">
            <text:p>4.85947E-10</text:p>
          </table:table-cell>
          <table:table-cell table:formula="of:=LOG([.B768];10)" office:value-type="float" office:value="-9.31341109465274" calcext:value-type="float">
            <text:p>-9.313411094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0000518407" calcext:value-type="float">
            <text:p>5.18407E-10</text:p>
          </table:table-cell>
          <table:table-cell table:formula="of:=LOG([.B769];10)" office:value-type="float" office:value="-9.28532914286114" calcext:value-type="float">
            <text:p>-9.285329142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0000485758" calcext:value-type="float">
            <text:p>4.85758E-10</text:p>
          </table:table-cell>
          <table:table-cell table:formula="of:=LOG([.B770];10)" office:value-type="float" office:value="-9.31358003822742" calcext:value-type="float">
            <text:p>-9.313580038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0000501321" calcext:value-type="float">
            <text:p>5.01321E-10</text:p>
          </table:table-cell>
          <table:table-cell table:formula="of:=LOG([.B771];10)" office:value-type="float" office:value="-9.29988410270173" calcext:value-type="float">
            <text:p>-9.299884102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0000496001" calcext:value-type="float">
            <text:p>4.96001E-10</text:p>
          </table:table-cell>
          <table:table-cell table:formula="of:=LOG([.B772];10)" office:value-type="float" office:value="-9.30451744791697" calcext:value-type="float">
            <text:p>-9.304517447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0000487759" calcext:value-type="float">
            <text:p>4.87759E-10</text:p>
          </table:table-cell>
          <table:table-cell table:formula="of:=LOG([.B773];10)" office:value-type="float" office:value="-9.31179470837265" calcext:value-type="float">
            <text:p>-9.311794708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0000465467" calcext:value-type="float">
            <text:p>4.65467E-10</text:p>
          </table:table-cell>
          <table:table-cell table:formula="of:=LOG([.B774];10)" office:value-type="float" office:value="-9.33211110356755" calcext:value-type="float">
            <text:p>-9.33211110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0000753318" calcext:value-type="float">
            <text:p>7.53318E-10</text:p>
          </table:table-cell>
          <table:table-cell table:formula="of:=LOG([.B775];10)" office:value-type="float" office:value="-9.12302165528442" calcext:value-type="float">
            <text:p>-9.123021655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0000488262" calcext:value-type="float">
            <text:p>4.88262E-10</text:p>
          </table:table-cell>
          <table:table-cell table:formula="of:=LOG([.B776];10)" office:value-type="float" office:value="-9.31134707426696" calcext:value-type="float">
            <text:p>-9.311347074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0000478016" calcext:value-type="float">
            <text:p>4.78016E-10</text:p>
          </table:table-cell>
          <table:table-cell table:formula="of:=LOG([.B777];10)" office:value-type="float" office:value="-9.32055756657739" calcext:value-type="float">
            <text:p>-9.320557566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0000490766" calcext:value-type="float">
            <text:p>4.90766E-10</text:p>
          </table:table-cell>
          <table:table-cell table:formula="of:=LOG([.B778];10)" office:value-type="float" office:value="-9.30912553258697" calcext:value-type="float">
            <text:p>-9.309125532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0000453115" calcext:value-type="float">
            <text:p>4.53115E-10</text:p>
          </table:table-cell>
          <table:table-cell table:formula="of:=LOG([.B779];10)" office:value-type="float" office:value="-9.34379156062064" calcext:value-type="float">
            <text:p>-9.343791560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0000627939" calcext:value-type="float">
            <text:p>6.27939E-10</text:p>
          </table:table-cell>
          <table:table-cell table:formula="of:=LOG([.B780];10)" office:value-type="float" office:value="-9.2020825429668" calcext:value-type="float">
            <text:p>-9.2020825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0000481314" calcext:value-type="float">
            <text:p>4.81314E-10</text:p>
          </table:table-cell>
          <table:table-cell table:formula="of:=LOG([.B781];10)" office:value-type="float" office:value="-9.31757150579756" calcext:value-type="float">
            <text:p>-9.317571505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0000473478" calcext:value-type="float">
            <text:p>4.73478E-10</text:p>
          </table:table-cell>
          <table:table-cell table:formula="of:=LOG([.B782];10)" office:value-type="float" office:value="-9.32470019554259" calcext:value-type="float">
            <text:p>-9.32470019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0000472052" calcext:value-type="float">
            <text:p>4.72052E-10</text:p>
          </table:table-cell>
          <table:table-cell table:formula="of:=LOG([.B783];10)" office:value-type="float" office:value="-9.32601015799906" calcext:value-type="float">
            <text:p>-9.32601015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0000539544" calcext:value-type="float">
            <text:p>5.39544E-10</text:p>
          </table:table-cell>
          <table:table-cell table:formula="of:=LOG([.B784];10)" office:value-type="float" office:value="-9.2679731326715" calcext:value-type="float">
            <text:p>-9.267973132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000052068" calcext:value-type="float">
            <text:p>5.2068E-10</text:p>
          </table:table-cell>
          <table:table-cell table:formula="of:=LOG([.B785];10)" office:value-type="float" office:value="-9.28342910382316" calcext:value-type="float">
            <text:p>-9.28342910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0000477837" calcext:value-type="float">
            <text:p>4.77837E-10</text:p>
          </table:table-cell>
          <table:table-cell table:formula="of:=LOG([.B786];10)" office:value-type="float" office:value="-9.3207202248798" calcext:value-type="float">
            <text:p>-9.320720224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0000491502" calcext:value-type="float">
            <text:p>4.91502E-10</text:p>
          </table:table-cell>
          <table:table-cell table:formula="of:=LOG([.B787];10)" office:value-type="float" office:value="-9.30847471061476" calcext:value-type="float">
            <text:p>-9.308474710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0000491344" calcext:value-type="float">
            <text:p>4.91344E-10</text:p>
          </table:table-cell>
          <table:table-cell table:formula="of:=LOG([.B788];10)" office:value-type="float" office:value="-9.30861434292487" calcext:value-type="float">
            <text:p>-9.30861434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0000487757" calcext:value-type="float">
            <text:p>4.87757E-10</text:p>
          </table:table-cell>
          <table:table-cell table:formula="of:=LOG([.B789];10)" office:value-type="float" office:value="-9.31179648915116" calcext:value-type="float">
            <text:p>-9.311796489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0000682516" calcext:value-type="float">
            <text:p>6.82516E-10</text:p>
          </table:table-cell>
          <table:table-cell table:formula="of:=LOG([.B790];10)" office:value-type="float" office:value="-9.16588716314397" calcext:value-type="float">
            <text:p>-9.165887163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0000516244" calcext:value-type="float">
            <text:p>5.16244E-10</text:p>
          </table:table-cell>
          <table:table-cell table:formula="of:=LOG([.B791];10)" office:value-type="float" office:value="-9.28714498285522" calcext:value-type="float">
            <text:p>-9.287144982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0000680549" calcext:value-type="float">
            <text:p>6.80549E-10</text:p>
          </table:table-cell>
          <table:table-cell table:formula="of:=LOG([.B792];10)" office:value-type="float" office:value="-9.16714059983097" calcext:value-type="float">
            <text:p>-9.167140599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0000608347" calcext:value-type="float">
            <text:p>6.08347E-10</text:p>
          </table:table-cell>
          <table:table-cell table:formula="of:=LOG([.B793];10)" office:value-type="float" office:value="-9.21584862928402" calcext:value-type="float">
            <text:p>-9.21584862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0000528621" calcext:value-type="float">
            <text:p>5.28621E-10</text:p>
          </table:table-cell>
          <table:table-cell table:formula="of:=LOG([.B794];10)" office:value-type="float" office:value="-9.27685558807725" calcext:value-type="float">
            <text:p>-9.276855588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00000470736" calcext:value-type="float">
            <text:p>4.70736E-10</text:p>
          </table:table-cell>
          <table:table-cell table:formula="of:=LOG([.B795];10)" office:value-type="float" office:value="-9.32722258732438" calcext:value-type="float">
            <text:p>-9.327222587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000047072" calcext:value-type="float">
            <text:p>4.7072E-10</text:p>
          </table:table-cell>
          <table:table-cell table:formula="of:=LOG([.B796];10)" office:value-type="float" office:value="-9.32723734895256" calcext:value-type="float">
            <text:p>-9.32723734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0000539547" calcext:value-type="float">
            <text:p>5.39547E-10</text:p>
          </table:table-cell>
          <table:table-cell table:formula="of:=LOG([.B797];10)" office:value-type="float" office:value="-9.26797071789194" calcext:value-type="float">
            <text:p>-9.267970717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0000488384" calcext:value-type="float">
            <text:p>4.88384E-10</text:p>
          </table:table-cell>
          <table:table-cell table:formula="of:=LOG([.B798];10)" office:value-type="float" office:value="-9.31123857246166" calcext:value-type="float">
            <text:p>-9.31123857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0000489881" calcext:value-type="float">
            <text:p>4.89881E-10</text:p>
          </table:table-cell>
          <table:table-cell table:formula="of:=LOG([.B799];10)" office:value-type="float" office:value="-9.30990940429785" calcext:value-type="float">
            <text:p>-9.30990940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0000465925" calcext:value-type="float">
            <text:p>4.65925E-10</text:p>
          </table:table-cell>
          <table:table-cell table:formula="of:=LOG([.B800];10)" office:value-type="float" office:value="-9.33168398611594" calcext:value-type="float">
            <text:p>-9.33168398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0000498056" calcext:value-type="float">
            <text:p>4.98056E-10</text:p>
          </table:table-cell>
          <table:table-cell table:formula="of:=LOG([.B801];10)" office:value-type="float" office:value="-9.30272182365861" calcext:value-type="float">
            <text:p>-9.30272182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0000482941" calcext:value-type="float">
            <text:p>4.82941E-10</text:p>
          </table:table-cell>
          <table:table-cell table:formula="of:=LOG([.B802];10)" office:value-type="float" office:value="-9.31610592295356" calcext:value-type="float">
            <text:p>-9.3161059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0000469986" calcext:value-type="float">
            <text:p>4.69986E-10</text:p>
          </table:table-cell>
          <table:table-cell table:formula="of:=LOG([.B803];10)" office:value-type="float" office:value="-9.32791507868833" calcext:value-type="float">
            <text:p>-9.327915078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00004791" calcext:value-type="float">
            <text:p>4.791E-10</text:p>
          </table:table-cell>
          <table:table-cell table:formula="of:=LOG([.B804];10)" office:value-type="float" office:value="-9.31957382914185" calcext:value-type="float">
            <text:p>-9.319573829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0000568357" calcext:value-type="float">
            <text:p>5.68357E-10</text:p>
          </table:table-cell>
          <table:table-cell table:formula="of:=LOG([.B805];10)" office:value-type="float" office:value="-9.24537878677753" calcext:value-type="float">
            <text:p>-9.245378786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0000474039" calcext:value-type="float">
            <text:p>4.74039E-10</text:p>
          </table:table-cell>
          <table:table-cell table:formula="of:=LOG([.B806];10)" office:value-type="float" office:value="-9.32418592670558" calcext:value-type="float">
            <text:p>-9.32418592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0000471768" calcext:value-type="float">
            <text:p>4.71768E-10</text:p>
          </table:table-cell>
          <table:table-cell table:formula="of:=LOG([.B807];10)" office:value-type="float" office:value="-9.32627152062452" calcext:value-type="float">
            <text:p>-9.326271520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0000450303" calcext:value-type="float">
            <text:p>4.50303E-10</text:p>
          </table:table-cell>
          <table:table-cell table:formula="of:=LOG([.B808];10)" office:value-type="float" office:value="-9.34649515967907" calcext:value-type="float">
            <text:p>-9.346495159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0000562043" calcext:value-type="float">
            <text:p>5.62043E-10</text:p>
          </table:table-cell>
          <table:table-cell table:formula="of:=LOG([.B809];10)" office:value-type="float" office:value="-9.25023045676486" calcext:value-type="float">
            <text:p>-9.25023045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0000478606" calcext:value-type="float">
            <text:p>4.78606E-10</text:p>
          </table:table-cell>
          <table:table-cell table:formula="of:=LOG([.B810];10)" office:value-type="float" office:value="-9.32002186119571" calcext:value-type="float">
            <text:p>-9.32002186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0000482949" calcext:value-type="float">
            <text:p>4.82949E-10</text:p>
          </table:table-cell>
          <table:table-cell table:formula="of:=LOG([.B811];10)" office:value-type="float" office:value="-9.31609872885101" calcext:value-type="float">
            <text:p>-9.316098728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0000452739" calcext:value-type="float">
            <text:p>4.52739E-10</text:p>
          </table:table-cell>
          <table:table-cell table:formula="of:=LOG([.B812];10)" office:value-type="float" office:value="-9.34415209274739" calcext:value-type="float">
            <text:p>-9.34415209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0000502934" calcext:value-type="float">
            <text:p>5.02934E-10</text:p>
          </table:table-cell>
          <table:table-cell table:formula="of:=LOG([.B813];10)" office:value-type="float" office:value="-9.29848900364481" calcext:value-type="float">
            <text:p>-9.298489003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0000477964" calcext:value-type="float">
            <text:p>4.77964E-10</text:p>
          </table:table-cell>
          <table:table-cell table:formula="of:=LOG([.B814];10)" office:value-type="float" office:value="-9.32060481299066" calcext:value-type="float">
            <text:p>-9.3206048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0000465359" calcext:value-type="float">
            <text:p>4.65359E-10</text:p>
          </table:table-cell>
          <table:table-cell table:formula="of:=LOG([.B815];10)" office:value-type="float" office:value="-9.33221188245481" calcext:value-type="float">
            <text:p>-9.33221188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0000462369" calcext:value-type="float">
            <text:p>4.62369E-10</text:p>
          </table:table-cell>
          <table:table-cell table:formula="of:=LOG([.B816];10)" office:value-type="float" office:value="-9.33501129132683" calcext:value-type="float">
            <text:p>-9.33501129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0000482132" calcext:value-type="float">
            <text:p>4.82132E-10</text:p>
          </table:table-cell>
          <table:table-cell table:formula="of:=LOG([.B817];10)" office:value-type="float" office:value="-9.31683404262566" calcext:value-type="float">
            <text:p>-9.316834042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0000477642" calcext:value-type="float">
            <text:p>4.77642E-10</text:p>
          </table:table-cell>
          <table:table-cell table:formula="of:=LOG([.B818];10)" office:value-type="float" office:value="-9.32089749183208" calcext:value-type="float">
            <text:p>-9.32089749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0000477679" calcext:value-type="float">
            <text:p>4.77679E-10</text:p>
          </table:table-cell>
          <table:table-cell table:formula="of:=LOG([.B819];10)" office:value-type="float" office:value="-9.32086385100174" calcext:value-type="float">
            <text:p>-9.32086385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0000576079" calcext:value-type="float">
            <text:p>5.76079E-10</text:p>
          </table:table-cell>
          <table:table-cell table:formula="of:=LOG([.B820];10)" office:value-type="float" office:value="-9.23951795596658" calcext:value-type="float">
            <text:p>-9.23951795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000112707" calcext:value-type="float">
            <text:p>1.12707E-09</text:p>
          </table:table-cell>
          <table:table-cell table:formula="of:=LOG([.B821];10)" office:value-type="float" office:value="-8.94804910997904" calcext:value-type="float">
            <text:p>-8.9480491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0000526039" calcext:value-type="float">
            <text:p>5.26039E-10</text:p>
          </table:table-cell>
          <table:table-cell table:formula="of:=LOG([.B822];10)" office:value-type="float" office:value="-9.27898205649851" calcext:value-type="float">
            <text:p>-9.27898205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0000489333" calcext:value-type="float">
            <text:p>4.89333E-10</text:p>
          </table:table-cell>
          <table:table-cell table:formula="of:=LOG([.B823];10)" office:value-type="float" office:value="-9.31039549498064" calcext:value-type="float">
            <text:p>-9.31039549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0000506932" calcext:value-type="float">
            <text:p>5.06932E-10</text:p>
          </table:table-cell>
          <table:table-cell table:formula="of:=LOG([.B824];10)" office:value-type="float" office:value="-9.29505029314279" calcext:value-type="float">
            <text:p>-9.295050293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0000553738" calcext:value-type="float">
            <text:p>5.53738E-10</text:p>
          </table:table-cell>
          <table:table-cell table:formula="of:=LOG([.B825];10)" office:value-type="float" office:value="-9.25669567221854" calcext:value-type="float">
            <text:p>-9.256695672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0000524537" calcext:value-type="float">
            <text:p>5.24537E-10</text:p>
          </table:table-cell>
          <table:table-cell table:formula="of:=LOG([.B826];10)" office:value-type="float" office:value="-9.28022387195263" calcext:value-type="float">
            <text:p>-9.28022387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0000563433" calcext:value-type="float">
            <text:p>5.63433E-10</text:p>
          </table:table-cell>
          <table:table-cell table:formula="of:=LOG([.B827];10)" office:value-type="float" office:value="-9.24915772018625" calcext:value-type="float">
            <text:p>-9.249157720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0000685267" calcext:value-type="float">
            <text:p>6.85267E-10</text:p>
          </table:table-cell>
          <table:table-cell table:formula="of:=LOG([.B828];10)" office:value-type="float" office:value="-9.16414018174306" calcext:value-type="float">
            <text:p>-9.16414018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0000496362" calcext:value-type="float">
            <text:p>4.96362E-10</text:p>
          </table:table-cell>
          <table:table-cell table:formula="of:=LOG([.B829];10)" office:value-type="float" office:value="-9.3042014741959" calcext:value-type="float">
            <text:p>-9.304201474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0000484673" calcext:value-type="float">
            <text:p>4.84673E-10</text:p>
          </table:table-cell>
          <table:table-cell table:formula="of:=LOG([.B830];10)" office:value-type="float" office:value="-9.31455117313389" calcext:value-type="float">
            <text:p>-9.314551173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0000501292" calcext:value-type="float">
            <text:p>5.01292E-10</text:p>
          </table:table-cell>
          <table:table-cell table:formula="of:=LOG([.B831];10)" office:value-type="float" office:value="-9.29990922613416" calcext:value-type="float">
            <text:p>-9.299909226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00006316" calcext:value-type="float">
            <text:p>6.316E-10</text:p>
          </table:table-cell>
          <table:table-cell table:formula="of:=LOG([.B832];10)" office:value-type="float" office:value="-9.19955787866374" calcext:value-type="float">
            <text:p>-9.199557878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0000594704" calcext:value-type="float">
            <text:p>5.94704E-10</text:p>
          </table:table-cell>
          <table:table-cell table:formula="of:=LOG([.B833];10)" office:value-type="float" office:value="-9.22569914041095" calcext:value-type="float">
            <text:p>-9.225699140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0000479873" calcext:value-type="float">
            <text:p>4.79873E-10</text:p>
          </table:table-cell>
          <table:table-cell table:formula="of:=LOG([.B834];10)" office:value-type="float" office:value="-9.31887368491001" calcext:value-type="float">
            <text:p>-9.318873684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0000474411" calcext:value-type="float">
            <text:p>4.74411E-10</text:p>
          </table:table-cell>
          <table:table-cell table:formula="of:=LOG([.B835];10)" office:value-type="float" office:value="-9.32384524969456" calcext:value-type="float">
            <text:p>-9.32384524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0000652007" calcext:value-type="float">
            <text:p>6.52007E-10</text:p>
          </table:table-cell>
          <table:table-cell table:formula="of:=LOG([.B836];10)" office:value-type="float" office:value="-9.18574774162229" calcext:value-type="float">
            <text:p>-9.18574774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0000535201" calcext:value-type="float">
            <text:p>5.35201E-10</text:p>
          </table:table-cell>
          <table:table-cell table:formula="of:=LOG([.B837];10)" office:value-type="float" office:value="-9.27148308377895" calcext:value-type="float">
            <text:p>-9.27148308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0000480461" calcext:value-type="float">
            <text:p>4.80461E-10</text:p>
          </table:table-cell>
          <table:table-cell table:formula="of:=LOG([.B838];10)" office:value-type="float" office:value="-9.31834185913425" calcext:value-type="float">
            <text:p>-9.318341859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0000479648" calcext:value-type="float">
            <text:p>4.79648E-10</text:p>
          </table:table-cell>
          <table:table-cell table:formula="of:=LOG([.B839];10)" office:value-type="float" office:value="-9.31907736207856" calcext:value-type="float">
            <text:p>-9.31907736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000050028" calcext:value-type="float">
            <text:p>5.0028E-10</text:p>
          </table:table-cell>
          <table:table-cell table:formula="of:=LOG([.B840];10)" office:value-type="float" office:value="-9.30078685882608" calcext:value-type="float">
            <text:p>-9.300786858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0000562448" calcext:value-type="float">
            <text:p>5.62448E-10</text:p>
          </table:table-cell>
          <table:table-cell table:formula="of:=LOG([.B841];10)" office:value-type="float" office:value="-9.24991762318455" calcext:value-type="float">
            <text:p>-9.249917623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0000486514" calcext:value-type="float">
            <text:p>4.86514E-10</text:p>
          </table:table-cell>
          <table:table-cell table:formula="of:=LOG([.B842];10)" office:value-type="float" office:value="-9.31290465789252" calcext:value-type="float">
            <text:p>-9.312904657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0000483694" calcext:value-type="float">
            <text:p>4.83694E-10</text:p>
          </table:table-cell>
          <table:table-cell table:formula="of:=LOG([.B843];10)" office:value-type="float" office:value="-9.31542929979999" calcext:value-type="float">
            <text:p>-9.315429299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0000510818" calcext:value-type="float">
            <text:p>5.10818E-10</text:p>
          </table:table-cell>
          <table:table-cell table:formula="of:=LOG([.B844];10)" office:value-type="float" office:value="-9.29173380764405" calcext:value-type="float">
            <text:p>-9.291733807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000059258" calcext:value-type="float">
            <text:p>5.9258E-10</text:p>
          </table:table-cell>
          <table:table-cell table:formula="of:=LOG([.B845];10)" office:value-type="float" office:value="-9.22725301035886" calcext:value-type="float">
            <text:p>-9.227253010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0000514159" calcext:value-type="float">
            <text:p>5.14159E-10</text:p>
          </table:table-cell>
          <table:table-cell table:formula="of:=LOG([.B846];10)" office:value-type="float" office:value="-9.28890255776644" calcext:value-type="float">
            <text:p>-9.288902557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000047657" calcext:value-type="float">
            <text:p>4.7657E-10</text:p>
          </table:table-cell>
          <table:table-cell table:formula="of:=LOG([.B847];10)" office:value-type="float" office:value="-9.32187329989248" calcext:value-type="float">
            <text:p>-9.321873299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0000537411" calcext:value-type="float">
            <text:p>5.37411E-10</text:p>
          </table:table-cell>
          <table:table-cell table:formula="of:=LOG([.B848];10)" office:value-type="float" office:value="-9.26969344845289" calcext:value-type="float">
            <text:p>-9.26969344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0000507612" calcext:value-type="float">
            <text:p>5.07612E-10</text:p>
          </table:table-cell>
          <table:table-cell table:formula="of:=LOG([.B849];10)" office:value-type="float" office:value="-9.29446811968966" calcext:value-type="float">
            <text:p>-9.29446811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0000462608" calcext:value-type="float">
            <text:p>4.62608E-10</text:p>
          </table:table-cell>
          <table:table-cell table:formula="of:=LOG([.B850];10)" office:value-type="float" office:value="-9.33478686113346" calcext:value-type="float">
            <text:p>-9.33478686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0000741884" calcext:value-type="float">
            <text:p>7.41884E-10</text:p>
          </table:table-cell>
          <table:table-cell table:formula="of:=LOG([.B851];10)" office:value-type="float" office:value="-9.1296639951229" calcext:value-type="float">
            <text:p>-9.12966399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000048994" calcext:value-type="float">
            <text:p>4.8994E-10</text:p>
          </table:table-cell>
          <table:table-cell table:formula="of:=LOG([.B852];10)" office:value-type="float" office:value="-9.30985710214376" calcext:value-type="float">
            <text:p>-9.30985710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0000472347" calcext:value-type="float">
            <text:p>4.72347E-10</text:p>
          </table:table-cell>
          <table:table-cell table:formula="of:=LOG([.B853];10)" office:value-type="float" office:value="-9.32573883861747" calcext:value-type="float">
            <text:p>-9.325738838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00000461887" calcext:value-type="float">
            <text:p>4.61887E-10</text:p>
          </table:table-cell>
          <table:table-cell table:formula="of:=LOG([.B854];10)" office:value-type="float" office:value="-9.33546426097865" calcext:value-type="float">
            <text:p>-9.33546426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0000606896" calcext:value-type="float">
            <text:p>6.06896E-10</text:p>
          </table:table-cell>
          <table:table-cell table:formula="of:=LOG([.B855];10)" office:value-type="float" office:value="-9.21688572489815" calcext:value-type="float">
            <text:p>-9.216885724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0000466847" calcext:value-type="float">
            <text:p>4.66847E-10</text:p>
          </table:table-cell>
          <table:table-cell table:formula="of:=LOG([.B856];10)" office:value-type="float" office:value="-9.33082542766281" calcext:value-type="float">
            <text:p>-9.330825427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0000552137" calcext:value-type="float">
            <text:p>5.52137E-10</text:p>
          </table:table-cell>
          <table:table-cell table:formula="of:=LOG([.B857];10)" office:value-type="float" office:value="-9.2579531487892" calcext:value-type="float">
            <text:p>-9.257953148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0000468427" calcext:value-type="float">
            <text:p>4.68427E-10</text:p>
          </table:table-cell>
          <table:table-cell table:formula="of:=LOG([.B858];10)" office:value-type="float" office:value="-9.32935808026691" calcext:value-type="float">
            <text:p>-9.32935808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0000481893" calcext:value-type="float">
            <text:p>4.81893E-10</text:p>
          </table:table-cell>
          <table:table-cell table:formula="of:=LOG([.B859];10)" office:value-type="float" office:value="-9.3170493822347" calcext:value-type="float">
            <text:p>-9.31704938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0000483571" calcext:value-type="float">
            <text:p>4.83571E-10</text:p>
          </table:table-cell>
          <table:table-cell table:formula="of:=LOG([.B860];10)" office:value-type="float" office:value="-9.31553975189236" calcext:value-type="float">
            <text:p>-9.315539751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0000493385" calcext:value-type="float">
            <text:p>4.93385E-10</text:p>
          </table:table-cell>
          <table:table-cell table:formula="of:=LOG([.B861];10)" office:value-type="float" office:value="-9.30681405816257" calcext:value-type="float">
            <text:p>-9.306814058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0000570251" calcext:value-type="float">
            <text:p>5.70251E-10</text:p>
          </table:table-cell>
          <table:table-cell table:formula="of:=LOG([.B862];10)" office:value-type="float" office:value="-9.24393394446587" calcext:value-type="float">
            <text:p>-9.243933944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0000665108" calcext:value-type="float">
            <text:p>6.65108E-10</text:p>
          </table:table-cell>
          <table:table-cell table:formula="of:=LOG([.B863];10)" office:value-type="float" office:value="-9.17710782838753" calcext:value-type="float">
            <text:p>-9.177107828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0000472551" calcext:value-type="float">
            <text:p>4.72551E-10</text:p>
          </table:table-cell>
          <table:table-cell table:formula="of:=LOG([.B864];10)" office:value-type="float" office:value="-9.32555131345457" calcext:value-type="float">
            <text:p>-9.32555131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0000467324" calcext:value-type="float">
            <text:p>4.67324E-10</text:p>
          </table:table-cell>
          <table:table-cell table:formula="of:=LOG([.B865];10)" office:value-type="float" office:value="-9.33038191467456" calcext:value-type="float">
            <text:p>-9.330381914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0000547831" calcext:value-type="float">
            <text:p>5.47831E-10</text:p>
          </table:table-cell>
          <table:table-cell table:formula="of:=LOG([.B866];10)" office:value-type="float" office:value="-9.26135339605428" calcext:value-type="float">
            <text:p>-9.261353396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0000502142" calcext:value-type="float">
            <text:p>5.02142E-10</text:p>
          </table:table-cell>
          <table:table-cell table:formula="of:=LOG([.B867];10)" office:value-type="float" office:value="-9.29917345198675" calcext:value-type="float">
            <text:p>-9.29917345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0000469923" calcext:value-type="float">
            <text:p>4.69923E-10</text:p>
          </table:table-cell>
          <table:table-cell table:formula="of:=LOG([.B868];10)" office:value-type="float" office:value="-9.32797329826576" calcext:value-type="float">
            <text:p>-9.327973298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0000518936" calcext:value-type="float">
            <text:p>5.18936E-10</text:p>
          </table:table-cell>
          <table:table-cell table:formula="of:=LOG([.B869];10)" office:value-type="float" office:value="-9.28488620007202" calcext:value-type="float">
            <text:p>-9.284886200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000052673" calcext:value-type="float">
            <text:p>5.2673E-10</text:p>
          </table:table-cell>
          <table:table-cell table:formula="of:=LOG([.B870];10)" office:value-type="float" office:value="-9.27841194561932" calcext:value-type="float">
            <text:p>-9.278411945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0000518676" calcext:value-type="float">
            <text:p>5.18676E-10</text:p>
          </table:table-cell>
          <table:table-cell table:formula="of:=LOG([.B871];10)" office:value-type="float" office:value="-9.28510384706851" calcext:value-type="float">
            <text:p>-9.28510384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0000500633" calcext:value-type="float">
            <text:p>5.00633E-10</text:p>
          </table:table-cell>
          <table:table-cell table:formula="of:=LOG([.B872];10)" office:value-type="float" office:value="-9.30048052659047" calcext:value-type="float">
            <text:p>-9.300480526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000055195" calcext:value-type="float">
            <text:p>5.5195E-10</text:p>
          </table:table-cell>
          <table:table-cell table:formula="of:=LOG([.B873];10)" office:value-type="float" office:value="-9.25810026232082" calcext:value-type="float">
            <text:p>-9.25810026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0000556687" calcext:value-type="float">
            <text:p>5.56687E-10</text:p>
          </table:table-cell>
          <table:table-cell table:formula="of:=LOG([.B874];10)" office:value-type="float" office:value="-9.25438892041066" calcext:value-type="float">
            <text:p>-9.254388920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0000470186" calcext:value-type="float">
            <text:p>4.70186E-10</text:p>
          </table:table-cell>
          <table:table-cell table:formula="of:=LOG([.B875];10)" office:value-type="float" office:value="-9.32773030633244" calcext:value-type="float">
            <text:p>-9.327730306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0000738643" calcext:value-type="float">
            <text:p>7.38643E-10</text:p>
          </table:table-cell>
          <table:table-cell table:formula="of:=LOG([.B876];10)" office:value-type="float" office:value="-9.13156541355596" calcext:value-type="float">
            <text:p>-9.131565413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0000590844" calcext:value-type="float">
            <text:p>5.90844E-10</text:p>
          </table:table-cell>
          <table:table-cell table:formula="of:=LOG([.B877];10)" office:value-type="float" office:value="-9.22852717035794" calcext:value-type="float">
            <text:p>-9.22852717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0000588582" calcext:value-type="float">
            <text:p>5.88582E-10</text:p>
          </table:table-cell>
          <table:table-cell table:formula="of:=LOG([.B878];10)" office:value-type="float" office:value="-9.2301930236163" calcext:value-type="float">
            <text:p>-9.230193023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0000486772" calcext:value-type="float">
            <text:p>4.86772E-10</text:p>
          </table:table-cell>
          <table:table-cell table:formula="of:=LOG([.B879];10)" office:value-type="float" office:value="-9.31267441112239" calcext:value-type="float">
            <text:p>-9.31267441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0000527679" calcext:value-type="float">
            <text:p>5.27679E-10</text:p>
          </table:table-cell>
          <table:table-cell table:formula="of:=LOG([.B880];10)" office:value-type="float" office:value="-9.27763018906259" calcext:value-type="float">
            <text:p>-9.277630189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0000055205" calcext:value-type="float">
            <text:p>5.5205E-10</text:p>
          </table:table-cell>
          <table:table-cell table:formula="of:=LOG([.B881];10)" office:value-type="float" office:value="-9.25802158578403" calcext:value-type="float">
            <text:p>-9.258021585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00000479776" calcext:value-type="float">
            <text:p>4.79776E-10</text:p>
          </table:table-cell>
          <table:table-cell table:formula="of:=LOG([.B882];10)" office:value-type="float" office:value="-9.3189614806872" calcext:value-type="float">
            <text:p>-9.31896148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0000067291" calcext:value-type="float">
            <text:p>6.7291E-10</text:p>
          </table:table-cell>
          <table:table-cell table:formula="of:=LOG([.B883];10)" office:value-type="float" office:value="-9.17204301767367" calcext:value-type="float">
            <text:p>-9.172043017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00000632854" calcext:value-type="float">
            <text:p>6.32854E-10</text:p>
          </table:table-cell>
          <table:table-cell table:formula="of:=LOG([.B884];10)" office:value-type="float" office:value="-9.19869647056372" calcext:value-type="float">
            <text:p>-9.19869647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00000489787" calcext:value-type="float">
            <text:p>4.89787E-10</text:p>
          </table:table-cell>
          <table:table-cell table:formula="of:=LOG([.B885];10)" office:value-type="float" office:value="-9.30999274616759" calcext:value-type="float">
            <text:p>-9.309992746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00000765754" calcext:value-type="float">
            <text:p>7.65754E-10</text:p>
          </table:table-cell>
          <table:table-cell table:formula="of:=LOG([.B886];10)" office:value-type="float" office:value="-9.11591072593061" calcext:value-type="float">
            <text:p>-9.11591072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00000641861" calcext:value-type="float">
            <text:p>6.41861E-10</text:p>
          </table:table-cell>
          <table:table-cell table:formula="of:=LOG([.B887];10)" office:value-type="float" office:value="-9.19255901160245" calcext:value-type="float">
            <text:p>-9.19255901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00000523449" calcext:value-type="float">
            <text:p>5.23449E-10</text:p>
          </table:table-cell>
          <table:table-cell table:formula="of:=LOG([.B888];10)" office:value-type="float" office:value="-9.28112562553727" calcext:value-type="float">
            <text:p>-9.281125625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00000596666" calcext:value-type="float">
            <text:p>5.96666E-10</text:p>
          </table:table-cell>
          <table:table-cell table:formula="of:=LOG([.B889];10)" office:value-type="float" office:value="-9.22426870898527" calcext:value-type="float">
            <text:p>-9.22426870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00000621473" calcext:value-type="float">
            <text:p>6.21473E-10</text:p>
          </table:table-cell>
          <table:table-cell table:formula="of:=LOG([.B890];10)" office:value-type="float" office:value="-9.20657773460999" calcext:value-type="float">
            <text:p>-9.206577734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00000503605" calcext:value-type="float">
            <text:p>5.03605E-10</text:p>
          </table:table-cell>
          <table:table-cell table:formula="of:=LOG([.B891];10)" office:value-type="float" office:value="-9.29790996668643" calcext:value-type="float">
            <text:p>-9.297909966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00000530017" calcext:value-type="float">
            <text:p>5.30017E-10</text:p>
          </table:table-cell>
          <table:table-cell table:formula="of:=LOG([.B892];10)" office:value-type="float" office:value="-9.27571020042225" calcext:value-type="float">
            <text:p>-9.275710200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00000581945" calcext:value-type="float">
            <text:p>5.81945E-10</text:p>
          </table:table-cell>
          <table:table-cell table:formula="of:=LOG([.B893];10)" office:value-type="float" office:value="-9.23511805886423" calcext:value-type="float">
            <text:p>-9.23511805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00000541169" calcext:value-type="float">
            <text:p>5.41169E-10</text:p>
          </table:table-cell>
          <table:table-cell table:formula="of:=LOG([.B894];10)" office:value-type="float" office:value="-9.26666708922618" calcext:value-type="float">
            <text:p>-9.266667089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00000803396" calcext:value-type="float">
            <text:p>8.03396E-10</text:p>
          </table:table-cell>
          <table:table-cell table:formula="of:=LOG([.B895];10)" office:value-type="float" office:value="-9.09507033489244" calcext:value-type="float">
            <text:p>-9.095070334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00000581024" calcext:value-type="float">
            <text:p>5.81024E-10</text:p>
          </table:table-cell>
          <table:table-cell table:formula="of:=LOG([.B896];10)" office:value-type="float" office:value="-9.23580592810486" calcext:value-type="float">
            <text:p>-9.235805928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00000499378" calcext:value-type="float">
            <text:p>4.99378E-10</text:p>
          </table:table-cell>
          <table:table-cell table:formula="of:=LOG([.B897];10)" office:value-type="float" office:value="-9.30157059432159" calcext:value-type="float">
            <text:p>-9.30157059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00000510886" calcext:value-type="float">
            <text:p>5.10886E-10</text:p>
          </table:table-cell>
          <table:table-cell table:formula="of:=LOG([.B898];10)" office:value-type="float" office:value="-9.29167599828868" calcext:value-type="float">
            <text:p>-9.291675998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00000485281" calcext:value-type="float">
            <text:p>4.85281E-10</text:p>
          </table:table-cell>
          <table:table-cell table:formula="of:=LOG([.B899];10)" office:value-type="float" office:value="-9.31400671209846" calcext:value-type="float">
            <text:p>-9.31400671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0000607215" calcext:value-type="float">
            <text:p>6.07215E-10</text:p>
          </table:table-cell>
          <table:table-cell table:formula="of:=LOG([.B900];10)" office:value-type="float" office:value="-9.21665750862647" calcext:value-type="float">
            <text:p>-9.216657508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00000495802" calcext:value-type="float">
            <text:p>4.95802E-10</text:p>
          </table:table-cell>
          <table:table-cell table:formula="of:=LOG([.B901];10)" office:value-type="float" office:value="-9.3046917256779" calcext:value-type="float">
            <text:p>-9.304691725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00000508718" calcext:value-type="float">
            <text:p>5.08718E-10</text:p>
          </table:table-cell>
          <table:table-cell table:formula="of:=LOG([.B902];10)" office:value-type="float" office:value="-9.29352289542866" calcext:value-type="float">
            <text:p>-9.29352289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0000061193" calcext:value-type="float">
            <text:p>6.1193E-10</text:p>
          </table:table-cell>
          <table:table-cell table:formula="of:=LOG([.B903];10)" office:value-type="float" office:value="-9.21329825490095" calcext:value-type="float">
            <text:p>-9.213298254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00000494326" calcext:value-type="float">
            <text:p>4.94326E-10</text:p>
          </table:table-cell>
          <table:table-cell table:formula="of:=LOG([.B904];10)" office:value-type="float" office:value="-9.30598654640839" calcext:value-type="float">
            <text:p>-9.305986546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00000606215" calcext:value-type="float">
            <text:p>6.06215E-10</text:p>
          </table:table-cell>
          <table:table-cell table:formula="of:=LOG([.B905];10)" office:value-type="float" office:value="-9.21737332178457" calcext:value-type="float">
            <text:p>-9.21737332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00000697017" calcext:value-type="float">
            <text:p>6.97017E-10</text:p>
          </table:table-cell>
          <table:table-cell table:formula="of:=LOG([.B906];10)" office:value-type="float" office:value="-9.15675662948283" calcext:value-type="float">
            <text:p>-9.156756629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00000502579" calcext:value-type="float">
            <text:p>5.02579E-10</text:p>
          </table:table-cell>
          <table:table-cell table:formula="of:=LOG([.B907];10)" office:value-type="float" office:value="-9.29879566213154" calcext:value-type="float">
            <text:p>-9.29879566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00000565977" calcext:value-type="float">
            <text:p>5.65977E-10</text:p>
          </table:table-cell>
          <table:table-cell table:formula="of:=LOG([.B908];10)" office:value-type="float" office:value="-9.24720121717929" calcext:value-type="float">
            <text:p>-9.247201217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00000630235" calcext:value-type="float">
            <text:p>6.30235E-10</text:p>
          </table:table-cell>
          <table:table-cell table:formula="of:=LOG([.B909];10)" office:value-type="float" office:value="-9.20049748201764" calcext:value-type="float">
            <text:p>-9.20049748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00000527811" calcext:value-type="float">
            <text:p>5.27811E-10</text:p>
          </table:table-cell>
          <table:table-cell table:formula="of:=LOG([.B910];10)" office:value-type="float" office:value="-9.27752156298008" calcext:value-type="float">
            <text:p>-9.27752156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00000519231" calcext:value-type="float">
            <text:p>5.19231E-10</text:p>
          </table:table-cell>
          <table:table-cell table:formula="of:=LOG([.B911];10)" office:value-type="float" office:value="-9.28463938645608" calcext:value-type="float">
            <text:p>-9.284639386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00000487451" calcext:value-type="float">
            <text:p>4.87451E-10</text:p>
          </table:table-cell>
          <table:table-cell table:formula="of:=LOG([.B912];10)" office:value-type="float" office:value="-9.3120690343227" calcext:value-type="float">
            <text:p>-9.312069034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00000499731" calcext:value-type="float">
            <text:p>4.99731E-10</text:p>
          </table:table-cell>
          <table:table-cell table:formula="of:=LOG([.B913];10)" office:value-type="float" office:value="-9.30126370896976" calcext:value-type="float">
            <text:p>-9.30126370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00000505881" calcext:value-type="float">
            <text:p>5.05881E-10</text:p>
          </table:table-cell>
          <table:table-cell table:formula="of:=LOG([.B914];10)" office:value-type="float" office:value="-9.2959516316215" calcext:value-type="float">
            <text:p>-9.29595163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00000518394" calcext:value-type="float">
            <text:p>5.18394E-10</text:p>
          </table:table-cell>
          <table:table-cell table:formula="of:=LOG([.B915];10)" office:value-type="float" office:value="-9.28534003372305" calcext:value-type="float">
            <text:p>-9.285340033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00000770828" calcext:value-type="float">
            <text:p>7.70828E-10</text:p>
          </table:table-cell>
          <table:table-cell table:formula="of:=LOG([.B916];10)" office:value-type="float" office:value="-9.11304251816729" calcext:value-type="float">
            <text:p>-9.113042518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00000732086" calcext:value-type="float">
            <text:p>7.32086E-10</text:p>
          </table:table-cell>
          <table:table-cell table:formula="of:=LOG([.B917];10)" office:value-type="float" office:value="-9.13543789827003" calcext:value-type="float">
            <text:p>-9.135437898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00000517139" calcext:value-type="float">
            <text:p>5.17139E-10</text:p>
          </table:table-cell>
          <table:table-cell table:formula="of:=LOG([.B918];10)" office:value-type="float" office:value="-9.28639270870616" calcext:value-type="float">
            <text:p>-9.286392708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00000570328" calcext:value-type="float">
            <text:p>5.70328E-10</text:p>
          </table:table-cell>
          <table:table-cell table:formula="of:=LOG([.B919];10)" office:value-type="float" office:value="-9.24387530639668" calcext:value-type="float">
            <text:p>-9.243875306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00000550764" calcext:value-type="float">
            <text:p>5.50764E-10</text:p>
          </table:table-cell>
          <table:table-cell table:formula="of:=LOG([.B920];10)" office:value-type="float" office:value="-9.25903445460303" calcext:value-type="float">
            <text:p>-9.259034454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0000047654" calcext:value-type="float">
            <text:p>4.7654E-10</text:p>
          </table:table-cell>
          <table:table-cell table:formula="of:=LOG([.B921];10)" office:value-type="float" office:value="-9.32190063951636" calcext:value-type="float">
            <text:p>-9.321900639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0000100242" calcext:value-type="float">
            <text:p>0.000000001</text:p>
          </table:table-cell>
          <table:table-cell table:formula="of:=LOG([.B922];10)" office:value-type="float" office:value="-8.99895027700693" calcext:value-type="float">
            <text:p>-8.99895027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00000516103" calcext:value-type="float">
            <text:p>5.16103E-10</text:p>
          </table:table-cell>
          <table:table-cell table:formula="of:=LOG([.B923];10)" office:value-type="float" office:value="-9.28726361645871" calcext:value-type="float">
            <text:p>-9.287263616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00000636749" calcext:value-type="float">
            <text:p>6.36749E-10</text:p>
          </table:table-cell>
          <table:table-cell table:formula="of:=LOG([.B924];10)" office:value-type="float" office:value="-9.19603172841354" calcext:value-type="float">
            <text:p>-9.196031728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00000623964" calcext:value-type="float">
            <text:p>6.23964E-10</text:p>
          </table:table-cell>
          <table:table-cell table:formula="of:=LOG([.B925];10)" office:value-type="float" office:value="-9.20484046649124" calcext:value-type="float">
            <text:p>-9.204840466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00000550263" calcext:value-type="float">
            <text:p>5.50263E-10</text:p>
          </table:table-cell>
          <table:table-cell table:formula="of:=LOG([.B926];10)" office:value-type="float" office:value="-9.25942968841737" calcext:value-type="float">
            <text:p>-9.259429688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00000582583" calcext:value-type="float">
            <text:p>5.82583E-10</text:p>
          </table:table-cell>
          <table:table-cell table:formula="of:=LOG([.B927];10)" office:value-type="float" office:value="-9.23464219240645" calcext:value-type="float">
            <text:p>-9.23464219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00000492616" calcext:value-type="float">
            <text:p>4.92616E-10</text:p>
          </table:table-cell>
          <table:table-cell table:formula="of:=LOG([.B928];10)" office:value-type="float" office:value="-9.30749148653089" calcext:value-type="float">
            <text:p>-9.307491486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00000512921" calcext:value-type="float">
            <text:p>5.12921E-10</text:p>
          </table:table-cell>
          <table:table-cell table:formula="of:=LOG([.B929];10)" office:value-type="float" office:value="-9.28994951969537" calcext:value-type="float">
            <text:p>-9.289949519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00000483153" calcext:value-type="float">
            <text:p>4.83153E-10</text:p>
          </table:table-cell>
          <table:table-cell table:formula="of:=LOG([.B930];10)" office:value-type="float" office:value="-9.31591531948921" calcext:value-type="float">
            <text:p>-9.315915319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00000461893" calcext:value-type="float">
            <text:p>4.61893E-10</text:p>
          </table:table-cell>
          <table:table-cell table:formula="of:=LOG([.B931];10)" office:value-type="float" office:value="-9.33545861944735" calcext:value-type="float">
            <text:p>-9.335458619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0000068609" calcext:value-type="float">
            <text:p>6.8609E-10</text:p>
          </table:table-cell>
          <table:table-cell table:formula="of:=LOG([.B932];10)" office:value-type="float" office:value="-9.16361891062034" calcext:value-type="float">
            <text:p>-9.163618910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00000551673" calcext:value-type="float">
            <text:p>5.51673E-10</text:p>
          </table:table-cell>
          <table:table-cell table:formula="of:=LOG([.B933];10)" office:value-type="float" office:value="-9.25831827077844" calcext:value-type="float">
            <text:p>-9.258318270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00000485941" calcext:value-type="float">
            <text:p>4.85941E-10</text:p>
          </table:table-cell>
          <table:table-cell table:formula="of:=LOG([.B934];10)" office:value-type="float" office:value="-9.31341645693089" calcext:value-type="float">
            <text:p>-9.313416456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00000524891" calcext:value-type="float">
            <text:p>5.24891E-10</text:p>
          </table:table-cell>
          <table:table-cell table:formula="of:=LOG([.B935];10)" office:value-type="float" office:value="-9.27993087376233" calcext:value-type="float">
            <text:p>-9.27993087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00000565634" calcext:value-type="float">
            <text:p>5.65634E-10</text:p>
          </table:table-cell>
          <table:table-cell table:formula="of:=LOG([.B936];10)" office:value-type="float" office:value="-9.24746449318466" calcext:value-type="float">
            <text:p>-9.24746449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00000499233" calcext:value-type="float">
            <text:p>4.99233E-10</text:p>
          </table:table-cell>
          <table:table-cell table:formula="of:=LOG([.B937];10)" office:value-type="float" office:value="-9.30169671490372" calcext:value-type="float">
            <text:p>-9.301696714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000006596" calcext:value-type="float">
            <text:p>6.596E-10</text:p>
          </table:table-cell>
          <table:table-cell table:formula="of:=LOG([.B938];10)" office:value-type="float" office:value="-9.18071935302752" calcext:value-type="float">
            <text:p>-9.18071935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00000527731" calcext:value-type="float">
            <text:p>5.27731E-10</text:p>
          </table:table-cell>
          <table:table-cell table:formula="of:=LOG([.B939];10)" office:value-type="float" office:value="-9.27758739372603" calcext:value-type="float">
            <text:p>-9.27758739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0000052668" calcext:value-type="float">
            <text:p>5.2668E-10</text:p>
          </table:table-cell>
          <table:table-cell table:formula="of:=LOG([.B940];10)" office:value-type="float" office:value="-9.2784531731074" calcext:value-type="float">
            <text:p>-9.27845317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00000494446" calcext:value-type="float">
            <text:p>4.94446E-10</text:p>
          </table:table-cell>
          <table:table-cell table:formula="of:=LOG([.B941];10)" office:value-type="float" office:value="-9.30588113214082" calcext:value-type="float">
            <text:p>-9.30588113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00000539495" calcext:value-type="float">
            <text:p>5.39495E-10</text:p>
          </table:table-cell>
          <table:table-cell table:formula="of:=LOG([.B942];10)" office:value-type="float" office:value="-9.26801257597175" calcext:value-type="float">
            <text:p>-9.26801257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00000550271" calcext:value-type="float">
            <text:p>5.50271E-10</text:p>
          </table:table-cell>
          <table:table-cell table:formula="of:=LOG([.B943];10)" office:value-type="float" office:value="-9.25942337447186" calcext:value-type="float">
            <text:p>-9.25942337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00000471922" calcext:value-type="float">
            <text:p>4.71922E-10</text:p>
          </table:table-cell>
          <table:table-cell table:formula="of:=LOG([.B944];10)" office:value-type="float" office:value="-9.3261297763" calcext:value-type="float">
            <text:p>-9.326129776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00000514178" calcext:value-type="float">
            <text:p>5.14178E-10</text:p>
          </table:table-cell>
          <table:table-cell table:formula="of:=LOG([.B945];10)" office:value-type="float" office:value="-9.28888650934038" calcext:value-type="float">
            <text:p>-9.288886509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00000522353" calcext:value-type="float">
            <text:p>5.22353E-10</text:p>
          </table:table-cell>
          <table:table-cell table:formula="of:=LOG([.B946];10)" office:value-type="float" office:value="-9.28203590669264" calcext:value-type="float">
            <text:p>-9.282035906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00000480438" calcext:value-type="float">
            <text:p>4.80438E-10</text:p>
          </table:table-cell>
          <table:table-cell table:formula="of:=LOG([.B947];10)" office:value-type="float" office:value="-9.31836264960877" calcext:value-type="float">
            <text:p>-9.31836264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00000751031" calcext:value-type="float">
            <text:p>7.51031E-10</text:p>
          </table:table-cell>
          <table:table-cell table:formula="of:=LOG([.B948];10)" office:value-type="float" office:value="-9.12434213642981" calcext:value-type="float">
            <text:p>-9.124342136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00000674804" calcext:value-type="float">
            <text:p>6.74804E-10</text:p>
          </table:table-cell>
          <table:table-cell table:formula="of:=LOG([.B949];10)" office:value-type="float" office:value="-9.17082235173084" calcext:value-type="float">
            <text:p>-9.17082235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00000531837" calcext:value-type="float">
            <text:p>5.31837E-10</text:p>
          </table:table-cell>
          <table:table-cell table:formula="of:=LOG([.B950];10)" office:value-type="float" office:value="-9.27422145200472" calcext:value-type="float">
            <text:p>-9.2742214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00000675729" calcext:value-type="float">
            <text:p>6.75729E-10</text:p>
          </table:table-cell>
          <table:table-cell table:formula="of:=LOG([.B951];10)" office:value-type="float" office:value="-9.17022744222685" calcext:value-type="float">
            <text:p>-9.170227442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00000550451" calcext:value-type="float">
            <text:p>5.50451E-10</text:p>
          </table:table-cell>
          <table:table-cell table:formula="of:=LOG([.B952];10)" office:value-type="float" office:value="-9.25928133496063" calcext:value-type="float">
            <text:p>-9.25928133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00000812901" calcext:value-type="float">
            <text:p>8.12901E-10</text:p>
          </table:table-cell>
          <table:table-cell table:formula="of:=LOG([.B953];10)" office:value-type="float" office:value="-9.08996234219401" calcext:value-type="float">
            <text:p>-9.089962342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00000568092" calcext:value-type="float">
            <text:p>5.68092E-10</text:p>
          </table:table-cell>
          <table:table-cell table:formula="of:=LOG([.B954];10)" office:value-type="float" office:value="-9.24558132651278" calcext:value-type="float">
            <text:p>-9.245581326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00000563081" calcext:value-type="float">
            <text:p>5.63081E-10</text:p>
          </table:table-cell>
          <table:table-cell table:formula="of:=LOG([.B955];10)" office:value-type="float" office:value="-9.24942912677792" calcext:value-type="float">
            <text:p>-9.249429126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00000545815" calcext:value-type="float">
            <text:p>5.45815E-10</text:p>
          </table:table-cell>
          <table:table-cell table:formula="of:=LOG([.B956];10)" office:value-type="float" office:value="-9.26295453329105" calcext:value-type="float">
            <text:p>-9.26295453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00000664143" calcext:value-type="float">
            <text:p>6.64143E-10</text:p>
          </table:table-cell>
          <table:table-cell table:formula="of:=LOG([.B957];10)" office:value-type="float" office:value="-9.17773840041443" calcext:value-type="float">
            <text:p>-9.177738400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00000638339" calcext:value-type="float">
            <text:p>6.38339E-10</text:p>
          </table:table-cell>
          <table:table-cell table:formula="of:=LOG([.B958];10)" office:value-type="float" office:value="-9.19494862107642" calcext:value-type="float">
            <text:p>-9.19494862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00000564185" calcext:value-type="float">
            <text:p>5.64185E-10</text:p>
          </table:table-cell>
          <table:table-cell table:formula="of:=LOG([.B959];10)" office:value-type="float" office:value="-9.24857846462487" calcext:value-type="float">
            <text:p>-9.248578464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00000545364" calcext:value-type="float">
            <text:p>5.45364E-10</text:p>
          </table:table-cell>
          <table:table-cell table:formula="of:=LOG([.B960];10)" office:value-type="float" office:value="-9.26331353364295" calcext:value-type="float">
            <text:p>-9.263313533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00000636348" calcext:value-type="float">
            <text:p>6.36348E-10</text:p>
          </table:table-cell>
          <table:table-cell table:formula="of:=LOG([.B961];10)" office:value-type="float" office:value="-9.19630531651091" calcext:value-type="float">
            <text:p>-9.196305316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00000521658" calcext:value-type="float">
            <text:p>5.21658E-10</text:p>
          </table:table-cell>
          <table:table-cell table:formula="of:=LOG([.B962];10)" office:value-type="float" office:value="-9.28261412801312" calcext:value-type="float">
            <text:p>-9.28261412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0000060509" calcext:value-type="float">
            <text:p>6.0509E-10</text:p>
          </table:table-cell>
          <table:table-cell table:formula="of:=LOG([.B963];10)" office:value-type="float" office:value="-9.21818002436175" calcext:value-type="float">
            <text:p>-9.218180024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00000694733" calcext:value-type="float">
            <text:p>6.94733E-10</text:p>
          </table:table-cell>
          <table:table-cell table:formula="of:=LOG([.B964];10)" office:value-type="float" office:value="-9.15818207153371" calcext:value-type="float">
            <text:p>-9.15818207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00000606416" calcext:value-type="float">
            <text:p>6.06416E-10</text:p>
          </table:table-cell>
          <table:table-cell table:formula="of:=LOG([.B965];10)" office:value-type="float" office:value="-9.21722934856987" calcext:value-type="float">
            <text:p>-9.217229348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00000589193" calcext:value-type="float">
            <text:p>5.89193E-10</text:p>
          </table:table-cell>
          <table:table-cell table:formula="of:=LOG([.B966];10)" office:value-type="float" office:value="-9.22974242150258" calcext:value-type="float">
            <text:p>-9.22974242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00000505748" calcext:value-type="float">
            <text:p>5.05748E-10</text:p>
          </table:table-cell>
          <table:table-cell table:formula="of:=LOG([.B967];10)" office:value-type="float" office:value="-9.29606582598806" calcext:value-type="float">
            <text:p>-9.29606582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00000553166" calcext:value-type="float">
            <text:p>5.53166E-10</text:p>
          </table:table-cell>
          <table:table-cell table:formula="of:=LOG([.B968];10)" office:value-type="float" office:value="-9.25714452137937" calcext:value-type="float">
            <text:p>-9.257144521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00000613557" calcext:value-type="float">
            <text:p>6.13557E-10</text:p>
          </table:table-cell>
          <table:table-cell table:formula="of:=LOG([.B969];10)" office:value-type="float" office:value="-9.21214508471275" calcext:value-type="float">
            <text:p>-9.21214508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0000053131" calcext:value-type="float">
            <text:p>5.3131E-10</text:p>
          </table:table-cell>
          <table:table-cell table:formula="of:=LOG([.B970];10)" office:value-type="float" office:value="-9.27465200998157" calcext:value-type="float">
            <text:p>-9.274652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00000634846" calcext:value-type="float">
            <text:p>6.34846E-10</text:p>
          </table:table-cell>
          <table:table-cell table:formula="of:=LOG([.B971];10)" office:value-type="float" office:value="-9.19733161244274" calcext:value-type="float">
            <text:p>-9.19733161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00000558052" calcext:value-type="float">
            <text:p>5.58052E-10</text:p>
          </table:table-cell>
          <table:table-cell table:formula="of:=LOG([.B972];10)" office:value-type="float" office:value="-9.25332533106089" calcext:value-type="float">
            <text:p>-9.25332533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00000523508" calcext:value-type="float">
            <text:p>5.23508E-10</text:p>
          </table:table-cell>
          <table:table-cell table:formula="of:=LOG([.B973];10)" office:value-type="float" office:value="-9.28107667725294" calcext:value-type="float">
            <text:p>-9.28107667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00000536415" calcext:value-type="float">
            <text:p>5.36415E-10</text:p>
          </table:table-cell>
          <table:table-cell table:formula="of:=LOG([.B974];10)" office:value-type="float" office:value="-9.27049908628997" calcext:value-type="float">
            <text:p>-9.27049908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00000661551" calcext:value-type="float">
            <text:p>6.61551E-10</text:p>
          </table:table-cell>
          <table:table-cell table:formula="of:=LOG([.B975];10)" office:value-type="float" office:value="-9.17943666974586" calcext:value-type="float">
            <text:p>-9.17943666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00000590496" calcext:value-type="float">
            <text:p>5.90496E-10</text:p>
          </table:table-cell>
          <table:table-cell table:formula="of:=LOG([.B976];10)" office:value-type="float" office:value="-9.22878303993668" calcext:value-type="float">
            <text:p>-9.228783039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00000601715" calcext:value-type="float">
            <text:p>6.01715E-10</text:p>
          </table:table-cell>
          <table:table-cell table:formula="of:=LOG([.B977];10)" office:value-type="float" office:value="-9.22060916195686" calcext:value-type="float">
            <text:p>-9.22060916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00000524334" calcext:value-type="float">
            <text:p>5.24334E-10</text:p>
          </table:table-cell>
          <table:table-cell table:formula="of:=LOG([.B978];10)" office:value-type="float" office:value="-9.28039197991048" calcext:value-type="float">
            <text:p>-9.280391979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00000492619" calcext:value-type="float">
            <text:p>4.92619E-10</text:p>
          </table:table-cell>
          <table:table-cell table:formula="of:=LOG([.B979];10)" office:value-type="float" office:value="-9.30748884171327" calcext:value-type="float">
            <text:p>-9.30748884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00000615719" calcext:value-type="float">
            <text:p>6.15719E-10</text:p>
          </table:table-cell>
          <table:table-cell table:formula="of:=LOG([.B980];10)" office:value-type="float" office:value="-9.21061744464168" calcext:value-type="float">
            <text:p>-9.210617444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00000564324" calcext:value-type="float">
            <text:p>5.64324E-10</text:p>
          </table:table-cell>
          <table:table-cell table:formula="of:=LOG([.B981];10)" office:value-type="float" office:value="-9.24847147933137" calcext:value-type="float">
            <text:p>-9.248471479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0000067389" calcext:value-type="float">
            <text:p>6.7389E-10</text:p>
          </table:table-cell>
          <table:table-cell table:formula="of:=LOG([.B982];10)" office:value-type="float" office:value="-9.17141098817058" calcext:value-type="float">
            <text:p>-9.171410988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0000053822" calcext:value-type="float">
            <text:p>5.3822E-10</text:p>
          </table:table-cell>
          <table:table-cell table:formula="of:=LOG([.B983];10)" office:value-type="float" office:value="-9.26904016809539" calcext:value-type="float">
            <text:p>-9.26904016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00000538588" calcext:value-type="float">
            <text:p>5.38588E-10</text:p>
          </table:table-cell>
          <table:table-cell table:formula="of:=LOG([.B984];10)" office:value-type="float" office:value="-9.26874332710691" calcext:value-type="float">
            <text:p>-9.268743327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00000509643" calcext:value-type="float">
            <text:p>5.09643E-10</text:p>
          </table:table-cell>
          <table:table-cell table:formula="of:=LOG([.B985];10)" office:value-type="float" office:value="-9.29273393649122" calcext:value-type="float">
            <text:p>-9.292733936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00000542647" calcext:value-type="float">
            <text:p>5.42647E-10</text:p>
          </table:table-cell>
          <table:table-cell table:formula="of:=LOG([.B986];10)" office:value-type="float" office:value="-9.26548259362517" calcext:value-type="float">
            <text:p>-9.265482593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00000695941" calcext:value-type="float">
            <text:p>6.95941E-10</text:p>
          </table:table-cell>
          <table:table-cell table:formula="of:=LOG([.B987];10)" office:value-type="float" office:value="-9.15742757714309" calcext:value-type="float">
            <text:p>-9.157427577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0000049448" calcext:value-type="float">
            <text:p>4.9448E-10</text:p>
          </table:table-cell>
          <table:table-cell table:formula="of:=LOG([.B988];10)" office:value-type="float" office:value="-9.30585126941623" calcext:value-type="float">
            <text:p>-9.305851269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00000578403" calcext:value-type="float">
            <text:p>5.78403E-10</text:p>
          </table:table-cell>
          <table:table-cell table:formula="of:=LOG([.B989];10)" office:value-type="float" office:value="-9.23776946315463" calcext:value-type="float">
            <text:p>-9.237769463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00000567401" calcext:value-type="float">
            <text:p>5.67401E-10</text:p>
          </table:table-cell>
          <table:table-cell table:formula="of:=LOG([.B990];10)" office:value-type="float" office:value="-9.24610990312935" calcext:value-type="float">
            <text:p>-9.246109903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00000533768" calcext:value-type="float">
            <text:p>5.33768E-10</text:p>
          </table:table-cell>
          <table:table-cell table:formula="of:=LOG([.B991];10)" office:value-type="float" office:value="-9.27264746621729" calcext:value-type="float">
            <text:p>-9.272647466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00000691958" calcext:value-type="float">
            <text:p>6.91958E-10</text:p>
          </table:table-cell>
          <table:table-cell table:formula="of:=LOG([.B992];10)" office:value-type="float" office:value="-9.15992026525682" calcext:value-type="float">
            <text:p>-9.159920265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0000067257" calcext:value-type="float">
            <text:p>6.7257E-10</text:p>
          </table:table-cell>
          <table:table-cell table:formula="of:=LOG([.B993];10)" office:value-type="float" office:value="-9.17226250830451" calcext:value-type="float">
            <text:p>-9.172262508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00000564207" calcext:value-type="float">
            <text:p>5.64207E-10</text:p>
          </table:table-cell>
          <table:table-cell table:formula="of:=LOG([.B994];10)" office:value-type="float" office:value="-9.24856152994507" calcext:value-type="float">
            <text:p>-9.248561529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00000530454" calcext:value-type="float">
            <text:p>5.30454E-10</text:p>
          </table:table-cell>
          <table:table-cell table:formula="of:=LOG([.B995];10)" office:value-type="float" office:value="-9.27535227135237" calcext:value-type="float">
            <text:p>-9.275352271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00000571619" calcext:value-type="float">
            <text:p>5.71619E-10</text:p>
          </table:table-cell>
          <table:table-cell table:formula="of:=LOG([.B996];10)" office:value-type="float" office:value="-9.24289334416025" calcext:value-type="float">
            <text:p>-9.242893344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00000507781" calcext:value-type="float">
            <text:p>5.07781E-10</text:p>
          </table:table-cell>
          <table:table-cell table:formula="of:=LOG([.B997];10)" office:value-type="float" office:value="-9.29432355346138" calcext:value-type="float">
            <text:p>-9.29432355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00000641499" calcext:value-type="float">
            <text:p>6.41499E-10</text:p>
          </table:table-cell>
          <table:table-cell table:formula="of:=LOG([.B998];10)" office:value-type="float" office:value="-9.19280401628799" calcext:value-type="float">
            <text:p>-9.192804016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00000507336" calcext:value-type="float">
            <text:p>5.07336E-10</text:p>
          </table:table-cell>
          <table:table-cell table:formula="of:=LOG([.B999];10)" office:value-type="float" office:value="-9.2947043195343" calcext:value-type="float">
            <text:p>-9.29470431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482712" calcext:value-type="float">
            <text:p>4.82712E-10</text:p>
          </table:table-cell>
          <table:table-cell table:formula="of:=LOG([.B1000];10)" office:value-type="float" office:value="-9.31631190468451" calcext:value-type="float">
            <text:p>-9.316311904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0000000552662" calcext:value-type="float">
            <text:p>5.52662E-10</text:p>
          </table:table-cell>
          <table:table-cell table:formula="of:=LOG([.B1001];10)" office:value-type="float" office:value="-9.25754039566368" calcext:value-type="float">
            <text:p>-9.25754039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0000000512318" calcext:value-type="float">
            <text:p>5.12318E-10</text:p>
          </table:table-cell>
          <table:table-cell table:formula="of:=LOG([.B1002];10)" office:value-type="float" office:value="-9.2904603851673" calcext:value-type="float">
            <text:p>-9.290460385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00000000704721" calcext:value-type="float">
            <text:p>7.04721E-10</text:p>
          </table:table-cell>
          <table:table-cell table:formula="of:=LOG([.B1003];10)" office:value-type="float" office:value="-9.15198278675698" calcext:value-type="float">
            <text:p>-9.151982786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00000000509912" calcext:value-type="float">
            <text:p>5.09912E-10</text:p>
          </table:table-cell>
          <table:table-cell table:formula="of:=LOG([.B1004];10)" office:value-type="float" office:value="-9.29250476745504" calcext:value-type="float">
            <text:p>-9.292504767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00000000495628" calcext:value-type="float">
            <text:p>4.95628E-10</text:p>
          </table:table-cell>
          <table:table-cell table:formula="of:=LOG([.B1005];10)" office:value-type="float" office:value="-9.30484416657766" calcext:value-type="float">
            <text:p>-9.304844166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0000000581563" calcext:value-type="float">
            <text:p>5.81563E-10</text:p>
          </table:table-cell>
          <table:table-cell table:formula="of:=LOG([.B1006];10)" office:value-type="float" office:value="-9.23540323180339" calcext:value-type="float">
            <text:p>-9.23540323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00000000556809" calcext:value-type="float">
            <text:p>5.56809E-10</text:p>
          </table:table-cell>
          <table:table-cell table:formula="of:=LOG([.B1007];10)" office:value-type="float" office:value="-9.25429375360807" calcext:value-type="float">
            <text:p>-9.254293753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00000000662523" calcext:value-type="float">
            <text:p>6.62523E-10</text:p>
          </table:table-cell>
          <table:table-cell table:formula="of:=LOG([.B1008];10)" office:value-type="float" office:value="-9.17879904025953" calcext:value-type="float">
            <text:p>-9.178799040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00000000517485" calcext:value-type="float">
            <text:p>5.17485E-10</text:p>
          </table:table-cell>
          <table:table-cell table:formula="of:=LOG([.B1009];10)" office:value-type="float" office:value="-9.28610223429934" calcext:value-type="float">
            <text:p>-9.286102234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000000510754" calcext:value-type="float">
            <text:p>5.10754E-10</text:p>
          </table:table-cell>
          <table:table-cell table:formula="of:=LOG([.B1010];10)" office:value-type="float" office:value="-9.29178822347941" calcext:value-type="float">
            <text:p>-9.291788223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00000000483426" calcext:value-type="float">
            <text:p>4.83426E-10</text:p>
          </table:table-cell>
          <table:table-cell table:formula="of:=LOG([.B1011];10)" office:value-type="float" office:value="-9.31566999573045" calcext:value-type="float">
            <text:p>-9.315669995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0000000543624" calcext:value-type="float">
            <text:p>5.43624E-10</text:p>
          </table:table-cell>
          <table:table-cell table:formula="of:=LOG([.B1012];10)" office:value-type="float" office:value="-9.26470137821349" calcext:value-type="float">
            <text:p>-9.264701378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00000000505252" calcext:value-type="float">
            <text:p>5.05252E-10</text:p>
          </table:table-cell>
          <table:table-cell table:formula="of:=LOG([.B1013];10)" office:value-type="float" office:value="-9.29649195868897" calcext:value-type="float">
            <text:p>-9.296491958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00000000595154" calcext:value-type="float">
            <text:p>5.95154E-10</text:p>
          </table:table-cell>
          <table:table-cell table:formula="of:=LOG([.B1014];10)" office:value-type="float" office:value="-9.22537064318494" calcext:value-type="float">
            <text:p>-9.225370643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00000000590705" calcext:value-type="float">
            <text:p>5.90705E-10</text:p>
          </table:table-cell>
          <table:table-cell table:formula="of:=LOG([.B1015];10)" office:value-type="float" office:value="-9.22862935305754" calcext:value-type="float">
            <text:p>-9.228629353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00000000625823" calcext:value-type="float">
            <text:p>6.25823E-10</text:p>
          </table:table-cell>
          <table:table-cell table:formula="of:=LOG([.B1016];10)" office:value-type="float" office:value="-9.20354847987706" calcext:value-type="float">
            <text:p>-9.203548479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00000000587585" calcext:value-type="float">
            <text:p>5.87585E-10</text:p>
          </table:table-cell>
          <table:table-cell table:formula="of:=LOG([.B1017];10)" office:value-type="float" office:value="-9.23092929950598" calcext:value-type="float">
            <text:p>-9.230929299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00000000573428" calcext:value-type="float">
            <text:p>5.73428E-10</text:p>
          </table:table-cell>
          <table:table-cell table:formula="of:=LOG([.B1018];10)" office:value-type="float" office:value="-9.24152110464276" calcext:value-type="float">
            <text:p>-9.241521104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00000000595402" calcext:value-type="float">
            <text:p>5.95402E-10</text:p>
          </table:table-cell>
          <table:table-cell table:formula="of:=LOG([.B1019];10)" office:value-type="float" office:value="-9.22518971085909" calcext:value-type="float">
            <text:p>-9.22518971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000000657273" calcext:value-type="float">
            <text:p>6.57273E-10</text:p>
          </table:table-cell>
          <table:table-cell table:formula="of:=LOG([.B1020];10)" office:value-type="float" office:value="-9.18225420765855" calcext:value-type="float">
            <text:p>-9.182254207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000000518988" calcext:value-type="float">
            <text:p>5.18988E-10</text:p>
          </table:table-cell>
          <table:table-cell table:formula="of:=LOG([.B1021];10)" office:value-type="float" office:value="-9.28484268375854" calcext:value-type="float">
            <text:p>-9.284842683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00000000547665" calcext:value-type="float">
            <text:p>5.47665E-10</text:p>
          </table:table-cell>
          <table:table-cell table:formula="of:=LOG([.B1022];10)" office:value-type="float" office:value="-9.2614850129375" calcext:value-type="float">
            <text:p>-9.261485012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0000000528873" calcext:value-type="float">
            <text:p>5.28873E-10</text:p>
          </table:table-cell>
          <table:table-cell table:formula="of:=LOG([.B1023];10)" office:value-type="float" office:value="-9.27664860399694" calcext:value-type="float">
            <text:p>-9.2766486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0000517903" calcext:value-type="float">
            <text:p>5.17903E-10</text:p>
          </table:table-cell>
          <table:table-cell table:formula="of:=LOG([.B1024];10)" office:value-type="float" office:value="-9.28575157328473" calcext:value-type="float">
            <text:p>-9.285751573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00000000507675" calcext:value-type="float">
            <text:p>5.07675E-10</text:p>
          </table:table-cell>
          <table:table-cell table:formula="of:=LOG([.B1025];10)" office:value-type="float" office:value="-9.29441422251104" calcext:value-type="float">
            <text:p>-9.29441422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00000000505637" calcext:value-type="float">
            <text:p>5.05637E-10</text:p>
          </table:table-cell>
          <table:table-cell table:formula="of:=LOG([.B1026];10)" office:value-type="float" office:value="-9.29616115405341" calcext:value-type="float">
            <text:p>-9.296161154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0000000049567" calcext:value-type="float">
            <text:p>4.9567E-10</text:p>
          </table:table-cell>
          <table:table-cell table:formula="of:=LOG([.B1027];10)" office:value-type="float" office:value="-9.30480736559904" calcext:value-type="float">
            <text:p>-9.304807365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00000000685198" calcext:value-type="float">
            <text:p>6.85198E-10</text:p>
          </table:table-cell>
          <table:table-cell table:formula="of:=LOG([.B1028];10)" office:value-type="float" office:value="-9.16418391335135" calcext:value-type="float">
            <text:p>-9.164183913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000000495221" calcext:value-type="float">
            <text:p>4.95221E-10</text:p>
          </table:table-cell>
          <table:table-cell table:formula="of:=LOG([.B1029];10)" office:value-type="float" office:value="-9.30520094720533" calcext:value-type="float">
            <text:p>-9.305200947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000000544" calcext:value-type="float">
            <text:p>5.44E-10</text:p>
          </table:table-cell>
          <table:table-cell table:formula="of:=LOG([.B1030];10)" office:value-type="float" office:value="-9.26440110030182" calcext:value-type="float">
            <text:p>-9.264401100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00000000578355" calcext:value-type="float">
            <text:p>5.78355E-10</text:p>
          </table:table-cell>
          <table:table-cell table:formula="of:=LOG([.B1031];10)" office:value-type="float" office:value="-9.23780550549908" calcext:value-type="float">
            <text:p>-9.237805505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00000000506813" calcext:value-type="float">
            <text:p>5.06813E-10</text:p>
          </table:table-cell>
          <table:table-cell table:formula="of:=LOG([.B1032];10)" office:value-type="float" office:value="-9.29515225378099" calcext:value-type="float">
            <text:p>-9.295152253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00000000638623" calcext:value-type="float">
            <text:p>6.38623E-10</text:p>
          </table:table-cell>
          <table:table-cell table:formula="of:=LOG([.B1033];10)" office:value-type="float" office:value="-9.19475544440414" calcext:value-type="float">
            <text:p>-9.194755444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00000000704234" calcext:value-type="float">
            <text:p>7.04234E-10</text:p>
          </table:table-cell>
          <table:table-cell table:formula="of:=LOG([.B1034];10)" office:value-type="float" office:value="-9.15228301127956" calcext:value-type="float">
            <text:p>-9.152283011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00000000636806" calcext:value-type="float">
            <text:p>6.36806E-10</text:p>
          </table:table-cell>
          <table:table-cell table:formula="of:=LOG([.B1035];10)" office:value-type="float" office:value="-9.19599285331904" calcext:value-type="float">
            <text:p>-9.195992853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00000000583121" calcext:value-type="float">
            <text:p>5.83121E-10</text:p>
          </table:table-cell>
          <table:table-cell table:formula="of:=LOG([.B1036];10)" office:value-type="float" office:value="-9.23424131800291" calcext:value-type="float">
            <text:p>-9.23424131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00000000608185" calcext:value-type="float">
            <text:p>6.08185E-10</text:p>
          </table:table-cell>
          <table:table-cell table:formula="of:=LOG([.B1037];10)" office:value-type="float" office:value="-9.21596429530264" calcext:value-type="float">
            <text:p>-9.215964295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00000000567987" calcext:value-type="float">
            <text:p>5.67987E-10</text:p>
          </table:table-cell>
          <table:table-cell table:formula="of:=LOG([.B1038];10)" office:value-type="float" office:value="-9.24566160424122" calcext:value-type="float">
            <text:p>-9.245661604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00000000541884" calcext:value-type="float">
            <text:p>5.41884E-10</text:p>
          </table:table-cell>
          <table:table-cell table:formula="of:=LOG([.B1039];10)" office:value-type="float" office:value="-9.26609367204407" calcext:value-type="float">
            <text:p>-9.26609367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000000514827" calcext:value-type="float">
            <text:p>5.14827E-10</text:p>
          </table:table-cell>
          <table:table-cell table:formula="of:=LOG([.B1040];10)" office:value-type="float" office:value="-9.28833868468233" calcext:value-type="float">
            <text:p>-9.288338684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00000000563238" calcext:value-type="float">
            <text:p>5.63238E-10</text:p>
          </table:table-cell>
          <table:table-cell table:formula="of:=LOG([.B1041];10)" office:value-type="float" office:value="-9.24930805231483" calcext:value-type="float">
            <text:p>-9.249308052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0000000051065" calcext:value-type="float">
            <text:p>5.1065E-10</text:p>
          </table:table-cell>
          <table:table-cell table:formula="of:=LOG([.B1042];10)" office:value-type="float" office:value="-9.29187666375627" calcext:value-type="float">
            <text:p>-9.291876663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00000000520186" calcext:value-type="float">
            <text:p>5.20186E-10</text:p>
          </table:table-cell>
          <table:table-cell table:formula="of:=LOG([.B1043];10)" office:value-type="float" office:value="-9.28384134034577" calcext:value-type="float">
            <text:p>-9.283841340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00000000545801" calcext:value-type="float">
            <text:p>5.45801E-10</text:p>
          </table:table-cell>
          <table:table-cell table:formula="of:=LOG([.B1044];10)" office:value-type="float" office:value="-9.26296567296425" calcext:value-type="float">
            <text:p>-9.26296567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00000000580869" calcext:value-type="float">
            <text:p>5.80869E-10</text:p>
          </table:table-cell>
          <table:table-cell table:formula="of:=LOG([.B1045];10)" office:value-type="float" office:value="-9.23592180047021" calcext:value-type="float">
            <text:p>-9.235921800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0000000076771" calcext:value-type="float">
            <text:p>7.6771E-10</text:p>
          </table:table-cell>
          <table:table-cell table:formula="of:=LOG([.B1046];10)" office:value-type="float" office:value="-9.11480280234413" calcext:value-type="float">
            <text:p>-9.114802802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0000000511605" calcext:value-type="float">
            <text:p>5.11605E-10</text:p>
          </table:table-cell>
          <table:table-cell table:formula="of:=LOG([.B1047];10)" office:value-type="float" office:value="-9.29106521974108" calcext:value-type="float">
            <text:p>-9.291065219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0000000521346" calcext:value-type="float">
            <text:p>5.21346E-10</text:p>
          </table:table-cell>
          <table:table-cell table:formula="of:=LOG([.B1048];10)" office:value-type="float" office:value="-9.28287395421205" calcext:value-type="float">
            <text:p>-9.282873954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00000000599987" calcext:value-type="float">
            <text:p>5.99987E-10</text:p>
          </table:table-cell>
          <table:table-cell table:formula="of:=LOG([.B1049];10)" office:value-type="float" office:value="-9.22185815943207" calcext:value-type="float">
            <text:p>-9.221858159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000000603155" calcext:value-type="float">
            <text:p>6.03155E-10</text:p>
          </table:table-cell>
          <table:table-cell table:formula="of:=LOG([.B1050];10)" office:value-type="float" office:value="-9.2195710676368" calcext:value-type="float">
            <text:p>-9.219571067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00000000508568" calcext:value-type="float">
            <text:p>5.08568E-10</text:p>
          </table:table-cell>
          <table:table-cell table:formula="of:=LOG([.B1051];10)" office:value-type="float" office:value="-9.29365096987922" calcext:value-type="float">
            <text:p>-9.293650969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00000000560694" calcext:value-type="float">
            <text:p>5.60694E-10</text:p>
          </table:table-cell>
          <table:table-cell table:formula="of:=LOG([.B1052];10)" office:value-type="float" office:value="-9.25127409127235" calcext:value-type="float">
            <text:p>-9.25127409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00000000560552" calcext:value-type="float">
            <text:p>5.60552E-10</text:p>
          </table:table-cell>
          <table:table-cell table:formula="of:=LOG([.B1053];10)" office:value-type="float" office:value="-9.25138409356758" calcext:value-type="float">
            <text:p>-9.251384093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00000000913525" calcext:value-type="float">
            <text:p>9.13525E-10</text:p>
          </table:table-cell>
          <table:table-cell table:formula="of:=LOG([.B1054];10)" office:value-type="float" office:value="-9.03927956302027" calcext:value-type="float">
            <text:p>-9.0392795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00000000542031" calcext:value-type="float">
            <text:p>5.42031E-10</text:p>
          </table:table-cell>
          <table:table-cell table:formula="of:=LOG([.B1055];10)" office:value-type="float" office:value="-9.26597587445066" calcext:value-type="float">
            <text:p>-9.265975874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00000000530045" calcext:value-type="float">
            <text:p>5.30045E-10</text:p>
          </table:table-cell>
          <table:table-cell table:formula="of:=LOG([.B1056];10)" office:value-type="float" office:value="-9.27568725790475" calcext:value-type="float">
            <text:p>-9.275687257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00000000605135" calcext:value-type="float">
            <text:p>6.05135E-10</text:p>
          </table:table-cell>
          <table:table-cell table:formula="of:=LOG([.B1057];10)" office:value-type="float" office:value="-9.218147727472" calcext:value-type="float">
            <text:p>-9.218147727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00000000571557" calcext:value-type="float">
            <text:p>5.71557E-10</text:p>
          </table:table-cell>
          <table:table-cell table:formula="of:=LOG([.B1058];10)" office:value-type="float" office:value="-9.24294045196851" calcext:value-type="float">
            <text:p>-9.24294045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00000000658376" calcext:value-type="float">
            <text:p>6.58376E-10</text:p>
          </table:table-cell>
          <table:table-cell table:formula="of:=LOG([.B1059];10)" office:value-type="float" office:value="-9.18152600898889" calcext:value-type="float">
            <text:p>-9.18152600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000000554558" calcext:value-type="float">
            <text:p>5.54558E-10</text:p>
          </table:table-cell>
          <table:table-cell table:formula="of:=LOG([.B1060];10)" office:value-type="float" office:value="-9.25605302523589" calcext:value-type="float">
            <text:p>-9.256053025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00000000515372" calcext:value-type="float">
            <text:p>5.15372E-10</text:p>
          </table:table-cell>
          <table:table-cell table:formula="of:=LOG([.B1061];10)" office:value-type="float" office:value="-9.28787918022791" calcext:value-type="float">
            <text:p>-9.287879180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00000000703015" calcext:value-type="float">
            <text:p>7.03015E-10</text:p>
          </table:table-cell>
          <table:table-cell table:formula="of:=LOG([.B1062];10)" office:value-type="float" office:value="-9.15303540848269" calcext:value-type="float">
            <text:p>-9.153035408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00000000516207" calcext:value-type="float">
            <text:p>5.16207E-10</text:p>
          </table:table-cell>
          <table:table-cell table:formula="of:=LOG([.B1063];10)" office:value-type="float" office:value="-9.28717611052295" calcext:value-type="float">
            <text:p>-9.287176110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00000000618639" calcext:value-type="float">
            <text:p>6.18639E-10</text:p>
          </table:table-cell>
          <table:table-cell table:formula="of:=LOG([.B1064];10)" office:value-type="float" office:value="-9.20856270484545" calcext:value-type="float">
            <text:p>-9.208562704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00000000560135" calcext:value-type="float">
            <text:p>5.60135E-10</text:p>
          </table:table-cell>
          <table:table-cell table:formula="of:=LOG([.B1065];10)" office:value-type="float" office:value="-9.25170728962021" calcext:value-type="float">
            <text:p>-9.251707289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00000000506307" calcext:value-type="float">
            <text:p>5.06307E-10</text:p>
          </table:table-cell>
          <table:table-cell table:formula="of:=LOG([.B1066];10)" office:value-type="float" office:value="-9.2955860681882" calcext:value-type="float">
            <text:p>-9.295586068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000000056959" calcext:value-type="float">
            <text:p>5.6959E-10</text:p>
          </table:table-cell>
          <table:table-cell table:formula="of:=LOG([.B1067];10)" office:value-type="float" office:value="-9.24443764399013" calcext:value-type="float">
            <text:p>-9.24443764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0000000511555" calcext:value-type="float">
            <text:p>5.11555E-10</text:p>
          </table:table-cell>
          <table:table-cell table:formula="of:=LOG([.B1068];10)" office:value-type="float" office:value="-9.29110766613092" calcext:value-type="float">
            <text:p>-9.291107666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0000000062279" calcext:value-type="float">
            <text:p>6.2279E-10</text:p>
          </table:table-cell>
          <table:table-cell table:formula="of:=LOG([.B1069];10)" office:value-type="float" office:value="-9.20565836941748" calcext:value-type="float">
            <text:p>-9.205658369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000000564624" calcext:value-type="float">
            <text:p>5.64624E-10</text:p>
          </table:table-cell>
          <table:table-cell table:formula="of:=LOG([.B1070];10)" office:value-type="float" office:value="-9.24824066560454" calcext:value-type="float">
            <text:p>-9.24824066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00000000516456" calcext:value-type="float">
            <text:p>5.16456E-10</text:p>
          </table:table-cell>
          <table:table-cell table:formula="of:=LOG([.B1071];10)" office:value-type="float" office:value="-9.28696667273329" calcext:value-type="float">
            <text:p>-9.286966672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00000000570329" calcext:value-type="float">
            <text:p>5.70329E-10</text:p>
          </table:table-cell>
          <table:table-cell table:formula="of:=LOG([.B1072];10)" office:value-type="float" office:value="-9.24387454491539" calcext:value-type="float">
            <text:p>-9.243874544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00000000514226" calcext:value-type="float">
            <text:p>5.14226E-10</text:p>
          </table:table-cell>
          <table:table-cell table:formula="of:=LOG([.B1073];10)" office:value-type="float" office:value="-9.28884596858957" calcext:value-type="float">
            <text:p>-9.288845968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00000000556777" calcext:value-type="float">
            <text:p>5.56777E-10</text:p>
          </table:table-cell>
          <table:table-cell table:formula="of:=LOG([.B1074];10)" office:value-type="float" office:value="-9.25431871337486" calcext:value-type="float">
            <text:p>-9.254318713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00000000592081" calcext:value-type="float">
            <text:p>5.92081E-10</text:p>
          </table:table-cell>
          <table:table-cell table:formula="of:=LOG([.B1075];10)" office:value-type="float" office:value="-9.22761887529286" calcext:value-type="float">
            <text:p>-9.227618875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00000000505983" calcext:value-type="float">
            <text:p>5.05983E-10</text:p>
          </table:table-cell>
          <table:table-cell table:formula="of:=LOG([.B1076];10)" office:value-type="float" office:value="-9.29586407432664" calcext:value-type="float">
            <text:p>-9.295864074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00000000698138" calcext:value-type="float">
            <text:p>6.98138E-10</text:p>
          </table:table-cell>
          <table:table-cell table:formula="of:=LOG([.B1077];10)" office:value-type="float" office:value="-9.1560587224847" calcext:value-type="float">
            <text:p>-9.156058722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0000000058647" calcext:value-type="float">
            <text:p>5.8647E-10</text:p>
          </table:table-cell>
          <table:table-cell table:formula="of:=LOG([.B1078];10)" office:value-type="float" office:value="-9.23175419866812" calcext:value-type="float">
            <text:p>-9.231754198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00000000682474" calcext:value-type="float">
            <text:p>6.82474E-10</text:p>
          </table:table-cell>
          <table:table-cell table:formula="of:=LOG([.B1079];10)" office:value-type="float" office:value="-9.16591388915404" calcext:value-type="float">
            <text:p>-9.165913889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000000513688" calcext:value-type="float">
            <text:p>5.13688E-10</text:p>
          </table:table-cell>
          <table:table-cell table:formula="of:=LOG([.B1080];10)" office:value-type="float" office:value="-9.2893005794862" calcext:value-type="float">
            <text:p>-9.289300579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00000000551613" calcext:value-type="float">
            <text:p>5.51613E-10</text:p>
          </table:table-cell>
          <table:table-cell table:formula="of:=LOG([.B1081];10)" office:value-type="float" office:value="-9.25836550725011" calcext:value-type="float">
            <text:p>-9.258365507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00000000584974" calcext:value-type="float">
            <text:p>5.84974E-10</text:p>
          </table:table-cell>
          <table:table-cell table:formula="of:=LOG([.B1082];10)" office:value-type="float" office:value="-9.23286343632374" calcext:value-type="float">
            <text:p>-9.232863436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00000000540056" calcext:value-type="float">
            <text:p>5.40056E-10</text:p>
          </table:table-cell>
          <table:table-cell table:formula="of:=LOG([.B1083];10)" office:value-type="float" office:value="-9.2675612045659" calcext:value-type="float">
            <text:p>-9.267561204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00000000603486" calcext:value-type="float">
            <text:p>6.03486E-10</text:p>
          </table:table-cell>
          <table:table-cell table:formula="of:=LOG([.B1084];10)" office:value-type="float" office:value="-9.21933280045192" calcext:value-type="float">
            <text:p>-9.219332800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00000000530643" calcext:value-type="float">
            <text:p>5.30643E-10</text:p>
          </table:table-cell>
          <table:table-cell table:formula="of:=LOG([.B1085];10)" office:value-type="float" office:value="-9.27519756041087" calcext:value-type="float">
            <text:p>-9.275197560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00000000524003" calcext:value-type="float">
            <text:p>5.24003E-10</text:p>
          </table:table-cell>
          <table:table-cell table:formula="of:=LOG([.B1086];10)" office:value-type="float" office:value="-9.2806662266046" calcext:value-type="float">
            <text:p>-9.280666226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00000000575661" calcext:value-type="float">
            <text:p>5.75661E-10</text:p>
          </table:table-cell>
          <table:table-cell table:formula="of:=LOG([.B1087];10)" office:value-type="float" office:value="-9.23983319222026" calcext:value-type="float">
            <text:p>-9.239833192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00000000528658" calcext:value-type="float">
            <text:p>5.28658E-10</text:p>
          </table:table-cell>
          <table:table-cell table:formula="of:=LOG([.B1088];10)" office:value-type="float" office:value="-9.27682519137811" calcext:value-type="float">
            <text:p>-9.276825191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000000005521" calcext:value-type="float">
            <text:p>5.521E-10</text:p>
          </table:table-cell>
          <table:table-cell table:formula="of:=LOG([.B1089];10)" office:value-type="float" office:value="-9.25798225285986" calcext:value-type="float">
            <text:p>-9.257982252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000000613058" calcext:value-type="float">
            <text:p>6.13058E-10</text:p>
          </table:table-cell>
          <table:table-cell table:formula="of:=LOG([.B1090];10)" office:value-type="float" office:value="-9.21249843594101" calcext:value-type="float">
            <text:p>-9.212498435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00000000801718" calcext:value-type="float">
            <text:p>8.01718E-10</text:p>
          </table:table-cell>
          <table:table-cell table:formula="of:=LOG([.B1091];10)" office:value-type="float" office:value="-9.09597836560691" calcext:value-type="float">
            <text:p>-9.095978365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00000000580846" calcext:value-type="float">
            <text:p>5.80846E-10</text:p>
          </table:table-cell>
          <table:table-cell table:formula="of:=LOG([.B1092];10)" office:value-type="float" office:value="-9.23593899706849" calcext:value-type="float">
            <text:p>-9.235938997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00000000587465" calcext:value-type="float">
            <text:p>5.87465E-10</text:p>
          </table:table-cell>
          <table:table-cell table:formula="of:=LOG([.B1093];10)" office:value-type="float" office:value="-9.23101800268969" calcext:value-type="float">
            <text:p>-9.231018002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0000000057787" calcext:value-type="float">
            <text:p>5.7787E-10</text:p>
          </table:table-cell>
          <table:table-cell table:formula="of:=LOG([.B1094];10)" office:value-type="float" office:value="-9.23816985125545" calcext:value-type="float">
            <text:p>-9.23816985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00000000611871" calcext:value-type="float">
            <text:p>6.11871E-10</text:p>
          </table:table-cell>
          <table:table-cell table:formula="of:=LOG([.B1095];10)" office:value-type="float" office:value="-9.21334012996798" calcext:value-type="float">
            <text:p>-9.2133401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00000000612029" calcext:value-type="float">
            <text:p>6.12029E-10</text:p>
          </table:table-cell>
          <table:table-cell table:formula="of:=LOG([.B1096];10)" office:value-type="float" office:value="-9.21322799902832" calcext:value-type="float">
            <text:p>-9.21322799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00000000694948" calcext:value-type="float">
            <text:p>6.94948E-10</text:p>
          </table:table-cell>
          <table:table-cell table:formula="of:=LOG([.B1097];10)" office:value-type="float" office:value="-9.15804769060117" calcext:value-type="float">
            <text:p>-9.158047690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00000000859126" calcext:value-type="float">
            <text:p>8.59126E-10</text:p>
          </table:table-cell>
          <table:table-cell table:formula="of:=LOG([.B1098];10)" office:value-type="float" office:value="-9.06594313757527" calcext:value-type="float">
            <text:p>-9.065943137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00000000550495" calcext:value-type="float">
            <text:p>5.50495E-10</text:p>
          </table:table-cell>
          <table:table-cell table:formula="of:=LOG([.B1099];10)" office:value-type="float" office:value="-9.25924662125585" calcext:value-type="float">
            <text:p>-9.25924662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603356" calcext:value-type="float">
            <text:p>6.03356E-10</text:p>
          </table:table-cell>
          <table:table-cell table:formula="of:=LOG([.B1100];10)" office:value-type="float" office:value="-9.21942636412117" calcext:value-type="float">
            <text:p>-9.219426364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0000000744904" calcext:value-type="float">
            <text:p>7.44904E-10</text:p>
          </table:table-cell>
          <table:table-cell table:formula="of:=LOG([.B1101];10)" office:value-type="float" office:value="-9.12789969363655" calcext:value-type="float">
            <text:p>-9.127899693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0000000531261" calcext:value-type="float">
            <text:p>5.31261E-10</text:p>
          </table:table-cell>
          <table:table-cell table:formula="of:=LOG([.B1102];10)" office:value-type="float" office:value="-9.27469206458428" calcext:value-type="float">
            <text:p>-9.274692064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0000000602507" calcext:value-type="float">
            <text:p>6.02507E-10</text:p>
          </table:table-cell>
          <table:table-cell table:formula="of:=LOG([.B1103];10)" office:value-type="float" office:value="-9.22003790303739" calcext:value-type="float">
            <text:p>-9.22003790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00000000617307" calcext:value-type="float">
            <text:p>6.17307E-10</text:p>
          </table:table-cell>
          <table:table-cell table:formula="of:=LOG([.B1104];10)" office:value-type="float" office:value="-9.20949879828943" calcext:value-type="float">
            <text:p>-9.209498798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00000000758747" calcext:value-type="float">
            <text:p>7.58747E-10</text:p>
          </table:table-cell>
          <table:table-cell table:formula="of:=LOG([.B1105];10)" office:value-type="float" office:value="-9.11990301306465" calcext:value-type="float">
            <text:p>-9.119903013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00000000559649" calcext:value-type="float">
            <text:p>5.59649E-10</text:p>
          </table:table-cell>
          <table:table-cell table:formula="of:=LOG([.B1106];10)" office:value-type="float" office:value="-9.25208426791505" calcext:value-type="float">
            <text:p>-9.252084267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00000000844161" calcext:value-type="float">
            <text:p>8.44161E-10</text:p>
          </table:table-cell>
          <table:table-cell table:formula="of:=LOG([.B1107];10)" office:value-type="float" office:value="-9.07357471600066" calcext:value-type="float">
            <text:p>-9.07357471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00000000543617" calcext:value-type="float">
            <text:p>5.43617E-10</text:p>
          </table:table-cell>
          <table:table-cell table:formula="of:=LOG([.B1108];10)" office:value-type="float" office:value="-9.26470697046281" calcext:value-type="float">
            <text:p>-9.264706970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00000000534019" calcext:value-type="float">
            <text:p>5.34019E-10</text:p>
          </table:table-cell>
          <table:table-cell table:formula="of:=LOG([.B1109];10)" office:value-type="float" office:value="-9.27244329082095" calcext:value-type="float">
            <text:p>-9.272443290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000000558003" calcext:value-type="float">
            <text:p>5.58003E-10</text:p>
          </table:table-cell>
          <table:table-cell table:formula="of:=LOG([.B1110];10)" office:value-type="float" office:value="-9.25336346615213" calcext:value-type="float">
            <text:p>-9.253363466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00000000579236" calcext:value-type="float">
            <text:p>5.79236E-10</text:p>
          </table:table-cell>
          <table:table-cell table:formula="of:=LOG([.B1111];10)" office:value-type="float" office:value="-9.2371444542082" calcext:value-type="float">
            <text:p>-9.237144454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00000000590973" calcext:value-type="float">
            <text:p>5.90973E-10</text:p>
          </table:table-cell>
          <table:table-cell table:formula="of:=LOG([.B1112];10)" office:value-type="float" office:value="-9.22843236043663" calcext:value-type="float">
            <text:p>-9.228432360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00000000539763" calcext:value-type="float">
            <text:p>5.39763E-10</text:p>
          </table:table-cell>
          <table:table-cell table:formula="of:=LOG([.B1113];10)" office:value-type="float" office:value="-9.26779688903954" calcext:value-type="float">
            <text:p>-9.26779688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00000000566222" calcext:value-type="float">
            <text:p>5.66222E-10</text:p>
          </table:table-cell>
          <table:table-cell table:formula="of:=LOG([.B1114];10)" office:value-type="float" office:value="-9.24701326055731" calcext:value-type="float">
            <text:p>-9.247013260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00000000571532" calcext:value-type="float">
            <text:p>5.71532E-10</text:p>
          </table:table-cell>
          <table:table-cell table:formula="of:=LOG([.B1115];10)" office:value-type="float" office:value="-9.24295944849817" calcext:value-type="float">
            <text:p>-9.242959448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00000000688925" calcext:value-type="float">
            <text:p>6.88925E-10</text:p>
          </table:table-cell>
          <table:table-cell table:formula="of:=LOG([.B1116];10)" office:value-type="float" office:value="-9.16182805510117" calcext:value-type="float">
            <text:p>-9.161828055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00000000890123" calcext:value-type="float">
            <text:p>8.90123E-10</text:p>
          </table:table-cell>
          <table:table-cell table:formula="of:=LOG([.B1117];10)" office:value-type="float" office:value="-9.05054997702884" calcext:value-type="float">
            <text:p>-9.05054997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00000000566217" calcext:value-type="float">
            <text:p>5.66217E-10</text:p>
          </table:table-cell>
          <table:table-cell table:formula="of:=LOG([.B1118];10)" office:value-type="float" office:value="-9.24701709559374" calcext:value-type="float">
            <text:p>-9.247017095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00000000673623" calcext:value-type="float">
            <text:p>6.73623E-10</text:p>
          </table:table-cell>
          <table:table-cell table:formula="of:=LOG([.B1119];10)" office:value-type="float" office:value="-9.1715830928229" calcext:value-type="float">
            <text:p>-9.171583092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000000551621" calcext:value-type="float">
            <text:p>5.51621E-10</text:p>
          </table:table-cell>
          <table:table-cell table:formula="of:=LOG([.B1120];10)" office:value-type="float" office:value="-9.25835920875703" calcext:value-type="float">
            <text:p>-9.258359208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000000055525" calcext:value-type="float">
            <text:p>5.5525E-10</text:p>
          </table:table-cell>
          <table:table-cell table:formula="of:=LOG([.B1121];10)" office:value-type="float" office:value="-9.25551143277949" calcext:value-type="float">
            <text:p>-9.255511432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00000000524968" calcext:value-type="float">
            <text:p>5.24968E-10</text:p>
          </table:table-cell>
          <table:table-cell table:formula="of:=LOG([.B1122];10)" office:value-type="float" office:value="-9.27986716868353" calcext:value-type="float">
            <text:p>-9.279867168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00000000643906" calcext:value-type="float">
            <text:p>6.43906E-10</text:p>
          </table:table-cell>
          <table:table-cell table:formula="of:=LOG([.B1123];10)" office:value-type="float" office:value="-9.19117752807646" calcext:value-type="float">
            <text:p>-9.191177528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00000000571245" calcext:value-type="float">
            <text:p>5.71245E-10</text:p>
          </table:table-cell>
          <table:table-cell table:formula="of:=LOG([.B1124];10)" office:value-type="float" office:value="-9.24317758820334" calcext:value-type="float">
            <text:p>-9.243177588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00000000609146" calcext:value-type="float">
            <text:p>6.09146E-10</text:p>
          </table:table-cell>
          <table:table-cell table:formula="of:=LOG([.B1125];10)" office:value-type="float" office:value="-9.21527860327014" calcext:value-type="float">
            <text:p>-9.215278603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00000000709822" calcext:value-type="float">
            <text:p>7.09822E-10</text:p>
          </table:table-cell>
          <table:table-cell table:formula="of:=LOG([.B1126];10)" office:value-type="float" office:value="-9.14885054439314" calcext:value-type="float">
            <text:p>-9.148850544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00000000623107" calcext:value-type="float">
            <text:p>6.23107E-10</text:p>
          </table:table-cell>
          <table:table-cell table:formula="of:=LOG([.B1127];10)" office:value-type="float" office:value="-9.2054373698425" calcext:value-type="float">
            <text:p>-9.205437369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00000000642063" calcext:value-type="float">
            <text:p>6.42063E-10</text:p>
          </table:table-cell>
          <table:table-cell table:formula="of:=LOG([.B1128];10)" office:value-type="float" office:value="-9.19242235633926" calcext:value-type="float">
            <text:p>-9.192422356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00000000591713" calcext:value-type="float">
            <text:p>5.91713E-10</text:p>
          </table:table-cell>
          <table:table-cell table:formula="of:=LOG([.B1129];10)" office:value-type="float" office:value="-9.22788888912041" calcext:value-type="float">
            <text:p>-9.227888889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000000637997" calcext:value-type="float">
            <text:p>6.37997E-10</text:p>
          </table:table-cell>
          <table:table-cell table:formula="of:=LOG([.B1130];10)" office:value-type="float" office:value="-9.1951813634207" calcext:value-type="float">
            <text:p>-9.195181363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00000000576441" calcext:value-type="float">
            <text:p>5.76441E-10</text:p>
          </table:table-cell>
          <table:table-cell table:formula="of:=LOG([.B1131];10)" office:value-type="float" office:value="-9.23924513708687" calcext:value-type="float">
            <text:p>-9.239245137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00000000683642" calcext:value-type="float">
            <text:p>6.83642E-10</text:p>
          </table:table-cell>
          <table:table-cell table:formula="of:=LOG([.B1132];10)" office:value-type="float" office:value="-9.16517126396194" calcext:value-type="float">
            <text:p>-9.16517126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00000000634987" calcext:value-type="float">
            <text:p>6.34987E-10</text:p>
          </table:table-cell>
          <table:table-cell table:formula="of:=LOG([.B1133];10)" office:value-type="float" office:value="-9.19723516586717" calcext:value-type="float">
            <text:p>-9.197235165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00000000561038" calcext:value-type="float">
            <text:p>5.61038E-10</text:p>
          </table:table-cell>
          <table:table-cell table:formula="of:=LOG([.B1134];10)" office:value-type="float" office:value="-9.25100772228857" calcext:value-type="float">
            <text:p>-9.251007722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00000000594358" calcext:value-type="float">
            <text:p>5.94358E-10</text:p>
          </table:table-cell>
          <table:table-cell table:formula="of:=LOG([.B1135];10)" office:value-type="float" office:value="-9.22595188735767" calcext:value-type="float">
            <text:p>-9.225951887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00000000554591" calcext:value-type="float">
            <text:p>5.54591E-10</text:p>
          </table:table-cell>
          <table:table-cell table:formula="of:=LOG([.B1136];10)" office:value-type="float" office:value="-9.25602718250798" calcext:value-type="float">
            <text:p>-9.256027182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00000000536326" calcext:value-type="float">
            <text:p>5.36326E-10</text:p>
          </table:table-cell>
          <table:table-cell table:formula="of:=LOG([.B1137];10)" office:value-type="float" office:value="-9.27057114880828" calcext:value-type="float">
            <text:p>-9.270571148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00000000820652" calcext:value-type="float">
            <text:p>8.20652E-10</text:p>
          </table:table-cell>
          <table:table-cell table:formula="of:=LOG([.B1138];10)" office:value-type="float" office:value="-9.08584096775229" calcext:value-type="float">
            <text:p>-9.085840967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0000000065543" calcext:value-type="float">
            <text:p>6.5543E-10</text:p>
          </table:table-cell>
          <table:table-cell table:formula="of:=LOG([.B1139];10)" office:value-type="float" office:value="-9.18347368419826" calcext:value-type="float">
            <text:p>-9.18347368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00000060801" calcext:value-type="float">
            <text:p>6.0801E-10</text:p>
          </table:table-cell>
          <table:table-cell table:formula="of:=LOG([.B1140];10)" office:value-type="float" office:value="-9.21608927778466" calcext:value-type="float">
            <text:p>-9.216089277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00000000974476" calcext:value-type="float">
            <text:p>0.000000001</text:p>
          </table:table-cell>
          <table:table-cell table:formula="of:=LOG([.B1141];10)" office:value-type="float" office:value="-9.01122885248881" calcext:value-type="float">
            <text:p>-9.011228852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0000000060727" calcext:value-type="float">
            <text:p>6.0727E-10</text:p>
          </table:table-cell>
          <table:table-cell table:formula="of:=LOG([.B1142];10)" office:value-type="float" office:value="-9.21661817311138" calcext:value-type="float">
            <text:p>-9.216618173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00000000554569" calcext:value-type="float">
            <text:p>5.54569E-10</text:p>
          </table:table-cell>
          <table:table-cell table:formula="of:=LOG([.B1143];10)" office:value-type="float" office:value="-9.25604441082239" calcext:value-type="float">
            <text:p>-9.256044410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00000000668456" calcext:value-type="float">
            <text:p>6.68456E-10</text:p>
          </table:table-cell>
          <table:table-cell table:formula="of:=LOG([.B1144];10)" office:value-type="float" office:value="-9.17492717417028" calcext:value-type="float">
            <text:p>-9.174927174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00000000568439" calcext:value-type="float">
            <text:p>5.68439E-10</text:p>
          </table:table-cell>
          <table:table-cell table:formula="of:=LOG([.B1145];10)" office:value-type="float" office:value="-9.24531613323621" calcext:value-type="float">
            <text:p>-9.245316133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000000006353" calcext:value-type="float">
            <text:p>6.353E-10</text:p>
          </table:table-cell>
          <table:table-cell table:formula="of:=LOG([.B1146];10)" office:value-type="float" office:value="-9.19702114466474" calcext:value-type="float">
            <text:p>-9.197021144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00000000646319" calcext:value-type="float">
            <text:p>6.46319E-10</text:p>
          </table:table-cell>
          <table:table-cell table:formula="of:=LOG([.B1147];10)" office:value-type="float" office:value="-9.18955307682703" calcext:value-type="float">
            <text:p>-9.189553076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00000000552948" calcext:value-type="float">
            <text:p>5.52948E-10</text:p>
          </table:table-cell>
          <table:table-cell table:formula="of:=LOG([.B1148];10)" office:value-type="float" office:value="-9.25731570843293" calcext:value-type="float">
            <text:p>-9.257315708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00000000532683" calcext:value-type="float">
            <text:p>5.32683E-10</text:p>
          </table:table-cell>
          <table:table-cell table:formula="of:=LOG([.B1149];10)" office:value-type="float" office:value="-9.2735311630312" calcext:value-type="float">
            <text:p>-9.27353116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824763" calcext:value-type="float">
            <text:p>8.24763E-10</text:p>
          </table:table-cell>
          <table:table-cell table:formula="of:=LOG([.B1150];10)" office:value-type="float" office:value="-9.08367083033397" calcext:value-type="float">
            <text:p>-9.083670830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00000000583768" calcext:value-type="float">
            <text:p>5.83768E-10</text:p>
          </table:table-cell>
          <table:table-cell table:formula="of:=LOG([.B1151];10)" office:value-type="float" office:value="-9.23375971511079" calcext:value-type="float">
            <text:p>-9.23375971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00000000804289" calcext:value-type="float">
            <text:p>8.04289E-10</text:p>
          </table:table-cell>
          <table:table-cell table:formula="of:=LOG([.B1152];10)" office:value-type="float" office:value="-9.09458787096172" calcext:value-type="float">
            <text:p>-9.09458787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00000000552161" calcext:value-type="float">
            <text:p>5.52161E-10</text:p>
          </table:table-cell>
          <table:table-cell table:formula="of:=LOG([.B1153];10)" office:value-type="float" office:value="-9.25793427151592" calcext:value-type="float">
            <text:p>-9.257934271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00000000632072" calcext:value-type="float">
            <text:p>6.32072E-10</text:p>
          </table:table-cell>
          <table:table-cell table:formula="of:=LOG([.B1154];10)" office:value-type="float" office:value="-9.19923344794914" calcext:value-type="float">
            <text:p>-9.199233447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00000000563895" calcext:value-type="float">
            <text:p>5.63895E-10</text:p>
          </table:table-cell>
          <table:table-cell table:formula="of:=LOG([.B1155];10)" office:value-type="float" office:value="-9.24880175623987" calcext:value-type="float">
            <text:p>-9.248801756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00000000682171" calcext:value-type="float">
            <text:p>6.82171E-10</text:p>
          </table:table-cell>
          <table:table-cell table:formula="of:=LOG([.B1156];10)" office:value-type="float" office:value="-9.16610674697447" calcext:value-type="float">
            <text:p>-9.16610674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00000000583801" calcext:value-type="float">
            <text:p>5.83801E-10</text:p>
          </table:table-cell>
          <table:table-cell table:formula="of:=LOG([.B1157];10)" office:value-type="float" office:value="-9.23373516543894" calcext:value-type="float">
            <text:p>-9.233735165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000000005338" calcext:value-type="float">
            <text:p>5.338E-10</text:p>
          </table:table-cell>
          <table:table-cell table:formula="of:=LOG([.B1158];10)" office:value-type="float" office:value="-9.27262143054851" calcext:value-type="float">
            <text:p>-9.272621430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00000000588032" calcext:value-type="float">
            <text:p>5.88032E-10</text:p>
          </table:table-cell>
          <table:table-cell table:formula="of:=LOG([.B1159];10)" office:value-type="float" office:value="-9.23059903949312" calcext:value-type="float">
            <text:p>-9.230599039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000000609846" calcext:value-type="float">
            <text:p>6.09846E-10</text:p>
          </table:table-cell>
          <table:table-cell table:formula="of:=LOG([.B1160];10)" office:value-type="float" office:value="-9.21477982038929" calcext:value-type="float">
            <text:p>-9.214779820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00000000691057" calcext:value-type="float">
            <text:p>6.91057E-10</text:p>
          </table:table-cell>
          <table:table-cell table:formula="of:=LOG([.B1161];10)" office:value-type="float" office:value="-9.16048612952229" calcext:value-type="float">
            <text:p>-9.160486129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00000000529871" calcext:value-type="float">
            <text:p>5.29871E-10</text:p>
          </table:table-cell>
          <table:table-cell table:formula="of:=LOG([.B1162];10)" office:value-type="float" office:value="-9.27582984890352" calcext:value-type="float">
            <text:p>-9.275829848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00000000692602" calcext:value-type="float">
            <text:p>6.92602E-10</text:p>
          </table:table-cell>
          <table:table-cell table:formula="of:=LOG([.B1163];10)" office:value-type="float" office:value="-9.15951625868937" calcext:value-type="float">
            <text:p>-9.159516258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00000000550899" calcext:value-type="float">
            <text:p>5.50899E-10</text:p>
          </table:table-cell>
          <table:table-cell table:formula="of:=LOG([.B1164];10)" office:value-type="float" office:value="-9.25892801596372" calcext:value-type="float">
            <text:p>-9.2589280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0000000073416" calcext:value-type="float">
            <text:p>7.3416E-10</text:p>
          </table:table-cell>
          <table:table-cell table:formula="of:=LOG([.B1165];10)" office:value-type="float" office:value="-9.13420928130372" calcext:value-type="float">
            <text:p>-9.134209281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00000000535504" calcext:value-type="float">
            <text:p>5.35504E-10</text:p>
          </table:table-cell>
          <table:table-cell table:formula="of:=LOG([.B1166];10)" office:value-type="float" office:value="-9.2712372808145" calcext:value-type="float">
            <text:p>-9.271237280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00000000719399" calcext:value-type="float">
            <text:p>7.19399E-10</text:p>
          </table:table-cell>
          <table:table-cell table:formula="of:=LOG([.B1167];10)" office:value-type="float" office:value="-9.14303017020778" calcext:value-type="float">
            <text:p>-9.143030170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00000000614929" calcext:value-type="float">
            <text:p>6.14929E-10</text:p>
          </table:table-cell>
          <table:table-cell table:formula="of:=LOG([.B1168];10)" office:value-type="float" office:value="-9.21117502518109" calcext:value-type="float">
            <text:p>-9.211175025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00000000566514" calcext:value-type="float">
            <text:p>5.66514E-10</text:p>
          </table:table-cell>
          <table:table-cell table:formula="of:=LOG([.B1169];10)" office:value-type="float" office:value="-9.24678935314812" calcext:value-type="float">
            <text:p>-9.246789353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000000618183" calcext:value-type="float">
            <text:p>6.18183E-10</text:p>
          </table:table-cell>
          <table:table-cell table:formula="of:=LOG([.B1170];10)" office:value-type="float" office:value="-9.20888294218392" calcext:value-type="float">
            <text:p>-9.208882942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00000000573452" calcext:value-type="float">
            <text:p>5.73452E-10</text:p>
          </table:table-cell>
          <table:table-cell table:formula="of:=LOG([.B1171];10)" office:value-type="float" office:value="-9.2415029282554" calcext:value-type="float">
            <text:p>-9.241502928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0000000060264" calcext:value-type="float">
            <text:p>6.0264E-10</text:p>
          </table:table-cell>
          <table:table-cell table:formula="of:=LOG([.B1172];10)" office:value-type="float" office:value="-9.21994204557547" calcext:value-type="float">
            <text:p>-9.219942045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00000000558082" calcext:value-type="float">
            <text:p>5.58082E-10</text:p>
          </table:table-cell>
          <table:table-cell table:formula="of:=LOG([.B1173];10)" office:value-type="float" office:value="-9.25330198469842" calcext:value-type="float">
            <text:p>-9.253301984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00000000561216" calcext:value-type="float">
            <text:p>5.61216E-10</text:p>
          </table:table-cell>
          <table:table-cell table:formula="of:=LOG([.B1174];10)" office:value-type="float" office:value="-9.25086995593901" calcext:value-type="float">
            <text:p>-9.250869955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00000000583094" calcext:value-type="float">
            <text:p>5.83094E-10</text:p>
          </table:table-cell>
          <table:table-cell table:formula="of:=LOG([.B1175];10)" office:value-type="float" office:value="-9.23426142741843" calcext:value-type="float">
            <text:p>-9.234261427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00000000613503" calcext:value-type="float">
            <text:p>6.13503E-10</text:p>
          </table:table-cell>
          <table:table-cell table:formula="of:=LOG([.B1176];10)" office:value-type="float" office:value="-9.21218330925277" calcext:value-type="float">
            <text:p>-9.212183309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00000000563754" calcext:value-type="float">
            <text:p>5.63754E-10</text:p>
          </table:table-cell>
          <table:table-cell table:formula="of:=LOG([.B1177];10)" office:value-type="float" office:value="-9.24891036365631" calcext:value-type="float">
            <text:p>-9.248910363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000000006393" calcext:value-type="float">
            <text:p>6.393E-10</text:p>
          </table:table-cell>
          <table:table-cell table:formula="of:=LOG([.B1178];10)" office:value-type="float" office:value="-9.19429529556613" calcext:value-type="float">
            <text:p>-9.194295295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00000000617163" calcext:value-type="float">
            <text:p>6.17163E-10</text:p>
          </table:table-cell>
          <table:table-cell table:formula="of:=LOG([.B1179];10)" office:value-type="float" office:value="-9.20960011854132" calcext:value-type="float">
            <text:p>-9.209600118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000000635817" calcext:value-type="float">
            <text:p>6.35817E-10</text:p>
          </table:table-cell>
          <table:table-cell table:formula="of:=LOG([.B1180];10)" office:value-type="float" office:value="-9.19666786442456" calcext:value-type="float">
            <text:p>-9.196667864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00000000554786" calcext:value-type="float">
            <text:p>5.54786E-10</text:p>
          </table:table-cell>
          <table:table-cell table:formula="of:=LOG([.B1181];10)" office:value-type="float" office:value="-9.25587450686238" calcext:value-type="float">
            <text:p>-9.255874506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0000000070982" calcext:value-type="float">
            <text:p>7.0982E-10</text:p>
          </table:table-cell>
          <table:table-cell table:formula="of:=LOG([.B1182];10)" office:value-type="float" office:value="-9.14885176806638" calcext:value-type="float">
            <text:p>-9.148851768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00000000532195" calcext:value-type="float">
            <text:p>5.32195E-10</text:p>
          </table:table-cell>
          <table:table-cell table:formula="of:=LOG([.B1183];10)" office:value-type="float" office:value="-9.27392920998495" calcext:value-type="float">
            <text:p>-9.2739292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00000000633448" calcext:value-type="float">
            <text:p>6.33448E-10</text:p>
          </table:table-cell>
          <table:table-cell table:formula="of:=LOG([.B1184];10)" office:value-type="float" office:value="-9.19828903072524" calcext:value-type="float">
            <text:p>-9.198289030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00000000566359" calcext:value-type="float">
            <text:p>5.66359E-10</text:p>
          </table:table-cell>
          <table:table-cell table:formula="of:=LOG([.B1185];10)" office:value-type="float" office:value="-9.24690819373328" calcext:value-type="float">
            <text:p>-9.246908193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00000000583413" calcext:value-type="float">
            <text:p>5.83413E-10</text:p>
          </table:table-cell>
          <table:table-cell table:formula="of:=LOG([.B1186];10)" office:value-type="float" office:value="-9.23402389786536" calcext:value-type="float">
            <text:p>-9.234023897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00000000761094" calcext:value-type="float">
            <text:p>7.61094E-10</text:p>
          </table:table-cell>
          <table:table-cell table:formula="of:=LOG([.B1187];10)" office:value-type="float" office:value="-9.11856170175741" calcext:value-type="float">
            <text:p>-9.118561701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00000000583194" calcext:value-type="float">
            <text:p>5.83194E-10</text:p>
          </table:table-cell>
          <table:table-cell table:formula="of:=LOG([.B1188];10)" office:value-type="float" office:value="-9.23418695276329" calcext:value-type="float">
            <text:p>-9.234186952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00000000565457" calcext:value-type="float">
            <text:p>5.65457E-10</text:p>
          </table:table-cell>
          <table:table-cell table:formula="of:=LOG([.B1189];10)" office:value-type="float" office:value="-9.24760041527037" calcext:value-type="float">
            <text:p>-9.247600415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000000551051" calcext:value-type="float">
            <text:p>5.51051E-10</text:p>
          </table:table-cell>
          <table:table-cell table:formula="of:=LOG([.B1190];10)" office:value-type="float" office:value="-9.25880820515258" calcext:value-type="float">
            <text:p>-9.258808205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00000000799944" calcext:value-type="float">
            <text:p>7.99944E-10</text:p>
          </table:table-cell>
          <table:table-cell table:formula="of:=LOG([.B1191];10)" office:value-type="float" office:value="-9.09694041468586" calcext:value-type="float">
            <text:p>-9.096940414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00000000593149" calcext:value-type="float">
            <text:p>5.93149E-10</text:p>
          </table:table-cell>
          <table:table-cell table:formula="of:=LOG([.B1192];10)" office:value-type="float" office:value="-9.22683619744601" calcext:value-type="float">
            <text:p>-9.226836197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00000000582478" calcext:value-type="float">
            <text:p>5.82478E-10</text:p>
          </table:table-cell>
          <table:table-cell table:formula="of:=LOG([.B1193];10)" office:value-type="float" office:value="-9.23472047315007" calcext:value-type="float">
            <text:p>-9.234720473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00000000832173" calcext:value-type="float">
            <text:p>8.32173E-10</text:p>
          </table:table-cell>
          <table:table-cell table:formula="of:=LOG([.B1194];10)" office:value-type="float" office:value="-9.07978637907568" calcext:value-type="float">
            <text:p>-9.079786379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00000000590675" calcext:value-type="float">
            <text:p>5.90675E-10</text:p>
          </table:table-cell>
          <table:table-cell table:formula="of:=LOG([.B1195];10)" office:value-type="float" office:value="-9.22865141003237" calcext:value-type="float">
            <text:p>-9.2286514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00000000842986" calcext:value-type="float">
            <text:p>8.42986E-10</text:p>
          </table:table-cell>
          <table:table-cell table:formula="of:=LOG([.B1196];10)" office:value-type="float" office:value="-9.07417963791765" calcext:value-type="float">
            <text:p>-9.074179637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00000000552524" calcext:value-type="float">
            <text:p>5.52524E-10</text:p>
          </table:table-cell>
          <table:table-cell table:formula="of:=LOG([.B1197];10)" office:value-type="float" office:value="-9.25764885277192" calcext:value-type="float">
            <text:p>-9.257648852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00000000759775" calcext:value-type="float">
            <text:p>7.59775E-10</text:p>
          </table:table-cell>
          <table:table-cell table:formula="of:=LOG([.B1198];10)" office:value-type="float" office:value="-9.11931500077955" calcext:value-type="float">
            <text:p>-9.119315000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00000000748749" calcext:value-type="float">
            <text:p>7.48749E-10</text:p>
          </table:table-cell>
          <table:table-cell table:formula="of:=LOG([.B1199];10)" office:value-type="float" office:value="-9.12566374462904" calcext:value-type="float">
            <text:p>-9.12566374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901585" calcext:value-type="float">
            <text:p>9.01585E-10</text:p>
          </table:table-cell>
          <table:table-cell table:formula="of:=LOG([.B1200];10)" office:value-type="float" office:value="-9.04499332241827" calcext:value-type="float">
            <text:p>-9.044993322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00000000555647" calcext:value-type="float">
            <text:p>5.55647E-10</text:p>
          </table:table-cell>
          <table:table-cell table:formula="of:=LOG([.B1201];10)" office:value-type="float" office:value="-9.25520102611414" calcext:value-type="float">
            <text:p>-9.255201026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00000000555969" calcext:value-type="float">
            <text:p>5.55969E-10</text:p>
          </table:table-cell>
          <table:table-cell table:formula="of:=LOG([.B1202];10)" office:value-type="float" office:value="-9.25494942335369" calcext:value-type="float">
            <text:p>-9.254949423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0000000061363" calcext:value-type="float">
            <text:p>6.1363E-10</text:p>
          </table:table-cell>
          <table:table-cell table:formula="of:=LOG([.B1203];10)" office:value-type="float" office:value="-9.21209341614518" calcext:value-type="float">
            <text:p>-9.212093416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00000000685304" calcext:value-type="float">
            <text:p>6.85304E-10</text:p>
          </table:table-cell>
          <table:table-cell table:formula="of:=LOG([.B1204];10)" office:value-type="float" office:value="-9.16411673327401" calcext:value-type="float">
            <text:p>-9.164116733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00000000630417" calcext:value-type="float">
            <text:p>6.30417E-10</text:p>
          </table:table-cell>
          <table:table-cell table:formula="of:=LOG([.B1205];10)" office:value-type="float" office:value="-9.20037208405491" calcext:value-type="float">
            <text:p>-9.200372084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00000000621657" calcext:value-type="float">
            <text:p>6.21657E-10</text:p>
          </table:table-cell>
          <table:table-cell table:formula="of:=LOG([.B1206];10)" office:value-type="float" office:value="-9.206449171732" calcext:value-type="float">
            <text:p>-9.20644917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00000000595766" calcext:value-type="float">
            <text:p>5.95766E-10</text:p>
          </table:table-cell>
          <table:table-cell table:formula="of:=LOG([.B1207];10)" office:value-type="float" office:value="-9.22492428533333" calcext:value-type="float">
            <text:p>-9.224924285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00000000776324" calcext:value-type="float">
            <text:p>7.76324E-10</text:p>
          </table:table-cell>
          <table:table-cell table:formula="of:=LOG([.B1208];10)" office:value-type="float" office:value="-9.10995698744672" calcext:value-type="float">
            <text:p>-9.109956987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00000000600567" calcext:value-type="float">
            <text:p>6.00567E-10</text:p>
          </table:table-cell>
          <table:table-cell table:formula="of:=LOG([.B1209];10)" office:value-type="float" office:value="-9.22143853512679" calcext:value-type="float">
            <text:p>-9.221438535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000000755454" calcext:value-type="float">
            <text:p>7.55454E-10</text:p>
          </table:table-cell>
          <table:table-cell table:formula="of:=LOG([.B1210];10)" office:value-type="float" office:value="-9.12179197494425" calcext:value-type="float">
            <text:p>-9.121791974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00000000625217" calcext:value-type="float">
            <text:p>6.25217E-10</text:p>
          </table:table-cell>
          <table:table-cell table:formula="of:=LOG([.B1211];10)" office:value-type="float" office:value="-9.20396922178238" calcext:value-type="float">
            <text:p>-9.203969221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00000000683613" calcext:value-type="float">
            <text:p>6.83613E-10</text:p>
          </table:table-cell>
          <table:table-cell table:formula="of:=LOG([.B1212];10)" office:value-type="float" office:value="-9.16518968706514" calcext:value-type="float">
            <text:p>-9.165189687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00000000724193" calcext:value-type="float">
            <text:p>7.24193E-10</text:p>
          </table:table-cell>
          <table:table-cell table:formula="of:=LOG([.B1213];10)" office:value-type="float" office:value="-9.14014567735947" calcext:value-type="float">
            <text:p>-9.140145677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00000000616368" calcext:value-type="float">
            <text:p>6.16368E-10</text:p>
          </table:table-cell>
          <table:table-cell table:formula="of:=LOG([.B1214];10)" office:value-type="float" office:value="-9.21015991665085" calcext:value-type="float">
            <text:p>-9.210159916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00000000585869" calcext:value-type="float">
            <text:p>5.85869E-10</text:p>
          </table:table-cell>
          <table:table-cell table:formula="of:=LOG([.B1215];10)" office:value-type="float" office:value="-9.23219948114442" calcext:value-type="float">
            <text:p>-9.23219948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00000000632828" calcext:value-type="float">
            <text:p>6.32828E-10</text:p>
          </table:table-cell>
          <table:table-cell table:formula="of:=LOG([.B1216];10)" office:value-type="float" office:value="-9.19871431336552" calcext:value-type="float">
            <text:p>-9.198714313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00000000550849" calcext:value-type="float">
            <text:p>5.50849E-10</text:p>
          </table:table-cell>
          <table:table-cell table:formula="of:=LOG([.B1217];10)" office:value-type="float" office:value="-9.25896743464042" calcext:value-type="float">
            <text:p>-9.258967434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00000000629297" calcext:value-type="float">
            <text:p>6.29297E-10</text:p>
          </table:table-cell>
          <table:table-cell table:formula="of:=LOG([.B1218];10)" office:value-type="float" office:value="-9.20114433862682" calcext:value-type="float">
            <text:p>-9.201144338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0000000065635" calcext:value-type="float">
            <text:p>6.5635E-10</text:p>
          </table:table-cell>
          <table:table-cell table:formula="of:=LOG([.B1219];10)" office:value-type="float" office:value="-9.18286451042086" calcext:value-type="float">
            <text:p>-9.182864510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000000666243" calcext:value-type="float">
            <text:p>6.66243E-10</text:p>
          </table:table-cell>
          <table:table-cell table:formula="of:=LOG([.B1220];10)" office:value-type="float" office:value="-9.17636734093324" calcext:value-type="float">
            <text:p>-9.176367340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00000000649224" calcext:value-type="float">
            <text:p>6.49224E-10</text:p>
          </table:table-cell>
          <table:table-cell table:formula="of:=LOG([.B1221];10)" office:value-type="float" office:value="-9.1876054338937" calcext:value-type="float">
            <text:p>-9.187605433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00000000653248" calcext:value-type="float">
            <text:p>6.53248E-10</text:p>
          </table:table-cell>
          <table:table-cell table:formula="of:=LOG([.B1222];10)" office:value-type="float" office:value="-9.18492191124517" calcext:value-type="float">
            <text:p>-9.184921911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00000000778875" calcext:value-type="float">
            <text:p>7.78875E-10</text:p>
          </table:table-cell>
          <table:table-cell table:formula="of:=LOG([.B1223];10)" office:value-type="float" office:value="-9.10853223573718" calcext:value-type="float">
            <text:p>-9.108532235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00000000592286" calcext:value-type="float">
            <text:p>5.92286E-10</text:p>
          </table:table-cell>
          <table:table-cell table:formula="of:=LOG([.B1224];10)" office:value-type="float" office:value="-9.22746853275599" calcext:value-type="float">
            <text:p>-9.227468532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00000000589676" calcext:value-type="float">
            <text:p>5.89676E-10</text:p>
          </table:table-cell>
          <table:table-cell table:formula="of:=LOG([.B1225];10)" office:value-type="float" office:value="-9.22938654778548" calcext:value-type="float">
            <text:p>-9.229386547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00000000569692" calcext:value-type="float">
            <text:p>5.69692E-10</text:p>
          </table:table-cell>
          <table:table-cell table:formula="of:=LOG([.B1226];10)" office:value-type="float" office:value="-9.24435987915706" calcext:value-type="float">
            <text:p>-9.244359879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00000000632032" calcext:value-type="float">
            <text:p>6.32032E-10</text:p>
          </table:table-cell>
          <table:table-cell table:formula="of:=LOG([.B1227];10)" office:value-type="float" office:value="-9.19926093268027" calcext:value-type="float">
            <text:p>-9.199260932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00000000677625" calcext:value-type="float">
            <text:p>6.77625E-10</text:p>
          </table:table-cell>
          <table:table-cell table:formula="of:=LOG([.B1228];10)" office:value-type="float" office:value="-9.16901057971135" calcext:value-type="float">
            <text:p>-9.169010579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00000000713473" calcext:value-type="float">
            <text:p>7.13473E-10</text:p>
          </table:table-cell>
          <table:table-cell table:formula="of:=LOG([.B1229];10)" office:value-type="float" office:value="-9.14662245726956" calcext:value-type="float">
            <text:p>-9.146622457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000000532597" calcext:value-type="float">
            <text:p>5.32597E-10</text:p>
          </table:table-cell>
          <table:table-cell table:formula="of:=LOG([.B1230];10)" office:value-type="float" office:value="-9.27360128417405" calcext:value-type="float">
            <text:p>-9.273601284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00000000731859" calcext:value-type="float">
            <text:p>7.31859E-10</text:p>
          </table:table-cell>
          <table:table-cell table:formula="of:=LOG([.B1231];10)" office:value-type="float" office:value="-9.13557258208422" calcext:value-type="float">
            <text:p>-9.135572582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00000000581742" calcext:value-type="float">
            <text:p>5.81742E-10</text:p>
          </table:table-cell>
          <table:table-cell table:formula="of:=LOG([.B1232];10)" office:value-type="float" office:value="-9.2352695803313" calcext:value-type="float">
            <text:p>-9.235269580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00000000722387" calcext:value-type="float">
            <text:p>7.22387E-10</text:p>
          </table:table-cell>
          <table:table-cell table:formula="of:=LOG([.B1233];10)" office:value-type="float" office:value="-9.14123007814176" calcext:value-type="float">
            <text:p>-9.141230078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00000000566481" calcext:value-type="float">
            <text:p>5.66481E-10</text:p>
          </table:table-cell>
          <table:table-cell table:formula="of:=LOG([.B1234];10)" office:value-type="float" office:value="-9.24681465196746" calcext:value-type="float">
            <text:p>-9.24681465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00000000710812" calcext:value-type="float">
            <text:p>7.10812E-10</text:p>
          </table:table-cell>
          <table:table-cell table:formula="of:=LOG([.B1235];10)" office:value-type="float" office:value="-9.14824524900152" calcext:value-type="float">
            <text:p>-9.14824524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00000000565124" calcext:value-type="float">
            <text:p>5.65124E-10</text:p>
          </table:table-cell>
          <table:table-cell table:formula="of:=LOG([.B1236];10)" office:value-type="float" office:value="-9.24785624845111" calcext:value-type="float">
            <text:p>-9.247856248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00000000762001" calcext:value-type="float">
            <text:p>7.62001E-10</text:p>
          </table:table-cell>
          <table:table-cell table:formula="of:=LOG([.B1237];10)" office:value-type="float" office:value="-9.11804445872051" calcext:value-type="float">
            <text:p>-9.118044458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00000000595612" calcext:value-type="float">
            <text:p>5.95612E-10</text:p>
          </table:table-cell>
          <table:table-cell table:formula="of:=LOG([.B1238];10)" office:value-type="float" office:value="-9.22503656095129" calcext:value-type="float">
            <text:p>-9.22503656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00000000717375" calcext:value-type="float">
            <text:p>7.17375E-10</text:p>
          </table:table-cell>
          <table:table-cell table:formula="of:=LOG([.B1239];10)" office:value-type="float" office:value="-9.14425376224498" calcext:value-type="float">
            <text:p>-9.144253762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000000570353" calcext:value-type="float">
            <text:p>5.70353E-10</text:p>
          </table:table-cell>
          <table:table-cell table:formula="of:=LOG([.B1240];10)" office:value-type="float" office:value="-9.24385626976497" calcext:value-type="float">
            <text:p>-9.243856269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00000000641874" calcext:value-type="float">
            <text:p>6.41874E-10</text:p>
          </table:table-cell>
          <table:table-cell table:formula="of:=LOG([.B1241];10)" office:value-type="float" office:value="-9.19255021566207" calcext:value-type="float">
            <text:p>-9.192550215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00000000568355" calcext:value-type="float">
            <text:p>5.68355E-10</text:p>
          </table:table-cell>
          <table:table-cell table:formula="of:=LOG([.B1242];10)" office:value-type="float" office:value="-9.2453803150256" calcext:value-type="float">
            <text:p>-9.24538031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0000000064905" calcext:value-type="float">
            <text:p>6.4905E-10</text:p>
          </table:table-cell>
          <table:table-cell table:formula="of:=LOG([.B1243];10)" office:value-type="float" office:value="-9.18772184574559" calcext:value-type="float">
            <text:p>-9.187721845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00000000602422" calcext:value-type="float">
            <text:p>6.02422E-10</text:p>
          </table:table-cell>
          <table:table-cell table:formula="of:=LOG([.B1244];10)" office:value-type="float" office:value="-9.22009917640872" calcext:value-type="float">
            <text:p>-9.220099176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00000000732249" calcext:value-type="float">
            <text:p>7.32249E-10</text:p>
          </table:table-cell>
          <table:table-cell table:formula="of:=LOG([.B1245];10)" office:value-type="float" office:value="-9.13534121274268" calcext:value-type="float">
            <text:p>-9.135341212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0000000059846" calcext:value-type="float">
            <text:p>5.9846E-10</text:p>
          </table:table-cell>
          <table:table-cell table:formula="of:=LOG([.B1246];10)" office:value-type="float" office:value="-9.22296487175684" calcext:value-type="float">
            <text:p>-9.222964871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00000000660018" calcext:value-type="float">
            <text:p>6.60018E-10</text:p>
          </table:table-cell>
          <table:table-cell table:formula="of:=LOG([.B1247];10)" office:value-type="float" office:value="-9.18044422022468" calcext:value-type="float">
            <text:p>-9.180444220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0000000100743" calcext:value-type="float">
            <text:p>0.000000001</text:p>
          </table:table-cell>
          <table:table-cell table:formula="of:=LOG([.B1248];10)" office:value-type="float" office:value="-8.99678512054158" calcext:value-type="float">
            <text:p>-8.996785120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00000000644973" calcext:value-type="float">
            <text:p>6.44973E-10</text:p>
          </table:table-cell>
          <table:table-cell table:formula="of:=LOG([.B1249];10)" office:value-type="float" office:value="-9.19045846551426" calcext:value-type="float">
            <text:p>-9.190458465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783062" calcext:value-type="float">
            <text:p>7.83062E-10</text:p>
          </table:table-cell>
          <table:table-cell table:formula="of:=LOG([.B1250];10)" office:value-type="float" office:value="-9.10620385072381" calcext:value-type="float">
            <text:p>-9.106203850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000000006884" calcext:value-type="float">
            <text:p>6.884E-10</text:p>
          </table:table-cell>
          <table:table-cell table:formula="of:=LOG([.B1251];10)" office:value-type="float" office:value="-9.16215913834448" calcext:value-type="float">
            <text:p>-9.162159138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00000000882803" calcext:value-type="float">
            <text:p>8.82803E-10</text:p>
          </table:table-cell>
          <table:table-cell table:formula="of:=LOG([.B1252];10)" office:value-type="float" office:value="-9.05413619965942" calcext:value-type="float">
            <text:p>-9.054136199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0000000063284" calcext:value-type="float">
            <text:p>6.3284E-10</text:p>
          </table:table-cell>
          <table:table-cell table:formula="of:=LOG([.B1253];10)" office:value-type="float" office:value="-9.19870607813514" calcext:value-type="float">
            <text:p>-9.198706078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00000000615533" calcext:value-type="float">
            <text:p>6.15533E-10</text:p>
          </table:table-cell>
          <table:table-cell table:formula="of:=LOG([.B1254];10)" office:value-type="float" office:value="-9.21074865868113" calcext:value-type="float">
            <text:p>-9.210748658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00000000795134" calcext:value-type="float">
            <text:p>7.95134E-10</text:p>
          </table:table-cell>
          <table:table-cell table:formula="of:=LOG([.B1255];10)" office:value-type="float" office:value="-9.09955967567485" calcext:value-type="float">
            <text:p>-9.099559675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00000000588909" calcext:value-type="float">
            <text:p>5.88909E-10</text:p>
          </table:table-cell>
          <table:table-cell table:formula="of:=LOG([.B1256];10)" office:value-type="float" office:value="-9.22995180852552" calcext:value-type="float">
            <text:p>-9.229951808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00000000667543" calcext:value-type="float">
            <text:p>6.67543E-10</text:p>
          </table:table-cell>
          <table:table-cell table:formula="of:=LOG([.B1257];10)" office:value-type="float" office:value="-9.17552075384168" calcext:value-type="float">
            <text:p>-9.175520753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00000000582613" calcext:value-type="float">
            <text:p>5.82613E-10</text:p>
          </table:table-cell>
          <table:table-cell table:formula="of:=LOG([.B1258];10)" office:value-type="float" office:value="-9.23461982907108" calcext:value-type="float">
            <text:p>-9.234619829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000000006842" calcext:value-type="float">
            <text:p>6.842E-10</text:p>
          </table:table-cell>
          <table:table-cell table:formula="of:=LOG([.B1259];10)" office:value-type="float" office:value="-9.16481693015096" calcext:value-type="float">
            <text:p>-9.164816930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000000556761" calcext:value-type="float">
            <text:p>5.56761E-10</text:p>
          </table:table-cell>
          <table:table-cell table:formula="of:=LOG([.B1260];10)" office:value-type="float" office:value="-9.2543311937962" calcext:value-type="float">
            <text:p>-9.254331193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00000000660869" calcext:value-type="float">
            <text:p>6.60869E-10</text:p>
          </table:table-cell>
          <table:table-cell table:formula="of:=LOG([.B1261];10)" office:value-type="float" office:value="-9.17988461950905" calcext:value-type="float">
            <text:p>-9.179884619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0000000057318" calcext:value-type="float">
            <text:p>5.7318E-10</text:p>
          </table:table-cell>
          <table:table-cell table:formula="of:=LOG([.B1262];10)" office:value-type="float" office:value="-9.2417089718706" calcext:value-type="float">
            <text:p>-9.241708971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00000000573394" calcext:value-type="float">
            <text:p>5.73394E-10</text:p>
          </table:table-cell>
          <table:table-cell table:formula="of:=LOG([.B1263];10)" office:value-type="float" office:value="-9.24154685582714" calcext:value-type="float">
            <text:p>-9.241546855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00000000527849" calcext:value-type="float">
            <text:p>5.27849E-10</text:p>
          </table:table-cell>
          <table:table-cell table:formula="of:=LOG([.B1264];10)" office:value-type="float" office:value="-9.27749029687107" calcext:value-type="float">
            <text:p>-9.277490296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00000000641922" calcext:value-type="float">
            <text:p>6.41922E-10</text:p>
          </table:table-cell>
          <table:table-cell table:formula="of:=LOG([.B1265];10)" office:value-type="float" office:value="-9.19251773988688" calcext:value-type="float">
            <text:p>-9.192517739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00000000891011" calcext:value-type="float">
            <text:p>8.91011E-10</text:p>
          </table:table-cell>
          <table:table-cell table:formula="of:=LOG([.B1266];10)" office:value-type="float" office:value="-9.05011693433595" calcext:value-type="float">
            <text:p>-9.050116934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00000000592733" calcext:value-type="float">
            <text:p>5.92733E-10</text:p>
          </table:table-cell>
          <table:table-cell table:formula="of:=LOG([.B1267];10)" office:value-type="float" office:value="-9.22714089304284" calcext:value-type="float">
            <text:p>-9.22714089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00000000685856" calcext:value-type="float">
            <text:p>6.85856E-10</text:p>
          </table:table-cell>
          <table:table-cell table:formula="of:=LOG([.B1268];10)" office:value-type="float" office:value="-9.16376705771906" calcext:value-type="float">
            <text:p>-9.163767057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00000000548116" calcext:value-type="float">
            <text:p>5.48116E-10</text:p>
          </table:table-cell>
          <table:table-cell table:formula="of:=LOG([.B1269];10)" office:value-type="float" office:value="-9.26112752029545" calcext:value-type="float">
            <text:p>-9.261127520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000000680809" calcext:value-type="float">
            <text:p>6.80809E-10</text:p>
          </table:table-cell>
          <table:table-cell table:formula="of:=LOG([.B1270];10)" office:value-type="float" office:value="-9.16697471170064" calcext:value-type="float">
            <text:p>-9.166974711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00000000553113" calcext:value-type="float">
            <text:p>5.53113E-10</text:p>
          </table:table-cell>
          <table:table-cell table:formula="of:=LOG([.B1271];10)" office:value-type="float" office:value="-9.25718613404228" calcext:value-type="float">
            <text:p>-9.25718613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00000000588775" calcext:value-type="float">
            <text:p>5.88775E-10</text:p>
          </table:table-cell>
          <table:table-cell table:formula="of:=LOG([.B1272];10)" office:value-type="float" office:value="-9.2300506388753" calcext:value-type="float">
            <text:p>-9.230050638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00000000538803" calcext:value-type="float">
            <text:p>5.38803E-10</text:p>
          </table:table-cell>
          <table:table-cell table:formula="of:=LOG([.B1273];10)" office:value-type="float" office:value="-9.26856999483506" calcext:value-type="float">
            <text:p>-9.26856999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0000000062132" calcext:value-type="float">
            <text:p>6.2132E-10</text:p>
          </table:table-cell>
          <table:table-cell table:formula="of:=LOG([.B1274];10)" office:value-type="float" office:value="-9.20668466642577" calcext:value-type="float">
            <text:p>-9.206684666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0000000082129" calcext:value-type="float">
            <text:p>8.2129E-10</text:p>
          </table:table-cell>
          <table:table-cell table:formula="of:=LOG([.B1275];10)" office:value-type="float" office:value="-9.08550346509581" calcext:value-type="float">
            <text:p>-9.085503465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00000000591998" calcext:value-type="float">
            <text:p>5.91998E-10</text:p>
          </table:table-cell>
          <table:table-cell table:formula="of:=LOG([.B1276];10)" office:value-type="float" office:value="-9.22767976049065" calcext:value-type="float">
            <text:p>-9.227679760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00000000700393" calcext:value-type="float">
            <text:p>7.00393E-10</text:p>
          </table:table-cell>
          <table:table-cell table:formula="of:=LOG([.B1277];10)" office:value-type="float" office:value="-9.15465820307484" calcext:value-type="float">
            <text:p>-9.1546582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00000000653773" calcext:value-type="float">
            <text:p>6.53773E-10</text:p>
          </table:table-cell>
          <table:table-cell table:formula="of:=LOG([.B1278];10)" office:value-type="float" office:value="-9.18457301919943" calcext:value-type="float">
            <text:p>-9.184573019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00000000607152" calcext:value-type="float">
            <text:p>6.07152E-10</text:p>
          </table:table-cell>
          <table:table-cell table:formula="of:=LOG([.B1279];10)" office:value-type="float" office:value="-9.21670257004922" calcext:value-type="float">
            <text:p>-9.2167025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000000565826" calcext:value-type="float">
            <text:p>5.65826E-10</text:p>
          </table:table-cell>
          <table:table-cell table:formula="of:=LOG([.B1280];10)" office:value-type="float" office:value="-9.24731710036242" calcext:value-type="float">
            <text:p>-9.247317100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00000000619495" calcext:value-type="float">
            <text:p>6.19495E-10</text:p>
          </table:table-cell>
          <table:table-cell table:formula="of:=LOG([.B1281];10)" office:value-type="float" office:value="-9.20796219450369" calcext:value-type="float">
            <text:p>-9.207962194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00000000686639" calcext:value-type="float">
            <text:p>6.86639E-10</text:p>
          </table:table-cell>
          <table:table-cell table:formula="of:=LOG([.B1282];10)" office:value-type="float" office:value="-9.16327153297585" calcext:value-type="float">
            <text:p>-9.16327153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0000000055579" calcext:value-type="float">
            <text:p>5.5579E-10</text:p>
          </table:table-cell>
          <table:table-cell table:formula="of:=LOG([.B1283];10)" office:value-type="float" office:value="-9.25508927149152" calcext:value-type="float">
            <text:p>-9.255089271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00000000694827" calcext:value-type="float">
            <text:p>6.94827E-10</text:p>
          </table:table-cell>
          <table:table-cell table:formula="of:=LOG([.B1284];10)" office:value-type="float" office:value="-9.15812331382427" calcext:value-type="float">
            <text:p>-9.158123313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00000000554425" calcext:value-type="float">
            <text:p>5.54425E-10</text:p>
          </table:table-cell>
          <table:table-cell table:formula="of:=LOG([.B1285];10)" office:value-type="float" office:value="-9.25615719485142" calcext:value-type="float">
            <text:p>-9.256157194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00000000578073" calcext:value-type="float">
            <text:p>5.78073E-10</text:p>
          </table:table-cell>
          <table:table-cell table:formula="of:=LOG([.B1286];10)" office:value-type="float" office:value="-9.23801731470177" calcext:value-type="float">
            <text:p>-9.238017314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00000000848455" calcext:value-type="float">
            <text:p>8.48455E-10</text:p>
          </table:table-cell>
          <table:table-cell table:formula="of:=LOG([.B1287];10)" office:value-type="float" office:value="-9.07137118666385" calcext:value-type="float">
            <text:p>-9.071371186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00000000545304" calcext:value-type="float">
            <text:p>5.45304E-10</text:p>
          </table:table-cell>
          <table:table-cell table:formula="of:=LOG([.B1288];10)" office:value-type="float" office:value="-9.26336131659604" calcext:value-type="float">
            <text:p>-9.263361316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00000000631388" calcext:value-type="float">
            <text:p>6.31388E-10</text:p>
          </table:table-cell>
          <table:table-cell table:formula="of:=LOG([.B1289];10)" office:value-type="float" office:value="-9.19970367645601" calcext:value-type="float">
            <text:p>-9.199703676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000000629745" calcext:value-type="float">
            <text:p>6.29745E-10</text:p>
          </table:table-cell>
          <table:table-cell table:formula="of:=LOG([.B1290];10)" office:value-type="float" office:value="-9.20083527199345" calcext:value-type="float">
            <text:p>-9.20083527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0000000064497" calcext:value-type="float">
            <text:p>6.4497E-10</text:p>
          </table:table-cell>
          <table:table-cell table:formula="of:=LOG([.B1291];10)" office:value-type="float" office:value="-9.19046048557785" calcext:value-type="float">
            <text:p>-9.190460485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0000000060095" calcext:value-type="float">
            <text:p>6.0095E-10</text:p>
          </table:table-cell>
          <table:table-cell table:formula="of:=LOG([.B1292];10)" office:value-type="float" office:value="-9.22116166048881" calcext:value-type="float">
            <text:p>-9.221161660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00000000654619" calcext:value-type="float">
            <text:p>6.54619E-10</text:p>
          </table:table-cell>
          <table:table-cell table:formula="of:=LOG([.B1293];10)" office:value-type="float" office:value="-9.1840113936577" calcext:value-type="float">
            <text:p>-9.184011393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0000000075754" calcext:value-type="float">
            <text:p>7.5754E-10</text:p>
          </table:table-cell>
          <table:table-cell table:formula="of:=LOG([.B1294];10)" office:value-type="float" office:value="-9.12059443038918" calcext:value-type="float">
            <text:p>-9.120594430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00000000585092" calcext:value-type="float">
            <text:p>5.85092E-10</text:p>
          </table:table-cell>
          <table:table-cell table:formula="of:=LOG([.B1295];10)" office:value-type="float" office:value="-9.23277583998466" calcext:value-type="float">
            <text:p>-9.2327758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00000000671517" calcext:value-type="float">
            <text:p>6.71517E-10</text:p>
          </table:table-cell>
          <table:table-cell table:formula="of:=LOG([.B1296];10)" office:value-type="float" office:value="-9.17294298833743" calcext:value-type="float">
            <text:p>-9.172942988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00000000571833" calcext:value-type="float">
            <text:p>5.71833E-10</text:p>
          </table:table-cell>
          <table:table-cell table:formula="of:=LOG([.B1297];10)" office:value-type="float" office:value="-9.24273078548667" calcext:value-type="float">
            <text:p>-9.242730785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00000000614797" calcext:value-type="float">
            <text:p>6.14797E-10</text:p>
          </table:table-cell>
          <table:table-cell table:formula="of:=LOG([.B1298];10)" office:value-type="float" office:value="-9.2112682603763" calcext:value-type="float">
            <text:p>-9.211268260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0000000060223" calcext:value-type="float">
            <text:p>6.0223E-10</text:p>
          </table:table-cell>
          <table:table-cell table:formula="of:=LOG([.B1299];10)" office:value-type="float" office:value="-9.22023761396783" calcext:value-type="float">
            <text:p>-9.2202376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640545" calcext:value-type="float">
            <text:p>6.40545E-10</text:p>
          </table:table-cell>
          <table:table-cell table:formula="of:=LOG([.B1300];10)" office:value-type="float" office:value="-9.19345035449824" calcext:value-type="float">
            <text:p>-9.193450354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00000000790054" calcext:value-type="float">
            <text:p>7.90054E-10</text:p>
          </table:table-cell>
          <table:table-cell table:formula="of:=LOG([.B1301];10)" office:value-type="float" office:value="-9.10234322377217" calcext:value-type="float">
            <text:p>-9.102343223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00000000570568" calcext:value-type="float">
            <text:p>5.70568E-10</text:p>
          </table:table-cell>
          <table:table-cell table:formula="of:=LOG([.B1302];10)" office:value-type="float" office:value="-9.24369258916883" calcext:value-type="float">
            <text:p>-9.243692589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00000000682055" calcext:value-type="float">
            <text:p>6.82055E-10</text:p>
          </table:table-cell>
          <table:table-cell table:formula="of:=LOG([.B1303];10)" office:value-type="float" office:value="-9.16618060300715" calcext:value-type="float">
            <text:p>-9.1661806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00000000545933" calcext:value-type="float">
            <text:p>5.45933E-10</text:p>
          </table:table-cell>
          <table:table-cell table:formula="of:=LOG([.B1304];10)" office:value-type="float" office:value="-9.26286065311162" calcext:value-type="float">
            <text:p>-9.262860653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00000000681918" calcext:value-type="float">
            <text:p>6.81918E-10</text:p>
          </table:table-cell>
          <table:table-cell table:formula="of:=LOG([.B1305];10)" office:value-type="float" office:value="-9.16626784570803" calcext:value-type="float">
            <text:p>-9.166267845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00000000703304" calcext:value-type="float">
            <text:p>7.03304E-10</text:p>
          </table:table-cell>
          <table:table-cell table:formula="of:=LOG([.B1306];10)" office:value-type="float" office:value="-9.15285691255533" calcext:value-type="float">
            <text:p>-9.152856912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00000000601924" calcext:value-type="float">
            <text:p>6.01924E-10</text:p>
          </table:table-cell>
          <table:table-cell table:formula="of:=LOG([.B1307];10)" office:value-type="float" office:value="-9.22045834007815" calcext:value-type="float">
            <text:p>-9.220458340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00000000667358" calcext:value-type="float">
            <text:p>6.67358E-10</text:p>
          </table:table-cell>
          <table:table-cell table:formula="of:=LOG([.B1308];10)" office:value-type="float" office:value="-9.17564112903005" calcext:value-type="float">
            <text:p>-9.17564112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00000000604402" calcext:value-type="float">
            <text:p>6.04402E-10</text:p>
          </table:table-cell>
          <table:table-cell table:formula="of:=LOG([.B1309];10)" office:value-type="float" office:value="-9.21867410722592" calcext:value-type="float">
            <text:p>-9.218674107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000000632628" calcext:value-type="float">
            <text:p>6.32628E-10</text:p>
          </table:table-cell>
          <table:table-cell table:formula="of:=LOG([.B1310];10)" office:value-type="float" office:value="-9.19885159020028" calcext:value-type="float">
            <text:p>-9.198851590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00000000621422" calcext:value-type="float">
            <text:p>6.21422E-10</text:p>
          </table:table-cell>
          <table:table-cell table:formula="of:=LOG([.B1311];10)" office:value-type="float" office:value="-9.20661337562325" calcext:value-type="float">
            <text:p>-9.206613375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00000000564634" calcext:value-type="float">
            <text:p>5.64634E-10</text:p>
          </table:table-cell>
          <table:table-cell table:formula="of:=LOG([.B1312];10)" office:value-type="float" office:value="-9.2482329739259" calcext:value-type="float">
            <text:p>-9.248232973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00000000825082" calcext:value-type="float">
            <text:p>8.25082E-10</text:p>
          </table:table-cell>
          <table:table-cell table:formula="of:=LOG([.B1313];10)" office:value-type="float" office:value="-9.08350288735575" calcext:value-type="float">
            <text:p>-9.083502887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00000000582227" calcext:value-type="float">
            <text:p>5.82227E-10</text:p>
          </table:table-cell>
          <table:table-cell table:formula="of:=LOG([.B1314];10)" office:value-type="float" office:value="-9.23490765860329" calcext:value-type="float">
            <text:p>-9.234907658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00000000679473" calcext:value-type="float">
            <text:p>6.79473E-10</text:p>
          </table:table-cell>
          <table:table-cell table:formula="of:=LOG([.B1315];10)" office:value-type="float" office:value="-9.16782779600872" calcext:value-type="float">
            <text:p>-9.16782779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00000000675574" calcext:value-type="float">
            <text:p>6.75574E-10</text:p>
          </table:table-cell>
          <table:table-cell table:formula="of:=LOG([.B1316];10)" office:value-type="float" office:value="-9.17032707294622" calcext:value-type="float">
            <text:p>-9.170327072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00000000643076" calcext:value-type="float">
            <text:p>6.43076E-10</text:p>
          </table:table-cell>
          <table:table-cell table:formula="of:=LOG([.B1317];10)" office:value-type="float" office:value="-9.19173769825748" calcext:value-type="float">
            <text:p>-9.191737698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00000000802248" calcext:value-type="float">
            <text:p>8.02248E-10</text:p>
          </table:table-cell>
          <table:table-cell table:formula="of:=LOG([.B1318];10)" office:value-type="float" office:value="-9.09569135692494" calcext:value-type="float">
            <text:p>-9.095691356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00000000547402" calcext:value-type="float">
            <text:p>5.47402E-10</text:p>
          </table:table-cell>
          <table:table-cell table:formula="of:=LOG([.B1319];10)" office:value-type="float" office:value="-9.26169362017511" calcext:value-type="float">
            <text:p>-9.261693620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000000826118" calcext:value-type="float">
            <text:p>8.26118E-10</text:p>
          </table:table-cell>
          <table:table-cell table:formula="of:=LOG([.B1320];10)" office:value-type="float" office:value="-9.08295791504193" calcext:value-type="float">
            <text:p>-9.08295791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00000000549644" calcext:value-type="float">
            <text:p>5.49644E-10</text:p>
          </table:table-cell>
          <table:table-cell table:formula="of:=LOG([.B1321];10)" office:value-type="float" office:value="-9.25991850849521" calcext:value-type="float">
            <text:p>-9.259918508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00000000645029" calcext:value-type="float">
            <text:p>6.45029E-10</text:p>
          </table:table-cell>
          <table:table-cell table:formula="of:=LOG([.B1322];10)" office:value-type="float" office:value="-9.19042075938512" calcext:value-type="float">
            <text:p>-9.190420759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00000000626357" calcext:value-type="float">
            <text:p>6.26357E-10</text:p>
          </table:table-cell>
          <table:table-cell table:formula="of:=LOG([.B1323];10)" office:value-type="float" office:value="-9.20317806465338" calcext:value-type="float">
            <text:p>-9.203178064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0000000064959" calcext:value-type="float">
            <text:p>6.4959E-10</text:p>
          </table:table-cell>
          <table:table-cell table:formula="of:=LOG([.B1324];10)" office:value-type="float" office:value="-9.1873606693861" calcext:value-type="float">
            <text:p>-9.187360669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00000000659566" calcext:value-type="float">
            <text:p>6.59566E-10</text:p>
          </table:table-cell>
          <table:table-cell table:formula="of:=LOG([.B1325];10)" office:value-type="float" office:value="-9.180741739918" calcext:value-type="float">
            <text:p>-9.180741739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00000000578424" calcext:value-type="float">
            <text:p>5.78424E-10</text:p>
          </table:table-cell>
          <table:table-cell table:formula="of:=LOG([.B1326];10)" office:value-type="float" office:value="-9.23775369556946" calcext:value-type="float">
            <text:p>-9.237753695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00000000815584" calcext:value-type="float">
            <text:p>8.15584E-10</text:p>
          </table:table-cell>
          <table:table-cell table:formula="of:=LOG([.B1327];10)" office:value-type="float" office:value="-9.08853130273189" calcext:value-type="float">
            <text:p>-9.088531302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00000000571781" calcext:value-type="float">
            <text:p>5.71781E-10</text:p>
          </table:table-cell>
          <table:table-cell table:formula="of:=LOG([.B1328];10)" office:value-type="float" office:value="-9.24277028012922" calcext:value-type="float">
            <text:p>-9.242770280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0000000057345" calcext:value-type="float">
            <text:p>5.7345E-10</text:p>
          </table:table-cell>
          <table:table-cell table:formula="of:=LOG([.B1329];10)" office:value-type="float" office:value="-9.24150444292529" calcext:value-type="float">
            <text:p>-9.241504442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000000967791" calcext:value-type="float">
            <text:p>0.000000001</text:p>
          </table:table-cell>
          <table:table-cell table:formula="of:=LOG([.B1330];10)" office:value-type="float" office:value="-9.01421842094253" calcext:value-type="float">
            <text:p>-9.014218420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00000000570987" calcext:value-type="float">
            <text:p>5.70987E-10</text:p>
          </table:table-cell>
          <table:table-cell table:formula="of:=LOG([.B1331];10)" office:value-type="float" office:value="-9.24337377948188" calcext:value-type="float">
            <text:p>-9.243373779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00000000677947" calcext:value-type="float">
            <text:p>6.77947E-10</text:p>
          </table:table-cell>
          <table:table-cell table:formula="of:=LOG([.B1332];10)" office:value-type="float" office:value="-9.16880425673359" calcext:value-type="float">
            <text:p>-9.168804256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00000000600549" calcext:value-type="float">
            <text:p>6.00549E-10</text:p>
          </table:table-cell>
          <table:table-cell table:formula="of:=LOG([.B1333];10)" office:value-type="float" office:value="-9.22145155185569" calcext:value-type="float">
            <text:p>-9.221451551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0000000062435" calcext:value-type="float">
            <text:p>6.2435E-10</text:p>
          </table:table-cell>
          <table:table-cell table:formula="of:=LOG([.B1334];10)" office:value-type="float" office:value="-9.20457188394653" calcext:value-type="float">
            <text:p>-9.204571883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00000000712616" calcext:value-type="float">
            <text:p>7.12616E-10</text:p>
          </table:table-cell>
          <table:table-cell table:formula="of:=LOG([.B1335];10)" office:value-type="float" office:value="-9.14714443088522" calcext:value-type="float">
            <text:p>-9.147144430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00000000568962" calcext:value-type="float">
            <text:p>5.68962E-10</text:p>
          </table:table-cell>
          <table:table-cell table:formula="of:=LOG([.B1336];10)" office:value-type="float" office:value="-9.24491673842287" calcext:value-type="float">
            <text:p>-9.244916738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00000000758359" calcext:value-type="float">
            <text:p>7.58359E-10</text:p>
          </table:table-cell>
          <table:table-cell table:formula="of:=LOG([.B1337];10)" office:value-type="float" office:value="-9.12012515477743" calcext:value-type="float">
            <text:p>-9.120125154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00000000615362" calcext:value-type="float">
            <text:p>6.15362E-10</text:p>
          </table:table-cell>
          <table:table-cell table:formula="of:=LOG([.B1338];10)" office:value-type="float" office:value="-9.21086932593038" calcext:value-type="float">
            <text:p>-9.210869325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00000000782487" calcext:value-type="float">
            <text:p>7.82487E-10</text:p>
          </table:table-cell>
          <table:table-cell table:formula="of:=LOG([.B1339];10)" office:value-type="float" office:value="-9.10652286895744" calcext:value-type="float">
            <text:p>-9.10652286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000000800529" calcext:value-type="float">
            <text:p>8.00529E-10</text:p>
          </table:table-cell>
          <table:table-cell table:formula="of:=LOG([.B1340];10)" office:value-type="float" office:value="-9.09662293068803" calcext:value-type="float">
            <text:p>-9.096622930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00000000634179" calcext:value-type="float">
            <text:p>6.34179E-10</text:p>
          </table:table-cell>
          <table:table-cell table:formula="of:=LOG([.B1341];10)" office:value-type="float" office:value="-9.19778814315901" calcext:value-type="float">
            <text:p>-9.197788143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00000000674731" calcext:value-type="float">
            <text:p>6.74731E-10</text:p>
          </table:table-cell>
          <table:table-cell table:formula="of:=LOG([.B1342];10)" office:value-type="float" office:value="-9.17086933605834" calcext:value-type="float">
            <text:p>-9.170869336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00000000824189" calcext:value-type="float">
            <text:p>8.24189E-10</text:p>
          </table:table-cell>
          <table:table-cell table:formula="of:=LOG([.B1343];10)" office:value-type="float" office:value="-9.08397318606377" calcext:value-type="float">
            <text:p>-9.083973186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00000000649351" calcext:value-type="float">
            <text:p>6.49351E-10</text:p>
          </table:table-cell>
          <table:table-cell table:formula="of:=LOG([.B1344];10)" office:value-type="float" office:value="-9.18752048631751" calcext:value-type="float">
            <text:p>-9.187520486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00000000846751" calcext:value-type="float">
            <text:p>8.46751E-10</text:p>
          </table:table-cell>
          <table:table-cell table:formula="of:=LOG([.B1345];10)" office:value-type="float" office:value="-9.07224428178788" calcext:value-type="float">
            <text:p>-9.072244281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00000000602024" calcext:value-type="float">
            <text:p>6.02024E-10</text:p>
          </table:table-cell>
          <table:table-cell table:formula="of:=LOG([.B1346];10)" office:value-type="float" office:value="-9.22038619502157" calcext:value-type="float">
            <text:p>-9.22038619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00000000683646" calcext:value-type="float">
            <text:p>6.83646E-10</text:p>
          </table:table-cell>
          <table:table-cell table:formula="of:=LOG([.B1347];10)" office:value-type="float" office:value="-9.16516872290559" calcext:value-type="float">
            <text:p>-9.165168722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00000000672192" calcext:value-type="float">
            <text:p>6.72192E-10</text:p>
          </table:table-cell>
          <table:table-cell table:formula="of:=LOG([.B1348];10)" office:value-type="float" office:value="-9.17250666053142" calcext:value-type="float">
            <text:p>-9.172506660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00000000741095" calcext:value-type="float">
            <text:p>7.41095E-10</text:p>
          </table:table-cell>
          <table:table-cell table:formula="of:=LOG([.B1349];10)" office:value-type="float" office:value="-9.13012611680979" calcext:value-type="float">
            <text:p>-9.130126116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625483" calcext:value-type="float">
            <text:p>6.25483E-10</text:p>
          </table:table-cell>
          <table:table-cell table:formula="of:=LOG([.B1350];10)" office:value-type="float" office:value="-9.20378448949818" calcext:value-type="float">
            <text:p>-9.203784489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0000000056248" calcext:value-type="float">
            <text:p>5.6248E-10</text:p>
          </table:table-cell>
          <table:table-cell table:formula="of:=LOG([.B1351];10)" office:value-type="float" office:value="-9.2498929150727" calcext:value-type="float">
            <text:p>-9.249892915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00000000616769" calcext:value-type="float">
            <text:p>6.16769E-10</text:p>
          </table:table-cell>
          <table:table-cell table:formula="of:=LOG([.B1352];10)" office:value-type="float" office:value="-9.20987746288718" calcext:value-type="float">
            <text:p>-9.209877462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00000000756109" calcext:value-type="float">
            <text:p>7.56109E-10</text:p>
          </table:table-cell>
          <table:table-cell table:formula="of:=LOG([.B1353];10)" office:value-type="float" office:value="-9.12141559247994" calcext:value-type="float">
            <text:p>-9.121415592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00000000635161" calcext:value-type="float">
            <text:p>6.35161E-10</text:p>
          </table:table-cell>
          <table:table-cell table:formula="of:=LOG([.B1354];10)" office:value-type="float" office:value="-9.19711617620561" calcext:value-type="float">
            <text:p>-9.197116176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00000000623663" calcext:value-type="float">
            <text:p>6.23663E-10</text:p>
          </table:table-cell>
          <table:table-cell table:formula="of:=LOG([.B1355];10)" office:value-type="float" office:value="-9.20505002053518" calcext:value-type="float">
            <text:p>-9.205050020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000000009261" calcext:value-type="float">
            <text:p>9.261E-10</text:p>
          </table:table-cell>
          <table:table-cell table:formula="of:=LOG([.B1356];10)" office:value-type="float" office:value="-9.03334211579824" calcext:value-type="float">
            <text:p>-9.033342115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0000000071283" calcext:value-type="float">
            <text:p>7.1283E-10</text:p>
          </table:table-cell>
          <table:table-cell table:formula="of:=LOG([.B1357];10)" office:value-type="float" office:value="-9.14701403096853" calcext:value-type="float">
            <text:p>-9.14701403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00000000744835" calcext:value-type="float">
            <text:p>7.44835E-10</text:p>
          </table:table-cell>
          <table:table-cell table:formula="of:=LOG([.B1358];10)" office:value-type="float" office:value="-9.12793992393095" calcext:value-type="float">
            <text:p>-9.127939923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00000000660753" calcext:value-type="float">
            <text:p>6.60753E-10</text:p>
          </table:table-cell>
          <table:table-cell table:formula="of:=LOG([.B1359];10)" office:value-type="float" office:value="-9.17996085637561" calcext:value-type="float">
            <text:p>-9.179960856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000000610456" calcext:value-type="float">
            <text:p>6.10456E-10</text:p>
          </table:table-cell>
          <table:table-cell table:formula="of:=LOG([.B1360];10)" office:value-type="float" office:value="-9.2143456333503" calcext:value-type="float">
            <text:p>-9.214345633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00000000764774" calcext:value-type="float">
            <text:p>7.64774E-10</text:p>
          </table:table-cell>
          <table:table-cell table:formula="of:=LOG([.B1361];10)" office:value-type="float" office:value="-9.11646688517818" calcext:value-type="float">
            <text:p>-9.116466885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00000000610359" calcext:value-type="float">
            <text:p>6.10359E-10</text:p>
          </table:table-cell>
          <table:table-cell table:formula="of:=LOG([.B1362];10)" office:value-type="float" office:value="-9.21441464718914" calcext:value-type="float">
            <text:p>-9.214414647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00000000601882" calcext:value-type="float">
            <text:p>6.01882E-10</text:p>
          </table:table-cell>
          <table:table-cell table:formula="of:=LOG([.B1363];10)" office:value-type="float" office:value="-9.22048864457613" calcext:value-type="float">
            <text:p>-9.220488644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00000000660875" calcext:value-type="float">
            <text:p>6.60875E-10</text:p>
          </table:table-cell>
          <table:table-cell table:formula="of:=LOG([.B1364];10)" office:value-type="float" office:value="-9.17988067658683" calcext:value-type="float">
            <text:p>-9.179880676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00000000925368" calcext:value-type="float">
            <text:p>9.25368E-10</text:p>
          </table:table-cell>
          <table:table-cell table:formula="of:=LOG([.B1365];10)" office:value-type="float" office:value="-9.03368552284316" calcext:value-type="float">
            <text:p>-9.033685522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00000000677325" calcext:value-type="float">
            <text:p>6.77325E-10</text:p>
          </table:table-cell>
          <table:table-cell table:formula="of:=LOG([.B1366];10)" office:value-type="float" office:value="-9.16920289433063" calcext:value-type="float">
            <text:p>-9.169202894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00000000689937" calcext:value-type="float">
            <text:p>6.89937E-10</text:p>
          </table:table-cell>
          <table:table-cell table:formula="of:=LOG([.B1367];10)" office:value-type="float" office:value="-9.16119056404753" calcext:value-type="float">
            <text:p>-9.16119056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00000000612014" calcext:value-type="float">
            <text:p>6.12014E-10</text:p>
          </table:table-cell>
          <table:table-cell table:formula="of:=LOG([.B1368];10)" office:value-type="float" office:value="-9.21323864312698" calcext:value-type="float">
            <text:p>-9.213238643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00000000722499" calcext:value-type="float">
            <text:p>7.22499E-10</text:p>
          </table:table-cell>
          <table:table-cell table:formula="of:=LOG([.B1369];10)" office:value-type="float" office:value="-9.14116274967146" calcext:value-type="float">
            <text:p>-9.141162749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000000797385" calcext:value-type="float">
            <text:p>7.97385E-10</text:p>
          </table:table-cell>
          <table:table-cell table:formula="of:=LOG([.B1370];10)" office:value-type="float" office:value="-9.09833193832311" calcext:value-type="float">
            <text:p>-9.098331938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00000000620779" calcext:value-type="float">
            <text:p>6.20779E-10</text:p>
          </table:table-cell>
          <table:table-cell table:formula="of:=LOG([.B1371];10)" office:value-type="float" office:value="-9.20706298301659" calcext:value-type="float">
            <text:p>-9.20706298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00000000703009" calcext:value-type="float">
            <text:p>7.03009E-10</text:p>
          </table:table-cell>
          <table:table-cell table:formula="of:=LOG([.B1372];10)" office:value-type="float" office:value="-9.15303911505796" calcext:value-type="float">
            <text:p>-9.153039115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00000000619827" calcext:value-type="float">
            <text:p>6.19827E-10</text:p>
          </table:table-cell>
          <table:table-cell table:formula="of:=LOG([.B1373];10)" office:value-type="float" office:value="-9.20772950958171" calcext:value-type="float">
            <text:p>-9.207729509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00000000627567" calcext:value-type="float">
            <text:p>6.27567E-10</text:p>
          </table:table-cell>
          <table:table-cell table:formula="of:=LOG([.B1374];10)" office:value-type="float" office:value="-9.2023399014374" calcext:value-type="float">
            <text:p>-9.202339901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00000000915611" calcext:value-type="float">
            <text:p>9.15611E-10</text:p>
          </table:table-cell>
          <table:table-cell table:formula="of:=LOG([.B1375];10)" office:value-type="float" office:value="-9.03828899842366" calcext:value-type="float">
            <text:p>-9.038288998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00000000643232" calcext:value-type="float">
            <text:p>6.43232E-10</text:p>
          </table:table-cell>
          <table:table-cell table:formula="of:=LOG([.B1376];10)" office:value-type="float" office:value="-9.19163235810643" calcext:value-type="float">
            <text:p>-9.191632358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00000000691578" calcext:value-type="float">
            <text:p>6.91578E-10</text:p>
          </table:table-cell>
          <table:table-cell table:formula="of:=LOG([.B1377];10)" office:value-type="float" office:value="-9.16015883065342" calcext:value-type="float">
            <text:p>-9.160158830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00000000809603" calcext:value-type="float">
            <text:p>8.09603E-10</text:p>
          </table:table-cell>
          <table:table-cell table:formula="of:=LOG([.B1378];10)" office:value-type="float" office:value="-9.09172789121446" calcext:value-type="float">
            <text:p>-9.091727891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00000000677003" calcext:value-type="float">
            <text:p>6.77003E-10</text:p>
          </table:table-cell>
          <table:table-cell table:formula="of:=LOG([.B1379];10)" office:value-type="float" office:value="-9.16940940682363" calcext:value-type="float">
            <text:p>-9.169409406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000000617324" calcext:value-type="float">
            <text:p>6.17324E-10</text:p>
          </table:table-cell>
          <table:table-cell table:formula="of:=LOG([.B1380];10)" office:value-type="float" office:value="-9.20948683843067" calcext:value-type="float">
            <text:p>-9.209486838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00000000871574" calcext:value-type="float">
            <text:p>8.71574E-10</text:p>
          </table:table-cell>
          <table:table-cell table:formula="of:=LOG([.B1381];10)" office:value-type="float" office:value="-9.05969573370911" calcext:value-type="float">
            <text:p>-9.059695733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00000000628078" calcext:value-type="float">
            <text:p>6.28078E-10</text:p>
          </table:table-cell>
          <table:table-cell table:formula="of:=LOG([.B1382];10)" office:value-type="float" office:value="-9.20198641857799" calcext:value-type="float">
            <text:p>-9.201986418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00000000703834" calcext:value-type="float">
            <text:p>7.03834E-10</text:p>
          </table:table-cell>
          <table:table-cell table:formula="of:=LOG([.B1383];10)" office:value-type="float" office:value="-9.15252975759783" calcext:value-type="float">
            <text:p>-9.152529757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00000000724955" calcext:value-type="float">
            <text:p>7.24955E-10</text:p>
          </table:table-cell>
          <table:table-cell table:formula="of:=LOG([.B1384];10)" office:value-type="float" office:value="-9.13968895047483" calcext:value-type="float">
            <text:p>-9.139688950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00000000612242" calcext:value-type="float">
            <text:p>6.12242E-10</text:p>
          </table:table-cell>
          <table:table-cell table:formula="of:=LOG([.B1385];10)" office:value-type="float" office:value="-9.21307688097426" calcext:value-type="float">
            <text:p>-9.21307688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00000000690314" calcext:value-type="float">
            <text:p>6.90314E-10</text:p>
          </table:table-cell>
          <table:table-cell table:formula="of:=LOG([.B1386];10)" office:value-type="float" office:value="-9.16095331875845" calcext:value-type="float">
            <text:p>-9.160953318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00000000682537" calcext:value-type="float">
            <text:p>6.82537E-10</text:p>
          </table:table-cell>
          <table:table-cell table:formula="of:=LOG([.B1387];10)" office:value-type="float" office:value="-9.16587380075566" calcext:value-type="float">
            <text:p>-9.165873800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00000000599781" calcext:value-type="float">
            <text:p>5.99781E-10</text:p>
          </table:table-cell>
          <table:table-cell table:formula="of:=LOG([.B1388];10)" office:value-type="float" office:value="-9.22200729603873" calcext:value-type="float">
            <text:p>-9.22200729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00000000712191" calcext:value-type="float">
            <text:p>7.12191E-10</text:p>
          </table:table-cell>
          <table:table-cell table:formula="of:=LOG([.B1389];10)" office:value-type="float" office:value="-9.14740351883227" calcext:value-type="float">
            <text:p>-9.147403518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00000058697" calcext:value-type="float">
            <text:p>5.8697E-10</text:p>
          </table:table-cell>
          <table:table-cell table:formula="of:=LOG([.B1390];10)" office:value-type="float" office:value="-9.23138409494898" calcext:value-type="float">
            <text:p>-9.231384094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00000000695099" calcext:value-type="float">
            <text:p>6.95099E-10</text:p>
          </table:table-cell>
          <table:table-cell table:formula="of:=LOG([.B1391];10)" office:value-type="float" office:value="-9.15795333628506" calcext:value-type="float">
            <text:p>-9.157953336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00000000726097" calcext:value-type="float">
            <text:p>7.26097E-10</text:p>
          </table:table-cell>
          <table:table-cell table:formula="of:=LOG([.B1392];10)" office:value-type="float" office:value="-9.13900535760465" calcext:value-type="float">
            <text:p>-9.139005357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00000000731248" calcext:value-type="float">
            <text:p>7.31248E-10</text:p>
          </table:table-cell>
          <table:table-cell table:formula="of:=LOG([.B1393];10)" office:value-type="float" office:value="-9.13593530872535" calcext:value-type="float">
            <text:p>-9.135935308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0000000064327" calcext:value-type="float">
            <text:p>6.4327E-10</text:p>
          </table:table-cell>
          <table:table-cell table:formula="of:=LOG([.B1394];10)" office:value-type="float" office:value="-9.19160670219556" calcext:value-type="float">
            <text:p>-9.191606702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00000000795698" calcext:value-type="float">
            <text:p>7.95698E-10</text:p>
          </table:table-cell>
          <table:table-cell table:formula="of:=LOG([.B1395];10)" office:value-type="float" office:value="-9.09925173354387" calcext:value-type="float">
            <text:p>-9.099251733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00000000740438" calcext:value-type="float">
            <text:p>7.40438E-10</text:p>
          </table:table-cell>
          <table:table-cell table:formula="of:=LOG([.B1396];10)" office:value-type="float" office:value="-9.13051130093098" calcext:value-type="float">
            <text:p>-9.130511300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00000000857483" calcext:value-type="float">
            <text:p>8.57483E-10</text:p>
          </table:table-cell>
          <table:table-cell table:formula="of:=LOG([.B1397];10)" office:value-type="float" office:value="-9.0667744812903" calcext:value-type="float">
            <text:p>-9.066774481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00000000609782" calcext:value-type="float">
            <text:p>6.09782E-10</text:p>
          </table:table-cell>
          <table:table-cell table:formula="of:=LOG([.B1398];10)" office:value-type="float" office:value="-9.21482539960995" calcext:value-type="float">
            <text:p>-9.214825399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0000000097133" calcext:value-type="float">
            <text:p>0.000000001</text:p>
          </table:table-cell>
          <table:table-cell table:formula="of:=LOG([.B1399];10)" office:value-type="float" office:value="-9.01263319766053" calcext:value-type="float">
            <text:p>-9.012633197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651448" calcext:value-type="float">
            <text:p>6.51448E-10</text:p>
          </table:table-cell>
          <table:table-cell table:formula="of:=LOG([.B1400];10)" office:value-type="float" office:value="-9.18612024490053" calcext:value-type="float">
            <text:p>-9.186120244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00000000776456" calcext:value-type="float">
            <text:p>7.76456E-10</text:p>
          </table:table-cell>
          <table:table-cell table:formula="of:=LOG([.B1401];10)" office:value-type="float" office:value="-9.10988314972116" calcext:value-type="float">
            <text:p>-9.109883149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00000000739538" calcext:value-type="float">
            <text:p>7.39538E-10</text:p>
          </table:table-cell>
          <table:table-cell table:formula="of:=LOG([.B1402];10)" office:value-type="float" office:value="-9.13103950555308" calcext:value-type="float">
            <text:p>-9.131039505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00000000789398" calcext:value-type="float">
            <text:p>7.89398E-10</text:p>
          </table:table-cell>
          <table:table-cell table:formula="of:=LOG([.B1403];10)" office:value-type="float" office:value="-9.10270397825728" calcext:value-type="float">
            <text:p>-9.102703978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00000000654425" calcext:value-type="float">
            <text:p>6.54425E-10</text:p>
          </table:table-cell>
          <table:table-cell table:formula="of:=LOG([.B1404];10)" office:value-type="float" office:value="-9.18414011833022" calcext:value-type="float">
            <text:p>-9.184140118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0000000069924" calcext:value-type="float">
            <text:p>6.9924E-10</text:p>
          </table:table-cell>
          <table:table-cell table:formula="of:=LOG([.B1405];10)" office:value-type="float" office:value="-9.15537373586222" calcext:value-type="float">
            <text:p>-9.155373735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00000000615915" calcext:value-type="float">
            <text:p>6.15915E-10</text:p>
          </table:table-cell>
          <table:table-cell table:formula="of:=LOG([.B1406];10)" office:value-type="float" office:value="-9.21047921896884" calcext:value-type="float">
            <text:p>-9.21047921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0000000086194" calcext:value-type="float">
            <text:p>8.6194E-10</text:p>
          </table:table-cell>
          <table:table-cell table:formula="of:=LOG([.B1407];10)" office:value-type="float" office:value="-9.06452296454168" calcext:value-type="float">
            <text:p>-9.064522964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00000000701442" calcext:value-type="float">
            <text:p>7.01442E-10</text:p>
          </table:table-cell>
          <table:table-cell table:formula="of:=LOG([.B1408];10)" office:value-type="float" office:value="-9.1540082335755" calcext:value-type="float">
            <text:p>-9.154008233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00000000757801" calcext:value-type="float">
            <text:p>7.57801E-10</text:p>
          </table:table-cell>
          <table:table-cell table:formula="of:=LOG([.B1409];10)" office:value-type="float" office:value="-9.12044482596233" calcext:value-type="float">
            <text:p>-9.12044482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000000665414" calcext:value-type="float">
            <text:p>6.65414E-10</text:p>
          </table:table-cell>
          <table:table-cell table:formula="of:=LOG([.B1410];10)" office:value-type="float" office:value="-9.17690806601786" calcext:value-type="float">
            <text:p>-9.17690806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00000000765806" calcext:value-type="float">
            <text:p>7.65806E-10</text:p>
          </table:table-cell>
          <table:table-cell table:formula="of:=LOG([.B1411];10)" office:value-type="float" office:value="-9.11588123532878" calcext:value-type="float">
            <text:p>-9.115881235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00000000898227" calcext:value-type="float">
            <text:p>8.98227E-10</text:p>
          </table:table-cell>
          <table:table-cell table:formula="of:=LOG([.B1412];10)" office:value-type="float" office:value="-9.04661389452517" calcext:value-type="float">
            <text:p>-9.046613894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00000000689462" calcext:value-type="float">
            <text:p>6.89462E-10</text:p>
          </table:table-cell>
          <table:table-cell table:formula="of:=LOG([.B1413];10)" office:value-type="float" office:value="-9.16148966515904" calcext:value-type="float">
            <text:p>-9.161489665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00000000693353" calcext:value-type="float">
            <text:p>6.93353E-10</text:p>
          </table:table-cell>
          <table:table-cell table:formula="of:=LOG([.B1414];10)" office:value-type="float" office:value="-9.1590456010016" calcext:value-type="float">
            <text:p>-9.15904560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00000000867096" calcext:value-type="float">
            <text:p>8.67096E-10</text:p>
          </table:table-cell>
          <table:table-cell table:formula="of:=LOG([.B1415];10)" office:value-type="float" office:value="-9.06193281721559" calcext:value-type="float">
            <text:p>-9.061932817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00000000676748" calcext:value-type="float">
            <text:p>6.76748E-10</text:p>
          </table:table-cell>
          <table:table-cell table:formula="of:=LOG([.B1416];10)" office:value-type="float" office:value="-9.1695730190303" calcext:value-type="float">
            <text:p>-9.16957301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00000000670568" calcext:value-type="float">
            <text:p>6.70568E-10</text:p>
          </table:table-cell>
          <table:table-cell table:formula="of:=LOG([.B1417];10)" office:value-type="float" office:value="-9.173557175266" calcext:value-type="float">
            <text:p>-9.173557175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00000000770111" calcext:value-type="float">
            <text:p>7.70111E-10</text:p>
          </table:table-cell>
          <table:table-cell table:formula="of:=LOG([.B1418];10)" office:value-type="float" office:value="-9.11344667325195" calcext:value-type="float">
            <text:p>-9.113446673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00000000774771" calcext:value-type="float">
            <text:p>7.74771E-10</text:p>
          </table:table-cell>
          <table:table-cell table:formula="of:=LOG([.B1419];10)" office:value-type="float" office:value="-9.11082664347136" calcext:value-type="float">
            <text:p>-9.110826643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000000615418" calcext:value-type="float">
            <text:p>6.15418E-10</text:p>
          </table:table-cell>
          <table:table-cell table:formula="of:=LOG([.B1420];10)" office:value-type="float" office:value="-9.21082980547831" calcext:value-type="float">
            <text:p>-9.210829805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00000000948451" calcext:value-type="float">
            <text:p>9.48451E-10</text:p>
          </table:table-cell>
          <table:table-cell table:formula="of:=LOG([.B1421];10)" office:value-type="float" office:value="-9.02298510123216" calcext:value-type="float">
            <text:p>-9.022985101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00000000759909" calcext:value-type="float">
            <text:p>7.59909E-10</text:p>
          </table:table-cell>
          <table:table-cell table:formula="of:=LOG([.B1422];10)" office:value-type="float" office:value="-9.11923841188249" calcext:value-type="float">
            <text:p>-9.119238411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00000000617869" calcext:value-type="float">
            <text:p>6.17869E-10</text:p>
          </table:table-cell>
          <table:table-cell table:formula="of:=LOG([.B1423];10)" office:value-type="float" office:value="-9.20910359385594" calcext:value-type="float">
            <text:p>-9.209103593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00000000632871" calcext:value-type="float">
            <text:p>6.32871E-10</text:p>
          </table:table-cell>
          <table:table-cell table:formula="of:=LOG([.B1424];10)" office:value-type="float" office:value="-9.19868480451273" calcext:value-type="float">
            <text:p>-9.198684804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00000000778992" calcext:value-type="float">
            <text:p>7.78992E-10</text:p>
          </table:table-cell>
          <table:table-cell table:formula="of:=LOG([.B1425];10)" office:value-type="float" office:value="-9.10846700237069" calcext:value-type="float">
            <text:p>-9.108467002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00000000618551" calcext:value-type="float">
            <text:p>6.18551E-10</text:p>
          </table:table-cell>
          <table:table-cell table:formula="of:=LOG([.B1426];10)" office:value-type="float" office:value="-9.20862448664852" calcext:value-type="float">
            <text:p>-9.208624486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00000000739822" calcext:value-type="float">
            <text:p>7.39822E-10</text:p>
          </table:table-cell>
          <table:table-cell table:formula="of:=LOG([.B1427];10)" office:value-type="float" office:value="-9.13087275826455" calcext:value-type="float">
            <text:p>-9.130872758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00000000746607" calcext:value-type="float">
            <text:p>7.46607E-10</text:p>
          </table:table-cell>
          <table:table-cell table:formula="of:=LOG([.B1428];10)" office:value-type="float" office:value="-9.12690794255447" calcext:value-type="float">
            <text:p>-9.126907942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00000000639983" calcext:value-type="float">
            <text:p>6.39983E-10</text:p>
          </table:table-cell>
          <table:table-cell table:formula="of:=LOG([.B1429];10)" office:value-type="float" office:value="-9.1938315621165" calcext:value-type="float">
            <text:p>-9.193831562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00000070931" calcext:value-type="float">
            <text:p>7.0931E-10</text:p>
          </table:table-cell>
          <table:table-cell table:formula="of:=LOG([.B1430];10)" office:value-type="float" office:value="-9.14916391733432" calcext:value-type="float">
            <text:p>-9.149163917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00000000734665" calcext:value-type="float">
            <text:p>7.34665E-10</text:p>
          </table:table-cell>
          <table:table-cell table:formula="of:=LOG([.B1431];10)" office:value-type="float" office:value="-9.1339106497826" calcext:value-type="float">
            <text:p>-9.133910649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000000007474" calcext:value-type="float">
            <text:p>7.474E-10</text:p>
          </table:table-cell>
          <table:table-cell table:formula="of:=LOG([.B1432];10)" office:value-type="float" office:value="-9.12644690648638" calcext:value-type="float">
            <text:p>-9.126446906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00000000697922" calcext:value-type="float">
            <text:p>6.97922E-10</text:p>
          </table:table-cell>
          <table:table-cell table:formula="of:=LOG([.B1433];10)" office:value-type="float" office:value="-9.15619311156374" calcext:value-type="float">
            <text:p>-9.156193111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00000000641604" calcext:value-type="float">
            <text:p>6.41604E-10</text:p>
          </table:table-cell>
          <table:table-cell table:formula="of:=LOG([.B1434];10)" office:value-type="float" office:value="-9.19273293716075" calcext:value-type="float">
            <text:p>-9.192732937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00000000883952" calcext:value-type="float">
            <text:p>8.83952E-10</text:p>
          </table:table-cell>
          <table:table-cell table:formula="of:=LOG([.B1435];10)" office:value-type="float" office:value="-9.053571317228" calcext:value-type="float">
            <text:p>-9.053571317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00000000614268" calcext:value-type="float">
            <text:p>6.14268E-10</text:p>
          </table:table-cell>
          <table:table-cell table:formula="of:=LOG([.B1436];10)" office:value-type="float" office:value="-9.21164210845612" calcext:value-type="float">
            <text:p>-9.211642108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00000000727639" calcext:value-type="float">
            <text:p>7.27639E-10</text:p>
          </table:table-cell>
          <table:table-cell table:formula="of:=LOG([.B1437];10)" office:value-type="float" office:value="-9.13808403166617" calcext:value-type="float">
            <text:p>-9.138084031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00000000772557" calcext:value-type="float">
            <text:p>7.72557E-10</text:p>
          </table:table-cell>
          <table:table-cell table:formula="of:=LOG([.B1438];10)" office:value-type="float" office:value="-9.11206946805558" calcext:value-type="float">
            <text:p>-9.112069468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00000000802186" calcext:value-type="float">
            <text:p>8.02186E-10</text:p>
          </table:table-cell>
          <table:table-cell table:formula="of:=LOG([.B1439];10)" office:value-type="float" office:value="-9.09572492173084" calcext:value-type="float">
            <text:p>-9.095724921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000000741829" calcext:value-type="float">
            <text:p>7.41829E-10</text:p>
          </table:table-cell>
          <table:table-cell table:formula="of:=LOG([.B1440];10)" office:value-type="float" office:value="-9.12969619298935" calcext:value-type="float">
            <text:p>-9.12969619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00000000717956" calcext:value-type="float">
            <text:p>7.17956E-10</text:p>
          </table:table-cell>
          <table:table-cell table:formula="of:=LOG([.B1441];10)" office:value-type="float" office:value="-9.14390217071973" calcext:value-type="float">
            <text:p>-9.143902170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00000000670644" calcext:value-type="float">
            <text:p>6.70644E-10</text:p>
          </table:table-cell>
          <table:table-cell table:formula="of:=LOG([.B1442];10)" office:value-type="float" office:value="-9.17350795652853" calcext:value-type="float">
            <text:p>-9.173507956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00000000665107" calcext:value-type="float">
            <text:p>6.65107E-10</text:p>
          </table:table-cell>
          <table:table-cell table:formula="of:=LOG([.B1443];10)" office:value-type="float" office:value="-9.17710848135638" calcext:value-type="float">
            <text:p>-9.177108481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00000000675855" calcext:value-type="float">
            <text:p>6.75855E-10</text:p>
          </table:table-cell>
          <table:table-cell table:formula="of:=LOG([.B1444];10)" office:value-type="float" office:value="-9.17014646893199" calcext:value-type="float">
            <text:p>-9.170146468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00000000824743" calcext:value-type="float">
            <text:p>8.24743E-10</text:p>
          </table:table-cell>
          <table:table-cell table:formula="of:=LOG([.B1445];10)" office:value-type="float" office:value="-9.08368136183812" calcext:value-type="float">
            <text:p>-9.083681361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00000000628351" calcext:value-type="float">
            <text:p>6.28351E-10</text:p>
          </table:table-cell>
          <table:table-cell table:formula="of:=LOG([.B1446];10)" office:value-type="float" office:value="-9.20179768941713" calcext:value-type="float">
            <text:p>-9.201797689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00000000650716" calcext:value-type="float">
            <text:p>6.50716E-10</text:p>
          </table:table-cell>
          <table:table-cell table:formula="of:=LOG([.B1447];10)" office:value-type="float" office:value="-9.186608514572" calcext:value-type="float">
            <text:p>-9.186608514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00000000696967" calcext:value-type="float">
            <text:p>6.96967E-10</text:p>
          </table:table-cell>
          <table:table-cell table:formula="of:=LOG([.B1448];10)" office:value-type="float" office:value="-9.15678778439437" calcext:value-type="float">
            <text:p>-9.156787784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00000000631767" calcext:value-type="float">
            <text:p>6.31767E-10</text:p>
          </table:table-cell>
          <table:table-cell table:formula="of:=LOG([.B1449];10)" office:value-type="float" office:value="-9.1994430629706" calcext:value-type="float">
            <text:p>-9.19944306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636795" calcext:value-type="float">
            <text:p>6.36795E-10</text:p>
          </table:table-cell>
          <table:table-cell table:formula="of:=LOG([.B1450];10)" office:value-type="float" office:value="-9.19600035525929" calcext:value-type="float">
            <text:p>-9.196000355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00000000919423" calcext:value-type="float">
            <text:p>9.19423E-10</text:p>
          </table:table-cell>
          <table:table-cell table:formula="of:=LOG([.B1451];10)" office:value-type="float" office:value="-9.03648463627405" calcext:value-type="float">
            <text:p>-9.036484636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00000000745675" calcext:value-type="float">
            <text:p>7.45675E-10</text:p>
          </table:table-cell>
          <table:table-cell table:formula="of:=LOG([.B1452];10)" office:value-type="float" office:value="-9.12745041711325" calcext:value-type="float">
            <text:p>-9.127450417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00000000660317" calcext:value-type="float">
            <text:p>6.60317E-10</text:p>
          </table:table-cell>
          <table:table-cell table:formula="of:=LOG([.B1453];10)" office:value-type="float" office:value="-9.18024752158031" calcext:value-type="float">
            <text:p>-9.180247521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00000000660006" calcext:value-type="float">
            <text:p>6.60006E-10</text:p>
          </table:table-cell>
          <table:table-cell table:formula="of:=LOG([.B1454];10)" office:value-type="float" office:value="-9.18045211634442" calcext:value-type="float">
            <text:p>-9.180452116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00000000705504" calcext:value-type="float">
            <text:p>7.05504E-10</text:p>
          </table:table-cell>
          <table:table-cell table:formula="of:=LOG([.B1455];10)" office:value-type="float" office:value="-9.15150051958078" calcext:value-type="float">
            <text:p>-9.151500519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00000000722072" calcext:value-type="float">
            <text:p>7.22072E-10</text:p>
          </table:table-cell>
          <table:table-cell table:formula="of:=LOG([.B1456];10)" office:value-type="float" office:value="-9.14141949544467" calcext:value-type="float">
            <text:p>-9.141419495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00000000651982" calcext:value-type="float">
            <text:p>6.51982E-10</text:p>
          </table:table-cell>
          <table:table-cell table:formula="of:=LOG([.B1457];10)" office:value-type="float" office:value="-9.18576439415855" calcext:value-type="float">
            <text:p>-9.185764394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0000000680379" calcext:value-type="float">
            <text:p>6.80379E-10</text:p>
          </table:table-cell>
          <table:table-cell table:formula="of:=LOG([.B1458];10)" office:value-type="float" office:value="-9.167249099417" calcext:value-type="float">
            <text:p>-9.167249099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00000000729319" calcext:value-type="float">
            <text:p>7.29319E-10</text:p>
          </table:table-cell>
          <table:table-cell table:formula="of:=LOG([.B1459];10)" office:value-type="float" office:value="-9.13708247217994" calcext:value-type="float">
            <text:p>-9.137082472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00000072657" calcext:value-type="float">
            <text:p>7.2657E-10</text:p>
          </table:table-cell>
          <table:table-cell table:formula="of:=LOG([.B1460];10)" office:value-type="float" office:value="-9.13872253807726" calcext:value-type="float">
            <text:p>-9.138722538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00000000698526" calcext:value-type="float">
            <text:p>6.98526E-10</text:p>
          </table:table-cell>
          <table:table-cell table:formula="of:=LOG([.B1461];10)" office:value-type="float" office:value="-9.15581742427223" calcext:value-type="float">
            <text:p>-9.155817424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00000000692699" calcext:value-type="float">
            <text:p>6.92699E-10</text:p>
          </table:table-cell>
          <table:table-cell table:formula="of:=LOG([.B1462];10)" office:value-type="float" office:value="-9.15945543932259" calcext:value-type="float">
            <text:p>-9.159455439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00000000630557" calcext:value-type="float">
            <text:p>6.30557E-10</text:p>
          </table:table-cell>
          <table:table-cell table:formula="of:=LOG([.B1463];10)" office:value-type="float" office:value="-9.2002756487157" calcext:value-type="float">
            <text:p>-9.200275648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00000000625095" calcext:value-type="float">
            <text:p>6.25095E-10</text:p>
          </table:table-cell>
          <table:table-cell table:formula="of:=LOG([.B1464];10)" office:value-type="float" office:value="-9.20405397491114" calcext:value-type="float">
            <text:p>-9.204053974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00000000654359" calcext:value-type="float">
            <text:p>6.54359E-10</text:p>
          </table:table-cell>
          <table:table-cell table:formula="of:=LOG([.B1465];10)" office:value-type="float" office:value="-9.18418391995957" calcext:value-type="float">
            <text:p>-9.1841839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00000000709881" calcext:value-type="float">
            <text:p>7.09881E-10</text:p>
          </table:table-cell>
          <table:table-cell table:formula="of:=LOG([.B1466];10)" office:value-type="float" office:value="-9.14881444758353" calcext:value-type="float">
            <text:p>-9.148814447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00000000644727" calcext:value-type="float">
            <text:p>6.44727E-10</text:p>
          </table:table-cell>
          <table:table-cell table:formula="of:=LOG([.B1467];10)" office:value-type="float" office:value="-9.19062414194109" calcext:value-type="float">
            <text:p>-9.190624141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00000000807927" calcext:value-type="float">
            <text:p>8.07927E-10</text:p>
          </table:table-cell>
          <table:table-cell table:formula="of:=LOG([.B1468];10)" office:value-type="float" office:value="-9.09262787799944" calcext:value-type="float">
            <text:p>-9.09262787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00000000662865" calcext:value-type="float">
            <text:p>6.62865E-10</text:p>
          </table:table-cell>
          <table:table-cell table:formula="of:=LOG([.B1469];10)" office:value-type="float" office:value="-9.17857491160271" calcext:value-type="float">
            <text:p>-9.17857491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0000000837609" calcext:value-type="float">
            <text:p>8.37609E-10</text:p>
          </table:table-cell>
          <table:table-cell table:formula="of:=LOG([.B1470];10)" office:value-type="float" office:value="-9.0769586648663" calcext:value-type="float">
            <text:p>-9.076958664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0000000640008" calcext:value-type="float">
            <text:p>6.40008E-10</text:p>
          </table:table-cell>
          <table:table-cell table:formula="of:=LOG([.B1471];10)" office:value-type="float" office:value="-9.19381459736902" calcext:value-type="float">
            <text:p>-9.193814597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0000000632366" calcext:value-type="float">
            <text:p>6.32366E-10</text:p>
          </table:table-cell>
          <table:table-cell table:formula="of:=LOG([.B1472];10)" office:value-type="float" office:value="-9.19903148853321" calcext:value-type="float">
            <text:p>-9.199031488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0000000762179" calcext:value-type="float">
            <text:p>7.62179E-10</text:p>
          </table:table-cell>
          <table:table-cell table:formula="of:=LOG([.B1473];10)" office:value-type="float" office:value="-9.11794302133368" calcext:value-type="float">
            <text:p>-9.117943021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000000066911" calcext:value-type="float">
            <text:p>6.6911E-10</text:p>
          </table:table-cell>
          <table:table-cell table:formula="of:=LOG([.B1474];10)" office:value-type="float" office:value="-9.17450247944299" calcext:value-type="float">
            <text:p>-9.174502479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00000000639182" calcext:value-type="float">
            <text:p>6.39182E-10</text:p>
          </table:table-cell>
          <table:table-cell table:formula="of:=LOG([.B1475];10)" office:value-type="float" office:value="-9.19437546368584" calcext:value-type="float">
            <text:p>-9.194375463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00000000667281" calcext:value-type="float">
            <text:p>6.67281E-10</text:p>
          </table:table-cell>
          <table:table-cell table:formula="of:=LOG([.B1476];10)" office:value-type="float" office:value="-9.17569124097065" calcext:value-type="float">
            <text:p>-9.17569124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00000000805615" calcext:value-type="float">
            <text:p>8.05615E-10</text:p>
          </table:table-cell>
          <table:table-cell table:formula="of:=LOG([.B1477];10)" office:value-type="float" office:value="-9.0938724561131" calcext:value-type="float">
            <text:p>-9.093872456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00000000932641" calcext:value-type="float">
            <text:p>9.32641E-10</text:p>
          </table:table-cell>
          <table:table-cell table:formula="of:=LOG([.B1478];10)" office:value-type="float" office:value="-9.03028549636344" calcext:value-type="float">
            <text:p>-9.030285496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00000000623598" calcext:value-type="float">
            <text:p>6.23598E-10</text:p>
          </table:table-cell>
          <table:table-cell table:formula="of:=LOG([.B1479];10)" office:value-type="float" office:value="-9.20509528634778" calcext:value-type="float">
            <text:p>-9.205095286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0000000645958" calcext:value-type="float">
            <text:p>6.45958E-10</text:p>
          </table:table-cell>
          <table:table-cell table:formula="of:=LOG([.B1480];10)" office:value-type="float" office:value="-9.18979571878699" calcext:value-type="float">
            <text:p>-9.189795718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00000000728109" calcext:value-type="float">
            <text:p>7.28109E-10</text:p>
          </table:table-cell>
          <table:table-cell table:formula="of:=LOG([.B1481];10)" office:value-type="float" office:value="-9.13780360069379" calcext:value-type="float">
            <text:p>-9.137803600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00000000642082" calcext:value-type="float">
            <text:p>6.42082E-10</text:p>
          </table:table-cell>
          <table:table-cell table:formula="of:=LOG([.B1482];10)" office:value-type="float" office:value="-9.1924095048386" calcext:value-type="float">
            <text:p>-9.192409504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00000000634237" calcext:value-type="float">
            <text:p>6.34237E-10</text:p>
          </table:table-cell>
          <table:table-cell table:formula="of:=LOG([.B1483];10)" office:value-type="float" office:value="-9.19774842577927" calcext:value-type="float">
            <text:p>-9.197748425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00000000668448" calcext:value-type="float">
            <text:p>6.68448E-10</text:p>
          </table:table-cell>
          <table:table-cell table:formula="of:=LOG([.B1484];10)" office:value-type="float" office:value="-9.17493237178485" calcext:value-type="float">
            <text:p>-9.174932371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00000000739776" calcext:value-type="float">
            <text:p>7.39776E-10</text:p>
          </table:table-cell>
          <table:table-cell table:formula="of:=LOG([.B1485];10)" office:value-type="float" office:value="-9.13089976228345" calcext:value-type="float">
            <text:p>-9.130899762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00000000704364" calcext:value-type="float">
            <text:p>7.04364E-10</text:p>
          </table:table-cell>
          <table:table-cell table:formula="of:=LOG([.B1486];10)" office:value-type="float" office:value="-9.15220284890136" calcext:value-type="float">
            <text:p>-9.152202848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00000000751127" calcext:value-type="float">
            <text:p>7.51127E-10</text:p>
          </table:table-cell>
          <table:table-cell table:formula="of:=LOG([.B1487];10)" office:value-type="float" office:value="-9.1242866265962" calcext:value-type="float">
            <text:p>-9.124286626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00000000793078" calcext:value-type="float">
            <text:p>7.93078E-10</text:p>
          </table:table-cell>
          <table:table-cell table:formula="of:=LOG([.B1488];10)" office:value-type="float" office:value="-9.10068409729309" calcext:value-type="float">
            <text:p>-9.100684097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0000000066776" calcext:value-type="float">
            <text:p>6.6776E-10</text:p>
          </table:table-cell>
          <table:table-cell table:formula="of:=LOG([.B1489];10)" office:value-type="float" office:value="-9.17537959950681" calcext:value-type="float">
            <text:p>-9.175379599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0000000665569" calcext:value-type="float">
            <text:p>6.65569E-10</text:p>
          </table:table-cell>
          <table:table-cell table:formula="of:=LOG([.B1490];10)" office:value-type="float" office:value="-9.17680691424508" calcext:value-type="float">
            <text:p>-9.176806914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00000000652792" calcext:value-type="float">
            <text:p>6.52792E-10</text:p>
          </table:table-cell>
          <table:table-cell table:formula="of:=LOG([.B1491];10)" office:value-type="float" office:value="-9.1852251765231" calcext:value-type="float">
            <text:p>-9.185225176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00000000735418" calcext:value-type="float">
            <text:p>7.35418E-10</text:p>
          </table:table-cell>
          <table:table-cell table:formula="of:=LOG([.B1492];10)" office:value-type="float" office:value="-9.13346574459905" calcext:value-type="float">
            <text:p>-9.133465744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00000000663817" calcext:value-type="float">
            <text:p>6.63817E-10</text:p>
          </table:table-cell>
          <table:table-cell table:formula="of:=LOG([.B1493];10)" office:value-type="float" office:value="-9.1779516297345" calcext:value-type="float">
            <text:p>-9.177951629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00000000735168" calcext:value-type="float">
            <text:p>7.35168E-10</text:p>
          </table:table-cell>
          <table:table-cell table:formula="of:=LOG([.B1494];10)" office:value-type="float" office:value="-9.13361340494876" calcext:value-type="float">
            <text:p>-9.133613404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00000000639006" calcext:value-type="float">
            <text:p>6.39006E-10</text:p>
          </table:table-cell>
          <table:table-cell table:formula="of:=LOG([.B1495];10)" office:value-type="float" office:value="-9.19449506397828" calcext:value-type="float">
            <text:p>-9.19449506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00000000632767" calcext:value-type="float">
            <text:p>6.32767E-10</text:p>
          </table:table-cell>
          <table:table-cell table:formula="of:=LOG([.B1496];10)" office:value-type="float" office:value="-9.19875617820129" calcext:value-type="float">
            <text:p>-9.198756178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00000000964506" calcext:value-type="float">
            <text:p>0.000000001</text:p>
          </table:table-cell>
          <table:table-cell table:formula="of:=LOG([.B1497];10)" office:value-type="float" office:value="-9.0156950663521" calcext:value-type="float">
            <text:p>-9.015695066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00000000798584" calcext:value-type="float">
            <text:p>7.98584E-10</text:p>
          </table:table-cell>
          <table:table-cell table:formula="of:=LOG([.B1498];10)" office:value-type="float" office:value="-9.09767939534544" calcext:value-type="float">
            <text:p>-9.097679395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00000000699842" calcext:value-type="float">
            <text:p>6.99842E-10</text:p>
          </table:table-cell>
          <table:table-cell table:formula="of:=LOG([.B1499];10)" office:value-type="float" office:value="-9.15499999751917" calcext:value-type="float">
            <text:p>-9.1549999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635513" calcext:value-type="float">
            <text:p>6.35513E-10</text:p>
          </table:table-cell>
          <table:table-cell table:formula="of:=LOG([.B1500];10)" office:value-type="float" office:value="-9.19687556112804" calcext:value-type="float">
            <text:p>-9.196875561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00000000782896" calcext:value-type="float">
            <text:p>7.82896E-10</text:p>
          </table:table-cell>
          <table:table-cell table:formula="of:=LOG([.B1501];10)" office:value-type="float" office:value="-9.10629592584238" calcext:value-type="float">
            <text:p>-9.106295925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0000000082575" calcext:value-type="float">
            <text:p>8.2575E-10</text:p>
          </table:table-cell>
          <table:table-cell table:formula="of:=LOG([.B1502];10)" office:value-type="float" office:value="-9.08315141763655" calcext:value-type="float">
            <text:p>-9.083151417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00000000722821" calcext:value-type="float">
            <text:p>7.22821E-10</text:p>
          </table:table-cell>
          <table:table-cell table:formula="of:=LOG([.B1503];10)" office:value-type="float" office:value="-9.14096923844144" calcext:value-type="float">
            <text:p>-9.140969238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00000000687329" calcext:value-type="float">
            <text:p>6.87329E-10</text:p>
          </table:table-cell>
          <table:table-cell table:formula="of:=LOG([.B1504];10)" office:value-type="float" office:value="-9.16283533181584" calcext:value-type="float">
            <text:p>-9.162835331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00000000661671" calcext:value-type="float">
            <text:p>6.61671E-10</text:p>
          </table:table-cell>
          <table:table-cell table:formula="of:=LOG([.B1505];10)" office:value-type="float" office:value="-9.17935789938387" calcext:value-type="float">
            <text:p>-9.179357899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0000000691252" calcext:value-type="float">
            <text:p>6.91252E-10</text:p>
          </table:table-cell>
          <table:table-cell table:formula="of:=LOG([.B1506];10)" office:value-type="float" office:value="-9.16036359914083" calcext:value-type="float">
            <text:p>-9.160363599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00000000648665" calcext:value-type="float">
            <text:p>6.48665E-10</text:p>
          </table:table-cell>
          <table:table-cell table:formula="of:=LOG([.B1507];10)" office:value-type="float" office:value="-9.18797953465331" calcext:value-type="float">
            <text:p>-9.187979534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00000000696265" calcext:value-type="float">
            <text:p>6.96265E-10</text:p>
          </table:table-cell>
          <table:table-cell table:formula="of:=LOG([.B1508];10)" office:value-type="float" office:value="-9.15722543548492" calcext:value-type="float">
            <text:p>-9.157225435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00000000816332" calcext:value-type="float">
            <text:p>8.16332E-10</text:p>
          </table:table-cell>
          <table:table-cell table:formula="of:=LOG([.B1509];10)" office:value-type="float" office:value="-9.08813317893727" calcext:value-type="float">
            <text:p>-9.088133178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0000000780306" calcext:value-type="float">
            <text:p>7.80306E-10</text:p>
          </table:table-cell>
          <table:table-cell table:formula="of:=LOG([.B1510];10)" office:value-type="float" office:value="-9.10773505365492" calcext:value-type="float">
            <text:p>-9.107735053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00000000638376" calcext:value-type="float">
            <text:p>6.38376E-10</text:p>
          </table:table-cell>
          <table:table-cell table:formula="of:=LOG([.B1511];10)" office:value-type="float" office:value="-9.19492344882445" calcext:value-type="float">
            <text:p>-9.194923448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00000000625044" calcext:value-type="float">
            <text:p>6.25044E-10</text:p>
          </table:table-cell>
          <table:table-cell table:formula="of:=LOG([.B1512];10)" office:value-type="float" office:value="-9.20408940940057" calcext:value-type="float">
            <text:p>-9.2040894094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00000000790495" calcext:value-type="float">
            <text:p>7.90495E-10</text:p>
          </table:table-cell>
          <table:table-cell table:formula="of:=LOG([.B1513];10)" office:value-type="float" office:value="-9.10210087270113" calcext:value-type="float">
            <text:p>-9.102100872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00000000779454" calcext:value-type="float">
            <text:p>7.79454E-10</text:p>
          </table:table-cell>
          <table:table-cell table:formula="of:=LOG([.B1514];10)" office:value-type="float" office:value="-9.10820950989868" calcext:value-type="float">
            <text:p>-9.108209509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00000000910011" calcext:value-type="float">
            <text:p>9.10011E-10</text:p>
          </table:table-cell>
          <table:table-cell table:formula="of:=LOG([.B1515];10)" office:value-type="float" office:value="-9.04095335799712" calcext:value-type="float">
            <text:p>-9.04095335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00000000685249" calcext:value-type="float">
            <text:p>6.85249E-10</text:p>
          </table:table-cell>
          <table:table-cell table:formula="of:=LOG([.B1516];10)" office:value-type="float" office:value="-9.16415158956417" calcext:value-type="float">
            <text:p>-9.164151589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00000000702562" calcext:value-type="float">
            <text:p>7.02562E-10</text:p>
          </table:table-cell>
          <table:table-cell table:formula="of:=LOG([.B1517];10)" office:value-type="float" office:value="-9.15331534392147" calcext:value-type="float">
            <text:p>-9.153315343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00000000929712" calcext:value-type="float">
            <text:p>9.29712E-10</text:p>
          </table:table-cell>
          <table:table-cell table:formula="of:=LOG([.B1518];10)" office:value-type="float" office:value="-9.0316515634692" calcext:value-type="float">
            <text:p>-9.031651563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00000000728688" calcext:value-type="float">
            <text:p>7.28688E-10</text:p>
          </table:table-cell>
          <table:table-cell table:formula="of:=LOG([.B1519];10)" office:value-type="float" office:value="-9.13745838235759" calcext:value-type="float">
            <text:p>-9.137458382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0000000796365" calcext:value-type="float">
            <text:p>7.96365E-10</text:p>
          </table:table-cell>
          <table:table-cell table:formula="of:=LOG([.B1520];10)" office:value-type="float" office:value="-9.09888783533585" calcext:value-type="float">
            <text:p>-9.098887835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00000000680088" calcext:value-type="float">
            <text:p>6.80088E-10</text:p>
          </table:table-cell>
          <table:table-cell table:formula="of:=LOG([.B1521];10)" office:value-type="float" office:value="-9.1674348881148" calcext:value-type="float">
            <text:p>-9.167434888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00000000700709" calcext:value-type="float">
            <text:p>7.00709E-10</text:p>
          </table:table-cell>
          <table:table-cell table:formula="of:=LOG([.B1522];10)" office:value-type="float" office:value="-9.15446230433426" calcext:value-type="float">
            <text:p>-9.154462304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00000000671088" calcext:value-type="float">
            <text:p>6.71088E-10</text:p>
          </table:table-cell>
          <table:table-cell table:formula="of:=LOG([.B1523];10)" office:value-type="float" office:value="-9.17322052691218" calcext:value-type="float">
            <text:p>-9.173220526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00000000715503" calcext:value-type="float">
            <text:p>7.15503E-10</text:p>
          </table:table-cell>
          <table:table-cell table:formula="of:=LOG([.B1524];10)" office:value-type="float" office:value="-9.1453885409668" calcext:value-type="float">
            <text:p>-9.14538854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00000000743715" calcext:value-type="float">
            <text:p>7.43715E-10</text:p>
          </table:table-cell>
          <table:table-cell table:formula="of:=LOG([.B1525];10)" office:value-type="float" office:value="-9.12859345913167" calcext:value-type="float">
            <text:p>-9.128593459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000000006309" calcext:value-type="float">
            <text:p>6.309E-10</text:p>
          </table:table-cell>
          <table:table-cell table:formula="of:=LOG([.B1526];10)" office:value-type="float" office:value="-9.20003947259402" calcext:value-type="float">
            <text:p>-9.200039472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0000000068317" calcext:value-type="float">
            <text:p>6.8317E-10</text:p>
          </table:table-cell>
          <table:table-cell table:formula="of:=LOG([.B1527];10)" office:value-type="float" office:value="-9.16547121304581" calcext:value-type="float">
            <text:p>-9.16547121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00000000795779" calcext:value-type="float">
            <text:p>7.95779E-10</text:p>
          </table:table-cell>
          <table:table-cell table:formula="of:=LOG([.B1528];10)" office:value-type="float" office:value="-9.09920752573808" calcext:value-type="float">
            <text:p>-9.099207525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00000000860924" calcext:value-type="float">
            <text:p>8.60924E-10</text:p>
          </table:table-cell>
          <table:table-cell table:formula="of:=LOG([.B1529];10)" office:value-type="float" office:value="-9.06503518517519" calcext:value-type="float">
            <text:p>-9.065035185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00000000846598" calcext:value-type="float">
            <text:p>8.46598E-10</text:p>
          </table:table-cell>
          <table:table-cell table:formula="of:=LOG([.B1530];10)" office:value-type="float" office:value="-9.07232276183648" calcext:value-type="float">
            <text:p>-9.072322761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00000000731712" calcext:value-type="float">
            <text:p>7.31712E-10</text:p>
          </table:table-cell>
          <table:table-cell table:formula="of:=LOG([.B1531];10)" office:value-type="float" office:value="-9.13565982252428" calcext:value-type="float">
            <text:p>-9.135659822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00000000696717" calcext:value-type="float">
            <text:p>6.96717E-10</text:p>
          </table:table-cell>
          <table:table-cell table:formula="of:=LOG([.B1532];10)" office:value-type="float" office:value="-9.15694359248521" calcext:value-type="float">
            <text:p>-9.156943592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00000000759524" calcext:value-type="float">
            <text:p>7.59524E-10</text:p>
          </table:table-cell>
          <table:table-cell table:formula="of:=LOG([.B1533];10)" office:value-type="float" office:value="-9.11945849842676" calcext:value-type="float">
            <text:p>-9.119458498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00000000688464" calcext:value-type="float">
            <text:p>6.88464E-10</text:p>
          </table:table-cell>
          <table:table-cell table:formula="of:=LOG([.B1534];10)" office:value-type="float" office:value="-9.16211876420896" calcext:value-type="float">
            <text:p>-9.162118764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00000000855457" calcext:value-type="float">
            <text:p>8.55457E-10</text:p>
          </table:table-cell>
          <table:table-cell table:formula="of:=LOG([.B1535];10)" office:value-type="float" office:value="-9.06780181561681" calcext:value-type="float">
            <text:p>-9.067801815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0000000623639" calcext:value-type="float">
            <text:p>6.23639E-10</text:p>
          </table:table-cell>
          <table:table-cell table:formula="of:=LOG([.B1536];10)" office:value-type="float" office:value="-9.20506673351658" calcext:value-type="float">
            <text:p>-9.205066733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00000000648537" calcext:value-type="float">
            <text:p>6.48537E-10</text:p>
          </table:table-cell>
          <table:table-cell table:formula="of:=LOG([.B1537];10)" office:value-type="float" office:value="-9.18806524172725" calcext:value-type="float">
            <text:p>-9.188065241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00000000688635" calcext:value-type="float">
            <text:p>6.88635E-10</text:p>
          </table:table-cell>
          <table:table-cell table:formula="of:=LOG([.B1538];10)" office:value-type="float" office:value="-9.16201090797381" calcext:value-type="float">
            <text:p>-9.16201090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00000000735605" calcext:value-type="float">
            <text:p>7.35605E-10</text:p>
          </table:table-cell>
          <table:table-cell table:formula="of:=LOG([.B1539];10)" office:value-type="float" office:value="-9.13335532746954" calcext:value-type="float">
            <text:p>-9.133355327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0000000838915" calcext:value-type="float">
            <text:p>8.38915E-10</text:p>
          </table:table-cell>
          <table:table-cell table:formula="of:=LOG([.B1540];10)" office:value-type="float" office:value="-9.07628204024524" calcext:value-type="float">
            <text:p>-9.076282040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00000000688736" calcext:value-type="float">
            <text:p>6.88736E-10</text:p>
          </table:table-cell>
          <table:table-cell table:formula="of:=LOG([.B1541];10)" office:value-type="float" office:value="-9.1619472159943" calcext:value-type="float">
            <text:p>-9.16194721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00000000703341" calcext:value-type="float">
            <text:p>7.03341E-10</text:p>
          </table:table-cell>
          <table:table-cell table:formula="of:=LOG([.B1542];10)" office:value-type="float" office:value="-9.15283406543209" calcext:value-type="float">
            <text:p>-9.152834065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0000000074727" calcext:value-type="float">
            <text:p>7.4727E-10</text:p>
          </table:table-cell>
          <table:table-cell table:formula="of:=LOG([.B1543];10)" office:value-type="float" office:value="-9.12652245263742" calcext:value-type="float">
            <text:p>-9.126522452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00000000778621" calcext:value-type="float">
            <text:p>7.78621E-10</text:p>
          </table:table-cell>
          <table:table-cell table:formula="of:=LOG([.B1544];10)" office:value-type="float" office:value="-9.10867388720772" calcext:value-type="float">
            <text:p>-9.108673887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00000000789256" calcext:value-type="float">
            <text:p>7.89256E-10</text:p>
          </table:table-cell>
          <table:table-cell table:formula="of:=LOG([.B1545];10)" office:value-type="float" office:value="-9.10278210787479" calcext:value-type="float">
            <text:p>-9.102782107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00000000681869" calcext:value-type="float">
            <text:p>6.81869E-10</text:p>
          </table:table-cell>
          <table:table-cell table:formula="of:=LOG([.B1546];10)" office:value-type="float" office:value="-9.16629905355738" calcext:value-type="float">
            <text:p>-9.166299053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00000000660273" calcext:value-type="float">
            <text:p>6.60273E-10</text:p>
          </table:table-cell>
          <table:table-cell table:formula="of:=LOG([.B1547];10)" office:value-type="float" office:value="-9.18027646161046" calcext:value-type="float">
            <text:p>-9.180276461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00000000689787" calcext:value-type="float">
            <text:p>6.89787E-10</text:p>
          </table:table-cell>
          <table:table-cell table:formula="of:=LOG([.B1548];10)" office:value-type="float" office:value="-9.16128499477794" calcext:value-type="float">
            <text:p>-9.161284994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0000000087286" calcext:value-type="float">
            <text:p>8.7286E-10</text:p>
          </table:table-cell>
          <table:table-cell table:formula="of:=LOG([.B1549];10)" office:value-type="float" office:value="-9.05905540818816" calcext:value-type="float">
            <text:p>-9.059055408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922513" calcext:value-type="float">
            <text:p>9.22513E-10</text:p>
          </table:table-cell>
          <table:table-cell table:formula="of:=LOG([.B1550];10)" office:value-type="float" office:value="-9.03502750507298" calcext:value-type="float">
            <text:p>-9.035027505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00000000680443" calcext:value-type="float">
            <text:p>6.80443E-10</text:p>
          </table:table-cell>
          <table:table-cell table:formula="of:=LOG([.B1551];10)" office:value-type="float" office:value="-9.16720824933248" calcext:value-type="float">
            <text:p>-9.167208249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00000000797391" calcext:value-type="float">
            <text:p>7.97391E-10</text:p>
          </table:table-cell>
          <table:table-cell table:formula="of:=LOG([.B1552];10)" office:value-type="float" office:value="-9.09832867044488" calcext:value-type="float">
            <text:p>-9.098328670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00000000794518" calcext:value-type="float">
            <text:p>7.94518E-10</text:p>
          </table:table-cell>
          <table:table-cell table:formula="of:=LOG([.B1553];10)" office:value-type="float" office:value="-9.09989625929723" calcext:value-type="float">
            <text:p>-9.099896259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00000000698901" calcext:value-type="float">
            <text:p>6.98901E-10</text:p>
          </table:table-cell>
          <table:table-cell table:formula="of:=LOG([.B1554];10)" office:value-type="float" office:value="-9.15558433812945" calcext:value-type="float">
            <text:p>-9.155584338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00000000870072" calcext:value-type="float">
            <text:p>8.70072E-10</text:p>
          </table:table-cell>
          <table:table-cell table:formula="of:=LOG([.B1555];10)" office:value-type="float" office:value="-9.06044480725624" calcext:value-type="float">
            <text:p>-9.060444807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00000000665494" calcext:value-type="float">
            <text:p>6.65494E-10</text:p>
          </table:table-cell>
          <table:table-cell table:formula="of:=LOG([.B1556];10)" office:value-type="float" office:value="-9.17685585570942" calcext:value-type="float">
            <text:p>-9.176855855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00000000630845" calcext:value-type="float">
            <text:p>6.30845E-10</text:p>
          </table:table-cell>
          <table:table-cell table:formula="of:=LOG([.B1557];10)" office:value-type="float" office:value="-9.20007733475558" calcext:value-type="float">
            <text:p>-9.200077334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00000000788937" calcext:value-type="float">
            <text:p>7.88937E-10</text:p>
          </table:table-cell>
          <table:table-cell table:formula="of:=LOG([.B1558];10)" office:value-type="float" office:value="-9.10295767568127" calcext:value-type="float">
            <text:p>-9.102957675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00000000629326" calcext:value-type="float">
            <text:p>6.29326E-10</text:p>
          </table:table-cell>
          <table:table-cell table:formula="of:=LOG([.B1559];10)" office:value-type="float" office:value="-9.20112432542195" calcext:value-type="float">
            <text:p>-9.201124325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0000000659915" calcext:value-type="float">
            <text:p>6.59915E-10</text:p>
          </table:table-cell>
          <table:table-cell table:formula="of:=LOG([.B1560];10)" office:value-type="float" office:value="-9.18051199992521" calcext:value-type="float">
            <text:p>-9.180511999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00000000639355" calcext:value-type="float">
            <text:p>6.39355E-10</text:p>
          </table:table-cell>
          <table:table-cell table:formula="of:=LOG([.B1561];10)" office:value-type="float" office:value="-9.19425793412537" calcext:value-type="float">
            <text:p>-9.194257934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00000000666369" calcext:value-type="float">
            <text:p>6.66369E-10</text:p>
          </table:table-cell>
          <table:table-cell table:formula="of:=LOG([.B1562];10)" office:value-type="float" office:value="-9.1762852148457" calcext:value-type="float">
            <text:p>-9.176285214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00000000758154" calcext:value-type="float">
            <text:p>7.58154E-10</text:p>
          </table:table-cell>
          <table:table-cell table:formula="of:=LOG([.B1563];10)" office:value-type="float" office:value="-9.12024256935856" calcext:value-type="float">
            <text:p>-9.120242569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00000000794603" calcext:value-type="float">
            <text:p>7.94603E-10</text:p>
          </table:table-cell>
          <table:table-cell table:formula="of:=LOG([.B1564];10)" office:value-type="float" office:value="-9.09984979961166" calcext:value-type="float">
            <text:p>-9.099849799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00000000632459" calcext:value-type="float">
            <text:p>6.32459E-10</text:p>
          </table:table-cell>
          <table:table-cell table:formula="of:=LOG([.B1565];10)" office:value-type="float" office:value="-9.19896762295989" calcext:value-type="float">
            <text:p>-9.19896762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00000000648753" calcext:value-type="float">
            <text:p>6.48753E-10</text:p>
          </table:table-cell>
          <table:table-cell table:formula="of:=LOG([.B1566];10)" office:value-type="float" office:value="-9.18792062084995" calcext:value-type="float">
            <text:p>-9.187920620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00000000660463" calcext:value-type="float">
            <text:p>6.60463E-10</text:p>
          </table:table-cell>
          <table:table-cell table:formula="of:=LOG([.B1567];10)" office:value-type="float" office:value="-9.18015150711217" calcext:value-type="float">
            <text:p>-9.180151507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00000000720951" calcext:value-type="float">
            <text:p>7.20951E-10</text:p>
          </table:table-cell>
          <table:table-cell table:formula="of:=LOG([.B1568];10)" office:value-type="float" office:value="-9.14209425144252" calcext:value-type="float">
            <text:p>-9.142094251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0000000100966" calcext:value-type="float">
            <text:p>0.000000001</text:p>
          </table:table-cell>
          <table:table-cell table:formula="of:=LOG([.B1569];10)" office:value-type="float" office:value="-8.99582484897291" calcext:value-type="float">
            <text:p>-8.99582484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00000000710015" calcext:value-type="float">
            <text:p>7.10015E-10</text:p>
          </table:table-cell>
          <table:table-cell table:formula="of:=LOG([.B1570];10)" office:value-type="float" office:value="-9.14873247614231" calcext:value-type="float">
            <text:p>-9.148732476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00000000654429" calcext:value-type="float">
            <text:p>6.54429E-10</text:p>
          </table:table-cell>
          <table:table-cell table:formula="of:=LOG([.B1571];10)" office:value-type="float" office:value="-9.184137463828" calcext:value-type="float">
            <text:p>-9.184137463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00000000680088" calcext:value-type="float">
            <text:p>6.80088E-10</text:p>
          </table:table-cell>
          <table:table-cell table:formula="of:=LOG([.B1572];10)" office:value-type="float" office:value="-9.1674348881148" calcext:value-type="float">
            <text:p>-9.167434888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0000000068947" calcext:value-type="float">
            <text:p>6.8947E-10</text:p>
          </table:table-cell>
          <table:table-cell table:formula="of:=LOG([.B1573];10)" office:value-type="float" office:value="-9.1614846259608" calcext:value-type="float">
            <text:p>-9.16148462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00000000776767" calcext:value-type="float">
            <text:p>7.76767E-10</text:p>
          </table:table-cell>
          <table:table-cell table:formula="of:=LOG([.B1574];10)" office:value-type="float" office:value="-9.10970923318029" calcext:value-type="float">
            <text:p>-9.109709233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00000000734393" calcext:value-type="float">
            <text:p>7.34393E-10</text:p>
          </table:table-cell>
          <table:table-cell table:formula="of:=LOG([.B1575];10)" office:value-type="float" office:value="-9.13407147134366" calcext:value-type="float">
            <text:p>-9.134071471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00000000902685" calcext:value-type="float">
            <text:p>9.02685E-10</text:p>
          </table:table-cell>
          <table:table-cell table:formula="of:=LOG([.B1576];10)" office:value-type="float" office:value="-9.04446377419181" calcext:value-type="float">
            <text:p>-9.044463774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00000000655703" calcext:value-type="float">
            <text:p>6.55703E-10</text:p>
          </table:table-cell>
          <table:table-cell table:formula="of:=LOG([.B1577];10)" office:value-type="float" office:value="-9.18329282932652" calcext:value-type="float">
            <text:p>-9.183292829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0000000066845" calcext:value-type="float">
            <text:p>6.6845E-10</text:p>
          </table:table-cell>
          <table:table-cell table:formula="of:=LOG([.B1578];10)" office:value-type="float" office:value="-9.17493107237538" calcext:value-type="float">
            <text:p>-9.174931072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00000000678293" calcext:value-type="float">
            <text:p>6.78293E-10</text:p>
          </table:table-cell>
          <table:table-cell table:formula="of:=LOG([.B1579];10)" office:value-type="float" office:value="-9.1685826648413" calcext:value-type="float">
            <text:p>-9.168582664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0000000694111" calcext:value-type="float">
            <text:p>6.94111E-10</text:p>
          </table:table-cell>
          <table:table-cell table:formula="of:=LOG([.B1580];10)" office:value-type="float" office:value="-9.15857107301379" calcext:value-type="float">
            <text:p>-9.15857107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00000000740452" calcext:value-type="float">
            <text:p>7.40452E-10</text:p>
          </table:table-cell>
          <table:table-cell table:formula="of:=LOG([.B1581];10)" office:value-type="float" office:value="-9.13050308948686" calcext:value-type="float">
            <text:p>-9.130503089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00000000845727" calcext:value-type="float">
            <text:p>8.45727E-10</text:p>
          </table:table-cell>
          <table:table-cell table:formula="of:=LOG([.B1582];10)" office:value-type="float" office:value="-9.07276980425107" calcext:value-type="float">
            <text:p>-9.072769804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00000000776474" calcext:value-type="float">
            <text:p>7.76474E-10</text:p>
          </table:table-cell>
          <table:table-cell table:formula="of:=LOG([.B1583];10)" office:value-type="float" office:value="-9.10987308191298" calcext:value-type="float">
            <text:p>-9.109873081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00000000688236" calcext:value-type="float">
            <text:p>6.88236E-10</text:p>
          </table:table-cell>
          <table:table-cell table:formula="of:=LOG([.B1584];10)" office:value-type="float" office:value="-9.1622626142021" calcext:value-type="float">
            <text:p>-9.162262614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00000000771684" calcext:value-type="float">
            <text:p>7.71684E-10</text:p>
          </table:table-cell>
          <table:table-cell table:formula="of:=LOG([.B1585];10)" office:value-type="float" office:value="-9.11256050426443" calcext:value-type="float">
            <text:p>-9.112560504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00000000715229" calcext:value-type="float">
            <text:p>7.15229E-10</text:p>
          </table:table-cell>
          <table:table-cell table:formula="of:=LOG([.B1586];10)" office:value-type="float" office:value="-9.14555488475375" calcext:value-type="float">
            <text:p>-9.145554884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00000000778661" calcext:value-type="float">
            <text:p>7.78661E-10</text:p>
          </table:table-cell>
          <table:table-cell table:formula="of:=LOG([.B1587];10)" office:value-type="float" office:value="-9.10865157682427" calcext:value-type="float">
            <text:p>-9.1086515768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00000000845028" calcext:value-type="float">
            <text:p>8.45028E-10</text:p>
          </table:table-cell>
          <table:table-cell table:formula="of:=LOG([.B1588];10)" office:value-type="float" office:value="-9.07312890046566" calcext:value-type="float">
            <text:p>-9.073128900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00000000735308" calcext:value-type="float">
            <text:p>7.35308E-10</text:p>
          </table:table-cell>
          <table:table-cell table:formula="of:=LOG([.B1589];10)" office:value-type="float" office:value="-9.1335307089678" calcext:value-type="float">
            <text:p>-9.13353070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00000000674107" calcext:value-type="float">
            <text:p>6.74107E-10</text:p>
          </table:table-cell>
          <table:table-cell table:formula="of:=LOG([.B1590];10)" office:value-type="float" office:value="-9.17127116307692" calcext:value-type="float">
            <text:p>-9.171271163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0000000067401" calcext:value-type="float">
            <text:p>6.7401E-10</text:p>
          </table:table-cell>
          <table:table-cell table:formula="of:=LOG([.B1591];10)" office:value-type="float" office:value="-9.17133365997417" calcext:value-type="float">
            <text:p>-9.1713336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00000000769113" calcext:value-type="float">
            <text:p>7.69113E-10</text:p>
          </table:table-cell>
          <table:table-cell table:formula="of:=LOG([.B1592];10)" office:value-type="float" office:value="-9.11400984788238" calcext:value-type="float">
            <text:p>-9.114009847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00000000678969" calcext:value-type="float">
            <text:p>6.78969E-10</text:p>
          </table:table-cell>
          <table:table-cell table:formula="of:=LOG([.B1593];10)" office:value-type="float" office:value="-9.16815005404981" calcext:value-type="float">
            <text:p>-9.16815005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00000000761024" calcext:value-type="float">
            <text:p>7.61024E-10</text:p>
          </table:table-cell>
          <table:table-cell table:formula="of:=LOG([.B1594];10)" office:value-type="float" office:value="-9.11860164690458" calcext:value-type="float">
            <text:p>-9.118601646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00000000856754" calcext:value-type="float">
            <text:p>8.56754E-10</text:p>
          </table:table-cell>
          <table:table-cell table:formula="of:=LOG([.B1595];10)" office:value-type="float" office:value="-9.06714385926591" calcext:value-type="float">
            <text:p>-9.067143859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00000000690615" calcext:value-type="float">
            <text:p>6.90615E-10</text:p>
          </table:table-cell>
          <table:table-cell table:formula="of:=LOG([.B1596];10)" office:value-type="float" office:value="-9.16076399310721" calcext:value-type="float">
            <text:p>-9.160763993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00000000646477" calcext:value-type="float">
            <text:p>6.46477E-10</text:p>
          </table:table-cell>
          <table:table-cell table:formula="of:=LOG([.B1597];10)" office:value-type="float" office:value="-9.18944692159684" calcext:value-type="float">
            <text:p>-9.189446921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00000000711983" calcext:value-type="float">
            <text:p>7.11983E-10</text:p>
          </table:table-cell>
          <table:table-cell table:formula="of:=LOG([.B1598];10)" office:value-type="float" office:value="-9.14753037587766" calcext:value-type="float">
            <text:p>-9.147530375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00000000754852" calcext:value-type="float">
            <text:p>7.54852E-10</text:p>
          </table:table-cell>
          <table:table-cell table:formula="of:=LOG([.B1599];10)" office:value-type="float" office:value="-9.12213818993903" calcext:value-type="float">
            <text:p>-9.12213818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726859" calcext:value-type="float">
            <text:p>7.26859E-10</text:p>
          </table:table-cell>
          <table:table-cell table:formula="of:=LOG([.B1600];10)" office:value-type="float" office:value="-9.13854982773926" calcext:value-type="float">
            <text:p>-9.138549827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0000000085619" calcext:value-type="float">
            <text:p>8.5619E-10</text:p>
          </table:table-cell>
          <table:table-cell table:formula="of:=LOG([.B1601];10)" office:value-type="float" office:value="-9.06742984887987" calcext:value-type="float">
            <text:p>-9.067429848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00000000829696" calcext:value-type="float">
            <text:p>8.29696E-10</text:p>
          </table:table-cell>
          <table:table-cell table:formula="of:=LOG([.B1602];10)" office:value-type="float" office:value="-9.08108100365594" calcext:value-type="float">
            <text:p>-9.081081003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00000000666796" calcext:value-type="float">
            <text:p>6.66796E-10</text:p>
          </table:table-cell>
          <table:table-cell table:formula="of:=LOG([.B1603];10)" office:value-type="float" office:value="-9.17600701409769" calcext:value-type="float">
            <text:p>-9.176007014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0000000073712" calcext:value-type="float">
            <text:p>7.3712E-10</text:p>
          </table:table-cell>
          <table:table-cell table:formula="of:=LOG([.B1604];10)" office:value-type="float" office:value="-9.1324618050914" calcext:value-type="float">
            <text:p>-9.132461805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00000000660307" calcext:value-type="float">
            <text:p>6.60307E-10</text:p>
          </table:table-cell>
          <table:table-cell table:formula="of:=LOG([.B1605];10)" office:value-type="float" office:value="-9.18025409869055" calcext:value-type="float">
            <text:p>-9.180254098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00000000670634" calcext:value-type="float">
            <text:p>6.70634E-10</text:p>
          </table:table-cell>
          <table:table-cell table:formula="of:=LOG([.B1606];10)" office:value-type="float" office:value="-9.17351443235952" calcext:value-type="float">
            <text:p>-9.173514432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00000000671559" calcext:value-type="float">
            <text:p>6.71559E-10</text:p>
          </table:table-cell>
          <table:table-cell table:formula="of:=LOG([.B1607];10)" office:value-type="float" office:value="-9.17291582625837" calcext:value-type="float">
            <text:p>-9.172915826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00000000815758" calcext:value-type="float">
            <text:p>8.15758E-10</text:p>
          </table:table-cell>
          <table:table-cell table:formula="of:=LOG([.B1608];10)" office:value-type="float" office:value="-9.08843865846706" calcext:value-type="float">
            <text:p>-9.088438658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00000000896928" calcext:value-type="float">
            <text:p>8.96928E-10</text:p>
          </table:table-cell>
          <table:table-cell table:formula="of:=LOG([.B1609];10)" office:value-type="float" office:value="-9.04724241811278" calcext:value-type="float">
            <text:p>-9.047242418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00000000802425" calcext:value-type="float">
            <text:p>8.02425E-10</text:p>
          </table:table-cell>
          <table:table-cell table:formula="of:=LOG([.B1610];10)" office:value-type="float" office:value="-9.09559554908919" calcext:value-type="float">
            <text:p>-9.095595549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00000000936092" calcext:value-type="float">
            <text:p>9.36092E-10</text:p>
          </table:table-cell>
          <table:table-cell table:formula="of:=LOG([.B1611];10)" office:value-type="float" office:value="-9.02868146629516" calcext:value-type="float">
            <text:p>-9.028681466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00000000692434" calcext:value-type="float">
            <text:p>6.92434E-10</text:p>
          </table:table-cell>
          <table:table-cell table:formula="of:=LOG([.B1612];10)" office:value-type="float" office:value="-9.15962161547911" calcext:value-type="float">
            <text:p>-9.159621615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00000000699312" calcext:value-type="float">
            <text:p>6.99312E-10</text:p>
          </table:table-cell>
          <table:table-cell table:formula="of:=LOG([.B1613];10)" office:value-type="float" office:value="-9.15532901932294" calcext:value-type="float">
            <text:p>-9.155329019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00000000678612" calcext:value-type="float">
            <text:p>6.78612E-10</text:p>
          </table:table-cell>
          <table:table-cell table:formula="of:=LOG([.B1614];10)" office:value-type="float" office:value="-9.16837846492712" calcext:value-type="float">
            <text:p>-9.168378464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00000000677371" calcext:value-type="float">
            <text:p>6.77371E-10</text:p>
          </table:table-cell>
          <table:table-cell table:formula="of:=LOG([.B1615];10)" office:value-type="float" office:value="-9.16917340056055" calcext:value-type="float">
            <text:p>-9.169173400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00000000666481" calcext:value-type="float">
            <text:p>6.66481E-10</text:p>
          </table:table-cell>
          <table:table-cell table:formula="of:=LOG([.B1616];10)" office:value-type="float" office:value="-9.17621222691445" calcext:value-type="float">
            <text:p>-9.1762122269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00000000722371" calcext:value-type="float">
            <text:p>7.22371E-10</text:p>
          </table:table-cell>
          <table:table-cell table:formula="of:=LOG([.B1617];10)" office:value-type="float" office:value="-9.14123969734679" calcext:value-type="float">
            <text:p>-9.141239697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00000000724886" calcext:value-type="float">
            <text:p>7.24886E-10</text:p>
          </table:table-cell>
          <table:table-cell table:formula="of:=LOG([.B1618];10)" office:value-type="float" office:value="-9.13973028786186" calcext:value-type="float">
            <text:p>-9.1397302879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00000000838758" calcext:value-type="float">
            <text:p>8.38758E-10</text:p>
          </table:table-cell>
          <table:table-cell table:formula="of:=LOG([.B1619];10)" office:value-type="float" office:value="-9.07636332454064" calcext:value-type="float">
            <text:p>-9.076363324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000000096766" calcext:value-type="float">
            <text:p>0.000000001</text:p>
          </table:table-cell>
          <table:table-cell table:formula="of:=LOG([.B1620];10)" office:value-type="float" office:value="-9.01427721093744" calcext:value-type="float">
            <text:p>-9.014277210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00000000651973" calcext:value-type="float">
            <text:p>6.51973E-10</text:p>
          </table:table-cell>
          <table:table-cell table:formula="of:=LOG([.B1621];10)" office:value-type="float" office:value="-9.18577038922791" calcext:value-type="float">
            <text:p>-9.185770389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00000000691131" calcext:value-type="float">
            <text:p>6.91131E-10</text:p>
          </table:table-cell>
          <table:table-cell table:formula="of:=LOG([.B1622];10)" office:value-type="float" office:value="-9.16043962674309" calcext:value-type="float">
            <text:p>-9.160439626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00000000720149" calcext:value-type="float">
            <text:p>7.20149E-10</text:p>
          </table:table-cell>
          <table:table-cell table:formula="of:=LOG([.B1623];10)" office:value-type="float" office:value="-9.14257763803671" calcext:value-type="float">
            <text:p>-9.14257763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00000000677803" calcext:value-type="float">
            <text:p>6.77803E-10</text:p>
          </table:table-cell>
          <table:table-cell table:formula="of:=LOG([.B1624];10)" office:value-type="float" office:value="-9.16889651327887" calcext:value-type="float">
            <text:p>-9.168896513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00000007268" calcext:value-type="float">
            <text:p>7.268E-10</text:p>
          </table:table-cell>
          <table:table-cell table:formula="of:=LOG([.B1625];10)" office:value-type="float" office:value="-9.138585081364" calcext:value-type="float">
            <text:p>-9.138585081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00000000748272" calcext:value-type="float">
            <text:p>7.48272E-10</text:p>
          </table:table-cell>
          <table:table-cell table:formula="of:=LOG([.B1626];10)" office:value-type="float" office:value="-9.12594050557612" calcext:value-type="float">
            <text:p>-9.125940505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00000000721209" calcext:value-type="float">
            <text:p>7.21209E-10</text:p>
          </table:table-cell>
          <table:table-cell table:formula="of:=LOG([.B1627];10)" office:value-type="float" office:value="-9.14193886233517" calcext:value-type="float">
            <text:p>-9.141938862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00000000775533" calcext:value-type="float">
            <text:p>7.75533E-10</text:p>
          </table:table-cell>
          <table:table-cell table:formula="of:=LOG([.B1628];10)" office:value-type="float" office:value="-9.11039971762732" calcext:value-type="float">
            <text:p>-9.110399717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00000000857013" calcext:value-type="float">
            <text:p>8.57013E-10</text:p>
          </table:table-cell>
          <table:table-cell table:formula="of:=LOG([.B1629];10)" office:value-type="float" office:value="-9.06701259022914" calcext:value-type="float">
            <text:p>-9.067012590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00000000670783" calcext:value-type="float">
            <text:p>6.70783E-10</text:p>
          </table:table-cell>
          <table:table-cell table:formula="of:=LOG([.B1630];10)" office:value-type="float" office:value="-9.17341795247583" calcext:value-type="float">
            <text:p>-9.173417952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00000000728309" calcext:value-type="float">
            <text:p>7.28309E-10</text:p>
          </table:table-cell>
          <table:table-cell table:formula="of:=LOG([.B1631];10)" office:value-type="float" office:value="-9.1376843232653" calcext:value-type="float">
            <text:p>-9.137684323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0000000065276" calcext:value-type="float">
            <text:p>6.5276E-10</text:p>
          </table:table-cell>
          <table:table-cell table:formula="of:=LOG([.B1632];10)" office:value-type="float" office:value="-9.18524646625101" calcext:value-type="float">
            <text:p>-9.185246466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00000000837882" calcext:value-type="float">
            <text:p>8.37882E-10</text:p>
          </table:table-cell>
          <table:table-cell table:formula="of:=LOG([.B1633];10)" office:value-type="float" office:value="-9.07681713931396" calcext:value-type="float">
            <text:p>-9.076817139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00000000957684" calcext:value-type="float">
            <text:p>0.000000001</text:p>
          </table:table-cell>
          <table:table-cell table:formula="of:=LOG([.B1634];10)" office:value-type="float" office:value="-9.01877776826524" calcext:value-type="float">
            <text:p>-9.018777768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00000000711334" calcext:value-type="float">
            <text:p>7.11334E-10</text:p>
          </table:table-cell>
          <table:table-cell table:formula="of:=LOG([.B1635];10)" office:value-type="float" office:value="-9.14792643260752" calcext:value-type="float">
            <text:p>-9.147926432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00000000654124" calcext:value-type="float">
            <text:p>6.54124E-10</text:p>
          </table:table-cell>
          <table:table-cell table:formula="of:=LOG([.B1636];10)" office:value-type="float" office:value="-9.18433991618473" calcext:value-type="float">
            <text:p>-9.184339916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00000000783635" calcext:value-type="float">
            <text:p>7.83635E-10</text:p>
          </table:table-cell>
          <table:table-cell table:formula="of:=LOG([.B1637];10)" office:value-type="float" office:value="-9.10588617506703" calcext:value-type="float">
            <text:p>-9.105886175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00000000706925" calcext:value-type="float">
            <text:p>7.06925E-10</text:p>
          </table:table-cell>
          <table:table-cell table:formula="of:=LOG([.B1638];10)" office:value-type="float" office:value="-9.15062665949012" calcext:value-type="float">
            <text:p>-9.150626659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0000000074184" calcext:value-type="float">
            <text:p>7.4184E-10</text:p>
          </table:table-cell>
          <table:table-cell table:formula="of:=LOG([.B1639];10)" office:value-type="float" office:value="-9.12968975322509" calcext:value-type="float">
            <text:p>-9.129689753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000000083847" calcext:value-type="float">
            <text:p>8.3847E-10</text:p>
          </table:table-cell>
          <table:table-cell table:formula="of:=LOG([.B1640];10)" office:value-type="float" office:value="-9.07651247159998" calcext:value-type="float">
            <text:p>-9.076512471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0000000108425" calcext:value-type="float">
            <text:p>1.08425E-09</text:p>
          </table:table-cell>
          <table:table-cell table:formula="of:=LOG([.B1641];10)" office:value-type="float" office:value="-8.9648705691792" calcext:value-type="float">
            <text:p>-8.964870569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00000000814559" calcext:value-type="float">
            <text:p>8.14559E-10</text:p>
          </table:table-cell>
          <table:table-cell table:formula="of:=LOG([.B1642];10)" office:value-type="float" office:value="-9.08907745347157" calcext:value-type="float">
            <text:p>-9.089077453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0000000075441" calcext:value-type="float">
            <text:p>7.5441E-10</text:p>
          </table:table-cell>
          <table:table-cell table:formula="of:=LOG([.B1643];10)" office:value-type="float" office:value="-9.12239256348913" calcext:value-type="float">
            <text:p>-9.122392563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00000000749762" calcext:value-type="float">
            <text:p>7.49762E-10</text:p>
          </table:table-cell>
          <table:table-cell table:formula="of:=LOG([.B1644];10)" office:value-type="float" office:value="-9.12507657459534" calcext:value-type="float">
            <text:p>-9.125076574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00000000699484" calcext:value-type="float">
            <text:p>6.99484E-10</text:p>
          </table:table-cell>
          <table:table-cell table:formula="of:=LOG([.B1645];10)" office:value-type="float" office:value="-9.15522221511237" calcext:value-type="float">
            <text:p>-9.155222215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0000000067952" calcext:value-type="float">
            <text:p>6.7952E-10</text:p>
          </table:table-cell>
          <table:table-cell table:formula="of:=LOG([.B1646];10)" office:value-type="float" office:value="-9.16779775635339" calcext:value-type="float">
            <text:p>-9.167797756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00000000662305" calcext:value-type="float">
            <text:p>6.62305E-10</text:p>
          </table:table-cell>
          <table:table-cell table:formula="of:=LOG([.B1647];10)" office:value-type="float" office:value="-9.17894196628149" calcext:value-type="float">
            <text:p>-9.178941966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00000000754464" calcext:value-type="float">
            <text:p>7.54464E-10</text:p>
          </table:table-cell>
          <table:table-cell table:formula="of:=LOG([.B1648];10)" office:value-type="float" office:value="-9.12236147818707" calcext:value-type="float">
            <text:p>-9.122361478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00000000726865" calcext:value-type="float">
            <text:p>7.26865E-10</text:p>
          </table:table-cell>
          <table:table-cell table:formula="of:=LOG([.B1649];10)" office:value-type="float" office:value="-9.13854624278518" calcext:value-type="float">
            <text:p>-9.138546242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790668" calcext:value-type="float">
            <text:p>7.90668E-10</text:p>
          </table:table-cell>
          <table:table-cell table:formula="of:=LOG([.B1650];10)" office:value-type="float" office:value="-9.10200583765962" calcext:value-type="float">
            <text:p>-9.102005837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0000000090105" calcext:value-type="float">
            <text:p>9.0105E-10</text:p>
          </table:table-cell>
          <table:table-cell table:formula="of:=LOG([.B1651];10)" office:value-type="float" office:value="-9.04525110899696" calcext:value-type="float">
            <text:p>-9.045251109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00000000824888" calcext:value-type="float">
            <text:p>8.24888E-10</text:p>
          </table:table-cell>
          <table:table-cell table:formula="of:=LOG([.B1652];10)" office:value-type="float" office:value="-9.08360501421852" calcext:value-type="float">
            <text:p>-9.083605014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00000000859043" calcext:value-type="float">
            <text:p>8.59043E-10</text:p>
          </table:table-cell>
          <table:table-cell table:formula="of:=LOG([.B1653];10)" office:value-type="float" office:value="-9.0659850967097" calcext:value-type="float">
            <text:p>-9.065985096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00000000701305" calcext:value-type="float">
            <text:p>7.01305E-10</text:p>
          </table:table-cell>
          <table:table-cell table:formula="of:=LOG([.B1654];10)" office:value-type="float" office:value="-9.15409306475918" calcext:value-type="float">
            <text:p>-9.154093064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00000000689025" calcext:value-type="float">
            <text:p>6.89025E-10</text:p>
          </table:table-cell>
          <table:table-cell table:formula="of:=LOG([.B1655];10)" office:value-type="float" office:value="-9.16176502023305" calcext:value-type="float">
            <text:p>-9.161765020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00000000687425" calcext:value-type="float">
            <text:p>6.87425E-10</text:p>
          </table:table-cell>
          <table:table-cell table:formula="of:=LOG([.B1656];10)" office:value-type="float" office:value="-9.16277467766196" calcext:value-type="float">
            <text:p>-9.162774677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00000000703494" calcext:value-type="float">
            <text:p>7.03494E-10</text:p>
          </table:table-cell>
          <table:table-cell table:formula="of:=LOG([.B1657];10)" office:value-type="float" office:value="-9.15273960224914" calcext:value-type="float">
            <text:p>-9.152739602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00000000649807" calcext:value-type="float">
            <text:p>6.49807E-10</text:p>
          </table:table-cell>
          <table:table-cell table:formula="of:=LOG([.B1658];10)" office:value-type="float" office:value="-9.18721561455921" calcext:value-type="float">
            <text:p>-9.187215614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00000000688422" calcext:value-type="float">
            <text:p>6.88422E-10</text:p>
          </table:table-cell>
          <table:table-cell table:formula="of:=LOG([.B1659];10)" office:value-type="float" office:value="-9.16214525931203" calcext:value-type="float">
            <text:p>-9.162145259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000000078399" calcext:value-type="float">
            <text:p>7.8399E-10</text:p>
          </table:table-cell>
          <table:table-cell table:formula="of:=LOG([.B1660];10)" office:value-type="float" office:value="-9.10568947682132" calcext:value-type="float">
            <text:p>-9.105689476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00000000917339" calcext:value-type="float">
            <text:p>9.17339E-10</text:p>
          </table:table-cell>
          <table:table-cell table:formula="of:=LOG([.B1661];10)" office:value-type="float" office:value="-9.03747014238606" calcext:value-type="float">
            <text:p>-9.037470142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00000000673882" calcext:value-type="float">
            <text:p>6.73882E-10</text:p>
          </table:table-cell>
          <table:table-cell table:formula="of:=LOG([.B1662];10)" office:value-type="float" office:value="-9.17141614387326" calcext:value-type="float">
            <text:p>-9.171416143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00000000745609" calcext:value-type="float">
            <text:p>7.45609E-10</text:p>
          </table:table-cell>
          <table:table-cell table:formula="of:=LOG([.B1663];10)" office:value-type="float" office:value="-9.12748885839717" calcext:value-type="float">
            <text:p>-9.127488858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00000000778267" calcext:value-type="float">
            <text:p>7.78267E-10</text:p>
          </table:table-cell>
          <table:table-cell table:formula="of:=LOG([.B1664];10)" office:value-type="float" office:value="-9.10887138407229" calcext:value-type="float">
            <text:p>-9.108871384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0000000070884" calcext:value-type="float">
            <text:p>7.0884E-10</text:p>
          </table:table-cell>
          <table:table-cell table:formula="of:=LOG([.B1665];10)" office:value-type="float" office:value="-9.14945178309459" calcext:value-type="float">
            <text:p>-9.149451783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000000075782" calcext:value-type="float">
            <text:p>7.5782E-10</text:p>
          </table:table-cell>
          <table:table-cell table:formula="of:=LOG([.B1666];10)" office:value-type="float" office:value="-9.1204339372307" calcext:value-type="float">
            <text:p>-9.120433937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00000000867307" calcext:value-type="float">
            <text:p>8.67307E-10</text:p>
          </table:table-cell>
          <table:table-cell table:formula="of:=LOG([.B1667];10)" office:value-type="float" office:value="-9.06182714842219" calcext:value-type="float">
            <text:p>-9.061827148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00000000842967" calcext:value-type="float">
            <text:p>8.42967E-10</text:p>
          </table:table-cell>
          <table:table-cell table:formula="of:=LOG([.B1668];10)" office:value-type="float" office:value="-9.07418942655963" calcext:value-type="float">
            <text:p>-9.074189426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00000000785302" calcext:value-type="float">
            <text:p>7.85302E-10</text:p>
          </table:table-cell>
          <table:table-cell table:formula="of:=LOG([.B1669];10)" office:value-type="float" office:value="-9.10496329648903" calcext:value-type="float">
            <text:p>-9.104963296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00000000708454" calcext:value-type="float">
            <text:p>7.08454E-10</text:p>
          </table:table-cell>
          <table:table-cell table:formula="of:=LOG([.B1670];10)" office:value-type="float" office:value="-9.14968834329193" calcext:value-type="float">
            <text:p>-9.149688343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00000000703429" calcext:value-type="float">
            <text:p>7.03429E-10</text:p>
          </table:table-cell>
          <table:table-cell table:formula="of:=LOG([.B1671];10)" office:value-type="float" office:value="-9.15277973115647" calcext:value-type="float">
            <text:p>-9.152779731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00000000719927" calcext:value-type="float">
            <text:p>7.19927E-10</text:p>
          </table:table-cell>
          <table:table-cell table:formula="of:=LOG([.B1672];10)" office:value-type="float" office:value="-9.14271153843606" calcext:value-type="float">
            <text:p>-9.142711538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00000000666737" calcext:value-type="float">
            <text:p>6.66737E-10</text:p>
          </table:table-cell>
          <table:table-cell table:formula="of:=LOG([.B1673];10)" office:value-type="float" office:value="-9.17604544340457" calcext:value-type="float">
            <text:p>-9.176045443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000000690703" calcext:value-type="float">
            <text:p>6.90703E-10</text:p>
          </table:table-cell>
          <table:table-cell table:formula="of:=LOG([.B1674];10)" office:value-type="float" office:value="-9.16070865767473" calcext:value-type="float">
            <text:p>-9.160708657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00000000784738" calcext:value-type="float">
            <text:p>7.84738E-10</text:p>
          </table:table-cell>
          <table:table-cell table:formula="of:=LOG([.B1675];10)" office:value-type="float" office:value="-9.10527531669021" calcext:value-type="float">
            <text:p>-9.1052753167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00000000714398" calcext:value-type="float">
            <text:p>7.14398E-10</text:p>
          </table:table-cell>
          <table:table-cell table:formula="of:=LOG([.B1676];10)" office:value-type="float" office:value="-9.14605976995123" calcext:value-type="float">
            <text:p>-9.1460597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00000000690805" calcext:value-type="float">
            <text:p>6.90805E-10</text:p>
          </table:table-cell>
          <table:table-cell table:formula="of:=LOG([.B1677];10)" office:value-type="float" office:value="-9.16064452769903" calcext:value-type="float">
            <text:p>-9.160644527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00000000677687" calcext:value-type="float">
            <text:p>6.77687E-10</text:p>
          </table:table-cell>
          <table:table-cell table:formula="of:=LOG([.B1678];10)" office:value-type="float" office:value="-9.16897084530643" calcext:value-type="float">
            <text:p>-9.168970845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00000000760205" calcext:value-type="float">
            <text:p>7.60205E-10</text:p>
          </table:table-cell>
          <table:table-cell table:formula="of:=LOG([.B1679];10)" office:value-type="float" office:value="-9.11906927829347" calcext:value-type="float">
            <text:p>-9.11906927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0000000774061" calcext:value-type="float">
            <text:p>7.74061E-10</text:p>
          </table:table-cell>
          <table:table-cell table:formula="of:=LOG([.B1680];10)" office:value-type="float" office:value="-9.1112248133229" calcext:value-type="float">
            <text:p>-9.111224813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00000000859095" calcext:value-type="float">
            <text:p>8.59095E-10</text:p>
          </table:table-cell>
          <table:table-cell table:formula="of:=LOG([.B1681];10)" office:value-type="float" office:value="-9.06595880858492" calcext:value-type="float">
            <text:p>-9.065958808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00000000822151" calcext:value-type="float">
            <text:p>8.22151E-10</text:p>
          </table:table-cell>
          <table:table-cell table:formula="of:=LOG([.B1682];10)" office:value-type="float" office:value="-9.08504841063005" calcext:value-type="float">
            <text:p>-9.085048410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00000000847547" calcext:value-type="float">
            <text:p>8.47547E-10</text:p>
          </table:table-cell>
          <table:table-cell table:formula="of:=LOG([.B1683];10)" office:value-type="float" office:value="-9.07183620902496" calcext:value-type="float">
            <text:p>-9.07183620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00000000746751" calcext:value-type="float">
            <text:p>7.46751E-10</text:p>
          </table:table-cell>
          <table:table-cell table:formula="of:=LOG([.B1684];10)" office:value-type="float" office:value="-9.12682418714474" calcext:value-type="float">
            <text:p>-9.126824187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00000000785078" calcext:value-type="float">
            <text:p>7.85078E-10</text:p>
          </table:table-cell>
          <table:table-cell table:formula="of:=LOG([.B1685];10)" office:value-type="float" office:value="-9.105087192571" calcext:value-type="float">
            <text:p>-9.1050871926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0000000106298" calcext:value-type="float">
            <text:p>1.06298E-09</text:p>
          </table:table-cell>
          <table:table-cell table:formula="of:=LOG([.B1686];10)" office:value-type="float" office:value="-8.9734749066633" calcext:value-type="float">
            <text:p>-8.973474906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00000000959446" calcext:value-type="float">
            <text:p>0.000000001</text:p>
          </table:table-cell>
          <table:table-cell table:formula="of:=LOG([.B1687];10)" office:value-type="float" office:value="-9.01797946341103" calcext:value-type="float">
            <text:p>-9.017979463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00000000914368" calcext:value-type="float">
            <text:p>9.14368E-10</text:p>
          </table:table-cell>
          <table:table-cell table:formula="of:=LOG([.B1688];10)" office:value-type="float" office:value="-9.03887898128579" calcext:value-type="float">
            <text:p>-9.038878981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00000000901476" calcext:value-type="float">
            <text:p>9.01476E-10</text:p>
          </table:table-cell>
          <table:table-cell table:formula="of:=LOG([.B1689];10)" office:value-type="float" office:value="-9.04504583101181" calcext:value-type="float">
            <text:p>-9.04504583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00000000856471" calcext:value-type="float">
            <text:p>8.56471E-10</text:p>
          </table:table-cell>
          <table:table-cell table:formula="of:=LOG([.B1690];10)" office:value-type="float" office:value="-9.06728733760588" calcext:value-type="float">
            <text:p>-9.067287337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0000000075827" calcext:value-type="float">
            <text:p>7.5827E-10</text:p>
          </table:table-cell>
          <table:table-cell table:formula="of:=LOG([.B1691];10)" office:value-type="float" office:value="-9.12017612598916" calcext:value-type="float">
            <text:p>-9.12017612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00000000875755" calcext:value-type="float">
            <text:p>8.75755E-10</text:p>
          </table:table-cell>
          <table:table-cell table:formula="of:=LOG([.B1692];10)" office:value-type="float" office:value="-9.05761737445993" calcext:value-type="float">
            <text:p>-9.057617374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00000000848363" calcext:value-type="float">
            <text:p>8.48363E-10</text:p>
          </table:table-cell>
          <table:table-cell table:formula="of:=LOG([.B1693];10)" office:value-type="float" office:value="-9.07141828080403" calcext:value-type="float">
            <text:p>-9.071418280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00000000936015" calcext:value-type="float">
            <text:p>9.36015E-10</text:p>
          </table:table-cell>
          <table:table-cell table:formula="of:=LOG([.B1694];10)" office:value-type="float" office:value="-9.0287171914702" calcext:value-type="float">
            <text:p>-9.028717191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00000000820021" calcext:value-type="float">
            <text:p>8.20021E-10</text:p>
          </table:table-cell>
          <table:table-cell table:formula="of:=LOG([.B1695];10)" office:value-type="float" office:value="-9.08617502558294" calcext:value-type="float">
            <text:p>-9.086175025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00000000695791" calcext:value-type="float">
            <text:p>6.95791E-10</text:p>
          </table:table-cell>
          <table:table-cell table:formula="of:=LOG([.B1696];10)" office:value-type="float" office:value="-9.1575211931159" calcext:value-type="float">
            <text:p>-9.157521193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00000000695422" calcext:value-type="float">
            <text:p>6.95422E-10</text:p>
          </table:table-cell>
          <table:table-cell table:formula="of:=LOG([.B1697];10)" office:value-type="float" office:value="-9.15775157432651" calcext:value-type="float">
            <text:p>-9.157751574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00000000696432" calcext:value-type="float">
            <text:p>6.96432E-10</text:p>
          </table:table-cell>
          <table:table-cell table:formula="of:=LOG([.B1698];10)" office:value-type="float" office:value="-9.15712128191982" calcext:value-type="float">
            <text:p>-9.157121281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00000000696686" calcext:value-type="float">
            <text:p>6.96686E-10</text:p>
          </table:table-cell>
          <table:table-cell table:formula="of:=LOG([.B1699];10)" office:value-type="float" office:value="-9.15696291658447" calcext:value-type="float">
            <text:p>-9.15696291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683427" calcext:value-type="float">
            <text:p>6.83427E-10</text:p>
          </table:table-cell>
          <table:table-cell table:formula="of:=LOG([.B1700];10)" office:value-type="float" office:value="-9.16530786762186" calcext:value-type="float">
            <text:p>-9.165307867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00000000069823" calcext:value-type="float">
            <text:p>6.9823E-10</text:p>
          </table:table-cell>
          <table:table-cell table:formula="of:=LOG([.B1701];10)" office:value-type="float" office:value="-9.15600149531766" calcext:value-type="float">
            <text:p>-9.156001495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0000000071128" calcext:value-type="float">
            <text:p>7.1128E-10</text:p>
          </table:table-cell>
          <table:table-cell table:formula="of:=LOG([.B1702];10)" office:value-type="float" office:value="-9.14795940276251" calcext:value-type="float">
            <text:p>-9.147959402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00000000699279" calcext:value-type="float">
            <text:p>6.99279E-10</text:p>
          </table:table-cell>
          <table:table-cell table:formula="of:=LOG([.B1703];10)" office:value-type="float" office:value="-9.15534951383192" calcext:value-type="float">
            <text:p>-9.155349513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000000000770633" calcext:value-type="float">
            <text:p>7.70633E-10</text:p>
          </table:table-cell>
          <table:table-cell table:formula="of:=LOG([.B1704];10)" office:value-type="float" office:value="-9.11315239759262" calcext:value-type="float">
            <text:p>-9.113152397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000000000703842" calcext:value-type="float">
            <text:p>7.03842E-10</text:p>
          </table:table-cell>
          <table:table-cell table:formula="of:=LOG([.B1705];10)" office:value-type="float" office:value="-9.15252482129735" calcext:value-type="float">
            <text:p>-9.152524821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.000000000685476" calcext:value-type="float">
            <text:p>6.85476E-10</text:p>
          </table:table-cell>
          <table:table-cell table:formula="of:=LOG([.B1706];10)" office:value-type="float" office:value="-9.16400774619909" calcext:value-type="float">
            <text:p>-9.164007746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.000000000776282" calcext:value-type="float">
            <text:p>7.76282E-10</text:p>
          </table:table-cell>
          <table:table-cell table:formula="of:=LOG([.B1707];10)" office:value-type="float" office:value="-9.10998048390139" calcext:value-type="float">
            <text:p>-9.109980483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000000000729192" calcext:value-type="float">
            <text:p>7.29192E-10</text:p>
          </table:table-cell>
          <table:table-cell table:formula="of:=LOG([.B1708];10)" office:value-type="float" office:value="-9.13715810465627" calcext:value-type="float">
            <text:p>-9.137158104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000000000726239" calcext:value-type="float">
            <text:p>7.26239E-10</text:p>
          </table:table-cell>
          <table:table-cell table:formula="of:=LOG([.B1709];10)" office:value-type="float" office:value="-9.13892043260572" calcext:value-type="float">
            <text:p>-9.138920432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000000000726248" calcext:value-type="float">
            <text:p>7.26248E-10</text:p>
          </table:table-cell>
          <table:table-cell table:formula="of:=LOG([.B1710];10)" office:value-type="float" office:value="-9.13891505059495" calcext:value-type="float">
            <text:p>-9.138915050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00000000771691" calcext:value-type="float">
            <text:p>7.71691E-10</text:p>
          </table:table-cell>
          <table:table-cell table:formula="of:=LOG([.B1711];10)" office:value-type="float" office:value="-9.11255656476641" calcext:value-type="float">
            <text:p>-9.112556564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000000000831157" calcext:value-type="float">
            <text:p>8.31157E-10</text:p>
          </table:table-cell>
          <table:table-cell table:formula="of:=LOG([.B1712];10)" office:value-type="float" office:value="-9.08031693314311" calcext:value-type="float">
            <text:p>-9.080316933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000000000777616" calcext:value-type="float">
            <text:p>7.77616E-10</text:p>
          </table:table-cell>
          <table:table-cell table:formula="of:=LOG([.B1713];10)" office:value-type="float" office:value="-9.10923481207326" calcext:value-type="float">
            <text:p>-9.109234812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00000000793416" calcext:value-type="float">
            <text:p>7.93416E-10</text:p>
          </table:table-cell>
          <table:table-cell table:formula="of:=LOG([.B1714];10)" office:value-type="float" office:value="-9.10049904580585" calcext:value-type="float">
            <text:p>-9.100499045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000000000754181" calcext:value-type="float">
            <text:p>7.54181E-10</text:p>
          </table:table-cell>
          <table:table-cell table:formula="of:=LOG([.B1715];10)" office:value-type="float" office:value="-9.12252441292628" calcext:value-type="float">
            <text:p>-9.122524412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000000000970721" calcext:value-type="float">
            <text:p>0.000000001</text:p>
          </table:table-cell>
          <table:table-cell table:formula="of:=LOG([.B1716];10)" office:value-type="float" office:value="-9.01290557500607" calcext:value-type="float">
            <text:p>-9.01290557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000000000762549" calcext:value-type="float">
            <text:p>7.62549E-10</text:p>
          </table:table-cell>
          <table:table-cell table:formula="of:=LOG([.B1717];10)" office:value-type="float" office:value="-9.11773224411773" calcext:value-type="float">
            <text:p>-9.117732244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000000000764786" calcext:value-type="float">
            <text:p>7.64786E-10</text:p>
          </table:table-cell>
          <table:table-cell table:formula="of:=LOG([.B1718];10)" office:value-type="float" office:value="-9.11646007075601" calcext:value-type="float">
            <text:p>-9.116460070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000000000774928" calcext:value-type="float">
            <text:p>7.74928E-10</text:p>
          </table:table-cell>
          <table:table-cell table:formula="of:=LOG([.B1719];10)" office:value-type="float" office:value="-9.11073864672632" calcext:value-type="float">
            <text:p>-9.110738646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0000000769831" calcext:value-type="float">
            <text:p>7.69831E-10</text:p>
          </table:table-cell>
          <table:table-cell table:formula="of:=LOG([.B1720];10)" office:value-type="float" office:value="-9.1136046044679" calcext:value-type="float">
            <text:p>-9.113604604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00000000720544" calcext:value-type="float">
            <text:p>7.20544E-10</text:p>
          </table:table-cell>
          <table:table-cell table:formula="of:=LOG([.B1721];10)" office:value-type="float" office:value="-9.14233949385936" calcext:value-type="float">
            <text:p>-9.142339493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00000000797922" calcext:value-type="float">
            <text:p>7.97922E-10</text:p>
          </table:table-cell>
          <table:table-cell table:formula="of:=LOG([.B1722];10)" office:value-type="float" office:value="-9.0980395605606" calcext:value-type="float">
            <text:p>-9.098039560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000000000750478" calcext:value-type="float">
            <text:p>7.50478E-10</text:p>
          </table:table-cell>
          <table:table-cell table:formula="of:=LOG([.B1723];10)" office:value-type="float" office:value="-9.1246620344249" calcext:value-type="float">
            <text:p>-9.124662034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000000000902058" calcext:value-type="float">
            <text:p>9.02058E-10</text:p>
          </table:table-cell>
          <table:table-cell table:formula="of:=LOG([.B1724];10)" office:value-type="float" office:value="-9.0447655375466" calcext:value-type="float">
            <text:p>-9.044765537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000000000759743" calcext:value-type="float">
            <text:p>7.59743E-10</text:p>
          </table:table-cell>
          <table:table-cell table:formula="of:=LOG([.B1725];10)" office:value-type="float" office:value="-9.11933329266346" calcext:value-type="float">
            <text:p>-9.119333292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00000000757141" calcext:value-type="float">
            <text:p>7.57141E-10</text:p>
          </table:table-cell>
          <table:table-cell table:formula="of:=LOG([.B1726];10)" office:value-type="float" office:value="-9.12082323566539" calcext:value-type="float">
            <text:p>-9.120823235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00000000081836" calcext:value-type="float">
            <text:p>8.1836E-10</text:p>
          </table:table-cell>
          <table:table-cell table:formula="of:=LOG([.B1727];10)" office:value-type="float" office:value="-9.08705560632891" calcext:value-type="float">
            <text:p>-9.087055606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000000000812546" calcext:value-type="float">
            <text:p>8.12546E-10</text:p>
          </table:table-cell>
          <table:table-cell table:formula="of:=LOG([.B1728];10)" office:value-type="float" office:value="-9.09015204329595" calcext:value-type="float">
            <text:p>-9.090152043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0000000008597" calcext:value-type="float">
            <text:p>8.597E-10</text:p>
          </table:table-cell>
          <table:table-cell table:formula="of:=LOG([.B1729];10)" office:value-type="float" office:value="-9.06565307326174" calcext:value-type="float">
            <text:p>-9.065653073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0000000080629" calcext:value-type="float">
            <text:p>8.0629E-10</text:p>
          </table:table-cell>
          <table:table-cell table:formula="of:=LOG([.B1730];10)" office:value-type="float" office:value="-9.09350872649824" calcext:value-type="float">
            <text:p>-9.093508726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00000000082536" calcext:value-type="float">
            <text:p>8.2536E-10</text:p>
          </table:table-cell>
          <table:table-cell table:formula="of:=LOG([.B1731];10)" office:value-type="float" office:value="-9.08335658246638" calcext:value-type="float">
            <text:p>-9.083356582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000000000773045" calcext:value-type="float">
            <text:p>7.73045E-10</text:p>
          </table:table-cell>
          <table:table-cell table:formula="of:=LOG([.B1732];10)" office:value-type="float" office:value="-9.11179522447384" calcext:value-type="float">
            <text:p>-9.111795224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000000000788903" calcext:value-type="float">
            <text:p>7.88903E-10</text:p>
          </table:table-cell>
          <table:table-cell table:formula="of:=LOG([.B1733];10)" office:value-type="float" office:value="-9.10297639242364" calcext:value-type="float">
            <text:p>-9.102976392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00000000782017" calcext:value-type="float">
            <text:p>7.82017E-10</text:p>
          </table:table-cell>
          <table:table-cell table:formula="of:=LOG([.B1734];10)" office:value-type="float" office:value="-9.10678380585838" calcext:value-type="float">
            <text:p>-9.106783805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00000000790989" calcext:value-type="float">
            <text:p>7.90989E-10</text:p>
          </table:table-cell>
          <table:table-cell table:formula="of:=LOG([.B1735];10)" office:value-type="float" office:value="-9.10182955603774" calcext:value-type="float">
            <text:p>-9.10182955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00000000817686" calcext:value-type="float">
            <text:p>8.17686E-10</text:p>
          </table:table-cell>
          <table:table-cell table:formula="of:=LOG([.B1736];10)" office:value-type="float" office:value="-9.08741343795145" calcext:value-type="float">
            <text:p>-9.08741343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000000000783409" calcext:value-type="float">
            <text:p>7.83409E-10</text:p>
          </table:table-cell>
          <table:table-cell table:formula="of:=LOG([.B1737];10)" office:value-type="float" office:value="-9.10601144347505" calcext:value-type="float">
            <text:p>-9.106011443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000000000821846" calcext:value-type="float">
            <text:p>8.21846E-10</text:p>
          </table:table-cell>
          <table:table-cell table:formula="of:=LOG([.B1738];10)" office:value-type="float" office:value="-9.08520955425561" calcext:value-type="float">
            <text:p>-9.085209554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000000000765274" calcext:value-type="float">
            <text:p>7.65274E-10</text:p>
          </table:table-cell>
          <table:table-cell table:formula="of:=LOG([.B1739];10)" office:value-type="float" office:value="-9.11618304147042" calcext:value-type="float">
            <text:p>-9.116183041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0000000823167" calcext:value-type="float">
            <text:p>8.23167E-10</text:p>
          </table:table-cell>
          <table:table-cell table:formula="of:=LOG([.B1740];10)" office:value-type="float" office:value="-9.08451204835881" calcext:value-type="float">
            <text:p>-9.084512048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000000000739868" calcext:value-type="float">
            <text:p>7.39868E-10</text:p>
          </table:table-cell>
          <table:table-cell table:formula="of:=LOG([.B1741];10)" office:value-type="float" office:value="-9.13084575592464" calcext:value-type="float">
            <text:p>-9.130845755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00000000083548" calcext:value-type="float">
            <text:p>8.3548E-10</text:p>
          </table:table-cell>
          <table:table-cell table:formula="of:=LOG([.B1742];10)" office:value-type="float" office:value="-9.07806394193289" calcext:value-type="float">
            <text:p>-9.0780639419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00000000809392" calcext:value-type="float">
            <text:p>8.09392E-10</text:p>
          </table:table-cell>
          <table:table-cell table:formula="of:=LOG([.B1743];10)" office:value-type="float" office:value="-9.09184109247352" calcext:value-type="float">
            <text:p>-9.091841092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000000000742164" calcext:value-type="float">
            <text:p>7.42164E-10</text:p>
          </table:table-cell>
          <table:table-cell table:formula="of:=LOG([.B1744];10)" office:value-type="float" office:value="-9.12950011571148" calcext:value-type="float">
            <text:p>-9.129500115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00000000775994" calcext:value-type="float">
            <text:p>7.75994E-10</text:p>
          </table:table-cell>
          <table:table-cell table:formula="of:=LOG([.B1745];10)" office:value-type="float" office:value="-9.11014163670182" calcext:value-type="float">
            <text:p>-9.110141636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00000000709011" calcext:value-type="float">
            <text:p>7.09011E-10</text:p>
          </table:table-cell>
          <table:table-cell table:formula="of:=LOG([.B1746];10)" office:value-type="float" office:value="-9.14934702687301" calcext:value-type="float">
            <text:p>-9.149347026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.000000000767251" calcext:value-type="float">
            <text:p>7.67251E-10</text:p>
          </table:table-cell>
          <table:table-cell table:formula="of:=LOG([.B1747];10)" office:value-type="float" office:value="-9.11506253685613" calcext:value-type="float">
            <text:p>-9.115062536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.000000000784105" calcext:value-type="float">
            <text:p>7.84105E-10</text:p>
          </table:table-cell>
          <table:table-cell table:formula="of:=LOG([.B1748];10)" office:value-type="float" office:value="-9.10562577677061" calcext:value-type="float">
            <text:p>-9.105625776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.00000000076779" calcext:value-type="float">
            <text:p>7.6779E-10</text:p>
          </table:table-cell>
          <table:table-cell table:formula="of:=LOG([.B1749];10)" office:value-type="float" office:value="-9.11475754860452" calcext:value-type="float">
            <text:p>-9.114757548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000000730699" calcext:value-type="float">
            <text:p>7.30699E-10</text:p>
          </table:table-cell>
          <table:table-cell table:formula="of:=LOG([.B1750];10)" office:value-type="float" office:value="-9.13626148700921" calcext:value-type="float">
            <text:p>-9.13626148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.000000000732306" calcext:value-type="float">
            <text:p>7.32306E-10</text:p>
          </table:table-cell>
          <table:table-cell table:formula="of:=LOG([.B1751];10)" office:value-type="float" office:value="-9.13530740754522" calcext:value-type="float">
            <text:p>-9.135307407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00000000724902" calcext:value-type="float">
            <text:p>7.24902E-10</text:p>
          </table:table-cell>
          <table:table-cell table:formula="of:=LOG([.B1752];10)" office:value-type="float" office:value="-9.1397207020304" calcext:value-type="float">
            <text:p>-9.13972070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00000000702045" calcext:value-type="float">
            <text:p>7.02045E-10</text:p>
          </table:table-cell>
          <table:table-cell table:formula="of:=LOG([.B1753];10)" office:value-type="float" office:value="-9.15363504937258" calcext:value-type="float">
            <text:p>-9.153635049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000000000749933" calcext:value-type="float">
            <text:p>7.49933E-10</text:p>
          </table:table-cell>
          <table:table-cell table:formula="of:=LOG([.B1754];10)" office:value-type="float" office:value="-9.12497753531505" calcext:value-type="float">
            <text:p>-9.124977535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000000000709618" calcext:value-type="float">
            <text:p>7.09618E-10</text:p>
          </table:table-cell>
          <table:table-cell table:formula="of:=LOG([.B1755];10)" office:value-type="float" office:value="-9.14897537682694" calcext:value-type="float">
            <text:p>-9.148975376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00000000816553" calcext:value-type="float">
            <text:p>8.16553E-10</text:p>
          </table:table-cell>
          <table:table-cell table:formula="of:=LOG([.B1756];10)" office:value-type="float" office:value="-9.08801562126348" calcext:value-type="float">
            <text:p>-9.088015621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000000000719914" calcext:value-type="float">
            <text:p>7.19914E-10</text:p>
          </table:table-cell>
          <table:table-cell table:formula="of:=LOG([.B1757];10)" office:value-type="float" office:value="-9.14271938073013" calcext:value-type="float">
            <text:p>-9.142719380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000000000738992" calcext:value-type="float">
            <text:p>7.38992E-10</text:p>
          </table:table-cell>
          <table:table-cell table:formula="of:=LOG([.B1758];10)" office:value-type="float" office:value="-9.13136026305938" calcext:value-type="float">
            <text:p>-9.131360263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00000000685052" calcext:value-type="float">
            <text:p>6.85052E-10</text:p>
          </table:table-cell>
          <table:table-cell table:formula="of:=LOG([.B1759];10)" office:value-type="float" office:value="-9.16427646141863" calcext:value-type="float">
            <text:p>-9.164276461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0000000803573" calcext:value-type="float">
            <text:p>8.03573E-10</text:p>
          </table:table-cell>
          <table:table-cell table:formula="of:=LOG([.B1760];10)" office:value-type="float" office:value="-9.0949746639447" calcext:value-type="float">
            <text:p>-9.0949746639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00000000717382" calcext:value-type="float">
            <text:p>7.17382E-10</text:p>
          </table:table-cell>
          <table:table-cell table:formula="of:=LOG([.B1761];10)" office:value-type="float" office:value="-9.14424952450804" calcext:value-type="float">
            <text:p>-9.144249524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000000000713271" calcext:value-type="float">
            <text:p>7.13271E-10</text:p>
          </table:table-cell>
          <table:table-cell table:formula="of:=LOG([.B1762];10)" office:value-type="float" office:value="-9.1467454330605" calcext:value-type="float">
            <text:p>-9.146745433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000000000777894" calcext:value-type="float">
            <text:p>7.77894E-10</text:p>
          </table:table-cell>
          <table:table-cell table:formula="of:=LOG([.B1763];10)" office:value-type="float" office:value="-9.10907957826923" calcext:value-type="float">
            <text:p>-9.109079578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00000000095183" calcext:value-type="float">
            <text:p>0.000000001</text:p>
          </table:table-cell>
          <table:table-cell table:formula="of:=LOG([.B1764];10)" office:value-type="float" office:value="-9.02144061112674" calcext:value-type="float">
            <text:p>-9.021440611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00000000910707" calcext:value-type="float">
            <text:p>9.10707E-10</text:p>
          </table:table-cell>
          <table:table-cell table:formula="of:=LOG([.B1765];10)" office:value-type="float" office:value="-9.04062132527802" calcext:value-type="float">
            <text:p>-9.040621325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00000000825602" calcext:value-type="float">
            <text:p>8.25602E-10</text:p>
          </table:table-cell>
          <table:table-cell table:formula="of:=LOG([.B1766];10)" office:value-type="float" office:value="-9.08322926364817" calcext:value-type="float">
            <text:p>-9.083229263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000000000869974" calcext:value-type="float">
            <text:p>8.69974E-10</text:p>
          </table:table-cell>
          <table:table-cell table:formula="of:=LOG([.B1767];10)" office:value-type="float" office:value="-9.06049372649087" calcext:value-type="float">
            <text:p>-9.060493726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00000000772532" calcext:value-type="float">
            <text:p>7.72532E-10</text:p>
          </table:table-cell>
          <table:table-cell table:formula="of:=LOG([.B1768];10)" office:value-type="float" office:value="-9.1120835220836" calcext:value-type="float">
            <text:p>-9.112083522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00000000719385" calcext:value-type="float">
            <text:p>7.19385E-10</text:p>
          </table:table-cell>
          <table:table-cell table:formula="of:=LOG([.B1769];10)" office:value-type="float" office:value="-9.14303862195974" calcext:value-type="float">
            <text:p>-9.14303862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00000000752927" calcext:value-type="float">
            <text:p>7.52927E-10</text:p>
          </table:table-cell>
          <table:table-cell table:formula="of:=LOG([.B1770];10)" office:value-type="float" office:value="-9.12324712875818" calcext:value-type="float">
            <text:p>-9.123247128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00000000779397" calcext:value-type="float">
            <text:p>7.79397E-10</text:p>
          </table:table-cell>
          <table:table-cell table:formula="of:=LOG([.B1771];10)" office:value-type="float" office:value="-9.10824127019582" calcext:value-type="float">
            <text:p>-9.108241270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000000000716263" calcext:value-type="float">
            <text:p>7.16263E-10</text:p>
          </table:table-cell>
          <table:table-cell table:formula="of:=LOG([.B1772];10)" office:value-type="float" office:value="-9.14492748261334" calcext:value-type="float">
            <text:p>-9.144927482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000000000726893" calcext:value-type="float">
            <text:p>7.26893E-10</text:p>
          </table:table-cell>
          <table:table-cell table:formula="of:=LOG([.B1773];10)" office:value-type="float" office:value="-9.13852951339075" calcext:value-type="float">
            <text:p>-9.138529513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0000000072199" calcext:value-type="float">
            <text:p>7.2199E-10</text:p>
          </table:table-cell>
          <table:table-cell table:formula="of:=LOG([.B1774];10)" office:value-type="float" office:value="-9.14146881763105" calcext:value-type="float">
            <text:p>-9.141468817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000000000706451" calcext:value-type="float">
            <text:p>7.06451E-10</text:p>
          </table:table-cell>
          <table:table-cell table:formula="of:=LOG([.B1775];10)" office:value-type="float" office:value="-9.15091795577948" calcext:value-type="float">
            <text:p>-9.150917955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00000000076645" calcext:value-type="float">
            <text:p>7.6645E-10</text:p>
          </table:table-cell>
          <table:table-cell table:formula="of:=LOG([.B1776];10)" office:value-type="float" office:value="-9.11551617144544" calcext:value-type="float">
            <text:p>-9.1155161714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000000000706941" calcext:value-type="float">
            <text:p>7.06941E-10</text:p>
          </table:table-cell>
          <table:table-cell table:formula="of:=LOG([.B1777];10)" office:value-type="float" office:value="-9.15061683011207" calcext:value-type="float">
            <text:p>-9.150616830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00000000715478" calcext:value-type="float">
            <text:p>7.15478E-10</text:p>
          </table:table-cell>
          <table:table-cell table:formula="of:=LOG([.B1778];10)" office:value-type="float" office:value="-9.14540371567848" calcext:value-type="float">
            <text:p>-9.145403715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000000000704415" calcext:value-type="float">
            <text:p>7.04415E-10</text:p>
          </table:table-cell>
          <table:table-cell table:formula="of:=LOG([.B1779];10)" office:value-type="float" office:value="-9.15217140462431" calcext:value-type="float">
            <text:p>-9.152171404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0000000735769" calcext:value-type="float">
            <text:p>7.35769E-10</text:p>
          </table:table-cell>
          <table:table-cell table:formula="of:=LOG([.B1780];10)" office:value-type="float" office:value="-9.13325851415718" calcext:value-type="float">
            <text:p>-9.133258514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000000000688397" calcext:value-type="float">
            <text:p>6.88397E-10</text:p>
          </table:table-cell>
          <table:table-cell table:formula="of:=LOG([.B1781];10)" office:value-type="float" office:value="-9.16216103097418" calcext:value-type="float">
            <text:p>-9.16216103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000000000789843" calcext:value-type="float">
            <text:p>7.89843E-10</text:p>
          </table:table-cell>
          <table:table-cell table:formula="of:=LOG([.B1782];10)" office:value-type="float" office:value="-9.10245922644351" calcext:value-type="float">
            <text:p>-9.1024592264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0000000070999" calcext:value-type="float">
            <text:p>7.0999E-10</text:p>
          </table:table-cell>
          <table:table-cell table:formula="of:=LOG([.B1783];10)" office:value-type="float" office:value="-9.14874776814769" calcext:value-type="float">
            <text:p>-9.148747768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00000000804388" calcext:value-type="float">
            <text:p>8.04388E-10</text:p>
          </table:table-cell>
          <table:table-cell table:formula="of:=LOG([.B1784];10)" office:value-type="float" office:value="-9.09453441690754" calcext:value-type="float">
            <text:p>-9.094534416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00000000740923" calcext:value-type="float">
            <text:p>7.40923E-10</text:p>
          </table:table-cell>
          <table:table-cell table:formula="of:=LOG([.B1785];10)" office:value-type="float" office:value="-9.1302269234818" calcext:value-type="float">
            <text:p>-9.130226923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000000000796611" calcext:value-type="float">
            <text:p>7.96611E-10</text:p>
          </table:table-cell>
          <table:table-cell table:formula="of:=LOG([.B1786];10)" office:value-type="float" office:value="-9.09875370093156" calcext:value-type="float">
            <text:p>-9.098753700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000000000780703" calcext:value-type="float">
            <text:p>7.80703E-10</text:p>
          </table:table-cell>
          <table:table-cell table:formula="of:=LOG([.B1787];10)" office:value-type="float" office:value="-9.10751415177283" calcext:value-type="float">
            <text:p>-9.107514151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000000000810379" calcext:value-type="float">
            <text:p>8.10379E-10</text:p>
          </table:table-cell>
          <table:table-cell table:formula="of:=LOG([.B1788];10)" office:value-type="float" office:value="-9.09131182172266" calcext:value-type="float">
            <text:p>-9.091311821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000000000816933" calcext:value-type="float">
            <text:p>8.16933E-10</text:p>
          </table:table-cell>
          <table:table-cell table:formula="of:=LOG([.B1789];10)" office:value-type="float" office:value="-9.08781356026497" calcext:value-type="float">
            <text:p>-9.087813560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000000000762971" calcext:value-type="float">
            <text:p>7.62971E-10</text:p>
          </table:table-cell>
          <table:table-cell table:formula="of:=LOG([.B1790];10)" office:value-type="float" office:value="-9.11749196896429" calcext:value-type="float">
            <text:p>-9.117491969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000000000722222" calcext:value-type="float">
            <text:p>7.22222E-10</text:p>
          </table:table-cell>
          <table:table-cell table:formula="of:=LOG([.B1791];10)" office:value-type="float" office:value="-9.14132928642556" calcext:value-type="float">
            <text:p>-9.141329286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00000000730912" calcext:value-type="float">
            <text:p>7.30912E-10</text:p>
          </table:table-cell>
          <table:table-cell table:formula="of:=LOG([.B1792];10)" office:value-type="float" office:value="-9.13613490787796" calcext:value-type="float">
            <text:p>-9.136134907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0000000071865" calcext:value-type="float">
            <text:p>7.1865E-10</text:p>
          </table:table-cell>
          <table:table-cell table:formula="of:=LOG([.B1793];10)" office:value-type="float" office:value="-9.14348257008617" calcext:value-type="float">
            <text:p>-9.143482570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0000000075541" calcext:value-type="float">
            <text:p>7.5541E-10</text:p>
          </table:table-cell>
          <table:table-cell table:formula="of:=LOG([.B1794];10)" office:value-type="float" office:value="-9.12181727034769" calcext:value-type="float">
            <text:p>-9.121817270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000000000814873" calcext:value-type="float">
            <text:p>8.14873E-10</text:p>
          </table:table-cell>
          <table:table-cell table:formula="of:=LOG([.B1795];10)" office:value-type="float" office:value="-9.08891007186988" calcext:value-type="float">
            <text:p>-9.088910071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000000000738619" calcext:value-type="float">
            <text:p>7.38619E-10</text:p>
          </table:table-cell>
          <table:table-cell table:formula="of:=LOG([.B1796];10)" office:value-type="float" office:value="-9.13157952488836" calcext:value-type="float">
            <text:p>-9.131579524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000000000705498" calcext:value-type="float">
            <text:p>7.05498E-10</text:p>
          </table:table-cell>
          <table:table-cell table:formula="of:=LOG([.B1797];10)" office:value-type="float" office:value="-9.15150421307929" calcext:value-type="float">
            <text:p>-9.151504213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000000000853443" calcext:value-type="float">
            <text:p>8.53443E-10</text:p>
          </table:table-cell>
          <table:table-cell table:formula="of:=LOG([.B1798];10)" office:value-type="float" office:value="-9.06882547936719" calcext:value-type="float">
            <text:p>-9.0688254794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000000000876247" calcext:value-type="float">
            <text:p>8.76247E-10</text:p>
          </table:table-cell>
          <table:table-cell table:formula="of:=LOG([.B1799];10)" office:value-type="float" office:value="-9.05737345591336" calcext:value-type="float">
            <text:p>-9.05737345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81372" calcext:value-type="float">
            <text:p>8.1372E-10</text:p>
          </table:table-cell>
          <table:table-cell table:formula="of:=LOG([.B1800];10)" office:value-type="float" office:value="-9.08952500957536" calcext:value-type="float">
            <text:p>-9.089525009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000000000777999" calcext:value-type="float">
            <text:p>7.77999E-10</text:p>
          </table:table-cell>
          <table:table-cell table:formula="of:=LOG([.B1801];10)" office:value-type="float" office:value="-9.1090209612298" calcext:value-type="float">
            <text:p>-9.109020961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000000000863994" calcext:value-type="float">
            <text:p>8.63994E-10</text:p>
          </table:table-cell>
          <table:table-cell table:formula="of:=LOG([.B1802];10)" office:value-type="float" office:value="-9.06348927346548" calcext:value-type="float">
            <text:p>-9.063489273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000000000731326" calcext:value-type="float">
            <text:p>7.31326E-10</text:p>
          </table:table-cell>
          <table:table-cell table:formula="of:=LOG([.B1803];10)" office:value-type="float" office:value="-9.13588898632441" calcext:value-type="float">
            <text:p>-9.135888986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000000000764029" calcext:value-type="float">
            <text:p>7.64029E-10</text:p>
          </table:table-cell>
          <table:table-cell table:formula="of:=LOG([.B1804];10)" office:value-type="float" office:value="-9.1168901567372" calcext:value-type="float">
            <text:p>-9.116890156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000000000735977" calcext:value-type="float">
            <text:p>7.35977E-10</text:p>
          </table:table-cell>
          <table:table-cell table:formula="of:=LOG([.B1805];10)" office:value-type="float" office:value="-9.13313575757712" calcext:value-type="float">
            <text:p>-9.133135757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00000000079933" calcext:value-type="float">
            <text:p>7.9933E-10</text:p>
          </table:table-cell>
          <table:table-cell table:formula="of:=LOG([.B1806];10)" office:value-type="float" office:value="-9.09727388703018" calcext:value-type="float">
            <text:p>-9.09727388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0000000071439" calcext:value-type="float">
            <text:p>7.1439E-10</text:p>
          </table:table-cell>
          <table:table-cell table:formula="of:=LOG([.B1807];10)" office:value-type="float" office:value="-9.14606463331214" calcext:value-type="float">
            <text:p>-9.146064633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000000000749148" calcext:value-type="float">
            <text:p>7.49148E-10</text:p>
          </table:table-cell>
          <table:table-cell table:formula="of:=LOG([.B1808];10)" office:value-type="float" office:value="-9.1254323755798" calcext:value-type="float">
            <text:p>-9.125432375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000000000807562" calcext:value-type="float">
            <text:p>8.07562E-10</text:p>
          </table:table-cell>
          <table:table-cell table:formula="of:=LOG([.B1809];10)" office:value-type="float" office:value="-9.09282412506592" calcext:value-type="float">
            <text:p>-9.092824125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000000000769343" calcext:value-type="float">
            <text:p>7.69343E-10</text:p>
          </table:table-cell>
          <table:table-cell table:formula="of:=LOG([.B1810];10)" office:value-type="float" office:value="-9.11387999336385" calcext:value-type="float">
            <text:p>-9.113879993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000000000715065" calcext:value-type="float">
            <text:p>7.15065E-10</text:p>
          </table:table-cell>
          <table:table-cell table:formula="of:=LOG([.B1811];10)" office:value-type="float" office:value="-9.14565447867688" calcext:value-type="float">
            <text:p>-9.145654478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000000000891256" calcext:value-type="float">
            <text:p>8.91256E-10</text:p>
          </table:table-cell>
          <table:table-cell table:formula="of:=LOG([.B1812];10)" office:value-type="float" office:value="-9.0499975334283" calcext:value-type="float">
            <text:p>-9.049997533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000000000850389" calcext:value-type="float">
            <text:p>8.50389E-10</text:p>
          </table:table-cell>
          <table:table-cell table:formula="of:=LOG([.B1813];10)" office:value-type="float" office:value="-9.07038236615903" calcext:value-type="float">
            <text:p>-9.070382366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00000000819111" calcext:value-type="float">
            <text:p>8.19111E-10</text:p>
          </table:table-cell>
          <table:table-cell table:formula="of:=LOG([.B1814];10)" office:value-type="float" office:value="-9.08665724180364" calcext:value-type="float">
            <text:p>-9.086657241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00000000738135" calcext:value-type="float">
            <text:p>7.38135E-10</text:p>
          </table:table-cell>
          <table:table-cell table:formula="of:=LOG([.B1815];10)" office:value-type="float" office:value="-9.13186420132976" calcext:value-type="float">
            <text:p>-9.131864201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000000000711653" calcext:value-type="float">
            <text:p>7.11653E-10</text:p>
          </table:table-cell>
          <table:table-cell table:formula="of:=LOG([.B1816];10)" office:value-type="float" office:value="-9.14773171552008" calcext:value-type="float">
            <text:p>-9.147731715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00000000079037" calcext:value-type="float">
            <text:p>7.9037E-10</text:p>
          </table:table-cell>
          <table:table-cell table:formula="of:=LOG([.B1817];10)" office:value-type="float" office:value="-9.10216955258252" calcext:value-type="float">
            <text:p>-9.102169552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00000000742978" calcext:value-type="float">
            <text:p>7.42978E-10</text:p>
          </table:table-cell>
          <table:table-cell table:formula="of:=LOG([.B1818];10)" office:value-type="float" office:value="-9.12902404575498" calcext:value-type="float">
            <text:p>-9.129024045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000000000726351" calcext:value-type="float">
            <text:p>7.26351E-10</text:p>
          </table:table-cell>
          <table:table-cell table:formula="of:=LOG([.B1819];10)" office:value-type="float" office:value="-9.13885346122071" calcext:value-type="float">
            <text:p>-9.138853461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0000000917849" calcext:value-type="float">
            <text:p>9.17849E-10</text:p>
          </table:table-cell>
          <table:table-cell table:formula="of:=LOG([.B1820];10)" office:value-type="float" office:value="-9.03722876091291" calcext:value-type="float">
            <text:p>-9.037228760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00000000079089" calcext:value-type="float">
            <text:p>7.9089E-10</text:p>
          </table:table-cell>
          <table:table-cell table:formula="of:=LOG([.B1821];10)" office:value-type="float" office:value="-9.10188391563638" calcext:value-type="float">
            <text:p>-9.1018839156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000000000799312" calcext:value-type="float">
            <text:p>7.99312E-10</text:p>
          </table:table-cell>
          <table:table-cell table:formula="of:=LOG([.B1822];10)" office:value-type="float" office:value="-9.09728366695673" calcext:value-type="float">
            <text:p>-9.09728366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000000000821004" calcext:value-type="float">
            <text:p>8.21004E-10</text:p>
          </table:table-cell>
          <table:table-cell table:formula="of:=LOG([.B1823];10)" office:value-type="float" office:value="-9.08565472695645" calcext:value-type="float">
            <text:p>-9.08565472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000000000716904" calcext:value-type="float">
            <text:p>7.16904E-10</text:p>
          </table:table-cell>
          <table:table-cell table:formula="of:=LOG([.B1824];10)" office:value-type="float" office:value="-9.14453899644047" calcext:value-type="float">
            <text:p>-9.144538996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000000000763489" calcext:value-type="float">
            <text:p>7.63489E-10</text:p>
          </table:table-cell>
          <table:table-cell table:formula="of:=LOG([.B1825];10)" office:value-type="float" office:value="-9.11719721567857" calcext:value-type="float">
            <text:p>-9.117197215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000000000715476" calcext:value-type="float">
            <text:p>7.15476E-10</text:p>
          </table:table-cell>
          <table:table-cell table:formula="of:=LOG([.B1826];10)" office:value-type="float" office:value="-9.14540492967832" calcext:value-type="float">
            <text:p>-9.145404929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000000000721016" calcext:value-type="float">
            <text:p>7.21016E-10</text:p>
          </table:table-cell>
          <table:table-cell table:formula="of:=LOG([.B1827];10)" office:value-type="float" office:value="-9.14205509778458" calcext:value-type="float">
            <text:p>-9.1420550978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000000000696918" calcext:value-type="float">
            <text:p>6.96918E-10</text:p>
          </table:table-cell>
          <table:table-cell table:formula="of:=LOG([.B1828];10)" office:value-type="float" office:value="-9.15681831837618" calcext:value-type="float">
            <text:p>-9.156818318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000000000854252" calcext:value-type="float">
            <text:p>8.54252E-10</text:p>
          </table:table-cell>
          <table:table-cell table:formula="of:=LOG([.B1829];10)" office:value-type="float" office:value="-9.06841399574495" calcext:value-type="float">
            <text:p>-9.068413995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000000000766321" calcext:value-type="float">
            <text:p>7.66321E-10</text:p>
          </table:table-cell>
          <table:table-cell table:formula="of:=LOG([.B1830];10)" office:value-type="float" office:value="-9.11558927302199" calcext:value-type="float">
            <text:p>-9.11558927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00000000792365" calcext:value-type="float">
            <text:p>7.92365E-10</text:p>
          </table:table-cell>
          <table:table-cell table:formula="of:=LOG([.B1831];10)" office:value-type="float" office:value="-9.10107471617561" calcext:value-type="float">
            <text:p>-9.101074716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000000000734958" calcext:value-type="float">
            <text:p>7.34958E-10</text:p>
          </table:table-cell>
          <table:table-cell table:formula="of:=LOG([.B1832];10)" office:value-type="float" office:value="-9.13373747845242" calcext:value-type="float">
            <text:p>-9.133737478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00000000070875" calcext:value-type="float">
            <text:p>7.0875E-10</text:p>
          </table:table-cell>
          <table:table-cell table:formula="of:=LOG([.B1833];10)" office:value-type="float" office:value="-9.14950692809904" calcext:value-type="float">
            <text:p>-9.149506928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000000000924194" calcext:value-type="float">
            <text:p>9.24194E-10</text:p>
          </table:table-cell>
          <table:table-cell table:formula="of:=LOG([.B1834];10)" office:value-type="float" office:value="-9.03423685531023" calcext:value-type="float">
            <text:p>-9.034236855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000000000835625" calcext:value-type="float">
            <text:p>8.35625E-10</text:p>
          </table:table-cell>
          <table:table-cell table:formula="of:=LOG([.B1835];10)" office:value-type="float" office:value="-9.07798857539394" calcext:value-type="float">
            <text:p>-9.077988575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000000000890911" calcext:value-type="float">
            <text:p>8.90911E-10</text:p>
          </table:table-cell>
          <table:table-cell table:formula="of:=LOG([.B1836];10)" office:value-type="float" office:value="-9.05016567883569" calcext:value-type="float">
            <text:p>-9.050165678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000000000798809" calcext:value-type="float">
            <text:p>7.98809E-10</text:p>
          </table:table-cell>
          <table:table-cell table:formula="of:=LOG([.B1837];10)" office:value-type="float" office:value="-9.09755705067625" calcext:value-type="float">
            <text:p>-9.097557050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000000000734639" calcext:value-type="float">
            <text:p>7.34639E-10</text:p>
          </table:table-cell>
          <table:table-cell table:formula="of:=LOG([.B1838];10)" office:value-type="float" office:value="-9.13392601985786" calcext:value-type="float">
            <text:p>-9.1339260199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000000000730869" calcext:value-type="float">
            <text:p>7.30869E-10</text:p>
          </table:table-cell>
          <table:table-cell table:formula="of:=LOG([.B1839];10)" office:value-type="float" office:value="-9.13616045843954" calcext:value-type="float">
            <text:p>-9.136160458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0000000772323" calcext:value-type="float">
            <text:p>7.72323E-10</text:p>
          </table:table-cell>
          <table:table-cell table:formula="of:=LOG([.B1840];10)" office:value-type="float" office:value="-9.11220103155507" calcext:value-type="float">
            <text:p>-9.112201031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000000000728939" calcext:value-type="float">
            <text:p>7.28939E-10</text:p>
          </table:table-cell>
          <table:table-cell table:formula="of:=LOG([.B1841];10)" office:value-type="float" office:value="-9.13730881334435" calcext:value-type="float">
            <text:p>-9.137308813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0000000118237" calcext:value-type="float">
            <text:p>1.18237E-09</text:p>
          </table:table-cell>
          <table:table-cell table:formula="of:=LOG([.B1842];10)" office:value-type="float" office:value="-8.9272465980627" calcext:value-type="float">
            <text:p>-8.927246598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000000000794285" calcext:value-type="float">
            <text:p>7.94285E-10</text:p>
          </table:table-cell>
          <table:table-cell table:formula="of:=LOG([.B1843];10)" office:value-type="float" office:value="-9.10002363898497" calcext:value-type="float">
            <text:p>-9.10002363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000000000830687" calcext:value-type="float">
            <text:p>8.30687E-10</text:p>
          </table:table-cell>
          <table:table-cell table:formula="of:=LOG([.B1844];10)" office:value-type="float" office:value="-9.08056258605871" calcext:value-type="float">
            <text:p>-9.0805625861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000000000724914" calcext:value-type="float">
            <text:p>7.24914E-10</text:p>
          </table:table-cell>
          <table:table-cell table:formula="of:=LOG([.B1845];10)" office:value-type="float" office:value="-9.13971351279565" calcext:value-type="float">
            <text:p>-9.139713512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000000000769496" calcext:value-type="float">
            <text:p>7.69496E-10</text:p>
          </table:table-cell>
          <table:table-cell table:formula="of:=LOG([.B1846];10)" office:value-type="float" office:value="-9.11379363337954" calcext:value-type="float">
            <text:p>-9.113793633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000000000784331" calcext:value-type="float">
            <text:p>7.84331E-10</text:p>
          </table:table-cell>
          <table:table-cell table:formula="of:=LOG([.B1847];10)" office:value-type="float" office:value="-9.10550061953935" calcext:value-type="float">
            <text:p>-9.105500619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000000000826764" calcext:value-type="float">
            <text:p>8.26764E-10</text:p>
          </table:table-cell>
          <table:table-cell table:formula="of:=LOG([.B1848];10)" office:value-type="float" office:value="-9.08261844223069" calcext:value-type="float">
            <text:p>-9.082618442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000000000912984" calcext:value-type="float">
            <text:p>9.12984E-10</text:p>
          </table:table-cell>
          <table:table-cell table:formula="of:=LOG([.B1849];10)" office:value-type="float" office:value="-9.03953683338859" calcext:value-type="float">
            <text:p>-9.03953683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000000803288" calcext:value-type="float">
            <text:p>8.03288E-10</text:p>
          </table:table-cell>
          <table:table-cell table:formula="of:=LOG([.B1850];10)" office:value-type="float" office:value="-9.0951287207407" calcext:value-type="float">
            <text:p>-9.095128720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00000000085855" calcext:value-type="float">
            <text:p>8.5855E-10</text:p>
          </table:table-cell>
          <table:table-cell table:formula="of:=LOG([.B1851];10)" office:value-type="float" office:value="-9.06623440744334" calcext:value-type="float">
            <text:p>-9.066234407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000000000757269" calcext:value-type="float">
            <text:p>7.57269E-10</text:p>
          </table:table-cell>
          <table:table-cell table:formula="of:=LOG([.B1852];10)" office:value-type="float" office:value="-9.12074982134058" calcext:value-type="float">
            <text:p>-9.120749821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000000000767312" calcext:value-type="float">
            <text:p>7.67312E-10</text:p>
          </table:table-cell>
          <table:table-cell table:formula="of:=LOG([.B1853];10)" office:value-type="float" office:value="-9.11502800981043" calcext:value-type="float">
            <text:p>-9.115028009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00000000733834" calcext:value-type="float">
            <text:p>7.33834E-10</text:p>
          </table:table-cell>
          <table:table-cell table:formula="of:=LOG([.B1854];10)" office:value-type="float" office:value="-9.13440217038014" calcext:value-type="float">
            <text:p>-9.134402170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00000000847133" calcext:value-type="float">
            <text:p>8.47133E-10</text:p>
          </table:table-cell>
          <table:table-cell table:formula="of:=LOG([.B1855];10)" office:value-type="float" office:value="-9.0720484000216" calcext:value-type="float">
            <text:p>-9.072048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000000000903732" calcext:value-type="float">
            <text:p>9.03732E-10</text:p>
          </table:table-cell>
          <table:table-cell table:formula="of:=LOG([.B1856];10)" office:value-type="float" office:value="-9.04396033963215" calcext:value-type="float">
            <text:p>-9.043960339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000000000753837" calcext:value-type="float">
            <text:p>7.53837E-10</text:p>
          </table:table-cell>
          <table:table-cell table:formula="of:=LOG([.B1857];10)" office:value-type="float" office:value="-9.12272255022221" calcext:value-type="float">
            <text:p>-9.122722550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000000000818752" calcext:value-type="float">
            <text:p>8.18752E-10</text:p>
          </table:table-cell>
          <table:table-cell table:formula="of:=LOG([.B1858];10)" office:value-type="float" office:value="-9.08684762612944" calcext:value-type="float">
            <text:p>-9.086847626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0000000073685" calcext:value-type="float">
            <text:p>7.3685E-10</text:p>
          </table:table-cell>
          <table:table-cell table:formula="of:=LOG([.B1859];10)" office:value-type="float" office:value="-9.13262091214435" calcext:value-type="float">
            <text:p>-9.13262091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0000000746571" calcext:value-type="float">
            <text:p>7.46571E-10</text:p>
          </table:table-cell>
          <table:table-cell table:formula="of:=LOG([.B1860];10)" office:value-type="float" office:value="-9.12692888393099" calcext:value-type="float">
            <text:p>-9.126928883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000000000917633" calcext:value-type="float">
            <text:p>9.17633E-10</text:p>
          </table:table-cell>
          <table:table-cell table:formula="of:=LOG([.B1861];10)" office:value-type="float" office:value="-9.03733097668896" calcext:value-type="float">
            <text:p>-9.037330976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000000000830862" calcext:value-type="float">
            <text:p>8.30862E-10</text:p>
          </table:table-cell>
          <table:table-cell table:formula="of:=LOG([.B1862];10)" office:value-type="float" office:value="-9.08047110331024" calcext:value-type="float">
            <text:p>-9.080471103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00000000751035" calcext:value-type="float">
            <text:p>7.51035E-10</text:p>
          </table:table-cell>
          <table:table-cell table:formula="of:=LOG([.B1863];10)" office:value-type="float" office:value="-9.12433982337842" calcext:value-type="float">
            <text:p>-9.124339823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000000000731102" calcext:value-type="float">
            <text:p>7.31102E-10</text:p>
          </table:table-cell>
          <table:table-cell table:formula="of:=LOG([.B1864];10)" office:value-type="float" office:value="-9.13602202803957" calcext:value-type="float">
            <text:p>-9.13602202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000000000750608" calcext:value-type="float">
            <text:p>7.50608E-10</text:p>
          </table:table-cell>
          <table:table-cell table:formula="of:=LOG([.B1865];10)" office:value-type="float" office:value="-9.12458681117615" calcext:value-type="float">
            <text:p>-9.124586811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00000000785371" calcext:value-type="float">
            <text:p>7.85371E-10</text:p>
          </table:table-cell>
          <table:table-cell table:formula="of:=LOG([.B1866];10)" office:value-type="float" office:value="-9.1049251391905" calcext:value-type="float">
            <text:p>-9.104925139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000000000851569" calcext:value-type="float">
            <text:p>8.51569E-10</text:p>
          </table:table-cell>
          <table:table-cell table:formula="of:=LOG([.B1867];10)" office:value-type="float" office:value="-9.06978015673816" calcext:value-type="float">
            <text:p>-9.069780156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00000000793464" calcext:value-type="float">
            <text:p>7.93464E-10</text:p>
          </table:table-cell>
          <table:table-cell table:formula="of:=LOG([.B1868];10)" office:value-type="float" office:value="-9.10047277269744" calcext:value-type="float">
            <text:p>-9.100472772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000000000769886" calcext:value-type="float">
            <text:p>7.69886E-10</text:p>
          </table:table-cell>
          <table:table-cell table:formula="of:=LOG([.B1869];10)" office:value-type="float" office:value="-9.11357357773179" calcext:value-type="float">
            <text:p>-9.113573577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000000000754608" calcext:value-type="float">
            <text:p>7.54608E-10</text:p>
          </table:table-cell>
          <table:table-cell table:formula="of:=LOG([.B1870];10)" office:value-type="float" office:value="-9.12227859492426" calcext:value-type="float">
            <text:p>-9.122278594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0000000077538" calcext:value-type="float">
            <text:p>7.7538E-10</text:p>
          </table:table-cell>
          <table:table-cell table:formula="of:=LOG([.B1871];10)" office:value-type="float" office:value="-9.11048540529123" calcext:value-type="float">
            <text:p>-9.110485405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000000000728277" calcext:value-type="float">
            <text:p>7.28277E-10</text:p>
          </table:table-cell>
          <table:table-cell table:formula="of:=LOG([.B1872];10)" office:value-type="float" office:value="-9.13770340545258" calcext:value-type="float">
            <text:p>-9.137703405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000000000768161" calcext:value-type="float">
            <text:p>7.68161E-10</text:p>
          </table:table-cell>
          <table:table-cell table:formula="of:=LOG([.B1873];10)" office:value-type="float" office:value="-9.11454774600546" calcext:value-type="float">
            <text:p>-9.11454774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00000000836982" calcext:value-type="float">
            <text:p>8.36982E-10</text:p>
          </table:table-cell>
          <table:table-cell table:formula="of:=LOG([.B1874];10)" office:value-type="float" office:value="-9.07728388177345" calcext:value-type="float">
            <text:p>-9.077283881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000000000788094" calcext:value-type="float">
            <text:p>7.88094E-10</text:p>
          </table:table-cell>
          <table:table-cell table:formula="of:=LOG([.B1875];10)" office:value-type="float" office:value="-9.10342197889804" calcext:value-type="float">
            <text:p>-9.103421978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00000000076015" calcext:value-type="float">
            <text:p>7.6015E-10</text:p>
          </table:table-cell>
          <table:table-cell table:formula="of:=LOG([.B1876];10)" office:value-type="float" office:value="-9.11910070016075" calcext:value-type="float">
            <text:p>-9.119100700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0000000844081" calcext:value-type="float">
            <text:p>8.44081E-10</text:p>
          </table:table-cell>
          <table:table-cell table:formula="of:=LOG([.B1877];10)" office:value-type="float" office:value="-9.0736158754536" calcext:value-type="float">
            <text:p>-9.073615875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000000000893428" calcext:value-type="float">
            <text:p>8.93428E-10</text:p>
          </table:table-cell>
          <table:table-cell table:formula="of:=LOG([.B1878];10)" office:value-type="float" office:value="-9.04894044087813" calcext:value-type="float">
            <text:p>-9.048940440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00000000768201" calcext:value-type="float">
            <text:p>7.68201E-10</text:p>
          </table:table-cell>
          <table:table-cell table:formula="of:=LOG([.B1879];10)" office:value-type="float" office:value="-9.11452513183083" calcext:value-type="float">
            <text:p>-9.11452513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0000000743689" calcext:value-type="float">
            <text:p>7.43689E-10</text:p>
          </table:table-cell>
          <table:table-cell table:formula="of:=LOG([.B1880];10)" office:value-type="float" office:value="-9.12860864217075" calcext:value-type="float">
            <text:p>-9.128608642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00000000743141" calcext:value-type="float">
            <text:p>7.43141E-10</text:p>
          </table:table-cell>
          <table:table-cell table:formula="of:=LOG([.B1881];10)" office:value-type="float" office:value="-9.12892877747453" calcext:value-type="float">
            <text:p>-9.128928777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000000000842569" calcext:value-type="float">
            <text:p>8.42569E-10</text:p>
          </table:table-cell>
          <table:table-cell table:formula="of:=LOG([.B1882];10)" office:value-type="float" office:value="-9.0743945235816" calcext:value-type="float">
            <text:p>-9.074394523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00000000850436" calcext:value-type="float">
            <text:p>8.50436E-10</text:p>
          </table:table-cell>
          <table:table-cell table:formula="of:=LOG([.B1883];10)" office:value-type="float" office:value="-9.07035836387701" calcext:value-type="float">
            <text:p>-9.070358363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000000000856215" calcext:value-type="float">
            <text:p>8.56215E-10</text:p>
          </table:table-cell>
          <table:table-cell table:formula="of:=LOG([.B1884];10)" office:value-type="float" office:value="-9.06741716804555" calcext:value-type="float">
            <text:p>-9.067417168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0000000766767" calcext:value-type="float">
            <text:p>7.66767E-10</text:p>
          </table:table-cell>
          <table:table-cell table:formula="of:=LOG([.B1885];10)" office:value-type="float" office:value="-9.11533658649077" calcext:value-type="float">
            <text:p>-9.115336586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000000000761644" calcext:value-type="float">
            <text:p>7.61644E-10</text:p>
          </table:table-cell>
          <table:table-cell table:formula="of:=LOG([.B1886];10)" office:value-type="float" office:value="-9.11824797480579" calcext:value-type="float">
            <text:p>-9.118247974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000000000719066" calcext:value-type="float">
            <text:p>7.19066E-10</text:p>
          </table:table-cell>
          <table:table-cell table:formula="of:=LOG([.B1887];10)" office:value-type="float" office:value="-9.14323124575019" calcext:value-type="float">
            <text:p>-9.143231245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00000000843234" calcext:value-type="float">
            <text:p>8.43234E-10</text:p>
          </table:table-cell>
          <table:table-cell table:formula="of:=LOG([.B1888];10)" office:value-type="float" office:value="-9.07405189061031" calcext:value-type="float">
            <text:p>-9.074051890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00000000829801" calcext:value-type="float">
            <text:p>8.29801E-10</text:p>
          </table:table-cell>
          <table:table-cell table:formula="of:=LOG([.B1889];10)" office:value-type="float" office:value="-9.08102604613488" calcext:value-type="float">
            <text:p>-9.081026046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0000000755862" calcext:value-type="float">
            <text:p>7.55862E-10</text:p>
          </table:table-cell>
          <table:table-cell table:formula="of:=LOG([.B1890];10)" office:value-type="float" office:value="-9.12155748771204" calcext:value-type="float">
            <text:p>-9.121557487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0000000816281" calcext:value-type="float">
            <text:p>8.16281E-10</text:p>
          </table:table-cell>
          <table:table-cell table:formula="of:=LOG([.B1891];10)" office:value-type="float" office:value="-9.08816031215082" calcext:value-type="float">
            <text:p>-9.088160312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000000000766494" calcext:value-type="float">
            <text:p>7.66494E-10</text:p>
          </table:table-cell>
          <table:table-cell table:formula="of:=LOG([.B1892];10)" office:value-type="float" office:value="-9.11549124038833" calcext:value-type="float">
            <text:p>-9.1154912404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000000000877616" calcext:value-type="float">
            <text:p>8.77616E-10</text:p>
          </table:table-cell>
          <table:table-cell table:formula="of:=LOG([.B1893];10)" office:value-type="float" office:value="-9.05669546764806" calcext:value-type="float">
            <text:p>-9.056695467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000000000816222" calcext:value-type="float">
            <text:p>8.16222E-10</text:p>
          </table:table-cell>
          <table:table-cell table:formula="of:=LOG([.B1894];10)" office:value-type="float" office:value="-9.08819170366978" calcext:value-type="float">
            <text:p>-9.088191703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000000000811081" calcext:value-type="float">
            <text:p>8.11081E-10</text:p>
          </table:table-cell>
          <table:table-cell table:formula="of:=LOG([.B1895];10)" office:value-type="float" office:value="-9.09093577205712" calcext:value-type="float">
            <text:p>-9.090935772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000000731007" calcext:value-type="float">
            <text:p>7.31007E-10</text:p>
          </table:table-cell>
          <table:table-cell table:formula="of:=LOG([.B1896];10)" office:value-type="float" office:value="-9.13607846429136" calcext:value-type="float">
            <text:p>-9.136078464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000000000837854" calcext:value-type="float">
            <text:p>8.37854E-10</text:p>
          </table:table-cell>
          <table:table-cell table:formula="of:=LOG([.B1897];10)" office:value-type="float" office:value="-9.07683165263287" calcext:value-type="float">
            <text:p>-9.076831652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00000000090603" calcext:value-type="float">
            <text:p>9.0603E-10</text:p>
          </table:table-cell>
          <table:table-cell table:formula="of:=LOG([.B1898];10)" office:value-type="float" office:value="-9.04285742194929" calcext:value-type="float">
            <text:p>-9.042857421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000000000809795" calcext:value-type="float">
            <text:p>8.09795E-10</text:p>
          </table:table-cell>
          <table:table-cell table:formula="of:=LOG([.B1899];10)" office:value-type="float" office:value="-9.09162490906811" calcext:value-type="float">
            <text:p>-9.091624909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747347" calcext:value-type="float">
            <text:p>7.47347E-10</text:p>
          </table:table-cell>
          <table:table-cell table:formula="of:=LOG([.B1900];10)" office:value-type="float" office:value="-9.12647770448437" calcext:value-type="float">
            <text:p>-9.126477704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00000000739008" calcext:value-type="float">
            <text:p>7.39008E-10</text:p>
          </table:table-cell>
          <table:table-cell table:formula="of:=LOG([.B1901];10)" office:value-type="float" office:value="-9.13135086020186" calcext:value-type="float">
            <text:p>-9.131350860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000000000808246" calcext:value-type="float">
            <text:p>8.08246E-10</text:p>
          </table:table-cell>
          <table:table-cell table:formula="of:=LOG([.B1902];10)" office:value-type="float" office:value="-9.0924564360294" calcext:value-type="float">
            <text:p>-9.09245643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0000000784055" calcext:value-type="float">
            <text:p>7.84055E-10</text:p>
          </table:table-cell>
          <table:table-cell table:formula="of:=LOG([.B1903];10)" office:value-type="float" office:value="-9.10565347129681" calcext:value-type="float">
            <text:p>-9.105653471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00000000741339" calcext:value-type="float">
            <text:p>7.41339E-10</text:p>
          </table:table-cell>
          <table:table-cell table:formula="of:=LOG([.B1904];10)" office:value-type="float" office:value="-9.1299831521253" calcext:value-type="float">
            <text:p>-9.129983152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000000000749164" calcext:value-type="float">
            <text:p>7.49164E-10</text:p>
          </table:table-cell>
          <table:table-cell table:formula="of:=LOG([.B1905];10)" office:value-type="float" office:value="-9.12542310019294" calcext:value-type="float">
            <text:p>-9.125423100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0000000078877" calcext:value-type="float">
            <text:p>7.8877E-10</text:p>
          </table:table-cell>
          <table:table-cell table:formula="of:=LOG([.B1906];10)" office:value-type="float" office:value="-9.10304961566601" calcext:value-type="float">
            <text:p>-9.103049615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000000000796693" calcext:value-type="float">
            <text:p>7.96693E-10</text:p>
          </table:table-cell>
          <table:table-cell table:formula="of:=LOG([.B1907];10)" office:value-type="float" office:value="-9.09870899866816" calcext:value-type="float">
            <text:p>-9.098708998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00000000848002" calcext:value-type="float">
            <text:p>8.48002E-10</text:p>
          </table:table-cell>
          <table:table-cell table:formula="of:=LOG([.B1908];10)" office:value-type="float" office:value="-9.07160312346506" calcext:value-type="float">
            <text:p>-9.071603123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00000000743825" calcext:value-type="float">
            <text:p>7.43825E-10</text:p>
          </table:table-cell>
          <table:table-cell table:formula="of:=LOG([.B1909];10)" office:value-type="float" office:value="-9.12852922906983" calcext:value-type="float">
            <text:p>-9.128529229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00000000760901" calcext:value-type="float">
            <text:p>7.60901E-10</text:p>
          </table:table-cell>
          <table:table-cell table:formula="of:=LOG([.B1910];10)" office:value-type="float" office:value="-9.11867184513562" calcext:value-type="float">
            <text:p>-9.118671845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00000000979958" calcext:value-type="float">
            <text:p>0.000000001</text:p>
          </table:table-cell>
          <table:table-cell table:formula="of:=LOG([.B1911];10)" office:value-type="float" office:value="-9.00879253732701" calcext:value-type="float">
            <text:p>-9.008792537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0000000854531" calcext:value-type="float">
            <text:p>8.54531E-10</text:p>
          </table:table-cell>
          <table:table-cell table:formula="of:=LOG([.B1912];10)" office:value-type="float" office:value="-9.06827217766561" calcext:value-type="float">
            <text:p>-9.068272177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00000000763102" calcext:value-type="float">
            <text:p>7.63102E-10</text:p>
          </table:table-cell>
          <table:table-cell table:formula="of:=LOG([.B1913];10)" office:value-type="float" office:value="-9.11741740820963" calcext:value-type="float">
            <text:p>-9.117417408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00000000781956" calcext:value-type="float">
            <text:p>7.81956E-10</text:p>
          </table:table-cell>
          <table:table-cell table:formula="of:=LOG([.B1914];10)" office:value-type="float" office:value="-9.10681768363429" calcext:value-type="float">
            <text:p>-9.106817683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0000000086056" calcext:value-type="float">
            <text:p>8.6056E-10</text:p>
          </table:table-cell>
          <table:table-cell table:formula="of:=LOG([.B1915];10)" office:value-type="float" office:value="-9.06521884438291" calcext:value-type="float">
            <text:p>-9.0652188444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00000000778817" calcext:value-type="float">
            <text:p>7.78817E-10</text:p>
          </table:table-cell>
          <table:table-cell table:formula="of:=LOG([.B1916];10)" office:value-type="float" office:value="-9.10856457727834" calcext:value-type="float">
            <text:p>-9.108564577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00000000786724" calcext:value-type="float">
            <text:p>7.86724E-10</text:p>
          </table:table-cell>
          <table:table-cell table:formula="of:=LOG([.B1917];10)" office:value-type="float" office:value="-9.1041776009322" calcext:value-type="float">
            <text:p>-9.104177600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00000000839738" calcext:value-type="float">
            <text:p>8.39738E-10</text:p>
          </table:table-cell>
          <table:table-cell table:formula="of:=LOG([.B1918];10)" office:value-type="float" office:value="-9.07585619358457" calcext:value-type="float">
            <text:p>-9.075856193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000000000965955" calcext:value-type="float">
            <text:p>0.000000001</text:p>
          </table:table-cell>
          <table:table-cell table:formula="of:=LOG([.B1919];10)" office:value-type="float" office:value="-9.01504310516515" calcext:value-type="float">
            <text:p>-9.015043105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0000000730889" calcext:value-type="float">
            <text:p>7.30889E-10</text:p>
          </table:table-cell>
          <table:table-cell table:formula="of:=LOG([.B1920];10)" office:value-type="float" office:value="-9.13614857427042" calcext:value-type="float">
            <text:p>-9.136148574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00000000732062" calcext:value-type="float">
            <text:p>7.32062E-10</text:p>
          </table:table-cell>
          <table:table-cell table:formula="of:=LOG([.B1921];10)" office:value-type="float" office:value="-9.13545213599403" calcext:value-type="float">
            <text:p>-9.13545213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00000000872674" calcext:value-type="float">
            <text:p>8.72674E-10</text:p>
          </table:table-cell>
          <table:table-cell table:formula="of:=LOG([.B1922];10)" office:value-type="float" office:value="-9.0591479629868" calcext:value-type="float">
            <text:p>-9.05914796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00000000809919" calcext:value-type="float">
            <text:p>8.09919E-10</text:p>
          </table:table-cell>
          <table:table-cell table:formula="of:=LOG([.B1923];10)" office:value-type="float" office:value="-9.09155841274116" calcext:value-type="float">
            <text:p>-9.0915584127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0000000079511" calcext:value-type="float">
            <text:p>7.9511E-10</text:p>
          </table:table-cell>
          <table:table-cell table:formula="of:=LOG([.B1924];10)" office:value-type="float" office:value="-9.09957278444" calcext:value-type="float">
            <text:p>-9.099572784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00000000752728" calcext:value-type="float">
            <text:p>7.52728E-10</text:p>
          </table:table-cell>
          <table:table-cell table:formula="of:=LOG([.B1925];10)" office:value-type="float" office:value="-9.12336192876535" calcext:value-type="float">
            <text:p>-9.123361928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0000000863277" calcext:value-type="float">
            <text:p>8.63277E-10</text:p>
          </table:table-cell>
          <table:table-cell table:formula="of:=LOG([.B1926];10)" office:value-type="float" office:value="-9.06384982969714" calcext:value-type="float">
            <text:p>-9.063849829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00000000761548" calcext:value-type="float">
            <text:p>7.61548E-10</text:p>
          </table:table-cell>
          <table:table-cell table:formula="of:=LOG([.B1927];10)" office:value-type="float" office:value="-9.1183027180953" calcext:value-type="float">
            <text:p>-9.118302718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0000000814348" calcext:value-type="float">
            <text:p>8.14348E-10</text:p>
          </table:table-cell>
          <table:table-cell table:formula="of:=LOG([.B1928];10)" office:value-type="float" office:value="-9.08918996589394" calcext:value-type="float">
            <text:p>-9.089189965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000000000788817" calcext:value-type="float">
            <text:p>7.88817E-10</text:p>
          </table:table-cell>
          <table:table-cell table:formula="of:=LOG([.B1929];10)" office:value-type="float" office:value="-9.10302373837284" calcext:value-type="float">
            <text:p>-9.103023738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000000000794299" calcext:value-type="float">
            <text:p>7.94299E-10</text:p>
          </table:table-cell>
          <table:table-cell table:formula="of:=LOG([.B1930];10)" office:value-type="float" office:value="-9.10001598421475" calcext:value-type="float">
            <text:p>-9.100015984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000000000761377" calcext:value-type="float">
            <text:p>7.61377E-10</text:p>
          </table:table-cell>
          <table:table-cell table:formula="of:=LOG([.B1931];10)" office:value-type="float" office:value="-9.11840024667578" calcext:value-type="float">
            <text:p>-9.118400246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00000000818825" calcext:value-type="float">
            <text:p>8.18825E-10</text:p>
          </table:table-cell>
          <table:table-cell table:formula="of:=LOG([.B1932];10)" office:value-type="float" office:value="-9.08680890612152" calcext:value-type="float">
            <text:p>-9.086808906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00000000100616" calcext:value-type="float">
            <text:p>0.000000001</text:p>
          </table:table-cell>
          <table:table-cell table:formula="of:=LOG([.B1933];10)" office:value-type="float" office:value="-8.99733295209135" calcext:value-type="float">
            <text:p>-8.997332952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000000000811151" calcext:value-type="float">
            <text:p>8.11151E-10</text:p>
          </table:table-cell>
          <table:table-cell table:formula="of:=LOG([.B1934];10)" office:value-type="float" office:value="-9.09089829207429" calcext:value-type="float">
            <text:p>-9.090898292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000000000817774" calcext:value-type="float">
            <text:p>8.17774E-10</text:p>
          </table:table-cell>
          <table:table-cell table:formula="of:=LOG([.B1935];10)" office:value-type="float" office:value="-9.08736670135814" calcext:value-type="float">
            <text:p>-9.087366701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00000000786384" calcext:value-type="float">
            <text:p>7.86384E-10</text:p>
          </table:table-cell>
          <table:table-cell table:formula="of:=LOG([.B1936];10)" office:value-type="float" office:value="-9.10436533136921" calcext:value-type="float">
            <text:p>-9.104365331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000000000947462" calcext:value-type="float">
            <text:p>9.47462E-10</text:p>
          </table:table-cell>
          <table:table-cell table:formula="of:=LOG([.B1937];10)" office:value-type="float" office:value="-9.02343819932428" calcext:value-type="float">
            <text:p>-9.023438199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00000000815405" calcext:value-type="float">
            <text:p>8.15405E-10</text:p>
          </table:table-cell>
          <table:table-cell table:formula="of:=LOG([.B1938];10)" office:value-type="float" office:value="-9.08862662981573" calcext:value-type="float">
            <text:p>-9.088626629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000000000878437" calcext:value-type="float">
            <text:p>8.78437E-10</text:p>
          </table:table-cell>
          <table:table-cell table:formula="of:=LOG([.B1939];10)" office:value-type="float" office:value="-9.05628937990968" calcext:value-type="float">
            <text:p>-9.056289379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0000000846604" calcext:value-type="float">
            <text:p>8.46604E-10</text:p>
          </table:table-cell>
          <table:table-cell table:formula="of:=LOG([.B1940];10)" office:value-type="float" office:value="-9.07231968392033" calcext:value-type="float">
            <text:p>-9.072319683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00000000762554" calcext:value-type="float">
            <text:p>7.62554E-10</text:p>
          </table:table-cell>
          <table:table-cell table:formula="of:=LOG([.B1941];10)" office:value-type="float" office:value="-9.11772939647739" calcext:value-type="float">
            <text:p>-9.117729396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00000000862493" calcext:value-type="float">
            <text:p>8.62493E-10</text:p>
          </table:table-cell>
          <table:table-cell table:formula="of:=LOG([.B1942];10)" office:value-type="float" office:value="-9.06424442097783" calcext:value-type="float">
            <text:p>-9.06424442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0000000087339" calcext:value-type="float">
            <text:p>8.7339E-10</text:p>
          </table:table-cell>
          <table:table-cell table:formula="of:=LOG([.B1943];10)" office:value-type="float" office:value="-9.05879178490115" calcext:value-type="float">
            <text:p>-9.058791784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0000000085931" calcext:value-type="float">
            <text:p>8.5931E-10</text:p>
          </table:table-cell>
          <table:table-cell table:formula="of:=LOG([.B1944];10)" office:value-type="float" office:value="-9.06585013418733" calcext:value-type="float">
            <text:p>-9.065850134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00000000728404" calcext:value-type="float">
            <text:p>7.28404E-10</text:p>
          </table:table-cell>
          <table:table-cell table:formula="of:=LOG([.B1945];10)" office:value-type="float" office:value="-9.13762767796064" calcext:value-type="float">
            <text:p>-9.13762767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00000000853014" calcext:value-type="float">
            <text:p>8.53014E-10</text:p>
          </table:table-cell>
          <table:table-cell table:formula="of:=LOG([.B1946];10)" office:value-type="float" office:value="-9.06904384096278" calcext:value-type="float">
            <text:p>-9.06904384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000000000929355" calcext:value-type="float">
            <text:p>9.29355E-10</text:p>
          </table:table-cell>
          <table:table-cell table:formula="of:=LOG([.B1947];10)" office:value-type="float" office:value="-9.03181836018169" calcext:value-type="float">
            <text:p>-9.031818360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00000000793114" calcext:value-type="float">
            <text:p>7.93114E-10</text:p>
          </table:table-cell>
          <table:table-cell table:formula="of:=LOG([.B1948];10)" office:value-type="float" office:value="-9.10066438391495" calcext:value-type="float">
            <text:p>-9.100664383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000000000798456" calcext:value-type="float">
            <text:p>7.98456E-10</text:p>
          </table:table-cell>
          <table:table-cell table:formula="of:=LOG([.B1949];10)" office:value-type="float" office:value="-9.09774901125212" calcext:value-type="float">
            <text:p>-9.097749011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000000832508" calcext:value-type="float">
            <text:p>8.32508E-10</text:p>
          </table:table-cell>
          <table:table-cell table:formula="of:=LOG([.B1950];10)" office:value-type="float" office:value="-9.07961158444127" calcext:value-type="float">
            <text:p>-9.079611584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00000000813082" calcext:value-type="float">
            <text:p>8.13082E-10</text:p>
          </table:table-cell>
          <table:table-cell table:formula="of:=LOG([.B1951];10)" office:value-type="float" office:value="-9.08986565323533" calcext:value-type="float">
            <text:p>-9.089865653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000000000745265" calcext:value-type="float">
            <text:p>7.45265E-10</text:p>
          </table:table-cell>
          <table:table-cell table:formula="of:=LOG([.B1952];10)" office:value-type="float" office:value="-9.1276892741324" calcext:value-type="float">
            <text:p>-9.127689274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000000000854566" calcext:value-type="float">
            <text:p>8.54566E-10</text:p>
          </table:table-cell>
          <table:table-cell table:formula="of:=LOG([.B1953];10)" office:value-type="float" office:value="-9.06825439013586" calcext:value-type="float">
            <text:p>-9.068254390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000000000924005" calcext:value-type="float">
            <text:p>9.24005E-10</text:p>
          </table:table-cell>
          <table:table-cell table:formula="of:=LOG([.B1954];10)" office:value-type="float" office:value="-9.03432567870789" calcext:value-type="float">
            <text:p>-9.034325678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000000000790376" calcext:value-type="float">
            <text:p>7.90376E-10</text:p>
          </table:table-cell>
          <table:table-cell table:formula="of:=LOG([.B1955];10)" office:value-type="float" office:value="-9.10216625570005" calcext:value-type="float">
            <text:p>-9.102166255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000000000952771" calcext:value-type="float">
            <text:p>0.000000001</text:p>
          </table:table-cell>
          <table:table-cell table:formula="of:=LOG([.B1956];10)" office:value-type="float" office:value="-9.0210114701773" calcext:value-type="float">
            <text:p>-9.021011470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00000000897963" calcext:value-type="float">
            <text:p>8.97963E-10</text:p>
          </table:table-cell>
          <table:table-cell table:formula="of:=LOG([.B1957];10)" office:value-type="float" office:value="-9.0467415577947" calcext:value-type="float">
            <text:p>-9.046741557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00000000859407" calcext:value-type="float">
            <text:p>8.59407E-10</text:p>
          </table:table-cell>
          <table:table-cell table:formula="of:=LOG([.B1958];10)" office:value-type="float" office:value="-9.06580111324347" calcext:value-type="float">
            <text:p>-9.065801113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000000000946031" calcext:value-type="float">
            <text:p>9.46031E-10</text:p>
          </table:table-cell>
          <table:table-cell table:formula="of:=LOG([.B1959];10)" office:value-type="float" office:value="-9.02409463219403" calcext:value-type="float">
            <text:p>-9.024094632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00000757005" calcext:value-type="float">
            <text:p>7.57005E-10</text:p>
          </table:table-cell>
          <table:table-cell table:formula="of:=LOG([.B1960];10)" office:value-type="float" office:value="-9.12090125198574" calcext:value-type="float">
            <text:p>-9.12090125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00000757279" calcext:value-type="float">
            <text:p>7.57279E-10</text:p>
          </table:table-cell>
          <table:table-cell table:formula="of:=LOG([.B1961];10)" office:value-type="float" office:value="-9.12074408636907" calcext:value-type="float">
            <text:p>-9.120744086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00000918732" calcext:value-type="float">
            <text:p>9.18732E-10</text:p>
          </table:table-cell>
          <table:table-cell table:formula="of:=LOG([.B1962];10)" office:value-type="float" office:value="-9.03681115661768" calcext:value-type="float">
            <text:p>-9.036811156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00000903958" calcext:value-type="float">
            <text:p>9.03958E-10</text:p>
          </table:table-cell>
          <table:table-cell table:formula="of:=LOG([.B1963];10)" office:value-type="float" office:value="-9.04385174739187" calcext:value-type="float">
            <text:p>-9.043851747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00000899795" calcext:value-type="float">
            <text:p>8.99795E-10</text:p>
          </table:table-cell>
          <table:table-cell table:formula="of:=LOG([.B1964];10)" office:value-type="float" office:value="-9.04585642446056" calcext:value-type="float">
            <text:p>-9.045856424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00000805113" calcext:value-type="float">
            <text:p>8.05113E-10</text:p>
          </table:table-cell>
          <table:table-cell table:formula="of:=LOG([.B1965];10)" office:value-type="float" office:value="-9.09414316083416" calcext:value-type="float">
            <text:p>-9.094143160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00000756774" calcext:value-type="float">
            <text:p>7.56774E-10</text:p>
          </table:table-cell>
          <table:table-cell table:formula="of:=LOG([.B1966];10)" office:value-type="float" office:value="-9.12103379712753" calcext:value-type="float">
            <text:p>-9.121033797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00000825448" calcext:value-type="float">
            <text:p>8.25448E-10</text:p>
          </table:table-cell>
          <table:table-cell table:formula="of:=LOG([.B1967];10)" office:value-type="float" office:value="-9.08331028039558" calcext:value-type="float">
            <text:p>-9.083310280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00000884746" calcext:value-type="float">
            <text:p>8.84746E-10</text:p>
          </table:table-cell>
          <table:table-cell table:formula="of:=LOG([.B1968];10)" office:value-type="float" office:value="-9.05318139216245" calcext:value-type="float">
            <text:p>-9.053181392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0000083692" calcext:value-type="float">
            <text:p>8.3692E-10</text:p>
          </table:table-cell>
          <table:table-cell table:formula="of:=LOG([.B1969];10)" office:value-type="float" office:value="-9.0773160536185" calcext:value-type="float">
            <text:p>-9.07731605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00000811202" calcext:value-type="float">
            <text:p>8.11202E-10</text:p>
          </table:table-cell>
          <table:table-cell table:formula="of:=LOG([.B1970];10)" office:value-type="float" office:value="-9.09087098726629" calcext:value-type="float">
            <text:p>-9.090870987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00000925333" calcext:value-type="float">
            <text:p>9.25333E-10</text:p>
          </table:table-cell>
          <table:table-cell table:formula="of:=LOG([.B1971];10)" office:value-type="float" office:value="-9.03370194938301" calcext:value-type="float">
            <text:p>-9.033701949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00000792131" calcext:value-type="float">
            <text:p>7.92131E-10</text:p>
          </table:table-cell>
          <table:table-cell table:formula="of:=LOG([.B1972];10)" office:value-type="float" office:value="-9.10120299028864" calcext:value-type="float">
            <text:p>-9.101202990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00000832335" calcext:value-type="float">
            <text:p>8.32335E-10</text:p>
          </table:table-cell>
          <table:table-cell table:formula="of:=LOG([.B1973];10)" office:value-type="float" office:value="-9.07970184273666" calcext:value-type="float">
            <text:p>-9.07970184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00000849917" calcext:value-type="float">
            <text:p>8.49917E-10</text:p>
          </table:table-cell>
          <table:table-cell table:formula="of:=LOG([.B1974];10)" office:value-type="float" office:value="-9.07062348393515" calcext:value-type="float">
            <text:p>-9.070623483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00000811217" calcext:value-type="float">
            <text:p>8.11217E-10</text:p>
          </table:table-cell>
          <table:table-cell table:formula="of:=LOG([.B1975];10)" office:value-type="float" office:value="-9.09086295676711" calcext:value-type="float">
            <text:p>-9.090862956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0000100037" calcext:value-type="float">
            <text:p>0.000000001</text:p>
          </table:table-cell>
          <table:table-cell table:formula="of:=LOG([.B1976];10)" office:value-type="float" office:value="-8.99983934076182" calcext:value-type="float">
            <text:p>-8.99983934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0000077792" calcext:value-type="float">
            <text:p>7.7792E-10</text:p>
          </table:table-cell>
          <table:table-cell table:formula="of:=LOG([.B1977];10)" office:value-type="float" office:value="-9.10906506283676" calcext:value-type="float">
            <text:p>-9.109065062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000000774898" calcext:value-type="float">
            <text:p>7.74898E-10</text:p>
          </table:table-cell>
          <table:table-cell table:formula="of:=LOG([.B1978];10)" office:value-type="float" office:value="-9.11075546001305" calcext:value-type="float">
            <text:p>-9.1107554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000000933157" calcext:value-type="float">
            <text:p>9.33157E-10</text:p>
          </table:table-cell>
          <table:table-cell table:formula="of:=LOG([.B1979];10)" office:value-type="float" office:value="-9.03004528176532" calcext:value-type="float">
            <text:p>-9.030045281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000000858565" calcext:value-type="float">
            <text:p>8.58565E-10</text:p>
          </table:table-cell>
          <table:table-cell table:formula="of:=LOG([.B1980];10)" office:value-type="float" office:value="-9.06622681981266" calcext:value-type="float">
            <text:p>-9.066226819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000000780833" calcext:value-type="float">
            <text:p>7.80833E-10</text:p>
          </table:table-cell>
          <table:table-cell table:formula="of:=LOG([.B1981];10)" office:value-type="float" office:value="-9.10744184055774" calcext:value-type="float">
            <text:p>-9.10744184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00000092113" calcext:value-type="float">
            <text:p>9.2113E-10</text:p>
          </table:table-cell>
          <table:table-cell table:formula="of:=LOG([.B1982];10)" office:value-type="float" office:value="-9.03567907306216" calcext:value-type="float">
            <text:p>-9.035679073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0000000775146" calcext:value-type="float">
            <text:p>7.75146E-10</text:p>
          </table:table-cell>
          <table:table-cell table:formula="of:=LOG([.B1983];10)" office:value-type="float" office:value="-9.11061648972262" calcext:value-type="float">
            <text:p>-9.110616489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0000000872667" calcext:value-type="float">
            <text:p>8.72667E-10</text:p>
          </table:table-cell>
          <table:table-cell table:formula="of:=LOG([.B1984];10)" office:value-type="float" office:value="-9.05915144661707" calcext:value-type="float">
            <text:p>-9.059151446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0000000904277" calcext:value-type="float">
            <text:p>9.04277E-10</text:p>
          </table:table-cell>
          <table:table-cell table:formula="of:=LOG([.B1985];10)" office:value-type="float" office:value="-9.04369851516136" calcext:value-type="float">
            <text:p>-9.043698515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00000000862681" calcext:value-type="float">
            <text:p>8.62681E-10</text:p>
          </table:table-cell>
          <table:table-cell table:formula="of:=LOG([.B1986];10)" office:value-type="float" office:value="-9.06414976691636" calcext:value-type="float">
            <text:p>-9.064149766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0000000837846" calcext:value-type="float">
            <text:p>8.37846E-10</text:p>
          </table:table-cell>
          <table:table-cell table:formula="of:=LOG([.B1987];10)" office:value-type="float" office:value="-9.07683579938451" calcext:value-type="float">
            <text:p>-9.07683579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00000000778126" calcext:value-type="float">
            <text:p>7.78126E-10</text:p>
          </table:table-cell>
          <table:table-cell table:formula="of:=LOG([.B1988];10)" office:value-type="float" office:value="-9.10895007309507" calcext:value-type="float">
            <text:p>-9.108950073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000000008401" calcext:value-type="float">
            <text:p>8.401E-10</text:p>
          </table:table-cell>
          <table:table-cell table:formula="of:=LOG([.B1989];10)" office:value-type="float" office:value="-9.07566901529132" calcext:value-type="float">
            <text:p>-9.075669015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0000000091599" calcext:value-type="float">
            <text:p>9.1599E-10</text:p>
          </table:table-cell>
          <table:table-cell table:formula="of:=LOG([.B1990];10)" office:value-type="float" office:value="-9.03810926756416" calcext:value-type="float">
            <text:p>-9.038109267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00000000809595" calcext:value-type="float">
            <text:p>8.09595E-10</text:p>
          </table:table-cell>
          <table:table-cell table:formula="of:=LOG([.B1991];10)" office:value-type="float" office:value="-9.09173218266721" calcext:value-type="float">
            <text:p>-9.091732182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00000000871438" calcext:value-type="float">
            <text:p>8.71438E-10</text:p>
          </table:table-cell>
          <table:table-cell table:formula="of:=LOG([.B1992];10)" office:value-type="float" office:value="-9.05976350610501" calcext:value-type="float">
            <text:p>-9.059763506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00000000897454" calcext:value-type="float">
            <text:p>8.97454E-10</text:p>
          </table:table-cell>
          <table:table-cell table:formula="of:=LOG([.B1993];10)" office:value-type="float" office:value="-9.04698780242446" calcext:value-type="float">
            <text:p>-9.046987802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00000000810431" calcext:value-type="float">
            <text:p>8.10431E-10</text:p>
          </table:table-cell>
          <table:table-cell table:formula="of:=LOG([.B1994];10)" office:value-type="float" office:value="-9.0912839550226" calcext:value-type="float">
            <text:p>-9.0912839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0000000085724" calcext:value-type="float">
            <text:p>8.5724E-10</text:p>
          </table:table-cell>
          <table:table-cell table:formula="of:=LOG([.B1995];10)" office:value-type="float" office:value="-9.06689757237825" calcext:value-type="float">
            <text:p>-9.066897572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00000000890503" calcext:value-type="float">
            <text:p>8.90503E-10</text:p>
          </table:table-cell>
          <table:table-cell table:formula="of:=LOG([.B1996];10)" office:value-type="float" office:value="-9.05036461311118" calcext:value-type="float">
            <text:p>-9.050364613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00000000847449" calcext:value-type="float">
            <text:p>8.47449E-10</text:p>
          </table:table-cell>
          <table:table-cell table:formula="of:=LOG([.B1997];10)" office:value-type="float" office:value="-9.07188642844645" calcext:value-type="float">
            <text:p>-9.071886428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00000000904409" calcext:value-type="float">
            <text:p>9.04409E-10</text:p>
          </table:table-cell>
          <table:table-cell table:formula="of:=LOG([.B1998];10)" office:value-type="float" office:value="-9.04363512453224" calcext:value-type="float">
            <text:p>-9.04363512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00000000869364" calcext:value-type="float">
            <text:p>8.69364E-10</text:p>
          </table:table-cell>
          <table:table-cell table:formula="of:=LOG([.B1999];10)" office:value-type="float" office:value="-9.06079834772588" calcext:value-type="float">
            <text:p>-9.0607983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735122" calcext:value-type="float">
            <text:p>7.35122E-10</text:p>
          </table:table-cell>
          <table:table-cell table:formula="of:=LOG([.B2000];10)" office:value-type="float" office:value="-9.13364057992265" calcext:value-type="float">
            <text:p>-9.133640579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00000896962" calcext:value-type="float">
            <text:p>8.96962E-10</text:p>
          </table:table-cell>
          <table:table-cell table:formula="of:=LOG([.B2001];10)" office:value-type="float" office:value="-9.0472259555511" calcext:value-type="float">
            <text:p>-9.047225955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000000082617" calcext:value-type="float">
            <text:p>8.2617E-10</text:p>
          </table:table-cell>
          <table:table-cell table:formula="of:=LOG([.B2002];10)" office:value-type="float" office:value="-9.08293057923477" calcext:value-type="float">
            <text:p>-9.082930579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0000000098239" calcext:value-type="float">
            <text:p>0.000000001</text:p>
          </table:table-cell>
          <table:table-cell table:formula="of:=LOG([.B2003];10)" office:value-type="float" office:value="-9.00771606697542" calcext:value-type="float">
            <text:p>-9.0077160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000000104803" calcext:value-type="float">
            <text:p>0.000000001</text:p>
          </table:table-cell>
          <table:table-cell table:formula="of:=LOG([.B2004];10)" office:value-type="float" office:value="-8.97962628543628" calcext:value-type="float">
            <text:p>-8.979626285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0000000111674" calcext:value-type="float">
            <text:p>1.11674E-09</text:p>
          </table:table-cell>
          <table:table-cell table:formula="of:=LOG([.B2005];10)" office:value-type="float" office:value="-8.95204792778763" calcext:value-type="float">
            <text:p>-8.952047927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00000000774058" calcext:value-type="float">
            <text:p>7.74058E-10</text:p>
          </table:table-cell>
          <table:table-cell table:formula="of:=LOG([.B2006];10)" office:value-type="float" office:value="-9.11122649650545" calcext:value-type="float">
            <text:p>-9.111226496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0000000087281" calcext:value-type="float">
            <text:p>8.7281E-10</text:p>
          </table:table-cell>
          <table:table-cell table:formula="of:=LOG([.B2007];10)" office:value-type="float" office:value="-9.05908028657194" calcext:value-type="float">
            <text:p>-9.05908028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00000000745121" calcext:value-type="float">
            <text:p>7.45121E-10</text:p>
          </table:table-cell>
          <table:table-cell table:formula="of:=LOG([.B2008];10)" office:value-type="float" office:value="-9.12777319656" calcext:value-type="float">
            <text:p>-9.127773196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0000000104423" calcext:value-type="float">
            <text:p>0.000000001</text:p>
          </table:table-cell>
          <table:table-cell table:formula="of:=LOG([.B2009];10)" office:value-type="float" office:value="-8.98120383396834" calcext:value-type="float">
            <text:p>-8.98120383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00000000832866" calcext:value-type="float">
            <text:p>8.32866E-10</text:p>
          </table:table-cell>
          <table:table-cell table:formula="of:=LOG([.B2010];10)" office:value-type="float" office:value="-9.0794248667107" calcext:value-type="float">
            <text:p>-9.07942486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000000099594" calcext:value-type="float">
            <text:p>0.000000001</text:p>
          </table:table-cell>
          <table:table-cell table:formula="of:=LOG([.B2011];10)" office:value-type="float" office:value="-9.00176682468254" calcext:value-type="float">
            <text:p>-9.00176682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00000000832103" calcext:value-type="float">
            <text:p>8.32103E-10</text:p>
          </table:table-cell>
          <table:table-cell table:formula="of:=LOG([.B2012];10)" office:value-type="float" office:value="-9.07982291221531" calcext:value-type="float">
            <text:p>-9.07982291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00000000895644" calcext:value-type="float">
            <text:p>8.95644E-10</text:p>
          </table:table-cell>
          <table:table-cell table:formula="of:=LOG([.B2013];10)" office:value-type="float" office:value="-9.04786457913073" calcext:value-type="float">
            <text:p>-9.04786457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00000000871372" calcext:value-type="float">
            <text:p>8.71372E-10</text:p>
          </table:table-cell>
          <table:table-cell table:formula="of:=LOG([.B2014];10)" office:value-type="float" office:value="-9.05979639946208" calcext:value-type="float">
            <text:p>-9.05979639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000000000887264" calcext:value-type="float">
            <text:p>8.87264E-10</text:p>
          </table:table-cell>
          <table:table-cell table:formula="of:=LOG([.B2015];10)" office:value-type="float" office:value="-9.05194713926154" calcext:value-type="float">
            <text:p>-9.05194713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000000913922" calcext:value-type="float">
            <text:p>9.13922E-10</text:p>
          </table:table-cell>
          <table:table-cell table:formula="of:=LOG([.B2016];10)" office:value-type="float" office:value="-9.03909086817766" calcext:value-type="float">
            <text:p>-9.03909086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00000000880863" calcext:value-type="float">
            <text:p>8.80863E-10</text:p>
          </table:table-cell>
          <table:table-cell table:formula="of:=LOG([.B2017];10)" office:value-type="float" office:value="-9.05509163184975" calcext:value-type="float">
            <text:p>-9.05509163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000000000889463" calcext:value-type="float">
            <text:p>8.89463E-10</text:p>
          </table:table-cell>
          <table:table-cell table:formula="of:=LOG([.B2018];10)" office:value-type="float" office:value="-9.05087211304385" calcext:value-type="float">
            <text:p>-9.05087211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000000000865717" calcext:value-type="float">
            <text:p>8.65717E-10</text:p>
          </table:table-cell>
          <table:table-cell table:formula="of:=LOG([.B2019];10)" office:value-type="float" office:value="-9.06262405420074" calcext:value-type="float">
            <text:p>-9.062624054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0000000774726" calcext:value-type="float">
            <text:p>7.74726E-10</text:p>
          </table:table-cell>
          <table:table-cell table:formula="of:=LOG([.B2020];10)" office:value-type="float" office:value="-9.11085186875633" calcext:value-type="float">
            <text:p>-9.110851868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000000000983287" calcext:value-type="float">
            <text:p>0.000000001</text:p>
          </table:table-cell>
          <table:table-cell table:formula="of:=LOG([.B2021];10)" office:value-type="float" office:value="-9.00731970259073" calcext:value-type="float">
            <text:p>-9.007319702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00000000817696" calcext:value-type="float">
            <text:p>8.17696E-10</text:p>
          </table:table-cell>
          <table:table-cell table:formula="of:=LOG([.B2022];10)" office:value-type="float" office:value="-9.08740812672163" calcext:value-type="float">
            <text:p>-9.087408126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000000000822561" calcext:value-type="float">
            <text:p>8.22561E-10</text:p>
          </table:table-cell>
          <table:table-cell table:formula="of:=LOG([.B2023];10)" office:value-type="float" office:value="-9.08483188549827" calcext:value-type="float">
            <text:p>-9.084831885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000000000896389" calcext:value-type="float">
            <text:p>8.96389E-10</text:p>
          </table:table-cell>
          <table:table-cell table:formula="of:=LOG([.B2024];10)" office:value-type="float" office:value="-9.04750348153079" calcext:value-type="float">
            <text:p>-9.047503481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0000000078174" calcext:value-type="float">
            <text:p>7.8174E-10</text:p>
          </table:table-cell>
          <table:table-cell table:formula="of:=LOG([.B2025];10)" office:value-type="float" office:value="-9.10693766553447" calcext:value-type="float">
            <text:p>-9.106937665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00000000100793" calcext:value-type="float">
            <text:p>0.000000001</text:p>
          </table:table-cell>
          <table:table-cell table:formula="of:=LOG([.B2026];10)" office:value-type="float" office:value="-8.99656962827676" calcext:value-type="float">
            <text:p>-8.996569628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000000803861" calcext:value-type="float">
            <text:p>8.03861E-10</text:p>
          </table:table-cell>
          <table:table-cell table:formula="of:=LOG([.B2027];10)" office:value-type="float" office:value="-9.09481904099268" calcext:value-type="float">
            <text:p>-9.09481904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000000000876064" calcext:value-type="float">
            <text:p>8.76064E-10</text:p>
          </table:table-cell>
          <table:table-cell table:formula="of:=LOG([.B2028];10)" office:value-type="float" office:value="-9.05746416571371" calcext:value-type="float">
            <text:p>-9.0574641657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000000000827659" calcext:value-type="float">
            <text:p>8.27659E-10</text:p>
          </table:table-cell>
          <table:table-cell table:formula="of:=LOG([.B2029];10)" office:value-type="float" office:value="-9.08214855804844" calcext:value-type="float">
            <text:p>-9.08214855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000000000879182" calcext:value-type="float">
            <text:p>8.79182E-10</text:p>
          </table:table-cell>
          <table:table-cell table:formula="of:=LOG([.B2030];10)" office:value-type="float" office:value="-9.05592121205488" calcext:value-type="float">
            <text:p>-9.0559212121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000000000941161" calcext:value-type="float">
            <text:p>9.41161E-10</text:p>
          </table:table-cell>
          <table:table-cell table:formula="of:=LOG([.B2031];10)" office:value-type="float" office:value="-9.02633607749657" calcext:value-type="float">
            <text:p>-9.026336077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000000000954523" calcext:value-type="float">
            <text:p>0.000000001</text:p>
          </table:table-cell>
          <table:table-cell table:formula="of:=LOG([.B2032];10)" office:value-type="float" office:value="-9.02021360246912" calcext:value-type="float">
            <text:p>-9.020213602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000000000916605" calcext:value-type="float">
            <text:p>9.16605E-10</text:p>
          </table:table-cell>
          <table:table-cell table:formula="of:=LOG([.B2033];10)" office:value-type="float" office:value="-9.03781777804641" calcext:value-type="float">
            <text:p>-9.037817778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000000000837141" calcext:value-type="float">
            <text:p>8.37141E-10</text:p>
          </table:table-cell>
          <table:table-cell table:formula="of:=LOG([.B2034];10)" office:value-type="float" office:value="-9.07720138744916" calcext:value-type="float">
            <text:p>-9.0772013874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000000000964384" calcext:value-type="float">
            <text:p>0.000000001</text:p>
          </table:table-cell>
          <table:table-cell table:formula="of:=LOG([.B2035];10)" office:value-type="float" office:value="-9.01575000357181" calcext:value-type="float">
            <text:p>-9.015750003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000000000850487" calcext:value-type="float">
            <text:p>8.50487E-10</text:p>
          </table:table-cell>
          <table:table-cell table:formula="of:=LOG([.B2036];10)" office:value-type="float" office:value="-9.0703323203482" calcext:value-type="float">
            <text:p>-9.070332320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00000000779714" calcext:value-type="float">
            <text:p>7.79714E-10</text:p>
          </table:table-cell>
          <table:table-cell table:formula="of:=LOG([.B2037];10)" office:value-type="float" office:value="-9.10806466782093" calcext:value-type="float">
            <text:p>-9.108064667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000000000851458" calcext:value-type="float">
            <text:p>8.51458E-10</text:p>
          </table:table-cell>
          <table:table-cell table:formula="of:=LOG([.B2038];10)" office:value-type="float" office:value="-9.06983676968389" calcext:value-type="float">
            <text:p>-9.069836769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000000000802634" calcext:value-type="float">
            <text:p>8.02634E-10</text:p>
          </table:table-cell>
          <table:table-cell table:formula="of:=LOG([.B2039];10)" office:value-type="float" office:value="-9.09548244726897" calcext:value-type="float">
            <text:p>-9.095482447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0000000851512" calcext:value-type="float">
            <text:p>8.51512E-10</text:p>
          </table:table-cell>
          <table:table-cell table:formula="of:=LOG([.B2040];10)" office:value-type="float" office:value="-9.06980922732902" calcext:value-type="float">
            <text:p>-9.069809227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000000000791025" calcext:value-type="float">
            <text:p>7.91025E-10</text:p>
          </table:table-cell>
          <table:table-cell table:formula="of:=LOG([.B2041];10)" office:value-type="float" office:value="-9.1018097905978" calcext:value-type="float">
            <text:p>-9.101809790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000000000929507" calcext:value-type="float">
            <text:p>9.29507E-10</text:p>
          </table:table-cell>
          <table:table-cell table:formula="of:=LOG([.B2042];10)" office:value-type="float" office:value="-9.03174733526279" calcext:value-type="float">
            <text:p>-9.031747335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000000000832707" calcext:value-type="float">
            <text:p>8.32707E-10</text:p>
          </table:table-cell>
          <table:table-cell table:formula="of:=LOG([.B2043];10)" office:value-type="float" office:value="-9.07950778450875" calcext:value-type="float">
            <text:p>-9.079507784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000000000767554" calcext:value-type="float">
            <text:p>7.67554E-10</text:p>
          </table:table-cell>
          <table:table-cell table:formula="of:=LOG([.B2044];10)" office:value-type="float" office:value="-9.11489106070153" calcext:value-type="float">
            <text:p>-9.114891060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000000000859353" calcext:value-type="float">
            <text:p>8.59353E-10</text:p>
          </table:table-cell>
          <table:table-cell table:formula="of:=LOG([.B2045];10)" office:value-type="float" office:value="-9.06582840257069" calcext:value-type="float">
            <text:p>-9.0658284026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000000000888875" calcext:value-type="float">
            <text:p>8.88875E-10</text:p>
          </table:table-cell>
          <table:table-cell table:formula="of:=LOG([.B2046];10)" office:value-type="float" office:value="-9.05115930835168" calcext:value-type="float">
            <text:p>-9.051159308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000000000871197" calcext:value-type="float">
            <text:p>8.71197E-10</text:p>
          </table:table-cell>
          <table:table-cell table:formula="of:=LOG([.B2047];10)" office:value-type="float" office:value="-9.05988362875927" calcext:value-type="float">
            <text:p>-9.05988362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0000823432" calcext:value-type="float">
            <text:p>8.23432E-10</text:p>
          </table:table-cell>
          <table:table-cell table:formula="of:=LOG([.B2048];10)" office:value-type="float" office:value="-9.0843722595715" calcext:value-type="float">
            <text:p>-9.0843722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0:24:55.376930542</dc:date>
    <meta:editing-duration>PT5M14S</meta:editing-duration>
    <meta:editing-cycles>1</meta:editing-cycles>
    <meta:document-statistic meta:table-count="1" meta:cell-count="61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73cm" svg:height="21.576cm" xlink:href=".." xlink:type="simple" chart:class="chart:scatter" chart:style-name="ch1">
        <chart:legend chart:legend-position="end" svg:x="34.58cm" svg:y="10.489cm" style:legend-expansion="high" chart:style-name="ch2"/>
        <chart:plot-area chart:style-name="ch3" table:cell-range-address="data.A15:data.A2048 data.C15:data.C2048" chart:data-source-has-labels="row" svg:x="0.763cm" svg:y="0.431cm" svg:width="33.054cm" svg:height="20.714cm">
          <chartooo:coordinate-region svg:x="1.596cm" svg:y="0.63cm" svg:width="31.849cm" svg:height="20.3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16:data.C2048" chart:label-cell-address="data.C15:data.C15" chart:class="chart:scatter">
            <chart:domain table:cell-range-address="data.A16:data.A2048"/>
            <chart:data-point chart:repeated="20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9.1951146584</text:p>
                <draw:g>
                  <svg:desc>data.C15:data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data.A16:data.A2048</svg:desc>
                </draw:g>
              </table:table-cell>
              <table:table-cell office:value-type="float" office:value="-9.21585862389681">
                <text:p>-9.21585862389681</text:p>
                <draw:g>
                  <svg:desc>data.C16:data.C20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9.233171648606">
                <text:p>-9.233171648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9.22804304836464">
                <text:p>-9.22804304836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9.23956017530307">
                <text:p>-9.23956017530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9.25344753083222">
                <text:p>-9.25344753083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9.24850072449191">
                <text:p>-9.2485007244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9.25470889616124">
                <text:p>-9.25470889616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9.25699223732937">
                <text:p>-9.25699223732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9.27211729730065">
                <text:p>-9.27211729730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9.27436029504161">
                <text:p>-9.27436029504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9.27258400700891">
                <text:p>-9.27258400700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9.27813499837172">
                <text:p>-9.27813499837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9.28302559131196">
                <text:p>-9.28302559131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9.28424394053477">
                <text:p>-9.28424394053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9.28534254703767">
                <text:p>-9.28534254703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9.28633812499193">
                <text:p>-9.28633812499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9.28979375330051">
                <text:p>-9.28979375330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9.2912698495433">
                <text:p>-9.2912698495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9.27039627620632">
                <text:p>-9.27039627620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9.23922253547554">
                <text:p>-9.23922253547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9.2969133475268">
                <text:p>-9.2969133475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9.29842942472626">
                <text:p>-9.29842942472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.29550544538001">
                <text:p>-9.295505445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.29752724253222">
                <text:p>-9.29752724253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.29991788972372">
                <text:p>-9.2999178897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.29944424502209">
                <text:p>-9.29944424502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9.30002273285707">
                <text:p>-9.3000227328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9.30199258963208">
                <text:p>-9.30199258963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9.32027238010258">
                <text:p>-9.32027238010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9.32031505533418">
                <text:p>-9.32031505533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9.31902122816835">
                <text:p>-9.31902122816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9.31823972908346">
                <text:p>-9.31823972908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9.32152714687658">
                <text:p>-9.32152714687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.32221972902862">
                <text:p>-9.32221972902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.32060935618589">
                <text:p>-9.32060935618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.32053667076473">
                <text:p>-9.32053667076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.32458372127469">
                <text:p>-9.324583721274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9.32234560593579">
                <text:p>-9.32234560593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9.32185507443266">
                <text:p>-9.32185507443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9.32199998797237">
                <text:p>-9.32199998797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9.32688320828447">
                <text:p>-9.326883208284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9.3253739744521">
                <text:p>-9.325373974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9.32423356951935">
                <text:p>-9.32423356951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9.32637647804799">
                <text:p>-9.3263764780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9.32628717056097">
                <text:p>-9.32628717056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9.32468276827121">
                <text:p>-9.32468276827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9.3248680834971">
                <text:p>-9.3248680834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9.32456079694852">
                <text:p>-9.32456079694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9.26966193277821">
                <text:p>-9.26966193277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.32639397341824">
                <text:p>-9.32639397341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.32603223889807">
                <text:p>-9.32603223889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.32567999847664">
                <text:p>-9.32567999847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9.32695419772263">
                <text:p>-9.32695419772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9.32676891201507">
                <text:p>-9.3267689120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9.32677444178725">
                <text:p>-9.32677444178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9.32639857758019">
                <text:p>-9.32639857758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9.328379203888">
                <text:p>-9.328379203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.32690441170649">
                <text:p>-9.326904411706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.3268666150241">
                <text:p>-9.3268666150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.32915230533129">
                <text:p>-9.32915230533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.32838845445047">
                <text:p>-9.328388454450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.3297123898486">
                <text:p>-9.3297123898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.3281822136886">
                <text:p>-9.3281822136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9.32657541433359">
                <text:p>-9.326575414333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.32898553233459">
                <text:p>-9.32898553233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9.32870123940104">
                <text:p>-9.32870123940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9.32786610635767">
                <text:p>-9.327866106357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9.32855684912326">
                <text:p>-9.32855684912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9.32934139218001">
                <text:p>-9.32934139218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9.32956209760512">
                <text:p>-9.32956209760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9.32824324335204">
                <text:p>-9.3282432433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9.32895774306041">
                <text:p>-9.32895774306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9.32757885163905">
                <text:p>-9.32757885163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9.33027319760739">
                <text:p>-9.33027319760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9.32856055083846">
                <text:p>-9.3285605508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9.32199634175574">
                <text:p>-9.321996341755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9.33031965456247">
                <text:p>-9.33031965456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9.32934324638022">
                <text:p>-9.32934324638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9.32798069178647">
                <text:p>-9.32798069178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9.33050739127139">
                <text:p>-9.33050739127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9.32895681678189">
                <text:p>-9.32895681678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9.33045347836567">
                <text:p>-9.33045347836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9.3300279872418">
                <text:p>-9.33002798724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9.32923200837724">
                <text:p>-9.32923200837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9.33042931268375">
                <text:p>-9.33042931268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-9.33120793767017">
                <text:p>-9.33120793767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-9.32888457314378">
                <text:p>-9.32888457314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-9.3295602424703">
                <text:p>-9.3295602424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-9.33038005603451">
                <text:p>-9.330380056034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-9.33158985296335">
                <text:p>-9.33158985296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-9.33107667364188">
                <text:p>-9.33107667364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-9.33107015802159">
                <text:p>-9.33107015802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-9.32977085088103">
                <text:p>-9.32977085088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-9.33032987575953">
                <text:p>-9.330329875759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-9.32923756960076">
                <text:p>-9.32923756960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-9.33038377332257">
                <text:p>-9.33038377332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-9.33021559788394">
                <text:p>-9.33021559788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-9.3295351989258">
                <text:p>-9.3295351989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-9.3300985639143">
                <text:p>-9.3300985639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-9.33070915928411">
                <text:p>-9.33070915928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-9.33143518338015">
                <text:p>-9.33143518338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-9.33062267580016">
                <text:p>-9.33062267580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-9.33071008930764">
                <text:p>-9.33071008930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-9.33145288373389">
                <text:p>-9.33145288373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-9.33131875166622">
                <text:p>-9.33131875166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-9.33086543118175">
                <text:p>-9.33086543118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-9.33168305400451">
                <text:p>-9.33168305400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-9.33104316577883">
                <text:p>-9.331043165778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-9.33139605884211">
                <text:p>-9.33139605884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-9.29319946215984">
                <text:p>-9.29319946215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-9.3314072369219">
                <text:p>-9.3314072369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-9.33219321793345">
                <text:p>-9.33219321793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.33214749324588">
                <text:p>-9.33214749324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.33057618642099">
                <text:p>-9.33057618642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9.33093800511011">
                <text:p>-9.33093800511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.33051947611674">
                <text:p>-9.330519476116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9.33032615893277">
                <text:p>-9.33032615893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.33108877433891">
                <text:p>-9.331088774338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.32817943981675">
                <text:p>-9.32817943981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9.33181729865175">
                <text:p>-9.33181729865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.33190681814229">
                <text:p>-9.33190681814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.33219041832443">
                <text:p>-9.33219041832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9.33108225853708">
                <text:p>-9.33108225853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9.33170169661314">
                <text:p>-9.331701696613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9.23552646652923">
                <text:p>-9.23552646652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9.33155910100852">
                <text:p>-9.33155910100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9.33213816226844">
                <text:p>-9.33213816226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9.33210084036338">
                <text:p>-9.332100840363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9.33070450919635">
                <text:p>-9.33070450919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9.33215402504937">
                <text:p>-9.332154025049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9.33083193961247">
                <text:p>-9.33083193961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9.33167000465461">
                <text:p>-9.33167000465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9.33196930622158">
                <text:p>-9.33196930622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9.33162433501748">
                <text:p>-9.331624335017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9.3307854278283">
                <text:p>-9.33078542782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9.33193946004716">
                <text:p>-9.33193946004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9.33155816916509">
                <text:p>-9.33155816916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9.33274976517283">
                <text:p>-9.33274976517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9.31767528385699">
                <text:p>-9.31767528385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9.3324900788823">
                <text:p>-9.33249007888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9.33292172930752">
                <text:p>-9.332921729307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9.33135786924014">
                <text:p>-9.33135786924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9.28636415636916">
                <text:p>-9.28636415636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9.33249941742393">
                <text:p>-9.332499417423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9.33055480297756">
                <text:p>-9.33055480297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9.27460623781581">
                <text:p>-9.27460623781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9.31311895058069">
                <text:p>-9.313118950580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9.33140909996317">
                <text:p>-9.331409099963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9.33123494015607">
                <text:p>-9.33123494015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9.33185366371936">
                <text:p>-9.33185366371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9.33055201391039">
                <text:p>-9.33055201391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9.33193199882403">
                <text:p>-9.331931998824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9.33201594497576">
                <text:p>-9.332015944975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-9.33134110413417">
                <text:p>-9.331341104134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-9.3322370808311">
                <text:p>-9.3322370808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-9.33201874346029">
                <text:p>-9.332018743460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-9.33205792413724">
                <text:p>-9.33205792413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-9.32918752115256">
                <text:p>-9.32918752115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-9.33070264917518">
                <text:p>-9.330702649175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-9.33169703588596">
                <text:p>-9.33169703588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-9.33281985102888">
                <text:p>-9.33281985102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-9.33124983879803">
                <text:p>-9.33124983879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-9.33258534143005">
                <text:p>-9.33258534143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-9.33148828660573">
                <text:p>-9.331488286605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-9.33168678246222">
                <text:p>-9.33168678246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-9.33208031468264">
                <text:p>-9.332080314682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-9.33164204308223">
                <text:p>-9.331642043082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-9.33202247480105">
                <text:p>-9.33202247480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-9.33222774792867">
                <text:p>-9.33222774792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-9.33092032572819">
                <text:p>-9.330920325728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-9.33104688874706">
                <text:p>-9.331046888747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-9.3311967647188">
                <text:p>-9.33119676471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-9.33224268066883">
                <text:p>-9.332242680668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-9.33239950544766">
                <text:p>-9.332399505447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-9.33047485682062">
                <text:p>-9.330474856820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-9.33161781117563">
                <text:p>-9.331617811175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-9.28184804651716">
                <text:p>-9.281848046517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-9.33186765109466">
                <text:p>-9.331867651094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-9.33171288256245">
                <text:p>-9.33171288256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-9.3319292008984">
                <text:p>-9.3319292008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-9.33133458454551">
                <text:p>-9.33133458454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-9.33186019110511">
                <text:p>-9.331860191105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-9.32993978252686">
                <text:p>-9.32993978252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-9.33100779917234">
                <text:p>-9.33100779917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-9.32241129533018">
                <text:p>-9.32241129533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-9.33161874314704">
                <text:p>-9.331618743147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-9.33123587130622">
                <text:p>-9.33123587130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-9.33233695544333">
                <text:p>-9.33233695544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-9.33172686540425">
                <text:p>-9.331726865404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-9.33228561515707">
                <text:p>-9.332285615157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-9.33122097314341">
                <text:p>-9.331220973143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-9.33148642322474">
                <text:p>-9.331486423224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-9.3315078525889">
                <text:p>-9.3315078525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-9.33167746137797">
                <text:p>-9.33167746137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-9.33154512356704">
                <text:p>-9.33154512356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-9.33137184065618">
                <text:p>-9.331371840656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-9.33134576104313">
                <text:p>-9.33134576104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-9.27600856349308">
                <text:p>-9.27600856349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-9.33239577086617">
                <text:p>-9.332395770866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-9.33130385066003">
                <text:p>-9.33130385066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-9.33135414360511">
                <text:p>-9.331354143605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-9.33186019110511">
                <text:p>-9.331860191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-9.33178373359946">
                <text:p>-9.331783733599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-9.33123866476865">
                <text:p>-9.33123866476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-9.30857722109436">
                <text:p>-9.308577221094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-9.3311911783509">
                <text:p>-9.33119117835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-9.33108039689736">
                <text:p>-9.331080396897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-9.33206258873901">
                <text:p>-9.332062588739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-9.33147617477217">
                <text:p>-9.331476174772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-9.34759215856454">
                <text:p>-9.34759215856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-9.33079193917822">
                <text:p>-9.33079193917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-9.33177254582514">
                <text:p>-9.33177254582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-9.33196184448567">
                <text:p>-9.331961844485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-9.33180704238832">
                <text:p>-9.331807042388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9.33218481916053">
                <text:p>-9.332184819160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9.33211576874053">
                <text:p>-9.33211576874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9.33213349685491">
                <text:p>-9.332133496854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9.33144356766831">
                <text:p>-9.331443567668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9.30714250978898">
                <text:p>-9.307142509788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9.33163645098378">
                <text:p>-9.331636450983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9.33200661682423">
                <text:p>-9.332006616824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9.33126939404128">
                <text:p>-9.331269394041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9.33128708763916">
                <text:p>-9.331287087639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9.3321223000669">
                <text:p>-9.3321223000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9.33227721459712">
                <text:p>-9.332277214597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1">
                <text:p>241</text:p>
              </table:table-cell>
              <table:table-cell office:value-type="float" office:value="-9.33210457240956">
                <text:p>-9.332104572409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-9.33203087043496">
                <text:p>-9.33203087043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3">
                <text:p>243</text:p>
              </table:table-cell>
              <table:table-cell office:value-type="float" office:value="-9.33132247699765">
                <text:p>-9.331322476997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-9.33243311812633">
                <text:p>-9.33243311812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5">
                <text:p>245</text:p>
              </table:table-cell>
              <table:table-cell office:value-type="float" office:value="-9.33205792413724">
                <text:p>-9.332057924137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6">
                <text:p>246</text:p>
              </table:table-cell>
              <table:table-cell office:value-type="float" office:value="-9.33165788775221">
                <text:p>-9.331657887752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7">
                <text:p>247</text:p>
              </table:table-cell>
              <table:table-cell office:value-type="float" office:value="-9.33207564989048">
                <text:p>-9.332075649890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-9.33202993757874">
                <text:p>-9.332029937578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9">
                <text:p>249</text:p>
              </table:table-cell>
              <table:table-cell office:value-type="float" office:value="-9.33130385066003">
                <text:p>-9.33130385066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0">
                <text:p>250</text:p>
              </table:table-cell>
              <table:table-cell office:value-type="float" office:value="-9.27988371455889">
                <text:p>-9.279883714558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1">
                <text:p>251</text:p>
              </table:table-cell>
              <table:table-cell office:value-type="float" office:value="-9.33217175472549">
                <text:p>-9.332171754725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2">
                <text:p>252</text:p>
              </table:table-cell>
              <table:table-cell office:value-type="float" office:value="-9.33213629609702">
                <text:p>-9.332136296097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3">
                <text:p>253</text:p>
              </table:table-cell>
              <table:table-cell office:value-type="float" office:value="-9.3320569912229">
                <text:p>-9.3320569912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-9.33189096438797">
                <text:p>-9.331890964387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">
                <text:p>255</text:p>
              </table:table-cell>
              <table:table-cell office:value-type="float" office:value="-9.33189935747993">
                <text:p>-9.331899357479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">
                <text:p>256</text:p>
              </table:table-cell>
              <table:table-cell office:value-type="float" office:value="-9.33197770082771">
                <text:p>-9.33197770082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">
                <text:p>257</text:p>
              </table:table-cell>
              <table:table-cell office:value-type="float" office:value="-9.33226694746673">
                <text:p>-9.33226694746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8">
                <text:p>258</text:p>
              </table:table-cell>
              <table:table-cell office:value-type="float" office:value="-9.33101803657804">
                <text:p>-9.331018036578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9">
                <text:p>259</text:p>
              </table:table-cell>
              <table:table-cell office:value-type="float" office:value="-9.33146126836377">
                <text:p>-9.331461268363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-9.34512779626884">
                <text:p>-9.345127796268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-9.33100686851106">
                <text:p>-9.331006868511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-9.34795876405906">
                <text:p>-9.34795876405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-9.33223894743565">
                <text:p>-9.33223894743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-9.34804586626122">
                <text:p>-9.348045866261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-9.33185832612774">
                <text:p>-9.331858326127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-9.33106364249904">
                <text:p>-9.33106364249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7">
                <text:p>267</text:p>
              </table:table-cell>
              <table:table-cell office:value-type="float" office:value="-9.33135507501087">
                <text:p>-9.331355075010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-9.31608524022992">
                <text:p>-9.316085240229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9">
                <text:p>269</text:p>
              </table:table-cell>
              <table:table-cell office:value-type="float" office:value="-9.32880308192553">
                <text:p>-9.328803081925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0">
                <text:p>270</text:p>
              </table:table-cell>
              <table:table-cell office:value-type="float" office:value="-9.33231455166296">
                <text:p>-9.332314551662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1">
                <text:p>271</text:p>
              </table:table-cell>
              <table:table-cell office:value-type="float" office:value="-9.33222868120988">
                <text:p>-9.33222868120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2">
                <text:p>272</text:p>
              </table:table-cell>
              <table:table-cell office:value-type="float" office:value="-9.32885123397901">
                <text:p>-9.328851233979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-9.33218295278861">
                <text:p>-9.33218295278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4">
                <text:p>274</text:p>
              </table:table-cell>
              <table:table-cell office:value-type="float" office:value="-9.33204672929742">
                <text:p>-9.332046729297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5">
                <text:p>275</text:p>
              </table:table-cell>
              <table:table-cell office:value-type="float" office:value="-9.33237056328104">
                <text:p>-9.332370563281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-9.332307083993">
                <text:p>-9.3323070839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7">
                <text:p>277</text:p>
              </table:table-cell>
              <table:table-cell office:value-type="float" office:value="-9.33197583534566">
                <text:p>-9.331975835345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8">
                <text:p>278</text:p>
              </table:table-cell>
              <table:table-cell office:value-type="float" office:value="-9.33134576104313">
                <text:p>-9.331345761043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-9.29095657588348">
                <text:p>-9.29095657588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0">
                <text:p>280</text:p>
              </table:table-cell>
              <table:table-cell office:value-type="float" office:value="-9.33238923542583">
                <text:p>-9.332389235425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1">
                <text:p>281</text:p>
              </table:table-cell>
              <table:table-cell office:value-type="float" office:value="-9.3322762812116">
                <text:p>-9.3322762812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">
                <text:p>282</text:p>
              </table:table-cell>
              <table:table-cell office:value-type="float" office:value="-9.33216428951048">
                <text:p>-9.332164289510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3">
                <text:p>283</text:p>
              </table:table-cell>
              <table:table-cell office:value-type="float" office:value="-9.33232201946134">
                <text:p>-9.332322019461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4">
                <text:p>284</text:p>
              </table:table-cell>
              <table:table-cell office:value-type="float" office:value="-9.3325349057136">
                <text:p>-9.3325349057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-9.33238643455293">
                <text:p>-9.33238643455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6">
                <text:p>286</text:p>
              </table:table-cell>
              <table:table-cell office:value-type="float" office:value="-9.33164483915845">
                <text:p>-9.331644839158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-9.3321502925782">
                <text:p>-9.33215029257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8">
                <text:p>288</text:p>
              </table:table-cell>
              <table:table-cell office:value-type="float" office:value="-9.32738037820577">
                <text:p>-9.327380378205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9">
                <text:p>289</text:p>
              </table:table-cell>
              <table:table-cell office:value-type="float" office:value="-9.33214189463536">
                <text:p>-9.332141894635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0">
                <text:p>290</text:p>
              </table:table-cell>
              <table:table-cell office:value-type="float" office:value="-9.33232015249971">
                <text:p>-9.332320152499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-9.33226321402495">
                <text:p>-9.332263214024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2">
                <text:p>292</text:p>
              </table:table-cell>
              <table:table-cell office:value-type="float" office:value="-9.33238176647158">
                <text:p>-9.332381766471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3">
                <text:p>293</text:p>
              </table:table-cell>
              <table:table-cell office:value-type="float" office:value="-9.33195251749608">
                <text:p>-9.33195251749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4">
                <text:p>294</text:p>
              </table:table-cell>
              <table:table-cell office:value-type="float" office:value="-9.33198423007799">
                <text:p>-9.331984230077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5">
                <text:p>295</text:p>
              </table:table-cell>
              <table:table-cell office:value-type="float" office:value="-9.33046742071693">
                <text:p>-9.330467420716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6">
                <text:p>296</text:p>
              </table:table-cell>
              <table:table-cell office:value-type="float" office:value="-9.33186112359679">
                <text:p>-9.33186112359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7">
                <text:p>297</text:p>
              </table:table-cell>
              <table:table-cell office:value-type="float" office:value="-9.3325050206453">
                <text:p>-9.33250502064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-9.33171754345969">
                <text:p>-9.331717543459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9">
                <text:p>299</text:p>
              </table:table-cell>
              <table:table-cell office:value-type="float" office:value="-9.33262457325935">
                <text:p>-9.332624573259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-9.33254144334643">
                <text:p>-9.332541443346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1">
                <text:p>301</text:p>
              </table:table-cell>
              <table:table-cell office:value-type="float" office:value="-9.33045719628224">
                <text:p>-9.330457196282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2">
                <text:p>302</text:p>
              </table:table-cell>
              <table:table-cell office:value-type="float" office:value="-9.33053249094167">
                <text:p>-9.33053249094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3">
                <text:p>303</text:p>
              </table:table-cell>
              <table:table-cell office:value-type="float" office:value="-9.33151996530595">
                <text:p>-9.331519965305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4">
                <text:p>304</text:p>
              </table:table-cell>
              <table:table-cell office:value-type="float" office:value="-9.33171754345969">
                <text:p>-9.33171754345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5">
                <text:p>305</text:p>
              </table:table-cell>
              <table:table-cell office:value-type="float" office:value="-9.33246486582285">
                <text:p>-9.33246486582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6">
                <text:p>306</text:p>
              </table:table-cell>
              <table:table-cell office:value-type="float" office:value="-9.33255171696829">
                <text:p>-9.33255171696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7">
                <text:p>307</text:p>
              </table:table-cell>
              <table:table-cell office:value-type="float" office:value="-9.33227908137418">
                <text:p>-9.332279081374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8">
                <text:p>308</text:p>
              </table:table-cell>
              <table:table-cell office:value-type="float" office:value="-9.34608546196945">
                <text:p>-9.346085461969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9">
                <text:p>309</text:p>
              </table:table-cell>
              <table:table-cell office:value-type="float" office:value="-9.33249754969954">
                <text:p>-9.33249754969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-9.33003263009149">
                <text:p>-9.33003263009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1">
                <text:p>311</text:p>
              </table:table-cell>
              <table:table-cell office:value-type="float" office:value="-9.32779404391343">
                <text:p>-9.327794043913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2">
                <text:p>312</text:p>
              </table:table-cell>
              <table:table-cell office:value-type="float" office:value="-9.2131868443012">
                <text:p>-9.2131868443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3">
                <text:p>313</text:p>
              </table:table-cell>
              <table:table-cell office:value-type="float" office:value="-9.33232762039439">
                <text:p>-9.332327620394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-9.33242471471277">
                <text:p>-9.332424714712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-9.32781529185263">
                <text:p>-9.327815291852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6">
                <text:p>316</text:p>
              </table:table-cell>
              <table:table-cell office:value-type="float" office:value="-9.34867254904213">
                <text:p>-9.348672549042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-9.33042652442237">
                <text:p>-9.330426524422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-9.3325078222831">
                <text:p>-9.33250782228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9">
                <text:p>319</text:p>
              </table:table-cell>
              <table:table-cell office:value-type="float" office:value="-9.33184340659711">
                <text:p>-9.331843406597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0">
                <text:p>320</text:p>
              </table:table-cell>
              <table:table-cell office:value-type="float" office:value="-9.33273201188473">
                <text:p>-9.332732011884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1">
                <text:p>321</text:p>
              </table:table-cell>
              <table:table-cell office:value-type="float" office:value="-9.32857165617338">
                <text:p>-9.32857165617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2">
                <text:p>322</text:p>
              </table:table-cell>
              <table:table-cell office:value-type="float" office:value="-9.33257693507055">
                <text:p>-9.33257693507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3">
                <text:p>323</text:p>
              </table:table-cell>
              <table:table-cell office:value-type="float" office:value="-9.33205139377894">
                <text:p>-9.33205139377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4">
                <text:p>324</text:p>
              </table:table-cell>
              <table:table-cell office:value-type="float" office:value="-9.33245085920006">
                <text:p>-9.33245085920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-9.33081612504695">
                <text:p>-9.330816125046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6">
                <text:p>326</text:p>
              </table:table-cell>
              <table:table-cell office:value-type="float" office:value="-9.33265913756928">
                <text:p>-9.332659137569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7">
                <text:p>327</text:p>
              </table:table-cell>
              <table:table-cell office:value-type="float" office:value="-9.33248540968678">
                <text:p>-9.332485409686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-9.33091381245311">
                <text:p>-9.330913812453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9">
                <text:p>329</text:p>
              </table:table-cell>
              <table:table-cell office:value-type="float" office:value="-9.33216708895107">
                <text:p>-9.332167088951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0">
                <text:p>330</text:p>
              </table:table-cell>
              <table:table-cell office:value-type="float" office:value="-9.33198049906581">
                <text:p>-9.331980499065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1">
                <text:p>331</text:p>
              </table:table-cell>
              <table:table-cell office:value-type="float" office:value="-9.33240137275045">
                <text:p>-9.332401372750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2">
                <text:p>332</text:p>
              </table:table-cell>
              <table:table-cell office:value-type="float" office:value="-9.33247700526135">
                <text:p>-9.332477005261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3">
                <text:p>333</text:p>
              </table:table-cell>
              <table:table-cell office:value-type="float" office:value="-9.34853880665398">
                <text:p>-9.348538806653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4">
                <text:p>334</text:p>
              </table:table-cell>
              <table:table-cell office:value-type="float" office:value="-9.22688379204395">
                <text:p>-9.226883792043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-9.33499814158993">
                <text:p>-9.33499814158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6">
                <text:p>336</text:p>
              </table:table-cell>
              <table:table-cell office:value-type="float" office:value="-9.33261710025673">
                <text:p>-9.332617100256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-9.32037044859074">
                <text:p>-9.32037044859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">
                <text:p>338</text:p>
              </table:table-cell>
              <table:table-cell office:value-type="float" office:value="-9.3319021552133">
                <text:p>-9.33190215521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9">
                <text:p>339</text:p>
              </table:table-cell>
              <table:table-cell office:value-type="float" office:value="-9.33291144692907">
                <text:p>-9.332911446929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0">
                <text:p>340</text:p>
              </table:table-cell>
              <table:table-cell office:value-type="float" office:value="-9.33233602192941">
                <text:p>-9.332336021929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">
                <text:p>341</text:p>
              </table:table-cell>
              <table:table-cell office:value-type="float" office:value="-9.33245085920006">
                <text:p>-9.33245085920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">
                <text:p>342</text:p>
              </table:table-cell>
              <table:table-cell office:value-type="float" office:value="-9.33191707676232">
                <text:p>-9.331917076762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">
                <text:p>343</text:p>
              </table:table-cell>
              <table:table-cell office:value-type="float" office:value="-9.33074543167757">
                <text:p>-9.330745431677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4">
                <text:p>344</text:p>
              </table:table-cell>
              <table:table-cell office:value-type="float" office:value="-9.33245459425531">
                <text:p>-9.332454594255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-9.33278433944827">
                <text:p>-9.332784339448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6">
                <text:p>346</text:p>
              </table:table-cell>
              <table:table-cell office:value-type="float" office:value="-9.26369435047514">
                <text:p>-9.26369435047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7">
                <text:p>347</text:p>
              </table:table-cell>
              <table:table-cell office:value-type="float" office:value="-9.33256105683543">
                <text:p>-9.33256105683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8">
                <text:p>348</text:p>
              </table:table-cell>
              <table:table-cell office:value-type="float" office:value="-9.33200288561972">
                <text:p>-9.332002885619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9">
                <text:p>349</text:p>
              </table:table-cell>
              <table:table-cell office:value-type="float" office:value="-9.3313653206061">
                <text:p>-9.3313653206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0">
                <text:p>350</text:p>
              </table:table-cell>
              <table:table-cell office:value-type="float" office:value="-9.33280489843049">
                <text:p>-9.332804898430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1">
                <text:p>351</text:p>
              </table:table-cell>
              <table:table-cell office:value-type="float" office:value="-9.33237429764577">
                <text:p>-9.332374297645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2">
                <text:p>352</text:p>
              </table:table-cell>
              <table:table-cell office:value-type="float" office:value="-9.31742806218387">
                <text:p>-9.317428062183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3">
                <text:p>353</text:p>
              </table:table-cell>
              <table:table-cell office:value-type="float" office:value="-9.33073985111215">
                <text:p>-9.33073985111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4">
                <text:p>354</text:p>
              </table:table-cell>
              <table:table-cell office:value-type="float" office:value="-9.32731208739586">
                <text:p>-9.327312087395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5">
                <text:p>355</text:p>
              </table:table-cell>
              <table:table-cell office:value-type="float" office:value="-9.33280396391019">
                <text:p>-9.33280396391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6">
                <text:p>356</text:p>
              </table:table-cell>
              <table:table-cell office:value-type="float" office:value="-9.33255265094597">
                <text:p>-9.332552650945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">
                <text:p>357</text:p>
              </table:table-cell>
              <table:table-cell office:value-type="float" office:value="-9.33256759486194">
                <text:p>-9.332567594861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8">
                <text:p>358</text:p>
              </table:table-cell>
              <table:table-cell office:value-type="float" office:value="-9.33281611283102">
                <text:p>-9.332816112831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9">
                <text:p>359</text:p>
              </table:table-cell>
              <table:table-cell office:value-type="float" office:value="-9.33249381427486">
                <text:p>-9.332493814274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0">
                <text:p>360</text:p>
              </table:table-cell>
              <table:table-cell office:value-type="float" office:value="-9.33275350279964">
                <text:p>-9.332753502799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">
                <text:p>361</text:p>
              </table:table-cell>
              <table:table-cell office:value-type="float" office:value="-9.33212603229749">
                <text:p>-9.332126032297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2">
                <text:p>362</text:p>
              </table:table-cell>
              <table:table-cell office:value-type="float" office:value="-9.33247607144634">
                <text:p>-9.332476071446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3">
                <text:p>363</text:p>
              </table:table-cell>
              <table:table-cell office:value-type="float" office:value="-9.33265913756928">
                <text:p>-9.332659137569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4">
                <text:p>364</text:p>
              </table:table-cell>
              <table:table-cell office:value-type="float" office:value="-9.33276845362857">
                <text:p>-9.33276845362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5">
                <text:p>365</text:p>
              </table:table-cell>
              <table:table-cell office:value-type="float" office:value="-9.33258160525018">
                <text:p>-9.33258160525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6">
                <text:p>366</text:p>
              </table:table-cell>
              <table:table-cell office:value-type="float" office:value="-9.33245179296086">
                <text:p>-9.332451792960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7">
                <text:p>367</text:p>
              </table:table-cell>
              <table:table-cell office:value-type="float" office:value="-9.33260122055308">
                <text:p>-9.33260122055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8">
                <text:p>368</text:p>
              </table:table-cell>
              <table:table-cell office:value-type="float" office:value="-9.33283760790814">
                <text:p>-9.33283760790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">
                <text:p>369</text:p>
              </table:table-cell>
              <table:table-cell office:value-type="float" office:value="-9.33267315091107">
                <text:p>-9.33267315091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0">
                <text:p>370</text:p>
              </table:table-cell>
              <table:table-cell office:value-type="float" office:value="-9.3325433112596">
                <text:p>-9.33254331125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1">
                <text:p>371</text:p>
              </table:table-cell>
              <table:table-cell office:value-type="float" office:value="-9.33115859263693">
                <text:p>-9.331158592636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2">
                <text:p>372</text:p>
              </table:table-cell>
              <table:table-cell office:value-type="float" office:value="-9.33199635608896">
                <text:p>-9.331996356088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3">
                <text:p>373</text:p>
              </table:table-cell>
              <table:table-cell office:value-type="float" office:value="-9.24396517056437">
                <text:p>-9.24396517056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4">
                <text:p>374</text:p>
              </table:table-cell>
              <table:table-cell office:value-type="float" office:value="-9.33263017809572">
                <text:p>-9.332630178095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5">
                <text:p>375</text:p>
              </table:table-cell>
              <table:table-cell office:value-type="float" office:value="-9.33256199083319">
                <text:p>-9.332561990833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6">
                <text:p>376</text:p>
              </table:table-cell>
              <table:table-cell office:value-type="float" office:value="-9.33276565030894">
                <text:p>-9.332765650308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7">
                <text:p>377</text:p>
              </table:table-cell>
              <table:table-cell office:value-type="float" office:value="-9.33240697470699">
                <text:p>-9.332406974706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">
                <text:p>378</text:p>
              </table:table-cell>
              <table:table-cell office:value-type="float" office:value="-9.33286377726414">
                <text:p>-9.332863777264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9">
                <text:p>379</text:p>
              </table:table-cell>
              <table:table-cell office:value-type="float" office:value="-9.33270865340076">
                <text:p>-9.332708653400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0">
                <text:p>380</text:p>
              </table:table-cell>
              <table:table-cell office:value-type="float" office:value="-9.33280863653183">
                <text:p>-9.33280863653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1">
                <text:p>381</text:p>
              </table:table-cell>
              <table:table-cell office:value-type="float" office:value="-9.33276471587308">
                <text:p>-9.33276471587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-9.33286845052936">
                <text:p>-9.332868450529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3">
                <text:p>383</text:p>
              </table:table-cell>
              <table:table-cell office:value-type="float" office:value="-9.33107015802159">
                <text:p>-9.331070158021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4">
                <text:p>384</text:p>
              </table:table-cell>
              <table:table-cell office:value-type="float" office:value="-9.33290583846161">
                <text:p>-9.332905838461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5">
                <text:p>385</text:p>
              </table:table-cell>
              <table:table-cell office:value-type="float" office:value="-9.33291705546895">
                <text:p>-9.332917055468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6">
                <text:p>386</text:p>
              </table:table-cell>
              <table:table-cell office:value-type="float" office:value="-9.32501217026137">
                <text:p>-9.325012170261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7">
                <text:p>387</text:p>
              </table:table-cell>
              <table:table-cell office:value-type="float" office:value="-9.33288901349378">
                <text:p>-9.332889013493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8">
                <text:p>388</text:p>
              </table:table-cell>
              <table:table-cell office:value-type="float" office:value="-9.27637195793921">
                <text:p>-9.27637195793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9">
                <text:p>389</text:p>
              </table:table-cell>
              <table:table-cell office:value-type="float" office:value="-9.26295930740172">
                <text:p>-9.26295930740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0">
                <text:p>390</text:p>
              </table:table-cell>
              <table:table-cell office:value-type="float" office:value="-9.33292359885703">
                <text:p>-9.332923598857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1">
                <text:p>391</text:p>
              </table:table-cell>
              <table:table-cell office:value-type="float" office:value="-9.33294416443284">
                <text:p>-9.332944164432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2">
                <text:p>392</text:p>
              </table:table-cell>
              <table:table-cell office:value-type="float" office:value="-9.33236122750969">
                <text:p>-9.33236122750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3">
                <text:p>393</text:p>
              </table:table-cell>
              <table:table-cell office:value-type="float" office:value="-9.33082263685713">
                <text:p>-9.330822636857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4">
                <text:p>394</text:p>
              </table:table-cell>
              <table:table-cell office:value-type="float" office:value="-9.33287592785832">
                <text:p>-9.332875927858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5">
                <text:p>395</text:p>
              </table:table-cell>
              <table:table-cell office:value-type="float" office:value="-9.33216242322678">
                <text:p>-9.332162423226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6">
                <text:p>396</text:p>
              </table:table-cell>
              <table:table-cell office:value-type="float" office:value="-9.3325311699676">
                <text:p>-9.33253116996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7">
                <text:p>397</text:p>
              </table:table-cell>
              <table:table-cell office:value-type="float" office:value="-9.33283013123891">
                <text:p>-9.332830131238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8">
                <text:p>398</text:p>
              </table:table-cell>
              <table:table-cell office:value-type="float" office:value="-9.33234442362696">
                <text:p>-9.332344423626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9">
                <text:p>399</text:p>
              </table:table-cell>
              <table:table-cell office:value-type="float" office:value="-9.32835607834382">
                <text:p>-9.328356078343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0">
                <text:p>400</text:p>
              </table:table-cell>
              <table:table-cell office:value-type="float" office:value="-9.33099942329262">
                <text:p>-9.330999423292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1">
                <text:p>401</text:p>
              </table:table-cell>
              <table:table-cell office:value-type="float" office:value="-9.32535743875444">
                <text:p>-9.325357438754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2">
                <text:p>402</text:p>
              </table:table-cell>
              <table:table-cell office:value-type="float" office:value="-9.33229214903827">
                <text:p>-9.332292149038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3">
                <text:p>403</text:p>
              </table:table-cell>
              <table:table-cell office:value-type="float" office:value="-9.32394962231749">
                <text:p>-9.323949622317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4">
                <text:p>404</text:p>
              </table:table-cell>
              <table:table-cell office:value-type="float" office:value="-9.29489011763084">
                <text:p>-9.29489011763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5">
                <text:p>405</text:p>
              </table:table-cell>
              <table:table-cell office:value-type="float" office:value="-9.32951664908311">
                <text:p>-9.329516649083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6">
                <text:p>406</text:p>
              </table:table-cell>
              <table:table-cell office:value-type="float" office:value="-9.33199635608896">
                <text:p>-9.331996356088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7">
                <text:p>407</text:p>
              </table:table-cell>
              <table:table-cell office:value-type="float" office:value="-9.33197396987162">
                <text:p>-9.331973969871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8">
                <text:p>408</text:p>
              </table:table-cell>
              <table:table-cell office:value-type="float" office:value="-9.33270491615991">
                <text:p>-9.33270491615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9">
                <text:p>409</text:p>
              </table:table-cell>
              <table:table-cell office:value-type="float" office:value="-9.33266754552009">
                <text:p>-9.332667545520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0">
                <text:p>410</text:p>
              </table:table-cell>
              <table:table-cell office:value-type="float" office:value="-9.33276378143924">
                <text:p>-9.332763781439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1">
                <text:p>411</text:p>
              </table:table-cell>
              <table:table-cell office:value-type="float" office:value="-9.33173432310397">
                <text:p>-9.331734323103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2">
                <text:p>412</text:p>
              </table:table-cell>
              <table:table-cell office:value-type="float" office:value="-9.33296286125598">
                <text:p>-9.332962861255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3">
                <text:p>413</text:p>
              </table:table-cell>
              <table:table-cell office:value-type="float" office:value="-9.33281330920374">
                <text:p>-9.332813309203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4">
                <text:p>414</text:p>
              </table:table-cell>
              <table:table-cell office:value-type="float" office:value="-9.33254517918081">
                <text:p>-9.332545179180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-9.33299651756614">
                <text:p>-9.332996517566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6">
                <text:p>416</text:p>
              </table:table-cell>
              <table:table-cell office:value-type="float" office:value="-9.33290209952354">
                <text:p>-9.332902099523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-9.33149574020966">
                <text:p>-9.331495740209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8">
                <text:p>418</text:p>
              </table:table-cell>
              <table:table-cell office:value-type="float" office:value="-9.3327628470074">
                <text:p>-9.33276284700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-9.3319506521222">
                <text:p>-9.33195065212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0">
                <text:p>420</text:p>
              </table:table-cell>
              <table:table-cell office:value-type="float" office:value="-9.32871512561181">
                <text:p>-9.328715125611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1">
                <text:p>421</text:p>
              </table:table-cell>
              <table:table-cell office:value-type="float" office:value="-9.33233695544333">
                <text:p>-9.33233695544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2">
                <text:p>422</text:p>
              </table:table-cell>
              <table:table-cell office:value-type="float" office:value="-9.32523252271708">
                <text:p>-9.325232522717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3">
                <text:p>423</text:p>
              </table:table-cell>
              <table:table-cell office:value-type="float" office:value="-9.31382418391842">
                <text:p>-9.313824183918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4">
                <text:p>424</text:p>
              </table:table-cell>
              <table:table-cell office:value-type="float" office:value="-9.32994906639014">
                <text:p>-9.329949066390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5">
                <text:p>425</text:p>
              </table:table-cell>
              <table:table-cell office:value-type="float" office:value="-9.26145963790454">
                <text:p>-9.261459637904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6">
                <text:p>426</text:p>
              </table:table-cell>
              <table:table-cell office:value-type="float" office:value="-9.26900789294066">
                <text:p>-9.269007892940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7">
                <text:p>427</text:p>
              </table:table-cell>
              <table:table-cell office:value-type="float" office:value="-9.33300680195896">
                <text:p>-9.33300680195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8">
                <text:p>428</text:p>
              </table:table-cell>
              <table:table-cell office:value-type="float" office:value="-9.33281517828658">
                <text:p>-9.332815178286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9">
                <text:p>429</text:p>
              </table:table-cell>
              <table:table-cell office:value-type="float" office:value="-9.33288620939585">
                <text:p>-9.33288620939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0">
                <text:p>430</text:p>
              </table:table-cell>
              <table:table-cell office:value-type="float" office:value="-9.33234255656901">
                <text:p>-9.332342556569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1">
                <text:p>431</text:p>
              </table:table-cell>
              <table:table-cell office:value-type="float" office:value="-9.3326049569017">
                <text:p>-9.33260495690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2">
                <text:p>432</text:p>
              </table:table-cell>
              <table:table-cell office:value-type="float" office:value="-9.33178186895039">
                <text:p>-9.331781868950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3">
                <text:p>433</text:p>
              </table:table-cell>
              <table:table-cell office:value-type="float" office:value="-9.33049995461061">
                <text:p>-9.330499954610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4">
                <text:p>434</text:p>
              </table:table-cell>
              <table:table-cell office:value-type="float" office:value="-9.33117162662913">
                <text:p>-9.331171626629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5">
                <text:p>435</text:p>
              </table:table-cell>
              <table:table-cell office:value-type="float" office:value="-9.33253864149174">
                <text:p>-9.33253864149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6">
                <text:p>436</text:p>
              </table:table-cell>
              <table:table-cell office:value-type="float" office:value="-9.32865865778973">
                <text:p>-9.328658657789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7">
                <text:p>437</text:p>
              </table:table-cell>
              <table:table-cell office:value-type="float" office:value="-9.33074915209435">
                <text:p>-9.330749152094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8">
                <text:p>438</text:p>
              </table:table-cell>
              <table:table-cell office:value-type="float" office:value="-9.33281424374416">
                <text:p>-9.332814243744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9">
                <text:p>439</text:p>
              </table:table-cell>
              <table:table-cell office:value-type="float" office:value="-9.31422423553417">
                <text:p>-9.314224235534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0">
                <text:p>440</text:p>
              </table:table-cell>
              <table:table-cell office:value-type="float" office:value="-9.33297968908503">
                <text:p>-9.332979689085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1">
                <text:p>441</text:p>
              </table:table-cell>
              <table:table-cell office:value-type="float" office:value="-9.33295444758596">
                <text:p>-9.332954447585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2">
                <text:p>442</text:p>
              </table:table-cell>
              <table:table-cell office:value-type="float" office:value="-9.33172686540425">
                <text:p>-9.331726865404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3">
                <text:p>443</text:p>
              </table:table-cell>
              <table:table-cell office:value-type="float" office:value="-9.33284695392569">
                <text:p>-9.33284695392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4">
                <text:p>444</text:p>
              </table:table-cell>
              <table:table-cell office:value-type="float" office:value="-9.33143145708181">
                <text:p>-9.33143145708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5">
                <text:p>445</text:p>
              </table:table-cell>
              <table:table-cell office:value-type="float" office:value="-9.33298997307934">
                <text:p>-9.332989973079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6">
                <text:p>446</text:p>
              </table:table-cell>
              <table:table-cell office:value-type="float" office:value="-9.32891328391997">
                <text:p>-9.328913283919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7">
                <text:p>447</text:p>
              </table:table-cell>
              <table:table-cell office:value-type="float" office:value="-9.32878919290219">
                <text:p>-9.328789192902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8">
                <text:p>448</text:p>
              </table:table-cell>
              <table:table-cell office:value-type="float" office:value="-9.33044418371349">
                <text:p>-9.330444183713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9">
                <text:p>449</text:p>
              </table:table-cell>
              <table:table-cell office:value-type="float" office:value="-9.33297781929405">
                <text:p>-9.332977819294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0">
                <text:p>450</text:p>
              </table:table-cell>
              <table:table-cell office:value-type="float" office:value="-9.33295538243013">
                <text:p>-9.332955382430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1">
                <text:p>451</text:p>
              </table:table-cell>
              <table:table-cell office:value-type="float" office:value="-9.31980776392922">
                <text:p>-9.31980776392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2">
                <text:p>452</text:p>
              </table:table-cell>
              <table:table-cell office:value-type="float" office:value="-9.32199269556972">
                <text:p>-9.321992695569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3">
                <text:p>453</text:p>
              </table:table-cell>
              <table:table-cell office:value-type="float" office:value="-9.33232108597952">
                <text:p>-9.33232108597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4">
                <text:p>454</text:p>
              </table:table-cell>
              <table:table-cell office:value-type="float" office:value="-9.29239065400937">
                <text:p>-9.292390654009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5">
                <text:p>455</text:p>
              </table:table-cell>
              <table:table-cell office:value-type="float" office:value="-9.32956488032221">
                <text:p>-9.329564880322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6">
                <text:p>456</text:p>
              </table:table-cell>
              <table:table-cell office:value-type="float" office:value="-9.33239483722581">
                <text:p>-9.332394837225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7">
                <text:p>457</text:p>
              </table:table-cell>
              <table:table-cell office:value-type="float" office:value="-9.3488412394744">
                <text:p>-9.34884123947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8">
                <text:p>458</text:p>
              </table:table-cell>
              <table:table-cell office:value-type="float" office:value="-9.32357893852151">
                <text:p>-9.323578938521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9">
                <text:p>459</text:p>
              </table:table-cell>
              <table:table-cell office:value-type="float" office:value="-9.33277499477807">
                <text:p>-9.332774994778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0">
                <text:p>460</text:p>
              </table:table-cell>
              <table:table-cell office:value-type="float" office:value="-9.33302550147895">
                <text:p>-9.333025501478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1">
                <text:p>461</text:p>
              </table:table-cell>
              <table:table-cell office:value-type="float" office:value="-9.21721430934562">
                <text:p>-9.217214309345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-9.33163831500859">
                <text:p>-9.331638315008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3">
                <text:p>463</text:p>
              </table:table-cell>
              <table:table-cell office:value-type="float" office:value="-9.33301989153841">
                <text:p>-9.333019891538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4">
                <text:p>464</text:p>
              </table:table-cell>
              <table:table-cell office:value-type="float" office:value="-9.3276619604801">
                <text:p>-9.32766196048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5">
                <text:p>465</text:p>
              </table:table-cell>
              <table:table-cell office:value-type="float" office:value="-9.32642804537255">
                <text:p>-9.326428045372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6">
                <text:p>466</text:p>
              </table:table-cell>
              <table:table-cell office:value-type="float" office:value="-9.33304700692236">
                <text:p>-9.333047006922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7">
                <text:p>467</text:p>
              </table:table-cell>
              <table:table-cell office:value-type="float" office:value="-9.3314594050987">
                <text:p>-9.33145940509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8">
                <text:p>468</text:p>
              </table:table-cell>
              <table:table-cell office:value-type="float" office:value="-9.3467797655025">
                <text:p>-9.3467797655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9">
                <text:p>469</text:p>
              </table:table-cell>
              <table:table-cell office:value-type="float" office:value="-9.33252930210665">
                <text:p>-9.332529302106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0">
                <text:p>470</text:p>
              </table:table-cell>
              <table:table-cell office:value-type="float" office:value="-9.33183967679454">
                <text:p>-9.331839676794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-9.33304139670403">
                <text:p>-9.333041396704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2">
                <text:p>472</text:p>
              </table:table-cell>
              <table:table-cell office:value-type="float" office:value="-9.33278247049815">
                <text:p>-9.332782470498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3">
                <text:p>473</text:p>
              </table:table-cell>
              <table:table-cell office:value-type="float" office:value="-9.33309937245529">
                <text:p>-9.333099372455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4">
                <text:p>474</text:p>
              </table:table-cell>
              <table:table-cell office:value-type="float" office:value="-9.33226321402495">
                <text:p>-9.332263214024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5">
                <text:p>475</text:p>
              </table:table-cell>
              <table:table-cell office:value-type="float" office:value="-9.33232575340868">
                <text:p>-9.332325753408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6">
                <text:p>476</text:p>
              </table:table-cell>
              <table:table-cell office:value-type="float" office:value="-9.32830243182324">
                <text:p>-9.328302431823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7">
                <text:p>477</text:p>
              </table:table-cell>
              <table:table-cell office:value-type="float" office:value="-9.33243685302899">
                <text:p>-9.332436853028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8">
                <text:p>478</text:p>
              </table:table-cell>
              <table:table-cell office:value-type="float" office:value="-9.33300493205124">
                <text:p>-9.33300493205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9">
                <text:p>479</text:p>
              </table:table-cell>
              <table:table-cell office:value-type="float" office:value="-9.33107015802159">
                <text:p>-9.331070158021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0">
                <text:p>480</text:p>
              </table:table-cell>
              <table:table-cell office:value-type="float" office:value="-9.33295257790364">
                <text:p>-9.332952577903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1">
                <text:p>481</text:p>
              </table:table-cell>
              <table:table-cell office:value-type="float" office:value="-9.32790491416557">
                <text:p>-9.327904914165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2">
                <text:p>482</text:p>
              </table:table-cell>
              <table:table-cell office:value-type="float" office:value="-9.33148269648673">
                <text:p>-9.331482696486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3">
                <text:p>483</text:p>
              </table:table-cell>
              <table:table-cell office:value-type="float" office:value="-9.26857563712198">
                <text:p>-9.268575637121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4">
                <text:p>484</text:p>
              </table:table-cell>
              <table:table-cell office:value-type="float" office:value="-9.32779866294221">
                <text:p>-9.327798662942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5">
                <text:p>485</text:p>
              </table:table-cell>
              <table:table-cell office:value-type="float" office:value="-9.33184340659711">
                <text:p>-9.331843406597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6">
                <text:p>486</text:p>
              </table:table-cell>
              <table:table-cell office:value-type="float" office:value="-9.30077210132877">
                <text:p>-9.300772101328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7">
                <text:p>487</text:p>
              </table:table-cell>
              <table:table-cell office:value-type="float" office:value="-9.28753466015686">
                <text:p>-9.287534660156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8">
                <text:p>488</text:p>
              </table:table-cell>
              <table:table-cell office:value-type="float" office:value="-9.33052784274514">
                <text:p>-9.330527842745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9">
                <text:p>489</text:p>
              </table:table-cell>
              <table:table-cell office:value-type="float" office:value="-9.31412933537056">
                <text:p>-9.314129335370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0">
                <text:p>490</text:p>
              </table:table-cell>
              <table:table-cell office:value-type="float" office:value="-9.3151779688511">
                <text:p>-9.31517796885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1">
                <text:p>491</text:p>
              </table:table-cell>
              <table:table-cell office:value-type="float" office:value="-9.33233508841749">
                <text:p>-9.332335088417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2">
                <text:p>492</text:p>
              </table:table-cell>
              <table:table-cell office:value-type="float" office:value="-9.32403295531269">
                <text:p>-9.324032955312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3">
                <text:p>493</text:p>
              </table:table-cell>
              <table:table-cell office:value-type="float" office:value="-9.32887623811265">
                <text:p>-9.32887623811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-9.29838453007192">
                <text:p>-9.298384530071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5">
                <text:p>495</text:p>
              </table:table-cell>
              <table:table-cell office:value-type="float" office:value="-9.33089799490601">
                <text:p>-9.330897994906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6">
                <text:p>496</text:p>
              </table:table-cell>
              <table:table-cell office:value-type="float" office:value="-9.26579162937214">
                <text:p>-9.265791629372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7">
                <text:p>497</text:p>
              </table:table-cell>
              <table:table-cell office:value-type="float" office:value="-9.29708718201474">
                <text:p>-9.29708718201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8">
                <text:p>498</text:p>
              </table:table-cell>
              <table:table-cell office:value-type="float" office:value="-9.32978013113373">
                <text:p>-9.329780131133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9">
                <text:p>499</text:p>
              </table:table-cell>
              <table:table-cell office:value-type="float" office:value="-9.33079659020222">
                <text:p>-9.330796590202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0">
                <text:p>500</text:p>
              </table:table-cell>
              <table:table-cell office:value-type="float" office:value="-9.33270958771599">
                <text:p>-9.332709587715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1">
                <text:p>501</text:p>
              </table:table-cell>
              <table:table-cell office:value-type="float" office:value="-9.32986923165093">
                <text:p>-9.329869231650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2">
                <text:p>502</text:p>
              </table:table-cell>
              <table:table-cell office:value-type="float" office:value="-9.33075473277927">
                <text:p>-9.3307547327792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3">
                <text:p>503</text:p>
              </table:table-cell>
              <table:table-cell office:value-type="float" office:value="-9.33155444181138">
                <text:p>-9.331554441811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4">
                <text:p>504</text:p>
              </table:table-cell>
              <table:table-cell office:value-type="float" office:value="-9.32499105902045">
                <text:p>-9.324991059020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5">
                <text:p>505</text:p>
              </table:table-cell>
              <table:table-cell office:value-type="float" office:value="-9.32505255984282">
                <text:p>-9.325052559842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6">
                <text:p>506</text:p>
              </table:table-cell>
              <table:table-cell office:value-type="float" office:value="-9.27641381294175">
                <text:p>-9.276413812941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7">
                <text:p>507</text:p>
              </table:table-cell>
              <table:table-cell office:value-type="float" office:value="-9.32440311037744">
                <text:p>-9.324403110377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8">
                <text:p>508</text:p>
              </table:table-cell>
              <table:table-cell office:value-type="float" office:value="-9.33222961449311">
                <text:p>-9.332229614493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9">
                <text:p>509</text:p>
              </table:table-cell>
              <table:table-cell office:value-type="float" office:value="-9.32750499046292">
                <text:p>-9.327504990462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0">
                <text:p>510</text:p>
              </table:table-cell>
              <table:table-cell office:value-type="float" office:value="-9.3248212885271">
                <text:p>-9.32482128852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1">
                <text:p>511</text:p>
              </table:table-cell>
              <table:table-cell office:value-type="float" office:value="-9.33260308872338">
                <text:p>-9.332603088723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12">
                <text:p>512</text:p>
              </table:table-cell>
              <table:table-cell office:value-type="float" office:value="-9.32107937928418">
                <text:p>-9.321079379284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3">
                <text:p>513</text:p>
              </table:table-cell>
              <table:table-cell office:value-type="float" office:value="-9.33149201339171">
                <text:p>-9.331492013391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4">
                <text:p>514</text:p>
              </table:table-cell>
              <table:table-cell office:value-type="float" office:value="-9.33261149558914">
                <text:p>-9.332611495589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5">
                <text:p>515</text:p>
              </table:table-cell>
              <table:table-cell office:value-type="float" office:value="-9.3322016168688">
                <text:p>-9.33220161686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6">
                <text:p>516</text:p>
              </table:table-cell>
              <table:table-cell office:value-type="float" office:value="-9.33153673731808">
                <text:p>-9.331536737318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7">
                <text:p>517</text:p>
              </table:table-cell>
              <table:table-cell office:value-type="float" office:value="-9.32375463065701">
                <text:p>-9.32375463065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8">
                <text:p>518</text:p>
              </table:table-cell>
              <table:table-cell office:value-type="float" office:value="-9.33214189463536">
                <text:p>-9.33214189463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9">
                <text:p>519</text:p>
              </table:table-cell>
              <table:table-cell office:value-type="float" office:value="-9.32617211066854">
                <text:p>-9.326172110668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0">
                <text:p>520</text:p>
              </table:table-cell>
              <table:table-cell office:value-type="float" office:value="-9.33127963761535">
                <text:p>-9.331279637615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1">
                <text:p>521</text:p>
              </table:table-cell>
              <table:table-cell office:value-type="float" office:value="-9.33012921262003">
                <text:p>-9.330129212620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2">
                <text:p>522</text:p>
              </table:table-cell>
              <table:table-cell office:value-type="float" office:value="-9.33289181760982">
                <text:p>-9.332891817609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3">
                <text:p>523</text:p>
              </table:table-cell>
              <table:table-cell office:value-type="float" office:value="-9.33066545042468">
                <text:p>-9.330665450424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4">
                <text:p>524</text:p>
              </table:table-cell>
              <table:table-cell office:value-type="float" office:value="-9.32982653537206">
                <text:p>-9.329826535372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5">
                <text:p>525</text:p>
              </table:table-cell>
              <table:table-cell office:value-type="float" office:value="-9.30978796658966">
                <text:p>-9.309787966589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6">
                <text:p>526</text:p>
              </table:table-cell>
              <table:table-cell office:value-type="float" office:value="-9.32902258746639">
                <text:p>-9.329022587466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7">
                <text:p>527</text:p>
              </table:table-cell>
              <table:table-cell office:value-type="float" office:value="-9.32659752399145">
                <text:p>-9.326597523991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8">
                <text:p>528</text:p>
              </table:table-cell>
              <table:table-cell office:value-type="float" office:value="-9.30072435991988">
                <text:p>-9.300724359919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9">
                <text:p>529</text:p>
              </table:table-cell>
              <table:table-cell office:value-type="float" office:value="-9.34756702018676">
                <text:p>-9.347567020186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-9.33083845165978">
                <text:p>-9.330838451659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31">
                <text:p>531</text:p>
              </table:table-cell>
              <table:table-cell office:value-type="float" office:value="-9.33182755515739">
                <text:p>-9.331827555157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32">
                <text:p>532</text:p>
              </table:table-cell>
              <table:table-cell office:value-type="float" office:value="-9.33142679925385">
                <text:p>-9.331426799253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3">
                <text:p>533</text:p>
              </table:table-cell>
              <table:table-cell office:value-type="float" office:value="-9.3320849795249">
                <text:p>-9.33208497952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34">
                <text:p>534</text:p>
              </table:table-cell>
              <table:table-cell office:value-type="float" office:value="-9.33068497937141">
                <text:p>-9.330684979371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5">
                <text:p>535</text:p>
              </table:table-cell>
              <table:table-cell office:value-type="float" office:value="-9.33478498354577">
                <text:p>-9.334784983545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6">
                <text:p>536</text:p>
              </table:table-cell>
              <table:table-cell office:value-type="float" office:value="-9.34354817893648">
                <text:p>-9.343548178936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7">
                <text:p>537</text:p>
              </table:table-cell>
              <table:table-cell office:value-type="float" office:value="-9.33206352166537">
                <text:p>-9.332063521665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8">
                <text:p>538</text:p>
              </table:table-cell>
              <table:table-cell office:value-type="float" office:value="-9.32277915702774">
                <text:p>-9.322779157027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9">
                <text:p>539</text:p>
              </table:table-cell>
              <table:table-cell office:value-type="float" office:value="-9.33092218668187">
                <text:p>-9.330922186681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-9.33232201946134">
                <text:p>-9.332322019461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41">
                <text:p>541</text:p>
              </table:table-cell>
              <table:table-cell office:value-type="float" office:value="-9.33283480414209">
                <text:p>-9.332834804142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42">
                <text:p>542</text:p>
              </table:table-cell>
              <table:table-cell office:value-type="float" office:value="-9.33173618754891">
                <text:p>-9.331736187548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43">
                <text:p>543</text:p>
              </table:table-cell>
              <table:table-cell office:value-type="float" office:value="-9.33136252632888">
                <text:p>-9.331362526328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44">
                <text:p>544</text:p>
              </table:table-cell>
              <table:table-cell office:value-type="float" office:value="-9.33003820157665">
                <text:p>-9.330038201576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5">
                <text:p>545</text:p>
              </table:table-cell>
              <table:table-cell office:value-type="float" office:value="-9.33105061174721">
                <text:p>-9.331050611747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6">
                <text:p>546</text:p>
              </table:table-cell>
              <table:table-cell office:value-type="float" office:value="-9.31765181882176">
                <text:p>-9.31765181882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7">
                <text:p>547</text:p>
              </table:table-cell>
              <table:table-cell office:value-type="float" office:value="-9.33158426153687">
                <text:p>-9.331584261536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8">
                <text:p>548</text:p>
              </table:table-cell>
              <table:table-cell office:value-type="float" office:value="-9.33116138560233">
                <text:p>-9.331161385602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-9.3329666007172">
                <text:p>-9.33296660071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0">
                <text:p>550</text:p>
              </table:table-cell>
              <table:table-cell office:value-type="float" office:value="-9.34835183019299">
                <text:p>-9.348351830192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1">
                <text:p>551</text:p>
              </table:table-cell>
              <table:table-cell office:value-type="float" office:value="-9.3057678403331">
                <text:p>-9.30576784033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2">
                <text:p>552</text:p>
              </table:table-cell>
              <table:table-cell office:value-type="float" office:value="-9.34095801977185">
                <text:p>-9.340958019771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3">
                <text:p>553</text:p>
              </table:table-cell>
              <table:table-cell office:value-type="float" office:value="-9.32967156458807">
                <text:p>-9.329671564588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4">
                <text:p>554</text:p>
              </table:table-cell>
              <table:table-cell office:value-type="float" office:value="-9.3480207016084">
                <text:p>-9.34802070160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5">
                <text:p>555</text:p>
              </table:table-cell>
              <table:table-cell office:value-type="float" office:value="-9.34697765232613">
                <text:p>-9.346977652326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6">
                <text:p>556</text:p>
              </table:table-cell>
              <table:table-cell office:value-type="float" office:value="-9.34747324753907">
                <text:p>-9.347473247539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7">
                <text:p>557</text:p>
              </table:table-cell>
              <table:table-cell office:value-type="float" office:value="-9.34783975262737">
                <text:p>-9.347839752627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8">
                <text:p>558</text:p>
              </table:table-cell>
              <table:table-cell office:value-type="float" office:value="-9.33250408677005">
                <text:p>-9.332504086770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9">
                <text:p>559</text:p>
              </table:table-cell>
              <table:table-cell office:value-type="float" office:value="-9.34871616959685">
                <text:p>-9.348716169596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0">
                <text:p>560</text:p>
              </table:table-cell>
              <table:table-cell office:value-type="float" office:value="-9.34181873674808">
                <text:p>-9.341818736748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1">
                <text:p>561</text:p>
              </table:table-cell>
              <table:table-cell office:value-type="float" office:value="-9.348092327913">
                <text:p>-9.3480923279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62">
                <text:p>562</text:p>
              </table:table-cell>
              <table:table-cell office:value-type="float" office:value="-9.34828016108055">
                <text:p>-9.348280161080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63">
                <text:p>563</text:p>
              </table:table-cell>
              <table:table-cell office:value-type="float" office:value="-9.34765694493728">
                <text:p>-9.347656944937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64">
                <text:p>564</text:p>
              </table:table-cell>
              <table:table-cell office:value-type="float" office:value="-9.3485979195871">
                <text:p>-9.34859791958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5">
                <text:p>565</text:p>
              </table:table-cell>
              <table:table-cell office:value-type="float" office:value="-9.36232318390506">
                <text:p>-9.362323183905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6">
                <text:p>566</text:p>
              </table:table-cell>
              <table:table-cell office:value-type="float" office:value="-9.35764629339752">
                <text:p>-9.357646293397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7">
                <text:p>567</text:p>
              </table:table-cell>
              <table:table-cell office:value-type="float" office:value="-9.3293534446229">
                <text:p>-9.32935344462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8">
                <text:p>568</text:p>
              </table:table-cell>
              <table:table-cell office:value-type="float" office:value="-9.34117232462056">
                <text:p>-9.34117232462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9">
                <text:p>569</text:p>
              </table:table-cell>
              <table:table-cell office:value-type="float" office:value="-9.32859571870662">
                <text:p>-9.32859571870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0">
                <text:p>570</text:p>
              </table:table-cell>
              <table:table-cell office:value-type="float" office:value="-9.3282672876956">
                <text:p>-9.32826728769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1">
                <text:p>571</text:p>
              </table:table-cell>
              <table:table-cell office:value-type="float" office:value="-9.33074171129266">
                <text:p>-9.330741711292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2">
                <text:p>572</text:p>
              </table:table-cell>
              <table:table-cell office:value-type="float" office:value="-9.32695696377977">
                <text:p>-9.326956963779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73">
                <text:p>573</text:p>
              </table:table-cell>
              <table:table-cell office:value-type="float" office:value="-9.16408885025599">
                <text:p>-9.164088850255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74">
                <text:p>574</text:p>
              </table:table-cell>
              <table:table-cell office:value-type="float" office:value="-9.22515397104968">
                <text:p>-9.225153971049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5">
                <text:p>575</text:p>
              </table:table-cell>
              <table:table-cell office:value-type="float" office:value="-9.32530783543869">
                <text:p>-9.325307835438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6">
                <text:p>576</text:p>
              </table:table-cell>
              <table:table-cell office:value-type="float" office:value="-9.32567080542471">
                <text:p>-9.325670805424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7">
                <text:p>577</text:p>
              </table:table-cell>
              <table:table-cell office:value-type="float" office:value="-9.32993792577803">
                <text:p>-9.329937925778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8">
                <text:p>578</text:p>
              </table:table-cell>
              <table:table-cell office:value-type="float" office:value="-9.327057475806">
                <text:p>-9.3270574758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9">
                <text:p>579</text:p>
              </table:table-cell>
              <table:table-cell office:value-type="float" office:value="-9.33026948126566">
                <text:p>-9.330269481265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0">
                <text:p>580</text:p>
              </table:table-cell>
              <table:table-cell office:value-type="float" office:value="-9.26148739192285">
                <text:p>-9.261487391922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1">
                <text:p>581</text:p>
              </table:table-cell>
              <table:table-cell office:value-type="float" office:value="-9.33031779618885">
                <text:p>-9.330317796188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2">
                <text:p>582</text:p>
              </table:table-cell>
              <table:table-cell office:value-type="float" office:value="-9.32575354989837">
                <text:p>-9.325753549898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83">
                <text:p>583</text:p>
              </table:table-cell>
              <table:table-cell office:value-type="float" office:value="-9.33196744077558">
                <text:p>-9.331967440775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4">
                <text:p>584</text:p>
              </table:table-cell>
              <table:table-cell office:value-type="float" office:value="-9.33320412246705">
                <text:p>-9.333204122467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5">
                <text:p>585</text:p>
              </table:table-cell>
              <table:table-cell office:value-type="float" office:value="-9.32054030474688">
                <text:p>-9.320540304746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6">
                <text:p>586</text:p>
              </table:table-cell>
              <table:table-cell office:value-type="float" office:value="-9.3280333742651">
                <text:p>-9.32803337426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7">
                <text:p>587</text:p>
              </table:table-cell>
              <table:table-cell office:value-type="float" office:value="-9.32322228253619">
                <text:p>-9.323222282536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8">
                <text:p>588</text:p>
              </table:table-cell>
              <table:table-cell office:value-type="float" office:value="-9.33209151038824">
                <text:p>-9.332091510388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9">
                <text:p>589</text:p>
              </table:table-cell>
              <table:table-cell office:value-type="float" office:value="-9.32048761498153">
                <text:p>-9.320487614981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0">
                <text:p>590</text:p>
              </table:table-cell>
              <table:table-cell office:value-type="float" office:value="-9.32928391589966">
                <text:p>-9.329283915899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1">
                <text:p>591</text:p>
              </table:table-cell>
              <table:table-cell office:value-type="float" office:value="-9.32465341865795">
                <text:p>-9.32465341865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2">
                <text:p>592</text:p>
              </table:table-cell>
              <table:table-cell office:value-type="float" office:value="-9.32979405188462">
                <text:p>-9.329794051884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3">
                <text:p>593</text:p>
              </table:table-cell>
              <table:table-cell office:value-type="float" office:value="-9.32614266023619">
                <text:p>-9.326142660236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4">
                <text:p>594</text:p>
              </table:table-cell>
              <table:table-cell office:value-type="float" office:value="-9.25478931737847">
                <text:p>-9.254789317378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5">
                <text:p>595</text:p>
              </table:table-cell>
              <table:table-cell office:value-type="float" office:value="-9.33048043398194">
                <text:p>-9.330480433981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6">
                <text:p>596</text:p>
              </table:table-cell>
              <table:table-cell office:value-type="float" office:value="-9.33033359261811">
                <text:p>-9.330333592618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7">
                <text:p>597</text:p>
              </table:table-cell>
              <table:table-cell office:value-type="float" office:value="-9.32973837155813">
                <text:p>-9.329738371558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8">
                <text:p>598</text:p>
              </table:table-cell>
              <table:table-cell office:value-type="float" office:value="-9.14880404736463">
                <text:p>-9.148804047364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9">
                <text:p>599</text:p>
              </table:table-cell>
              <table:table-cell office:value-type="float" office:value="-9.33135693782839">
                <text:p>-9.331356937828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0">
                <text:p>600</text:p>
              </table:table-cell>
              <table:table-cell office:value-type="float" office:value="-9.31276096244955">
                <text:p>-9.312760962449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1">
                <text:p>601</text:p>
              </table:table-cell>
              <table:table-cell office:value-type="float" office:value="-9.32946842319981">
                <text:p>-9.329468423199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2">
                <text:p>602</text:p>
              </table:table-cell>
              <table:table-cell office:value-type="float" office:value="-9.30869301633894">
                <text:p>-9.308693016338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3">
                <text:p>603</text:p>
              </table:table-cell>
              <table:table-cell office:value-type="float" office:value="-9.33227348106708">
                <text:p>-9.332273481067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4">
                <text:p>604</text:p>
              </table:table-cell>
              <table:table-cell office:value-type="float" office:value="-9.3200118797404">
                <text:p>-9.32001187974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5">
                <text:p>605</text:p>
              </table:table-cell>
              <table:table-cell office:value-type="float" office:value="-9.32558256202587">
                <text:p>-9.3255825620258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6">
                <text:p>606</text:p>
              </table:table-cell>
              <table:table-cell office:value-type="float" office:value="-9.3260865258809">
                <text:p>-9.32608652588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7">
                <text:p>607</text:p>
              </table:table-cell>
              <table:table-cell office:value-type="float" office:value="-9.25660627168023">
                <text:p>-9.256606271680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8">
                <text:p>608</text:p>
              </table:table-cell>
              <table:table-cell office:value-type="float" office:value="-9.34520087016038">
                <text:p>-9.345200870160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9">
                <text:p>609</text:p>
              </table:table-cell>
              <table:table-cell office:value-type="float" office:value="-8.95355166239259">
                <text:p>-8.953551662392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0">
                <text:p>610</text:p>
              </table:table-cell>
              <table:table-cell office:value-type="float" office:value="-9.31922950334376">
                <text:p>-9.31922950334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1">
                <text:p>611</text:p>
              </table:table-cell>
              <table:table-cell office:value-type="float" office:value="-9.3096399825921">
                <text:p>-9.30963998259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2">
                <text:p>612</text:p>
              </table:table-cell>
              <table:table-cell office:value-type="float" office:value="-9.32995277999101">
                <text:p>-9.329952779991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3">
                <text:p>613</text:p>
              </table:table-cell>
              <table:table-cell office:value-type="float" office:value="-9.32956117003672">
                <text:p>-9.329561170036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4">
                <text:p>614</text:p>
              </table:table-cell>
              <table:table-cell office:value-type="float" office:value="-9.33131968299608">
                <text:p>-9.331319682996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5">
                <text:p>615</text:p>
              </table:table-cell>
              <table:table-cell office:value-type="float" office:value="-9.28212986726225">
                <text:p>-9.28212986726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6">
                <text:p>616</text:p>
              </table:table-cell>
              <table:table-cell office:value-type="float" office:value="-9.33007070333133">
                <text:p>-9.330070703331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7">
                <text:p>617</text:p>
              </table:table-cell>
              <table:table-cell office:value-type="float" office:value="-9.32980982927506">
                <text:p>-9.329809829275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8">
                <text:p>618</text:p>
              </table:table-cell>
              <table:table-cell office:value-type="float" office:value="-9.32178218024087">
                <text:p>-9.321782180240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9">
                <text:p>619</text:p>
              </table:table-cell>
              <table:table-cell office:value-type="float" office:value="-9.03004481636213">
                <text:p>-9.030044816362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0">
                <text:p>620</text:p>
              </table:table-cell>
              <table:table-cell office:value-type="float" office:value="-9.31696197211358">
                <text:p>-9.316961972113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21">
                <text:p>621</text:p>
              </table:table-cell>
              <table:table-cell office:value-type="float" office:value="-9.30510273755259">
                <text:p>-9.305102737552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22">
                <text:p>622</text:p>
              </table:table-cell>
              <table:table-cell office:value-type="float" office:value="-9.33080217149676">
                <text:p>-9.330802171496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23">
                <text:p>623</text:p>
              </table:table-cell>
              <table:table-cell office:value-type="float" office:value="-9.32898553233459">
                <text:p>-9.328985532334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4">
                <text:p>624</text:p>
              </table:table-cell>
              <table:table-cell office:value-type="float" office:value="-9.33020259255198">
                <text:p>-9.330202592551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5">
                <text:p>625</text:p>
              </table:table-cell>
              <table:table-cell office:value-type="float" office:value="-9.32062298605677">
                <text:p>-9.320622986056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6">
                <text:p>626</text:p>
              </table:table-cell>
              <table:table-cell office:value-type="float" office:value="-9.25828048529992">
                <text:p>-9.258280485299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7">
                <text:p>627</text:p>
              </table:table-cell>
              <table:table-cell office:value-type="float" office:value="-9.30786192006228">
                <text:p>-9.307861920062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8">
                <text:p>628</text:p>
              </table:table-cell>
              <table:table-cell office:value-type="float" office:value="-9.27978775725534">
                <text:p>-9.279787757255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9">
                <text:p>629</text:p>
              </table:table-cell>
              <table:table-cell office:value-type="float" office:value="-9.32789936998069">
                <text:p>-9.327899369980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0">
                <text:p>630</text:p>
              </table:table-cell>
              <table:table-cell office:value-type="float" office:value="-9.32374364781601">
                <text:p>-9.323743647816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1">
                <text:p>631</text:p>
              </table:table-cell>
              <table:table-cell office:value-type="float" office:value="-9.23668733442131">
                <text:p>-9.23668733442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32">
                <text:p>632</text:p>
              </table:table-cell>
              <table:table-cell office:value-type="float" office:value="-9.31381166028724">
                <text:p>-9.313811660287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3">
                <text:p>633</text:p>
              </table:table-cell>
              <table:table-cell office:value-type="float" office:value="-9.31816201787985">
                <text:p>-9.318162017879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4">
                <text:p>634</text:p>
              </table:table-cell>
              <table:table-cell office:value-type="float" office:value="-9.3309528935689">
                <text:p>-9.33095289356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5">
                <text:p>635</text:p>
              </table:table-cell>
              <table:table-cell office:value-type="float" office:value="-9.32508469060153">
                <text:p>-9.325084690601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6">
                <text:p>636</text:p>
              </table:table-cell>
              <table:table-cell office:value-type="float" office:value="-9.3300837047143">
                <text:p>-9.33008370471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7">
                <text:p>637</text:p>
              </table:table-cell>
              <table:table-cell office:value-type="float" office:value="-9.26575238725774">
                <text:p>-9.265752387257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8">
                <text:p>638</text:p>
              </table:table-cell>
              <table:table-cell office:value-type="float" office:value="-9.26632455182724">
                <text:p>-9.266324551827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9">
                <text:p>639</text:p>
              </table:table-cell>
              <table:table-cell office:value-type="float" office:value="-9.3306133775262">
                <text:p>-9.33061337752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0">
                <text:p>640</text:p>
              </table:table-cell>
              <table:table-cell office:value-type="float" office:value="-9.32898182699529">
                <text:p>-9.328981826995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1">
                <text:p>641</text:p>
              </table:table-cell>
              <table:table-cell office:value-type="float" office:value="-9.32956951822364">
                <text:p>-9.329569518223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2">
                <text:p>642</text:p>
              </table:table-cell>
              <table:table-cell office:value-type="float" office:value="-9.32725856967215">
                <text:p>-9.327258569672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3">
                <text:p>643</text:p>
              </table:table-cell>
              <table:table-cell office:value-type="float" office:value="-9.32407325392508">
                <text:p>-9.324073253925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4">
                <text:p>644</text:p>
              </table:table-cell>
              <table:table-cell office:value-type="float" office:value="-9.32782914976438">
                <text:p>-9.32782914976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5">
                <text:p>645</text:p>
              </table:table-cell>
              <table:table-cell office:value-type="float" office:value="-9.32687491157504">
                <text:p>-9.326874911575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6">
                <text:p>646</text:p>
              </table:table-cell>
              <table:table-cell office:value-type="float" office:value="-9.32735453717696">
                <text:p>-9.327354537176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7">
                <text:p>647</text:p>
              </table:table-cell>
              <table:table-cell office:value-type="float" office:value="-9.32622549466798">
                <text:p>-9.326225494667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8">
                <text:p>648</text:p>
              </table:table-cell>
              <table:table-cell office:value-type="float" office:value="-9.32199269556972">
                <text:p>-9.321992695569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9">
                <text:p>649</text:p>
              </table:table-cell>
              <table:table-cell office:value-type="float" office:value="-9.32272436879092">
                <text:p>-9.322724368790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0">
                <text:p>650</text:p>
              </table:table-cell>
              <table:table-cell office:value-type="float" office:value="-9.33053063165709">
                <text:p>-9.330530631657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1">
                <text:p>651</text:p>
              </table:table-cell>
              <table:table-cell office:value-type="float" office:value="-9.33148828660573">
                <text:p>-9.331488286605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2">
                <text:p>652</text:p>
              </table:table-cell>
              <table:table-cell office:value-type="float" office:value="-9.31768791940111">
                <text:p>-9.31768791940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3">
                <text:p>653</text:p>
              </table:table-cell>
              <table:table-cell office:value-type="float" office:value="-9.32865865778973">
                <text:p>-9.328658657789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4">
                <text:p>654</text:p>
              </table:table-cell>
              <table:table-cell office:value-type="float" office:value="-9.29196086883215">
                <text:p>-9.291960868832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5">
                <text:p>655</text:p>
              </table:table-cell>
              <table:table-cell office:value-type="float" office:value="-9.30191250951718">
                <text:p>-9.301912509517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6">
                <text:p>656</text:p>
              </table:table-cell>
              <table:table-cell office:value-type="float" office:value="-9.32904482206316">
                <text:p>-9.329044822063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7">
                <text:p>657</text:p>
              </table:table-cell>
              <table:table-cell office:value-type="float" office:value="-9.32445352718233">
                <text:p>-9.324453527182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8">
                <text:p>658</text:p>
              </table:table-cell>
              <table:table-cell office:value-type="float" office:value="-9.30088322893128">
                <text:p>-9.300883228931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9">
                <text:p>659</text:p>
              </table:table-cell>
              <table:table-cell office:value-type="float" office:value="-9.31351656494449">
                <text:p>-9.313516564944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0">
                <text:p>660</text:p>
              </table:table-cell>
              <table:table-cell office:value-type="float" office:value="-9.31162289758831">
                <text:p>-9.311622897588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61">
                <text:p>661</text:p>
              </table:table-cell>
              <table:table-cell office:value-type="float" office:value="-9.32687675527455">
                <text:p>-9.32687675527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2">
                <text:p>662</text:p>
              </table:table-cell>
              <table:table-cell office:value-type="float" office:value="-9.32868735363426">
                <text:p>-9.328687353634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-9.32544747405996">
                <text:p>-9.325447474059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4">
                <text:p>664</text:p>
              </table:table-cell>
              <table:table-cell office:value-type="float" office:value="-9.3319506521222">
                <text:p>-9.33195065212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5">
                <text:p>665</text:p>
              </table:table-cell>
              <table:table-cell office:value-type="float" office:value="-9.31483352275246">
                <text:p>-9.314833522752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6">
                <text:p>666</text:p>
              </table:table-cell>
              <table:table-cell office:value-type="float" office:value="-9.32944987620901">
                <text:p>-9.329449876209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7">
                <text:p>667</text:p>
              </table:table-cell>
              <table:table-cell office:value-type="float" office:value="-9.32949531774347">
                <text:p>-9.329495317743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8">
                <text:p>668</text:p>
              </table:table-cell>
              <table:table-cell office:value-type="float" office:value="-9.33245832934267">
                <text:p>-9.332458329342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9">
                <text:p>669</text:p>
              </table:table-cell>
              <table:table-cell office:value-type="float" office:value="-9.34403028379191">
                <text:p>-9.344030283791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70">
                <text:p>670</text:p>
              </table:table-cell>
              <table:table-cell office:value-type="float" office:value="-9.3424928684818">
                <text:p>-9.34249286848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71">
                <text:p>671</text:p>
              </table:table-cell>
              <table:table-cell office:value-type="float" office:value="-9.34511914359585">
                <text:p>-9.345119143595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2">
                <text:p>672</text:p>
              </table:table-cell>
              <table:table-cell office:value-type="float" office:value="-9.24674872479489">
                <text:p>-9.246748724794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3">
                <text:p>673</text:p>
              </table:table-cell>
              <table:table-cell office:value-type="float" office:value="-9.31339232720061">
                <text:p>-9.313392327200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4">
                <text:p>674</text:p>
              </table:table-cell>
              <table:table-cell office:value-type="float" office:value="-9.3123747377505">
                <text:p>-9.3123747377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5">
                <text:p>675</text:p>
              </table:table-cell>
              <table:table-cell office:value-type="float" office:value="-9.17459335775773">
                <text:p>-9.174593357757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6">
                <text:p>676</text:p>
              </table:table-cell>
              <table:table-cell office:value-type="float" office:value="-9.321942563616">
                <text:p>-9.3219425636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7">
                <text:p>677</text:p>
              </table:table-cell>
              <table:table-cell office:value-type="float" office:value="-9.31395749351578">
                <text:p>-9.313957493515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8">
                <text:p>678</text:p>
              </table:table-cell>
              <table:table-cell office:value-type="float" office:value="-9.29011550624334">
                <text:p>-9.290115506243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9">
                <text:p>679</text:p>
              </table:table-cell>
              <table:table-cell office:value-type="float" office:value="-9.32333016293424">
                <text:p>-9.323330162934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0">
                <text:p>680</text:p>
              </table:table-cell>
              <table:table-cell office:value-type="float" office:value="-9.33041351277258">
                <text:p>-9.330413512772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1">
                <text:p>681</text:p>
              </table:table-cell>
              <table:table-cell office:value-type="float" office:value="-9.28636667561751">
                <text:p>-9.286366675617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2">
                <text:p>682</text:p>
              </table:table-cell>
              <table:table-cell office:value-type="float" office:value="-9.30670756285037">
                <text:p>-9.306707562850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3">
                <text:p>683</text:p>
              </table:table-cell>
              <table:table-cell office:value-type="float" office:value="-9.3151761741531">
                <text:p>-9.31517617415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84">
                <text:p>684</text:p>
              </table:table-cell>
              <table:table-cell office:value-type="float" office:value="-9.29886911954419">
                <text:p>-9.298869119544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5">
                <text:p>685</text:p>
              </table:table-cell>
              <table:table-cell office:value-type="float" office:value="-9.32700767794969">
                <text:p>-9.327007677949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6">
                <text:p>686</text:p>
              </table:table-cell>
              <table:table-cell office:value-type="float" office:value="-9.28835218207017">
                <text:p>-9.288352182070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7">
                <text:p>687</text:p>
              </table:table-cell>
              <table:table-cell office:value-type="float" office:value="-9.31957654858983">
                <text:p>-9.319576548589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8">
                <text:p>688</text:p>
              </table:table-cell>
              <table:table-cell office:value-type="float" office:value="-9.27750757523201">
                <text:p>-9.277507575232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9">
                <text:p>689</text:p>
              </table:table-cell>
              <table:table-cell office:value-type="float" office:value="-9.32402654451456">
                <text:p>-9.324026544514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0">
                <text:p>690</text:p>
              </table:table-cell>
              <table:table-cell office:value-type="float" office:value="-9.32174300466771">
                <text:p>-9.321743004667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1">
                <text:p>691</text:p>
              </table:table-cell>
              <table:table-cell office:value-type="float" office:value="-9.30828389348411">
                <text:p>-9.308283893484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2">
                <text:p>692</text:p>
              </table:table-cell>
              <table:table-cell office:value-type="float" office:value="-9.2486708472316">
                <text:p>-9.24867084723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3">
                <text:p>693</text:p>
              </table:table-cell>
              <table:table-cell office:value-type="float" office:value="-9.32182956007379">
                <text:p>-9.321829560073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4">
                <text:p>694</text:p>
              </table:table-cell>
              <table:table-cell office:value-type="float" office:value="-9.3247185407943">
                <text:p>-9.32471854079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5">
                <text:p>695</text:p>
              </table:table-cell>
              <table:table-cell office:value-type="float" office:value="-9.32643172898719">
                <text:p>-9.326431728987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6">
                <text:p>696</text:p>
              </table:table-cell>
              <table:table-cell office:value-type="float" office:value="-9.30041113287716">
                <text:p>-9.300411132877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7">
                <text:p>697</text:p>
              </table:table-cell>
              <table:table-cell office:value-type="float" office:value="-9.32235564117248">
                <text:p>-9.322355641172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8">
                <text:p>698</text:p>
              </table:table-cell>
              <table:table-cell office:value-type="float" office:value="-9.34185785743437">
                <text:p>-9.341857857434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9">
                <text:p>699</text:p>
              </table:table-cell>
              <table:table-cell office:value-type="float" office:value="-9.34227313555286">
                <text:p>-9.342273135552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0">
                <text:p>700</text:p>
              </table:table-cell>
              <table:table-cell office:value-type="float" office:value="-9.29704328654292">
                <text:p>-9.297043286542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1">
                <text:p>701</text:p>
              </table:table-cell>
              <table:table-cell office:value-type="float" office:value="-9.3273711490904">
                <text:p>-9.32737114909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2">
                <text:p>702</text:p>
              </table:table-cell>
              <table:table-cell office:value-type="float" office:value="-9.30244462275151">
                <text:p>-9.302444622751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3">
                <text:p>703</text:p>
              </table:table-cell>
              <table:table-cell office:value-type="float" office:value="-9.33220721624927">
                <text:p>-9.332207216249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4">
                <text:p>704</text:p>
              </table:table-cell>
              <table:table-cell office:value-type="float" office:value="-9.33087101336108">
                <text:p>-9.330871013361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5">
                <text:p>705</text:p>
              </table:table-cell>
              <table:table-cell office:value-type="float" office:value="-9.3403547245212">
                <text:p>-9.34035472452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6">
                <text:p>706</text:p>
              </table:table-cell>
              <table:table-cell office:value-type="float" office:value="-9.16429548058761">
                <text:p>-9.164295480587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7">
                <text:p>707</text:p>
              </table:table-cell>
              <table:table-cell office:value-type="float" office:value="-9.32685002239768">
                <text:p>-9.326850022397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8">
                <text:p>708</text:p>
              </table:table-cell>
              <table:table-cell office:value-type="float" office:value="-9.34092374080751">
                <text:p>-9.340923740807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9">
                <text:p>709</text:p>
              </table:table-cell>
              <table:table-cell office:value-type="float" office:value="-9.31846028775709">
                <text:p>-9.318460287757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0">
                <text:p>710</text:p>
              </table:table-cell>
              <table:table-cell office:value-type="float" office:value="-9.339393469034">
                <text:p>-9.3393934690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1">
                <text:p>711</text:p>
              </table:table-cell>
              <table:table-cell office:value-type="float" office:value="-9.33480563745684">
                <text:p>-9.334805637456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2">
                <text:p>712</text:p>
              </table:table-cell>
              <table:table-cell office:value-type="float" office:value="-9.3393280063">
                <text:p>-9.33932800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3">
                <text:p>713</text:p>
              </table:table-cell>
              <table:table-cell office:value-type="float" office:value="-9.33610128486013">
                <text:p>-9.336101284860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4">
                <text:p>714</text:p>
              </table:table-cell>
              <table:table-cell office:value-type="float" office:value="-9.30845350457065">
                <text:p>-9.308453504570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5">
                <text:p>715</text:p>
              </table:table-cell>
              <table:table-cell office:value-type="float" office:value="-9.29645499917549">
                <text:p>-9.296454999175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6">
                <text:p>716</text:p>
              </table:table-cell>
              <table:table-cell office:value-type="float" office:value="-9.31495099840504">
                <text:p>-9.314950998405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7">
                <text:p>717</text:p>
              </table:table-cell>
              <table:table-cell office:value-type="float" office:value="-9.29575593968077">
                <text:p>-9.295755939680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8">
                <text:p>718</text:p>
              </table:table-cell>
              <table:table-cell office:value-type="float" office:value="-9.35417801000959">
                <text:p>-9.354178010009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9">
                <text:p>719</text:p>
              </table:table-cell>
              <table:table-cell office:value-type="float" office:value="-9.32952777889365">
                <text:p>-9.32952777889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0">
                <text:p>720</text:p>
              </table:table-cell>
              <table:table-cell office:value-type="float" office:value="-9.27397001409662">
                <text:p>-9.273970014096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21">
                <text:p>721</text:p>
              </table:table-cell>
              <table:table-cell office:value-type="float" office:value="-9.28613580522546">
                <text:p>-9.286135805225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22">
                <text:p>722</text:p>
              </table:table-cell>
              <table:table-cell office:value-type="float" office:value="-9.30220766039968">
                <text:p>-9.302207660399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23">
                <text:p>723</text:p>
              </table:table-cell>
              <table:table-cell office:value-type="float" office:value="-9.3243297872895">
                <text:p>-9.32432978728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24">
                <text:p>724</text:p>
              </table:table-cell>
              <table:table-cell office:value-type="float" office:value="-9.26859417658087">
                <text:p>-9.268594176580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5">
                <text:p>725</text:p>
              </table:table-cell>
              <table:table-cell office:value-type="float" office:value="-9.31950947384305">
                <text:p>-9.319509473843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6">
                <text:p>726</text:p>
              </table:table-cell>
              <table:table-cell office:value-type="float" office:value="-9.13798615858661">
                <text:p>-9.137986158586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7">
                <text:p>727</text:p>
              </table:table-cell>
              <table:table-cell office:value-type="float" office:value="-9.31992931468053">
                <text:p>-9.319929314680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8">
                <text:p>728</text:p>
              </table:table-cell>
              <table:table-cell office:value-type="float" office:value="-9.31233907611888">
                <text:p>-9.312339076118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9">
                <text:p>729</text:p>
              </table:table-cell>
              <table:table-cell office:value-type="float" office:value="-9.30355798417685">
                <text:p>-9.303557984176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0">
                <text:p>730</text:p>
              </table:table-cell>
              <table:table-cell office:value-type="float" office:value="-9.28879276459664">
                <text:p>-9.288792764596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1">
                <text:p>731</text:p>
              </table:table-cell>
              <table:table-cell office:value-type="float" office:value="-9.32323508050444">
                <text:p>-9.323235080504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2">
                <text:p>732</text:p>
              </table:table-cell>
              <table:table-cell office:value-type="float" office:value="-9.28012866724573">
                <text:p>-9.280128667245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3">
                <text:p>733</text:p>
              </table:table-cell>
              <table:table-cell office:value-type="float" office:value="-9.32554671826607">
                <text:p>-9.325546718266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4">
                <text:p>734</text:p>
              </table:table-cell>
              <table:table-cell office:value-type="float" office:value="-9.32196535015031">
                <text:p>-9.321965350150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5">
                <text:p>735</text:p>
              </table:table-cell>
              <table:table-cell office:value-type="float" office:value="-9.31760669731711">
                <text:p>-9.317606697317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6">
                <text:p>736</text:p>
              </table:table-cell>
              <table:table-cell office:value-type="float" office:value="-9.21019726219314">
                <text:p>-9.210197262193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7">
                <text:p>737</text:p>
              </table:table-cell>
              <table:table-cell office:value-type="float" office:value="-9.3179398044387">
                <text:p>-9.31793980443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8">
                <text:p>738</text:p>
              </table:table-cell>
              <table:table-cell office:value-type="float" office:value="-9.25628724612759">
                <text:p>-9.256287246127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9">
                <text:p>739</text:p>
              </table:table-cell>
              <table:table-cell office:value-type="float" office:value="-9.32270062936795">
                <text:p>-9.322700629367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0">
                <text:p>740</text:p>
              </table:table-cell>
              <table:table-cell office:value-type="float" office:value="-9.22335328779901">
                <text:p>-9.223353287799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1">
                <text:p>741</text:p>
              </table:table-cell>
              <table:table-cell office:value-type="float" office:value="-9.3519006439125">
                <text:p>-9.3519006439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2">
                <text:p>742</text:p>
              </table:table-cell>
              <table:table-cell office:value-type="float" office:value="-9.34615966089174">
                <text:p>-9.346159660891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3">
                <text:p>743</text:p>
              </table:table-cell>
              <table:table-cell office:value-type="float" office:value="-9.34841769872553">
                <text:p>-9.348417698725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4">
                <text:p>744</text:p>
              </table:table-cell>
              <table:table-cell office:value-type="float" office:value="-9.29607441324447">
                <text:p>-9.296074413244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5">
                <text:p>745</text:p>
              </table:table-cell>
              <table:table-cell office:value-type="float" office:value="-9.33088869073565">
                <text:p>-9.330888690735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6">
                <text:p>746</text:p>
              </table:table-cell>
              <table:table-cell office:value-type="float" office:value="-9.33529974641076">
                <text:p>-9.335299746410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7">
                <text:p>747</text:p>
              </table:table-cell>
              <table:table-cell office:value-type="float" office:value="-9.33499250611029">
                <text:p>-9.334992506110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8">
                <text:p>748</text:p>
              </table:table-cell>
              <table:table-cell office:value-type="float" office:value="-9.32560829783178">
                <text:p>-9.32560829783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9">
                <text:p>749</text:p>
              </table:table-cell>
              <table:table-cell office:value-type="float" office:value="-9.28421302231237">
                <text:p>-9.284213022312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0">
                <text:p>750</text:p>
              </table:table-cell>
              <table:table-cell office:value-type="float" office:value="-9.0944577569204">
                <text:p>-9.09445775692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1">
                <text:p>751</text:p>
              </table:table-cell>
              <table:table-cell office:value-type="float" office:value="-9.31293500959539">
                <text:p>-9.312935009595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2">
                <text:p>752</text:p>
              </table:table-cell>
              <table:table-cell office:value-type="float" office:value="-9.31546431815387">
                <text:p>-9.315464318153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3">
                <text:p>753</text:p>
              </table:table-cell>
              <table:table-cell office:value-type="float" office:value="-9.31809787143315">
                <text:p>-9.318097871433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4">
                <text:p>754</text:p>
              </table:table-cell>
              <table:table-cell office:value-type="float" office:value="-9.23937398873651">
                <text:p>-9.239373988736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5">
                <text:p>755</text:p>
              </table:table-cell>
              <table:table-cell office:value-type="float" office:value="-9.29886306964071">
                <text:p>-9.298863069640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6">
                <text:p>756</text:p>
              </table:table-cell>
              <table:table-cell office:value-type="float" office:value="-9.30603135522124">
                <text:p>-9.306031355221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7">
                <text:p>757</text:p>
              </table:table-cell>
              <table:table-cell office:value-type="float" office:value="-9.23012809628642">
                <text:p>-9.230128096286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8">
                <text:p>758</text:p>
              </table:table-cell>
              <table:table-cell office:value-type="float" office:value="-9.21723436176035">
                <text:p>-9.217234361760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9">
                <text:p>759</text:p>
              </table:table-cell>
              <table:table-cell office:value-type="float" office:value="-9.29730069777032">
                <text:p>-9.297300697770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0">
                <text:p>760</text:p>
              </table:table-cell>
              <table:table-cell office:value-type="float" office:value="-9.32115579473573">
                <text:p>-9.321155794735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1">
                <text:p>761</text:p>
              </table:table-cell>
              <table:table-cell office:value-type="float" office:value="-9.31851092358832">
                <text:p>-9.318510923588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2">
                <text:p>762</text:p>
              </table:table-cell>
              <table:table-cell office:value-type="float" office:value="-9.25083281294289">
                <text:p>-9.250832812942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3">
                <text:p>763</text:p>
              </table:table-cell>
              <table:table-cell office:value-type="float" office:value="-9.25605224210033">
                <text:p>-9.256052242100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4">
                <text:p>764</text:p>
              </table:table-cell>
              <table:table-cell office:value-type="float" office:value="-9.31559813223098">
                <text:p>-9.315598132230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5">
                <text:p>765</text:p>
              </table:table-cell>
              <table:table-cell office:value-type="float" office:value="-9.31143514074181">
                <text:p>-9.311435140741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6">
                <text:p>766</text:p>
              </table:table-cell>
              <table:table-cell office:value-type="float" office:value="-9.30634338786198">
                <text:p>-9.306343387861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7">
                <text:p>767</text:p>
              </table:table-cell>
              <table:table-cell office:value-type="float" office:value="-9.30187160472164">
                <text:p>-9.301871604721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8">
                <text:p>768</text:p>
              </table:table-cell>
              <table:table-cell office:value-type="float" office:value="-9.31341109465274">
                <text:p>-9.313411094652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9">
                <text:p>769</text:p>
              </table:table-cell>
              <table:table-cell office:value-type="float" office:value="-9.28532914286114">
                <text:p>-9.285329142861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0">
                <text:p>770</text:p>
              </table:table-cell>
              <table:table-cell office:value-type="float" office:value="-9.31358003822742">
                <text:p>-9.313580038227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1">
                <text:p>771</text:p>
              </table:table-cell>
              <table:table-cell office:value-type="float" office:value="-9.29988410270173">
                <text:p>-9.299884102701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2">
                <text:p>772</text:p>
              </table:table-cell>
              <table:table-cell office:value-type="float" office:value="-9.30451744791697">
                <text:p>-9.304517447916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3">
                <text:p>773</text:p>
              </table:table-cell>
              <table:table-cell office:value-type="float" office:value="-9.31179470837265">
                <text:p>-9.311794708372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74">
                <text:p>774</text:p>
              </table:table-cell>
              <table:table-cell office:value-type="float" office:value="-9.33211110356755">
                <text:p>-9.332111103567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5">
                <text:p>775</text:p>
              </table:table-cell>
              <table:table-cell office:value-type="float" office:value="-9.12302165528442">
                <text:p>-9.1230216552844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6">
                <text:p>776</text:p>
              </table:table-cell>
              <table:table-cell office:value-type="float" office:value="-9.31134707426696">
                <text:p>-9.311347074266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7">
                <text:p>777</text:p>
              </table:table-cell>
              <table:table-cell office:value-type="float" office:value="-9.32055756657739">
                <text:p>-9.320557566577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8">
                <text:p>778</text:p>
              </table:table-cell>
              <table:table-cell office:value-type="float" office:value="-9.30912553258697">
                <text:p>-9.309125532586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9">
                <text:p>779</text:p>
              </table:table-cell>
              <table:table-cell office:value-type="float" office:value="-9.34379156062064">
                <text:p>-9.34379156062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0">
                <text:p>780</text:p>
              </table:table-cell>
              <table:table-cell office:value-type="float" office:value="-9.2020825429668">
                <text:p>-9.20208254296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81">
                <text:p>781</text:p>
              </table:table-cell>
              <table:table-cell office:value-type="float" office:value="-9.31757150579756">
                <text:p>-9.317571505797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2">
                <text:p>782</text:p>
              </table:table-cell>
              <table:table-cell office:value-type="float" office:value="-9.32470019554259">
                <text:p>-9.324700195542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83">
                <text:p>783</text:p>
              </table:table-cell>
              <table:table-cell office:value-type="float" office:value="-9.32601015799906">
                <text:p>-9.3260101579990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84">
                <text:p>784</text:p>
              </table:table-cell>
              <table:table-cell office:value-type="float" office:value="-9.2679731326715">
                <text:p>-9.26797313267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5">
                <text:p>785</text:p>
              </table:table-cell>
              <table:table-cell office:value-type="float" office:value="-9.28342910382316">
                <text:p>-9.283429103823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6">
                <text:p>786</text:p>
              </table:table-cell>
              <table:table-cell office:value-type="float" office:value="-9.3207202248798">
                <text:p>-9.32072022487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7">
                <text:p>787</text:p>
              </table:table-cell>
              <table:table-cell office:value-type="float" office:value="-9.30847471061476">
                <text:p>-9.308474710614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8">
                <text:p>788</text:p>
              </table:table-cell>
              <table:table-cell office:value-type="float" office:value="-9.30861434292487">
                <text:p>-9.308614342924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9">
                <text:p>789</text:p>
              </table:table-cell>
              <table:table-cell office:value-type="float" office:value="-9.31179648915116">
                <text:p>-9.311796489151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0">
                <text:p>790</text:p>
              </table:table-cell>
              <table:table-cell office:value-type="float" office:value="-9.16588716314397">
                <text:p>-9.165887163143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91">
                <text:p>791</text:p>
              </table:table-cell>
              <table:table-cell office:value-type="float" office:value="-9.28714498285522">
                <text:p>-9.287144982855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92">
                <text:p>792</text:p>
              </table:table-cell>
              <table:table-cell office:value-type="float" office:value="-9.16714059983097">
                <text:p>-9.167140599830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3">
                <text:p>793</text:p>
              </table:table-cell>
              <table:table-cell office:value-type="float" office:value="-9.21584862928402">
                <text:p>-9.215848629284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4">
                <text:p>794</text:p>
              </table:table-cell>
              <table:table-cell office:value-type="float" office:value="-9.27685558807725">
                <text:p>-9.276855588077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5">
                <text:p>795</text:p>
              </table:table-cell>
              <table:table-cell office:value-type="float" office:value="-9.32722258732438">
                <text:p>-9.327222587324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6">
                <text:p>796</text:p>
              </table:table-cell>
              <table:table-cell office:value-type="float" office:value="-9.32723734895256">
                <text:p>-9.327237348952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7">
                <text:p>797</text:p>
              </table:table-cell>
              <table:table-cell office:value-type="float" office:value="-9.26797071789194">
                <text:p>-9.267970717891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8">
                <text:p>798</text:p>
              </table:table-cell>
              <table:table-cell office:value-type="float" office:value="-9.31123857246166">
                <text:p>-9.311238572461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9">
                <text:p>799</text:p>
              </table:table-cell>
              <table:table-cell office:value-type="float" office:value="-9.30990940429785">
                <text:p>-9.309909404297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0">
                <text:p>800</text:p>
              </table:table-cell>
              <table:table-cell office:value-type="float" office:value="-9.33168398611594">
                <text:p>-9.331683986115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1">
                <text:p>801</text:p>
              </table:table-cell>
              <table:table-cell office:value-type="float" office:value="-9.30272182365861">
                <text:p>-9.302721823658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2">
                <text:p>802</text:p>
              </table:table-cell>
              <table:table-cell office:value-type="float" office:value="-9.31610592295356">
                <text:p>-9.316105922953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3">
                <text:p>803</text:p>
              </table:table-cell>
              <table:table-cell office:value-type="float" office:value="-9.32791507868833">
                <text:p>-9.327915078688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4">
                <text:p>804</text:p>
              </table:table-cell>
              <table:table-cell office:value-type="float" office:value="-9.31957382914185">
                <text:p>-9.319573829141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5">
                <text:p>805</text:p>
              </table:table-cell>
              <table:table-cell office:value-type="float" office:value="-9.24537878677753">
                <text:p>-9.245378786777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6">
                <text:p>806</text:p>
              </table:table-cell>
              <table:table-cell office:value-type="float" office:value="-9.32418592670558">
                <text:p>-9.324185926705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7">
                <text:p>807</text:p>
              </table:table-cell>
              <table:table-cell office:value-type="float" office:value="-9.32627152062452">
                <text:p>-9.326271520624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8">
                <text:p>808</text:p>
              </table:table-cell>
              <table:table-cell office:value-type="float" office:value="-9.34649515967907">
                <text:p>-9.346495159679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9">
                <text:p>809</text:p>
              </table:table-cell>
              <table:table-cell office:value-type="float" office:value="-9.25023045676486">
                <text:p>-9.250230456764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10">
                <text:p>810</text:p>
              </table:table-cell>
              <table:table-cell office:value-type="float" office:value="-9.32002186119571">
                <text:p>-9.320021861195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11">
                <text:p>811</text:p>
              </table:table-cell>
              <table:table-cell office:value-type="float" office:value="-9.31609872885101">
                <text:p>-9.316098728851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12">
                <text:p>812</text:p>
              </table:table-cell>
              <table:table-cell office:value-type="float" office:value="-9.34415209274739">
                <text:p>-9.344152092747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13">
                <text:p>813</text:p>
              </table:table-cell>
              <table:table-cell office:value-type="float" office:value="-9.29848900364481">
                <text:p>-9.298489003644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14">
                <text:p>814</text:p>
              </table:table-cell>
              <table:table-cell office:value-type="float" office:value="-9.32060481299066">
                <text:p>-9.320604812990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5">
                <text:p>815</text:p>
              </table:table-cell>
              <table:table-cell office:value-type="float" office:value="-9.33221188245481">
                <text:p>-9.332211882454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-9.33501129132683">
                <text:p>-9.335011291326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7">
                <text:p>817</text:p>
              </table:table-cell>
              <table:table-cell office:value-type="float" office:value="-9.31683404262566">
                <text:p>-9.316834042625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8">
                <text:p>818</text:p>
              </table:table-cell>
              <table:table-cell office:value-type="float" office:value="-9.32089749183208">
                <text:p>-9.320897491832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9">
                <text:p>819</text:p>
              </table:table-cell>
              <table:table-cell office:value-type="float" office:value="-9.32086385100174">
                <text:p>-9.320863851001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20">
                <text:p>820</text:p>
              </table:table-cell>
              <table:table-cell office:value-type="float" office:value="-9.23951795596658">
                <text:p>-9.239517955966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21">
                <text:p>821</text:p>
              </table:table-cell>
              <table:table-cell office:value-type="float" office:value="-8.94804910997904">
                <text:p>-8.948049109979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22">
                <text:p>822</text:p>
              </table:table-cell>
              <table:table-cell office:value-type="float" office:value="-9.27898205649851">
                <text:p>-9.278982056498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23">
                <text:p>823</text:p>
              </table:table-cell>
              <table:table-cell office:value-type="float" office:value="-9.31039549498064">
                <text:p>-9.310395494980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24">
                <text:p>824</text:p>
              </table:table-cell>
              <table:table-cell office:value-type="float" office:value="-9.29505029314279">
                <text:p>-9.295050293142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5">
                <text:p>825</text:p>
              </table:table-cell>
              <table:table-cell office:value-type="float" office:value="-9.25669567221854">
                <text:p>-9.256695672218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6">
                <text:p>826</text:p>
              </table:table-cell>
              <table:table-cell office:value-type="float" office:value="-9.28022387195263">
                <text:p>-9.280223871952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7">
                <text:p>827</text:p>
              </table:table-cell>
              <table:table-cell office:value-type="float" office:value="-9.24915772018625">
                <text:p>-9.249157720186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8">
                <text:p>828</text:p>
              </table:table-cell>
              <table:table-cell office:value-type="float" office:value="-9.16414018174306">
                <text:p>-9.164140181743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9">
                <text:p>829</text:p>
              </table:table-cell>
              <table:table-cell office:value-type="float" office:value="-9.3042014741959">
                <text:p>-9.30420147419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0">
                <text:p>830</text:p>
              </table:table-cell>
              <table:table-cell office:value-type="float" office:value="-9.31455117313389">
                <text:p>-9.314551173133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1">
                <text:p>831</text:p>
              </table:table-cell>
              <table:table-cell office:value-type="float" office:value="-9.29990922613416">
                <text:p>-9.299909226134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2">
                <text:p>832</text:p>
              </table:table-cell>
              <table:table-cell office:value-type="float" office:value="-9.19955787866374">
                <text:p>-9.199557878663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3">
                <text:p>833</text:p>
              </table:table-cell>
              <table:table-cell office:value-type="float" office:value="-9.22569914041095">
                <text:p>-9.225699140410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4">
                <text:p>834</text:p>
              </table:table-cell>
              <table:table-cell office:value-type="float" office:value="-9.31887368491001">
                <text:p>-9.31887368491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5">
                <text:p>835</text:p>
              </table:table-cell>
              <table:table-cell office:value-type="float" office:value="-9.32384524969456">
                <text:p>-9.323845249694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6">
                <text:p>836</text:p>
              </table:table-cell>
              <table:table-cell office:value-type="float" office:value="-9.18574774162229">
                <text:p>-9.185747741622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">
                <text:p>837</text:p>
              </table:table-cell>
              <table:table-cell office:value-type="float" office:value="-9.27148308377895">
                <text:p>-9.271483083778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8">
                <text:p>838</text:p>
              </table:table-cell>
              <table:table-cell office:value-type="float" office:value="-9.31834185913425">
                <text:p>-9.318341859134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9">
                <text:p>839</text:p>
              </table:table-cell>
              <table:table-cell office:value-type="float" office:value="-9.31907736207856">
                <text:p>-9.319077362078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0">
                <text:p>840</text:p>
              </table:table-cell>
              <table:table-cell office:value-type="float" office:value="-9.30078685882608">
                <text:p>-9.3007868588260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1">
                <text:p>841</text:p>
              </table:table-cell>
              <table:table-cell office:value-type="float" office:value="-9.24991762318455">
                <text:p>-9.249917623184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42">
                <text:p>842</text:p>
              </table:table-cell>
              <table:table-cell office:value-type="float" office:value="-9.31290465789252">
                <text:p>-9.312904657892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3">
                <text:p>843</text:p>
              </table:table-cell>
              <table:table-cell office:value-type="float" office:value="-9.31542929979999">
                <text:p>-9.315429299799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44">
                <text:p>844</text:p>
              </table:table-cell>
              <table:table-cell office:value-type="float" office:value="-9.29173380764405">
                <text:p>-9.291733807644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5">
                <text:p>845</text:p>
              </table:table-cell>
              <table:table-cell office:value-type="float" office:value="-9.22725301035886">
                <text:p>-9.227253010358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6">
                <text:p>846</text:p>
              </table:table-cell>
              <table:table-cell office:value-type="float" office:value="-9.28890255776644">
                <text:p>-9.288902557766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7">
                <text:p>847</text:p>
              </table:table-cell>
              <table:table-cell office:value-type="float" office:value="-9.32187329989248">
                <text:p>-9.321873299892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8">
                <text:p>848</text:p>
              </table:table-cell>
              <table:table-cell office:value-type="float" office:value="-9.26969344845289">
                <text:p>-9.269693448452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9">
                <text:p>849</text:p>
              </table:table-cell>
              <table:table-cell office:value-type="float" office:value="-9.29446811968966">
                <text:p>-9.294468119689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0">
                <text:p>850</text:p>
              </table:table-cell>
              <table:table-cell office:value-type="float" office:value="-9.33478686113346">
                <text:p>-9.334786861133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1">
                <text:p>851</text:p>
              </table:table-cell>
              <table:table-cell office:value-type="float" office:value="-9.1296639951229">
                <text:p>-9.12966399512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2">
                <text:p>852</text:p>
              </table:table-cell>
              <table:table-cell office:value-type="float" office:value="-9.30985710214376">
                <text:p>-9.309857102143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3">
                <text:p>853</text:p>
              </table:table-cell>
              <table:table-cell office:value-type="float" office:value="-9.32573883861747">
                <text:p>-9.325738838617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4">
                <text:p>854</text:p>
              </table:table-cell>
              <table:table-cell office:value-type="float" office:value="-9.33546426097865">
                <text:p>-9.335464260978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5">
                <text:p>855</text:p>
              </table:table-cell>
              <table:table-cell office:value-type="float" office:value="-9.21688572489815">
                <text:p>-9.216885724898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6">
                <text:p>856</text:p>
              </table:table-cell>
              <table:table-cell office:value-type="float" office:value="-9.33082542766281">
                <text:p>-9.330825427662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7">
                <text:p>857</text:p>
              </table:table-cell>
              <table:table-cell office:value-type="float" office:value="-9.2579531487892">
                <text:p>-9.25795314878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8">
                <text:p>858</text:p>
              </table:table-cell>
              <table:table-cell office:value-type="float" office:value="-9.32935808026691">
                <text:p>-9.329358080266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9">
                <text:p>859</text:p>
              </table:table-cell>
              <table:table-cell office:value-type="float" office:value="-9.3170493822347">
                <text:p>-9.31704938223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60">
                <text:p>860</text:p>
              </table:table-cell>
              <table:table-cell office:value-type="float" office:value="-9.31553975189236">
                <text:p>-9.315539751892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61">
                <text:p>861</text:p>
              </table:table-cell>
              <table:table-cell office:value-type="float" office:value="-9.30681405816257">
                <text:p>-9.306814058162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62">
                <text:p>862</text:p>
              </table:table-cell>
              <table:table-cell office:value-type="float" office:value="-9.24393394446587">
                <text:p>-9.243933944465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3">
                <text:p>863</text:p>
              </table:table-cell>
              <table:table-cell office:value-type="float" office:value="-9.17710782838753">
                <text:p>-9.177107828387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64">
                <text:p>864</text:p>
              </table:table-cell>
              <table:table-cell office:value-type="float" office:value="-9.32555131345457">
                <text:p>-9.325551313454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5">
                <text:p>865</text:p>
              </table:table-cell>
              <table:table-cell office:value-type="float" office:value="-9.33038191467456">
                <text:p>-9.330381914674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6">
                <text:p>866</text:p>
              </table:table-cell>
              <table:table-cell office:value-type="float" office:value="-9.26135339605428">
                <text:p>-9.261353396054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7">
                <text:p>867</text:p>
              </table:table-cell>
              <table:table-cell office:value-type="float" office:value="-9.29917345198675">
                <text:p>-9.299173451986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8">
                <text:p>868</text:p>
              </table:table-cell>
              <table:table-cell office:value-type="float" office:value="-9.32797329826576">
                <text:p>-9.327973298265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9">
                <text:p>869</text:p>
              </table:table-cell>
              <table:table-cell office:value-type="float" office:value="-9.28488620007202">
                <text:p>-9.284886200072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70">
                <text:p>870</text:p>
              </table:table-cell>
              <table:table-cell office:value-type="float" office:value="-9.27841194561932">
                <text:p>-9.278411945619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71">
                <text:p>871</text:p>
              </table:table-cell>
              <table:table-cell office:value-type="float" office:value="-9.28510384706851">
                <text:p>-9.285103847068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72">
                <text:p>872</text:p>
              </table:table-cell>
              <table:table-cell office:value-type="float" office:value="-9.30048052659047">
                <text:p>-9.300480526590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73">
                <text:p>873</text:p>
              </table:table-cell>
              <table:table-cell office:value-type="float" office:value="-9.25810026232082">
                <text:p>-9.258100262320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74">
                <text:p>874</text:p>
              </table:table-cell>
              <table:table-cell office:value-type="float" office:value="-9.25438892041066">
                <text:p>-9.254388920410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5">
                <text:p>875</text:p>
              </table:table-cell>
              <table:table-cell office:value-type="float" office:value="-9.32773030633244">
                <text:p>-9.327730306332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6">
                <text:p>876</text:p>
              </table:table-cell>
              <table:table-cell office:value-type="float" office:value="-9.13156541355596">
                <text:p>-9.131565413555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7">
                <text:p>877</text:p>
              </table:table-cell>
              <table:table-cell office:value-type="float" office:value="-9.22852717035794">
                <text:p>-9.228527170357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8">
                <text:p>878</text:p>
              </table:table-cell>
              <table:table-cell office:value-type="float" office:value="-9.2301930236163">
                <text:p>-9.23019302361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9">
                <text:p>879</text:p>
              </table:table-cell>
              <table:table-cell office:value-type="float" office:value="-9.31267441112239">
                <text:p>-9.312674411122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80">
                <text:p>880</text:p>
              </table:table-cell>
              <table:table-cell office:value-type="float" office:value="-9.27763018906259">
                <text:p>-9.277630189062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1">
                <text:p>881</text:p>
              </table:table-cell>
              <table:table-cell office:value-type="float" office:value="-9.25802158578403">
                <text:p>-9.258021585784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82">
                <text:p>882</text:p>
              </table:table-cell>
              <table:table-cell office:value-type="float" office:value="-9.3189614806872">
                <text:p>-9.31896148068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83">
                <text:p>883</text:p>
              </table:table-cell>
              <table:table-cell office:value-type="float" office:value="-9.17204301767367">
                <text:p>-9.172043017673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84">
                <text:p>884</text:p>
              </table:table-cell>
              <table:table-cell office:value-type="float" office:value="-9.19869647056372">
                <text:p>-9.198696470563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5">
                <text:p>885</text:p>
              </table:table-cell>
              <table:table-cell office:value-type="float" office:value="-9.30999274616759">
                <text:p>-9.309992746167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6">
                <text:p>886</text:p>
              </table:table-cell>
              <table:table-cell office:value-type="float" office:value="-9.11591072593061">
                <text:p>-9.115910725930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7">
                <text:p>887</text:p>
              </table:table-cell>
              <table:table-cell office:value-type="float" office:value="-9.19255901160245">
                <text:p>-9.192559011602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8">
                <text:p>888</text:p>
              </table:table-cell>
              <table:table-cell office:value-type="float" office:value="-9.28112562553727">
                <text:p>-9.281125625537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9">
                <text:p>889</text:p>
              </table:table-cell>
              <table:table-cell office:value-type="float" office:value="-9.22426870898527">
                <text:p>-9.2242687089852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0">
                <text:p>890</text:p>
              </table:table-cell>
              <table:table-cell office:value-type="float" office:value="-9.20657773460999">
                <text:p>-9.206577734609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91">
                <text:p>891</text:p>
              </table:table-cell>
              <table:table-cell office:value-type="float" office:value="-9.29790996668643">
                <text:p>-9.297909966686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92">
                <text:p>892</text:p>
              </table:table-cell>
              <table:table-cell office:value-type="float" office:value="-9.27571020042225">
                <text:p>-9.275710200422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93">
                <text:p>893</text:p>
              </table:table-cell>
              <table:table-cell office:value-type="float" office:value="-9.23511805886423">
                <text:p>-9.23511805886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4">
                <text:p>894</text:p>
              </table:table-cell>
              <table:table-cell office:value-type="float" office:value="-9.26666708922618">
                <text:p>-9.266667089226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5">
                <text:p>895</text:p>
              </table:table-cell>
              <table:table-cell office:value-type="float" office:value="-9.09507033489244">
                <text:p>-9.095070334892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6">
                <text:p>896</text:p>
              </table:table-cell>
              <table:table-cell office:value-type="float" office:value="-9.23580592810486">
                <text:p>-9.235805928104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7">
                <text:p>897</text:p>
              </table:table-cell>
              <table:table-cell office:value-type="float" office:value="-9.30157059432159">
                <text:p>-9.301570594321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8">
                <text:p>898</text:p>
              </table:table-cell>
              <table:table-cell office:value-type="float" office:value="-9.29167599828868">
                <text:p>-9.291675998288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9">
                <text:p>899</text:p>
              </table:table-cell>
              <table:table-cell office:value-type="float" office:value="-9.31400671209846">
                <text:p>-9.314006712098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0">
                <text:p>900</text:p>
              </table:table-cell>
              <table:table-cell office:value-type="float" office:value="-9.21665750862647">
                <text:p>-9.216657508626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1">
                <text:p>901</text:p>
              </table:table-cell>
              <table:table-cell office:value-type="float" office:value="-9.3046917256779">
                <text:p>-9.30469172567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2">
                <text:p>902</text:p>
              </table:table-cell>
              <table:table-cell office:value-type="float" office:value="-9.29352289542866">
                <text:p>-9.293522895428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3">
                <text:p>903</text:p>
              </table:table-cell>
              <table:table-cell office:value-type="float" office:value="-9.21329825490095">
                <text:p>-9.213298254900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4">
                <text:p>904</text:p>
              </table:table-cell>
              <table:table-cell office:value-type="float" office:value="-9.30598654640839">
                <text:p>-9.305986546408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5">
                <text:p>905</text:p>
              </table:table-cell>
              <table:table-cell office:value-type="float" office:value="-9.21737332178457">
                <text:p>-9.217373321784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6">
                <text:p>906</text:p>
              </table:table-cell>
              <table:table-cell office:value-type="float" office:value="-9.15675662948283">
                <text:p>-9.156756629482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7">
                <text:p>907</text:p>
              </table:table-cell>
              <table:table-cell office:value-type="float" office:value="-9.29879566213154">
                <text:p>-9.298795662131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8">
                <text:p>908</text:p>
              </table:table-cell>
              <table:table-cell office:value-type="float" office:value="-9.24720121717929">
                <text:p>-9.247201217179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9">
                <text:p>909</text:p>
              </table:table-cell>
              <table:table-cell office:value-type="float" office:value="-9.20049748201764">
                <text:p>-9.200497482017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10">
                <text:p>910</text:p>
              </table:table-cell>
              <table:table-cell office:value-type="float" office:value="-9.27752156298008">
                <text:p>-9.277521562980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11">
                <text:p>911</text:p>
              </table:table-cell>
              <table:table-cell office:value-type="float" office:value="-9.28463938645608">
                <text:p>-9.284639386456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2">
                <text:p>912</text:p>
              </table:table-cell>
              <table:table-cell office:value-type="float" office:value="-9.3120690343227">
                <text:p>-9.31206903432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3">
                <text:p>913</text:p>
              </table:table-cell>
              <table:table-cell office:value-type="float" office:value="-9.30126370896976">
                <text:p>-9.301263708969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4">
                <text:p>914</text:p>
              </table:table-cell>
              <table:table-cell office:value-type="float" office:value="-9.2959516316215">
                <text:p>-9.29595163162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5">
                <text:p>915</text:p>
              </table:table-cell>
              <table:table-cell office:value-type="float" office:value="-9.28534003372305">
                <text:p>-9.285340033723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6">
                <text:p>916</text:p>
              </table:table-cell>
              <table:table-cell office:value-type="float" office:value="-9.11304251816729">
                <text:p>-9.113042518167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7">
                <text:p>917</text:p>
              </table:table-cell>
              <table:table-cell office:value-type="float" office:value="-9.13543789827003">
                <text:p>-9.135437898270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8">
                <text:p>918</text:p>
              </table:table-cell>
              <table:table-cell office:value-type="float" office:value="-9.28639270870616">
                <text:p>-9.286392708706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9">
                <text:p>919</text:p>
              </table:table-cell>
              <table:table-cell office:value-type="float" office:value="-9.24387530639668">
                <text:p>-9.2438753063966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0">
                <text:p>920</text:p>
              </table:table-cell>
              <table:table-cell office:value-type="float" office:value="-9.25903445460303">
                <text:p>-9.259034454603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21">
                <text:p>921</text:p>
              </table:table-cell>
              <table:table-cell office:value-type="float" office:value="-9.32190063951636">
                <text:p>-9.321900639516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2">
                <text:p>922</text:p>
              </table:table-cell>
              <table:table-cell office:value-type="float" office:value="-8.99895027700693">
                <text:p>-8.998950277006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3">
                <text:p>923</text:p>
              </table:table-cell>
              <table:table-cell office:value-type="float" office:value="-9.28726361645871">
                <text:p>-9.287263616458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4">
                <text:p>924</text:p>
              </table:table-cell>
              <table:table-cell office:value-type="float" office:value="-9.19603172841354">
                <text:p>-9.196031728413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5">
                <text:p>925</text:p>
              </table:table-cell>
              <table:table-cell office:value-type="float" office:value="-9.20484046649124">
                <text:p>-9.204840466491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6">
                <text:p>926</text:p>
              </table:table-cell>
              <table:table-cell office:value-type="float" office:value="-9.25942968841737">
                <text:p>-9.259429688417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7">
                <text:p>927</text:p>
              </table:table-cell>
              <table:table-cell office:value-type="float" office:value="-9.23464219240645">
                <text:p>-9.234642192406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8">
                <text:p>928</text:p>
              </table:table-cell>
              <table:table-cell office:value-type="float" office:value="-9.30749148653089">
                <text:p>-9.307491486530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9">
                <text:p>929</text:p>
              </table:table-cell>
              <table:table-cell office:value-type="float" office:value="-9.28994951969537">
                <text:p>-9.289949519695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0">
                <text:p>930</text:p>
              </table:table-cell>
              <table:table-cell office:value-type="float" office:value="-9.31591531948921">
                <text:p>-9.315915319489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31">
                <text:p>931</text:p>
              </table:table-cell>
              <table:table-cell office:value-type="float" office:value="-9.33545861944735">
                <text:p>-9.335458619447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32">
                <text:p>932</text:p>
              </table:table-cell>
              <table:table-cell office:value-type="float" office:value="-9.16361891062034">
                <text:p>-9.163618910620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33">
                <text:p>933</text:p>
              </table:table-cell>
              <table:table-cell office:value-type="float" office:value="-9.25831827077844">
                <text:p>-9.258318270778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34">
                <text:p>934</text:p>
              </table:table-cell>
              <table:table-cell office:value-type="float" office:value="-9.31341645693089">
                <text:p>-9.313416456930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5">
                <text:p>935</text:p>
              </table:table-cell>
              <table:table-cell office:value-type="float" office:value="-9.27993087376233">
                <text:p>-9.279930873762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6">
                <text:p>936</text:p>
              </table:table-cell>
              <table:table-cell office:value-type="float" office:value="-9.24746449318466">
                <text:p>-9.247464493184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7">
                <text:p>937</text:p>
              </table:table-cell>
              <table:table-cell office:value-type="float" office:value="-9.30169671490372">
                <text:p>-9.301696714903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8">
                <text:p>938</text:p>
              </table:table-cell>
              <table:table-cell office:value-type="float" office:value="-9.18071935302752">
                <text:p>-9.180719353027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9">
                <text:p>939</text:p>
              </table:table-cell>
              <table:table-cell office:value-type="float" office:value="-9.27758739372603">
                <text:p>-9.277587393726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0">
                <text:p>940</text:p>
              </table:table-cell>
              <table:table-cell office:value-type="float" office:value="-9.2784531731074">
                <text:p>-9.278453173107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41">
                <text:p>941</text:p>
              </table:table-cell>
              <table:table-cell office:value-type="float" office:value="-9.30588113214082">
                <text:p>-9.305881132140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42">
                <text:p>942</text:p>
              </table:table-cell>
              <table:table-cell office:value-type="float" office:value="-9.26801257597175">
                <text:p>-9.268012575971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43">
                <text:p>943</text:p>
              </table:table-cell>
              <table:table-cell office:value-type="float" office:value="-9.25942337447186">
                <text:p>-9.259423374471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44">
                <text:p>944</text:p>
              </table:table-cell>
              <table:table-cell office:value-type="float" office:value="-9.3261297763">
                <text:p>-9.32612977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5">
                <text:p>945</text:p>
              </table:table-cell>
              <table:table-cell office:value-type="float" office:value="-9.28888650934038">
                <text:p>-9.288886509340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6">
                <text:p>946</text:p>
              </table:table-cell>
              <table:table-cell office:value-type="float" office:value="-9.28203590669264">
                <text:p>-9.282035906692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7">
                <text:p>947</text:p>
              </table:table-cell>
              <table:table-cell office:value-type="float" office:value="-9.31836264960877">
                <text:p>-9.318362649608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8">
                <text:p>948</text:p>
              </table:table-cell>
              <table:table-cell office:value-type="float" office:value="-9.12434213642981">
                <text:p>-9.124342136429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9">
                <text:p>949</text:p>
              </table:table-cell>
              <table:table-cell office:value-type="float" office:value="-9.17082235173084">
                <text:p>-9.170822351730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0">
                <text:p>950</text:p>
              </table:table-cell>
              <table:table-cell office:value-type="float" office:value="-9.27422145200472">
                <text:p>-9.274221452004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1">
                <text:p>951</text:p>
              </table:table-cell>
              <table:table-cell office:value-type="float" office:value="-9.17022744222685">
                <text:p>-9.170227442226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2">
                <text:p>952</text:p>
              </table:table-cell>
              <table:table-cell office:value-type="float" office:value="-9.25928133496063">
                <text:p>-9.259281334960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3">
                <text:p>953</text:p>
              </table:table-cell>
              <table:table-cell office:value-type="float" office:value="-9.08996234219401">
                <text:p>-9.089962342194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4">
                <text:p>954</text:p>
              </table:table-cell>
              <table:table-cell office:value-type="float" office:value="-9.24558132651278">
                <text:p>-9.245581326512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5">
                <text:p>955</text:p>
              </table:table-cell>
              <table:table-cell office:value-type="float" office:value="-9.24942912677792">
                <text:p>-9.249429126777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6">
                <text:p>956</text:p>
              </table:table-cell>
              <table:table-cell office:value-type="float" office:value="-9.26295453329105">
                <text:p>-9.262954533291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7">
                <text:p>957</text:p>
              </table:table-cell>
              <table:table-cell office:value-type="float" office:value="-9.17773840041443">
                <text:p>-9.177738400414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8">
                <text:p>958</text:p>
              </table:table-cell>
              <table:table-cell office:value-type="float" office:value="-9.19494862107642">
                <text:p>-9.194948621076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9">
                <text:p>959</text:p>
              </table:table-cell>
              <table:table-cell office:value-type="float" office:value="-9.24857846462487">
                <text:p>-9.248578464624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0">
                <text:p>960</text:p>
              </table:table-cell>
              <table:table-cell office:value-type="float" office:value="-9.26331353364295">
                <text:p>-9.263313533642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61">
                <text:p>961</text:p>
              </table:table-cell>
              <table:table-cell office:value-type="float" office:value="-9.19630531651091">
                <text:p>-9.196305316510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2">
                <text:p>962</text:p>
              </table:table-cell>
              <table:table-cell office:value-type="float" office:value="-9.28261412801312">
                <text:p>-9.282614128013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63">
                <text:p>963</text:p>
              </table:table-cell>
              <table:table-cell office:value-type="float" office:value="-9.21818002436175">
                <text:p>-9.2181800243617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4">
                <text:p>964</text:p>
              </table:table-cell>
              <table:table-cell office:value-type="float" office:value="-9.15818207153371">
                <text:p>-9.158182071533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5">
                <text:p>965</text:p>
              </table:table-cell>
              <table:table-cell office:value-type="float" office:value="-9.21722934856987">
                <text:p>-9.217229348569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6">
                <text:p>966</text:p>
              </table:table-cell>
              <table:table-cell office:value-type="float" office:value="-9.22974242150258">
                <text:p>-9.229742421502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7">
                <text:p>967</text:p>
              </table:table-cell>
              <table:table-cell office:value-type="float" office:value="-9.29606582598806">
                <text:p>-9.296065825988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8">
                <text:p>968</text:p>
              </table:table-cell>
              <table:table-cell office:value-type="float" office:value="-9.25714452137937">
                <text:p>-9.257144521379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9">
                <text:p>969</text:p>
              </table:table-cell>
              <table:table-cell office:value-type="float" office:value="-9.21214508471275">
                <text:p>-9.21214508471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0">
                <text:p>970</text:p>
              </table:table-cell>
              <table:table-cell office:value-type="float" office:value="-9.27465200998157">
                <text:p>-9.2746520099815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71">
                <text:p>971</text:p>
              </table:table-cell>
              <table:table-cell office:value-type="float" office:value="-9.19733161244274">
                <text:p>-9.1973316124427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2">
                <text:p>972</text:p>
              </table:table-cell>
              <table:table-cell office:value-type="float" office:value="-9.25332533106089">
                <text:p>-9.253325331060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3">
                <text:p>973</text:p>
              </table:table-cell>
              <table:table-cell office:value-type="float" office:value="-9.28107667725294">
                <text:p>-9.281076677252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4">
                <text:p>974</text:p>
              </table:table-cell>
              <table:table-cell office:value-type="float" office:value="-9.27049908628997">
                <text:p>-9.270499086289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5">
                <text:p>975</text:p>
              </table:table-cell>
              <table:table-cell office:value-type="float" office:value="-9.17943666974586">
                <text:p>-9.179436669745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6">
                <text:p>976</text:p>
              </table:table-cell>
              <table:table-cell office:value-type="float" office:value="-9.22878303993668">
                <text:p>-9.228783039936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7">
                <text:p>977</text:p>
              </table:table-cell>
              <table:table-cell office:value-type="float" office:value="-9.22060916195686">
                <text:p>-9.220609161956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8">
                <text:p>978</text:p>
              </table:table-cell>
              <table:table-cell office:value-type="float" office:value="-9.28039197991048">
                <text:p>-9.280391979910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9">
                <text:p>979</text:p>
              </table:table-cell>
              <table:table-cell office:value-type="float" office:value="-9.30748884171327">
                <text:p>-9.307488841713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0">
                <text:p>980</text:p>
              </table:table-cell>
              <table:table-cell office:value-type="float" office:value="-9.21061744464168">
                <text:p>-9.210617444641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1">
                <text:p>981</text:p>
              </table:table-cell>
              <table:table-cell office:value-type="float" office:value="-9.24847147933137">
                <text:p>-9.248471479331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82">
                <text:p>982</text:p>
              </table:table-cell>
              <table:table-cell office:value-type="float" office:value="-9.17141098817058">
                <text:p>-9.171410988170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3">
                <text:p>983</text:p>
              </table:table-cell>
              <table:table-cell office:value-type="float" office:value="-9.26904016809539">
                <text:p>-9.269040168095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4">
                <text:p>984</text:p>
              </table:table-cell>
              <table:table-cell office:value-type="float" office:value="-9.26874332710691">
                <text:p>-9.268743327106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5">
                <text:p>985</text:p>
              </table:table-cell>
              <table:table-cell office:value-type="float" office:value="-9.29273393649122">
                <text:p>-9.292733936491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6">
                <text:p>986</text:p>
              </table:table-cell>
              <table:table-cell office:value-type="float" office:value="-9.26548259362517">
                <text:p>-9.265482593625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7">
                <text:p>987</text:p>
              </table:table-cell>
              <table:table-cell office:value-type="float" office:value="-9.15742757714309">
                <text:p>-9.157427577143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8">
                <text:p>988</text:p>
              </table:table-cell>
              <table:table-cell office:value-type="float" office:value="-9.30585126941623">
                <text:p>-9.305851269416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9">
                <text:p>989</text:p>
              </table:table-cell>
              <table:table-cell office:value-type="float" office:value="-9.23776946315463">
                <text:p>-9.237769463154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0">
                <text:p>990</text:p>
              </table:table-cell>
              <table:table-cell office:value-type="float" office:value="-9.24610990312935">
                <text:p>-9.24610990312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1">
                <text:p>991</text:p>
              </table:table-cell>
              <table:table-cell office:value-type="float" office:value="-9.27264746621729">
                <text:p>-9.272647466217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2">
                <text:p>992</text:p>
              </table:table-cell>
              <table:table-cell office:value-type="float" office:value="-9.15992026525682">
                <text:p>-9.159920265256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3">
                <text:p>993</text:p>
              </table:table-cell>
              <table:table-cell office:value-type="float" office:value="-9.17226250830451">
                <text:p>-9.172262508304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4">
                <text:p>994</text:p>
              </table:table-cell>
              <table:table-cell office:value-type="float" office:value="-9.24856152994507">
                <text:p>-9.248561529945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5">
                <text:p>995</text:p>
              </table:table-cell>
              <table:table-cell office:value-type="float" office:value="-9.27535227135237">
                <text:p>-9.275352271352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6">
                <text:p>996</text:p>
              </table:table-cell>
              <table:table-cell office:value-type="float" office:value="-9.24289334416025">
                <text:p>-9.242893344160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7">
                <text:p>997</text:p>
              </table:table-cell>
              <table:table-cell office:value-type="float" office:value="-9.29432355346138">
                <text:p>-9.294323553461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8">
                <text:p>998</text:p>
              </table:table-cell>
              <table:table-cell office:value-type="float" office:value="-9.19280401628799">
                <text:p>-9.192804016287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9">
                <text:p>999</text:p>
              </table:table-cell>
              <table:table-cell office:value-type="float" office:value="-9.2947043195343">
                <text:p>-9.29470431953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0">
                <text:p>1000</text:p>
              </table:table-cell>
              <table:table-cell office:value-type="float" office:value="-9.31631190468451">
                <text:p>-9.316311904684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1">
                <text:p>1001</text:p>
              </table:table-cell>
              <table:table-cell office:value-type="float" office:value="-9.25754039566368">
                <text:p>-9.257540395663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2">
                <text:p>1002</text:p>
              </table:table-cell>
              <table:table-cell office:value-type="float" office:value="-9.2904603851673">
                <text:p>-9.29046038516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3">
                <text:p>1003</text:p>
              </table:table-cell>
              <table:table-cell office:value-type="float" office:value="-9.15198278675698">
                <text:p>-9.151982786756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-9.29250476745504">
                <text:p>-9.292504767455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5">
                <text:p>1005</text:p>
              </table:table-cell>
              <table:table-cell office:value-type="float" office:value="-9.30484416657766">
                <text:p>-9.304844166577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6">
                <text:p>1006</text:p>
              </table:table-cell>
              <table:table-cell office:value-type="float" office:value="-9.23540323180339">
                <text:p>-9.2354032318033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7">
                <text:p>1007</text:p>
              </table:table-cell>
              <table:table-cell office:value-type="float" office:value="-9.25429375360807">
                <text:p>-9.254293753608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8">
                <text:p>1008</text:p>
              </table:table-cell>
              <table:table-cell office:value-type="float" office:value="-9.17879904025953">
                <text:p>-9.178799040259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9">
                <text:p>1009</text:p>
              </table:table-cell>
              <table:table-cell office:value-type="float" office:value="-9.28610223429934">
                <text:p>-9.286102234299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10">
                <text:p>1010</text:p>
              </table:table-cell>
              <table:table-cell office:value-type="float" office:value="-9.29178822347941">
                <text:p>-9.2917882234794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11">
                <text:p>1011</text:p>
              </table:table-cell>
              <table:table-cell office:value-type="float" office:value="-9.31566999573045">
                <text:p>-9.315669995730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12">
                <text:p>1012</text:p>
              </table:table-cell>
              <table:table-cell office:value-type="float" office:value="-9.26470137821349">
                <text:p>-9.264701378213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13">
                <text:p>1013</text:p>
              </table:table-cell>
              <table:table-cell office:value-type="float" office:value="-9.29649195868897">
                <text:p>-9.2964919586889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14">
                <text:p>1014</text:p>
              </table:table-cell>
              <table:table-cell office:value-type="float" office:value="-9.22537064318494">
                <text:p>-9.225370643184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5">
                <text:p>1015</text:p>
              </table:table-cell>
              <table:table-cell office:value-type="float" office:value="-9.22862935305754">
                <text:p>-9.228629353057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6">
                <text:p>1016</text:p>
              </table:table-cell>
              <table:table-cell office:value-type="float" office:value="-9.20354847987706">
                <text:p>-9.203548479877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7">
                <text:p>1017</text:p>
              </table:table-cell>
              <table:table-cell office:value-type="float" office:value="-9.23092929950598">
                <text:p>-9.230929299505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8">
                <text:p>1018</text:p>
              </table:table-cell>
              <table:table-cell office:value-type="float" office:value="-9.24152110464276">
                <text:p>-9.241521104642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9">
                <text:p>1019</text:p>
              </table:table-cell>
              <table:table-cell office:value-type="float" office:value="-9.22518971085909">
                <text:p>-9.225189710859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20">
                <text:p>1020</text:p>
              </table:table-cell>
              <table:table-cell office:value-type="float" office:value="-9.18225420765855">
                <text:p>-9.182254207658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21">
                <text:p>1021</text:p>
              </table:table-cell>
              <table:table-cell office:value-type="float" office:value="-9.28484268375854">
                <text:p>-9.284842683758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22">
                <text:p>1022</text:p>
              </table:table-cell>
              <table:table-cell office:value-type="float" office:value="-9.2614850129375">
                <text:p>-9.26148501293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23">
                <text:p>1023</text:p>
              </table:table-cell>
              <table:table-cell office:value-type="float" office:value="-9.27664860399694">
                <text:p>-9.2766486039969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24">
                <text:p>1024</text:p>
              </table:table-cell>
              <table:table-cell office:value-type="float" office:value="-9.28575157328473">
                <text:p>-9.285751573284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5">
                <text:p>1025</text:p>
              </table:table-cell>
              <table:table-cell office:value-type="float" office:value="-9.29441422251104">
                <text:p>-9.2944142225110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6">
                <text:p>1026</text:p>
              </table:table-cell>
              <table:table-cell office:value-type="float" office:value="-9.29616115405341">
                <text:p>-9.296161154053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7">
                <text:p>1027</text:p>
              </table:table-cell>
              <table:table-cell office:value-type="float" office:value="-9.30480736559904">
                <text:p>-9.3048073655990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8">
                <text:p>1028</text:p>
              </table:table-cell>
              <table:table-cell office:value-type="float" office:value="-9.16418391335135">
                <text:p>-9.164183913351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9">
                <text:p>1029</text:p>
              </table:table-cell>
              <table:table-cell office:value-type="float" office:value="-9.30520094720533">
                <text:p>-9.305200947205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0">
                <text:p>1030</text:p>
              </table:table-cell>
              <table:table-cell office:value-type="float" office:value="-9.26440110030182">
                <text:p>-9.2644011003018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-9.23780550549908">
                <text:p>-9.2378055054990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2">
                <text:p>1032</text:p>
              </table:table-cell>
              <table:table-cell office:value-type="float" office:value="-9.29515225378099">
                <text:p>-9.295152253780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3">
                <text:p>1033</text:p>
              </table:table-cell>
              <table:table-cell office:value-type="float" office:value="-9.19475544440414">
                <text:p>-9.194755444404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4">
                <text:p>1034</text:p>
              </table:table-cell>
              <table:table-cell office:value-type="float" office:value="-9.15228301127956">
                <text:p>-9.152283011279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5">
                <text:p>1035</text:p>
              </table:table-cell>
              <table:table-cell office:value-type="float" office:value="-9.19599285331904">
                <text:p>-9.195992853319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6">
                <text:p>1036</text:p>
              </table:table-cell>
              <table:table-cell office:value-type="float" office:value="-9.23424131800291">
                <text:p>-9.2342413180029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7">
                <text:p>1037</text:p>
              </table:table-cell>
              <table:table-cell office:value-type="float" office:value="-9.21596429530264">
                <text:p>-9.215964295302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8">
                <text:p>1038</text:p>
              </table:table-cell>
              <table:table-cell office:value-type="float" office:value="-9.24566160424122">
                <text:p>-9.245661604241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9">
                <text:p>1039</text:p>
              </table:table-cell>
              <table:table-cell office:value-type="float" office:value="-9.26609367204407">
                <text:p>-9.2660936720440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40">
                <text:p>1040</text:p>
              </table:table-cell>
              <table:table-cell office:value-type="float" office:value="-9.28833868468233">
                <text:p>-9.288338684682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41">
                <text:p>1041</text:p>
              </table:table-cell>
              <table:table-cell office:value-type="float" office:value="-9.24930805231483">
                <text:p>-9.2493080523148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42">
                <text:p>1042</text:p>
              </table:table-cell>
              <table:table-cell office:value-type="float" office:value="-9.29187666375627">
                <text:p>-9.291876663756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43">
                <text:p>1043</text:p>
              </table:table-cell>
              <table:table-cell office:value-type="float" office:value="-9.28384134034577">
                <text:p>-9.2838413403457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44">
                <text:p>1044</text:p>
              </table:table-cell>
              <table:table-cell office:value-type="float" office:value="-9.26296567296425">
                <text:p>-9.2629656729642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5">
                <text:p>1045</text:p>
              </table:table-cell>
              <table:table-cell office:value-type="float" office:value="-9.23592180047021">
                <text:p>-9.2359218004702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6">
                <text:p>1046</text:p>
              </table:table-cell>
              <table:table-cell office:value-type="float" office:value="-9.11480280234413">
                <text:p>-9.114802802344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7">
                <text:p>1047</text:p>
              </table:table-cell>
              <table:table-cell office:value-type="float" office:value="-9.29106521974108">
                <text:p>-9.2910652197410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8">
                <text:p>1048</text:p>
              </table:table-cell>
              <table:table-cell office:value-type="float" office:value="-9.28287395421205">
                <text:p>-9.282873954212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9">
                <text:p>1049</text:p>
              </table:table-cell>
              <table:table-cell office:value-type="float" office:value="-9.22185815943207">
                <text:p>-9.2218581594320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50">
                <text:p>1050</text:p>
              </table:table-cell>
              <table:table-cell office:value-type="float" office:value="-9.2195710676368">
                <text:p>-9.21957106763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51">
                <text:p>1051</text:p>
              </table:table-cell>
              <table:table-cell office:value-type="float" office:value="-9.29365096987922">
                <text:p>-9.2936509698792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52">
                <text:p>1052</text:p>
              </table:table-cell>
              <table:table-cell office:value-type="float" office:value="-9.25127409127235">
                <text:p>-9.251274091272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-9.25138409356758">
                <text:p>-9.251384093567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54">
                <text:p>1054</text:p>
              </table:table-cell>
              <table:table-cell office:value-type="float" office:value="-9.03927956302027">
                <text:p>-9.039279563020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5">
                <text:p>1055</text:p>
              </table:table-cell>
              <table:table-cell office:value-type="float" office:value="-9.26597587445066">
                <text:p>-9.265975874450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6">
                <text:p>1056</text:p>
              </table:table-cell>
              <table:table-cell office:value-type="float" office:value="-9.27568725790475">
                <text:p>-9.275687257904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7">
                <text:p>1057</text:p>
              </table:table-cell>
              <table:table-cell office:value-type="float" office:value="-9.218147727472">
                <text:p>-9.2181477274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8">
                <text:p>1058</text:p>
              </table:table-cell>
              <table:table-cell office:value-type="float" office:value="-9.24294045196851">
                <text:p>-9.242940451968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9">
                <text:p>1059</text:p>
              </table:table-cell>
              <table:table-cell office:value-type="float" office:value="-9.18152600898889">
                <text:p>-9.1815260089888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60">
                <text:p>1060</text:p>
              </table:table-cell>
              <table:table-cell office:value-type="float" office:value="-9.25605302523589">
                <text:p>-9.256053025235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61">
                <text:p>1061</text:p>
              </table:table-cell>
              <table:table-cell office:value-type="float" office:value="-9.28787918022791">
                <text:p>-9.287879180227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62">
                <text:p>1062</text:p>
              </table:table-cell>
              <table:table-cell office:value-type="float" office:value="-9.15303540848269">
                <text:p>-9.153035408482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63">
                <text:p>1063</text:p>
              </table:table-cell>
              <table:table-cell office:value-type="float" office:value="-9.28717611052295">
                <text:p>-9.287176110522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-9.20856270484545">
                <text:p>-9.2085627048454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5">
                <text:p>1065</text:p>
              </table:table-cell>
              <table:table-cell office:value-type="float" office:value="-9.25170728962021">
                <text:p>-9.2517072896202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6">
                <text:p>1066</text:p>
              </table:table-cell>
              <table:table-cell office:value-type="float" office:value="-9.2955860681882">
                <text:p>-9.29558606818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7">
                <text:p>1067</text:p>
              </table:table-cell>
              <table:table-cell office:value-type="float" office:value="-9.24443764399013">
                <text:p>-9.2444376439901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8">
                <text:p>1068</text:p>
              </table:table-cell>
              <table:table-cell office:value-type="float" office:value="-9.29110766613092">
                <text:p>-9.291107666130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9">
                <text:p>1069</text:p>
              </table:table-cell>
              <table:table-cell office:value-type="float" office:value="-9.20565836941748">
                <text:p>-9.205658369417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70">
                <text:p>1070</text:p>
              </table:table-cell>
              <table:table-cell office:value-type="float" office:value="-9.24824066560454">
                <text:p>-9.248240665604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71">
                <text:p>1071</text:p>
              </table:table-cell>
              <table:table-cell office:value-type="float" office:value="-9.28696667273329">
                <text:p>-9.286966672733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72">
                <text:p>1072</text:p>
              </table:table-cell>
              <table:table-cell office:value-type="float" office:value="-9.24387454491539">
                <text:p>-9.2438745449153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3">
                <text:p>1073</text:p>
              </table:table-cell>
              <table:table-cell office:value-type="float" office:value="-9.28884596858957">
                <text:p>-9.288845968589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74">
                <text:p>1074</text:p>
              </table:table-cell>
              <table:table-cell office:value-type="float" office:value="-9.25431871337486">
                <text:p>-9.254318713374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5">
                <text:p>1075</text:p>
              </table:table-cell>
              <table:table-cell office:value-type="float" office:value="-9.22761887529286">
                <text:p>-9.227618875292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6">
                <text:p>1076</text:p>
              </table:table-cell>
              <table:table-cell office:value-type="float" office:value="-9.29586407432664">
                <text:p>-9.2958640743266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7">
                <text:p>1077</text:p>
              </table:table-cell>
              <table:table-cell office:value-type="float" office:value="-9.1560587224847">
                <text:p>-9.15605872248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8">
                <text:p>1078</text:p>
              </table:table-cell>
              <table:table-cell office:value-type="float" office:value="-9.23175419866812">
                <text:p>-9.231754198668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9">
                <text:p>1079</text:p>
              </table:table-cell>
              <table:table-cell office:value-type="float" office:value="-9.16591388915404">
                <text:p>-9.1659138891540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0">
                <text:p>1080</text:p>
              </table:table-cell>
              <table:table-cell office:value-type="float" office:value="-9.2893005794862">
                <text:p>-9.28930057948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81">
                <text:p>1081</text:p>
              </table:table-cell>
              <table:table-cell office:value-type="float" office:value="-9.25836550725011">
                <text:p>-9.2583655072501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82">
                <text:p>1082</text:p>
              </table:table-cell>
              <table:table-cell office:value-type="float" office:value="-9.23286343632374">
                <text:p>-9.2328634363237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83">
                <text:p>1083</text:p>
              </table:table-cell>
              <table:table-cell office:value-type="float" office:value="-9.2675612045659">
                <text:p>-9.26756120456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84">
                <text:p>1084</text:p>
              </table:table-cell>
              <table:table-cell office:value-type="float" office:value="-9.21933280045192">
                <text:p>-9.219332800451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5">
                <text:p>1085</text:p>
              </table:table-cell>
              <table:table-cell office:value-type="float" office:value="-9.27519756041087">
                <text:p>-9.2751975604108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6">
                <text:p>1086</text:p>
              </table:table-cell>
              <table:table-cell office:value-type="float" office:value="-9.2806662266046">
                <text:p>-9.28066622660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7">
                <text:p>1087</text:p>
              </table:table-cell>
              <table:table-cell office:value-type="float" office:value="-9.23983319222026">
                <text:p>-9.2398331922202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8">
                <text:p>1088</text:p>
              </table:table-cell>
              <table:table-cell office:value-type="float" office:value="-9.27682519137811">
                <text:p>-9.276825191378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9">
                <text:p>1089</text:p>
              </table:table-cell>
              <table:table-cell office:value-type="float" office:value="-9.25798225285986">
                <text:p>-9.2579822528598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90">
                <text:p>1090</text:p>
              </table:table-cell>
              <table:table-cell office:value-type="float" office:value="-9.21249843594101">
                <text:p>-9.212498435941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91">
                <text:p>1091</text:p>
              </table:table-cell>
              <table:table-cell office:value-type="float" office:value="-9.09597836560691">
                <text:p>-9.095978365606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92">
                <text:p>1092</text:p>
              </table:table-cell>
              <table:table-cell office:value-type="float" office:value="-9.23593899706849">
                <text:p>-9.235938997068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93">
                <text:p>1093</text:p>
              </table:table-cell>
              <table:table-cell office:value-type="float" office:value="-9.23101800268969">
                <text:p>-9.231018002689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94">
                <text:p>1094</text:p>
              </table:table-cell>
              <table:table-cell office:value-type="float" office:value="-9.23816985125545">
                <text:p>-9.238169851255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-9.21334012996798">
                <text:p>-9.213340129967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6">
                <text:p>1096</text:p>
              </table:table-cell>
              <table:table-cell office:value-type="float" office:value="-9.21322799902832">
                <text:p>-9.213227999028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7">
                <text:p>1097</text:p>
              </table:table-cell>
              <table:table-cell office:value-type="float" office:value="-9.15804769060117">
                <text:p>-9.1580476906011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8">
                <text:p>1098</text:p>
              </table:table-cell>
              <table:table-cell office:value-type="float" office:value="-9.06594313757527">
                <text:p>-9.065943137575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9">
                <text:p>1099</text:p>
              </table:table-cell>
              <table:table-cell office:value-type="float" office:value="-9.25924662125585">
                <text:p>-9.2592466212558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00">
                <text:p>1100</text:p>
              </table:table-cell>
              <table:table-cell office:value-type="float" office:value="-9.21942636412117">
                <text:p>-9.2194263641211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01">
                <text:p>1101</text:p>
              </table:table-cell>
              <table:table-cell office:value-type="float" office:value="-9.12789969363655">
                <text:p>-9.127899693636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02">
                <text:p>1102</text:p>
              </table:table-cell>
              <table:table-cell office:value-type="float" office:value="-9.27469206458428">
                <text:p>-9.2746920645842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03">
                <text:p>1103</text:p>
              </table:table-cell>
              <table:table-cell office:value-type="float" office:value="-9.22003790303739">
                <text:p>-9.2200379030373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04">
                <text:p>1104</text:p>
              </table:table-cell>
              <table:table-cell office:value-type="float" office:value="-9.20949879828943">
                <text:p>-9.2094987982894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5">
                <text:p>1105</text:p>
              </table:table-cell>
              <table:table-cell office:value-type="float" office:value="-9.11990301306465">
                <text:p>-9.1199030130646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6">
                <text:p>1106</text:p>
              </table:table-cell>
              <table:table-cell office:value-type="float" office:value="-9.25208426791505">
                <text:p>-9.252084267915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9.07357471600066">
                <text:p>-9.073574716000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8">
                <text:p>1108</text:p>
              </table:table-cell>
              <table:table-cell office:value-type="float" office:value="-9.26470697046281">
                <text:p>-9.264706970462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9">
                <text:p>1109</text:p>
              </table:table-cell>
              <table:table-cell office:value-type="float" office:value="-9.27244329082095">
                <text:p>-9.272443290820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10">
                <text:p>1110</text:p>
              </table:table-cell>
              <table:table-cell office:value-type="float" office:value="-9.25336346615213">
                <text:p>-9.253363466152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11">
                <text:p>1111</text:p>
              </table:table-cell>
              <table:table-cell office:value-type="float" office:value="-9.2371444542082">
                <text:p>-9.237144454208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12">
                <text:p>1112</text:p>
              </table:table-cell>
              <table:table-cell office:value-type="float" office:value="-9.22843236043663">
                <text:p>-9.228432360436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13">
                <text:p>1113</text:p>
              </table:table-cell>
              <table:table-cell office:value-type="float" office:value="-9.26779688903954">
                <text:p>-9.267796889039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14">
                <text:p>1114</text:p>
              </table:table-cell>
              <table:table-cell office:value-type="float" office:value="-9.24701326055731">
                <text:p>-9.2470132605573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5">
                <text:p>1115</text:p>
              </table:table-cell>
              <table:table-cell office:value-type="float" office:value="-9.24295944849817">
                <text:p>-9.2429594484981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6">
                <text:p>1116</text:p>
              </table:table-cell>
              <table:table-cell office:value-type="float" office:value="-9.16182805510117">
                <text:p>-9.161828055101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7">
                <text:p>1117</text:p>
              </table:table-cell>
              <table:table-cell office:value-type="float" office:value="-9.05054997702884">
                <text:p>-9.0505499770288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8">
                <text:p>1118</text:p>
              </table:table-cell>
              <table:table-cell office:value-type="float" office:value="-9.24701709559374">
                <text:p>-9.247017095593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9">
                <text:p>1119</text:p>
              </table:table-cell>
              <table:table-cell office:value-type="float" office:value="-9.1715830928229">
                <text:p>-9.17158309282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20">
                <text:p>1120</text:p>
              </table:table-cell>
              <table:table-cell office:value-type="float" office:value="-9.25835920875703">
                <text:p>-9.258359208757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21">
                <text:p>1121</text:p>
              </table:table-cell>
              <table:table-cell office:value-type="float" office:value="-9.25551143277949">
                <text:p>-9.2555114327794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22">
                <text:p>1122</text:p>
              </table:table-cell>
              <table:table-cell office:value-type="float" office:value="-9.27986716868353">
                <text:p>-9.279867168683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23">
                <text:p>1123</text:p>
              </table:table-cell>
              <table:table-cell office:value-type="float" office:value="-9.19117752807646">
                <text:p>-9.191177528076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24">
                <text:p>1124</text:p>
              </table:table-cell>
              <table:table-cell office:value-type="float" office:value="-9.24317758820334">
                <text:p>-9.2431775882033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5">
                <text:p>1125</text:p>
              </table:table-cell>
              <table:table-cell office:value-type="float" office:value="-9.21527860327014">
                <text:p>-9.215278603270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6">
                <text:p>1126</text:p>
              </table:table-cell>
              <table:table-cell office:value-type="float" office:value="-9.14885054439314">
                <text:p>-9.1488505443931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7">
                <text:p>1127</text:p>
              </table:table-cell>
              <table:table-cell office:value-type="float" office:value="-9.2054373698425">
                <text:p>-9.20543736984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8">
                <text:p>1128</text:p>
              </table:table-cell>
              <table:table-cell office:value-type="float" office:value="-9.19242235633926">
                <text:p>-9.192422356339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9">
                <text:p>1129</text:p>
              </table:table-cell>
              <table:table-cell office:value-type="float" office:value="-9.22788888912041">
                <text:p>-9.227888889120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0">
                <text:p>1130</text:p>
              </table:table-cell>
              <table:table-cell office:value-type="float" office:value="-9.1951813634207">
                <text:p>-9.19518136342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31">
                <text:p>1131</text:p>
              </table:table-cell>
              <table:table-cell office:value-type="float" office:value="-9.23924513708687">
                <text:p>-9.239245137086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32">
                <text:p>1132</text:p>
              </table:table-cell>
              <table:table-cell office:value-type="float" office:value="-9.16517126396194">
                <text:p>-9.1651712639619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33">
                <text:p>1133</text:p>
              </table:table-cell>
              <table:table-cell office:value-type="float" office:value="-9.19723516586717">
                <text:p>-9.197235165867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34">
                <text:p>1134</text:p>
              </table:table-cell>
              <table:table-cell office:value-type="float" office:value="-9.25100772228857">
                <text:p>-9.2510077222885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5">
                <text:p>1135</text:p>
              </table:table-cell>
              <table:table-cell office:value-type="float" office:value="-9.22595188735767">
                <text:p>-9.225951887357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6">
                <text:p>1136</text:p>
              </table:table-cell>
              <table:table-cell office:value-type="float" office:value="-9.25602718250798">
                <text:p>-9.256027182507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7">
                <text:p>1137</text:p>
              </table:table-cell>
              <table:table-cell office:value-type="float" office:value="-9.27057114880828">
                <text:p>-9.270571148808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8">
                <text:p>1138</text:p>
              </table:table-cell>
              <table:table-cell office:value-type="float" office:value="-9.08584096775229">
                <text:p>-9.085840967752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9">
                <text:p>1139</text:p>
              </table:table-cell>
              <table:table-cell office:value-type="float" office:value="-9.18347368419826">
                <text:p>-9.183473684198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40">
                <text:p>1140</text:p>
              </table:table-cell>
              <table:table-cell office:value-type="float" office:value="-9.21608927778466">
                <text:p>-9.2160892777846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41">
                <text:p>1141</text:p>
              </table:table-cell>
              <table:table-cell office:value-type="float" office:value="-9.01122885248881">
                <text:p>-9.011228852488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42">
                <text:p>1142</text:p>
              </table:table-cell>
              <table:table-cell office:value-type="float" office:value="-9.21661817311138">
                <text:p>-9.2166181731113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43">
                <text:p>1143</text:p>
              </table:table-cell>
              <table:table-cell office:value-type="float" office:value="-9.25604441082239">
                <text:p>-9.2560444108223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44">
                <text:p>1144</text:p>
              </table:table-cell>
              <table:table-cell office:value-type="float" office:value="-9.17492717417028">
                <text:p>-9.174927174170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5">
                <text:p>1145</text:p>
              </table:table-cell>
              <table:table-cell office:value-type="float" office:value="-9.24531613323621">
                <text:p>-9.245316133236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6">
                <text:p>1146</text:p>
              </table:table-cell>
              <table:table-cell office:value-type="float" office:value="-9.19702114466474">
                <text:p>-9.1970211446647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7">
                <text:p>1147</text:p>
              </table:table-cell>
              <table:table-cell office:value-type="float" office:value="-9.18955307682703">
                <text:p>-9.189553076827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8">
                <text:p>1148</text:p>
              </table:table-cell>
              <table:table-cell office:value-type="float" office:value="-9.25731570843293">
                <text:p>-9.257315708432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9">
                <text:p>1149</text:p>
              </table:table-cell>
              <table:table-cell office:value-type="float" office:value="-9.2735311630312">
                <text:p>-9.27353116303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50">
                <text:p>1150</text:p>
              </table:table-cell>
              <table:table-cell office:value-type="float" office:value="-9.08367083033397">
                <text:p>-9.083670830333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51">
                <text:p>1151</text:p>
              </table:table-cell>
              <table:table-cell office:value-type="float" office:value="-9.23375971511079">
                <text:p>-9.2337597151107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52">
                <text:p>1152</text:p>
              </table:table-cell>
              <table:table-cell office:value-type="float" office:value="-9.09458787096172">
                <text:p>-9.094587870961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53">
                <text:p>1153</text:p>
              </table:table-cell>
              <table:table-cell office:value-type="float" office:value="-9.25793427151592">
                <text:p>-9.2579342715159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54">
                <text:p>1154</text:p>
              </table:table-cell>
              <table:table-cell office:value-type="float" office:value="-9.19923344794914">
                <text:p>-9.199233447949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5">
                <text:p>1155</text:p>
              </table:table-cell>
              <table:table-cell office:value-type="float" office:value="-9.24880175623987">
                <text:p>-9.2488017562398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6">
                <text:p>1156</text:p>
              </table:table-cell>
              <table:table-cell office:value-type="float" office:value="-9.16610674697447">
                <text:p>-9.1661067469744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7">
                <text:p>1157</text:p>
              </table:table-cell>
              <table:table-cell office:value-type="float" office:value="-9.23373516543894">
                <text:p>-9.2337351654389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8">
                <text:p>1158</text:p>
              </table:table-cell>
              <table:table-cell office:value-type="float" office:value="-9.27262143054851">
                <text:p>-9.2726214305485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9">
                <text:p>1159</text:p>
              </table:table-cell>
              <table:table-cell office:value-type="float" office:value="-9.23059903949312">
                <text:p>-9.2305990394931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60">
                <text:p>1160</text:p>
              </table:table-cell>
              <table:table-cell office:value-type="float" office:value="-9.21477982038929">
                <text:p>-9.2147798203892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61">
                <text:p>1161</text:p>
              </table:table-cell>
              <table:table-cell office:value-type="float" office:value="-9.16048612952229">
                <text:p>-9.1604861295222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62">
                <text:p>1162</text:p>
              </table:table-cell>
              <table:table-cell office:value-type="float" office:value="-9.27582984890352">
                <text:p>-9.275829848903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63">
                <text:p>1163</text:p>
              </table:table-cell>
              <table:table-cell office:value-type="float" office:value="-9.15951625868937">
                <text:p>-9.159516258689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64">
                <text:p>1164</text:p>
              </table:table-cell>
              <table:table-cell office:value-type="float" office:value="-9.25892801596372">
                <text:p>-9.258928015963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5">
                <text:p>1165</text:p>
              </table:table-cell>
              <table:table-cell office:value-type="float" office:value="-9.13420928130372">
                <text:p>-9.134209281303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6">
                <text:p>1166</text:p>
              </table:table-cell>
              <table:table-cell office:value-type="float" office:value="-9.2712372808145">
                <text:p>-9.271237280814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7">
                <text:p>1167</text:p>
              </table:table-cell>
              <table:table-cell office:value-type="float" office:value="-9.14303017020778">
                <text:p>-9.143030170207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8">
                <text:p>1168</text:p>
              </table:table-cell>
              <table:table-cell office:value-type="float" office:value="-9.21117502518109">
                <text:p>-9.211175025181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9">
                <text:p>1169</text:p>
              </table:table-cell>
              <table:table-cell office:value-type="float" office:value="-9.24678935314812">
                <text:p>-9.246789353148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0">
                <text:p>1170</text:p>
              </table:table-cell>
              <table:table-cell office:value-type="float" office:value="-9.20888294218392">
                <text:p>-9.208882942183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71">
                <text:p>1171</text:p>
              </table:table-cell>
              <table:table-cell office:value-type="float" office:value="-9.2415029282554">
                <text:p>-9.241502928255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2">
                <text:p>1172</text:p>
              </table:table-cell>
              <table:table-cell office:value-type="float" office:value="-9.21994204557547">
                <text:p>-9.2199420455754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73">
                <text:p>1173</text:p>
              </table:table-cell>
              <table:table-cell office:value-type="float" office:value="-9.25330198469842">
                <text:p>-9.2533019846984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74">
                <text:p>1174</text:p>
              </table:table-cell>
              <table:table-cell office:value-type="float" office:value="-9.25086995593901">
                <text:p>-9.250869955939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5">
                <text:p>1175</text:p>
              </table:table-cell>
              <table:table-cell office:value-type="float" office:value="-9.23426142741843">
                <text:p>-9.234261427418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6">
                <text:p>1176</text:p>
              </table:table-cell>
              <table:table-cell office:value-type="float" office:value="-9.21218330925277">
                <text:p>-9.2121833092527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7">
                <text:p>1177</text:p>
              </table:table-cell>
              <table:table-cell office:value-type="float" office:value="-9.24891036365631">
                <text:p>-9.2489103636563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8">
                <text:p>1178</text:p>
              </table:table-cell>
              <table:table-cell office:value-type="float" office:value="-9.19429529556613">
                <text:p>-9.194295295566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9">
                <text:p>1179</text:p>
              </table:table-cell>
              <table:table-cell office:value-type="float" office:value="-9.20960011854132">
                <text:p>-9.209600118541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0">
                <text:p>1180</text:p>
              </table:table-cell>
              <table:table-cell office:value-type="float" office:value="-9.19666786442456">
                <text:p>-9.196667864424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81">
                <text:p>1181</text:p>
              </table:table-cell>
              <table:table-cell office:value-type="float" office:value="-9.25587450686238">
                <text:p>-9.2558745068623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82">
                <text:p>1182</text:p>
              </table:table-cell>
              <table:table-cell office:value-type="float" office:value="-9.14885176806638">
                <text:p>-9.1488517680663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83">
                <text:p>1183</text:p>
              </table:table-cell>
              <table:table-cell office:value-type="float" office:value="-9.27392920998495">
                <text:p>-9.273929209984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84">
                <text:p>1184</text:p>
              </table:table-cell>
              <table:table-cell office:value-type="float" office:value="-9.19828903072524">
                <text:p>-9.198289030725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5">
                <text:p>1185</text:p>
              </table:table-cell>
              <table:table-cell office:value-type="float" office:value="-9.24690819373328">
                <text:p>-9.2469081937332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6">
                <text:p>1186</text:p>
              </table:table-cell>
              <table:table-cell office:value-type="float" office:value="-9.23402389786536">
                <text:p>-9.2340238978653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7">
                <text:p>1187</text:p>
              </table:table-cell>
              <table:table-cell office:value-type="float" office:value="-9.11856170175741">
                <text:p>-9.118561701757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8">
                <text:p>1188</text:p>
              </table:table-cell>
              <table:table-cell office:value-type="float" office:value="-9.23418695276329">
                <text:p>-9.2341869527632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9">
                <text:p>1189</text:p>
              </table:table-cell>
              <table:table-cell office:value-type="float" office:value="-9.24760041527037">
                <text:p>-9.2476004152703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0">
                <text:p>1190</text:p>
              </table:table-cell>
              <table:table-cell office:value-type="float" office:value="-9.25880820515258">
                <text:p>-9.2588082051525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91">
                <text:p>1191</text:p>
              </table:table-cell>
              <table:table-cell office:value-type="float" office:value="-9.09694041468586">
                <text:p>-9.096940414685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2">
                <text:p>1192</text:p>
              </table:table-cell>
              <table:table-cell office:value-type="float" office:value="-9.22683619744601">
                <text:p>-9.2268361974460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93">
                <text:p>1193</text:p>
              </table:table-cell>
              <table:table-cell office:value-type="float" office:value="-9.23472047315007">
                <text:p>-9.234720473150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94">
                <text:p>1194</text:p>
              </table:table-cell>
              <table:table-cell office:value-type="float" office:value="-9.07978637907568">
                <text:p>-9.0797863790756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5">
                <text:p>1195</text:p>
              </table:table-cell>
              <table:table-cell office:value-type="float" office:value="-9.22865141003237">
                <text:p>-9.2286514100323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6">
                <text:p>1196</text:p>
              </table:table-cell>
              <table:table-cell office:value-type="float" office:value="-9.07417963791765">
                <text:p>-9.074179637917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7">
                <text:p>1197</text:p>
              </table:table-cell>
              <table:table-cell office:value-type="float" office:value="-9.25764885277192">
                <text:p>-9.2576488527719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8">
                <text:p>1198</text:p>
              </table:table-cell>
              <table:table-cell office:value-type="float" office:value="-9.11931500077955">
                <text:p>-9.119315000779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9">
                <text:p>1199</text:p>
              </table:table-cell>
              <table:table-cell office:value-type="float" office:value="-9.12566374462904">
                <text:p>-9.1256637446290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0">
                <text:p>1200</text:p>
              </table:table-cell>
              <table:table-cell office:value-type="float" office:value="-9.04499332241827">
                <text:p>-9.0449933224182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01">
                <text:p>1201</text:p>
              </table:table-cell>
              <table:table-cell office:value-type="float" office:value="-9.25520102611414">
                <text:p>-9.2552010261141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02">
                <text:p>1202</text:p>
              </table:table-cell>
              <table:table-cell office:value-type="float" office:value="-9.25494942335369">
                <text:p>-9.254949423353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03">
                <text:p>1203</text:p>
              </table:table-cell>
              <table:table-cell office:value-type="float" office:value="-9.21209341614518">
                <text:p>-9.212093416145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04">
                <text:p>1204</text:p>
              </table:table-cell>
              <table:table-cell office:value-type="float" office:value="-9.16411673327401">
                <text:p>-9.164116733274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5">
                <text:p>1205</text:p>
              </table:table-cell>
              <table:table-cell office:value-type="float" office:value="-9.20037208405491">
                <text:p>-9.200372084054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6">
                <text:p>1206</text:p>
              </table:table-cell>
              <table:table-cell office:value-type="float" office:value="-9.206449171732">
                <text:p>-9.2064491717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7">
                <text:p>1207</text:p>
              </table:table-cell>
              <table:table-cell office:value-type="float" office:value="-9.22492428533333">
                <text:p>-9.2249242853333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8">
                <text:p>1208</text:p>
              </table:table-cell>
              <table:table-cell office:value-type="float" office:value="-9.10995698744672">
                <text:p>-9.1099569874467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9">
                <text:p>1209</text:p>
              </table:table-cell>
              <table:table-cell office:value-type="float" office:value="-9.22143853512679">
                <text:p>-9.221438535126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0">
                <text:p>1210</text:p>
              </table:table-cell>
              <table:table-cell office:value-type="float" office:value="-9.12179197494425">
                <text:p>-9.121791974944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11">
                <text:p>1211</text:p>
              </table:table-cell>
              <table:table-cell office:value-type="float" office:value="-9.20396922178238">
                <text:p>-9.203969221782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12">
                <text:p>1212</text:p>
              </table:table-cell>
              <table:table-cell office:value-type="float" office:value="-9.16518968706514">
                <text:p>-9.165189687065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13">
                <text:p>1213</text:p>
              </table:table-cell>
              <table:table-cell office:value-type="float" office:value="-9.14014567735947">
                <text:p>-9.1401456773594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14">
                <text:p>1214</text:p>
              </table:table-cell>
              <table:table-cell office:value-type="float" office:value="-9.21015991665085">
                <text:p>-9.2101599166508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5">
                <text:p>1215</text:p>
              </table:table-cell>
              <table:table-cell office:value-type="float" office:value="-9.23219948114442">
                <text:p>-9.232199481144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6">
                <text:p>1216</text:p>
              </table:table-cell>
              <table:table-cell office:value-type="float" office:value="-9.19871431336552">
                <text:p>-9.198714313365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7">
                <text:p>1217</text:p>
              </table:table-cell>
              <table:table-cell office:value-type="float" office:value="-9.25896743464042">
                <text:p>-9.2589674346404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8">
                <text:p>1218</text:p>
              </table:table-cell>
              <table:table-cell office:value-type="float" office:value="-9.20114433862682">
                <text:p>-9.2011443386268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9">
                <text:p>1219</text:p>
              </table:table-cell>
              <table:table-cell office:value-type="float" office:value="-9.18286451042086">
                <text:p>-9.1828645104208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0">
                <text:p>1220</text:p>
              </table:table-cell>
              <table:table-cell office:value-type="float" office:value="-9.17636734093324">
                <text:p>-9.1763673409332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21">
                <text:p>1221</text:p>
              </table:table-cell>
              <table:table-cell office:value-type="float" office:value="-9.1876054338937">
                <text:p>-9.187605433893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22">
                <text:p>1222</text:p>
              </table:table-cell>
              <table:table-cell office:value-type="float" office:value="-9.18492191124517">
                <text:p>-9.184921911245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23">
                <text:p>1223</text:p>
              </table:table-cell>
              <table:table-cell office:value-type="float" office:value="-9.10853223573718">
                <text:p>-9.108532235737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24">
                <text:p>1224</text:p>
              </table:table-cell>
              <table:table-cell office:value-type="float" office:value="-9.22746853275599">
                <text:p>-9.2274685327559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5">
                <text:p>1225</text:p>
              </table:table-cell>
              <table:table-cell office:value-type="float" office:value="-9.22938654778548">
                <text:p>-9.229386547785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6">
                <text:p>1226</text:p>
              </table:table-cell>
              <table:table-cell office:value-type="float" office:value="-9.24435987915706">
                <text:p>-9.2443598791570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7">
                <text:p>1227</text:p>
              </table:table-cell>
              <table:table-cell office:value-type="float" office:value="-9.19926093268027">
                <text:p>-9.1992609326802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8">
                <text:p>1228</text:p>
              </table:table-cell>
              <table:table-cell office:value-type="float" office:value="-9.16901057971135">
                <text:p>-9.1690105797113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9">
                <text:p>1229</text:p>
              </table:table-cell>
              <table:table-cell office:value-type="float" office:value="-9.14662245726956">
                <text:p>-9.1466224572695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0">
                <text:p>1230</text:p>
              </table:table-cell>
              <table:table-cell office:value-type="float" office:value="-9.27360128417405">
                <text:p>-9.273601284174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31">
                <text:p>1231</text:p>
              </table:table-cell>
              <table:table-cell office:value-type="float" office:value="-9.13557258208422">
                <text:p>-9.135572582084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32">
                <text:p>1232</text:p>
              </table:table-cell>
              <table:table-cell office:value-type="float" office:value="-9.2352695803313">
                <text:p>-9.235269580331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33">
                <text:p>1233</text:p>
              </table:table-cell>
              <table:table-cell office:value-type="float" office:value="-9.14123007814176">
                <text:p>-9.1412300781417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4">
                <text:p>1234</text:p>
              </table:table-cell>
              <table:table-cell office:value-type="float" office:value="-9.24681465196746">
                <text:p>-9.2468146519674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5">
                <text:p>1235</text:p>
              </table:table-cell>
              <table:table-cell office:value-type="float" office:value="-9.14824524900152">
                <text:p>-9.148245249001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6">
                <text:p>1236</text:p>
              </table:table-cell>
              <table:table-cell office:value-type="float" office:value="-9.24785624845111">
                <text:p>-9.247856248451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7">
                <text:p>1237</text:p>
              </table:table-cell>
              <table:table-cell office:value-type="float" office:value="-9.11804445872051">
                <text:p>-9.1180444587205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8">
                <text:p>1238</text:p>
              </table:table-cell>
              <table:table-cell office:value-type="float" office:value="-9.22503656095129">
                <text:p>-9.2250365609512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39">
                <text:p>1239</text:p>
              </table:table-cell>
              <table:table-cell office:value-type="float" office:value="-9.14425376224498">
                <text:p>-9.1442537622449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0">
                <text:p>1240</text:p>
              </table:table-cell>
              <table:table-cell office:value-type="float" office:value="-9.24385626976497">
                <text:p>-9.2438562697649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41">
                <text:p>1241</text:p>
              </table:table-cell>
              <table:table-cell office:value-type="float" office:value="-9.19255021566207">
                <text:p>-9.192550215662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42">
                <text:p>1242</text:p>
              </table:table-cell>
              <table:table-cell office:value-type="float" office:value="-9.2453803150256">
                <text:p>-9.245380315025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43">
                <text:p>1243</text:p>
              </table:table-cell>
              <table:table-cell office:value-type="float" office:value="-9.18772184574559">
                <text:p>-9.1877218457455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44">
                <text:p>1244</text:p>
              </table:table-cell>
              <table:table-cell office:value-type="float" office:value="-9.22009917640872">
                <text:p>-9.220099176408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5">
                <text:p>1245</text:p>
              </table:table-cell>
              <table:table-cell office:value-type="float" office:value="-9.13534121274268">
                <text:p>-9.1353412127426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6">
                <text:p>1246</text:p>
              </table:table-cell>
              <table:table-cell office:value-type="float" office:value="-9.22296487175684">
                <text:p>-9.2229648717568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7">
                <text:p>1247</text:p>
              </table:table-cell>
              <table:table-cell office:value-type="float" office:value="-9.18044422022468">
                <text:p>-9.1804442202246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8">
                <text:p>1248</text:p>
              </table:table-cell>
              <table:table-cell office:value-type="float" office:value="-8.99678512054158">
                <text:p>-8.996785120541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9">
                <text:p>1249</text:p>
              </table:table-cell>
              <table:table-cell office:value-type="float" office:value="-9.19045846551426">
                <text:p>-9.1904584655142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0">
                <text:p>1250</text:p>
              </table:table-cell>
              <table:table-cell office:value-type="float" office:value="-9.10620385072381">
                <text:p>-9.1062038507238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1">
                <text:p>1251</text:p>
              </table:table-cell>
              <table:table-cell office:value-type="float" office:value="-9.16215913834448">
                <text:p>-9.162159138344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2">
                <text:p>1252</text:p>
              </table:table-cell>
              <table:table-cell office:value-type="float" office:value="-9.05413619965942">
                <text:p>-9.0541361996594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3">
                <text:p>1253</text:p>
              </table:table-cell>
              <table:table-cell office:value-type="float" office:value="-9.19870607813514">
                <text:p>-9.198706078135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4">
                <text:p>1254</text:p>
              </table:table-cell>
              <table:table-cell office:value-type="float" office:value="-9.21074865868113">
                <text:p>-9.210748658681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5">
                <text:p>1255</text:p>
              </table:table-cell>
              <table:table-cell office:value-type="float" office:value="-9.09955967567485">
                <text:p>-9.0995596756748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6">
                <text:p>1256</text:p>
              </table:table-cell>
              <table:table-cell office:value-type="float" office:value="-9.22995180852552">
                <text:p>-9.2299518085255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7">
                <text:p>1257</text:p>
              </table:table-cell>
              <table:table-cell office:value-type="float" office:value="-9.17552075384168">
                <text:p>-9.1755207538416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8">
                <text:p>1258</text:p>
              </table:table-cell>
              <table:table-cell office:value-type="float" office:value="-9.23461982907108">
                <text:p>-9.234619829071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9">
                <text:p>1259</text:p>
              </table:table-cell>
              <table:table-cell office:value-type="float" office:value="-9.16481693015096">
                <text:p>-9.1648169301509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0">
                <text:p>1260</text:p>
              </table:table-cell>
              <table:table-cell office:value-type="float" office:value="-9.2543311937962">
                <text:p>-9.254331193796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61">
                <text:p>1261</text:p>
              </table:table-cell>
              <table:table-cell office:value-type="float" office:value="-9.17988461950905">
                <text:p>-9.179884619509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62">
                <text:p>1262</text:p>
              </table:table-cell>
              <table:table-cell office:value-type="float" office:value="-9.2417089718706">
                <text:p>-9.241708971870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63">
                <text:p>1263</text:p>
              </table:table-cell>
              <table:table-cell office:value-type="float" office:value="-9.24154685582714">
                <text:p>-9.241546855827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64">
                <text:p>1264</text:p>
              </table:table-cell>
              <table:table-cell office:value-type="float" office:value="-9.27749029687107">
                <text:p>-9.277490296871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5">
                <text:p>1265</text:p>
              </table:table-cell>
              <table:table-cell office:value-type="float" office:value="-9.19251773988688">
                <text:p>-9.1925177398868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6">
                <text:p>1266</text:p>
              </table:table-cell>
              <table:table-cell office:value-type="float" office:value="-9.05011693433595">
                <text:p>-9.0501169343359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7">
                <text:p>1267</text:p>
              </table:table-cell>
              <table:table-cell office:value-type="float" office:value="-9.22714089304284">
                <text:p>-9.2271408930428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8">
                <text:p>1268</text:p>
              </table:table-cell>
              <table:table-cell office:value-type="float" office:value="-9.16376705771906">
                <text:p>-9.1637670577190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69">
                <text:p>1269</text:p>
              </table:table-cell>
              <table:table-cell office:value-type="float" office:value="-9.26112752029545">
                <text:p>-9.261127520295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0">
                <text:p>1270</text:p>
              </table:table-cell>
              <table:table-cell office:value-type="float" office:value="-9.16697471170064">
                <text:p>-9.1669747117006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71">
                <text:p>1271</text:p>
              </table:table-cell>
              <table:table-cell office:value-type="float" office:value="-9.25718613404228">
                <text:p>-9.2571861340422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72">
                <text:p>1272</text:p>
              </table:table-cell>
              <table:table-cell office:value-type="float" office:value="-9.2300506388753">
                <text:p>-9.230050638875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73">
                <text:p>1273</text:p>
              </table:table-cell>
              <table:table-cell office:value-type="float" office:value="-9.26856999483506">
                <text:p>-9.2685699948350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74">
                <text:p>1274</text:p>
              </table:table-cell>
              <table:table-cell office:value-type="float" office:value="-9.20668466642577">
                <text:p>-9.206684666425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5">
                <text:p>1275</text:p>
              </table:table-cell>
              <table:table-cell office:value-type="float" office:value="-9.08550346509581">
                <text:p>-9.085503465095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6">
                <text:p>1276</text:p>
              </table:table-cell>
              <table:table-cell office:value-type="float" office:value="-9.22767976049065">
                <text:p>-9.2276797604906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7">
                <text:p>1277</text:p>
              </table:table-cell>
              <table:table-cell office:value-type="float" office:value="-9.15465820307484">
                <text:p>-9.1546582030748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8">
                <text:p>1278</text:p>
              </table:table-cell>
              <table:table-cell office:value-type="float" office:value="-9.18457301919943">
                <text:p>-9.1845730191994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79">
                <text:p>1279</text:p>
              </table:table-cell>
              <table:table-cell office:value-type="float" office:value="-9.21670257004922">
                <text:p>-9.216702570049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0">
                <text:p>1280</text:p>
              </table:table-cell>
              <table:table-cell office:value-type="float" office:value="-9.24731710036242">
                <text:p>-9.2473171003624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81">
                <text:p>1281</text:p>
              </table:table-cell>
              <table:table-cell office:value-type="float" office:value="-9.20796219450369">
                <text:p>-9.2079621945036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82">
                <text:p>1282</text:p>
              </table:table-cell>
              <table:table-cell office:value-type="float" office:value="-9.16327153297585">
                <text:p>-9.163271532975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-9.25508927149152">
                <text:p>-9.2550892714915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84">
                <text:p>1284</text:p>
              </table:table-cell>
              <table:table-cell office:value-type="float" office:value="-9.15812331382427">
                <text:p>-9.1581233138242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5">
                <text:p>1285</text:p>
              </table:table-cell>
              <table:table-cell office:value-type="float" office:value="-9.25615719485142">
                <text:p>-9.256157194851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6">
                <text:p>1286</text:p>
              </table:table-cell>
              <table:table-cell office:value-type="float" office:value="-9.23801731470177">
                <text:p>-9.238017314701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7">
                <text:p>1287</text:p>
              </table:table-cell>
              <table:table-cell office:value-type="float" office:value="-9.07137118666385">
                <text:p>-9.071371186663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8">
                <text:p>1288</text:p>
              </table:table-cell>
              <table:table-cell office:value-type="float" office:value="-9.26336131659604">
                <text:p>-9.2633613165960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9">
                <text:p>1289</text:p>
              </table:table-cell>
              <table:table-cell office:value-type="float" office:value="-9.19970367645601">
                <text:p>-9.199703676456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0">
                <text:p>1290</text:p>
              </table:table-cell>
              <table:table-cell office:value-type="float" office:value="-9.20083527199345">
                <text:p>-9.2008352719934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91">
                <text:p>1291</text:p>
              </table:table-cell>
              <table:table-cell office:value-type="float" office:value="-9.19046048557785">
                <text:p>-9.190460485577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92">
                <text:p>1292</text:p>
              </table:table-cell>
              <table:table-cell office:value-type="float" office:value="-9.22116166048881">
                <text:p>-9.221161660488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93">
                <text:p>1293</text:p>
              </table:table-cell>
              <table:table-cell office:value-type="float" office:value="-9.1840113936577">
                <text:p>-9.184011393657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94">
                <text:p>1294</text:p>
              </table:table-cell>
              <table:table-cell office:value-type="float" office:value="-9.12059443038918">
                <text:p>-9.1205944303891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5">
                <text:p>1295</text:p>
              </table:table-cell>
              <table:table-cell office:value-type="float" office:value="-9.23277583998466">
                <text:p>-9.232775839984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6">
                <text:p>1296</text:p>
              </table:table-cell>
              <table:table-cell office:value-type="float" office:value="-9.17294298833743">
                <text:p>-9.1729429883374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7">
                <text:p>1297</text:p>
              </table:table-cell>
              <table:table-cell office:value-type="float" office:value="-9.24273078548667">
                <text:p>-9.2427307854866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8">
                <text:p>1298</text:p>
              </table:table-cell>
              <table:table-cell office:value-type="float" office:value="-9.2112682603763">
                <text:p>-9.21126826037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99">
                <text:p>1299</text:p>
              </table:table-cell>
              <table:table-cell office:value-type="float" office:value="-9.22023761396783">
                <text:p>-9.220237613967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0">
                <text:p>1300</text:p>
              </table:table-cell>
              <table:table-cell office:value-type="float" office:value="-9.19345035449824">
                <text:p>-9.1934503544982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01">
                <text:p>1301</text:p>
              </table:table-cell>
              <table:table-cell office:value-type="float" office:value="-9.10234322377217">
                <text:p>-9.1023432237721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02">
                <text:p>1302</text:p>
              </table:table-cell>
              <table:table-cell office:value-type="float" office:value="-9.24369258916883">
                <text:p>-9.2436925891688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03">
                <text:p>1303</text:p>
              </table:table-cell>
              <table:table-cell office:value-type="float" office:value="-9.16618060300715">
                <text:p>-9.1661806030071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04">
                <text:p>1304</text:p>
              </table:table-cell>
              <table:table-cell office:value-type="float" office:value="-9.26286065311162">
                <text:p>-9.2628606531116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5">
                <text:p>1305</text:p>
              </table:table-cell>
              <table:table-cell office:value-type="float" office:value="-9.16626784570803">
                <text:p>-9.1662678457080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6">
                <text:p>1306</text:p>
              </table:table-cell>
              <table:table-cell office:value-type="float" office:value="-9.15285691255533">
                <text:p>-9.152856912555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7">
                <text:p>1307</text:p>
              </table:table-cell>
              <table:table-cell office:value-type="float" office:value="-9.22045834007815">
                <text:p>-9.2204583400781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08">
                <text:p>1308</text:p>
              </table:table-cell>
              <table:table-cell office:value-type="float" office:value="-9.17564112903005">
                <text:p>-9.1756411290300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09">
                <text:p>1309</text:p>
              </table:table-cell>
              <table:table-cell office:value-type="float" office:value="-9.21867410722592">
                <text:p>-9.218674107225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0">
                <text:p>1310</text:p>
              </table:table-cell>
              <table:table-cell office:value-type="float" office:value="-9.19885159020028">
                <text:p>-9.198851590200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11">
                <text:p>1311</text:p>
              </table:table-cell>
              <table:table-cell office:value-type="float" office:value="-9.20661337562325">
                <text:p>-9.206613375623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12">
                <text:p>1312</text:p>
              </table:table-cell>
              <table:table-cell office:value-type="float" office:value="-9.2482329739259">
                <text:p>-9.248232973925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13">
                <text:p>1313</text:p>
              </table:table-cell>
              <table:table-cell office:value-type="float" office:value="-9.08350288735575">
                <text:p>-9.0835028873557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-9.23490765860329">
                <text:p>-9.2349076586032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5">
                <text:p>1315</text:p>
              </table:table-cell>
              <table:table-cell office:value-type="float" office:value="-9.16782779600872">
                <text:p>-9.1678277960087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6">
                <text:p>1316</text:p>
              </table:table-cell>
              <table:table-cell office:value-type="float" office:value="-9.17032707294622">
                <text:p>-9.1703270729462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7">
                <text:p>1317</text:p>
              </table:table-cell>
              <table:table-cell office:value-type="float" office:value="-9.19173769825748">
                <text:p>-9.191737698257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18">
                <text:p>1318</text:p>
              </table:table-cell>
              <table:table-cell office:value-type="float" office:value="-9.09569135692494">
                <text:p>-9.0956913569249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19">
                <text:p>1319</text:p>
              </table:table-cell>
              <table:table-cell office:value-type="float" office:value="-9.26169362017511">
                <text:p>-9.261693620175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0">
                <text:p>1320</text:p>
              </table:table-cell>
              <table:table-cell office:value-type="float" office:value="-9.08295791504193">
                <text:p>-9.0829579150419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21">
                <text:p>1321</text:p>
              </table:table-cell>
              <table:table-cell office:value-type="float" office:value="-9.25991850849521">
                <text:p>-9.2599185084952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22">
                <text:p>1322</text:p>
              </table:table-cell>
              <table:table-cell office:value-type="float" office:value="-9.19042075938512">
                <text:p>-9.1904207593851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23">
                <text:p>1323</text:p>
              </table:table-cell>
              <table:table-cell office:value-type="float" office:value="-9.20317806465338">
                <text:p>-9.2031780646533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24">
                <text:p>1324</text:p>
              </table:table-cell>
              <table:table-cell office:value-type="float" office:value="-9.1873606693861">
                <text:p>-9.18736066938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5">
                <text:p>1325</text:p>
              </table:table-cell>
              <table:table-cell office:value-type="float" office:value="-9.180741739918">
                <text:p>-9.1807417399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6">
                <text:p>1326</text:p>
              </table:table-cell>
              <table:table-cell office:value-type="float" office:value="-9.23775369556946">
                <text:p>-9.2377536955694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7">
                <text:p>1327</text:p>
              </table:table-cell>
              <table:table-cell office:value-type="float" office:value="-9.08853130273189">
                <text:p>-9.088531302731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28">
                <text:p>1328</text:p>
              </table:table-cell>
              <table:table-cell office:value-type="float" office:value="-9.24277028012922">
                <text:p>-9.2427702801292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29">
                <text:p>1329</text:p>
              </table:table-cell>
              <table:table-cell office:value-type="float" office:value="-9.24150444292529">
                <text:p>-9.241504442925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0">
                <text:p>1330</text:p>
              </table:table-cell>
              <table:table-cell office:value-type="float" office:value="-9.01421842094253">
                <text:p>-9.014218420942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31">
                <text:p>1331</text:p>
              </table:table-cell>
              <table:table-cell office:value-type="float" office:value="-9.24337377948188">
                <text:p>-9.2433737794818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32">
                <text:p>1332</text:p>
              </table:table-cell>
              <table:table-cell office:value-type="float" office:value="-9.16880425673359">
                <text:p>-9.1688042567335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33">
                <text:p>1333</text:p>
              </table:table-cell>
              <table:table-cell office:value-type="float" office:value="-9.22145155185569">
                <text:p>-9.221451551855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34">
                <text:p>1334</text:p>
              </table:table-cell>
              <table:table-cell office:value-type="float" office:value="-9.20457188394653">
                <text:p>-9.2045718839465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5">
                <text:p>1335</text:p>
              </table:table-cell>
              <table:table-cell office:value-type="float" office:value="-9.14714443088522">
                <text:p>-9.147144430885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6">
                <text:p>1336</text:p>
              </table:table-cell>
              <table:table-cell office:value-type="float" office:value="-9.24491673842287">
                <text:p>-9.244916738422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7">
                <text:p>1337</text:p>
              </table:table-cell>
              <table:table-cell office:value-type="float" office:value="-9.12012515477743">
                <text:p>-9.120125154777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38">
                <text:p>1338</text:p>
              </table:table-cell>
              <table:table-cell office:value-type="float" office:value="-9.21086932593038">
                <text:p>-9.2108693259303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39">
                <text:p>1339</text:p>
              </table:table-cell>
              <table:table-cell office:value-type="float" office:value="-9.10652286895744">
                <text:p>-9.1065228689574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0">
                <text:p>1340</text:p>
              </table:table-cell>
              <table:table-cell office:value-type="float" office:value="-9.09662293068803">
                <text:p>-9.096622930688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41">
                <text:p>1341</text:p>
              </table:table-cell>
              <table:table-cell office:value-type="float" office:value="-9.19778814315901">
                <text:p>-9.197788143159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42">
                <text:p>1342</text:p>
              </table:table-cell>
              <table:table-cell office:value-type="float" office:value="-9.17086933605834">
                <text:p>-9.1708693360583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43">
                <text:p>1343</text:p>
              </table:table-cell>
              <table:table-cell office:value-type="float" office:value="-9.08397318606377">
                <text:p>-9.083973186063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44">
                <text:p>1344</text:p>
              </table:table-cell>
              <table:table-cell office:value-type="float" office:value="-9.18752048631751">
                <text:p>-9.187520486317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5">
                <text:p>1345</text:p>
              </table:table-cell>
              <table:table-cell office:value-type="float" office:value="-9.07224428178788">
                <text:p>-9.0722442817878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6">
                <text:p>1346</text:p>
              </table:table-cell>
              <table:table-cell office:value-type="float" office:value="-9.22038619502157">
                <text:p>-9.2203861950215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7">
                <text:p>1347</text:p>
              </table:table-cell>
              <table:table-cell office:value-type="float" office:value="-9.16516872290559">
                <text:p>-9.1651687229055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48">
                <text:p>1348</text:p>
              </table:table-cell>
              <table:table-cell office:value-type="float" office:value="-9.17250666053142">
                <text:p>-9.172506660531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49">
                <text:p>1349</text:p>
              </table:table-cell>
              <table:table-cell office:value-type="float" office:value="-9.13012611680979">
                <text:p>-9.1301261168097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0">
                <text:p>1350</text:p>
              </table:table-cell>
              <table:table-cell office:value-type="float" office:value="-9.20378448949818">
                <text:p>-9.2037844894981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51">
                <text:p>1351</text:p>
              </table:table-cell>
              <table:table-cell office:value-type="float" office:value="-9.2498929150727">
                <text:p>-9.249892915072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52">
                <text:p>1352</text:p>
              </table:table-cell>
              <table:table-cell office:value-type="float" office:value="-9.20987746288718">
                <text:p>-9.2098774628871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53">
                <text:p>1353</text:p>
              </table:table-cell>
              <table:table-cell office:value-type="float" office:value="-9.12141559247994">
                <text:p>-9.1214155924799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54">
                <text:p>1354</text:p>
              </table:table-cell>
              <table:table-cell office:value-type="float" office:value="-9.19711617620561">
                <text:p>-9.197116176205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5">
                <text:p>1355</text:p>
              </table:table-cell>
              <table:table-cell office:value-type="float" office:value="-9.20505002053518">
                <text:p>-9.2050500205351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6">
                <text:p>1356</text:p>
              </table:table-cell>
              <table:table-cell office:value-type="float" office:value="-9.03334211579824">
                <text:p>-9.033342115798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57">
                <text:p>1357</text:p>
              </table:table-cell>
              <table:table-cell office:value-type="float" office:value="-9.14701403096853">
                <text:p>-9.1470140309685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58">
                <text:p>1358</text:p>
              </table:table-cell>
              <table:table-cell office:value-type="float" office:value="-9.12793992393095">
                <text:p>-9.127939923930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59">
                <text:p>1359</text:p>
              </table:table-cell>
              <table:table-cell office:value-type="float" office:value="-9.17996085637561">
                <text:p>-9.1799608563756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0">
                <text:p>1360</text:p>
              </table:table-cell>
              <table:table-cell office:value-type="float" office:value="-9.2143456333503">
                <text:p>-9.214345633350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61">
                <text:p>1361</text:p>
              </table:table-cell>
              <table:table-cell office:value-type="float" office:value="-9.11646688517818">
                <text:p>-9.116466885178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62">
                <text:p>1362</text:p>
              </table:table-cell>
              <table:table-cell office:value-type="float" office:value="-9.21441464718914">
                <text:p>-9.2144146471891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63">
                <text:p>1363</text:p>
              </table:table-cell>
              <table:table-cell office:value-type="float" office:value="-9.22048864457613">
                <text:p>-9.220488644576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64">
                <text:p>1364</text:p>
              </table:table-cell>
              <table:table-cell office:value-type="float" office:value="-9.17988067658683">
                <text:p>-9.1798806765868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5">
                <text:p>1365</text:p>
              </table:table-cell>
              <table:table-cell office:value-type="float" office:value="-9.03368552284316">
                <text:p>-9.0336855228431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6">
                <text:p>1366</text:p>
              </table:table-cell>
              <table:table-cell office:value-type="float" office:value="-9.16920289433063">
                <text:p>-9.1692028943306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67">
                <text:p>1367</text:p>
              </table:table-cell>
              <table:table-cell office:value-type="float" office:value="-9.16119056404753">
                <text:p>-9.1611905640475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68">
                <text:p>1368</text:p>
              </table:table-cell>
              <table:table-cell office:value-type="float" office:value="-9.21323864312698">
                <text:p>-9.2132386431269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69">
                <text:p>1369</text:p>
              </table:table-cell>
              <table:table-cell office:value-type="float" office:value="-9.14116274967146">
                <text:p>-9.141162749671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0">
                <text:p>1370</text:p>
              </table:table-cell>
              <table:table-cell office:value-type="float" office:value="-9.09833193832311">
                <text:p>-9.098331938323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71">
                <text:p>1371</text:p>
              </table:table-cell>
              <table:table-cell office:value-type="float" office:value="-9.20706298301659">
                <text:p>-9.2070629830165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72">
                <text:p>1372</text:p>
              </table:table-cell>
              <table:table-cell office:value-type="float" office:value="-9.15303911505796">
                <text:p>-9.153039115057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73">
                <text:p>1373</text:p>
              </table:table-cell>
              <table:table-cell office:value-type="float" office:value="-9.20772950958171">
                <text:p>-9.2077295095817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74">
                <text:p>1374</text:p>
              </table:table-cell>
              <table:table-cell office:value-type="float" office:value="-9.2023399014374">
                <text:p>-9.20233990143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5">
                <text:p>1375</text:p>
              </table:table-cell>
              <table:table-cell office:value-type="float" office:value="-9.03828899842366">
                <text:p>-9.0382889984236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6">
                <text:p>1376</text:p>
              </table:table-cell>
              <table:table-cell office:value-type="float" office:value="-9.19163235810643">
                <text:p>-9.191632358106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77">
                <text:p>1377</text:p>
              </table:table-cell>
              <table:table-cell office:value-type="float" office:value="-9.16015883065342">
                <text:p>-9.1601588306534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78">
                <text:p>1378</text:p>
              </table:table-cell>
              <table:table-cell office:value-type="float" office:value="-9.09172789121446">
                <text:p>-9.091727891214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79">
                <text:p>1379</text:p>
              </table:table-cell>
              <table:table-cell office:value-type="float" office:value="-9.16940940682363">
                <text:p>-9.1694094068236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0">
                <text:p>1380</text:p>
              </table:table-cell>
              <table:table-cell office:value-type="float" office:value="-9.20948683843067">
                <text:p>-9.2094868384306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81">
                <text:p>1381</text:p>
              </table:table-cell>
              <table:table-cell office:value-type="float" office:value="-9.05969573370911">
                <text:p>-9.0596957337091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82">
                <text:p>1382</text:p>
              </table:table-cell>
              <table:table-cell office:value-type="float" office:value="-9.20198641857799">
                <text:p>-9.2019864185779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83">
                <text:p>1383</text:p>
              </table:table-cell>
              <table:table-cell office:value-type="float" office:value="-9.15252975759783">
                <text:p>-9.152529757597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84">
                <text:p>1384</text:p>
              </table:table-cell>
              <table:table-cell office:value-type="float" office:value="-9.13968895047483">
                <text:p>-9.139688950474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5">
                <text:p>1385</text:p>
              </table:table-cell>
              <table:table-cell office:value-type="float" office:value="-9.21307688097426">
                <text:p>-9.2130768809742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6">
                <text:p>1386</text:p>
              </table:table-cell>
              <table:table-cell office:value-type="float" office:value="-9.16095331875845">
                <text:p>-9.1609533187584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87">
                <text:p>1387</text:p>
              </table:table-cell>
              <table:table-cell office:value-type="float" office:value="-9.16587380075566">
                <text:p>-9.1658738007556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88">
                <text:p>1388</text:p>
              </table:table-cell>
              <table:table-cell office:value-type="float" office:value="-9.22200729603873">
                <text:p>-9.2220072960387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9">
                <text:p>1389</text:p>
              </table:table-cell>
              <table:table-cell office:value-type="float" office:value="-9.14740351883227">
                <text:p>-9.1474035188322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0">
                <text:p>1390</text:p>
              </table:table-cell>
              <table:table-cell office:value-type="float" office:value="-9.23138409494898">
                <text:p>-9.2313840949489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91">
                <text:p>1391</text:p>
              </table:table-cell>
              <table:table-cell office:value-type="float" office:value="-9.15795333628506">
                <text:p>-9.157953336285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92">
                <text:p>1392</text:p>
              </table:table-cell>
              <table:table-cell office:value-type="float" office:value="-9.13900535760465">
                <text:p>-9.1390053576046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93">
                <text:p>1393</text:p>
              </table:table-cell>
              <table:table-cell office:value-type="float" office:value="-9.13593530872535">
                <text:p>-9.1359353087253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94">
                <text:p>1394</text:p>
              </table:table-cell>
              <table:table-cell office:value-type="float" office:value="-9.19160670219556">
                <text:p>-9.1916067021955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5">
                <text:p>1395</text:p>
              </table:table-cell>
              <table:table-cell office:value-type="float" office:value="-9.09925173354387">
                <text:p>-9.0992517335438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6">
                <text:p>1396</text:p>
              </table:table-cell>
              <table:table-cell office:value-type="float" office:value="-9.13051130093098">
                <text:p>-9.1305113009309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97">
                <text:p>1397</text:p>
              </table:table-cell>
              <table:table-cell office:value-type="float" office:value="-9.0667744812903">
                <text:p>-9.06677448129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8">
                <text:p>1398</text:p>
              </table:table-cell>
              <table:table-cell office:value-type="float" office:value="-9.21482539960995">
                <text:p>-9.214825399609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9">
                <text:p>1399</text:p>
              </table:table-cell>
              <table:table-cell office:value-type="float" office:value="-9.01263319766053">
                <text:p>-9.012633197660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0">
                <text:p>1400</text:p>
              </table:table-cell>
              <table:table-cell office:value-type="float" office:value="-9.18612024490053">
                <text:p>-9.1861202449005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01">
                <text:p>1401</text:p>
              </table:table-cell>
              <table:table-cell office:value-type="float" office:value="-9.10988314972116">
                <text:p>-9.109883149721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02">
                <text:p>1402</text:p>
              </table:table-cell>
              <table:table-cell office:value-type="float" office:value="-9.13103950555308">
                <text:p>-9.131039505553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03">
                <text:p>1403</text:p>
              </table:table-cell>
              <table:table-cell office:value-type="float" office:value="-9.10270397825728">
                <text:p>-9.1027039782572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04">
                <text:p>1404</text:p>
              </table:table-cell>
              <table:table-cell office:value-type="float" office:value="-9.18414011833022">
                <text:p>-9.184140118330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5">
                <text:p>1405</text:p>
              </table:table-cell>
              <table:table-cell office:value-type="float" office:value="-9.15537373586222">
                <text:p>-9.1553737358622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6">
                <text:p>1406</text:p>
              </table:table-cell>
              <table:table-cell office:value-type="float" office:value="-9.21047921896884">
                <text:p>-9.2104792189688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07">
                <text:p>1407</text:p>
              </table:table-cell>
              <table:table-cell office:value-type="float" office:value="-9.06452296454168">
                <text:p>-9.064522964541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8">
                <text:p>1408</text:p>
              </table:table-cell>
              <table:table-cell office:value-type="float" office:value="-9.1540082335755">
                <text:p>-9.15400823357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09">
                <text:p>1409</text:p>
              </table:table-cell>
              <table:table-cell office:value-type="float" office:value="-9.12044482596233">
                <text:p>-9.1204448259623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0">
                <text:p>1410</text:p>
              </table:table-cell>
              <table:table-cell office:value-type="float" office:value="-9.17690806601786">
                <text:p>-9.176908066017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11">
                <text:p>1411</text:p>
              </table:table-cell>
              <table:table-cell office:value-type="float" office:value="-9.11588123532878">
                <text:p>-9.1158812353287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12">
                <text:p>1412</text:p>
              </table:table-cell>
              <table:table-cell office:value-type="float" office:value="-9.04661389452517">
                <text:p>-9.046613894525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13">
                <text:p>1413</text:p>
              </table:table-cell>
              <table:table-cell office:value-type="float" office:value="-9.16148966515904">
                <text:p>-9.1614896651590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14">
                <text:p>1414</text:p>
              </table:table-cell>
              <table:table-cell office:value-type="float" office:value="-9.1590456010016">
                <text:p>-9.159045601001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5">
                <text:p>1415</text:p>
              </table:table-cell>
              <table:table-cell office:value-type="float" office:value="-9.06193281721559">
                <text:p>-9.0619328172155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6">
                <text:p>1416</text:p>
              </table:table-cell>
              <table:table-cell office:value-type="float" office:value="-9.1695730190303">
                <text:p>-9.169573019030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7">
                <text:p>1417</text:p>
              </table:table-cell>
              <table:table-cell office:value-type="float" office:value="-9.173557175266">
                <text:p>-9.17355717526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18">
                <text:p>1418</text:p>
              </table:table-cell>
              <table:table-cell office:value-type="float" office:value="-9.11344667325195">
                <text:p>-9.1134466732519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9">
                <text:p>1419</text:p>
              </table:table-cell>
              <table:table-cell office:value-type="float" office:value="-9.11082664347136">
                <text:p>-9.110826643471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0">
                <text:p>1420</text:p>
              </table:table-cell>
              <table:table-cell office:value-type="float" office:value="-9.21082980547831">
                <text:p>-9.2108298054783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21">
                <text:p>1421</text:p>
              </table:table-cell>
              <table:table-cell office:value-type="float" office:value="-9.02298510123216">
                <text:p>-9.0229851012321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22">
                <text:p>1422</text:p>
              </table:table-cell>
              <table:table-cell office:value-type="float" office:value="-9.11923841188249">
                <text:p>-9.119238411882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23">
                <text:p>1423</text:p>
              </table:table-cell>
              <table:table-cell office:value-type="float" office:value="-9.20910359385594">
                <text:p>-9.2091035938559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24">
                <text:p>1424</text:p>
              </table:table-cell>
              <table:table-cell office:value-type="float" office:value="-9.19868480451273">
                <text:p>-9.1986848045127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5">
                <text:p>1425</text:p>
              </table:table-cell>
              <table:table-cell office:value-type="float" office:value="-9.10846700237069">
                <text:p>-9.108467002370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6">
                <text:p>1426</text:p>
              </table:table-cell>
              <table:table-cell office:value-type="float" office:value="-9.20862448664852">
                <text:p>-9.2086244866485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7">
                <text:p>1427</text:p>
              </table:table-cell>
              <table:table-cell office:value-type="float" office:value="-9.13087275826455">
                <text:p>-9.1308727582645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8">
                <text:p>1428</text:p>
              </table:table-cell>
              <table:table-cell office:value-type="float" office:value="-9.12690794255447">
                <text:p>-9.1269079425544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9">
                <text:p>1429</text:p>
              </table:table-cell>
              <table:table-cell office:value-type="float" office:value="-9.1938315621165">
                <text:p>-9.193831562116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0">
                <text:p>1430</text:p>
              </table:table-cell>
              <table:table-cell office:value-type="float" office:value="-9.14916391733432">
                <text:p>-9.1491639173343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31">
                <text:p>1431</text:p>
              </table:table-cell>
              <table:table-cell office:value-type="float" office:value="-9.1339106497826">
                <text:p>-9.13391064978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32">
                <text:p>1432</text:p>
              </table:table-cell>
              <table:table-cell office:value-type="float" office:value="-9.12644690648638">
                <text:p>-9.1264469064863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33">
                <text:p>1433</text:p>
              </table:table-cell>
              <table:table-cell office:value-type="float" office:value="-9.15619311156374">
                <text:p>-9.1561931115637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34">
                <text:p>1434</text:p>
              </table:table-cell>
              <table:table-cell office:value-type="float" office:value="-9.19273293716075">
                <text:p>-9.1927329371607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5">
                <text:p>1435</text:p>
              </table:table-cell>
              <table:table-cell office:value-type="float" office:value="-9.053571317228">
                <text:p>-9.05357131722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6">
                <text:p>1436</text:p>
              </table:table-cell>
              <table:table-cell office:value-type="float" office:value="-9.21164210845612">
                <text:p>-9.2116421084561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7">
                <text:p>1437</text:p>
              </table:table-cell>
              <table:table-cell office:value-type="float" office:value="-9.13808403166617">
                <text:p>-9.1380840316661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38">
                <text:p>1438</text:p>
              </table:table-cell>
              <table:table-cell office:value-type="float" office:value="-9.11206946805558">
                <text:p>-9.1120694680555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39">
                <text:p>1439</text:p>
              </table:table-cell>
              <table:table-cell office:value-type="float" office:value="-9.09572492173084">
                <text:p>-9.095724921730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0">
                <text:p>1440</text:p>
              </table:table-cell>
              <table:table-cell office:value-type="float" office:value="-9.12969619298935">
                <text:p>-9.129696192989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41">
                <text:p>1441</text:p>
              </table:table-cell>
              <table:table-cell office:value-type="float" office:value="-9.14390217071973">
                <text:p>-9.1439021707197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42">
                <text:p>1442</text:p>
              </table:table-cell>
              <table:table-cell office:value-type="float" office:value="-9.17350795652853">
                <text:p>-9.1735079565285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43">
                <text:p>1443</text:p>
              </table:table-cell>
              <table:table-cell office:value-type="float" office:value="-9.17710848135638">
                <text:p>-9.177108481356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44">
                <text:p>1444</text:p>
              </table:table-cell>
              <table:table-cell office:value-type="float" office:value="-9.17014646893199">
                <text:p>-9.170146468931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5">
                <text:p>1445</text:p>
              </table:table-cell>
              <table:table-cell office:value-type="float" office:value="-9.08368136183812">
                <text:p>-9.0836813618381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46">
                <text:p>1446</text:p>
              </table:table-cell>
              <table:table-cell office:value-type="float" office:value="-9.20179768941713">
                <text:p>-9.2017976894171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47">
                <text:p>1447</text:p>
              </table:table-cell>
              <table:table-cell office:value-type="float" office:value="-9.186608514572">
                <text:p>-9.1866085145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48">
                <text:p>1448</text:p>
              </table:table-cell>
              <table:table-cell office:value-type="float" office:value="-9.15678778439437">
                <text:p>-9.1567877843943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49">
                <text:p>1449</text:p>
              </table:table-cell>
              <table:table-cell office:value-type="float" office:value="-9.1994430629706">
                <text:p>-9.199443062970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0">
                <text:p>1450</text:p>
              </table:table-cell>
              <table:table-cell office:value-type="float" office:value="-9.19600035525929">
                <text:p>-9.1960003552592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51">
                <text:p>1451</text:p>
              </table:table-cell>
              <table:table-cell office:value-type="float" office:value="-9.03648463627405">
                <text:p>-9.036484636274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52">
                <text:p>1452</text:p>
              </table:table-cell>
              <table:table-cell office:value-type="float" office:value="-9.12745041711325">
                <text:p>-9.127450417113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53">
                <text:p>1453</text:p>
              </table:table-cell>
              <table:table-cell office:value-type="float" office:value="-9.18024752158031">
                <text:p>-9.1802475215803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54">
                <text:p>1454</text:p>
              </table:table-cell>
              <table:table-cell office:value-type="float" office:value="-9.18045211634442">
                <text:p>-9.1804521163444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5">
                <text:p>1455</text:p>
              </table:table-cell>
              <table:table-cell office:value-type="float" office:value="-9.15150051958078">
                <text:p>-9.151500519580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56">
                <text:p>1456</text:p>
              </table:table-cell>
              <table:table-cell office:value-type="float" office:value="-9.14141949544467">
                <text:p>-9.141419495444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57">
                <text:p>1457</text:p>
              </table:table-cell>
              <table:table-cell office:value-type="float" office:value="-9.18576439415855">
                <text:p>-9.185764394158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8">
                <text:p>1458</text:p>
              </table:table-cell>
              <table:table-cell office:value-type="float" office:value="-9.167249099417">
                <text:p>-9.16724909941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59">
                <text:p>1459</text:p>
              </table:table-cell>
              <table:table-cell office:value-type="float" office:value="-9.13708247217994">
                <text:p>-9.1370824721799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0">
                <text:p>1460</text:p>
              </table:table-cell>
              <table:table-cell office:value-type="float" office:value="-9.13872253807726">
                <text:p>-9.138722538077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61">
                <text:p>1461</text:p>
              </table:table-cell>
              <table:table-cell office:value-type="float" office:value="-9.15581742427223">
                <text:p>-9.1558174242722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62">
                <text:p>1462</text:p>
              </table:table-cell>
              <table:table-cell office:value-type="float" office:value="-9.15945543932259">
                <text:p>-9.1594554393225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63">
                <text:p>1463</text:p>
              </table:table-cell>
              <table:table-cell office:value-type="float" office:value="-9.2002756487157">
                <text:p>-9.200275648715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64">
                <text:p>1464</text:p>
              </table:table-cell>
              <table:table-cell office:value-type="float" office:value="-9.20405397491114">
                <text:p>-9.2040539749111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5">
                <text:p>1465</text:p>
              </table:table-cell>
              <table:table-cell office:value-type="float" office:value="-9.18418391995957">
                <text:p>-9.184183919959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66">
                <text:p>1466</text:p>
              </table:table-cell>
              <table:table-cell office:value-type="float" office:value="-9.14881444758353">
                <text:p>-9.1488144475835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67">
                <text:p>1467</text:p>
              </table:table-cell>
              <table:table-cell office:value-type="float" office:value="-9.19062414194109">
                <text:p>-9.1906241419410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68">
                <text:p>1468</text:p>
              </table:table-cell>
              <table:table-cell office:value-type="float" office:value="-9.09262787799944">
                <text:p>-9.0926278779994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69">
                <text:p>1469</text:p>
              </table:table-cell>
              <table:table-cell office:value-type="float" office:value="-9.17857491160271">
                <text:p>-9.1785749116027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0">
                <text:p>1470</text:p>
              </table:table-cell>
              <table:table-cell office:value-type="float" office:value="-9.0769586648663">
                <text:p>-9.076958664866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71">
                <text:p>1471</text:p>
              </table:table-cell>
              <table:table-cell office:value-type="float" office:value="-9.19381459736902">
                <text:p>-9.193814597369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72">
                <text:p>1472</text:p>
              </table:table-cell>
              <table:table-cell office:value-type="float" office:value="-9.19903148853321">
                <text:p>-9.1990314885332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73">
                <text:p>1473</text:p>
              </table:table-cell>
              <table:table-cell office:value-type="float" office:value="-9.11794302133368">
                <text:p>-9.117943021333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74">
                <text:p>1474</text:p>
              </table:table-cell>
              <table:table-cell office:value-type="float" office:value="-9.17450247944299">
                <text:p>-9.1745024794429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5">
                <text:p>1475</text:p>
              </table:table-cell>
              <table:table-cell office:value-type="float" office:value="-9.19437546368584">
                <text:p>-9.194375463685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76">
                <text:p>1476</text:p>
              </table:table-cell>
              <table:table-cell office:value-type="float" office:value="-9.17569124097065">
                <text:p>-9.1756912409706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77">
                <text:p>1477</text:p>
              </table:table-cell>
              <table:table-cell office:value-type="float" office:value="-9.0938724561131">
                <text:p>-9.093872456113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78">
                <text:p>1478</text:p>
              </table:table-cell>
              <table:table-cell office:value-type="float" office:value="-9.03028549636344">
                <text:p>-9.0302854963634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79">
                <text:p>1479</text:p>
              </table:table-cell>
              <table:table-cell office:value-type="float" office:value="-9.20509528634778">
                <text:p>-9.2050952863477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0">
                <text:p>1480</text:p>
              </table:table-cell>
              <table:table-cell office:value-type="float" office:value="-9.18979571878699">
                <text:p>-9.1897957187869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81">
                <text:p>1481</text:p>
              </table:table-cell>
              <table:table-cell office:value-type="float" office:value="-9.13780360069379">
                <text:p>-9.1378036006937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82">
                <text:p>1482</text:p>
              </table:table-cell>
              <table:table-cell office:value-type="float" office:value="-9.1924095048386">
                <text:p>-9.192409504838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83">
                <text:p>1483</text:p>
              </table:table-cell>
              <table:table-cell office:value-type="float" office:value="-9.19774842577927">
                <text:p>-9.1977484257792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84">
                <text:p>1484</text:p>
              </table:table-cell>
              <table:table-cell office:value-type="float" office:value="-9.17493237178485">
                <text:p>-9.1749323717848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5">
                <text:p>1485</text:p>
              </table:table-cell>
              <table:table-cell office:value-type="float" office:value="-9.13089976228345">
                <text:p>-9.130899762283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86">
                <text:p>1486</text:p>
              </table:table-cell>
              <table:table-cell office:value-type="float" office:value="-9.15220284890136">
                <text:p>-9.1522028489013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87">
                <text:p>1487</text:p>
              </table:table-cell>
              <table:table-cell office:value-type="float" office:value="-9.1242866265962">
                <text:p>-9.124286626596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88">
                <text:p>1488</text:p>
              </table:table-cell>
              <table:table-cell office:value-type="float" office:value="-9.10068409729309">
                <text:p>-9.100684097293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89">
                <text:p>1489</text:p>
              </table:table-cell>
              <table:table-cell office:value-type="float" office:value="-9.17537959950681">
                <text:p>-9.1753795995068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0">
                <text:p>1490</text:p>
              </table:table-cell>
              <table:table-cell office:value-type="float" office:value="-9.17680691424508">
                <text:p>-9.176806914245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91">
                <text:p>1491</text:p>
              </table:table-cell>
              <table:table-cell office:value-type="float" office:value="-9.1852251765231">
                <text:p>-9.185225176523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92">
                <text:p>1492</text:p>
              </table:table-cell>
              <table:table-cell office:value-type="float" office:value="-9.13346574459905">
                <text:p>-9.1334657445990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93">
                <text:p>1493</text:p>
              </table:table-cell>
              <table:table-cell office:value-type="float" office:value="-9.1779516297345">
                <text:p>-9.177951629734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94">
                <text:p>1494</text:p>
              </table:table-cell>
              <table:table-cell office:value-type="float" office:value="-9.13361340494876">
                <text:p>-9.1336134049487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95">
                <text:p>1495</text:p>
              </table:table-cell>
              <table:table-cell office:value-type="float" office:value="-9.19449506397828">
                <text:p>-9.1944950639782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96">
                <text:p>1496</text:p>
              </table:table-cell>
              <table:table-cell office:value-type="float" office:value="-9.19875617820129">
                <text:p>-9.198756178201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97">
                <text:p>1497</text:p>
              </table:table-cell>
              <table:table-cell office:value-type="float" office:value="-9.0156950663521">
                <text:p>-9.015695066352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98">
                <text:p>1498</text:p>
              </table:table-cell>
              <table:table-cell office:value-type="float" office:value="-9.09767939534544">
                <text:p>-9.0976793953454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99">
                <text:p>1499</text:p>
              </table:table-cell>
              <table:table-cell office:value-type="float" office:value="-9.15499999751917">
                <text:p>-9.154999997519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0">
                <text:p>1500</text:p>
              </table:table-cell>
              <table:table-cell office:value-type="float" office:value="-9.19687556112804">
                <text:p>-9.1968755611280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01">
                <text:p>1501</text:p>
              </table:table-cell>
              <table:table-cell office:value-type="float" office:value="-9.10629592584238">
                <text:p>-9.106295925842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02">
                <text:p>1502</text:p>
              </table:table-cell>
              <table:table-cell office:value-type="float" office:value="-9.08315141763655">
                <text:p>-9.0831514176365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03">
                <text:p>1503</text:p>
              </table:table-cell>
              <table:table-cell office:value-type="float" office:value="-9.14096923844144">
                <text:p>-9.1409692384414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04">
                <text:p>1504</text:p>
              </table:table-cell>
              <table:table-cell office:value-type="float" office:value="-9.16283533181584">
                <text:p>-9.162835331815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05">
                <text:p>1505</text:p>
              </table:table-cell>
              <table:table-cell office:value-type="float" office:value="-9.17935789938387">
                <text:p>-9.1793578993838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06">
                <text:p>1506</text:p>
              </table:table-cell>
              <table:table-cell office:value-type="float" office:value="-9.16036359914083">
                <text:p>-9.160363599140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07">
                <text:p>1507</text:p>
              </table:table-cell>
              <table:table-cell office:value-type="float" office:value="-9.18797953465331">
                <text:p>-9.1879795346533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08">
                <text:p>1508</text:p>
              </table:table-cell>
              <table:table-cell office:value-type="float" office:value="-9.15722543548492">
                <text:p>-9.1572254354849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09">
                <text:p>1509</text:p>
              </table:table-cell>
              <table:table-cell office:value-type="float" office:value="-9.08813317893727">
                <text:p>-9.0881331789372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0">
                <text:p>1510</text:p>
              </table:table-cell>
              <table:table-cell office:value-type="float" office:value="-9.10773505365492">
                <text:p>-9.107735053654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1">
                <text:p>1511</text:p>
              </table:table-cell>
              <table:table-cell office:value-type="float" office:value="-9.19492344882445">
                <text:p>-9.1949234488244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12">
                <text:p>1512</text:p>
              </table:table-cell>
              <table:table-cell office:value-type="float" office:value="-9.20408940940057">
                <text:p>-9.2040894094005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13">
                <text:p>1513</text:p>
              </table:table-cell>
              <table:table-cell office:value-type="float" office:value="-9.10210087270113">
                <text:p>-9.1021008727011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14">
                <text:p>1514</text:p>
              </table:table-cell>
              <table:table-cell office:value-type="float" office:value="-9.10820950989868">
                <text:p>-9.1082095098986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15">
                <text:p>1515</text:p>
              </table:table-cell>
              <table:table-cell office:value-type="float" office:value="-9.04095335799712">
                <text:p>-9.0409533579971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16">
                <text:p>1516</text:p>
              </table:table-cell>
              <table:table-cell office:value-type="float" office:value="-9.16415158956417">
                <text:p>-9.1641515895641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17">
                <text:p>1517</text:p>
              </table:table-cell>
              <table:table-cell office:value-type="float" office:value="-9.15331534392147">
                <text:p>-9.153315343921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18">
                <text:p>1518</text:p>
              </table:table-cell>
              <table:table-cell office:value-type="float" office:value="-9.0316515634692">
                <text:p>-9.031651563469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19">
                <text:p>1519</text:p>
              </table:table-cell>
              <table:table-cell office:value-type="float" office:value="-9.13745838235759">
                <text:p>-9.1374583823575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0">
                <text:p>1520</text:p>
              </table:table-cell>
              <table:table-cell office:value-type="float" office:value="-9.09888783533585">
                <text:p>-9.0988878353358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21">
                <text:p>1521</text:p>
              </table:table-cell>
              <table:table-cell office:value-type="float" office:value="-9.1674348881148">
                <text:p>-9.167434888114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22">
                <text:p>1522</text:p>
              </table:table-cell>
              <table:table-cell office:value-type="float" office:value="-9.15446230433426">
                <text:p>-9.1544623043342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23">
                <text:p>1523</text:p>
              </table:table-cell>
              <table:table-cell office:value-type="float" office:value="-9.17322052691218">
                <text:p>-9.1732205269121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24">
                <text:p>1524</text:p>
              </table:table-cell>
              <table:table-cell office:value-type="float" office:value="-9.1453885409668">
                <text:p>-9.145388540966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25">
                <text:p>1525</text:p>
              </table:table-cell>
              <table:table-cell office:value-type="float" office:value="-9.12859345913167">
                <text:p>-9.128593459131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6">
                <text:p>1526</text:p>
              </table:table-cell>
              <table:table-cell office:value-type="float" office:value="-9.20003947259402">
                <text:p>-9.2000394725940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27">
                <text:p>1527</text:p>
              </table:table-cell>
              <table:table-cell office:value-type="float" office:value="-9.16547121304581">
                <text:p>-9.1654712130458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28">
                <text:p>1528</text:p>
              </table:table-cell>
              <table:table-cell office:value-type="float" office:value="-9.09920752573808">
                <text:p>-9.099207525738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29">
                <text:p>1529</text:p>
              </table:table-cell>
              <table:table-cell office:value-type="float" office:value="-9.06503518517519">
                <text:p>-9.0650351851751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0">
                <text:p>1530</text:p>
              </table:table-cell>
              <table:table-cell office:value-type="float" office:value="-9.07232276183648">
                <text:p>-9.072322761836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31">
                <text:p>1531</text:p>
              </table:table-cell>
              <table:table-cell office:value-type="float" office:value="-9.13565982252428">
                <text:p>-9.135659822524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32">
                <text:p>1532</text:p>
              </table:table-cell>
              <table:table-cell office:value-type="float" office:value="-9.15694359248521">
                <text:p>-9.1569435924852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33">
                <text:p>1533</text:p>
              </table:table-cell>
              <table:table-cell office:value-type="float" office:value="-9.11945849842676">
                <text:p>-9.1194584984267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34">
                <text:p>1534</text:p>
              </table:table-cell>
              <table:table-cell office:value-type="float" office:value="-9.16211876420896">
                <text:p>-9.162118764208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35">
                <text:p>1535</text:p>
              </table:table-cell>
              <table:table-cell office:value-type="float" office:value="-9.06780181561681">
                <text:p>-9.0678018156168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36">
                <text:p>1536</text:p>
              </table:table-cell>
              <table:table-cell office:value-type="float" office:value="-9.20506673351658">
                <text:p>-9.2050667335165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37">
                <text:p>1537</text:p>
              </table:table-cell>
              <table:table-cell office:value-type="float" office:value="-9.18806524172725">
                <text:p>-9.188065241727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38">
                <text:p>1538</text:p>
              </table:table-cell>
              <table:table-cell office:value-type="float" office:value="-9.16201090797381">
                <text:p>-9.1620109079738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39">
                <text:p>1539</text:p>
              </table:table-cell>
              <table:table-cell office:value-type="float" office:value="-9.13335532746954">
                <text:p>-9.1333553274695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0">
                <text:p>1540</text:p>
              </table:table-cell>
              <table:table-cell office:value-type="float" office:value="-9.07628204024524">
                <text:p>-9.0762820402452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41">
                <text:p>1541</text:p>
              </table:table-cell>
              <table:table-cell office:value-type="float" office:value="-9.1619472159943">
                <text:p>-9.161947215994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42">
                <text:p>1542</text:p>
              </table:table-cell>
              <table:table-cell office:value-type="float" office:value="-9.15283406543209">
                <text:p>-9.1528340654320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43">
                <text:p>1543</text:p>
              </table:table-cell>
              <table:table-cell office:value-type="float" office:value="-9.12652245263742">
                <text:p>-9.126522452637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44">
                <text:p>1544</text:p>
              </table:table-cell>
              <table:table-cell office:value-type="float" office:value="-9.10867388720772">
                <text:p>-9.1086738872077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45">
                <text:p>1545</text:p>
              </table:table-cell>
              <table:table-cell office:value-type="float" office:value="-9.10278210787479">
                <text:p>-9.1027821078747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46">
                <text:p>1546</text:p>
              </table:table-cell>
              <table:table-cell office:value-type="float" office:value="-9.16629905355738">
                <text:p>-9.1662990535573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47">
                <text:p>1547</text:p>
              </table:table-cell>
              <table:table-cell office:value-type="float" office:value="-9.18027646161046">
                <text:p>-9.1802764616104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48">
                <text:p>1548</text:p>
              </table:table-cell>
              <table:table-cell office:value-type="float" office:value="-9.16128499477794">
                <text:p>-9.1612849947779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49">
                <text:p>1549</text:p>
              </table:table-cell>
              <table:table-cell office:value-type="float" office:value="-9.05905540818816">
                <text:p>-9.0590554081881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0">
                <text:p>1550</text:p>
              </table:table-cell>
              <table:table-cell office:value-type="float" office:value="-9.03502750507298">
                <text:p>-9.0350275050729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51">
                <text:p>1551</text:p>
              </table:table-cell>
              <table:table-cell office:value-type="float" office:value="-9.16720824933248">
                <text:p>-9.1672082493324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52">
                <text:p>1552</text:p>
              </table:table-cell>
              <table:table-cell office:value-type="float" office:value="-9.09832867044488">
                <text:p>-9.0983286704448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53">
                <text:p>1553</text:p>
              </table:table-cell>
              <table:table-cell office:value-type="float" office:value="-9.09989625929723">
                <text:p>-9.0998962592972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54">
                <text:p>1554</text:p>
              </table:table-cell>
              <table:table-cell office:value-type="float" office:value="-9.15558433812945">
                <text:p>-9.1555843381294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55">
                <text:p>1555</text:p>
              </table:table-cell>
              <table:table-cell office:value-type="float" office:value="-9.06044480725624">
                <text:p>-9.060444807256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56">
                <text:p>1556</text:p>
              </table:table-cell>
              <table:table-cell office:value-type="float" office:value="-9.17685585570942">
                <text:p>-9.1768558557094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57">
                <text:p>1557</text:p>
              </table:table-cell>
              <table:table-cell office:value-type="float" office:value="-9.20007733475558">
                <text:p>-9.2000773347555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58">
                <text:p>1558</text:p>
              </table:table-cell>
              <table:table-cell office:value-type="float" office:value="-9.10295767568127">
                <text:p>-9.1029576756812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59">
                <text:p>1559</text:p>
              </table:table-cell>
              <table:table-cell office:value-type="float" office:value="-9.20112432542195">
                <text:p>-9.2011243254219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0">
                <text:p>1560</text:p>
              </table:table-cell>
              <table:table-cell office:value-type="float" office:value="-9.18051199992521">
                <text:p>-9.1805119999252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61">
                <text:p>1561</text:p>
              </table:table-cell>
              <table:table-cell office:value-type="float" office:value="-9.19425793412537">
                <text:p>-9.1942579341253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62">
                <text:p>1562</text:p>
              </table:table-cell>
              <table:table-cell office:value-type="float" office:value="-9.1762852148457">
                <text:p>-9.17628521484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63">
                <text:p>1563</text:p>
              </table:table-cell>
              <table:table-cell office:value-type="float" office:value="-9.12024256935856">
                <text:p>-9.120242569358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64">
                <text:p>1564</text:p>
              </table:table-cell>
              <table:table-cell office:value-type="float" office:value="-9.09984979961166">
                <text:p>-9.099849799611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65">
                <text:p>1565</text:p>
              </table:table-cell>
              <table:table-cell office:value-type="float" office:value="-9.19896762295989">
                <text:p>-9.1989676229598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66">
                <text:p>1566</text:p>
              </table:table-cell>
              <table:table-cell office:value-type="float" office:value="-9.18792062084995">
                <text:p>-9.1879206208499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67">
                <text:p>1567</text:p>
              </table:table-cell>
              <table:table-cell office:value-type="float" office:value="-9.18015150711217">
                <text:p>-9.180151507112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68">
                <text:p>1568</text:p>
              </table:table-cell>
              <table:table-cell office:value-type="float" office:value="-9.14209425144252">
                <text:p>-9.1420942514425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69">
                <text:p>1569</text:p>
              </table:table-cell>
              <table:table-cell office:value-type="float" office:value="-8.99582484897291">
                <text:p>-8.9958248489729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0">
                <text:p>1570</text:p>
              </table:table-cell>
              <table:table-cell office:value-type="float" office:value="-9.14873247614231">
                <text:p>-9.1487324761423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1">
                <text:p>1571</text:p>
              </table:table-cell>
              <table:table-cell office:value-type="float" office:value="-9.184137463828">
                <text:p>-9.18413746382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">
                <text:p>1572</text:p>
              </table:table-cell>
              <table:table-cell office:value-type="float" office:value="-9.1674348881148">
                <text:p>-9.16743488811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3">
                <text:p>1573</text:p>
              </table:table-cell>
              <table:table-cell office:value-type="float" office:value="-9.1614846259608">
                <text:p>-9.16148462596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4">
                <text:p>1574</text:p>
              </table:table-cell>
              <table:table-cell office:value-type="float" office:value="-9.10970923318029">
                <text:p>-9.1097092331802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5">
                <text:p>1575</text:p>
              </table:table-cell>
              <table:table-cell office:value-type="float" office:value="-9.13407147134366">
                <text:p>-9.1340714713436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6">
                <text:p>1576</text:p>
              </table:table-cell>
              <table:table-cell office:value-type="float" office:value="-9.04446377419181">
                <text:p>-9.0444637741918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7">
                <text:p>1577</text:p>
              </table:table-cell>
              <table:table-cell office:value-type="float" office:value="-9.18329282932652">
                <text:p>-9.1832928293265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8">
                <text:p>1578</text:p>
              </table:table-cell>
              <table:table-cell office:value-type="float" office:value="-9.17493107237538">
                <text:p>-9.1749310723753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9">
                <text:p>1579</text:p>
              </table:table-cell>
              <table:table-cell office:value-type="float" office:value="-9.1685826648413">
                <text:p>-9.16858266484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0">
                <text:p>1580</text:p>
              </table:table-cell>
              <table:table-cell office:value-type="float" office:value="-9.15857107301379">
                <text:p>-9.1585710730137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81">
                <text:p>1581</text:p>
              </table:table-cell>
              <table:table-cell office:value-type="float" office:value="-9.13050308948686">
                <text:p>-9.1305030894868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82">
                <text:p>1582</text:p>
              </table:table-cell>
              <table:table-cell office:value-type="float" office:value="-9.07276980425107">
                <text:p>-9.0727698042510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83">
                <text:p>1583</text:p>
              </table:table-cell>
              <table:table-cell office:value-type="float" office:value="-9.10987308191298">
                <text:p>-9.1098730819129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84">
                <text:p>1584</text:p>
              </table:table-cell>
              <table:table-cell office:value-type="float" office:value="-9.1622626142021">
                <text:p>-9.162262614202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85">
                <text:p>1585</text:p>
              </table:table-cell>
              <table:table-cell office:value-type="float" office:value="-9.11256050426443">
                <text:p>-9.1125605042644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86">
                <text:p>1586</text:p>
              </table:table-cell>
              <table:table-cell office:value-type="float" office:value="-9.14555488475375">
                <text:p>-9.1455548847537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87">
                <text:p>1587</text:p>
              </table:table-cell>
              <table:table-cell office:value-type="float" office:value="-9.10865157682427">
                <text:p>-9.1086515768242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88">
                <text:p>1588</text:p>
              </table:table-cell>
              <table:table-cell office:value-type="float" office:value="-9.07312890046566">
                <text:p>-9.0731289004656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89">
                <text:p>1589</text:p>
              </table:table-cell>
              <table:table-cell office:value-type="float" office:value="-9.1335307089678">
                <text:p>-9.133530708967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0">
                <text:p>1590</text:p>
              </table:table-cell>
              <table:table-cell office:value-type="float" office:value="-9.17127116307692">
                <text:p>-9.171271163076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91">
                <text:p>1591</text:p>
              </table:table-cell>
              <table:table-cell office:value-type="float" office:value="-9.17133365997417">
                <text:p>-9.1713336599741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92">
                <text:p>1592</text:p>
              </table:table-cell>
              <table:table-cell office:value-type="float" office:value="-9.11400984788238">
                <text:p>-9.114009847882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93">
                <text:p>1593</text:p>
              </table:table-cell>
              <table:table-cell office:value-type="float" office:value="-9.16815005404981">
                <text:p>-9.168150054049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94">
                <text:p>1594</text:p>
              </table:table-cell>
              <table:table-cell office:value-type="float" office:value="-9.11860164690458">
                <text:p>-9.1186016469045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95">
                <text:p>1595</text:p>
              </table:table-cell>
              <table:table-cell office:value-type="float" office:value="-9.06714385926591">
                <text:p>-9.0671438592659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96">
                <text:p>1596</text:p>
              </table:table-cell>
              <table:table-cell office:value-type="float" office:value="-9.16076399310721">
                <text:p>-9.1607639931072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97">
                <text:p>1597</text:p>
              </table:table-cell>
              <table:table-cell office:value-type="float" office:value="-9.18944692159684">
                <text:p>-9.1894469215968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98">
                <text:p>1598</text:p>
              </table:table-cell>
              <table:table-cell office:value-type="float" office:value="-9.14753037587766">
                <text:p>-9.1475303758776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99">
                <text:p>1599</text:p>
              </table:table-cell>
              <table:table-cell office:value-type="float" office:value="-9.12213818993903">
                <text:p>-9.1221381899390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00">
                <text:p>1600</text:p>
              </table:table-cell>
              <table:table-cell office:value-type="float" office:value="-9.13854982773926">
                <text:p>-9.138549827739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01">
                <text:p>1601</text:p>
              </table:table-cell>
              <table:table-cell office:value-type="float" office:value="-9.06742984887987">
                <text:p>-9.067429848879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02">
                <text:p>1602</text:p>
              </table:table-cell>
              <table:table-cell office:value-type="float" office:value="-9.08108100365594">
                <text:p>-9.081081003655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03">
                <text:p>1603</text:p>
              </table:table-cell>
              <table:table-cell office:value-type="float" office:value="-9.17600701409769">
                <text:p>-9.1760070140976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04">
                <text:p>1604</text:p>
              </table:table-cell>
              <table:table-cell office:value-type="float" office:value="-9.1324618050914">
                <text:p>-9.132461805091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05">
                <text:p>1605</text:p>
              </table:table-cell>
              <table:table-cell office:value-type="float" office:value="-9.18025409869055">
                <text:p>-9.180254098690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06">
                <text:p>1606</text:p>
              </table:table-cell>
              <table:table-cell office:value-type="float" office:value="-9.17351443235952">
                <text:p>-9.173514432359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07">
                <text:p>1607</text:p>
              </table:table-cell>
              <table:table-cell office:value-type="float" office:value="-9.17291582625837">
                <text:p>-9.1729158262583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08">
                <text:p>1608</text:p>
              </table:table-cell>
              <table:table-cell office:value-type="float" office:value="-9.08843865846706">
                <text:p>-9.0884386584670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09">
                <text:p>1609</text:p>
              </table:table-cell>
              <table:table-cell office:value-type="float" office:value="-9.04724241811278">
                <text:p>-9.0472424181127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10">
                <text:p>1610</text:p>
              </table:table-cell>
              <table:table-cell office:value-type="float" office:value="-9.09559554908919">
                <text:p>-9.0955955490891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11">
                <text:p>1611</text:p>
              </table:table-cell>
              <table:table-cell office:value-type="float" office:value="-9.02868146629516">
                <text:p>-9.0286814662951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12">
                <text:p>1612</text:p>
              </table:table-cell>
              <table:table-cell office:value-type="float" office:value="-9.15962161547911">
                <text:p>-9.1596216154791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13">
                <text:p>1613</text:p>
              </table:table-cell>
              <table:table-cell office:value-type="float" office:value="-9.15532901932294">
                <text:p>-9.155329019322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14">
                <text:p>1614</text:p>
              </table:table-cell>
              <table:table-cell office:value-type="float" office:value="-9.16837846492712">
                <text:p>-9.1683784649271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15">
                <text:p>1615</text:p>
              </table:table-cell>
              <table:table-cell office:value-type="float" office:value="-9.16917340056055">
                <text:p>-9.1691734005605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16">
                <text:p>1616</text:p>
              </table:table-cell>
              <table:table-cell office:value-type="float" office:value="-9.17621222691445">
                <text:p>-9.1762122269144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17">
                <text:p>1617</text:p>
              </table:table-cell>
              <table:table-cell office:value-type="float" office:value="-9.14123969734679">
                <text:p>-9.1412396973467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18">
                <text:p>1618</text:p>
              </table:table-cell>
              <table:table-cell office:value-type="float" office:value="-9.13973028786186">
                <text:p>-9.1397302878618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19">
                <text:p>1619</text:p>
              </table:table-cell>
              <table:table-cell office:value-type="float" office:value="-9.07636332454064">
                <text:p>-9.0763633245406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20">
                <text:p>1620</text:p>
              </table:table-cell>
              <table:table-cell office:value-type="float" office:value="-9.01427721093744">
                <text:p>-9.0142772109374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21">
                <text:p>1621</text:p>
              </table:table-cell>
              <table:table-cell office:value-type="float" office:value="-9.18577038922791">
                <text:p>-9.1857703892279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22">
                <text:p>1622</text:p>
              </table:table-cell>
              <table:table-cell office:value-type="float" office:value="-9.16043962674309">
                <text:p>-9.1604396267430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23">
                <text:p>1623</text:p>
              </table:table-cell>
              <table:table-cell office:value-type="float" office:value="-9.14257763803671">
                <text:p>-9.1425776380367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24">
                <text:p>1624</text:p>
              </table:table-cell>
              <table:table-cell office:value-type="float" office:value="-9.16889651327887">
                <text:p>-9.1688965132788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25">
                <text:p>1625</text:p>
              </table:table-cell>
              <table:table-cell office:value-type="float" office:value="-9.138585081364">
                <text:p>-9.13858508136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26">
                <text:p>1626</text:p>
              </table:table-cell>
              <table:table-cell office:value-type="float" office:value="-9.12594050557612">
                <text:p>-9.1259405055761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27">
                <text:p>1627</text:p>
              </table:table-cell>
              <table:table-cell office:value-type="float" office:value="-9.14193886233517">
                <text:p>-9.1419388623351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28">
                <text:p>1628</text:p>
              </table:table-cell>
              <table:table-cell office:value-type="float" office:value="-9.11039971762732">
                <text:p>-9.110399717627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29">
                <text:p>1629</text:p>
              </table:table-cell>
              <table:table-cell office:value-type="float" office:value="-9.06701259022914">
                <text:p>-9.0670125902291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30">
                <text:p>1630</text:p>
              </table:table-cell>
              <table:table-cell office:value-type="float" office:value="-9.17341795247583">
                <text:p>-9.1734179524758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31">
                <text:p>1631</text:p>
              </table:table-cell>
              <table:table-cell office:value-type="float" office:value="-9.1376843232653">
                <text:p>-9.13768432326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2">
                <text:p>1632</text:p>
              </table:table-cell>
              <table:table-cell office:value-type="float" office:value="-9.18524646625101">
                <text:p>-9.1852464662510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3">
                <text:p>1633</text:p>
              </table:table-cell>
              <table:table-cell office:value-type="float" office:value="-9.07681713931396">
                <text:p>-9.0768171393139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34">
                <text:p>1634</text:p>
              </table:table-cell>
              <table:table-cell office:value-type="float" office:value="-9.01877776826524">
                <text:p>-9.0187777682652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35">
                <text:p>1635</text:p>
              </table:table-cell>
              <table:table-cell office:value-type="float" office:value="-9.14792643260752">
                <text:p>-9.1479264326075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36">
                <text:p>1636</text:p>
              </table:table-cell>
              <table:table-cell office:value-type="float" office:value="-9.18433991618473">
                <text:p>-9.1843399161847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37">
                <text:p>1637</text:p>
              </table:table-cell>
              <table:table-cell office:value-type="float" office:value="-9.10588617506703">
                <text:p>-9.1058861750670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38">
                <text:p>1638</text:p>
              </table:table-cell>
              <table:table-cell office:value-type="float" office:value="-9.15062665949012">
                <text:p>-9.150626659490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39">
                <text:p>1639</text:p>
              </table:table-cell>
              <table:table-cell office:value-type="float" office:value="-9.12968975322509">
                <text:p>-9.1296897532250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0">
                <text:p>1640</text:p>
              </table:table-cell>
              <table:table-cell office:value-type="float" office:value="-9.07651247159998">
                <text:p>-9.0765124715999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1">
                <text:p>1641</text:p>
              </table:table-cell>
              <table:table-cell office:value-type="float" office:value="-8.9648705691792">
                <text:p>-8.96487056917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2">
                <text:p>1642</text:p>
              </table:table-cell>
              <table:table-cell office:value-type="float" office:value="-9.08907745347157">
                <text:p>-9.0890774534715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3">
                <text:p>1643</text:p>
              </table:table-cell>
              <table:table-cell office:value-type="float" office:value="-9.12239256348913">
                <text:p>-9.1223925634891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44">
                <text:p>1644</text:p>
              </table:table-cell>
              <table:table-cell office:value-type="float" office:value="-9.12507657459534">
                <text:p>-9.1250765745953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5">
                <text:p>1645</text:p>
              </table:table-cell>
              <table:table-cell office:value-type="float" office:value="-9.15522221511237">
                <text:p>-9.155222215112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6">
                <text:p>1646</text:p>
              </table:table-cell>
              <table:table-cell office:value-type="float" office:value="-9.16779775635339">
                <text:p>-9.1677977563533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7">
                <text:p>1647</text:p>
              </table:table-cell>
              <table:table-cell office:value-type="float" office:value="-9.17894196628149">
                <text:p>-9.1789419662814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8">
                <text:p>1648</text:p>
              </table:table-cell>
              <table:table-cell office:value-type="float" office:value="-9.12236147818707">
                <text:p>-9.1223614781870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9">
                <text:p>1649</text:p>
              </table:table-cell>
              <table:table-cell office:value-type="float" office:value="-9.13854624278518">
                <text:p>-9.1385462427851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50">
                <text:p>1650</text:p>
              </table:table-cell>
              <table:table-cell office:value-type="float" office:value="-9.10200583765962">
                <text:p>-9.1020058376596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51">
                <text:p>1651</text:p>
              </table:table-cell>
              <table:table-cell office:value-type="float" office:value="-9.04525110899696">
                <text:p>-9.0452511089969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52">
                <text:p>1652</text:p>
              </table:table-cell>
              <table:table-cell office:value-type="float" office:value="-9.08360501421852">
                <text:p>-9.0836050142185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53">
                <text:p>1653</text:p>
              </table:table-cell>
              <table:table-cell office:value-type="float" office:value="-9.0659850967097">
                <text:p>-9.065985096709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54">
                <text:p>1654</text:p>
              </table:table-cell>
              <table:table-cell office:value-type="float" office:value="-9.15409306475918">
                <text:p>-9.1540930647591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55">
                <text:p>1655</text:p>
              </table:table-cell>
              <table:table-cell office:value-type="float" office:value="-9.16176502023305">
                <text:p>-9.161765020233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56">
                <text:p>1656</text:p>
              </table:table-cell>
              <table:table-cell office:value-type="float" office:value="-9.16277467766196">
                <text:p>-9.1627746776619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57">
                <text:p>1657</text:p>
              </table:table-cell>
              <table:table-cell office:value-type="float" office:value="-9.15273960224914">
                <text:p>-9.1527396022491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58">
                <text:p>1658</text:p>
              </table:table-cell>
              <table:table-cell office:value-type="float" office:value="-9.18721561455921">
                <text:p>-9.1872156145592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59">
                <text:p>1659</text:p>
              </table:table-cell>
              <table:table-cell office:value-type="float" office:value="-9.16214525931203">
                <text:p>-9.1621452593120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60">
                <text:p>1660</text:p>
              </table:table-cell>
              <table:table-cell office:value-type="float" office:value="-9.10568947682132">
                <text:p>-9.1056894768213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61">
                <text:p>1661</text:p>
              </table:table-cell>
              <table:table-cell office:value-type="float" office:value="-9.03747014238606">
                <text:p>-9.0374701423860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2">
                <text:p>1662</text:p>
              </table:table-cell>
              <table:table-cell office:value-type="float" office:value="-9.17141614387326">
                <text:p>-9.1714161438732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63">
                <text:p>1663</text:p>
              </table:table-cell>
              <table:table-cell office:value-type="float" office:value="-9.12748885839717">
                <text:p>-9.127488858397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64">
                <text:p>1664</text:p>
              </table:table-cell>
              <table:table-cell office:value-type="float" office:value="-9.10887138407229">
                <text:p>-9.1088713840722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5">
                <text:p>1665</text:p>
              </table:table-cell>
              <table:table-cell office:value-type="float" office:value="-9.14945178309459">
                <text:p>-9.1494517830945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6">
                <text:p>1666</text:p>
              </table:table-cell>
              <table:table-cell office:value-type="float" office:value="-9.1204339372307">
                <text:p>-9.120433937230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7">
                <text:p>1667</text:p>
              </table:table-cell>
              <table:table-cell office:value-type="float" office:value="-9.06182714842219">
                <text:p>-9.0618271484221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8">
                <text:p>1668</text:p>
              </table:table-cell>
              <table:table-cell office:value-type="float" office:value="-9.07418942655963">
                <text:p>-9.0741894265596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9">
                <text:p>1669</text:p>
              </table:table-cell>
              <table:table-cell office:value-type="float" office:value="-9.10496329648903">
                <text:p>-9.1049632964890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70">
                <text:p>1670</text:p>
              </table:table-cell>
              <table:table-cell office:value-type="float" office:value="-9.14968834329193">
                <text:p>-9.1496883432919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71">
                <text:p>1671</text:p>
              </table:table-cell>
              <table:table-cell office:value-type="float" office:value="-9.15277973115647">
                <text:p>-9.1527797311564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72">
                <text:p>1672</text:p>
              </table:table-cell>
              <table:table-cell office:value-type="float" office:value="-9.14271153843606">
                <text:p>-9.1427115384360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73">
                <text:p>1673</text:p>
              </table:table-cell>
              <table:table-cell office:value-type="float" office:value="-9.17604544340457">
                <text:p>-9.1760454434045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74">
                <text:p>1674</text:p>
              </table:table-cell>
              <table:table-cell office:value-type="float" office:value="-9.16070865767473">
                <text:p>-9.1607086576747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75">
                <text:p>1675</text:p>
              </table:table-cell>
              <table:table-cell office:value-type="float" office:value="-9.10527531669021">
                <text:p>-9.1052753166902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76">
                <text:p>1676</text:p>
              </table:table-cell>
              <table:table-cell office:value-type="float" office:value="-9.14605976995123">
                <text:p>-9.1460597699512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7">
                <text:p>1677</text:p>
              </table:table-cell>
              <table:table-cell office:value-type="float" office:value="-9.16064452769903">
                <text:p>-9.1606445276990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78">
                <text:p>1678</text:p>
              </table:table-cell>
              <table:table-cell office:value-type="float" office:value="-9.16897084530643">
                <text:p>-9.1689708453064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79">
                <text:p>1679</text:p>
              </table:table-cell>
              <table:table-cell office:value-type="float" office:value="-9.11906927829347">
                <text:p>-9.1190692782934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80">
                <text:p>1680</text:p>
              </table:table-cell>
              <table:table-cell office:value-type="float" office:value="-9.1112248133229">
                <text:p>-9.111224813322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81">
                <text:p>1681</text:p>
              </table:table-cell>
              <table:table-cell office:value-type="float" office:value="-9.06595880858492">
                <text:p>-9.0659588085849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82">
                <text:p>1682</text:p>
              </table:table-cell>
              <table:table-cell office:value-type="float" office:value="-9.08504841063005">
                <text:p>-9.0850484106300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83">
                <text:p>1683</text:p>
              </table:table-cell>
              <table:table-cell office:value-type="float" office:value="-9.07183620902496">
                <text:p>-9.0718362090249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84">
                <text:p>1684</text:p>
              </table:table-cell>
              <table:table-cell office:value-type="float" office:value="-9.12682418714474">
                <text:p>-9.1268241871447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85">
                <text:p>1685</text:p>
              </table:table-cell>
              <table:table-cell office:value-type="float" office:value="-9.105087192571">
                <text:p>-9.10508719257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86">
                <text:p>1686</text:p>
              </table:table-cell>
              <table:table-cell office:value-type="float" office:value="-8.9734749066633">
                <text:p>-8.973474906663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87">
                <text:p>1687</text:p>
              </table:table-cell>
              <table:table-cell office:value-type="float" office:value="-9.01797946341103">
                <text:p>-9.0179794634110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88">
                <text:p>1688</text:p>
              </table:table-cell>
              <table:table-cell office:value-type="float" office:value="-9.03887898128579">
                <text:p>-9.0388789812857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89">
                <text:p>1689</text:p>
              </table:table-cell>
              <table:table-cell office:value-type="float" office:value="-9.04504583101181">
                <text:p>-9.0450458310118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90">
                <text:p>1690</text:p>
              </table:table-cell>
              <table:table-cell office:value-type="float" office:value="-9.06728733760588">
                <text:p>-9.0672873376058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91">
                <text:p>1691</text:p>
              </table:table-cell>
              <table:table-cell office:value-type="float" office:value="-9.12017612598916">
                <text:p>-9.120176125989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92">
                <text:p>1692</text:p>
              </table:table-cell>
              <table:table-cell office:value-type="float" office:value="-9.05761737445993">
                <text:p>-9.0576173744599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93">
                <text:p>1693</text:p>
              </table:table-cell>
              <table:table-cell office:value-type="float" office:value="-9.07141828080403">
                <text:p>-9.0714182808040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94">
                <text:p>1694</text:p>
              </table:table-cell>
              <table:table-cell office:value-type="float" office:value="-9.0287171914702">
                <text:p>-9.028717191470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95">
                <text:p>1695</text:p>
              </table:table-cell>
              <table:table-cell office:value-type="float" office:value="-9.08617502558294">
                <text:p>-9.0861750255829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96">
                <text:p>1696</text:p>
              </table:table-cell>
              <table:table-cell office:value-type="float" office:value="-9.1575211931159">
                <text:p>-9.157521193115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97">
                <text:p>1697</text:p>
              </table:table-cell>
              <table:table-cell office:value-type="float" office:value="-9.15775157432651">
                <text:p>-9.1577515743265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98">
                <text:p>1698</text:p>
              </table:table-cell>
              <table:table-cell office:value-type="float" office:value="-9.15712128191982">
                <text:p>-9.1571212819198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99">
                <text:p>1699</text:p>
              </table:table-cell>
              <table:table-cell office:value-type="float" office:value="-9.15696291658447">
                <text:p>-9.1569629165844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00">
                <text:p>1700</text:p>
              </table:table-cell>
              <table:table-cell office:value-type="float" office:value="-9.16530786762186">
                <text:p>-9.1653078676218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01">
                <text:p>1701</text:p>
              </table:table-cell>
              <table:table-cell office:value-type="float" office:value="-9.15600149531766">
                <text:p>-9.1560014953176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02">
                <text:p>1702</text:p>
              </table:table-cell>
              <table:table-cell office:value-type="float" office:value="-9.14795940276251">
                <text:p>-9.1479594027625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03">
                <text:p>1703</text:p>
              </table:table-cell>
              <table:table-cell office:value-type="float" office:value="-9.15534951383192">
                <text:p>-9.1553495138319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04">
                <text:p>1704</text:p>
              </table:table-cell>
              <table:table-cell office:value-type="float" office:value="-9.11315239759262">
                <text:p>-9.1131523975926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05">
                <text:p>1705</text:p>
              </table:table-cell>
              <table:table-cell office:value-type="float" office:value="-9.15252482129735">
                <text:p>-9.1525248212973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06">
                <text:p>1706</text:p>
              </table:table-cell>
              <table:table-cell office:value-type="float" office:value="-9.16400774619909">
                <text:p>-9.1640077461990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07">
                <text:p>1707</text:p>
              </table:table-cell>
              <table:table-cell office:value-type="float" office:value="-9.10998048390139">
                <text:p>-9.1099804839013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08">
                <text:p>1708</text:p>
              </table:table-cell>
              <table:table-cell office:value-type="float" office:value="-9.13715810465627">
                <text:p>-9.137158104656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09">
                <text:p>1709</text:p>
              </table:table-cell>
              <table:table-cell office:value-type="float" office:value="-9.13892043260572">
                <text:p>-9.1389204326057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10">
                <text:p>1710</text:p>
              </table:table-cell>
              <table:table-cell office:value-type="float" office:value="-9.13891505059495">
                <text:p>-9.1389150505949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11">
                <text:p>1711</text:p>
              </table:table-cell>
              <table:table-cell office:value-type="float" office:value="-9.11255656476641">
                <text:p>-9.1125565647664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12">
                <text:p>1712</text:p>
              </table:table-cell>
              <table:table-cell office:value-type="float" office:value="-9.08031693314311">
                <text:p>-9.0803169331431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13">
                <text:p>1713</text:p>
              </table:table-cell>
              <table:table-cell office:value-type="float" office:value="-9.10923481207326">
                <text:p>-9.1092348120732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14">
                <text:p>1714</text:p>
              </table:table-cell>
              <table:table-cell office:value-type="float" office:value="-9.10049904580585">
                <text:p>-9.1004990458058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15">
                <text:p>1715</text:p>
              </table:table-cell>
              <table:table-cell office:value-type="float" office:value="-9.12252441292628">
                <text:p>-9.122524412926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16">
                <text:p>1716</text:p>
              </table:table-cell>
              <table:table-cell office:value-type="float" office:value="-9.01290557500607">
                <text:p>-9.0129055750060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17">
                <text:p>1717</text:p>
              </table:table-cell>
              <table:table-cell office:value-type="float" office:value="-9.11773224411773">
                <text:p>-9.1177322441177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18">
                <text:p>1718</text:p>
              </table:table-cell>
              <table:table-cell office:value-type="float" office:value="-9.11646007075601">
                <text:p>-9.116460070756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19">
                <text:p>1719</text:p>
              </table:table-cell>
              <table:table-cell office:value-type="float" office:value="-9.11073864672632">
                <text:p>-9.110738646726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20">
                <text:p>1720</text:p>
              </table:table-cell>
              <table:table-cell office:value-type="float" office:value="-9.1136046044679">
                <text:p>-9.113604604467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21">
                <text:p>1721</text:p>
              </table:table-cell>
              <table:table-cell office:value-type="float" office:value="-9.14233949385936">
                <text:p>-9.1423394938593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22">
                <text:p>1722</text:p>
              </table:table-cell>
              <table:table-cell office:value-type="float" office:value="-9.0980395605606">
                <text:p>-9.098039560560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23">
                <text:p>1723</text:p>
              </table:table-cell>
              <table:table-cell office:value-type="float" office:value="-9.1246620344249">
                <text:p>-9.124662034424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24">
                <text:p>1724</text:p>
              </table:table-cell>
              <table:table-cell office:value-type="float" office:value="-9.0447655375466">
                <text:p>-9.044765537546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25">
                <text:p>1725</text:p>
              </table:table-cell>
              <table:table-cell office:value-type="float" office:value="-9.11933329266346">
                <text:p>-9.1193332926634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26">
                <text:p>1726</text:p>
              </table:table-cell>
              <table:table-cell office:value-type="float" office:value="-9.12082323566539">
                <text:p>-9.1208232356653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27">
                <text:p>1727</text:p>
              </table:table-cell>
              <table:table-cell office:value-type="float" office:value="-9.08705560632891">
                <text:p>-9.0870556063289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28">
                <text:p>1728</text:p>
              </table:table-cell>
              <table:table-cell office:value-type="float" office:value="-9.09015204329595">
                <text:p>-9.0901520432959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29">
                <text:p>1729</text:p>
              </table:table-cell>
              <table:table-cell office:value-type="float" office:value="-9.06565307326174">
                <text:p>-9.0656530732617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30">
                <text:p>1730</text:p>
              </table:table-cell>
              <table:table-cell office:value-type="float" office:value="-9.09350872649824">
                <text:p>-9.0935087264982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31">
                <text:p>1731</text:p>
              </table:table-cell>
              <table:table-cell office:value-type="float" office:value="-9.08335658246638">
                <text:p>-9.0833565824663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32">
                <text:p>1732</text:p>
              </table:table-cell>
              <table:table-cell office:value-type="float" office:value="-9.11179522447384">
                <text:p>-9.1117952244738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33">
                <text:p>1733</text:p>
              </table:table-cell>
              <table:table-cell office:value-type="float" office:value="-9.10297639242364">
                <text:p>-9.102976392423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34">
                <text:p>1734</text:p>
              </table:table-cell>
              <table:table-cell office:value-type="float" office:value="-9.10678380585838">
                <text:p>-9.1067838058583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35">
                <text:p>1735</text:p>
              </table:table-cell>
              <table:table-cell office:value-type="float" office:value="-9.10182955603774">
                <text:p>-9.1018295560377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36">
                <text:p>1736</text:p>
              </table:table-cell>
              <table:table-cell office:value-type="float" office:value="-9.08741343795145">
                <text:p>-9.0874134379514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37">
                <text:p>1737</text:p>
              </table:table-cell>
              <table:table-cell office:value-type="float" office:value="-9.10601144347505">
                <text:p>-9.1060114434750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38">
                <text:p>1738</text:p>
              </table:table-cell>
              <table:table-cell office:value-type="float" office:value="-9.08520955425561">
                <text:p>-9.0852095542556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39">
                <text:p>1739</text:p>
              </table:table-cell>
              <table:table-cell office:value-type="float" office:value="-9.11618304147042">
                <text:p>-9.1161830414704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40">
                <text:p>1740</text:p>
              </table:table-cell>
              <table:table-cell office:value-type="float" office:value="-9.08451204835881">
                <text:p>-9.0845120483588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41">
                <text:p>1741</text:p>
              </table:table-cell>
              <table:table-cell office:value-type="float" office:value="-9.13084575592464">
                <text:p>-9.1308457559246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42">
                <text:p>1742</text:p>
              </table:table-cell>
              <table:table-cell office:value-type="float" office:value="-9.07806394193289">
                <text:p>-9.0780639419328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43">
                <text:p>1743</text:p>
              </table:table-cell>
              <table:table-cell office:value-type="float" office:value="-9.09184109247352">
                <text:p>-9.0918410924735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44">
                <text:p>1744</text:p>
              </table:table-cell>
              <table:table-cell office:value-type="float" office:value="-9.12950011571148">
                <text:p>-9.1295001157114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45">
                <text:p>1745</text:p>
              </table:table-cell>
              <table:table-cell office:value-type="float" office:value="-9.11014163670182">
                <text:p>-9.1101416367018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46">
                <text:p>1746</text:p>
              </table:table-cell>
              <table:table-cell office:value-type="float" office:value="-9.14934702687301">
                <text:p>-9.1493470268730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47">
                <text:p>1747</text:p>
              </table:table-cell>
              <table:table-cell office:value-type="float" office:value="-9.11506253685613">
                <text:p>-9.1150625368561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48">
                <text:p>1748</text:p>
              </table:table-cell>
              <table:table-cell office:value-type="float" office:value="-9.10562577677061">
                <text:p>-9.1056257767706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49">
                <text:p>1749</text:p>
              </table:table-cell>
              <table:table-cell office:value-type="float" office:value="-9.11475754860452">
                <text:p>-9.1147575486045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50">
                <text:p>1750</text:p>
              </table:table-cell>
              <table:table-cell office:value-type="float" office:value="-9.13626148700921">
                <text:p>-9.1362614870092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51">
                <text:p>1751</text:p>
              </table:table-cell>
              <table:table-cell office:value-type="float" office:value="-9.13530740754522">
                <text:p>-9.1353074075452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52">
                <text:p>1752</text:p>
              </table:table-cell>
              <table:table-cell office:value-type="float" office:value="-9.1397207020304">
                <text:p>-9.139720702030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53">
                <text:p>1753</text:p>
              </table:table-cell>
              <table:table-cell office:value-type="float" office:value="-9.15363504937258">
                <text:p>-9.1536350493725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54">
                <text:p>1754</text:p>
              </table:table-cell>
              <table:table-cell office:value-type="float" office:value="-9.12497753531505">
                <text:p>-9.1249775353150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55">
                <text:p>1755</text:p>
              </table:table-cell>
              <table:table-cell office:value-type="float" office:value="-9.14897537682694">
                <text:p>-9.1489753768269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56">
                <text:p>1756</text:p>
              </table:table-cell>
              <table:table-cell office:value-type="float" office:value="-9.08801562126348">
                <text:p>-9.0880156212634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57">
                <text:p>1757</text:p>
              </table:table-cell>
              <table:table-cell office:value-type="float" office:value="-9.14271938073013">
                <text:p>-9.1427193807301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58">
                <text:p>1758</text:p>
              </table:table-cell>
              <table:table-cell office:value-type="float" office:value="-9.13136026305938">
                <text:p>-9.1313602630593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59">
                <text:p>1759</text:p>
              </table:table-cell>
              <table:table-cell office:value-type="float" office:value="-9.16427646141863">
                <text:p>-9.1642764614186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60">
                <text:p>1760</text:p>
              </table:table-cell>
              <table:table-cell office:value-type="float" office:value="-9.0949746639447">
                <text:p>-9.094974663944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61">
                <text:p>1761</text:p>
              </table:table-cell>
              <table:table-cell office:value-type="float" office:value="-9.14424952450804">
                <text:p>-9.1442495245080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62">
                <text:p>1762</text:p>
              </table:table-cell>
              <table:table-cell office:value-type="float" office:value="-9.1467454330605">
                <text:p>-9.146745433060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63">
                <text:p>1763</text:p>
              </table:table-cell>
              <table:table-cell office:value-type="float" office:value="-9.10907957826923">
                <text:p>-9.1090795782692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64">
                <text:p>1764</text:p>
              </table:table-cell>
              <table:table-cell office:value-type="float" office:value="-9.02144061112674">
                <text:p>-9.0214406111267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65">
                <text:p>1765</text:p>
              </table:table-cell>
              <table:table-cell office:value-type="float" office:value="-9.04062132527802">
                <text:p>-9.0406213252780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66">
                <text:p>1766</text:p>
              </table:table-cell>
              <table:table-cell office:value-type="float" office:value="-9.08322926364817">
                <text:p>-9.0832292636481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67">
                <text:p>1767</text:p>
              </table:table-cell>
              <table:table-cell office:value-type="float" office:value="-9.06049372649087">
                <text:p>-9.0604937264908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68">
                <text:p>1768</text:p>
              </table:table-cell>
              <table:table-cell office:value-type="float" office:value="-9.1120835220836">
                <text:p>-9.112083522083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69">
                <text:p>1769</text:p>
              </table:table-cell>
              <table:table-cell office:value-type="float" office:value="-9.14303862195974">
                <text:p>-9.1430386219597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70">
                <text:p>1770</text:p>
              </table:table-cell>
              <table:table-cell office:value-type="float" office:value="-9.12324712875818">
                <text:p>-9.123247128758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71">
                <text:p>1771</text:p>
              </table:table-cell>
              <table:table-cell office:value-type="float" office:value="-9.10824127019582">
                <text:p>-9.1082412701958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72">
                <text:p>1772</text:p>
              </table:table-cell>
              <table:table-cell office:value-type="float" office:value="-9.14492748261334">
                <text:p>-9.1449274826133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73">
                <text:p>1773</text:p>
              </table:table-cell>
              <table:table-cell office:value-type="float" office:value="-9.13852951339075">
                <text:p>-9.1385295133907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74">
                <text:p>1774</text:p>
              </table:table-cell>
              <table:table-cell office:value-type="float" office:value="-9.14146881763105">
                <text:p>-9.1414688176310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75">
                <text:p>1775</text:p>
              </table:table-cell>
              <table:table-cell office:value-type="float" office:value="-9.15091795577948">
                <text:p>-9.1509179557794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76">
                <text:p>1776</text:p>
              </table:table-cell>
              <table:table-cell office:value-type="float" office:value="-9.11551617144544">
                <text:p>-9.1155161714454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77">
                <text:p>1777</text:p>
              </table:table-cell>
              <table:table-cell office:value-type="float" office:value="-9.15061683011207">
                <text:p>-9.1506168301120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78">
                <text:p>1778</text:p>
              </table:table-cell>
              <table:table-cell office:value-type="float" office:value="-9.14540371567848">
                <text:p>-9.1454037156784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79">
                <text:p>1779</text:p>
              </table:table-cell>
              <table:table-cell office:value-type="float" office:value="-9.15217140462431">
                <text:p>-9.1521714046243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80">
                <text:p>1780</text:p>
              </table:table-cell>
              <table:table-cell office:value-type="float" office:value="-9.13325851415718">
                <text:p>-9.1332585141571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81">
                <text:p>1781</text:p>
              </table:table-cell>
              <table:table-cell office:value-type="float" office:value="-9.16216103097418">
                <text:p>-9.162161030974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82">
                <text:p>1782</text:p>
              </table:table-cell>
              <table:table-cell office:value-type="float" office:value="-9.10245922644351">
                <text:p>-9.1024592264435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83">
                <text:p>1783</text:p>
              </table:table-cell>
              <table:table-cell office:value-type="float" office:value="-9.14874776814769">
                <text:p>-9.1487477681476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84">
                <text:p>1784</text:p>
              </table:table-cell>
              <table:table-cell office:value-type="float" office:value="-9.09453441690754">
                <text:p>-9.0945344169075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85">
                <text:p>1785</text:p>
              </table:table-cell>
              <table:table-cell office:value-type="float" office:value="-9.1302269234818">
                <text:p>-9.130226923481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86">
                <text:p>1786</text:p>
              </table:table-cell>
              <table:table-cell office:value-type="float" office:value="-9.09875370093156">
                <text:p>-9.0987537009315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87">
                <text:p>1787</text:p>
              </table:table-cell>
              <table:table-cell office:value-type="float" office:value="-9.10751415177283">
                <text:p>-9.1075141517728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88">
                <text:p>1788</text:p>
              </table:table-cell>
              <table:table-cell office:value-type="float" office:value="-9.09131182172266">
                <text:p>-9.0913118217226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89">
                <text:p>1789</text:p>
              </table:table-cell>
              <table:table-cell office:value-type="float" office:value="-9.08781356026497">
                <text:p>-9.0878135602649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90">
                <text:p>1790</text:p>
              </table:table-cell>
              <table:table-cell office:value-type="float" office:value="-9.11749196896429">
                <text:p>-9.1174919689642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91">
                <text:p>1791</text:p>
              </table:table-cell>
              <table:table-cell office:value-type="float" office:value="-9.14132928642556">
                <text:p>-9.1413292864255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92">
                <text:p>1792</text:p>
              </table:table-cell>
              <table:table-cell office:value-type="float" office:value="-9.13613490787796">
                <text:p>-9.1361349078779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93">
                <text:p>1793</text:p>
              </table:table-cell>
              <table:table-cell office:value-type="float" office:value="-9.14348257008617">
                <text:p>-9.1434825700861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94">
                <text:p>1794</text:p>
              </table:table-cell>
              <table:table-cell office:value-type="float" office:value="-9.12181727034769">
                <text:p>-9.1218172703476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95">
                <text:p>1795</text:p>
              </table:table-cell>
              <table:table-cell office:value-type="float" office:value="-9.08891007186988">
                <text:p>-9.0889100718698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96">
                <text:p>1796</text:p>
              </table:table-cell>
              <table:table-cell office:value-type="float" office:value="-9.13157952488836">
                <text:p>-9.1315795248883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97">
                <text:p>1797</text:p>
              </table:table-cell>
              <table:table-cell office:value-type="float" office:value="-9.15150421307929">
                <text:p>-9.1515042130792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98">
                <text:p>1798</text:p>
              </table:table-cell>
              <table:table-cell office:value-type="float" office:value="-9.06882547936719">
                <text:p>-9.0688254793671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99">
                <text:p>1799</text:p>
              </table:table-cell>
              <table:table-cell office:value-type="float" office:value="-9.05737345591336">
                <text:p>-9.057373455913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00">
                <text:p>1800</text:p>
              </table:table-cell>
              <table:table-cell office:value-type="float" office:value="-9.08952500957536">
                <text:p>-9.089525009575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01">
                <text:p>1801</text:p>
              </table:table-cell>
              <table:table-cell office:value-type="float" office:value="-9.1090209612298">
                <text:p>-9.109020961229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02">
                <text:p>1802</text:p>
              </table:table-cell>
              <table:table-cell office:value-type="float" office:value="-9.06348927346548">
                <text:p>-9.0634892734654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03">
                <text:p>1803</text:p>
              </table:table-cell>
              <table:table-cell office:value-type="float" office:value="-9.13588898632441">
                <text:p>-9.1358889863244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04">
                <text:p>1804</text:p>
              </table:table-cell>
              <table:table-cell office:value-type="float" office:value="-9.1168901567372">
                <text:p>-9.116890156737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05">
                <text:p>1805</text:p>
              </table:table-cell>
              <table:table-cell office:value-type="float" office:value="-9.13313575757712">
                <text:p>-9.1331357575771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06">
                <text:p>1806</text:p>
              </table:table-cell>
              <table:table-cell office:value-type="float" office:value="-9.09727388703018">
                <text:p>-9.0972738870301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07">
                <text:p>1807</text:p>
              </table:table-cell>
              <table:table-cell office:value-type="float" office:value="-9.14606463331214">
                <text:p>-9.1460646333121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08">
                <text:p>1808</text:p>
              </table:table-cell>
              <table:table-cell office:value-type="float" office:value="-9.1254323755798">
                <text:p>-9.125432375579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09">
                <text:p>1809</text:p>
              </table:table-cell>
              <table:table-cell office:value-type="float" office:value="-9.09282412506592">
                <text:p>-9.0928241250659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10">
                <text:p>1810</text:p>
              </table:table-cell>
              <table:table-cell office:value-type="float" office:value="-9.11387999336385">
                <text:p>-9.1138799933638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11">
                <text:p>1811</text:p>
              </table:table-cell>
              <table:table-cell office:value-type="float" office:value="-9.14565447867688">
                <text:p>-9.1456544786768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12">
                <text:p>1812</text:p>
              </table:table-cell>
              <table:table-cell office:value-type="float" office:value="-9.0499975334283">
                <text:p>-9.049997533428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13">
                <text:p>1813</text:p>
              </table:table-cell>
              <table:table-cell office:value-type="float" office:value="-9.07038236615903">
                <text:p>-9.0703823661590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14">
                <text:p>1814</text:p>
              </table:table-cell>
              <table:table-cell office:value-type="float" office:value="-9.08665724180364">
                <text:p>-9.0866572418036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15">
                <text:p>1815</text:p>
              </table:table-cell>
              <table:table-cell office:value-type="float" office:value="-9.13186420132976">
                <text:p>-9.1318642013297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16">
                <text:p>1816</text:p>
              </table:table-cell>
              <table:table-cell office:value-type="float" office:value="-9.14773171552008">
                <text:p>-9.1477317155200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17">
                <text:p>1817</text:p>
              </table:table-cell>
              <table:table-cell office:value-type="float" office:value="-9.10216955258252">
                <text:p>-9.1021695525825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18">
                <text:p>1818</text:p>
              </table:table-cell>
              <table:table-cell office:value-type="float" office:value="-9.12902404575498">
                <text:p>-9.129024045754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19">
                <text:p>1819</text:p>
              </table:table-cell>
              <table:table-cell office:value-type="float" office:value="-9.13885346122071">
                <text:p>-9.138853461220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20">
                <text:p>1820</text:p>
              </table:table-cell>
              <table:table-cell office:value-type="float" office:value="-9.03722876091291">
                <text:p>-9.0372287609129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21">
                <text:p>1821</text:p>
              </table:table-cell>
              <table:table-cell office:value-type="float" office:value="-9.10188391563638">
                <text:p>-9.1018839156363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22">
                <text:p>1822</text:p>
              </table:table-cell>
              <table:table-cell office:value-type="float" office:value="-9.09728366695673">
                <text:p>-9.0972836669567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23">
                <text:p>1823</text:p>
              </table:table-cell>
              <table:table-cell office:value-type="float" office:value="-9.08565472695645">
                <text:p>-9.0856547269564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24">
                <text:p>1824</text:p>
              </table:table-cell>
              <table:table-cell office:value-type="float" office:value="-9.14453899644047">
                <text:p>-9.1445389964404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25">
                <text:p>1825</text:p>
              </table:table-cell>
              <table:table-cell office:value-type="float" office:value="-9.11719721567857">
                <text:p>-9.1171972156785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26">
                <text:p>1826</text:p>
              </table:table-cell>
              <table:table-cell office:value-type="float" office:value="-9.14540492967832">
                <text:p>-9.145404929678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27">
                <text:p>1827</text:p>
              </table:table-cell>
              <table:table-cell office:value-type="float" office:value="-9.14205509778458">
                <text:p>-9.1420550977845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28">
                <text:p>1828</text:p>
              </table:table-cell>
              <table:table-cell office:value-type="float" office:value="-9.15681831837618">
                <text:p>-9.1568183183761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29">
                <text:p>1829</text:p>
              </table:table-cell>
              <table:table-cell office:value-type="float" office:value="-9.06841399574495">
                <text:p>-9.0684139957449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30">
                <text:p>1830</text:p>
              </table:table-cell>
              <table:table-cell office:value-type="float" office:value="-9.11558927302199">
                <text:p>-9.1155892730219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31">
                <text:p>1831</text:p>
              </table:table-cell>
              <table:table-cell office:value-type="float" office:value="-9.10107471617561">
                <text:p>-9.1010747161756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32">
                <text:p>1832</text:p>
              </table:table-cell>
              <table:table-cell office:value-type="float" office:value="-9.13373747845242">
                <text:p>-9.1337374784524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33">
                <text:p>1833</text:p>
              </table:table-cell>
              <table:table-cell office:value-type="float" office:value="-9.14950692809904">
                <text:p>-9.1495069280990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34">
                <text:p>1834</text:p>
              </table:table-cell>
              <table:table-cell office:value-type="float" office:value="-9.03423685531023">
                <text:p>-9.0342368553102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35">
                <text:p>1835</text:p>
              </table:table-cell>
              <table:table-cell office:value-type="float" office:value="-9.07798857539394">
                <text:p>-9.0779885753939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36">
                <text:p>1836</text:p>
              </table:table-cell>
              <table:table-cell office:value-type="float" office:value="-9.05016567883569">
                <text:p>-9.0501656788356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37">
                <text:p>1837</text:p>
              </table:table-cell>
              <table:table-cell office:value-type="float" office:value="-9.09755705067625">
                <text:p>-9.0975570506762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38">
                <text:p>1838</text:p>
              </table:table-cell>
              <table:table-cell office:value-type="float" office:value="-9.13392601985786">
                <text:p>-9.1339260198578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39">
                <text:p>1839</text:p>
              </table:table-cell>
              <table:table-cell office:value-type="float" office:value="-9.13616045843954">
                <text:p>-9.1361604584395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40">
                <text:p>1840</text:p>
              </table:table-cell>
              <table:table-cell office:value-type="float" office:value="-9.11220103155507">
                <text:p>-9.1122010315550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41">
                <text:p>1841</text:p>
              </table:table-cell>
              <table:table-cell office:value-type="float" office:value="-9.13730881334435">
                <text:p>-9.1373088133443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42">
                <text:p>1842</text:p>
              </table:table-cell>
              <table:table-cell office:value-type="float" office:value="-8.9272465980627">
                <text:p>-8.927246598062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43">
                <text:p>1843</text:p>
              </table:table-cell>
              <table:table-cell office:value-type="float" office:value="-9.10002363898497">
                <text:p>-9.1000236389849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44">
                <text:p>1844</text:p>
              </table:table-cell>
              <table:table-cell office:value-type="float" office:value="-9.08056258605871">
                <text:p>-9.0805625860587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45">
                <text:p>1845</text:p>
              </table:table-cell>
              <table:table-cell office:value-type="float" office:value="-9.13971351279565">
                <text:p>-9.1397135127956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46">
                <text:p>1846</text:p>
              </table:table-cell>
              <table:table-cell office:value-type="float" office:value="-9.11379363337954">
                <text:p>-9.1137936333795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47">
                <text:p>1847</text:p>
              </table:table-cell>
              <table:table-cell office:value-type="float" office:value="-9.10550061953935">
                <text:p>-9.1055006195393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48">
                <text:p>1848</text:p>
              </table:table-cell>
              <table:table-cell office:value-type="float" office:value="-9.08261844223069">
                <text:p>-9.0826184422306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49">
                <text:p>1849</text:p>
              </table:table-cell>
              <table:table-cell office:value-type="float" office:value="-9.03953683338859">
                <text:p>-9.0395368333885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50">
                <text:p>1850</text:p>
              </table:table-cell>
              <table:table-cell office:value-type="float" office:value="-9.0951287207407">
                <text:p>-9.095128720740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51">
                <text:p>1851</text:p>
              </table:table-cell>
              <table:table-cell office:value-type="float" office:value="-9.06623440744334">
                <text:p>-9.0662344074433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52">
                <text:p>1852</text:p>
              </table:table-cell>
              <table:table-cell office:value-type="float" office:value="-9.12074982134058">
                <text:p>-9.1207498213405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53">
                <text:p>1853</text:p>
              </table:table-cell>
              <table:table-cell office:value-type="float" office:value="-9.11502800981043">
                <text:p>-9.1150280098104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54">
                <text:p>1854</text:p>
              </table:table-cell>
              <table:table-cell office:value-type="float" office:value="-9.13440217038014">
                <text:p>-9.1344021703801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55">
                <text:p>1855</text:p>
              </table:table-cell>
              <table:table-cell office:value-type="float" office:value="-9.0720484000216">
                <text:p>-9.072048400021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56">
                <text:p>1856</text:p>
              </table:table-cell>
              <table:table-cell office:value-type="float" office:value="-9.04396033963215">
                <text:p>-9.0439603396321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57">
                <text:p>1857</text:p>
              </table:table-cell>
              <table:table-cell office:value-type="float" office:value="-9.12272255022221">
                <text:p>-9.122722550222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58">
                <text:p>1858</text:p>
              </table:table-cell>
              <table:table-cell office:value-type="float" office:value="-9.08684762612944">
                <text:p>-9.0868476261294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59">
                <text:p>1859</text:p>
              </table:table-cell>
              <table:table-cell office:value-type="float" office:value="-9.13262091214435">
                <text:p>-9.1326209121443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60">
                <text:p>1860</text:p>
              </table:table-cell>
              <table:table-cell office:value-type="float" office:value="-9.12692888393099">
                <text:p>-9.1269288839309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61">
                <text:p>1861</text:p>
              </table:table-cell>
              <table:table-cell office:value-type="float" office:value="-9.03733097668896">
                <text:p>-9.0373309766889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62">
                <text:p>1862</text:p>
              </table:table-cell>
              <table:table-cell office:value-type="float" office:value="-9.08047110331024">
                <text:p>-9.0804711033102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63">
                <text:p>1863</text:p>
              </table:table-cell>
              <table:table-cell office:value-type="float" office:value="-9.12433982337842">
                <text:p>-9.1243398233784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64">
                <text:p>1864</text:p>
              </table:table-cell>
              <table:table-cell office:value-type="float" office:value="-9.13602202803957">
                <text:p>-9.1360220280395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65">
                <text:p>1865</text:p>
              </table:table-cell>
              <table:table-cell office:value-type="float" office:value="-9.12458681117615">
                <text:p>-9.1245868111761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66">
                <text:p>1866</text:p>
              </table:table-cell>
              <table:table-cell office:value-type="float" office:value="-9.1049251391905">
                <text:p>-9.104925139190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67">
                <text:p>1867</text:p>
              </table:table-cell>
              <table:table-cell office:value-type="float" office:value="-9.06978015673816">
                <text:p>-9.0697801567381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68">
                <text:p>1868</text:p>
              </table:table-cell>
              <table:table-cell office:value-type="float" office:value="-9.10047277269744">
                <text:p>-9.1004727726974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69">
                <text:p>1869</text:p>
              </table:table-cell>
              <table:table-cell office:value-type="float" office:value="-9.11357357773179">
                <text:p>-9.1135735777317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70">
                <text:p>1870</text:p>
              </table:table-cell>
              <table:table-cell office:value-type="float" office:value="-9.12227859492426">
                <text:p>-9.1222785949242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71">
                <text:p>1871</text:p>
              </table:table-cell>
              <table:table-cell office:value-type="float" office:value="-9.11048540529123">
                <text:p>-9.110485405291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72">
                <text:p>1872</text:p>
              </table:table-cell>
              <table:table-cell office:value-type="float" office:value="-9.13770340545258">
                <text:p>-9.1377034054525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73">
                <text:p>1873</text:p>
              </table:table-cell>
              <table:table-cell office:value-type="float" office:value="-9.11454774600546">
                <text:p>-9.114547746005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74">
                <text:p>1874</text:p>
              </table:table-cell>
              <table:table-cell office:value-type="float" office:value="-9.07728388177345">
                <text:p>-9.0772838817734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75">
                <text:p>1875</text:p>
              </table:table-cell>
              <table:table-cell office:value-type="float" office:value="-9.10342197889804">
                <text:p>-9.1034219788980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76">
                <text:p>1876</text:p>
              </table:table-cell>
              <table:table-cell office:value-type="float" office:value="-9.11910070016075">
                <text:p>-9.1191007001607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77">
                <text:p>1877</text:p>
              </table:table-cell>
              <table:table-cell office:value-type="float" office:value="-9.0736158754536">
                <text:p>-9.073615875453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78">
                <text:p>1878</text:p>
              </table:table-cell>
              <table:table-cell office:value-type="float" office:value="-9.04894044087813">
                <text:p>-9.0489404408781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79">
                <text:p>1879</text:p>
              </table:table-cell>
              <table:table-cell office:value-type="float" office:value="-9.11452513183083">
                <text:p>-9.1145251318308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80">
                <text:p>1880</text:p>
              </table:table-cell>
              <table:table-cell office:value-type="float" office:value="-9.12860864217075">
                <text:p>-9.1286086421707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81">
                <text:p>1881</text:p>
              </table:table-cell>
              <table:table-cell office:value-type="float" office:value="-9.12892877747453">
                <text:p>-9.1289287774745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82">
                <text:p>1882</text:p>
              </table:table-cell>
              <table:table-cell office:value-type="float" office:value="-9.0743945235816">
                <text:p>-9.074394523581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83">
                <text:p>1883</text:p>
              </table:table-cell>
              <table:table-cell office:value-type="float" office:value="-9.07035836387701">
                <text:p>-9.0703583638770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84">
                <text:p>1884</text:p>
              </table:table-cell>
              <table:table-cell office:value-type="float" office:value="-9.06741716804555">
                <text:p>-9.0674171680455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85">
                <text:p>1885</text:p>
              </table:table-cell>
              <table:table-cell office:value-type="float" office:value="-9.11533658649077">
                <text:p>-9.1153365864907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86">
                <text:p>1886</text:p>
              </table:table-cell>
              <table:table-cell office:value-type="float" office:value="-9.11824797480579">
                <text:p>-9.1182479748057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87">
                <text:p>1887</text:p>
              </table:table-cell>
              <table:table-cell office:value-type="float" office:value="-9.14323124575019">
                <text:p>-9.1432312457501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88">
                <text:p>1888</text:p>
              </table:table-cell>
              <table:table-cell office:value-type="float" office:value="-9.07405189061031">
                <text:p>-9.074051890610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89">
                <text:p>1889</text:p>
              </table:table-cell>
              <table:table-cell office:value-type="float" office:value="-9.08102604613488">
                <text:p>-9.0810260461348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90">
                <text:p>1890</text:p>
              </table:table-cell>
              <table:table-cell office:value-type="float" office:value="-9.12155748771204">
                <text:p>-9.1215574877120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91">
                <text:p>1891</text:p>
              </table:table-cell>
              <table:table-cell office:value-type="float" office:value="-9.08816031215082">
                <text:p>-9.0881603121508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92">
                <text:p>1892</text:p>
              </table:table-cell>
              <table:table-cell office:value-type="float" office:value="-9.11549124038833">
                <text:p>-9.1154912403883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93">
                <text:p>1893</text:p>
              </table:table-cell>
              <table:table-cell office:value-type="float" office:value="-9.05669546764806">
                <text:p>-9.0566954676480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94">
                <text:p>1894</text:p>
              </table:table-cell>
              <table:table-cell office:value-type="float" office:value="-9.08819170366978">
                <text:p>-9.0881917036697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95">
                <text:p>1895</text:p>
              </table:table-cell>
              <table:table-cell office:value-type="float" office:value="-9.09093577205712">
                <text:p>-9.0909357720571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96">
                <text:p>1896</text:p>
              </table:table-cell>
              <table:table-cell office:value-type="float" office:value="-9.13607846429136">
                <text:p>-9.1360784642913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97">
                <text:p>1897</text:p>
              </table:table-cell>
              <table:table-cell office:value-type="float" office:value="-9.07683165263287">
                <text:p>-9.0768316526328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98">
                <text:p>1898</text:p>
              </table:table-cell>
              <table:table-cell office:value-type="float" office:value="-9.04285742194929">
                <text:p>-9.042857421949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99">
                <text:p>1899</text:p>
              </table:table-cell>
              <table:table-cell office:value-type="float" office:value="-9.09162490906811">
                <text:p>-9.0916249090681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900">
                <text:p>1900</text:p>
              </table:table-cell>
              <table:table-cell office:value-type="float" office:value="-9.12647770448437">
                <text:p>-9.1264777044843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901">
                <text:p>1901</text:p>
              </table:table-cell>
              <table:table-cell office:value-type="float" office:value="-9.13135086020186">
                <text:p>-9.1313508602018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902">
                <text:p>1902</text:p>
              </table:table-cell>
              <table:table-cell office:value-type="float" office:value="-9.0924564360294">
                <text:p>-9.092456436029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903">
                <text:p>1903</text:p>
              </table:table-cell>
              <table:table-cell office:value-type="float" office:value="-9.10565347129681">
                <text:p>-9.1056534712968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904">
                <text:p>1904</text:p>
              </table:table-cell>
              <table:table-cell office:value-type="float" office:value="-9.1299831521253">
                <text:p>-9.129983152125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905">
                <text:p>1905</text:p>
              </table:table-cell>
              <table:table-cell office:value-type="float" office:value="-9.12542310019294">
                <text:p>-9.1254231001929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906">
                <text:p>1906</text:p>
              </table:table-cell>
              <table:table-cell office:value-type="float" office:value="-9.10304961566601">
                <text:p>-9.1030496156660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907">
                <text:p>1907</text:p>
              </table:table-cell>
              <table:table-cell office:value-type="float" office:value="-9.09870899866816">
                <text:p>-9.0987089986681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908">
                <text:p>1908</text:p>
              </table:table-cell>
              <table:table-cell office:value-type="float" office:value="-9.07160312346506">
                <text:p>-9.0716031234650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909">
                <text:p>1909</text:p>
              </table:table-cell>
              <table:table-cell office:value-type="float" office:value="-9.12852922906983">
                <text:p>-9.1285292290698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910">
                <text:p>1910</text:p>
              </table:table-cell>
              <table:table-cell office:value-type="float" office:value="-9.11867184513562">
                <text:p>-9.1186718451356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911">
                <text:p>1911</text:p>
              </table:table-cell>
              <table:table-cell office:value-type="float" office:value="-9.00879253732701">
                <text:p>-9.0087925373270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912">
                <text:p>1912</text:p>
              </table:table-cell>
              <table:table-cell office:value-type="float" office:value="-9.06827217766561">
                <text:p>-9.0682721776656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913">
                <text:p>1913</text:p>
              </table:table-cell>
              <table:table-cell office:value-type="float" office:value="-9.11741740820963">
                <text:p>-9.117417408209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914">
                <text:p>1914</text:p>
              </table:table-cell>
              <table:table-cell office:value-type="float" office:value="-9.10681768363429">
                <text:p>-9.1068176836342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15">
                <text:p>1915</text:p>
              </table:table-cell>
              <table:table-cell office:value-type="float" office:value="-9.06521884438291">
                <text:p>-9.0652188443829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16">
                <text:p>1916</text:p>
              </table:table-cell>
              <table:table-cell office:value-type="float" office:value="-9.10856457727834">
                <text:p>-9.1085645772783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17">
                <text:p>1917</text:p>
              </table:table-cell>
              <table:table-cell office:value-type="float" office:value="-9.1041776009322">
                <text:p>-9.104177600932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18">
                <text:p>1918</text:p>
              </table:table-cell>
              <table:table-cell office:value-type="float" office:value="-9.07585619358457">
                <text:p>-9.0758561935845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19">
                <text:p>1919</text:p>
              </table:table-cell>
              <table:table-cell office:value-type="float" office:value="-9.01504310516515">
                <text:p>-9.0150431051651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20">
                <text:p>1920</text:p>
              </table:table-cell>
              <table:table-cell office:value-type="float" office:value="-9.13614857427042">
                <text:p>-9.136148574270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21">
                <text:p>1921</text:p>
              </table:table-cell>
              <table:table-cell office:value-type="float" office:value="-9.13545213599403">
                <text:p>-9.1354521359940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22">
                <text:p>1922</text:p>
              </table:table-cell>
              <table:table-cell office:value-type="float" office:value="-9.0591479629868">
                <text:p>-9.059147962986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23">
                <text:p>1923</text:p>
              </table:table-cell>
              <table:table-cell office:value-type="float" office:value="-9.09155841274116">
                <text:p>-9.0915584127411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24">
                <text:p>1924</text:p>
              </table:table-cell>
              <table:table-cell office:value-type="float" office:value="-9.09957278444">
                <text:p>-9.099572784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25">
                <text:p>1925</text:p>
              </table:table-cell>
              <table:table-cell office:value-type="float" office:value="-9.12336192876535">
                <text:p>-9.123361928765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26">
                <text:p>1926</text:p>
              </table:table-cell>
              <table:table-cell office:value-type="float" office:value="-9.06384982969714">
                <text:p>-9.0638498296971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27">
                <text:p>1927</text:p>
              </table:table-cell>
              <table:table-cell office:value-type="float" office:value="-9.1183027180953">
                <text:p>-9.118302718095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28">
                <text:p>1928</text:p>
              </table:table-cell>
              <table:table-cell office:value-type="float" office:value="-9.08918996589394">
                <text:p>-9.0891899658939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29">
                <text:p>1929</text:p>
              </table:table-cell>
              <table:table-cell office:value-type="float" office:value="-9.10302373837284">
                <text:p>-9.1030237383728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30">
                <text:p>1930</text:p>
              </table:table-cell>
              <table:table-cell office:value-type="float" office:value="-9.10001598421475">
                <text:p>-9.1000159842147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31">
                <text:p>1931</text:p>
              </table:table-cell>
              <table:table-cell office:value-type="float" office:value="-9.11840024667578">
                <text:p>-9.1184002466757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32">
                <text:p>1932</text:p>
              </table:table-cell>
              <table:table-cell office:value-type="float" office:value="-9.08680890612152">
                <text:p>-9.086808906121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33">
                <text:p>1933</text:p>
              </table:table-cell>
              <table:table-cell office:value-type="float" office:value="-8.99733295209135">
                <text:p>-8.997332952091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34">
                <text:p>1934</text:p>
              </table:table-cell>
              <table:table-cell office:value-type="float" office:value="-9.09089829207429">
                <text:p>-9.0908982920742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35">
                <text:p>1935</text:p>
              </table:table-cell>
              <table:table-cell office:value-type="float" office:value="-9.08736670135814">
                <text:p>-9.087366701358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36">
                <text:p>1936</text:p>
              </table:table-cell>
              <table:table-cell office:value-type="float" office:value="-9.10436533136921">
                <text:p>-9.1043653313692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37">
                <text:p>1937</text:p>
              </table:table-cell>
              <table:table-cell office:value-type="float" office:value="-9.02343819932428">
                <text:p>-9.0234381993242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38">
                <text:p>1938</text:p>
              </table:table-cell>
              <table:table-cell office:value-type="float" office:value="-9.08862662981573">
                <text:p>-9.0886266298157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39">
                <text:p>1939</text:p>
              </table:table-cell>
              <table:table-cell office:value-type="float" office:value="-9.05628937990968">
                <text:p>-9.0562893799096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40">
                <text:p>1940</text:p>
              </table:table-cell>
              <table:table-cell office:value-type="float" office:value="-9.07231968392033">
                <text:p>-9.0723196839203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41">
                <text:p>1941</text:p>
              </table:table-cell>
              <table:table-cell office:value-type="float" office:value="-9.11772939647739">
                <text:p>-9.1177293964773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42">
                <text:p>1942</text:p>
              </table:table-cell>
              <table:table-cell office:value-type="float" office:value="-9.06424442097783">
                <text:p>-9.0642444209778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43">
                <text:p>1943</text:p>
              </table:table-cell>
              <table:table-cell office:value-type="float" office:value="-9.05879178490115">
                <text:p>-9.0587917849011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44">
                <text:p>1944</text:p>
              </table:table-cell>
              <table:table-cell office:value-type="float" office:value="-9.06585013418733">
                <text:p>-9.0658501341873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45">
                <text:p>1945</text:p>
              </table:table-cell>
              <table:table-cell office:value-type="float" office:value="-9.13762767796064">
                <text:p>-9.137627677960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46">
                <text:p>1946</text:p>
              </table:table-cell>
              <table:table-cell office:value-type="float" office:value="-9.06904384096278">
                <text:p>-9.0690438409627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47">
                <text:p>1947</text:p>
              </table:table-cell>
              <table:table-cell office:value-type="float" office:value="-9.03181836018169">
                <text:p>-9.0318183601816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48">
                <text:p>1948</text:p>
              </table:table-cell>
              <table:table-cell office:value-type="float" office:value="-9.10066438391495">
                <text:p>-9.1006643839149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49">
                <text:p>1949</text:p>
              </table:table-cell>
              <table:table-cell office:value-type="float" office:value="-9.09774901125212">
                <text:p>-9.0977490112521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50">
                <text:p>1950</text:p>
              </table:table-cell>
              <table:table-cell office:value-type="float" office:value="-9.07961158444127">
                <text:p>-9.0796115844412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51">
                <text:p>1951</text:p>
              </table:table-cell>
              <table:table-cell office:value-type="float" office:value="-9.08986565323533">
                <text:p>-9.0898656532353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52">
                <text:p>1952</text:p>
              </table:table-cell>
              <table:table-cell office:value-type="float" office:value="-9.1276892741324">
                <text:p>-9.127689274132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53">
                <text:p>1953</text:p>
              </table:table-cell>
              <table:table-cell office:value-type="float" office:value="-9.06825439013586">
                <text:p>-9.068254390135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54">
                <text:p>1954</text:p>
              </table:table-cell>
              <table:table-cell office:value-type="float" office:value="-9.03432567870789">
                <text:p>-9.0343256787078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55">
                <text:p>1955</text:p>
              </table:table-cell>
              <table:table-cell office:value-type="float" office:value="-9.10216625570005">
                <text:p>-9.1021662557000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56">
                <text:p>1956</text:p>
              </table:table-cell>
              <table:table-cell office:value-type="float" office:value="-9.0210114701773">
                <text:p>-9.021011470177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57">
                <text:p>1957</text:p>
              </table:table-cell>
              <table:table-cell office:value-type="float" office:value="-9.0467415577947">
                <text:p>-9.046741557794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58">
                <text:p>1958</text:p>
              </table:table-cell>
              <table:table-cell office:value-type="float" office:value="-9.06580111324347">
                <text:p>-9.0658011132434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59">
                <text:p>1959</text:p>
              </table:table-cell>
              <table:table-cell office:value-type="float" office:value="-9.02409463219403">
                <text:p>-9.0240946321940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60">
                <text:p>1960</text:p>
              </table:table-cell>
              <table:table-cell office:value-type="float" office:value="-9.12090125198574">
                <text:p>-9.120901251985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61">
                <text:p>1961</text:p>
              </table:table-cell>
              <table:table-cell office:value-type="float" office:value="-9.12074408636907">
                <text:p>-9.1207440863690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62">
                <text:p>1962</text:p>
              </table:table-cell>
              <table:table-cell office:value-type="float" office:value="-9.03681115661768">
                <text:p>-9.0368111566176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63">
                <text:p>1963</text:p>
              </table:table-cell>
              <table:table-cell office:value-type="float" office:value="-9.04385174739187">
                <text:p>-9.0438517473918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64">
                <text:p>1964</text:p>
              </table:table-cell>
              <table:table-cell office:value-type="float" office:value="-9.04585642446056">
                <text:p>-9.0458564244605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65">
                <text:p>1965</text:p>
              </table:table-cell>
              <table:table-cell office:value-type="float" office:value="-9.09414316083416">
                <text:p>-9.0941431608341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66">
                <text:p>1966</text:p>
              </table:table-cell>
              <table:table-cell office:value-type="float" office:value="-9.12103379712753">
                <text:p>-9.1210337971275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67">
                <text:p>1967</text:p>
              </table:table-cell>
              <table:table-cell office:value-type="float" office:value="-9.08331028039558">
                <text:p>-9.0833102803955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68">
                <text:p>1968</text:p>
              </table:table-cell>
              <table:table-cell office:value-type="float" office:value="-9.05318139216245">
                <text:p>-9.0531813921624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69">
                <text:p>1969</text:p>
              </table:table-cell>
              <table:table-cell office:value-type="float" office:value="-9.0773160536185">
                <text:p>-9.077316053618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70">
                <text:p>1970</text:p>
              </table:table-cell>
              <table:table-cell office:value-type="float" office:value="-9.09087098726629">
                <text:p>-9.090870987266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71">
                <text:p>1971</text:p>
              </table:table-cell>
              <table:table-cell office:value-type="float" office:value="-9.03370194938301">
                <text:p>-9.0337019493830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72">
                <text:p>1972</text:p>
              </table:table-cell>
              <table:table-cell office:value-type="float" office:value="-9.10120299028864">
                <text:p>-9.1012029902886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73">
                <text:p>1973</text:p>
              </table:table-cell>
              <table:table-cell office:value-type="float" office:value="-9.07970184273666">
                <text:p>-9.0797018427366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74">
                <text:p>1974</text:p>
              </table:table-cell>
              <table:table-cell office:value-type="float" office:value="-9.07062348393515">
                <text:p>-9.0706234839351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75">
                <text:p>1975</text:p>
              </table:table-cell>
              <table:table-cell office:value-type="float" office:value="-9.09086295676711">
                <text:p>-9.0908629567671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76">
                <text:p>1976</text:p>
              </table:table-cell>
              <table:table-cell office:value-type="float" office:value="-8.99983934076182">
                <text:p>-8.9998393407618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77">
                <text:p>1977</text:p>
              </table:table-cell>
              <table:table-cell office:value-type="float" office:value="-9.10906506283676">
                <text:p>-9.1090650628367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78">
                <text:p>1978</text:p>
              </table:table-cell>
              <table:table-cell office:value-type="float" office:value="-9.11075546001305">
                <text:p>-9.1107554600130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79">
                <text:p>1979</text:p>
              </table:table-cell>
              <table:table-cell office:value-type="float" office:value="-9.03004528176532">
                <text:p>-9.0300452817653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80">
                <text:p>1980</text:p>
              </table:table-cell>
              <table:table-cell office:value-type="float" office:value="-9.06622681981266">
                <text:p>-9.066226819812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81">
                <text:p>1981</text:p>
              </table:table-cell>
              <table:table-cell office:value-type="float" office:value="-9.10744184055774">
                <text:p>-9.1074418405577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82">
                <text:p>1982</text:p>
              </table:table-cell>
              <table:table-cell office:value-type="float" office:value="-9.03567907306216">
                <text:p>-9.0356790730621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83">
                <text:p>1983</text:p>
              </table:table-cell>
              <table:table-cell office:value-type="float" office:value="-9.11061648972262">
                <text:p>-9.1106164897226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84">
                <text:p>1984</text:p>
              </table:table-cell>
              <table:table-cell office:value-type="float" office:value="-9.05915144661707">
                <text:p>-9.0591514466170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85">
                <text:p>1985</text:p>
              </table:table-cell>
              <table:table-cell office:value-type="float" office:value="-9.04369851516136">
                <text:p>-9.0436985151613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86">
                <text:p>1986</text:p>
              </table:table-cell>
              <table:table-cell office:value-type="float" office:value="-9.06414976691636">
                <text:p>-9.0641497669163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87">
                <text:p>1987</text:p>
              </table:table-cell>
              <table:table-cell office:value-type="float" office:value="-9.07683579938451">
                <text:p>-9.0768357993845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88">
                <text:p>1988</text:p>
              </table:table-cell>
              <table:table-cell office:value-type="float" office:value="-9.10895007309507">
                <text:p>-9.1089500730950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89">
                <text:p>1989</text:p>
              </table:table-cell>
              <table:table-cell office:value-type="float" office:value="-9.07566901529132">
                <text:p>-9.075669015291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90">
                <text:p>1990</text:p>
              </table:table-cell>
              <table:table-cell office:value-type="float" office:value="-9.03810926756416">
                <text:p>-9.0381092675641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91">
                <text:p>1991</text:p>
              </table:table-cell>
              <table:table-cell office:value-type="float" office:value="-9.09173218266721">
                <text:p>-9.0917321826672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92">
                <text:p>1992</text:p>
              </table:table-cell>
              <table:table-cell office:value-type="float" office:value="-9.05976350610501">
                <text:p>-9.0597635061050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93">
                <text:p>1993</text:p>
              </table:table-cell>
              <table:table-cell office:value-type="float" office:value="-9.04698780242446">
                <text:p>-9.0469878024244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94">
                <text:p>1994</text:p>
              </table:table-cell>
              <table:table-cell office:value-type="float" office:value="-9.0912839550226">
                <text:p>-9.091283955022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95">
                <text:p>1995</text:p>
              </table:table-cell>
              <table:table-cell office:value-type="float" office:value="-9.06689757237825">
                <text:p>-9.0668975723782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96">
                <text:p>1996</text:p>
              </table:table-cell>
              <table:table-cell office:value-type="float" office:value="-9.05036461311118">
                <text:p>-9.050364613111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97">
                <text:p>1997</text:p>
              </table:table-cell>
              <table:table-cell office:value-type="float" office:value="-9.07188642844645">
                <text:p>-9.0718864284464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98">
                <text:p>1998</text:p>
              </table:table-cell>
              <table:table-cell office:value-type="float" office:value="-9.04363512453224">
                <text:p>-9.0436351245322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99">
                <text:p>1999</text:p>
              </table:table-cell>
              <table:table-cell office:value-type="float" office:value="-9.06079834772588">
                <text:p>-9.0607983477258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000">
                <text:p>2000</text:p>
              </table:table-cell>
              <table:table-cell office:value-type="float" office:value="-9.13364057992265">
                <text:p>-9.1336405799226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001">
                <text:p>2001</text:p>
              </table:table-cell>
              <table:table-cell office:value-type="float" office:value="-9.0472259555511">
                <text:p>-9.047225955551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002">
                <text:p>2002</text:p>
              </table:table-cell>
              <table:table-cell office:value-type="float" office:value="-9.08293057923477">
                <text:p>-9.0829305792347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003">
                <text:p>2003</text:p>
              </table:table-cell>
              <table:table-cell office:value-type="float" office:value="-9.00771606697542">
                <text:p>-9.0077160669754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004">
                <text:p>2004</text:p>
              </table:table-cell>
              <table:table-cell office:value-type="float" office:value="-8.97962628543628">
                <text:p>-8.9796262854362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005">
                <text:p>2005</text:p>
              </table:table-cell>
              <table:table-cell office:value-type="float" office:value="-8.95204792778763">
                <text:p>-8.9520479277876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006">
                <text:p>2006</text:p>
              </table:table-cell>
              <table:table-cell office:value-type="float" office:value="-9.11122649650545">
                <text:p>-9.1112264965054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007">
                <text:p>2007</text:p>
              </table:table-cell>
              <table:table-cell office:value-type="float" office:value="-9.05908028657194">
                <text:p>-9.059080286571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008">
                <text:p>2008</text:p>
              </table:table-cell>
              <table:table-cell office:value-type="float" office:value="-9.12777319656">
                <text:p>-9.127773196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009">
                <text:p>2009</text:p>
              </table:table-cell>
              <table:table-cell office:value-type="float" office:value="-8.98120383396834">
                <text:p>-8.9812038339683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10">
                <text:p>2010</text:p>
              </table:table-cell>
              <table:table-cell office:value-type="float" office:value="-9.0794248667107">
                <text:p>-9.079424866710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-9.00176682468254">
                <text:p>-9.0017668246825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012">
                <text:p>2012</text:p>
              </table:table-cell>
              <table:table-cell office:value-type="float" office:value="-9.07982291221531">
                <text:p>-9.0798229122153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013">
                <text:p>2013</text:p>
              </table:table-cell>
              <table:table-cell office:value-type="float" office:value="-9.04786457913073">
                <text:p>-9.0478645791307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014">
                <text:p>2014</text:p>
              </table:table-cell>
              <table:table-cell office:value-type="float" office:value="-9.05979639946208">
                <text:p>-9.059796399462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15">
                <text:p>2015</text:p>
              </table:table-cell>
              <table:table-cell office:value-type="float" office:value="-9.05194713926154">
                <text:p>-9.0519471392615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16">
                <text:p>2016</text:p>
              </table:table-cell>
              <table:table-cell office:value-type="float" office:value="-9.03909086817766">
                <text:p>-9.0390908681776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17">
                <text:p>2017</text:p>
              </table:table-cell>
              <table:table-cell office:value-type="float" office:value="-9.05509163184975">
                <text:p>-9.0550916318497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18">
                <text:p>2018</text:p>
              </table:table-cell>
              <table:table-cell office:value-type="float" office:value="-9.05087211304385">
                <text:p>-9.0508721130438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19">
                <text:p>2019</text:p>
              </table:table-cell>
              <table:table-cell office:value-type="float" office:value="-9.06262405420074">
                <text:p>-9.0626240542007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20">
                <text:p>2020</text:p>
              </table:table-cell>
              <table:table-cell office:value-type="float" office:value="-9.11085186875633">
                <text:p>-9.1108518687563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21">
                <text:p>2021</text:p>
              </table:table-cell>
              <table:table-cell office:value-type="float" office:value="-9.00731970259073">
                <text:p>-9.0073197025907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22">
                <text:p>2022</text:p>
              </table:table-cell>
              <table:table-cell office:value-type="float" office:value="-9.08740812672163">
                <text:p>-9.0874081267216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23">
                <text:p>2023</text:p>
              </table:table-cell>
              <table:table-cell office:value-type="float" office:value="-9.08483188549827">
                <text:p>-9.0848318854982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24">
                <text:p>2024</text:p>
              </table:table-cell>
              <table:table-cell office:value-type="float" office:value="-9.04750348153079">
                <text:p>-9.0475034815307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25">
                <text:p>2025</text:p>
              </table:table-cell>
              <table:table-cell office:value-type="float" office:value="-9.10693766553447">
                <text:p>-9.1069376655344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26">
                <text:p>2026</text:p>
              </table:table-cell>
              <table:table-cell office:value-type="float" office:value="-8.99656962827676">
                <text:p>-8.9965696282767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27">
                <text:p>2027</text:p>
              </table:table-cell>
              <table:table-cell office:value-type="float" office:value="-9.09481904099268">
                <text:p>-9.0948190409926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28">
                <text:p>2028</text:p>
              </table:table-cell>
              <table:table-cell office:value-type="float" office:value="-9.05746416571371">
                <text:p>-9.0574641657137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29">
                <text:p>2029</text:p>
              </table:table-cell>
              <table:table-cell office:value-type="float" office:value="-9.08214855804844">
                <text:p>-9.0821485580484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30">
                <text:p>2030</text:p>
              </table:table-cell>
              <table:table-cell office:value-type="float" office:value="-9.05592121205488">
                <text:p>-9.055921212054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31">
                <text:p>2031</text:p>
              </table:table-cell>
              <table:table-cell office:value-type="float" office:value="-9.02633607749657">
                <text:p>-9.0263360774965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32">
                <text:p>2032</text:p>
              </table:table-cell>
              <table:table-cell office:value-type="float" office:value="-9.02021360246912">
                <text:p>-9.0202136024691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33">
                <text:p>2033</text:p>
              </table:table-cell>
              <table:table-cell office:value-type="float" office:value="-9.03781777804641">
                <text:p>-9.0378177780464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34">
                <text:p>2034</text:p>
              </table:table-cell>
              <table:table-cell office:value-type="float" office:value="-9.07720138744916">
                <text:p>-9.0772013874491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35">
                <text:p>2035</text:p>
              </table:table-cell>
              <table:table-cell office:value-type="float" office:value="-9.01575000357181">
                <text:p>-9.0157500035718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36">
                <text:p>2036</text:p>
              </table:table-cell>
              <table:table-cell office:value-type="float" office:value="-9.0703323203482">
                <text:p>-9.070332320348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37">
                <text:p>2037</text:p>
              </table:table-cell>
              <table:table-cell office:value-type="float" office:value="-9.10806466782093">
                <text:p>-9.1080646678209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38">
                <text:p>2038</text:p>
              </table:table-cell>
              <table:table-cell office:value-type="float" office:value="-9.06983676968389">
                <text:p>-9.0698367696838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39">
                <text:p>2039</text:p>
              </table:table-cell>
              <table:table-cell office:value-type="float" office:value="-9.09548244726897">
                <text:p>-9.0954824472689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40">
                <text:p>2040</text:p>
              </table:table-cell>
              <table:table-cell office:value-type="float" office:value="-9.06980922732902">
                <text:p>-9.0698092273290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41">
                <text:p>2041</text:p>
              </table:table-cell>
              <table:table-cell office:value-type="float" office:value="-9.1018097905978">
                <text:p>-9.101809790597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42">
                <text:p>2042</text:p>
              </table:table-cell>
              <table:table-cell office:value-type="float" office:value="-9.03174733526279">
                <text:p>-9.0317473352627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43">
                <text:p>2043</text:p>
              </table:table-cell>
              <table:table-cell office:value-type="float" office:value="-9.07950778450875">
                <text:p>-9.0795077845087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44">
                <text:p>2044</text:p>
              </table:table-cell>
              <table:table-cell office:value-type="float" office:value="-9.11489106070153">
                <text:p>-9.1148910607015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45">
                <text:p>2045</text:p>
              </table:table-cell>
              <table:table-cell office:value-type="float" office:value="-9.06582840257069">
                <text:p>-9.0658284025706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46">
                <text:p>2046</text:p>
              </table:table-cell>
              <table:table-cell office:value-type="float" office:value="-9.05115930835168">
                <text:p>-9.0511593083516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47">
                <text:p>2047</text:p>
              </table:table-cell>
              <table:table-cell office:value-type="float" office:value="-9.05988362875927">
                <text:p>-9.0598836287592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48">
                <text:p>2048</text:p>
              </table:table-cell>
              <table:table-cell office:value-type="float" office:value="-9.0843722595715">
                <text:p>-9.0843722595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